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5e740" officeooo:paragraph-rsid="0095e740"/>
    </style:style>
    <style:style style:name="P41" style:family="paragraph" style:parent-style-name="Standard">
      <style:text-properties officeooo:rsid="009989c0" officeooo:paragraph-rsid="009989c0"/>
    </style:style>
    <style:style style:name="P42" style:family="paragraph" style:parent-style-name="Standard">
      <style:text-properties officeooo:rsid="009d3110" officeooo:paragraph-rsid="009d3110"/>
    </style:style>
    <style:style style:name="P43" style:family="paragraph" style:parent-style-name="Standard">
      <style:text-properties officeooo:rsid="009d6db9" officeooo:paragraph-rsid="009d6db9"/>
    </style:style>
    <style:style style:name="P44" style:family="paragraph" style:parent-style-name="Standard">
      <style:text-properties officeooo:rsid="00a294e4" officeooo:paragraph-rsid="00a294e4"/>
    </style:style>
    <style:style style:name="P45" style:family="paragraph" style:parent-style-name="Standard">
      <style:text-properties officeooo:rsid="00ab986d" officeooo:paragraph-rsid="00ab986d"/>
    </style:style>
    <style:style style:name="P46" style:family="paragraph" style:parent-style-name="Standard">
      <style:text-properties officeooo:rsid="00b230e9" officeooo:paragraph-rsid="00b230e9"/>
    </style:style>
    <style:style style:name="P47" style:family="paragraph" style:parent-style-name="Standard">
      <style:text-properties officeooo:rsid="00b5cefe" officeooo:paragraph-rsid="00b5cefe"/>
    </style:style>
    <style:style style:name="P48" style:family="paragraph" style:parent-style-name="Standard">
      <style:text-properties officeooo:rsid="00b74aa4" officeooo:paragraph-rsid="00b74aa4"/>
    </style:style>
    <style:style style:name="P49" style:family="paragraph" style:parent-style-name="Standard">
      <style:text-properties officeooo:rsid="00b78d03" officeooo:paragraph-rsid="00b78d03"/>
    </style:style>
    <style:style style:name="P50" style:family="paragraph" style:parent-style-name="Standard">
      <style:text-properties officeooo:rsid="00bdd862" officeooo:paragraph-rsid="00bdd862"/>
    </style:style>
    <style:style style:name="P51" style:family="paragraph" style:parent-style-name="Standard">
      <style:text-properties officeooo:rsid="00c0ee5e" officeooo:paragraph-rsid="00c0ee5e"/>
    </style:style>
    <style:style style:name="P52" style:family="paragraph" style:parent-style-name="Standard">
      <style:text-properties officeooo:rsid="00c16820" officeooo:paragraph-rsid="00c16820"/>
    </style:style>
    <style:style style:name="P53" style:family="paragraph" style:parent-style-name="Standard">
      <style:text-properties officeooo:rsid="00c518e2" officeooo:paragraph-rsid="00c518e2"/>
    </style:style>
    <style:style style:name="P54" style:family="paragraph" style:parent-style-name="Standard">
      <style:text-properties officeooo:rsid="00cc8517" officeooo:paragraph-rsid="00cc8517"/>
    </style:style>
    <style:style style:name="P55" style:family="paragraph" style:parent-style-name="Standard">
      <style:text-properties officeooo:rsid="00d0edfe" officeooo:paragraph-rsid="00d0edfe"/>
    </style:style>
    <style:style style:name="P56" style:family="paragraph" style:parent-style-name="Standard">
      <style:text-properties officeooo:rsid="00d78645" officeooo:paragraph-rsid="00d78645"/>
    </style:style>
    <style:style style:name="P57" style:family="paragraph" style:parent-style-name="Standard">
      <style:text-properties officeooo:rsid="00d9553a" officeooo:paragraph-rsid="00d9553a"/>
    </style:style>
    <style:style style:name="P58" style:family="paragraph" style:parent-style-name="Standard">
      <style:text-properties officeooo:rsid="00da7155" officeooo:paragraph-rsid="00da7155"/>
    </style:style>
    <style:style style:name="P59" style:family="paragraph" style:parent-style-name="Standard">
      <style:text-properties officeooo:rsid="00e235a4" officeooo:paragraph-rsid="00e235a4"/>
    </style:style>
    <style:style style:name="P60" style:family="paragraph" style:parent-style-name="Standard">
      <style:text-properties officeooo:rsid="00e55c89" officeooo:paragraph-rsid="00e55c89"/>
    </style:style>
    <style:style style:name="P61" style:family="paragraph" style:parent-style-name="Standard">
      <style:text-properties officeooo:rsid="00e6311c" officeooo:paragraph-rsid="00e6311c"/>
    </style:style>
    <style:style style:name="P62" style:family="paragraph" style:parent-style-name="Standard">
      <style:text-properties officeooo:rsid="00e7e9ec" officeooo:paragraph-rsid="00e7e9ec"/>
    </style:style>
    <style:style style:name="P63" style:family="paragraph" style:parent-style-name="Standard">
      <style:text-properties officeooo:rsid="00ead5c6" officeooo:paragraph-rsid="00ead5c6"/>
    </style:style>
    <style:style style:name="P64" style:family="paragraph" style:parent-style-name="Standard">
      <style:text-properties officeooo:rsid="00ecab79" officeooo:paragraph-rsid="00ecab79"/>
    </style:style>
    <style:style style:name="P65" style:family="paragraph" style:parent-style-name="Standard">
      <style:text-properties officeooo:rsid="00efb30f" officeooo:paragraph-rsid="00efb30f"/>
    </style:style>
    <style:style style:name="P66" style:family="paragraph" style:parent-style-name="Standard">
      <style:text-properties officeooo:rsid="00f14e87" officeooo:paragraph-rsid="00f14e87"/>
    </style:style>
    <style:style style:name="P67" style:family="paragraph" style:parent-style-name="Standard">
      <style:text-properties officeooo:rsid="010c1d49" officeooo:paragraph-rsid="010c1d49"/>
    </style:style>
    <style:style style:name="P68" style:family="paragraph" style:parent-style-name="Standard">
      <style:text-properties officeooo:rsid="0112ada2" officeooo:paragraph-rsid="0112ada2"/>
    </style:style>
    <style:style style:name="P69" style:family="paragraph" style:parent-style-name="Standard">
      <style:text-properties officeooo:rsid="01156678" officeooo:paragraph-rsid="01156678"/>
    </style:style>
    <style:style style:name="P70" style:family="paragraph" style:parent-style-name="Standard">
      <style:text-properties officeooo:rsid="011597cf" officeooo:paragraph-rsid="011597cf"/>
    </style:style>
    <style:style style:name="P71" style:family="paragraph" style:parent-style-name="Standard">
      <style:text-properties officeooo:rsid="01196312" officeooo:paragraph-rsid="01196312"/>
    </style:style>
    <style:style style:name="P72" style:family="paragraph" style:parent-style-name="Standard">
      <style:text-properties officeooo:rsid="01196312" officeooo:paragraph-rsid="01206108"/>
    </style:style>
    <style:style style:name="P73" style:family="paragraph" style:parent-style-name="Standard">
      <style:text-properties officeooo:rsid="01206108" officeooo:paragraph-rsid="01206108"/>
    </style:style>
    <style:style style:name="P74" style:family="paragraph" style:parent-style-name="Standard">
      <style:text-properties officeooo:rsid="01232791" officeooo:paragraph-rsid="01232791"/>
    </style:style>
    <style:style style:name="P75" style:family="paragraph" style:parent-style-name="Standard">
      <style:text-properties officeooo:rsid="0127f9aa" officeooo:paragraph-rsid="0127f9aa"/>
    </style:style>
    <style:style style:name="P76" style:family="paragraph" style:parent-style-name="Standard">
      <style:text-properties officeooo:rsid="012b86ad" officeooo:paragraph-rsid="012b86ad"/>
    </style:style>
    <style:style style:name="P77" style:family="paragraph" style:parent-style-name="Standard">
      <style:text-properties officeooo:rsid="012ed38d" officeooo:paragraph-rsid="012ed38d"/>
    </style:style>
    <style:style style:name="P78" style:family="paragraph" style:parent-style-name="Standard">
      <style:text-properties officeooo:rsid="013af8a2" officeooo:paragraph-rsid="013af8a2"/>
    </style:style>
    <style:style style:name="P79" style:family="paragraph" style:parent-style-name="Standard">
      <style:text-properties officeooo:rsid="014045ee" officeooo:paragraph-rsid="014045ee"/>
    </style:style>
    <style:style style:name="P80" style:family="paragraph" style:parent-style-name="Standard">
      <style:text-properties officeooo:rsid="0141728c" officeooo:paragraph-rsid="0141728c"/>
    </style:style>
    <style:style style:name="P81" style:family="paragraph" style:parent-style-name="Standard">
      <style:text-properties officeooo:rsid="014bfe1c" officeooo:paragraph-rsid="014bfe1c"/>
    </style:style>
    <style:style style:name="P82" style:family="paragraph" style:parent-style-name="Standard">
      <style:text-properties officeooo:rsid="014cf71a" officeooo:paragraph-rsid="014cf71a"/>
    </style:style>
    <style:style style:name="P83" style:family="paragraph" style:parent-style-name="Standard">
      <style:text-properties officeooo:rsid="014e86cd" officeooo:paragraph-rsid="014e86cd"/>
    </style:style>
    <style:style style:name="P84" style:family="paragraph" style:parent-style-name="Standard">
      <style:text-properties officeooo:rsid="0151884b" officeooo:paragraph-rsid="0151884b"/>
    </style:style>
    <style:style style:name="P85" style:family="paragraph" style:parent-style-name="Standard">
      <style:text-properties officeooo:rsid="0152720c" officeooo:paragraph-rsid="0152720c"/>
    </style:style>
    <style:style style:name="P86" style:family="paragraph" style:parent-style-name="Standard">
      <style:text-properties officeooo:rsid="0152d73c" officeooo:paragraph-rsid="0152d73c"/>
    </style:style>
    <style:style style:name="P87" style:family="paragraph" style:parent-style-name="Standard">
      <style:text-properties officeooo:rsid="0158fe95" officeooo:paragraph-rsid="0158fe95"/>
    </style:style>
    <style:style style:name="P88" style:family="paragraph" style:parent-style-name="Standard">
      <style:text-properties officeooo:rsid="015ab800" officeooo:paragraph-rsid="015ab800"/>
    </style:style>
    <style:style style:name="P89" style:family="paragraph" style:parent-style-name="Standard">
      <style:text-properties officeooo:rsid="015f08a8" officeooo:paragraph-rsid="015f08a8"/>
    </style:style>
    <style:style style:name="P90" style:family="paragraph" style:parent-style-name="Standard">
      <style:text-properties officeooo:rsid="01609dde" officeooo:paragraph-rsid="01609dde"/>
    </style:style>
    <style:style style:name="P91" style:family="paragraph" style:parent-style-name="Standard">
      <style:text-properties officeooo:rsid="0164a63b" officeooo:paragraph-rsid="0164a63b"/>
    </style:style>
    <style:style style:name="P92" style:family="paragraph" style:parent-style-name="Standard">
      <style:text-properties officeooo:rsid="01684cac" officeooo:paragraph-rsid="01684cac"/>
    </style:style>
    <style:style style:name="P93" style:family="paragraph" style:parent-style-name="Standard">
      <style:text-properties officeooo:rsid="016c9809" officeooo:paragraph-rsid="016c9809"/>
    </style:style>
    <style:style style:name="P94" style:family="paragraph" style:parent-style-name="Standard">
      <style:text-properties officeooo:rsid="01747a6e" officeooo:paragraph-rsid="01747a6e"/>
    </style:style>
    <style:style style:name="P95" style:family="paragraph" style:parent-style-name="Standard">
      <style:text-properties officeooo:rsid="017638f4" officeooo:paragraph-rsid="017638f4"/>
    </style:style>
    <style:style style:name="P96" style:family="paragraph" style:parent-style-name="Standard">
      <style:text-properties officeooo:rsid="017d6442" officeooo:paragraph-rsid="017d6442"/>
    </style:style>
    <style:style style:name="P97" style:family="paragraph" style:parent-style-name="Standard">
      <style:text-properties officeooo:rsid="017f6f36" officeooo:paragraph-rsid="017f6f36"/>
    </style:style>
    <style:style style:name="P98" style:family="paragraph" style:parent-style-name="Standard">
      <style:text-properties officeooo:rsid="0181518b" officeooo:paragraph-rsid="0181518b"/>
    </style:style>
    <style:style style:name="P99" style:family="paragraph" style:parent-style-name="Standard">
      <style:text-properties officeooo:rsid="01846476" officeooo:paragraph-rsid="01846476"/>
    </style:style>
    <style:style style:name="P100" style:family="paragraph" style:parent-style-name="Standard">
      <style:text-properties officeooo:rsid="0184c733" officeooo:paragraph-rsid="0184c733"/>
    </style:style>
    <style:style style:name="P101" style:family="paragraph" style:parent-style-name="Standard">
      <style:text-properties officeooo:rsid="01898b28" officeooo:paragraph-rsid="01898b28"/>
    </style:style>
    <style:style style:name="P102" style:family="paragraph" style:parent-style-name="Standard">
      <style:text-properties officeooo:rsid="018b5573" officeooo:paragraph-rsid="018b5573"/>
    </style:style>
    <style:style style:name="P103" style:family="paragraph" style:parent-style-name="Standard">
      <style:text-properties officeooo:rsid="018e7067" officeooo:paragraph-rsid="018e7067"/>
    </style:style>
    <style:style style:name="P104" style:family="paragraph" style:parent-style-name="Standard">
      <style:text-properties officeooo:rsid="01966674" officeooo:paragraph-rsid="01966674"/>
    </style:style>
    <style:style style:name="P105" style:family="paragraph" style:parent-style-name="Standard">
      <style:text-properties officeooo:rsid="01a3b861" officeooo:paragraph-rsid="01a3b861"/>
    </style:style>
    <style:style style:name="P106" style:family="paragraph" style:parent-style-name="Standard">
      <style:text-properties officeooo:rsid="01a57627" officeooo:paragraph-rsid="01a57627"/>
    </style:style>
    <style:style style:name="P107" style:family="paragraph" style:parent-style-name="Standard">
      <style:text-properties officeooo:rsid="01a60132" officeooo:paragraph-rsid="01a60132"/>
    </style:style>
    <style:style style:name="P108" style:family="paragraph" style:parent-style-name="Standard">
      <style:text-properties officeooo:rsid="01a77d2a" officeooo:paragraph-rsid="01a77d2a"/>
    </style:style>
    <style:style style:name="P109" style:family="paragraph" style:parent-style-name="Standard">
      <style:text-properties officeooo:rsid="01a96c7d" officeooo:paragraph-rsid="01a96c7d"/>
    </style:style>
    <style:style style:name="P110" style:family="paragraph" style:parent-style-name="Standard">
      <style:text-properties officeooo:rsid="01ab24c4" officeooo:paragraph-rsid="01ab24c4"/>
    </style:style>
    <style:style style:name="P111" style:family="paragraph" style:parent-style-name="Standard">
      <style:text-properties officeooo:rsid="01b278e9" officeooo:paragraph-rsid="01b278e9"/>
    </style:style>
    <style:style style:name="P112" style:family="paragraph" style:parent-style-name="Standard">
      <style:text-properties officeooo:rsid="01b774ab" officeooo:paragraph-rsid="01b774ab"/>
    </style:style>
    <style:style style:name="P113" style:family="paragraph" style:parent-style-name="Standard">
      <style:text-properties officeooo:rsid="01bca817" officeooo:paragraph-rsid="01bca817"/>
    </style:style>
    <style:style style:name="P114" style:family="paragraph" style:parent-style-name="Standard">
      <style:text-properties officeooo:rsid="01c4cd97" officeooo:paragraph-rsid="01c4cd97"/>
    </style:style>
    <style:style style:name="P115" style:family="paragraph" style:parent-style-name="Standard">
      <style:text-properties officeooo:rsid="01c8a450" officeooo:paragraph-rsid="01c8a450"/>
    </style:style>
    <style:style style:name="P116" style:family="paragraph" style:parent-style-name="Standard">
      <style:text-properties officeooo:rsid="01cc4f6a" officeooo:paragraph-rsid="01cc4f6a"/>
    </style:style>
    <style:style style:name="P117" style:family="paragraph" style:parent-style-name="Standard">
      <style:text-properties officeooo:rsid="01ce8498" officeooo:paragraph-rsid="01ce8498"/>
    </style:style>
    <style:style style:name="P118" style:family="paragraph" style:parent-style-name="Standard">
      <style:text-properties officeooo:rsid="01d14bcd" officeooo:paragraph-rsid="01d14bcd"/>
    </style:style>
    <style:style style:name="P119" style:family="paragraph" style:parent-style-name="Standard">
      <style:text-properties officeooo:rsid="01db9af3" officeooo:paragraph-rsid="01db9af3"/>
    </style:style>
    <style:style style:name="P120" style:family="paragraph" style:parent-style-name="Standard">
      <style:text-properties officeooo:rsid="01e0c5b1" officeooo:paragraph-rsid="01e0c5b1"/>
    </style:style>
    <style:style style:name="P121" style:family="paragraph" style:parent-style-name="Standard">
      <style:text-properties officeooo:rsid="01e4d256" officeooo:paragraph-rsid="01e4d256"/>
    </style:style>
    <style:style style:name="P122" style:family="paragraph" style:parent-style-name="Standard">
      <style:text-properties officeooo:rsid="01e7ab1a" officeooo:paragraph-rsid="01e7ab1a"/>
    </style:style>
    <style:style style:name="P123" style:family="paragraph" style:parent-style-name="Standard">
      <style:text-properties officeooo:rsid="01eb4c73" officeooo:paragraph-rsid="01eb4c73"/>
    </style:style>
    <style:style style:name="P124" style:family="paragraph" style:parent-style-name="Standard">
      <style:text-properties officeooo:rsid="01f00654" officeooo:paragraph-rsid="01f00654"/>
    </style:style>
    <style:style style:name="P125" style:family="paragraph" style:parent-style-name="Standard">
      <style:text-properties officeooo:rsid="01f4df8c" officeooo:paragraph-rsid="01f4df8c"/>
    </style:style>
    <style:style style:name="P126" style:family="paragraph" style:parent-style-name="Standard">
      <style:text-properties officeooo:rsid="0205384c" officeooo:paragraph-rsid="0205384c"/>
    </style:style>
    <style:style style:name="P127" style:family="paragraph" style:parent-style-name="Standard">
      <style:text-properties officeooo:rsid="0206b059" officeooo:paragraph-rsid="0206b059"/>
    </style:style>
    <style:style style:name="P128" style:family="paragraph" style:parent-style-name="Standard">
      <style:text-properties officeooo:rsid="0218a3e5" officeooo:paragraph-rsid="0218a3e5"/>
    </style:style>
    <style:style style:name="P129" style:family="paragraph" style:parent-style-name="Standard">
      <style:text-properties officeooo:rsid="02217b7c" officeooo:paragraph-rsid="02217b7c"/>
    </style:style>
    <style:style style:name="P130" style:family="paragraph" style:parent-style-name="Standard">
      <style:text-properties officeooo:rsid="0228b64c" officeooo:paragraph-rsid="0228b64c"/>
    </style:style>
    <style:style style:name="P131" style:family="paragraph" style:parent-style-name="Standard">
      <style:text-properties officeooo:rsid="0231bef3" officeooo:paragraph-rsid="0231bef3"/>
    </style:style>
    <style:style style:name="P132" style:family="paragraph" style:parent-style-name="Standard">
      <style:text-properties officeooo:rsid="02345264" officeooo:paragraph-rsid="0235d24e"/>
    </style:style>
    <style:style style:name="P133" style:family="paragraph" style:parent-style-name="Standard">
      <style:text-properties officeooo:rsid="023f39f0" officeooo:paragraph-rsid="023f39f0"/>
    </style:style>
    <style:style style:name="P134" style:family="paragraph" style:parent-style-name="Standard">
      <style:text-properties officeooo:rsid="0249167a" officeooo:paragraph-rsid="0249167a"/>
    </style:style>
    <style:style style:name="P135" style:family="paragraph" style:parent-style-name="Standard">
      <style:text-properties officeooo:rsid="02497eb6" officeooo:paragraph-rsid="02497eb6"/>
    </style:style>
    <style:style style:name="P136" style:family="paragraph" style:parent-style-name="Standard">
      <style:text-properties officeooo:rsid="024986be" officeooo:paragraph-rsid="024986be"/>
    </style:style>
    <style:style style:name="P137" style:family="paragraph" style:parent-style-name="Standard">
      <style:text-properties officeooo:rsid="0250ee98" officeooo:paragraph-rsid="0250ee98"/>
    </style:style>
    <style:style style:name="P138" style:family="paragraph" style:parent-style-name="Standard">
      <style:text-properties officeooo:rsid="02575d42" officeooo:paragraph-rsid="02575d42"/>
    </style:style>
    <style:style style:name="P139" style:family="paragraph" style:parent-style-name="Standard">
      <style:text-properties officeooo:rsid="0258c70e" officeooo:paragraph-rsid="0258c70e"/>
    </style:style>
    <style:style style:name="P140" style:family="paragraph" style:parent-style-name="Standard">
      <style:text-properties officeooo:rsid="025bcc31" officeooo:paragraph-rsid="025bcc31"/>
    </style:style>
    <style:style style:name="P141" style:family="paragraph" style:parent-style-name="Standard">
      <style:text-properties officeooo:rsid="026121bf" officeooo:paragraph-rsid="026121bf"/>
    </style:style>
    <style:style style:name="P142" style:family="paragraph" style:parent-style-name="Standard">
      <style:text-properties officeooo:rsid="0261c9d6" officeooo:paragraph-rsid="0261c9d6"/>
    </style:style>
    <style:style style:name="P143" style:family="paragraph" style:parent-style-name="Standard">
      <style:text-properties officeooo:rsid="0266003e" officeooo:paragraph-rsid="0266003e"/>
    </style:style>
    <style:style style:name="P144" style:family="paragraph" style:parent-style-name="Standard">
      <style:text-properties officeooo:rsid="02674efe" officeooo:paragraph-rsid="02674efe"/>
    </style:style>
    <style:style style:name="P145" style:family="paragraph" style:parent-style-name="Standard">
      <style:text-properties officeooo:rsid="026a445e" officeooo:paragraph-rsid="026a445e"/>
    </style:style>
    <style:style style:name="P146" style:family="paragraph" style:parent-style-name="Standard">
      <style:text-properties officeooo:rsid="0235d24e" officeooo:paragraph-rsid="0235d24e"/>
    </style:style>
    <style:style style:name="P147" style:family="paragraph" style:parent-style-name="Standard">
      <style:text-properties officeooo:rsid="026f7230" officeooo:paragraph-rsid="026f7230"/>
    </style:style>
    <style:style style:name="P148" style:family="paragraph" style:parent-style-name="Standard">
      <style:text-properties officeooo:rsid="027860e4" officeooo:paragraph-rsid="027860e4"/>
    </style:style>
    <style:style style:name="P149" style:family="paragraph" style:parent-style-name="Standard">
      <style:text-properties officeooo:rsid="027a2242" officeooo:paragraph-rsid="027a2242"/>
    </style:style>
    <style:style style:name="P150" style:family="paragraph" style:parent-style-name="Standard">
      <style:text-properties officeooo:rsid="027ec5a2" officeooo:paragraph-rsid="027ec5a2"/>
    </style:style>
    <style:style style:name="P151" style:family="paragraph" style:parent-style-name="Standard">
      <style:text-properties officeooo:rsid="028ef41d" officeooo:paragraph-rsid="028ef41d"/>
    </style:style>
    <style:style style:name="P152" style:family="paragraph" style:parent-style-name="Standard">
      <style:text-properties officeooo:rsid="028ef41d" officeooo:paragraph-rsid="0296d290"/>
    </style:style>
    <style:style style:name="P153" style:family="paragraph" style:parent-style-name="Standard">
      <style:text-properties officeooo:rsid="029d4e6f" officeooo:paragraph-rsid="029d4e6f"/>
    </style:style>
    <style:style style:name="P154" style:family="paragraph" style:parent-style-name="Standard">
      <style:text-properties officeooo:rsid="02a69242" officeooo:paragraph-rsid="02a69242"/>
    </style:style>
    <style:style style:name="P155" style:family="paragraph" style:parent-style-name="Standard">
      <style:text-properties officeooo:rsid="02b2e04b" officeooo:paragraph-rsid="02b2e04b"/>
    </style:style>
    <style:style style:name="P156" style:family="paragraph" style:parent-style-name="Standard">
      <style:text-properties officeooo:rsid="02b55d7b" officeooo:paragraph-rsid="02b55d7b"/>
    </style:style>
    <style:style style:name="P157" style:family="paragraph" style:parent-style-name="Standard">
      <style:text-properties officeooo:rsid="02bb8f94" officeooo:paragraph-rsid="02bb8f94"/>
    </style:style>
    <style:style style:name="P158" style:family="paragraph" style:parent-style-name="Standard">
      <style:text-properties officeooo:rsid="02c54a3b" officeooo:paragraph-rsid="02c54a3b"/>
    </style:style>
    <style:style style:name="P159" style:family="paragraph" style:parent-style-name="Standard">
      <style:text-properties officeooo:rsid="02cbab4d" officeooo:paragraph-rsid="02cbab4d"/>
    </style:style>
    <style:style style:name="P160" style:family="paragraph" style:parent-style-name="Standard">
      <style:text-properties officeooo:rsid="02ce64f2" officeooo:paragraph-rsid="02ce64f2"/>
    </style:style>
    <style:style style:name="P161" style:family="paragraph" style:parent-style-name="Standard">
      <style:text-properties officeooo:rsid="02d26d1f" officeooo:paragraph-rsid="02d26d1f"/>
    </style:style>
    <style:style style:name="P162" style:family="paragraph" style:parent-style-name="Standard">
      <style:text-properties officeooo:rsid="02db0053" officeooo:paragraph-rsid="02db0053"/>
    </style:style>
    <style:style style:name="P163" style:family="paragraph" style:parent-style-name="Standard">
      <style:text-properties officeooo:rsid="02e1d7e2" officeooo:paragraph-rsid="02e1d7e2"/>
    </style:style>
    <style:style style:name="P164" style:family="paragraph" style:parent-style-name="Standard">
      <style:text-properties officeooo:rsid="02e3f0f6" officeooo:paragraph-rsid="02e3f0f6"/>
    </style:style>
    <style:style style:name="P165" style:family="paragraph" style:parent-style-name="Standard">
      <style:text-properties officeooo:rsid="02e6a992" officeooo:paragraph-rsid="02e6a992"/>
    </style:style>
    <style:style style:name="P166" style:family="paragraph" style:parent-style-name="Standard">
      <style:text-properties officeooo:rsid="02ef0d77" officeooo:paragraph-rsid="02ef0d77"/>
    </style:style>
    <style:style style:name="P167" style:family="paragraph" style:parent-style-name="Standard">
      <style:text-properties officeooo:rsid="02f76018" officeooo:paragraph-rsid="02f76018"/>
    </style:style>
    <style:style style:name="P168" style:family="paragraph" style:parent-style-name="Standard">
      <style:text-properties officeooo:rsid="02faebff" officeooo:paragraph-rsid="02faebff"/>
    </style:style>
    <style:style style:name="P169" style:family="paragraph" style:parent-style-name="Standard">
      <style:text-properties officeooo:rsid="02ffdb42" officeooo:paragraph-rsid="02ffdb42"/>
    </style:style>
    <style:style style:name="P170" style:family="paragraph" style:parent-style-name="Standard">
      <style:text-properties officeooo:rsid="0301be0a" officeooo:paragraph-rsid="0301be0a"/>
    </style:style>
    <style:style style:name="P171" style:family="paragraph" style:parent-style-name="Standard">
      <style:text-properties officeooo:rsid="03046bda" officeooo:paragraph-rsid="03046bda"/>
    </style:style>
    <style:style style:name="P172" style:family="paragraph" style:parent-style-name="Standard">
      <style:text-properties officeooo:rsid="030939e3" officeooo:paragraph-rsid="030939e3"/>
    </style:style>
    <style:style style:name="P173" style:family="paragraph" style:parent-style-name="Standard">
      <style:text-properties officeooo:rsid="03113355" officeooo:paragraph-rsid="03113355"/>
    </style:style>
    <style:style style:name="P174" style:family="paragraph" style:parent-style-name="Standard">
      <style:text-properties officeooo:rsid="0313cb44" officeooo:paragraph-rsid="0313cb44"/>
    </style:style>
    <style:style style:name="P175" style:family="paragraph" style:parent-style-name="Standard">
      <style:text-properties officeooo:rsid="03151d19" officeooo:paragraph-rsid="03151d19"/>
    </style:style>
    <style:style style:name="P176" style:family="paragraph" style:parent-style-name="Standard">
      <style:text-properties officeooo:rsid="03191859" officeooo:paragraph-rsid="03191859"/>
    </style:style>
    <style:style style:name="P177" style:family="paragraph" style:parent-style-name="Standard">
      <style:text-properties officeooo:rsid="03501cb9" officeooo:paragraph-rsid="03501cb9"/>
    </style:style>
    <style:style style:name="P178" style:family="paragraph" style:parent-style-name="Standard">
      <style:text-properties officeooo:rsid="0358742d" officeooo:paragraph-rsid="0358742d"/>
    </style:style>
    <style:style style:name="P179" style:family="paragraph" style:parent-style-name="Standard">
      <style:text-properties officeooo:rsid="035f5ff5" officeooo:paragraph-rsid="035f5ff5"/>
    </style:style>
    <style:style style:name="P180" style:family="paragraph" style:parent-style-name="Standard">
      <style:text-properties officeooo:rsid="0362be67" officeooo:paragraph-rsid="0362be67"/>
    </style:style>
    <style:style style:name="P181" style:family="paragraph" style:parent-style-name="Standard">
      <style:text-properties officeooo:rsid="0365c711" officeooo:paragraph-rsid="0365c711"/>
    </style:style>
    <style:style style:name="P182" style:family="paragraph" style:parent-style-name="Standard">
      <style:text-properties officeooo:rsid="03699e64" officeooo:paragraph-rsid="03699e64"/>
    </style:style>
    <style:style style:name="P183" style:family="paragraph" style:parent-style-name="Standard">
      <style:text-properties officeooo:rsid="0378814e" officeooo:paragraph-rsid="0378814e"/>
    </style:style>
    <style:style style:name="P184" style:family="paragraph" style:parent-style-name="Standard">
      <style:text-properties officeooo:rsid="037a3fc5" officeooo:paragraph-rsid="037a3fc5"/>
    </style:style>
    <style:style style:name="P185" style:family="paragraph" style:parent-style-name="Standard">
      <style:text-properties officeooo:rsid="037eca9f" officeooo:paragraph-rsid="037eca9f"/>
    </style:style>
    <style:style style:name="P186" style:family="paragraph" style:parent-style-name="Standard">
      <style:text-properties officeooo:rsid="03851a12" officeooo:paragraph-rsid="03851a12"/>
    </style:style>
    <style:style style:name="P187" style:family="paragraph" style:parent-style-name="Standard">
      <style:text-properties officeooo:rsid="03888c82" officeooo:paragraph-rsid="03888c82"/>
    </style:style>
    <style:style style:name="P188" style:family="paragraph" style:parent-style-name="Standard">
      <style:text-properties officeooo:rsid="038c5884" officeooo:paragraph-rsid="038c5884"/>
    </style:style>
    <style:style style:name="P189" style:family="paragraph" style:parent-style-name="Standard">
      <style:text-properties officeooo:rsid="039d8b2b" officeooo:paragraph-rsid="039d8b2b"/>
    </style:style>
    <style:style style:name="P190" style:family="paragraph" style:parent-style-name="Standard">
      <style:text-properties officeooo:rsid="039f8fba" officeooo:paragraph-rsid="039f8fba"/>
    </style:style>
    <style:style style:name="P191" style:family="paragraph" style:parent-style-name="Standard">
      <style:text-properties officeooo:rsid="03a3d1a4" officeooo:paragraph-rsid="03a3d1a4"/>
    </style:style>
    <style:style style:name="P192" style:family="paragraph" style:parent-style-name="Standard">
      <style:text-properties officeooo:rsid="03ab6fc0" officeooo:paragraph-rsid="03ab6fc0"/>
    </style:style>
    <style:style style:name="P193" style:family="paragraph" style:parent-style-name="Standard">
      <style:text-properties officeooo:rsid="03ad43ed" officeooo:paragraph-rsid="03ad43ed"/>
    </style:style>
    <style:style style:name="P194" style:family="paragraph" style:parent-style-name="Standard">
      <style:text-properties officeooo:rsid="03b16f50" officeooo:paragraph-rsid="03b16f50"/>
    </style:style>
    <style:style style:name="P195" style:family="paragraph" style:parent-style-name="Standard">
      <style:text-properties officeooo:rsid="03b75f0a" officeooo:paragraph-rsid="03b75f0a"/>
    </style:style>
    <style:style style:name="P196" style:family="paragraph" style:parent-style-name="Standard">
      <style:text-properties officeooo:rsid="03bbedcd" officeooo:paragraph-rsid="03bbedcd"/>
    </style:style>
    <style:style style:name="P197" style:family="paragraph" style:parent-style-name="Standard">
      <style:text-properties officeooo:rsid="03bc476f" officeooo:paragraph-rsid="03bc476f"/>
    </style:style>
    <style:style style:name="P198" style:family="paragraph" style:parent-style-name="Standard">
      <style:text-properties officeooo:rsid="03bd095b" officeooo:paragraph-rsid="03bd095b"/>
    </style:style>
    <style:style style:name="P199" style:family="paragraph" style:parent-style-name="Standard">
      <style:text-properties officeooo:rsid="03bf76dc" officeooo:paragraph-rsid="03bf76dc"/>
    </style:style>
    <style:style style:name="P200" style:family="paragraph" style:parent-style-name="Standard">
      <style:text-properties officeooo:rsid="03c17511" officeooo:paragraph-rsid="03c17511"/>
    </style:style>
    <style:style style:name="P201" style:family="paragraph" style:parent-style-name="Standard">
      <style:text-properties officeooo:rsid="03c52fc0" officeooo:paragraph-rsid="03c52fc0"/>
    </style:style>
    <style:style style:name="P202" style:family="paragraph" style:parent-style-name="Standard">
      <style:text-properties officeooo:rsid="03c809c9" officeooo:paragraph-rsid="03c809c9"/>
    </style:style>
    <style:style style:name="P203" style:family="paragraph" style:parent-style-name="Standard">
      <style:text-properties officeooo:rsid="03cc5694" officeooo:paragraph-rsid="03cc5694"/>
    </style:style>
    <style:style style:name="P204" style:family="paragraph" style:parent-style-name="Standard">
      <style:text-properties officeooo:rsid="03cec0a1" officeooo:paragraph-rsid="03cec0a1"/>
    </style:style>
    <style:style style:name="P205" style:family="paragraph" style:parent-style-name="Standard">
      <style:text-properties officeooo:rsid="03d1b293" officeooo:paragraph-rsid="03d1b293"/>
    </style:style>
    <style:style style:name="P206" style:family="paragraph" style:parent-style-name="Standard">
      <style:text-properties officeooo:rsid="03d214b8" officeooo:paragraph-rsid="03d214b8"/>
    </style:style>
    <style:style style:name="P207" style:family="paragraph" style:parent-style-name="Standard">
      <style:text-properties officeooo:rsid="03db82fa" officeooo:paragraph-rsid="03db82fa"/>
    </style:style>
    <style:style style:name="P208" style:family="paragraph" style:parent-style-name="Standard">
      <style:text-properties officeooo:rsid="03dc2e9d" officeooo:paragraph-rsid="03dc2e9d"/>
    </style:style>
    <style:style style:name="P209" style:family="paragraph" style:parent-style-name="Standard">
      <style:text-properties officeooo:rsid="03dfbd37" officeooo:paragraph-rsid="03dfbd37"/>
    </style:style>
    <style:style style:name="P210" style:family="paragraph" style:parent-style-name="Standard">
      <style:text-properties officeooo:rsid="03e92eff" officeooo:paragraph-rsid="03e92eff"/>
    </style:style>
    <style:style style:name="P211" style:family="paragraph" style:parent-style-name="Standard">
      <style:text-properties officeooo:rsid="03ecd1ab" officeooo:paragraph-rsid="03ecd1ab"/>
    </style:style>
    <style:style style:name="P212" style:family="paragraph" style:parent-style-name="Standard">
      <style:text-properties officeooo:rsid="03f1810f" officeooo:paragraph-rsid="03f1810f"/>
    </style:style>
    <style:style style:name="P213" style:family="paragraph" style:parent-style-name="Standard">
      <style:text-properties officeooo:rsid="03f23073" officeooo:paragraph-rsid="03f23073"/>
    </style:style>
    <style:style style:name="P214" style:family="paragraph" style:parent-style-name="Standard">
      <style:text-properties officeooo:rsid="03fc0be9" officeooo:paragraph-rsid="03fc0be9"/>
    </style:style>
    <style:style style:name="P215" style:family="paragraph" style:parent-style-name="Standard">
      <style:text-properties officeooo:rsid="04073b09" officeooo:paragraph-rsid="04073b09"/>
    </style:style>
    <style:style style:name="P216" style:family="paragraph" style:parent-style-name="Standard">
      <style:text-properties officeooo:rsid="04118fe9" officeooo:paragraph-rsid="04118fe9"/>
    </style:style>
    <style:style style:name="P217" style:family="paragraph" style:parent-style-name="Standard">
      <style:text-properties officeooo:rsid="041851f8" officeooo:paragraph-rsid="041851f8"/>
    </style:style>
    <style:style style:name="P218" style:family="paragraph" style:parent-style-name="Standard">
      <style:text-properties officeooo:rsid="041d32fe" officeooo:paragraph-rsid="041d32fe"/>
    </style:style>
    <style:style style:name="P219" style:family="paragraph" style:parent-style-name="Standard">
      <style:text-properties officeooo:rsid="0425174b" officeooo:paragraph-rsid="0425174b"/>
    </style:style>
    <style:style style:name="P220" style:family="paragraph" style:parent-style-name="Standard">
      <style:text-properties officeooo:rsid="042a8f5a" officeooo:paragraph-rsid="042a8f5a"/>
    </style:style>
    <style:style style:name="P221" style:family="paragraph" style:parent-style-name="Standard">
      <style:text-properties officeooo:rsid="043e93fe" officeooo:paragraph-rsid="043e93fe"/>
    </style:style>
    <style:style style:name="P222" style:family="paragraph" style:parent-style-name="Standard">
      <style:text-properties officeooo:rsid="0443f71d" officeooo:paragraph-rsid="0443f71d"/>
    </style:style>
    <style:style style:name="P223" style:family="paragraph" style:parent-style-name="Standard">
      <style:text-properties officeooo:rsid="0445d878" officeooo:paragraph-rsid="0445d878"/>
    </style:style>
    <style:style style:name="P224" style:family="paragraph" style:parent-style-name="Standard">
      <style:text-properties officeooo:rsid="0449d55f" officeooo:paragraph-rsid="0449d55f"/>
    </style:style>
    <style:style style:name="P225" style:family="paragraph" style:parent-style-name="Standard">
      <style:text-properties officeooo:rsid="044cd81a" officeooo:paragraph-rsid="044cd81a"/>
    </style:style>
    <style:style style:name="P226" style:family="paragraph" style:parent-style-name="Standard">
      <style:text-properties officeooo:rsid="045d9246" officeooo:paragraph-rsid="045d9246"/>
    </style:style>
    <style:style style:name="P227" style:family="paragraph" style:parent-style-name="Standard">
      <style:text-properties officeooo:rsid="046e11e5" officeooo:paragraph-rsid="046e11e5"/>
    </style:style>
    <style:style style:name="P228" style:family="paragraph" style:parent-style-name="Standard">
      <style:text-properties officeooo:rsid="04718810" officeooo:paragraph-rsid="04718810"/>
    </style:style>
    <style:style style:name="P229" style:family="paragraph" style:parent-style-name="Standard">
      <style:text-properties officeooo:rsid="0472463b" officeooo:paragraph-rsid="0472463b"/>
    </style:style>
    <style:style style:name="P230" style:family="paragraph" style:parent-style-name="Standard">
      <style:text-properties officeooo:rsid="047e9676" officeooo:paragraph-rsid="047e9676"/>
    </style:style>
    <style:style style:name="P231" style:family="paragraph" style:parent-style-name="Standard">
      <style:text-properties officeooo:rsid="048773d1" officeooo:paragraph-rsid="048773d1"/>
    </style:style>
    <style:style style:name="P232" style:family="paragraph" style:parent-style-name="Standard">
      <style:text-properties officeooo:rsid="048f0984" officeooo:paragraph-rsid="048f0984"/>
    </style:style>
    <style:style style:name="P233" style:family="paragraph" style:parent-style-name="Standard">
      <style:text-properties officeooo:rsid="04907104" officeooo:paragraph-rsid="04907104"/>
    </style:style>
    <style:style style:name="P234" style:family="paragraph" style:parent-style-name="Standard">
      <style:text-properties officeooo:rsid="04934463" officeooo:paragraph-rsid="04934463"/>
    </style:style>
    <style:style style:name="P235" style:family="paragraph" style:parent-style-name="Standard">
      <style:text-properties officeooo:rsid="04976b03" officeooo:paragraph-rsid="04976b03"/>
    </style:style>
    <style:style style:name="P236" style:family="paragraph" style:parent-style-name="Standard">
      <style:text-properties officeooo:rsid="04995396" officeooo:paragraph-rsid="04995396"/>
    </style:style>
    <style:style style:name="P237" style:family="paragraph" style:parent-style-name="Standard">
      <style:text-properties officeooo:rsid="049e0b8f" officeooo:paragraph-rsid="049e0b8f"/>
    </style:style>
    <style:style style:name="P238" style:family="paragraph" style:parent-style-name="Standard">
      <style:text-properties officeooo:rsid="04a1025a" officeooo:paragraph-rsid="04a1025a"/>
    </style:style>
    <style:style style:name="P239" style:family="paragraph" style:parent-style-name="Standard">
      <style:text-properties officeooo:rsid="04b865cd" officeooo:paragraph-rsid="04b865cd"/>
    </style:style>
    <style:style style:name="P240" style:family="paragraph" style:parent-style-name="Standard">
      <style:text-properties officeooo:rsid="04bf37d0" officeooo:paragraph-rsid="04bf37d0"/>
    </style:style>
    <style:style style:name="P241" style:family="paragraph" style:parent-style-name="Standard">
      <style:text-properties officeooo:rsid="04c14273" officeooo:paragraph-rsid="04c14273"/>
    </style:style>
    <style:style style:name="P242" style:family="paragraph" style:parent-style-name="Standard">
      <style:text-properties officeooo:rsid="04c5f0be" officeooo:paragraph-rsid="04c5f0be"/>
    </style:style>
    <style:style style:name="P243" style:family="paragraph" style:parent-style-name="Standard">
      <style:text-properties officeooo:rsid="04d1c8b4" officeooo:paragraph-rsid="04d1c8b4"/>
    </style:style>
    <style:style style:name="P244" style:family="paragraph" style:parent-style-name="Standard">
      <style:text-properties officeooo:rsid="04d78485" officeooo:paragraph-rsid="04d78485"/>
    </style:style>
    <style:style style:name="P245" style:family="paragraph" style:parent-style-name="Standard">
      <style:text-properties officeooo:rsid="04d89ae4" officeooo:paragraph-rsid="04d89ae4"/>
    </style:style>
    <style:style style:name="P246" style:family="paragraph" style:parent-style-name="Standard">
      <style:text-properties officeooo:rsid="04dfe7fc" officeooo:paragraph-rsid="04dfe7fc"/>
    </style:style>
    <style:style style:name="P247" style:family="paragraph" style:parent-style-name="Standard">
      <style:text-properties officeooo:rsid="04e4b670" officeooo:paragraph-rsid="04e4b670"/>
    </style:style>
    <style:style style:name="P248" style:family="paragraph" style:parent-style-name="Standard">
      <style:text-properties officeooo:rsid="04eb5fda" officeooo:paragraph-rsid="04eb5fda"/>
    </style:style>
    <style:style style:name="P249" style:family="paragraph" style:parent-style-name="Standard">
      <style:text-properties officeooo:rsid="04fad0c0" officeooo:paragraph-rsid="04fad0c0"/>
    </style:style>
    <style:style style:name="P250" style:family="paragraph" style:parent-style-name="Standard">
      <style:text-properties officeooo:rsid="0505b53f" officeooo:paragraph-rsid="0505b53f"/>
    </style:style>
    <style:style style:name="P251" style:family="paragraph" style:parent-style-name="Standard">
      <style:text-properties officeooo:rsid="0508c018" officeooo:paragraph-rsid="0508c018"/>
    </style:style>
    <style:style style:name="P252" style:family="paragraph" style:parent-style-name="Standard">
      <style:text-properties officeooo:rsid="050abe08" officeooo:paragraph-rsid="050abe08"/>
    </style:style>
    <style:style style:name="P253" style:family="paragraph" style:parent-style-name="Standard">
      <style:text-properties officeooo:rsid="050e1502" officeooo:paragraph-rsid="050e1502"/>
    </style:style>
    <style:style style:name="P254" style:family="paragraph" style:parent-style-name="Standard">
      <style:text-properties officeooo:rsid="0511ca60" officeooo:paragraph-rsid="0511ca60"/>
    </style:style>
    <style:style style:name="P255" style:family="paragraph" style:parent-style-name="Standard">
      <style:text-properties officeooo:rsid="0513ac18" officeooo:paragraph-rsid="0513ac18"/>
    </style:style>
    <style:style style:name="P256" style:family="paragraph" style:parent-style-name="Standard">
      <style:text-properties officeooo:rsid="051f0d16" officeooo:paragraph-rsid="051f0d16"/>
    </style:style>
    <style:style style:name="P257" style:family="paragraph" style:parent-style-name="Standard">
      <style:text-properties officeooo:rsid="0528e4e4" officeooo:paragraph-rsid="0528e4e4"/>
    </style:style>
    <style:style style:name="P258" style:family="paragraph" style:parent-style-name="Standard">
      <style:text-properties officeooo:rsid="052d7dec" officeooo:paragraph-rsid="052d7dec"/>
    </style:style>
    <style:style style:name="P259" style:family="paragraph" style:parent-style-name="Standard">
      <style:text-properties officeooo:rsid="052e1b20" officeooo:paragraph-rsid="052e1b20"/>
    </style:style>
    <style:style style:name="P260" style:family="paragraph" style:parent-style-name="Standard">
      <style:text-properties officeooo:rsid="053b4488" officeooo:paragraph-rsid="053b4488"/>
    </style:style>
    <style:style style:name="P261" style:family="paragraph" style:parent-style-name="Standard">
      <style:text-properties officeooo:rsid="054009ad" officeooo:paragraph-rsid="054009ad"/>
    </style:style>
    <style:style style:name="P262" style:family="paragraph" style:parent-style-name="Standard">
      <style:text-properties officeooo:rsid="05480e50" officeooo:paragraph-rsid="05480e50"/>
    </style:style>
    <style:style style:name="P263" style:family="paragraph" style:parent-style-name="Standard">
      <style:text-properties officeooo:rsid="0549c608" officeooo:paragraph-rsid="0549c608"/>
    </style:style>
    <style:style style:name="P264" style:family="paragraph" style:parent-style-name="Standard">
      <style:text-properties officeooo:rsid="05547176" officeooo:paragraph-rsid="05547176"/>
    </style:style>
    <style:style style:name="P265" style:family="paragraph" style:parent-style-name="Standard">
      <style:text-properties officeooo:rsid="056610c2" officeooo:paragraph-rsid="056610c2"/>
    </style:style>
    <style:style style:name="P266" style:family="paragraph" style:parent-style-name="Standard">
      <style:text-properties officeooo:rsid="0568c284" officeooo:paragraph-rsid="0568c284"/>
    </style:style>
    <style:style style:name="P267" style:family="paragraph" style:parent-style-name="Standard">
      <style:text-properties officeooo:rsid="056b3f6a" officeooo:paragraph-rsid="056b3f6a"/>
    </style:style>
    <style:style style:name="P268" style:family="paragraph" style:parent-style-name="Standard">
      <style:text-properties officeooo:rsid="056cbad3" officeooo:paragraph-rsid="056cbad3"/>
    </style:style>
    <style:style style:name="P269" style:family="paragraph" style:parent-style-name="Standard">
      <style:text-properties officeooo:rsid="057093b5" officeooo:paragraph-rsid="057093b5"/>
    </style:style>
    <style:style style:name="P270" style:family="paragraph" style:parent-style-name="Standard">
      <style:text-properties officeooo:rsid="0573e3b7" officeooo:paragraph-rsid="0573e3b7"/>
    </style:style>
    <style:style style:name="P271" style:family="paragraph" style:parent-style-name="Standard">
      <style:text-properties officeooo:rsid="05768575" officeooo:paragraph-rsid="05768575"/>
    </style:style>
    <style:style style:name="P272" style:family="paragraph" style:parent-style-name="Standard">
      <style:text-properties officeooo:rsid="0589329e" officeooo:paragraph-rsid="0589329e"/>
    </style:style>
    <style:style style:name="P273" style:family="paragraph" style:parent-style-name="Standard">
      <style:text-properties officeooo:rsid="05aa6e55" officeooo:paragraph-rsid="05aa6e55"/>
    </style:style>
    <style:style style:name="P274" style:family="paragraph" style:parent-style-name="Standard">
      <style:text-properties officeooo:rsid="05c3162d" officeooo:paragraph-rsid="05c3162d"/>
    </style:style>
    <style:style style:name="P275" style:family="paragraph" style:parent-style-name="Standard">
      <style:text-properties officeooo:rsid="05d76759" officeooo:paragraph-rsid="05d76759"/>
    </style:style>
    <style:style style:name="P276" style:family="paragraph" style:parent-style-name="Standard">
      <style:text-properties officeooo:rsid="05e7b5ac" officeooo:paragraph-rsid="05e7b5ac"/>
    </style:style>
    <style:style style:name="P277" style:family="paragraph" style:parent-style-name="Standard">
      <style:text-properties officeooo:rsid="05f0bd91" officeooo:paragraph-rsid="05f0bd91"/>
    </style:style>
    <style:style style:name="P278" style:family="paragraph" style:parent-style-name="Standard">
      <style:text-properties officeooo:rsid="05f2e0e1" officeooo:paragraph-rsid="05f2e0e1"/>
    </style:style>
    <style:style style:name="P279" style:family="paragraph" style:parent-style-name="Standard">
      <style:text-properties officeooo:rsid="05f3e2f6" officeooo:paragraph-rsid="05f3e2f6"/>
    </style:style>
    <style:style style:name="P280" style:family="paragraph" style:parent-style-name="Standard">
      <style:text-properties officeooo:rsid="05f484c5" officeooo:paragraph-rsid="05f484c5"/>
    </style:style>
    <style:style style:name="P281" style:family="paragraph" style:parent-style-name="Standard">
      <style:text-properties officeooo:rsid="060d342f" officeooo:paragraph-rsid="060d342f"/>
    </style:style>
    <style:style style:name="P282" style:family="paragraph" style:parent-style-name="Standard">
      <style:text-properties officeooo:rsid="061220db" officeooo:paragraph-rsid="061220db"/>
    </style:style>
    <style:style style:name="P283" style:family="paragraph" style:parent-style-name="Standard">
      <style:text-properties officeooo:rsid="061220db" officeooo:paragraph-rsid="0ba42aeb"/>
    </style:style>
    <style:style style:name="P284" style:family="paragraph" style:parent-style-name="Standard">
      <style:text-properties officeooo:rsid="0622d297" officeooo:paragraph-rsid="0622d297"/>
    </style:style>
    <style:style style:name="P285" style:family="paragraph" style:parent-style-name="Standard">
      <style:text-properties officeooo:rsid="0624effa" officeooo:paragraph-rsid="0624effa"/>
    </style:style>
    <style:style style:name="P286" style:family="paragraph" style:parent-style-name="Standard">
      <style:text-properties officeooo:rsid="062e1d96" officeooo:paragraph-rsid="062e1d96"/>
    </style:style>
    <style:style style:name="P287" style:family="paragraph" style:parent-style-name="Standard">
      <style:text-properties officeooo:rsid="064a315d" officeooo:paragraph-rsid="064a315d"/>
    </style:style>
    <style:style style:name="P288" style:family="paragraph" style:parent-style-name="Standard">
      <style:text-properties officeooo:rsid="064fac3a" officeooo:paragraph-rsid="064fac3a"/>
    </style:style>
    <style:style style:name="P289" style:family="paragraph" style:parent-style-name="Standard">
      <style:text-properties officeooo:rsid="064fac3a" officeooo:paragraph-rsid="098b3065"/>
    </style:style>
    <style:style style:name="P290" style:family="paragraph" style:parent-style-name="Standard">
      <style:text-properties officeooo:rsid="066fd4ef" officeooo:paragraph-rsid="066fd4ef"/>
    </style:style>
    <style:style style:name="P291" style:family="paragraph" style:parent-style-name="Standard">
      <style:text-properties officeooo:rsid="06788c10" officeooo:paragraph-rsid="06788c10"/>
    </style:style>
    <style:style style:name="P292" style:family="paragraph" style:parent-style-name="Standard">
      <style:text-properties officeooo:rsid="06853536" officeooo:paragraph-rsid="06853536"/>
    </style:style>
    <style:style style:name="P293" style:family="paragraph" style:parent-style-name="Standard">
      <style:text-properties officeooo:rsid="06a6c169" officeooo:paragraph-rsid="06a6c169"/>
    </style:style>
    <style:style style:name="P294" style:family="paragraph" style:parent-style-name="Standard">
      <style:text-properties officeooo:rsid="06c6fe9e" officeooo:paragraph-rsid="06c6fe9e"/>
    </style:style>
    <style:style style:name="P295" style:family="paragraph" style:parent-style-name="Standard">
      <style:text-properties officeooo:rsid="06c8621b" officeooo:paragraph-rsid="06c8621b"/>
    </style:style>
    <style:style style:name="P296" style:family="paragraph" style:parent-style-name="Standard">
      <style:text-properties officeooo:rsid="06d3856a" officeooo:paragraph-rsid="06d3856a"/>
    </style:style>
    <style:style style:name="P297" style:family="paragraph" style:parent-style-name="Standard">
      <style:text-properties officeooo:rsid="06da28c0" officeooo:paragraph-rsid="06da28c0"/>
    </style:style>
    <style:style style:name="P298" style:family="paragraph" style:parent-style-name="Standard">
      <style:text-properties officeooo:rsid="06e85ea9" officeooo:paragraph-rsid="06e85ea9"/>
    </style:style>
    <style:style style:name="P299" style:family="paragraph" style:parent-style-name="Standard">
      <style:text-properties officeooo:rsid="06ef2880" officeooo:paragraph-rsid="06ef2880"/>
    </style:style>
    <style:style style:name="P300" style:family="paragraph" style:parent-style-name="Standard">
      <style:text-properties officeooo:rsid="06f9aebe" officeooo:paragraph-rsid="06f9aebe"/>
    </style:style>
    <style:style style:name="P301" style:family="paragraph" style:parent-style-name="Standard">
      <style:text-properties officeooo:rsid="07030127" officeooo:paragraph-rsid="070539d2"/>
    </style:style>
    <style:style style:name="P302" style:family="paragraph" style:parent-style-name="Standard">
      <style:text-properties officeooo:rsid="070ec532" officeooo:paragraph-rsid="070ec532"/>
    </style:style>
    <style:style style:name="P303" style:family="paragraph" style:parent-style-name="Standard">
      <style:text-properties officeooo:rsid="0722b3e9" officeooo:paragraph-rsid="0722b3e9"/>
    </style:style>
    <style:style style:name="P304" style:family="paragraph" style:parent-style-name="Standard">
      <style:text-properties officeooo:rsid="072fd26f" officeooo:paragraph-rsid="072fd26f"/>
    </style:style>
    <style:style style:name="P305" style:family="paragraph" style:parent-style-name="Standard">
      <style:text-properties officeooo:rsid="07488f72" officeooo:paragraph-rsid="07488f72"/>
    </style:style>
    <style:style style:name="P306" style:family="paragraph" style:parent-style-name="Standard">
      <style:text-properties officeooo:rsid="074d70cb" officeooo:paragraph-rsid="074d70cb"/>
    </style:style>
    <style:style style:name="P307" style:family="paragraph" style:parent-style-name="Standard">
      <style:text-properties officeooo:rsid="075100d1" officeooo:paragraph-rsid="075100d1"/>
    </style:style>
    <style:style style:name="P308" style:family="paragraph" style:parent-style-name="Standard">
      <style:text-properties officeooo:rsid="078e9949" officeooo:paragraph-rsid="078e9949"/>
    </style:style>
    <style:style style:name="P309" style:family="paragraph" style:parent-style-name="Standard">
      <style:text-properties officeooo:rsid="0790e8f9" officeooo:paragraph-rsid="0790e8f9"/>
    </style:style>
    <style:style style:name="P310" style:family="paragraph" style:parent-style-name="Standard">
      <style:text-properties officeooo:rsid="07970ee8" officeooo:paragraph-rsid="07970ee8"/>
    </style:style>
    <style:style style:name="P311" style:family="paragraph" style:parent-style-name="Standard">
      <style:text-properties officeooo:rsid="07970ee8" officeooo:paragraph-rsid="07d6529d"/>
    </style:style>
    <style:style style:name="P312" style:family="paragraph" style:parent-style-name="Standard">
      <style:text-properties officeooo:rsid="07a53800" officeooo:paragraph-rsid="07a53800"/>
    </style:style>
    <style:style style:name="P313" style:family="paragraph" style:parent-style-name="Standard">
      <style:text-properties officeooo:rsid="07b6abe3" officeooo:paragraph-rsid="07b6abe3"/>
    </style:style>
    <style:style style:name="P314" style:family="paragraph" style:parent-style-name="Standard">
      <style:text-properties officeooo:rsid="07bffc11" officeooo:paragraph-rsid="07bffc11"/>
    </style:style>
    <style:style style:name="P315" style:family="paragraph" style:parent-style-name="Standard">
      <style:text-properties officeooo:rsid="07d0124c" officeooo:paragraph-rsid="07d0124c"/>
    </style:style>
    <style:style style:name="P316" style:family="paragraph" style:parent-style-name="Standard">
      <style:text-properties officeooo:rsid="07d1efc4" officeooo:paragraph-rsid="07d1efc4"/>
    </style:style>
    <style:style style:name="P317" style:family="paragraph" style:parent-style-name="Standard">
      <style:text-properties officeooo:rsid="07e4f7e0" officeooo:paragraph-rsid="07e4f7e0"/>
    </style:style>
    <style:style style:name="P318" style:family="paragraph" style:parent-style-name="Standard">
      <style:text-properties officeooo:rsid="07fc435e" officeooo:paragraph-rsid="07fc435e"/>
    </style:style>
    <style:style style:name="P319" style:family="paragraph" style:parent-style-name="Standard">
      <style:text-properties officeooo:rsid="08236cae" officeooo:paragraph-rsid="08236cae"/>
    </style:style>
    <style:style style:name="P320" style:family="paragraph" style:parent-style-name="Standard">
      <style:text-properties officeooo:rsid="08236cae" officeooo:paragraph-rsid="0826ba3f"/>
    </style:style>
    <style:style style:name="P321" style:family="paragraph" style:parent-style-name="Standard">
      <style:text-properties officeooo:rsid="0827947b" officeooo:paragraph-rsid="0827947b"/>
    </style:style>
    <style:style style:name="P322" style:family="paragraph" style:parent-style-name="Standard">
      <style:text-properties officeooo:rsid="0837c25b" officeooo:paragraph-rsid="0837c25b"/>
    </style:style>
    <style:style style:name="P323" style:family="paragraph" style:parent-style-name="Standard">
      <style:text-properties officeooo:rsid="0839d1cc" officeooo:paragraph-rsid="0839d1cc"/>
    </style:style>
    <style:style style:name="P324" style:family="paragraph" style:parent-style-name="Standard">
      <style:text-properties officeooo:rsid="0826ba3f" officeooo:paragraph-rsid="0826ba3f"/>
    </style:style>
    <style:style style:name="P325" style:family="paragraph" style:parent-style-name="Standard">
      <style:text-properties officeooo:rsid="08401347" officeooo:paragraph-rsid="08401347"/>
    </style:style>
    <style:style style:name="P326" style:family="paragraph" style:parent-style-name="Standard">
      <style:text-properties officeooo:rsid="0864017c" officeooo:paragraph-rsid="0864017c"/>
    </style:style>
    <style:style style:name="P327" style:family="paragraph" style:parent-style-name="Standard">
      <style:text-properties officeooo:rsid="08723c13" officeooo:paragraph-rsid="08723c13"/>
    </style:style>
    <style:style style:name="P328" style:family="paragraph" style:parent-style-name="Standard">
      <style:text-properties officeooo:rsid="087ad351" officeooo:paragraph-rsid="087ad351"/>
    </style:style>
    <style:style style:name="P329" style:family="paragraph" style:parent-style-name="Standard">
      <style:text-properties officeooo:rsid="088dfac1" officeooo:paragraph-rsid="088dfac1"/>
    </style:style>
    <style:style style:name="P330" style:family="paragraph" style:parent-style-name="Standard">
      <style:text-properties officeooo:rsid="089175f0" officeooo:paragraph-rsid="089175f0"/>
    </style:style>
    <style:style style:name="P331" style:family="paragraph" style:parent-style-name="Standard">
      <style:text-properties officeooo:rsid="089efe36" officeooo:paragraph-rsid="089efe36"/>
    </style:style>
    <style:style style:name="P332" style:family="paragraph" style:parent-style-name="Standard">
      <style:text-properties officeooo:rsid="08a61139" officeooo:paragraph-rsid="08a61139"/>
    </style:style>
    <style:style style:name="P333" style:family="paragraph" style:parent-style-name="Standard">
      <style:text-properties officeooo:rsid="08a86127" officeooo:paragraph-rsid="08a86127"/>
    </style:style>
    <style:style style:name="P334" style:family="paragraph" style:parent-style-name="Standard">
      <style:text-properties officeooo:rsid="08b0d582" officeooo:paragraph-rsid="08b0d582"/>
    </style:style>
    <style:style style:name="P335" style:family="paragraph" style:parent-style-name="Standard">
      <style:text-properties officeooo:rsid="08b3f607" officeooo:paragraph-rsid="08b3f607"/>
    </style:style>
    <style:style style:name="P336" style:family="paragraph" style:parent-style-name="Standard">
      <style:text-properties officeooo:rsid="08b97fd8" officeooo:paragraph-rsid="08b97fd8"/>
    </style:style>
    <style:style style:name="P337" style:family="paragraph" style:parent-style-name="Standard">
      <style:text-properties officeooo:rsid="08caf136" officeooo:paragraph-rsid="08caf136"/>
    </style:style>
    <style:style style:name="P338" style:family="paragraph" style:parent-style-name="Standard">
      <style:text-properties officeooo:rsid="08d25ba5" officeooo:paragraph-rsid="08d25ba5"/>
    </style:style>
    <style:style style:name="P339" style:family="paragraph" style:parent-style-name="Standard">
      <style:text-properties officeooo:rsid="08f908e1" officeooo:paragraph-rsid="08f908e1"/>
    </style:style>
    <style:style style:name="P340" style:family="paragraph" style:parent-style-name="Standard">
      <style:text-properties officeooo:rsid="08feff26" officeooo:paragraph-rsid="08feff26"/>
    </style:style>
    <style:style style:name="P341" style:family="paragraph" style:parent-style-name="Standard">
      <style:text-properties officeooo:rsid="091013bd" officeooo:paragraph-rsid="091013bd"/>
    </style:style>
    <style:style style:name="P342" style:family="paragraph" style:parent-style-name="Standard">
      <style:text-properties officeooo:rsid="091952e8" officeooo:paragraph-rsid="091952e8"/>
    </style:style>
    <style:style style:name="P343" style:family="paragraph" style:parent-style-name="Standard">
      <style:text-properties officeooo:rsid="092d10fd" officeooo:paragraph-rsid="092d10fd"/>
    </style:style>
    <style:style style:name="P344" style:family="paragraph" style:parent-style-name="Standard">
      <style:text-properties officeooo:rsid="092fdc9d" officeooo:paragraph-rsid="092fdc9d"/>
    </style:style>
    <style:style style:name="P345" style:family="paragraph" style:parent-style-name="Standard">
      <style:text-properties officeooo:rsid="09375027" officeooo:paragraph-rsid="09375027"/>
    </style:style>
    <style:style style:name="P346" style:family="paragraph" style:parent-style-name="Standard">
      <style:text-properties officeooo:rsid="093c9505" officeooo:paragraph-rsid="093c9505"/>
    </style:style>
    <style:style style:name="P347" style:family="paragraph" style:parent-style-name="Standard">
      <style:text-properties officeooo:rsid="0942f908" officeooo:paragraph-rsid="0942f908"/>
    </style:style>
    <style:style style:name="P348" style:family="paragraph" style:parent-style-name="Standard">
      <style:text-properties officeooo:rsid="094802d8" officeooo:paragraph-rsid="094802d8"/>
    </style:style>
    <style:style style:name="P349" style:family="paragraph" style:parent-style-name="Standard">
      <style:text-properties officeooo:rsid="0968a143" officeooo:paragraph-rsid="0968a143"/>
    </style:style>
    <style:style style:name="P350" style:family="paragraph" style:parent-style-name="Standard">
      <style:text-properties officeooo:rsid="09702cb8" officeooo:paragraph-rsid="09702cb8"/>
    </style:style>
    <style:style style:name="P351" style:family="paragraph" style:parent-style-name="Standard">
      <style:text-properties officeooo:rsid="09a163c5" officeooo:paragraph-rsid="09a163c5"/>
    </style:style>
    <style:style style:name="P352" style:family="paragraph" style:parent-style-name="Standard">
      <style:text-properties officeooo:rsid="09a37488" officeooo:paragraph-rsid="09a37488"/>
    </style:style>
    <style:style style:name="P353" style:family="paragraph" style:parent-style-name="Standard">
      <style:text-properties officeooo:rsid="09ac9160" officeooo:paragraph-rsid="09ac9160"/>
    </style:style>
    <style:style style:name="P354" style:family="paragraph" style:parent-style-name="Standard">
      <style:text-properties officeooo:rsid="09bd2fa6" officeooo:paragraph-rsid="09bd2fa6"/>
    </style:style>
    <style:style style:name="P355" style:family="paragraph" style:parent-style-name="Standard">
      <style:text-properties officeooo:rsid="09be9ac6" officeooo:paragraph-rsid="09be9ac6"/>
    </style:style>
    <style:style style:name="P356" style:family="paragraph" style:parent-style-name="Standard">
      <style:text-properties officeooo:rsid="09dcbafa" officeooo:paragraph-rsid="09de967f"/>
    </style:style>
    <style:style style:name="P357" style:family="paragraph" style:parent-style-name="Standard">
      <style:text-properties officeooo:rsid="09eb9b09" officeooo:paragraph-rsid="09eb9b09"/>
    </style:style>
    <style:style style:name="P358" style:family="paragraph" style:parent-style-name="Standard">
      <style:text-properties officeooo:rsid="09ee17b5" officeooo:paragraph-rsid="09ee17b5"/>
    </style:style>
    <style:style style:name="P359" style:family="paragraph" style:parent-style-name="Standard">
      <style:text-properties officeooo:rsid="09f91f40" officeooo:paragraph-rsid="09f91f40"/>
    </style:style>
    <style:style style:name="P360" style:family="paragraph" style:parent-style-name="Standard">
      <style:text-properties officeooo:rsid="0a02bc2b" officeooo:paragraph-rsid="0a02bc2b"/>
    </style:style>
    <style:style style:name="P361" style:family="paragraph" style:parent-style-name="Standard">
      <style:text-properties officeooo:rsid="0a09d235" officeooo:paragraph-rsid="0a09d235"/>
    </style:style>
    <style:style style:name="P362" style:family="paragraph" style:parent-style-name="Standard">
      <style:text-properties officeooo:rsid="0a0b728b" officeooo:paragraph-rsid="0a0b728b"/>
    </style:style>
    <style:style style:name="P363" style:family="paragraph" style:parent-style-name="Standard">
      <style:text-properties officeooo:rsid="0a0c88ca" officeooo:paragraph-rsid="0a0c88ca"/>
    </style:style>
    <style:style style:name="P364" style:family="paragraph" style:parent-style-name="Standard">
      <style:text-properties officeooo:rsid="0a1bd137" officeooo:paragraph-rsid="0a1bd137"/>
    </style:style>
    <style:style style:name="P365" style:family="paragraph" style:parent-style-name="Standard">
      <style:text-properties officeooo:rsid="0a1fd999" officeooo:paragraph-rsid="0a1fd999"/>
    </style:style>
    <style:style style:name="P366" style:family="paragraph" style:parent-style-name="Standard">
      <style:text-properties officeooo:rsid="0a1feba4" officeooo:paragraph-rsid="0a1feba4"/>
    </style:style>
    <style:style style:name="P367" style:family="paragraph" style:parent-style-name="Standard">
      <style:text-properties officeooo:rsid="0a35a206" officeooo:paragraph-rsid="0a35a206"/>
    </style:style>
    <style:style style:name="P368" style:family="paragraph" style:parent-style-name="Standard">
      <style:text-properties officeooo:rsid="0a3d49ec" officeooo:paragraph-rsid="0a3d49ec"/>
    </style:style>
    <style:style style:name="P369" style:family="paragraph" style:parent-style-name="Standard">
      <style:text-properties officeooo:rsid="0a4a890a" officeooo:paragraph-rsid="0a4a890a"/>
    </style:style>
    <style:style style:name="P370" style:family="paragraph" style:parent-style-name="Standard">
      <style:text-properties officeooo:rsid="0a4d7cfe" officeooo:paragraph-rsid="0a4d7cfe"/>
    </style:style>
    <style:style style:name="P371" style:family="paragraph" style:parent-style-name="Standard">
      <style:text-properties officeooo:rsid="0a52f6eb" officeooo:paragraph-rsid="0ad0d02f"/>
    </style:style>
    <style:style style:name="P372" style:family="paragraph" style:parent-style-name="Standard">
      <style:text-properties officeooo:rsid="0a7160f1" officeooo:paragraph-rsid="0a7160f1"/>
    </style:style>
    <style:style style:name="P373" style:family="paragraph" style:parent-style-name="Standard">
      <style:text-properties officeooo:rsid="0a71a813" officeooo:paragraph-rsid="0a71a813"/>
    </style:style>
    <style:style style:name="P374" style:family="paragraph" style:parent-style-name="Standard">
      <style:text-properties officeooo:rsid="0a74d04c" officeooo:paragraph-rsid="0a74d04c"/>
    </style:style>
    <style:style style:name="P375" style:family="paragraph" style:parent-style-name="Standard">
      <style:text-properties officeooo:rsid="0a7f98e3" officeooo:paragraph-rsid="0a7f98e3"/>
    </style:style>
    <style:style style:name="P376" style:family="paragraph" style:parent-style-name="Standard">
      <style:text-properties officeooo:rsid="0a7fa455" officeooo:paragraph-rsid="0a7fa455"/>
    </style:style>
    <style:style style:name="P377" style:family="paragraph" style:parent-style-name="Standard">
      <style:text-properties officeooo:rsid="0a853f63" officeooo:paragraph-rsid="0a853f63"/>
    </style:style>
    <style:style style:name="P378" style:family="paragraph" style:parent-style-name="Standard">
      <style:text-properties officeooo:rsid="0a92d13c" officeooo:paragraph-rsid="0a92d13c"/>
    </style:style>
    <style:style style:name="P379" style:family="paragraph" style:parent-style-name="Standard">
      <style:text-properties officeooo:rsid="0a92d13c" officeooo:paragraph-rsid="0aa5976e"/>
    </style:style>
    <style:style style:name="P380" style:family="paragraph" style:parent-style-name="Standard">
      <style:text-properties officeooo:rsid="0a9679d7" officeooo:paragraph-rsid="0a9679d7"/>
    </style:style>
    <style:style style:name="P381" style:family="paragraph" style:parent-style-name="Standard">
      <style:text-properties officeooo:rsid="0aa74146" officeooo:paragraph-rsid="0aa74146"/>
    </style:style>
    <style:style style:name="P382" style:family="paragraph" style:parent-style-name="Standard">
      <style:text-properties officeooo:rsid="0aa8f0b4" officeooo:paragraph-rsid="0aa8f0b4"/>
    </style:style>
    <style:style style:name="P383" style:family="paragraph" style:parent-style-name="Standard">
      <style:text-properties officeooo:rsid="0ab60c83" officeooo:paragraph-rsid="0ab60c83"/>
    </style:style>
    <style:style style:name="P384" style:family="paragraph" style:parent-style-name="Standard">
      <style:text-properties officeooo:rsid="0aeba08b" officeooo:paragraph-rsid="0aeba08b"/>
    </style:style>
    <style:style style:name="P385" style:family="paragraph" style:parent-style-name="Standard">
      <style:text-properties officeooo:rsid="09ba1614" officeooo:paragraph-rsid="0af59861"/>
    </style:style>
    <style:style style:name="P386" style:family="paragraph" style:parent-style-name="Standard">
      <style:text-properties officeooo:rsid="0b00bcd7" officeooo:paragraph-rsid="0b00bcd7"/>
    </style:style>
    <style:style style:name="P387" style:family="paragraph" style:parent-style-name="Standard">
      <style:text-properties officeooo:rsid="0b0f98ea" officeooo:paragraph-rsid="0b0f98ea"/>
    </style:style>
    <style:style style:name="P388" style:family="paragraph" style:parent-style-name="Standard">
      <style:text-properties officeooo:rsid="0b117ba9" officeooo:paragraph-rsid="0b53f6ba"/>
    </style:style>
    <style:style style:name="P389" style:family="paragraph" style:parent-style-name="Standard">
      <style:text-properties officeooo:rsid="0b190656" officeooo:paragraph-rsid="0b190656"/>
    </style:style>
    <style:style style:name="P390" style:family="paragraph" style:parent-style-name="Standard">
      <style:text-properties officeooo:rsid="0b40100d" officeooo:paragraph-rsid="0b40100d"/>
    </style:style>
    <style:style style:name="P391" style:family="paragraph" style:parent-style-name="Standard">
      <style:text-properties officeooo:rsid="0b46d4d4" officeooo:paragraph-rsid="0b46d4d4"/>
    </style:style>
    <style:style style:name="P392" style:family="paragraph" style:parent-style-name="Standard">
      <style:text-properties officeooo:rsid="0b788449" officeooo:paragraph-rsid="0b8bb990"/>
    </style:style>
    <style:style style:name="P393" style:family="paragraph" style:parent-style-name="Standard">
      <style:text-properties officeooo:rsid="0b8e31c7" officeooo:paragraph-rsid="0b8e31c7"/>
    </style:style>
    <style:style style:name="P394" style:family="paragraph" style:parent-style-name="Standard">
      <style:text-properties officeooo:rsid="0bc548f9" officeooo:paragraph-rsid="0bc548f9"/>
    </style:style>
    <style:style style:name="P395" style:family="paragraph" style:parent-style-name="Standard">
      <style:text-properties officeooo:rsid="0bc548f9" officeooo:paragraph-rsid="0bd1aae6"/>
    </style:style>
    <style:style style:name="P396" style:family="paragraph" style:parent-style-name="Standard">
      <style:text-properties officeooo:rsid="0bd20edb" officeooo:paragraph-rsid="0bd20edb"/>
    </style:style>
    <style:style style:name="P397" style:family="paragraph" style:parent-style-name="Standard">
      <style:text-properties officeooo:rsid="0bd443ac" officeooo:paragraph-rsid="0bd443ac"/>
    </style:style>
    <style:style style:name="P398" style:family="paragraph" style:parent-style-name="Standard">
      <style:text-properties officeooo:rsid="0beb129b" officeooo:paragraph-rsid="0beb129b"/>
    </style:style>
    <style:style style:name="P399" style:family="paragraph" style:parent-style-name="Standard">
      <style:text-properties officeooo:rsid="0beefa32" officeooo:paragraph-rsid="0beefa32"/>
    </style:style>
    <style:style style:name="P400" style:family="paragraph" style:parent-style-name="Standard">
      <style:text-properties officeooo:rsid="0bfa30f3" officeooo:paragraph-rsid="0bfa30f3"/>
    </style:style>
    <style:style style:name="P401" style:family="paragraph" style:parent-style-name="Standard">
      <style:text-properties officeooo:rsid="0c0335a3" officeooo:paragraph-rsid="0c0335a3"/>
    </style:style>
    <style:style style:name="P402" style:family="paragraph" style:parent-style-name="Standard">
      <style:text-properties officeooo:rsid="0c0ebf0d" officeooo:paragraph-rsid="0c0ebf0d"/>
    </style:style>
    <style:style style:name="P403" style:family="paragraph" style:parent-style-name="Standard">
      <style:text-properties officeooo:rsid="0c1a8565" officeooo:paragraph-rsid="0c1a8565"/>
    </style:style>
    <style:style style:name="P404" style:family="paragraph" style:parent-style-name="Standard">
      <style:text-properties officeooo:rsid="0c239374" officeooo:paragraph-rsid="0c239374"/>
    </style:style>
    <style:style style:name="P405" style:family="paragraph" style:parent-style-name="Standard">
      <style:text-properties officeooo:rsid="0c2ea1f3" officeooo:paragraph-rsid="0c2ea1f3"/>
    </style:style>
    <style:style style:name="P406" style:family="paragraph" style:parent-style-name="Standard">
      <style:text-properties officeooo:rsid="0c31fe44" officeooo:paragraph-rsid="0c31fe44"/>
    </style:style>
    <style:style style:name="P407" style:family="paragraph" style:parent-style-name="Standard">
      <style:text-properties officeooo:rsid="0c351d21" officeooo:paragraph-rsid="0c351d21"/>
    </style:style>
    <style:style style:name="P408" style:family="paragraph" style:parent-style-name="Standard">
      <style:text-properties officeooo:rsid="0c351d21" officeooo:paragraph-rsid="0c5e1457"/>
    </style:style>
    <style:style style:name="P409" style:family="paragraph" style:parent-style-name="Standard">
      <style:text-properties officeooo:rsid="0c5fd964" officeooo:paragraph-rsid="0c5fd964"/>
    </style:style>
    <style:style style:name="P410" style:family="paragraph" style:parent-style-name="Standard">
      <style:text-properties officeooo:rsid="0c707547" officeooo:paragraph-rsid="0c707547"/>
    </style:style>
    <style:style style:name="P411" style:family="paragraph" style:parent-style-name="Standard">
      <style:text-properties officeooo:rsid="0c707547" officeooo:paragraph-rsid="0c8daba0"/>
    </style:style>
    <style:style style:name="P412" style:family="paragraph" style:parent-style-name="Standard">
      <style:text-properties officeooo:rsid="0caa2b12" officeooo:paragraph-rsid="0caa2b12"/>
    </style:style>
    <style:style style:name="P413" style:family="paragraph" style:parent-style-name="Standard">
      <style:text-properties officeooo:rsid="0cb59de1" officeooo:paragraph-rsid="0cb59de1"/>
    </style:style>
    <style:style style:name="P414" style:family="paragraph" style:parent-style-name="Standard">
      <style:text-properties officeooo:rsid="0cccc79d" officeooo:paragraph-rsid="0cccc79d"/>
    </style:style>
    <style:style style:name="P415" style:family="paragraph" style:parent-style-name="Standard">
      <style:text-properties officeooo:rsid="0ce3780f" officeooo:paragraph-rsid="0ce3780f"/>
    </style:style>
    <style:style style:name="P416" style:family="paragraph" style:parent-style-name="Standard">
      <style:text-properties officeooo:rsid="0cefb3de" officeooo:paragraph-rsid="0cefb3de"/>
    </style:style>
    <style:style style:name="P417" style:family="paragraph" style:parent-style-name="Standard">
      <style:text-properties officeooo:rsid="0cf5d947" officeooo:paragraph-rsid="0d00880c"/>
    </style:style>
    <style:style style:name="P418" style:family="paragraph" style:parent-style-name="Standard">
      <style:text-properties officeooo:rsid="0d0d4805" officeooo:paragraph-rsid="0d1829bc"/>
    </style:style>
    <style:style style:name="P419" style:family="paragraph" style:parent-style-name="Standard">
      <style:text-properties officeooo:rsid="0d24051d" officeooo:paragraph-rsid="0d24051d"/>
    </style:style>
    <style:style style:name="P420" style:family="paragraph" style:parent-style-name="Standard">
      <style:text-properties officeooo:rsid="0d3ef988" officeooo:paragraph-rsid="0d3ef988"/>
    </style:style>
    <style:style style:name="P421" style:family="paragraph" style:parent-style-name="Standard">
      <style:text-properties officeooo:rsid="0d464e3a" officeooo:paragraph-rsid="0d464e3a"/>
    </style:style>
    <style:style style:name="P422" style:family="paragraph" style:parent-style-name="Standard">
      <style:text-properties officeooo:rsid="0d4a0bb2" officeooo:paragraph-rsid="0d4a0bb2"/>
    </style:style>
    <style:style style:name="P423" style:family="paragraph" style:parent-style-name="Standard">
      <style:text-properties officeooo:rsid="0d559c33" officeooo:paragraph-rsid="0d559c33"/>
    </style:style>
    <style:style style:name="P424" style:family="paragraph" style:parent-style-name="Standard">
      <style:text-properties officeooo:rsid="0d64d67f" officeooo:paragraph-rsid="0d64d67f"/>
    </style:style>
    <style:style style:name="P425" style:family="paragraph" style:parent-style-name="Standard">
      <style:text-properties officeooo:rsid="0d67377d" officeooo:paragraph-rsid="0d67377d"/>
    </style:style>
    <style:style style:name="P426" style:family="paragraph" style:parent-style-name="Standard">
      <style:text-properties officeooo:rsid="0d840343" officeooo:paragraph-rsid="0d840343"/>
    </style:style>
    <style:style style:name="P427" style:family="paragraph" style:parent-style-name="Standard">
      <style:text-properties officeooo:rsid="0d96c1ea" officeooo:paragraph-rsid="0d96c1ea"/>
    </style:style>
    <style:style style:name="P428" style:family="paragraph" style:parent-style-name="Standard">
      <style:text-properties officeooo:rsid="0da4840f" officeooo:paragraph-rsid="0da4840f"/>
    </style:style>
    <style:style style:name="P429" style:family="paragraph" style:parent-style-name="Standard">
      <style:text-properties officeooo:rsid="0dac1f7a" officeooo:paragraph-rsid="0dac1f7a"/>
    </style:style>
    <style:style style:name="P430" style:family="paragraph" style:parent-style-name="Standard">
      <style:text-properties officeooo:rsid="0db6772a" officeooo:paragraph-rsid="0db6772a"/>
    </style:style>
    <style:style style:name="P431" style:family="paragraph" style:parent-style-name="Standard">
      <style:text-properties officeooo:rsid="0dbd871d" officeooo:paragraph-rsid="0dc91b4a"/>
    </style:style>
    <style:style style:name="P432" style:family="paragraph" style:parent-style-name="Standard">
      <style:text-properties officeooo:rsid="0dbd871d" officeooo:paragraph-rsid="0e133214"/>
    </style:style>
    <style:style style:name="P433" style:family="paragraph" style:parent-style-name="Standard">
      <style:text-properties officeooo:rsid="0dd2fb54" officeooo:paragraph-rsid="0dd2fb54"/>
    </style:style>
    <style:style style:name="P434" style:family="paragraph" style:parent-style-name="Standard">
      <style:text-properties officeooo:rsid="0dd7748d" officeooo:paragraph-rsid="0dd7748d"/>
    </style:style>
    <style:style style:name="P435" style:family="paragraph" style:parent-style-name="Standard">
      <style:text-properties officeooo:rsid="0dd9f9dd" officeooo:paragraph-rsid="0dd9f9dd"/>
    </style:style>
    <style:style style:name="P436" style:family="paragraph" style:parent-style-name="Standard">
      <style:text-properties officeooo:rsid="0ddd4720" officeooo:paragraph-rsid="0ddd4720"/>
    </style:style>
    <style:style style:name="P437" style:family="paragraph" style:parent-style-name="Standard">
      <style:text-properties officeooo:rsid="0df2bf5a" officeooo:paragraph-rsid="0df2bf5a"/>
    </style:style>
    <style:style style:name="P438" style:family="paragraph" style:parent-style-name="Standard">
      <style:text-properties officeooo:rsid="0e012f31" officeooo:paragraph-rsid="0e012f31"/>
    </style:style>
    <style:style style:name="P439" style:family="paragraph" style:parent-style-name="Standard">
      <style:text-properties officeooo:rsid="0e01bdea" officeooo:paragraph-rsid="0e01bdea"/>
    </style:style>
    <style:style style:name="P440" style:family="paragraph" style:parent-style-name="Standard">
      <style:text-properties officeooo:rsid="0e037a26" officeooo:paragraph-rsid="0e037a26"/>
    </style:style>
    <style:style style:name="P441" style:family="paragraph" style:parent-style-name="Standard">
      <style:text-properties officeooo:rsid="0e0c1f39" officeooo:paragraph-rsid="0e0c1f39"/>
    </style:style>
    <style:style style:name="P442" style:family="paragraph" style:parent-style-name="Standard">
      <style:text-properties officeooo:rsid="0e1d52cd" officeooo:paragraph-rsid="0e1d52cd"/>
    </style:style>
    <style:style style:name="P443" style:family="paragraph" style:parent-style-name="Standard">
      <style:text-properties officeooo:rsid="0e2adf83" officeooo:paragraph-rsid="0e2adf83"/>
    </style:style>
    <style:style style:name="P444" style:family="paragraph" style:parent-style-name="Standard">
      <style:text-properties officeooo:rsid="0e3c7687" officeooo:paragraph-rsid="0e3c7687"/>
    </style:style>
    <style:style style:name="P445" style:family="paragraph" style:parent-style-name="Standard">
      <style:text-properties officeooo:rsid="0e413088" officeooo:paragraph-rsid="0e413088"/>
    </style:style>
    <style:style style:name="P446" style:family="paragraph" style:parent-style-name="Standard">
      <style:text-properties officeooo:rsid="0e45360c" officeooo:paragraph-rsid="0e45360c"/>
    </style:style>
    <style:style style:name="P447" style:family="paragraph" style:parent-style-name="Standard">
      <style:text-properties officeooo:rsid="0e75778c" officeooo:paragraph-rsid="0e75778c"/>
    </style:style>
    <style:style style:name="P448" style:family="paragraph" style:parent-style-name="Standard">
      <style:text-properties officeooo:rsid="0e811e1e" officeooo:paragraph-rsid="0e811e1e"/>
    </style:style>
    <style:style style:name="P449" style:family="paragraph" style:parent-style-name="Standard">
      <style:text-properties officeooo:rsid="0e8345f2" officeooo:paragraph-rsid="0e8345f2"/>
    </style:style>
    <style:style style:name="P450" style:family="paragraph" style:parent-style-name="Standard">
      <style:text-properties officeooo:rsid="0e89f3d2" officeooo:paragraph-rsid="0e89f3d2"/>
    </style:style>
    <style:style style:name="P451" style:family="paragraph" style:parent-style-name="Standard">
      <style:text-properties officeooo:rsid="0e8b15f6" officeooo:paragraph-rsid="0e8b15f6"/>
    </style:style>
    <style:style style:name="P452" style:family="paragraph" style:parent-style-name="Standard">
      <style:text-properties officeooo:rsid="0e993dbd" officeooo:paragraph-rsid="0e993dbd"/>
    </style:style>
    <style:style style:name="P453" style:family="paragraph" style:parent-style-name="Standard">
      <style:text-properties officeooo:rsid="0e9ba785" officeooo:paragraph-rsid="0e9ba785"/>
    </style:style>
    <style:style style:name="P454" style:family="paragraph" style:parent-style-name="Standard">
      <style:text-properties officeooo:rsid="0eb501f9" officeooo:paragraph-rsid="0eb501f9"/>
    </style:style>
    <style:style style:name="P455" style:family="paragraph" style:parent-style-name="Standard">
      <style:text-properties officeooo:rsid="0ec38dbb" officeooo:paragraph-rsid="0ec38dbb"/>
    </style:style>
    <style:style style:name="P456" style:family="paragraph" style:parent-style-name="Standard">
      <style:text-properties style:text-underline-style="none" officeooo:rsid="0ef0b640" officeooo:paragraph-rsid="0ef0b640"/>
    </style:style>
    <style:style style:name="P457" style:family="paragraph" style:parent-style-name="Standard">
      <style:text-properties style:text-underline-style="none" officeooo:rsid="0ef9d6e5" officeooo:paragraph-rsid="0ef9d6e5"/>
    </style:style>
    <style:style style:name="P458" style:family="paragraph" style:parent-style-name="Standard">
      <style:text-properties style:text-underline-style="none" officeooo:rsid="0f091699" officeooo:paragraph-rsid="0f091699"/>
    </style:style>
    <style:style style:name="P459" style:family="paragraph" style:parent-style-name="Standard">
      <style:text-properties style:text-underline-style="none" officeooo:rsid="0f091699" officeooo:paragraph-rsid="0f0c35f1"/>
    </style:style>
    <style:style style:name="P460" style:family="paragraph" style:parent-style-name="Standard">
      <style:text-properties style:text-underline-style="none" officeooo:rsid="0f175cf3" officeooo:paragraph-rsid="0f175cf3"/>
    </style:style>
    <style:style style:name="P461" style:family="paragraph" style:parent-style-name="Standard">
      <style:text-properties style:text-underline-style="none" officeooo:rsid="0f1dd131" officeooo:paragraph-rsid="0f1dd131"/>
    </style:style>
    <style:style style:name="P462" style:family="paragraph" style:parent-style-name="Standard">
      <style:text-properties style:text-underline-style="none" officeooo:rsid="0f2f54da" officeooo:paragraph-rsid="0f2f54da"/>
    </style:style>
    <style:style style:name="P463" style:family="paragraph" style:parent-style-name="Standard">
      <style:text-properties style:text-underline-style="none" officeooo:rsid="0f627b96" officeooo:paragraph-rsid="0f627b96"/>
    </style:style>
    <style:style style:name="P464" style:family="paragraph" style:parent-style-name="Standard">
      <style:text-properties style:text-underline-style="none" officeooo:rsid="0f7e8f50" officeooo:paragraph-rsid="0f7e8f50"/>
    </style:style>
    <style:style style:name="P465" style:family="paragraph" style:parent-style-name="Standard">
      <style:text-properties style:text-underline-style="none" officeooo:rsid="0f8723f1" officeooo:paragraph-rsid="0f8723f1"/>
    </style:style>
    <style:style style:name="P466" style:family="paragraph" style:parent-style-name="Standard">
      <style:text-properties style:text-underline-style="none" officeooo:rsid="0f88685e" officeooo:paragraph-rsid="0f88685e"/>
    </style:style>
    <style:style style:name="P467" style:family="paragraph" style:parent-style-name="Standard">
      <style:text-properties style:text-underline-style="none" officeooo:rsid="0f8b11e3" officeooo:paragraph-rsid="0f8b11e3"/>
    </style:style>
    <style:style style:name="P468" style:family="paragraph" style:parent-style-name="Standard">
      <style:text-properties style:text-underline-style="none" officeooo:rsid="0f924440" officeooo:paragraph-rsid="0f924440"/>
    </style:style>
    <style:style style:name="P469" style:family="paragraph" style:parent-style-name="Standard">
      <style:text-properties style:text-underline-style="none" officeooo:rsid="0fc12941" officeooo:paragraph-rsid="0fc12941"/>
    </style:style>
    <style:style style:name="P470" style:family="paragraph" style:parent-style-name="Standard">
      <style:text-properties style:text-underline-style="none" officeooo:rsid="0fcafb68" officeooo:paragraph-rsid="0fcafb68"/>
    </style:style>
    <style:style style:name="P471" style:family="paragraph" style:parent-style-name="Standard">
      <style:text-properties style:text-underline-style="none" officeooo:rsid="0fe1c532" officeooo:paragraph-rsid="0fe1c532"/>
    </style:style>
    <style:style style:name="P472" style:family="paragraph" style:parent-style-name="Standard">
      <style:text-properties style:text-underline-style="none" officeooo:rsid="0fe4176d" officeooo:paragraph-rsid="0fe4176d"/>
    </style:style>
    <style:style style:name="P473" style:family="paragraph" style:parent-style-name="Standard">
      <style:text-properties style:text-underline-style="none" officeooo:rsid="0fe903d2" officeooo:paragraph-rsid="0fe903d2"/>
    </style:style>
    <style:style style:name="P474" style:family="paragraph" style:parent-style-name="Standard">
      <style:text-properties style:text-underline-style="none" officeooo:rsid="0ff55ab4" officeooo:paragraph-rsid="0ff55ab4"/>
    </style:style>
    <style:style style:name="P475" style:family="paragraph" style:parent-style-name="Standard">
      <style:text-properties style:text-underline-style="none" officeooo:rsid="10052c88" officeooo:paragraph-rsid="10052c88"/>
    </style:style>
    <style:style style:name="P476" style:family="paragraph" style:parent-style-name="Standard">
      <style:text-properties style:text-underline-style="none" officeooo:rsid="1006c96e" officeooo:paragraph-rsid="1018e4a4"/>
    </style:style>
    <style:style style:name="P477" style:family="paragraph" style:parent-style-name="Standard">
      <style:text-properties style:text-underline-style="none" officeooo:rsid="10197b53" officeooo:paragraph-rsid="10197b53"/>
    </style:style>
    <style:style style:name="P478" style:family="paragraph" style:parent-style-name="Standard">
      <style:text-properties style:text-underline-style="none" officeooo:rsid="10197e5c" officeooo:paragraph-rsid="10197e5c"/>
    </style:style>
    <style:style style:name="P479" style:family="paragraph" style:parent-style-name="Standard">
      <style:text-properties style:text-underline-style="none" officeooo:rsid="101da42c" officeooo:paragraph-rsid="101da42c"/>
    </style:style>
    <style:style style:name="P480" style:family="paragraph" style:parent-style-name="Standard">
      <style:text-properties style:text-underline-style="none" officeooo:rsid="1027924b" officeooo:paragraph-rsid="1027924b"/>
    </style:style>
    <style:style style:name="P481" style:family="paragraph" style:parent-style-name="Standard">
      <style:text-properties style:text-underline-style="none" officeooo:rsid="10283855" officeooo:paragraph-rsid="10283855"/>
    </style:style>
    <style:style style:name="P482" style:family="paragraph" style:parent-style-name="Standard">
      <style:text-properties style:text-underline-style="none" officeooo:rsid="1033db2c" officeooo:paragraph-rsid="1033db2c"/>
    </style:style>
    <style:style style:name="P483" style:family="paragraph" style:parent-style-name="Standard">
      <style:text-properties style:text-underline-style="none" officeooo:rsid="103c7320" officeooo:paragraph-rsid="103c7320"/>
    </style:style>
    <style:style style:name="P484" style:family="paragraph" style:parent-style-name="Standard">
      <style:text-properties style:text-underline-style="none" officeooo:rsid="10490ab2" officeooo:paragraph-rsid="10490ab2"/>
    </style:style>
    <style:style style:name="P485" style:family="paragraph" style:parent-style-name="Standard">
      <style:text-properties style:text-underline-style="none" officeooo:rsid="104cf1d6" officeooo:paragraph-rsid="104cf1d6"/>
    </style:style>
    <style:style style:name="P486" style:family="paragraph" style:parent-style-name="Standard">
      <style:text-properties style:text-underline-style="none" officeooo:rsid="10653579" officeooo:paragraph-rsid="10653579"/>
    </style:style>
    <style:style style:name="P487" style:family="paragraph" style:parent-style-name="Standard">
      <style:text-properties style:text-underline-style="none" officeooo:rsid="1069305c" officeooo:paragraph-rsid="1069305c"/>
    </style:style>
    <style:style style:name="P488" style:family="paragraph" style:parent-style-name="Standard">
      <style:text-properties style:text-underline-style="none" officeooo:rsid="106c8cc3" officeooo:paragraph-rsid="106c8cc3"/>
    </style:style>
    <style:style style:name="P489" style:family="paragraph" style:parent-style-name="Standard">
      <style:text-properties style:text-underline-style="none" officeooo:rsid="1076ca3b" officeooo:paragraph-rsid="1076ca3b"/>
    </style:style>
    <style:style style:name="P490" style:family="paragraph" style:parent-style-name="Standard">
      <style:text-properties style:text-underline-style="none" officeooo:rsid="10825008" officeooo:paragraph-rsid="10825008"/>
    </style:style>
    <style:style style:name="P491" style:family="paragraph" style:parent-style-name="Standard">
      <style:text-properties style:text-underline-style="none" officeooo:rsid="10901bdd" officeooo:paragraph-rsid="10901bdd"/>
    </style:style>
    <style:style style:name="P492" style:family="paragraph" style:parent-style-name="Standard">
      <style:text-properties style:text-underline-style="none" officeooo:rsid="109287c8" officeooo:paragraph-rsid="109287c8"/>
    </style:style>
    <style:style style:name="P493" style:family="paragraph" style:parent-style-name="Standard">
      <style:text-properties style:text-underline-style="none" officeooo:rsid="1096d492" officeooo:paragraph-rsid="1096d492"/>
    </style:style>
    <style:style style:name="P494" style:family="paragraph" style:parent-style-name="Standard">
      <style:text-properties style:text-underline-style="none" officeooo:rsid="1098c03b" officeooo:paragraph-rsid="1098c03b"/>
    </style:style>
    <style:style style:name="P495" style:family="paragraph" style:parent-style-name="Standard">
      <style:text-properties style:text-underline-style="none" officeooo:rsid="109fde85" officeooo:paragraph-rsid="109fde85"/>
    </style:style>
    <style:style style:name="P496" style:family="paragraph" style:parent-style-name="Standard">
      <style:text-properties style:text-underline-style="none" officeooo:rsid="10afe5d7" officeooo:paragraph-rsid="10afe5d7"/>
    </style:style>
    <style:style style:name="P497" style:family="paragraph" style:parent-style-name="Standard">
      <style:text-properties style:text-underline-style="none" officeooo:rsid="110b8bab" officeooo:paragraph-rsid="110b8bab"/>
    </style:style>
    <style:style style:name="P498" style:family="paragraph" style:parent-style-name="Standard">
      <style:text-properties style:text-underline-style="none" officeooo:rsid="11141033" officeooo:paragraph-rsid="11141033"/>
    </style:style>
    <style:style style:name="P499" style:family="paragraph" style:parent-style-name="Standard">
      <style:text-properties style:text-underline-style="none" officeooo:rsid="112aa2ff" officeooo:paragraph-rsid="112aa2ff"/>
    </style:style>
    <style:style style:name="P500" style:family="paragraph" style:parent-style-name="Standard">
      <style:text-properties style:text-underline-style="none" officeooo:rsid="112aef4e" officeooo:paragraph-rsid="112aef4e"/>
    </style:style>
    <style:style style:name="P501" style:family="paragraph" style:parent-style-name="Standard">
      <style:text-properties style:text-underline-style="none" officeooo:rsid="112d4a8c" officeooo:paragraph-rsid="112d4a8c"/>
    </style:style>
    <style:style style:name="P502" style:family="paragraph" style:parent-style-name="Standard">
      <style:text-properties style:text-underline-style="none" officeooo:rsid="11327162" officeooo:paragraph-rsid="11327162"/>
    </style:style>
    <style:style style:name="P503" style:family="paragraph" style:parent-style-name="Standard">
      <style:text-properties style:text-underline-style="none" officeooo:rsid="1134eff9" officeooo:paragraph-rsid="1134eff9"/>
    </style:style>
    <style:style style:name="P504" style:family="paragraph" style:parent-style-name="Standard">
      <style:text-properties style:text-underline-style="none" officeooo:rsid="11380876" officeooo:paragraph-rsid="11380876"/>
    </style:style>
    <style:style style:name="P505" style:family="paragraph" style:parent-style-name="Standard">
      <style:text-properties style:text-underline-style="none" officeooo:rsid="1139901d" officeooo:paragraph-rsid="1139901d"/>
    </style:style>
    <style:style style:name="P506" style:family="paragraph" style:parent-style-name="Standard">
      <style:text-properties style:text-underline-style="none" officeooo:rsid="1143a077" officeooo:paragraph-rsid="1143a077"/>
    </style:style>
    <style:style style:name="P507" style:family="paragraph" style:parent-style-name="Standard">
      <style:text-properties style:text-underline-style="none" officeooo:rsid="114520a0" officeooo:paragraph-rsid="114520a0"/>
    </style:style>
    <style:style style:name="P508" style:family="paragraph" style:parent-style-name="Standard">
      <style:text-properties style:text-underline-style="none" officeooo:rsid="1145e4a9" officeooo:paragraph-rsid="1145e4a9"/>
    </style:style>
    <style:style style:name="P509" style:family="paragraph" style:parent-style-name="Standard">
      <style:text-properties style:text-underline-style="none" officeooo:rsid="116bde7d" officeooo:paragraph-rsid="116bde7d"/>
    </style:style>
    <style:style style:name="P510" style:family="paragraph" style:parent-style-name="Standard">
      <style:text-properties style:text-underline-style="none" officeooo:rsid="11704870" officeooo:paragraph-rsid="11704870"/>
    </style:style>
    <style:style style:name="P511" style:family="paragraph" style:parent-style-name="Standard">
      <style:text-properties style:text-underline-style="none" officeooo:rsid="1171e4d9" officeooo:paragraph-rsid="1171e4d9"/>
    </style:style>
    <style:style style:name="P512" style:family="paragraph" style:parent-style-name="Standard">
      <style:text-properties fo:language="ru" fo:country="RU" officeooo:paragraph-rsid="1171e4d9"/>
    </style:style>
    <style:style style:name="P513" style:family="paragraph" style:parent-style-name="Standard">
      <style:text-properties fo:language="ru" fo:country="RU" officeooo:rsid="11d27bba" officeooo:paragraph-rsid="11f2cd8a"/>
    </style:style>
    <style:style style:name="P514" style:family="paragraph" style:parent-style-name="Standard">
      <style:text-properties fo:language="ru" fo:country="RU" officeooo:rsid="11d27bba" officeooo:paragraph-rsid="120d3aa7"/>
    </style:style>
    <style:style style:name="P515" style:family="paragraph" style:parent-style-name="Standard">
      <style:text-properties fo:language="ru" fo:country="RU" officeooo:rsid="12129af3" officeooo:paragraph-rsid="120d3aa7"/>
    </style:style>
    <style:style style:name="P516" style:family="paragraph" style:parent-style-name="Standard">
      <style:text-properties fo:language="ru" fo:country="RU" officeooo:paragraph-rsid="1220a866"/>
    </style:style>
    <style:style style:name="P517" style:family="paragraph" style:parent-style-name="Standard">
      <style:text-properties fo:language="ru" fo:country="RU" officeooo:paragraph-rsid="1240c9e6"/>
    </style:style>
    <style:style style:name="P518" style:family="paragraph" style:parent-style-name="Standard">
      <style:text-properties fo:language="ru" fo:country="RU" officeooo:rsid="1240c9e6" officeooo:paragraph-rsid="1240c9e6"/>
    </style:style>
    <style:style style:name="P519" style:family="paragraph" style:parent-style-name="Standard">
      <style:text-properties fo:language="ru" fo:country="RU" officeooo:rsid="1240c9e6" officeooo:paragraph-rsid="1259eb65"/>
    </style:style>
    <style:style style:name="P520" style:family="paragraph" style:parent-style-name="Standard">
      <style:text-properties fo:language="ru" fo:country="RU" officeooo:rsid="12607d42" officeooo:paragraph-rsid="12607d42"/>
    </style:style>
    <style:style style:name="P521" style:family="paragraph" style:parent-style-name="Standard">
      <style:text-properties fo:language="ru" fo:country="RU" officeooo:rsid="12695e99" officeooo:paragraph-rsid="12695e99"/>
    </style:style>
    <style:style style:name="P522" style:family="paragraph" style:parent-style-name="Standard">
      <style:text-properties fo:language="ru" fo:country="RU" officeooo:rsid="12754598" officeooo:paragraph-rsid="12754598"/>
    </style:style>
    <style:style style:name="P523" style:family="paragraph" style:parent-style-name="Standard">
      <style:text-properties fo:language="ru" fo:country="RU" officeooo:rsid="127d48a8" officeooo:paragraph-rsid="127d48a8"/>
    </style:style>
    <style:style style:name="P524" style:family="paragraph" style:parent-style-name="Standard">
      <style:text-properties fo:language="ru" fo:country="RU" officeooo:rsid="127d48a8" officeooo:paragraph-rsid="128f4d2c"/>
    </style:style>
    <style:style style:name="P525" style:family="paragraph" style:parent-style-name="Standard">
      <style:text-properties fo:language="ru" fo:country="RU" officeooo:rsid="1283b45b" officeooo:paragraph-rsid="1283b45b"/>
    </style:style>
    <style:style style:name="P526" style:family="paragraph" style:parent-style-name="Standard">
      <style:text-properties officeooo:paragraph-rsid="1171e4d9"/>
    </style:style>
    <style:style style:name="P527" style:family="paragraph" style:parent-style-name="Standard">
      <style:text-properties officeooo:paragraph-rsid="11f2cd8a"/>
    </style:style>
    <style:style style:name="P528" style:family="paragraph" style:parent-style-name="Standard">
      <style:text-properties officeooo:paragraph-rsid="120d3aa7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872c9"/>
    </style:style>
    <style:style style:name="T28" style:family="text">
      <style:text-properties officeooo:rsid="0059ba01"/>
    </style:style>
    <style:style style:name="T29" style:family="text">
      <style:text-properties officeooo:rsid="0059ed6b"/>
    </style:style>
    <style:style style:name="T30" style:family="text">
      <style:text-properties officeooo:rsid="005e34fb"/>
    </style:style>
    <style:style style:name="T31" style:family="text">
      <style:text-properties officeooo:rsid="0064cd31"/>
    </style:style>
    <style:style style:name="T32" style:family="text">
      <style:text-properties officeooo:rsid="0069498c"/>
    </style:style>
    <style:style style:name="T33" style:family="text">
      <style:text-properties officeooo:rsid="006b39a8"/>
    </style:style>
    <style:style style:name="T34" style:family="text">
      <style:text-properties officeooo:rsid="006cfa25"/>
    </style:style>
    <style:style style:name="T35" style:family="text">
      <style:text-properties officeooo:rsid="0071e591"/>
    </style:style>
    <style:style style:name="T36" style:family="text">
      <style:text-properties officeooo:rsid="0073e185"/>
    </style:style>
    <style:style style:name="T37" style:family="text">
      <style:text-properties officeooo:rsid="0075ea4f"/>
    </style:style>
    <style:style style:name="T38" style:family="text">
      <style:text-properties officeooo:rsid="0077d90b"/>
    </style:style>
    <style:style style:name="T39" style:family="text">
      <style:text-properties officeooo:rsid="00799dda"/>
    </style:style>
    <style:style style:name="T40" style:family="text">
      <style:text-properties officeooo:rsid="007cfb4b"/>
    </style:style>
    <style:style style:name="T41" style:family="text">
      <style:text-properties officeooo:rsid="007e942c"/>
    </style:style>
    <style:style style:name="T42" style:family="text">
      <style:text-properties officeooo:rsid="007f81d8"/>
    </style:style>
    <style:style style:name="T43" style:family="text">
      <style:text-properties officeooo:rsid="007fdfba"/>
    </style:style>
    <style:style style:name="T44" style:family="text">
      <style:text-properties officeooo:rsid="0080b8dc"/>
    </style:style>
    <style:style style:name="T45" style:family="text">
      <style:text-properties officeooo:rsid="008137d6"/>
    </style:style>
    <style:style style:name="T46" style:family="text">
      <style:text-properties officeooo:rsid="0082932a"/>
    </style:style>
    <style:style style:name="T47" style:family="text">
      <style:text-properties officeooo:rsid="0083a16a"/>
    </style:style>
    <style:style style:name="T48" style:family="text">
      <style:text-properties officeooo:rsid="0086f04f"/>
    </style:style>
    <style:style style:name="T49" style:family="text">
      <style:text-properties officeooo:rsid="00880a25"/>
    </style:style>
    <style:style style:name="T50" style:family="text">
      <style:text-properties officeooo:rsid="008e6f30"/>
    </style:style>
    <style:style style:name="T51" style:family="text">
      <style:text-properties officeooo:rsid="009052a6"/>
    </style:style>
    <style:style style:name="T52" style:family="text">
      <style:text-properties officeooo:rsid="0090f484"/>
    </style:style>
    <style:style style:name="T53" style:family="text">
      <style:text-properties officeooo:rsid="00920659"/>
    </style:style>
    <style:style style:name="T54" style:family="text">
      <style:text-properties officeooo:rsid="00948124"/>
    </style:style>
    <style:style style:name="T55" style:family="text">
      <style:text-properties officeooo:rsid="00975f56"/>
    </style:style>
    <style:style style:name="T56" style:family="text">
      <style:text-properties officeooo:rsid="0098b924"/>
    </style:style>
    <style:style style:name="T57" style:family="text">
      <style:text-properties officeooo:rsid="009b22af"/>
    </style:style>
    <style:style style:name="T58" style:family="text">
      <style:text-properties officeooo:rsid="009e8b4c"/>
    </style:style>
    <style:style style:name="T59" style:family="text">
      <style:text-properties officeooo:rsid="00a00f65"/>
    </style:style>
    <style:style style:name="T60" style:family="text">
      <style:text-properties officeooo:rsid="00a0cbdd"/>
    </style:style>
    <style:style style:name="T61" style:family="text">
      <style:text-properties officeooo:rsid="00a44e60"/>
    </style:style>
    <style:style style:name="T62" style:family="text">
      <style:text-properties officeooo:rsid="00a585af"/>
    </style:style>
    <style:style style:name="T63" style:family="text">
      <style:text-properties officeooo:rsid="00a758aa"/>
    </style:style>
    <style:style style:name="T64" style:family="text">
      <style:text-properties officeooo:rsid="00a7dac6"/>
    </style:style>
    <style:style style:name="T65" style:family="text">
      <style:text-properties officeooo:rsid="00abfaf2"/>
    </style:style>
    <style:style style:name="T66" style:family="text">
      <style:text-properties officeooo:rsid="00ad3172"/>
    </style:style>
    <style:style style:name="T67" style:family="text">
      <style:text-properties officeooo:rsid="00ad72b0"/>
    </style:style>
    <style:style style:name="T68" style:family="text">
      <style:text-properties officeooo:rsid="00afdad6"/>
    </style:style>
    <style:style style:name="T69" style:family="text">
      <style:text-properties officeooo:rsid="00b0c201"/>
    </style:style>
    <style:style style:name="T70" style:family="text">
      <style:text-properties officeooo:rsid="00b3a22b"/>
    </style:style>
    <style:style style:name="T71" style:family="text">
      <style:text-properties officeooo:rsid="00b548b5"/>
    </style:style>
    <style:style style:name="T72" style:family="text">
      <style:text-properties officeooo:rsid="00b5cefe"/>
    </style:style>
    <style:style style:name="T73" style:family="text">
      <style:text-properties officeooo:rsid="00b66eb8"/>
    </style:style>
    <style:style style:name="T74" style:family="text">
      <style:text-properties officeooo:rsid="00b981c2"/>
    </style:style>
    <style:style style:name="T75" style:family="text">
      <style:text-properties officeooo:rsid="00b9c0b9"/>
    </style:style>
    <style:style style:name="T76" style:family="text">
      <style:text-properties officeooo:rsid="00bb3fe3"/>
    </style:style>
    <style:style style:name="T77" style:family="text">
      <style:text-properties officeooo:rsid="00bd3919"/>
    </style:style>
    <style:style style:name="T78" style:family="text">
      <style:text-properties officeooo:rsid="00c07ccc"/>
    </style:style>
    <style:style style:name="T79" style:family="text">
      <style:text-properties officeooo:rsid="00c28fc1"/>
    </style:style>
    <style:style style:name="T80" style:family="text">
      <style:text-properties officeooo:rsid="00c416e5"/>
    </style:style>
    <style:style style:name="T81" style:family="text">
      <style:text-properties officeooo:rsid="00c518e2"/>
    </style:style>
    <style:style style:name="T82" style:family="text">
      <style:text-properties officeooo:rsid="00c56a86"/>
    </style:style>
    <style:style style:name="T83" style:family="text">
      <style:text-properties officeooo:rsid="00c59506"/>
    </style:style>
    <style:style style:name="T84" style:family="text">
      <style:text-properties officeooo:rsid="00c6ff76"/>
    </style:style>
    <style:style style:name="T85" style:family="text">
      <style:text-properties officeooo:rsid="00c79a5e"/>
    </style:style>
    <style:style style:name="T86" style:family="text">
      <style:text-properties officeooo:rsid="00cc683a"/>
    </style:style>
    <style:style style:name="T87" style:family="text">
      <style:text-properties officeooo:rsid="00ce3cd2"/>
    </style:style>
    <style:style style:name="T88" style:family="text">
      <style:text-properties officeooo:rsid="00cfb2fd"/>
    </style:style>
    <style:style style:name="T89" style:family="text">
      <style:text-properties officeooo:rsid="00d11773"/>
    </style:style>
    <style:style style:name="T90" style:family="text">
      <style:text-properties officeooo:rsid="00d136a2"/>
    </style:style>
    <style:style style:name="T91" style:family="text">
      <style:text-properties officeooo:rsid="00d458ad"/>
    </style:style>
    <style:style style:name="T92" style:family="text">
      <style:text-properties officeooo:rsid="00d96730"/>
    </style:style>
    <style:style style:name="T93" style:family="text">
      <style:text-properties officeooo:rsid="00dbf072"/>
    </style:style>
    <style:style style:name="T94" style:family="text">
      <style:text-properties officeooo:rsid="00dcc54a"/>
    </style:style>
    <style:style style:name="T95" style:family="text">
      <style:text-properties officeooo:rsid="00dd7852"/>
    </style:style>
    <style:style style:name="T96" style:family="text">
      <style:text-properties officeooo:rsid="00de1b1d"/>
    </style:style>
    <style:style style:name="T97" style:family="text">
      <style:text-properties officeooo:rsid="00e235a4"/>
    </style:style>
    <style:style style:name="T98" style:family="text">
      <style:text-properties officeooo:rsid="00e943d5"/>
    </style:style>
    <style:style style:name="T99" style:family="text">
      <style:text-properties officeooo:rsid="00ef5c98"/>
    </style:style>
    <style:style style:name="T100" style:family="text">
      <style:text-properties officeooo:rsid="00f4b14a"/>
    </style:style>
    <style:style style:name="T101" style:family="text">
      <style:text-properties officeooo:rsid="00f63455"/>
    </style:style>
    <style:style style:name="T102" style:family="text">
      <style:text-properties officeooo:rsid="00f7f97f"/>
    </style:style>
    <style:style style:name="T103" style:family="text">
      <style:text-properties officeooo:rsid="00f81c62"/>
    </style:style>
    <style:style style:name="T104" style:family="text">
      <style:text-properties officeooo:rsid="00f9f397"/>
    </style:style>
    <style:style style:name="T105" style:family="text">
      <style:text-properties officeooo:rsid="00fb6a11"/>
    </style:style>
    <style:style style:name="T106" style:family="text">
      <style:text-properties officeooo:rsid="00fd4999"/>
    </style:style>
    <style:style style:name="T107" style:family="text">
      <style:text-properties officeooo:rsid="00fe3498"/>
    </style:style>
    <style:style style:name="T108" style:family="text">
      <style:text-properties officeooo:rsid="00ff5b69"/>
    </style:style>
    <style:style style:name="T109" style:family="text">
      <style:text-properties officeooo:rsid="010080f4"/>
    </style:style>
    <style:style style:name="T110" style:family="text">
      <style:text-properties officeooo:rsid="010160ea"/>
    </style:style>
    <style:style style:name="T111" style:family="text">
      <style:text-properties officeooo:rsid="0101b6a4"/>
    </style:style>
    <style:style style:name="T112" style:family="text">
      <style:text-properties officeooo:rsid="01033757"/>
    </style:style>
    <style:style style:name="T113" style:family="text">
      <style:text-properties officeooo:rsid="0104b1f3"/>
    </style:style>
    <style:style style:name="T114" style:family="text">
      <style:text-properties officeooo:rsid="0106638a"/>
    </style:style>
    <style:style style:name="T115" style:family="text">
      <style:text-properties officeooo:rsid="0106e649"/>
    </style:style>
    <style:style style:name="T116" style:family="text">
      <style:text-properties officeooo:rsid="0107e1c8"/>
    </style:style>
    <style:style style:name="T117" style:family="text">
      <style:text-properties officeooo:rsid="0108dfd9"/>
    </style:style>
    <style:style style:name="T118" style:family="text">
      <style:text-properties officeooo:rsid="010964e5"/>
    </style:style>
    <style:style style:name="T119" style:family="text">
      <style:text-properties officeooo:rsid="010a56a1"/>
    </style:style>
    <style:style style:name="T120" style:family="text">
      <style:text-properties officeooo:rsid="010aabaf"/>
    </style:style>
    <style:style style:name="T121" style:family="text">
      <style:text-properties officeooo:rsid="010cedf1"/>
    </style:style>
    <style:style style:name="T122" style:family="text">
      <style:text-properties officeooo:rsid="010d8f10"/>
    </style:style>
    <style:style style:name="T123" style:family="text">
      <style:text-properties officeooo:rsid="01103158"/>
    </style:style>
    <style:style style:name="T124" style:family="text">
      <style:text-properties officeooo:rsid="011189a1"/>
    </style:style>
    <style:style style:name="T125" style:family="text">
      <style:text-properties officeooo:rsid="0112f1e5"/>
    </style:style>
    <style:style style:name="T126" style:family="text">
      <style:text-properties officeooo:rsid="01149769"/>
    </style:style>
    <style:style style:name="T127" style:family="text">
      <style:text-properties officeooo:rsid="01179094"/>
    </style:style>
    <style:style style:name="T128" style:family="text">
      <style:text-properties officeooo:rsid="01199ea1"/>
    </style:style>
    <style:style style:name="T129" style:family="text">
      <style:text-properties officeooo:rsid="0119f177"/>
    </style:style>
    <style:style style:name="T130" style:family="text">
      <style:text-properties officeooo:rsid="011a8e4d"/>
    </style:style>
    <style:style style:name="T131" style:family="text">
      <style:text-properties officeooo:rsid="011c4f08"/>
    </style:style>
    <style:style style:name="T132" style:family="text">
      <style:text-properties officeooo:rsid="011cf4a7"/>
    </style:style>
    <style:style style:name="T133" style:family="text">
      <style:text-properties officeooo:rsid="011e5cf6"/>
    </style:style>
    <style:style style:name="T134" style:family="text">
      <style:text-properties officeooo:rsid="011f494f"/>
    </style:style>
    <style:style style:name="T135" style:family="text">
      <style:text-properties officeooo:rsid="0120bc9b"/>
    </style:style>
    <style:style style:name="T136" style:family="text">
      <style:text-properties officeooo:rsid="012166a5"/>
    </style:style>
    <style:style style:name="T137" style:family="text">
      <style:text-properties officeooo:rsid="01222286"/>
    </style:style>
    <style:style style:name="T138" style:family="text">
      <style:text-properties officeooo:rsid="01222b6b"/>
    </style:style>
    <style:style style:name="T139" style:family="text">
      <style:text-properties officeooo:rsid="0122cc09"/>
    </style:style>
    <style:style style:name="T140" style:family="text">
      <style:text-properties officeooo:rsid="01232791"/>
    </style:style>
    <style:style style:name="T141" style:family="text">
      <style:text-properties officeooo:rsid="01238f20"/>
    </style:style>
    <style:style style:name="T142" style:family="text">
      <style:text-properties officeooo:rsid="01243632"/>
    </style:style>
    <style:style style:name="T143" style:family="text">
      <style:text-properties officeooo:rsid="0127f9aa"/>
    </style:style>
    <style:style style:name="T144" style:family="text">
      <style:text-properties officeooo:rsid="01296310"/>
    </style:style>
    <style:style style:name="T145" style:family="text">
      <style:text-properties officeooo:rsid="012d25f6"/>
    </style:style>
    <style:style style:name="T146" style:family="text">
      <style:text-properties officeooo:rsid="012d27ec"/>
    </style:style>
    <style:style style:name="T147" style:family="text">
      <style:text-properties officeooo:rsid="01301d59"/>
    </style:style>
    <style:style style:name="T148" style:family="text">
      <style:text-properties officeooo:rsid="0130f764"/>
    </style:style>
    <style:style style:name="T149" style:family="text">
      <style:text-properties officeooo:rsid="0132d40d"/>
    </style:style>
    <style:style style:name="T150" style:family="text">
      <style:text-properties officeooo:rsid="0134303e"/>
    </style:style>
    <style:style style:name="T151" style:family="text">
      <style:text-properties officeooo:rsid="013456fa"/>
    </style:style>
    <style:style style:name="T152" style:family="text">
      <style:text-properties officeooo:rsid="013738f2"/>
    </style:style>
    <style:style style:name="T153" style:family="text">
      <style:text-properties officeooo:rsid="01377284"/>
    </style:style>
    <style:style style:name="T154" style:family="text">
      <style:text-properties officeooo:rsid="0138b4d1"/>
    </style:style>
    <style:style style:name="T155" style:family="text">
      <style:text-properties officeooo:rsid="0140f195"/>
    </style:style>
    <style:style style:name="T156" style:family="text">
      <style:text-properties officeooo:rsid="0144da9d"/>
    </style:style>
    <style:style style:name="T157" style:family="text">
      <style:text-properties officeooo:rsid="01465b98"/>
    </style:style>
    <style:style style:name="T158" style:family="text">
      <style:text-properties officeooo:rsid="0147d573"/>
    </style:style>
    <style:style style:name="T159" style:family="text">
      <style:text-properties officeooo:rsid="0149823c"/>
    </style:style>
    <style:style style:name="T160" style:family="text">
      <style:text-properties officeooo:rsid="014a9e57"/>
    </style:style>
    <style:style style:name="T161" style:family="text">
      <style:text-properties officeooo:rsid="014b91d8"/>
    </style:style>
    <style:style style:name="T162" style:family="text">
      <style:text-properties officeooo:rsid="014ba4ab"/>
    </style:style>
    <style:style style:name="T163" style:family="text">
      <style:text-properties officeooo:rsid="014dd36f"/>
    </style:style>
    <style:style style:name="T164" style:family="text">
      <style:text-properties officeooo:rsid="01509ce6"/>
    </style:style>
    <style:style style:name="T165" style:family="text">
      <style:text-properties officeooo:rsid="01547fbb"/>
    </style:style>
    <style:style style:name="T166" style:family="text">
      <style:text-properties officeooo:rsid="01555bff"/>
    </style:style>
    <style:style style:name="T167" style:family="text">
      <style:text-properties officeooo:rsid="015751f2"/>
    </style:style>
    <style:style style:name="T168" style:family="text">
      <style:text-properties officeooo:rsid="0158fe95"/>
    </style:style>
    <style:style style:name="T169" style:family="text">
      <style:text-properties officeooo:rsid="0159faea"/>
    </style:style>
    <style:style style:name="T170" style:family="text">
      <style:text-properties officeooo:rsid="015e9311"/>
    </style:style>
    <style:style style:name="T171" style:family="text">
      <style:text-properties officeooo:rsid="015f6f41"/>
    </style:style>
    <style:style style:name="T172" style:family="text">
      <style:text-properties officeooo:rsid="01606ca0"/>
    </style:style>
    <style:style style:name="T173" style:family="text">
      <style:text-properties officeooo:rsid="0161d6dc"/>
    </style:style>
    <style:style style:name="T174" style:family="text">
      <style:text-properties officeooo:rsid="01636726"/>
    </style:style>
    <style:style style:name="T175" style:family="text">
      <style:text-properties officeooo:rsid="01640a26"/>
    </style:style>
    <style:style style:name="T176" style:family="text">
      <style:text-properties officeooo:rsid="0164ea42"/>
    </style:style>
    <style:style style:name="T177" style:family="text">
      <style:text-properties officeooo:rsid="016a2be2"/>
    </style:style>
    <style:style style:name="T178" style:family="text">
      <style:text-properties officeooo:rsid="016e187d"/>
    </style:style>
    <style:style style:name="T179" style:family="text">
      <style:text-properties officeooo:rsid="016e2cc5"/>
    </style:style>
    <style:style style:name="T180" style:family="text">
      <style:text-properties officeooo:rsid="016fe0f9"/>
    </style:style>
    <style:style style:name="T181" style:family="text">
      <style:text-properties officeooo:rsid="01719a5a"/>
    </style:style>
    <style:style style:name="T182" style:family="text">
      <style:text-properties officeooo:rsid="0172e7b5"/>
    </style:style>
    <style:style style:name="T183" style:family="text">
      <style:text-properties officeooo:rsid="01737527"/>
    </style:style>
    <style:style style:name="T184" style:family="text">
      <style:text-properties officeooo:rsid="017a918b"/>
    </style:style>
    <style:style style:name="T185" style:family="text">
      <style:text-properties officeooo:rsid="017c1817"/>
    </style:style>
    <style:style style:name="T186" style:family="text">
      <style:text-properties officeooo:rsid="017e5257"/>
    </style:style>
    <style:style style:name="T187" style:family="text">
      <style:text-properties officeooo:rsid="01814508"/>
    </style:style>
    <style:style style:name="T188" style:family="text">
      <style:text-properties officeooo:rsid="01814969"/>
    </style:style>
    <style:style style:name="T189" style:family="text">
      <style:text-properties officeooo:rsid="01825bc2"/>
    </style:style>
    <style:style style:name="T190" style:family="text">
      <style:text-properties officeooo:rsid="0182ca46"/>
    </style:style>
    <style:style style:name="T191" style:family="text">
      <style:text-properties officeooo:rsid="018769a5"/>
    </style:style>
    <style:style style:name="T192" style:family="text">
      <style:text-properties officeooo:rsid="0187db2b"/>
    </style:style>
    <style:style style:name="T193" style:family="text">
      <style:text-properties officeooo:rsid="018984b6"/>
    </style:style>
    <style:style style:name="T194" style:family="text">
      <style:text-properties officeooo:rsid="01900a37"/>
    </style:style>
    <style:style style:name="T195" style:family="text">
      <style:text-properties officeooo:rsid="0190982a"/>
    </style:style>
    <style:style style:name="T196" style:family="text">
      <style:text-properties officeooo:rsid="0192774c"/>
    </style:style>
    <style:style style:name="T197" style:family="text">
      <style:text-properties officeooo:rsid="0193e2ce"/>
    </style:style>
    <style:style style:name="T198" style:family="text">
      <style:text-properties officeooo:rsid="01957ecb"/>
    </style:style>
    <style:style style:name="T199" style:family="text">
      <style:text-properties officeooo:rsid="0195b8ff"/>
    </style:style>
    <style:style style:name="T200" style:family="text">
      <style:text-properties officeooo:rsid="0196b6dc"/>
    </style:style>
    <style:style style:name="T201" style:family="text">
      <style:text-properties officeooo:rsid="01984fc5"/>
    </style:style>
    <style:style style:name="T202" style:family="text">
      <style:text-properties officeooo:rsid="01997001"/>
    </style:style>
    <style:style style:name="T203" style:family="text">
      <style:text-properties officeooo:rsid="019a7b4d"/>
    </style:style>
    <style:style style:name="T204" style:family="text">
      <style:text-properties officeooo:rsid="019afe38"/>
    </style:style>
    <style:style style:name="T205" style:family="text">
      <style:text-properties officeooo:rsid="019cf4e8"/>
    </style:style>
    <style:style style:name="T206" style:family="text">
      <style:text-properties officeooo:rsid="019dc2bf"/>
    </style:style>
    <style:style style:name="T207" style:family="text">
      <style:text-properties officeooo:rsid="019e2d75"/>
    </style:style>
    <style:style style:name="T208" style:family="text">
      <style:text-properties officeooo:rsid="019ea9b1"/>
    </style:style>
    <style:style style:name="T209" style:family="text">
      <style:text-properties officeooo:rsid="019efa86"/>
    </style:style>
    <style:style style:name="T210" style:family="text">
      <style:text-properties officeooo:rsid="01ad20e3"/>
    </style:style>
    <style:style style:name="T211" style:family="text">
      <style:text-properties officeooo:rsid="01aeca03"/>
    </style:style>
    <style:style style:name="T212" style:family="text">
      <style:text-properties officeooo:rsid="01b0583e"/>
    </style:style>
    <style:style style:name="T213" style:family="text">
      <style:text-properties officeooo:rsid="01b092a4"/>
    </style:style>
    <style:style style:name="T214" style:family="text">
      <style:text-properties officeooo:rsid="01b485cc"/>
    </style:style>
    <style:style style:name="T215" style:family="text">
      <style:text-properties officeooo:rsid="01b67267"/>
    </style:style>
    <style:style style:name="T216" style:family="text">
      <style:text-properties officeooo:rsid="01b85783"/>
    </style:style>
    <style:style style:name="T217" style:family="text">
      <style:text-properties officeooo:rsid="01b98e1c"/>
    </style:style>
    <style:style style:name="T218" style:family="text">
      <style:text-properties officeooo:rsid="01b9e827"/>
    </style:style>
    <style:style style:name="T219" style:family="text">
      <style:text-properties officeooo:rsid="01bafc1c"/>
    </style:style>
    <style:style style:name="T220" style:family="text">
      <style:text-properties officeooo:rsid="01bca817"/>
    </style:style>
    <style:style style:name="T221" style:family="text">
      <style:text-properties officeooo:rsid="01be354a"/>
    </style:style>
    <style:style style:name="T222" style:family="text">
      <style:text-properties officeooo:rsid="01be5489"/>
    </style:style>
    <style:style style:name="T223" style:family="text">
      <style:text-properties officeooo:rsid="01befa7c"/>
    </style:style>
    <style:style style:name="T224" style:family="text">
      <style:text-properties officeooo:rsid="01c0922f"/>
    </style:style>
    <style:style style:name="T225" style:family="text">
      <style:text-properties officeooo:rsid="01c12341"/>
    </style:style>
    <style:style style:name="T226" style:family="text">
      <style:text-properties officeooo:rsid="01c5f236"/>
    </style:style>
    <style:style style:name="T227" style:family="text">
      <style:text-properties officeooo:rsid="01c600a6"/>
    </style:style>
    <style:style style:name="T228" style:family="text">
      <style:text-properties officeooo:rsid="01c60d65"/>
    </style:style>
    <style:style style:name="T229" style:family="text">
      <style:text-properties officeooo:rsid="01c75ec0"/>
    </style:style>
    <style:style style:name="T230" style:family="text">
      <style:text-properties officeooo:rsid="01ca7670"/>
    </style:style>
    <style:style style:name="T231" style:family="text">
      <style:text-properties officeooo:rsid="01cb233c"/>
    </style:style>
    <style:style style:name="T232" style:family="text">
      <style:text-properties officeooo:rsid="01cf7847"/>
    </style:style>
    <style:style style:name="T233" style:family="text">
      <style:text-properties officeooo:rsid="01d3255c"/>
    </style:style>
    <style:style style:name="T234" style:family="text">
      <style:text-properties officeooo:rsid="01d5bc62"/>
    </style:style>
    <style:style style:name="T235" style:family="text">
      <style:text-properties officeooo:rsid="01d83c1c"/>
    </style:style>
    <style:style style:name="T236" style:family="text">
      <style:text-properties officeooo:rsid="01da2e18"/>
    </style:style>
    <style:style style:name="T237" style:family="text">
      <style:text-properties officeooo:rsid="01dd887d"/>
    </style:style>
    <style:style style:name="T238" style:family="text">
      <style:text-properties officeooo:rsid="01de28d0"/>
    </style:style>
    <style:style style:name="T239" style:family="text">
      <style:text-properties officeooo:rsid="01dfb64f"/>
    </style:style>
    <style:style style:name="T240" style:family="text">
      <style:text-properties officeooo:rsid="01e0c623"/>
    </style:style>
    <style:style style:name="T241" style:family="text">
      <style:text-properties officeooo:rsid="01e1b214"/>
    </style:style>
    <style:style style:name="T242" style:family="text">
      <style:text-properties officeooo:rsid="01e2b776"/>
    </style:style>
    <style:style style:name="T243" style:family="text">
      <style:text-properties officeooo:rsid="01e372e3"/>
    </style:style>
    <style:style style:name="T244" style:family="text">
      <style:text-properties officeooo:rsid="01e52b41"/>
    </style:style>
    <style:style style:name="T245" style:family="text">
      <style:text-properties officeooo:rsid="01e62915"/>
    </style:style>
    <style:style style:name="T246" style:family="text">
      <style:text-properties officeooo:rsid="01e89bd7"/>
    </style:style>
    <style:style style:name="T247" style:family="text">
      <style:text-properties officeooo:rsid="01ea823d"/>
    </style:style>
    <style:style style:name="T248" style:family="text">
      <style:text-properties officeooo:rsid="01ebdb00"/>
    </style:style>
    <style:style style:name="T249" style:family="text">
      <style:text-properties officeooo:rsid="01ed5a63"/>
    </style:style>
    <style:style style:name="T250" style:family="text">
      <style:text-properties officeooo:rsid="01ee429d"/>
    </style:style>
    <style:style style:name="T251" style:family="text">
      <style:text-properties officeooo:rsid="01f07992"/>
    </style:style>
    <style:style style:name="T252" style:family="text">
      <style:text-properties officeooo:rsid="01f09858"/>
    </style:style>
    <style:style style:name="T253" style:family="text">
      <style:text-properties officeooo:rsid="01f29475"/>
    </style:style>
    <style:style style:name="T254" style:family="text">
      <style:text-properties officeooo:rsid="01f53dc7"/>
    </style:style>
    <style:style style:name="T255" style:family="text">
      <style:text-properties officeooo:rsid="01f73ab8"/>
    </style:style>
    <style:style style:name="T256" style:family="text">
      <style:text-properties officeooo:rsid="01fa56e1"/>
    </style:style>
    <style:style style:name="T257" style:family="text">
      <style:text-properties officeooo:rsid="01fac9c6"/>
    </style:style>
    <style:style style:name="T258" style:family="text">
      <style:text-properties officeooo:rsid="020100c4"/>
    </style:style>
    <style:style style:name="T259" style:family="text">
      <style:text-properties officeooo:rsid="02016899"/>
    </style:style>
    <style:style style:name="T260" style:family="text">
      <style:text-properties officeooo:rsid="02035c80"/>
    </style:style>
    <style:style style:name="T261" style:family="text">
      <style:text-properties officeooo:rsid="02074ee2"/>
    </style:style>
    <style:style style:name="T262" style:family="text">
      <style:text-properties officeooo:rsid="0207c49d"/>
    </style:style>
    <style:style style:name="T263" style:family="text">
      <style:text-properties officeooo:rsid="02089577"/>
    </style:style>
    <style:style style:name="T264" style:family="text">
      <style:text-properties officeooo:rsid="020a2d65"/>
    </style:style>
    <style:style style:name="T265" style:family="text">
      <style:text-properties officeooo:rsid="020d72b1"/>
    </style:style>
    <style:style style:name="T266" style:family="text">
      <style:text-properties officeooo:rsid="0210107d"/>
    </style:style>
    <style:style style:name="T267" style:family="text">
      <style:text-properties officeooo:rsid="0212a8b5"/>
    </style:style>
    <style:style style:name="T268" style:family="text">
      <style:text-properties officeooo:rsid="0215946d"/>
    </style:style>
    <style:style style:name="T269" style:family="text">
      <style:text-properties officeooo:rsid="0217325c"/>
    </style:style>
    <style:style style:name="T270" style:family="text">
      <style:text-properties officeooo:rsid="02181f28"/>
    </style:style>
    <style:style style:name="T271" style:family="text">
      <style:text-properties officeooo:rsid="021a9eda"/>
    </style:style>
    <style:style style:name="T272" style:family="text">
      <style:text-properties officeooo:rsid="021d1664"/>
    </style:style>
    <style:style style:name="T273" style:family="text">
      <style:text-properties officeooo:rsid="021f28dc"/>
    </style:style>
    <style:style style:name="T274" style:family="text">
      <style:text-properties officeooo:rsid="021f951c"/>
    </style:style>
    <style:style style:name="T275" style:family="text">
      <style:text-properties officeooo:rsid="02212549"/>
    </style:style>
    <style:style style:name="T276" style:family="text">
      <style:text-properties officeooo:rsid="02217b7c"/>
    </style:style>
    <style:style style:name="T277" style:family="text">
      <style:text-properties officeooo:rsid="0223b339"/>
    </style:style>
    <style:style style:name="T278" style:family="text">
      <style:text-properties officeooo:rsid="02246fab"/>
    </style:style>
    <style:style style:name="T279" style:family="text">
      <style:text-properties officeooo:rsid="0225547d"/>
    </style:style>
    <style:style style:name="T280" style:family="text">
      <style:text-properties officeooo:rsid="0228153b"/>
    </style:style>
    <style:style style:name="T281" style:family="text">
      <style:text-properties officeooo:rsid="02294a66"/>
    </style:style>
    <style:style style:name="T282" style:family="text">
      <style:text-properties officeooo:rsid="0229c14b"/>
    </style:style>
    <style:style style:name="T283" style:family="text">
      <style:text-properties officeooo:rsid="022b6d68"/>
    </style:style>
    <style:style style:name="T284" style:family="text">
      <style:text-properties officeooo:rsid="022cb55e"/>
    </style:style>
    <style:style style:name="T285" style:family="text">
      <style:text-properties officeooo:rsid="022d58e7"/>
    </style:style>
    <style:style style:name="T286" style:family="text">
      <style:text-properties officeooo:rsid="022f0b90"/>
    </style:style>
    <style:style style:name="T287" style:family="text">
      <style:text-properties officeooo:rsid="022fb692"/>
    </style:style>
    <style:style style:name="T288" style:family="text">
      <style:text-properties officeooo:rsid="0230b8e8"/>
    </style:style>
    <style:style style:name="T289" style:family="text">
      <style:text-properties officeooo:rsid="02315817"/>
    </style:style>
    <style:style style:name="T290" style:family="text">
      <style:text-properties officeooo:rsid="023365fa"/>
    </style:style>
    <style:style style:name="T291" style:family="text">
      <style:text-properties officeooo:rsid="0237a049"/>
    </style:style>
    <style:style style:name="T292" style:family="text">
      <style:text-properties officeooo:rsid="0238823d"/>
    </style:style>
    <style:style style:name="T293" style:family="text">
      <style:text-properties officeooo:rsid="023ac42b"/>
    </style:style>
    <style:style style:name="T294" style:family="text">
      <style:text-properties officeooo:rsid="023c8520"/>
    </style:style>
    <style:style style:name="T295" style:family="text">
      <style:text-properties officeooo:rsid="023d07ad"/>
    </style:style>
    <style:style style:name="T296" style:family="text">
      <style:text-properties officeooo:rsid="023e6c89"/>
    </style:style>
    <style:style style:name="T297" style:family="text">
      <style:text-properties officeooo:rsid="0240d928"/>
    </style:style>
    <style:style style:name="T298" style:family="text">
      <style:text-properties officeooo:rsid="0243b785"/>
    </style:style>
    <style:style style:name="T299" style:family="text">
      <style:text-properties officeooo:rsid="02451ecd"/>
    </style:style>
    <style:style style:name="T300" style:family="text">
      <style:text-properties officeooo:rsid="0245af8b"/>
    </style:style>
    <style:style style:name="T301" style:family="text">
      <style:text-properties officeooo:rsid="0245f31d"/>
    </style:style>
    <style:style style:name="T302" style:family="text">
      <style:text-properties officeooo:rsid="02475e23"/>
    </style:style>
    <style:style style:name="T303" style:family="text">
      <style:text-properties officeooo:rsid="02497eb6"/>
    </style:style>
    <style:style style:name="T304" style:family="text">
      <style:text-properties officeooo:rsid="024c12c4"/>
    </style:style>
    <style:style style:name="T305" style:family="text">
      <style:text-properties officeooo:rsid="024d07be"/>
    </style:style>
    <style:style style:name="T306" style:family="text">
      <style:text-properties officeooo:rsid="024ddea6"/>
    </style:style>
    <style:style style:name="T307" style:family="text">
      <style:text-properties officeooo:rsid="024e9869"/>
    </style:style>
    <style:style style:name="T308" style:family="text">
      <style:text-properties officeooo:rsid="024f07f1"/>
    </style:style>
    <style:style style:name="T309" style:family="text">
      <style:text-properties officeooo:rsid="0251a0a8"/>
    </style:style>
    <style:style style:name="T310" style:family="text">
      <style:text-properties officeooo:rsid="0251a28d"/>
    </style:style>
    <style:style style:name="T311" style:family="text">
      <style:text-properties officeooo:rsid="0253181e"/>
    </style:style>
    <style:style style:name="T312" style:family="text">
      <style:text-properties officeooo:rsid="0253a9d9"/>
    </style:style>
    <style:style style:name="T313" style:family="text">
      <style:text-properties officeooo:rsid="025439e8"/>
    </style:style>
    <style:style style:name="T314" style:family="text">
      <style:text-properties officeooo:rsid="0255308a"/>
    </style:style>
    <style:style style:name="T315" style:family="text">
      <style:text-properties officeooo:rsid="0255dd6e"/>
    </style:style>
    <style:style style:name="T316" style:family="text">
      <style:text-properties officeooo:rsid="025a409d"/>
    </style:style>
    <style:style style:name="T317" style:family="text">
      <style:text-properties officeooo:rsid="025cc2dd"/>
    </style:style>
    <style:style style:name="T318" style:family="text">
      <style:text-properties officeooo:rsid="025e3806"/>
    </style:style>
    <style:style style:name="T319" style:family="text">
      <style:text-properties officeooo:rsid="025f8da5"/>
    </style:style>
    <style:style style:name="T320" style:family="text">
      <style:text-properties officeooo:rsid="0263aeb8"/>
    </style:style>
    <style:style style:name="T321" style:family="text">
      <style:text-properties officeooo:rsid="02641866"/>
    </style:style>
    <style:style style:name="T322" style:family="text">
      <style:text-properties officeooo:rsid="02657a3d"/>
    </style:style>
    <style:style style:name="T323" style:family="text">
      <style:text-properties officeooo:rsid="02698562"/>
    </style:style>
    <style:style style:name="T324" style:family="text">
      <style:text-properties officeooo:rsid="026b832b"/>
    </style:style>
    <style:style style:name="T325" style:family="text">
      <style:text-properties officeooo:rsid="026d27bc"/>
    </style:style>
    <style:style style:name="T326" style:family="text">
      <style:text-properties officeooo:rsid="026d8e04"/>
    </style:style>
    <style:style style:name="T327" style:family="text">
      <style:text-properties officeooo:rsid="026e258d"/>
    </style:style>
    <style:style style:name="T328" style:family="text">
      <style:text-properties officeooo:rsid="026e2a75"/>
    </style:style>
    <style:style style:name="T329" style:family="text">
      <style:text-properties officeooo:rsid="02702908"/>
    </style:style>
    <style:style style:name="T330" style:family="text">
      <style:text-properties officeooo:rsid="0270818b"/>
    </style:style>
    <style:style style:name="T331" style:family="text">
      <style:text-properties officeooo:rsid="0270f9cd"/>
    </style:style>
    <style:style style:name="T332" style:family="text">
      <style:text-properties officeooo:rsid="0270fee4"/>
    </style:style>
    <style:style style:name="T333" style:family="text">
      <style:text-properties officeooo:rsid="0272e89b"/>
    </style:style>
    <style:style style:name="T334" style:family="text">
      <style:text-properties officeooo:rsid="02734613"/>
    </style:style>
    <style:style style:name="T335" style:family="text">
      <style:text-properties officeooo:rsid="0273b7c9"/>
    </style:style>
    <style:style style:name="T336" style:family="text">
      <style:text-properties officeooo:rsid="027597f7"/>
    </style:style>
    <style:style style:name="T337" style:family="text">
      <style:text-properties officeooo:rsid="02759a2d"/>
    </style:style>
    <style:style style:name="T338" style:family="text">
      <style:text-properties officeooo:rsid="027615c5"/>
    </style:style>
    <style:style style:name="T339" style:family="text">
      <style:text-properties officeooo:rsid="027c00c5"/>
    </style:style>
    <style:style style:name="T340" style:family="text">
      <style:text-properties officeooo:rsid="027d0da3"/>
    </style:style>
    <style:style style:name="T341" style:family="text">
      <style:text-properties officeooo:rsid="027f2fe1"/>
    </style:style>
    <style:style style:name="T342" style:family="text">
      <style:text-properties officeooo:rsid="027fb193"/>
    </style:style>
    <style:style style:name="T343" style:family="text">
      <style:text-properties officeooo:rsid="02813097"/>
    </style:style>
    <style:style style:name="T344" style:family="text">
      <style:text-properties officeooo:rsid="0283e192"/>
    </style:style>
    <style:style style:name="T345" style:family="text">
      <style:text-properties officeooo:rsid="0285a12f"/>
    </style:style>
    <style:style style:name="T346" style:family="text">
      <style:text-properties officeooo:rsid="028618a6"/>
    </style:style>
    <style:style style:name="T347" style:family="text">
      <style:text-properties officeooo:rsid="0286f80d"/>
    </style:style>
    <style:style style:name="T348" style:family="text">
      <style:text-properties officeooo:rsid="0288a117"/>
    </style:style>
    <style:style style:name="T349" style:family="text">
      <style:text-properties officeooo:rsid="028a6a36"/>
    </style:style>
    <style:style style:name="T350" style:family="text">
      <style:text-properties officeooo:rsid="028b8187"/>
    </style:style>
    <style:style style:name="T351" style:family="text">
      <style:text-properties officeooo:rsid="028cf210"/>
    </style:style>
    <style:style style:name="T352" style:family="text">
      <style:text-properties officeooo:rsid="028e407a"/>
    </style:style>
    <style:style style:name="T353" style:family="text">
      <style:text-properties officeooo:rsid="028f61d1"/>
    </style:style>
    <style:style style:name="T354" style:family="text">
      <style:text-properties officeooo:rsid="02908374"/>
    </style:style>
    <style:style style:name="T355" style:family="text">
      <style:text-properties officeooo:rsid="029357af"/>
    </style:style>
    <style:style style:name="T356" style:family="text">
      <style:text-properties officeooo:rsid="0293bfc4"/>
    </style:style>
    <style:style style:name="T357" style:family="text">
      <style:text-properties officeooo:rsid="029434c4"/>
    </style:style>
    <style:style style:name="T358" style:family="text">
      <style:text-properties officeooo:rsid="0296d290"/>
    </style:style>
    <style:style style:name="T359" style:family="text">
      <style:text-properties officeooo:rsid="029821d3"/>
    </style:style>
    <style:style style:name="T360" style:family="text">
      <style:text-properties officeooo:rsid="0298fef8"/>
    </style:style>
    <style:style style:name="T361" style:family="text">
      <style:text-properties officeooo:rsid="029af38e"/>
    </style:style>
    <style:style style:name="T362" style:family="text">
      <style:text-properties officeooo:rsid="029cd885"/>
    </style:style>
    <style:style style:name="T363" style:family="text">
      <style:text-properties officeooo:rsid="029e7f25"/>
    </style:style>
    <style:style style:name="T364" style:family="text">
      <style:text-properties officeooo:rsid="029f534f"/>
    </style:style>
    <style:style style:name="T365" style:family="text">
      <style:text-properties officeooo:rsid="029fdd2b"/>
    </style:style>
    <style:style style:name="T366" style:family="text">
      <style:text-properties officeooo:rsid="02a1d7ae"/>
    </style:style>
    <style:style style:name="T367" style:family="text">
      <style:text-properties officeooo:rsid="02a41bca"/>
    </style:style>
    <style:style style:name="T368" style:family="text">
      <style:text-properties officeooo:rsid="02a6e92e"/>
    </style:style>
    <style:style style:name="T369" style:family="text">
      <style:text-properties officeooo:rsid="02a772c6"/>
    </style:style>
    <style:style style:name="T370" style:family="text">
      <style:text-properties officeooo:rsid="02a81bf0"/>
    </style:style>
    <style:style style:name="T371" style:family="text">
      <style:text-properties officeooo:rsid="02a869d4"/>
    </style:style>
    <style:style style:name="T372" style:family="text">
      <style:text-properties officeooo:rsid="02a88280"/>
    </style:style>
    <style:style style:name="T373" style:family="text">
      <style:text-properties officeooo:rsid="02a9fd2d"/>
    </style:style>
    <style:style style:name="T374" style:family="text">
      <style:text-properties officeooo:rsid="02ab9a0a"/>
    </style:style>
    <style:style style:name="T375" style:family="text">
      <style:text-properties officeooo:rsid="02af758c"/>
    </style:style>
    <style:style style:name="T376" style:family="text">
      <style:text-properties officeooo:rsid="02b07361"/>
    </style:style>
    <style:style style:name="T377" style:family="text">
      <style:text-properties officeooo:rsid="02b2e421"/>
    </style:style>
    <style:style style:name="T378" style:family="text">
      <style:text-properties officeooo:rsid="02b48b55"/>
    </style:style>
    <style:style style:name="T379" style:family="text">
      <style:text-properties officeooo:rsid="02b5d412"/>
    </style:style>
    <style:style style:name="T380" style:family="text">
      <style:text-properties officeooo:rsid="02b8bb45"/>
    </style:style>
    <style:style style:name="T381" style:family="text">
      <style:text-properties officeooo:rsid="02bb8f94"/>
    </style:style>
    <style:style style:name="T382" style:family="text">
      <style:text-properties officeooo:rsid="02be90b4"/>
    </style:style>
    <style:style style:name="T383" style:family="text">
      <style:text-properties officeooo:rsid="02bf295d"/>
    </style:style>
    <style:style style:name="T384" style:family="text">
      <style:text-properties officeooo:rsid="02c110db"/>
    </style:style>
    <style:style style:name="T385" style:family="text">
      <style:text-properties officeooo:rsid="02c27042"/>
    </style:style>
    <style:style style:name="T386" style:family="text">
      <style:text-properties officeooo:rsid="02c3c489"/>
    </style:style>
    <style:style style:name="T387" style:family="text">
      <style:text-properties officeooo:rsid="02c4b85d"/>
    </style:style>
    <style:style style:name="T388" style:family="text">
      <style:text-properties officeooo:rsid="02c67827"/>
    </style:style>
    <style:style style:name="T389" style:family="text">
      <style:text-properties officeooo:rsid="02c85108"/>
    </style:style>
    <style:style style:name="T390" style:family="text">
      <style:text-properties officeooo:rsid="02c87a30"/>
    </style:style>
    <style:style style:name="T391" style:family="text">
      <style:text-properties officeooo:rsid="02cafa47"/>
    </style:style>
    <style:style style:name="T392" style:family="text">
      <style:text-properties officeooo:rsid="02cc79fb"/>
    </style:style>
    <style:style style:name="T393" style:family="text">
      <style:text-properties officeooo:rsid="02d01b2d"/>
    </style:style>
    <style:style style:name="T394" style:family="text">
      <style:text-properties officeooo:rsid="02d20192"/>
    </style:style>
    <style:style style:name="T395" style:family="text">
      <style:text-properties officeooo:rsid="02d33a0e"/>
    </style:style>
    <style:style style:name="T396" style:family="text">
      <style:text-properties officeooo:rsid="02d4a88e"/>
    </style:style>
    <style:style style:name="T397" style:family="text">
      <style:text-properties officeooo:rsid="02d4cfa2"/>
    </style:style>
    <style:style style:name="T398" style:family="text">
      <style:text-properties officeooo:rsid="02d55d1a"/>
    </style:style>
    <style:style style:name="T399" style:family="text">
      <style:text-properties officeooo:rsid="02d573f9"/>
    </style:style>
    <style:style style:name="T400" style:family="text">
      <style:text-properties officeooo:rsid="02d71fbe"/>
    </style:style>
    <style:style style:name="T401" style:family="text">
      <style:text-properties officeooo:rsid="02d7b53c"/>
    </style:style>
    <style:style style:name="T402" style:family="text">
      <style:text-properties officeooo:rsid="02db4d49"/>
    </style:style>
    <style:style style:name="T403" style:family="text">
      <style:text-properties officeooo:rsid="02dcee45"/>
    </style:style>
    <style:style style:name="T404" style:family="text">
      <style:text-properties officeooo:rsid="02ddb07c"/>
    </style:style>
    <style:style style:name="T405" style:family="text">
      <style:text-properties officeooo:rsid="02df0a3d"/>
    </style:style>
    <style:style style:name="T406" style:family="text">
      <style:text-properties officeooo:rsid="02dfb619"/>
    </style:style>
    <style:style style:name="T407" style:family="text">
      <style:text-properties officeooo:rsid="02dfe3d1"/>
    </style:style>
    <style:style style:name="T408" style:family="text">
      <style:text-properties officeooo:rsid="02e000b0"/>
    </style:style>
    <style:style style:name="T409" style:family="text">
      <style:text-properties officeooo:rsid="02e40062"/>
    </style:style>
    <style:style style:name="T410" style:family="text">
      <style:text-properties officeooo:rsid="02e47b6d"/>
    </style:style>
    <style:style style:name="T411" style:family="text">
      <style:text-properties officeooo:rsid="02e4a475"/>
    </style:style>
    <style:style style:name="T412" style:family="text">
      <style:text-properties officeooo:rsid="02e7270d"/>
    </style:style>
    <style:style style:name="T413" style:family="text">
      <style:text-properties officeooo:rsid="02e84a44"/>
    </style:style>
    <style:style style:name="T414" style:family="text">
      <style:text-properties officeooo:rsid="02e9e74f"/>
    </style:style>
    <style:style style:name="T415" style:family="text">
      <style:text-properties officeooo:rsid="02ea79fe"/>
    </style:style>
    <style:style style:name="T416" style:family="text">
      <style:text-properties officeooo:rsid="02ec4596"/>
    </style:style>
    <style:style style:name="T417" style:family="text">
      <style:text-properties officeooo:rsid="02ecd14d"/>
    </style:style>
    <style:style style:name="T418" style:family="text">
      <style:text-properties officeooo:rsid="02edab24"/>
    </style:style>
    <style:style style:name="T419" style:family="text">
      <style:text-properties officeooo:rsid="02ef8c95"/>
    </style:style>
    <style:style style:name="T420" style:family="text">
      <style:text-properties officeooo:rsid="02f0dd2e"/>
    </style:style>
    <style:style style:name="T421" style:family="text">
      <style:text-properties officeooo:rsid="02f27953"/>
    </style:style>
    <style:style style:name="T422" style:family="text">
      <style:text-properties officeooo:rsid="02f2867d"/>
    </style:style>
    <style:style style:name="T423" style:family="text">
      <style:text-properties officeooo:rsid="02f4403f"/>
    </style:style>
    <style:style style:name="T424" style:family="text">
      <style:text-properties officeooo:rsid="02f5b259"/>
    </style:style>
    <style:style style:name="T425" style:family="text">
      <style:text-properties officeooo:rsid="02f7a16c"/>
    </style:style>
    <style:style style:name="T426" style:family="text">
      <style:text-properties officeooo:rsid="02f8766c"/>
    </style:style>
    <style:style style:name="T427" style:family="text">
      <style:text-properties officeooo:rsid="02f9a6d4"/>
    </style:style>
    <style:style style:name="T428" style:family="text">
      <style:text-properties officeooo:rsid="02fc94e8"/>
    </style:style>
    <style:style style:name="T429" style:family="text">
      <style:text-properties officeooo:rsid="02fda326"/>
    </style:style>
    <style:style style:name="T430" style:family="text">
      <style:text-properties officeooo:rsid="02ff64c7"/>
    </style:style>
    <style:style style:name="T431" style:family="text">
      <style:text-properties officeooo:rsid="02ffdb42"/>
    </style:style>
    <style:style style:name="T432" style:family="text">
      <style:text-properties officeooo:rsid="0301be0a"/>
    </style:style>
    <style:style style:name="T433" style:family="text">
      <style:text-properties officeooo:rsid="0302f029"/>
    </style:style>
    <style:style style:name="T434" style:family="text">
      <style:text-properties officeooo:rsid="0303c262"/>
    </style:style>
    <style:style style:name="T435" style:family="text">
      <style:text-properties officeooo:rsid="0304434d"/>
    </style:style>
    <style:style style:name="T436" style:family="text">
      <style:text-properties officeooo:rsid="0307548b"/>
    </style:style>
    <style:style style:name="T437" style:family="text">
      <style:text-properties officeooo:rsid="030858de"/>
    </style:style>
    <style:style style:name="T438" style:family="text">
      <style:text-properties officeooo:rsid="03094a95"/>
    </style:style>
    <style:style style:name="T439" style:family="text">
      <style:text-properties officeooo:rsid="0309dbb2"/>
    </style:style>
    <style:style style:name="T440" style:family="text">
      <style:text-properties officeooo:rsid="030bb3a1"/>
    </style:style>
    <style:style style:name="T441" style:family="text">
      <style:text-properties officeooo:rsid="030d2c21"/>
    </style:style>
    <style:style style:name="T442" style:family="text">
      <style:text-properties officeooo:rsid="030dc6ad"/>
    </style:style>
    <style:style style:name="T443" style:family="text">
      <style:text-properties officeooo:rsid="03124a61"/>
    </style:style>
    <style:style style:name="T444" style:family="text">
      <style:text-properties officeooo:rsid="03168868"/>
    </style:style>
    <style:style style:name="T445" style:family="text">
      <style:text-properties officeooo:rsid="0318363e"/>
    </style:style>
    <style:style style:name="T446" style:family="text">
      <style:text-properties officeooo:rsid="031cb36d"/>
    </style:style>
    <style:style style:name="T447" style:family="text">
      <style:text-properties officeooo:rsid="031e9b32"/>
    </style:style>
    <style:style style:name="T448" style:family="text">
      <style:text-properties officeooo:rsid="0320e21b"/>
    </style:style>
    <style:style style:name="T449" style:family="text">
      <style:text-properties officeooo:rsid="03214d21"/>
    </style:style>
    <style:style style:name="T450" style:family="text">
      <style:text-properties officeooo:rsid="03233893"/>
    </style:style>
    <style:style style:name="T451" style:family="text">
      <style:text-properties officeooo:rsid="03241946"/>
    </style:style>
    <style:style style:name="T452" style:family="text">
      <style:text-properties officeooo:rsid="0325200c"/>
    </style:style>
    <style:style style:name="T453" style:family="text">
      <style:text-properties officeooo:rsid="03252904"/>
    </style:style>
    <style:style style:name="T454" style:family="text">
      <style:text-properties officeooo:rsid="0325ba83"/>
    </style:style>
    <style:style style:name="T455" style:family="text">
      <style:text-properties officeooo:rsid="0327bbb5"/>
    </style:style>
    <style:style style:name="T456" style:family="text">
      <style:text-properties officeooo:rsid="032a9566"/>
    </style:style>
    <style:style style:name="T457" style:family="text">
      <style:text-properties officeooo:rsid="032c6f78"/>
    </style:style>
    <style:style style:name="T458" style:family="text">
      <style:text-properties officeooo:rsid="032d0f93"/>
    </style:style>
    <style:style style:name="T459" style:family="text">
      <style:text-properties officeooo:rsid="032d0faa"/>
    </style:style>
    <style:style style:name="T460" style:family="text">
      <style:text-properties officeooo:rsid="032e0573"/>
    </style:style>
    <style:style style:name="T461" style:family="text">
      <style:text-properties officeooo:rsid="032e8b75"/>
    </style:style>
    <style:style style:name="T462" style:family="text">
      <style:text-properties officeooo:rsid="0330df7d"/>
    </style:style>
    <style:style style:name="T463" style:family="text">
      <style:text-properties officeooo:rsid="0333a582"/>
    </style:style>
    <style:style style:name="T464" style:family="text">
      <style:text-properties officeooo:rsid="033583e3"/>
    </style:style>
    <style:style style:name="T465" style:family="text">
      <style:text-properties officeooo:rsid="033665e2"/>
    </style:style>
    <style:style style:name="T466" style:family="text">
      <style:text-properties officeooo:rsid="0337d414"/>
    </style:style>
    <style:style style:name="T467" style:family="text">
      <style:text-properties officeooo:rsid="03393c57"/>
    </style:style>
    <style:style style:name="T468" style:family="text">
      <style:text-properties officeooo:rsid="033a5363"/>
    </style:style>
    <style:style style:name="T469" style:family="text">
      <style:text-properties officeooo:rsid="033e108e"/>
    </style:style>
    <style:style style:name="T470" style:family="text">
      <style:text-properties officeooo:rsid="033e78af"/>
    </style:style>
    <style:style style:name="T471" style:family="text">
      <style:text-properties officeooo:rsid="033f262d"/>
    </style:style>
    <style:style style:name="T472" style:family="text">
      <style:text-properties officeooo:rsid="0340301a"/>
    </style:style>
    <style:style style:name="T473" style:family="text">
      <style:text-properties officeooo:rsid="0340ddd0"/>
    </style:style>
    <style:style style:name="T474" style:family="text">
      <style:text-properties officeooo:rsid="034191ff"/>
    </style:style>
    <style:style style:name="T475" style:family="text">
      <style:text-properties officeooo:rsid="03424a2c"/>
    </style:style>
    <style:style style:name="T476" style:family="text">
      <style:text-properties officeooo:rsid="034311a5"/>
    </style:style>
    <style:style style:name="T477" style:family="text">
      <style:text-properties officeooo:rsid="034444cd"/>
    </style:style>
    <style:style style:name="T478" style:family="text">
      <style:text-properties officeooo:rsid="0345add1"/>
    </style:style>
    <style:style style:name="T479" style:family="text">
      <style:text-properties officeooo:rsid="0345b3ce"/>
    </style:style>
    <style:style style:name="T480" style:family="text">
      <style:text-properties officeooo:rsid="0349689f"/>
    </style:style>
    <style:style style:name="T481" style:family="text">
      <style:text-properties officeooo:rsid="0349c029"/>
    </style:style>
    <style:style style:name="T482" style:family="text">
      <style:text-properties officeooo:rsid="034c6f43"/>
    </style:style>
    <style:style style:name="T483" style:family="text">
      <style:text-properties officeooo:rsid="034cecfb"/>
    </style:style>
    <style:style style:name="T484" style:family="text">
      <style:text-properties officeooo:rsid="034d3b61"/>
    </style:style>
    <style:style style:name="T485" style:family="text">
      <style:text-properties officeooo:rsid="034e2398"/>
    </style:style>
    <style:style style:name="T486" style:family="text">
      <style:text-properties officeooo:rsid="03508311"/>
    </style:style>
    <style:style style:name="T487" style:family="text">
      <style:text-properties officeooo:rsid="03517203"/>
    </style:style>
    <style:style style:name="T488" style:family="text">
      <style:text-properties officeooo:rsid="03536c60"/>
    </style:style>
    <style:style style:name="T489" style:family="text">
      <style:text-properties officeooo:rsid="0354d251"/>
    </style:style>
    <style:style style:name="T490" style:family="text">
      <style:text-properties officeooo:rsid="03569368"/>
    </style:style>
    <style:style style:name="T491" style:family="text">
      <style:text-properties officeooo:rsid="0358ec11"/>
    </style:style>
    <style:style style:name="T492" style:family="text">
      <style:text-properties officeooo:rsid="035a3e69"/>
    </style:style>
    <style:style style:name="T493" style:family="text">
      <style:text-properties officeooo:rsid="035f5ff5"/>
    </style:style>
    <style:style style:name="T494" style:family="text">
      <style:text-properties officeooo:rsid="0360f439"/>
    </style:style>
    <style:style style:name="T495" style:family="text">
      <style:text-properties officeooo:rsid="0363d047"/>
    </style:style>
    <style:style style:name="T496" style:family="text">
      <style:text-properties officeooo:rsid="036670d2"/>
    </style:style>
    <style:style style:name="T497" style:family="text">
      <style:text-properties officeooo:rsid="0369b20b"/>
    </style:style>
    <style:style style:name="T498" style:family="text">
      <style:text-properties officeooo:rsid="036a4144"/>
    </style:style>
    <style:style style:name="T499" style:family="text">
      <style:text-properties officeooo:rsid="036bfe05"/>
    </style:style>
    <style:style style:name="T500" style:family="text">
      <style:text-properties officeooo:rsid="036d7746"/>
    </style:style>
    <style:style style:name="T501" style:family="text">
      <style:text-properties officeooo:rsid="036f468b"/>
    </style:style>
    <style:style style:name="T502" style:family="text">
      <style:text-properties officeooo:rsid="0370fc04"/>
    </style:style>
    <style:style style:name="T503" style:family="text">
      <style:text-properties officeooo:rsid="0374c65f"/>
    </style:style>
    <style:style style:name="T504" style:family="text">
      <style:text-properties officeooo:rsid="03770f29"/>
    </style:style>
    <style:style style:name="T505" style:family="text">
      <style:text-properties officeooo:rsid="037a64cd"/>
    </style:style>
    <style:style style:name="T506" style:family="text">
      <style:text-properties officeooo:rsid="037bad7a"/>
    </style:style>
    <style:style style:name="T507" style:family="text">
      <style:text-properties officeooo:rsid="037c217b"/>
    </style:style>
    <style:style style:name="T508" style:family="text">
      <style:text-properties officeooo:rsid="037cb3f8"/>
    </style:style>
    <style:style style:name="T509" style:family="text">
      <style:text-properties officeooo:rsid="037de661"/>
    </style:style>
    <style:style style:name="T510" style:family="text">
      <style:text-properties officeooo:rsid="037f751f"/>
    </style:style>
    <style:style style:name="T511" style:family="text">
      <style:text-properties officeooo:rsid="03839ede"/>
    </style:style>
    <style:style style:name="T512" style:family="text">
      <style:text-properties officeooo:rsid="0383e94e"/>
    </style:style>
    <style:style style:name="T513" style:family="text">
      <style:text-properties officeooo:rsid="038701d4"/>
    </style:style>
    <style:style style:name="T514" style:family="text">
      <style:text-properties officeooo:rsid="038933b5"/>
    </style:style>
    <style:style style:name="T515" style:family="text">
      <style:text-properties officeooo:rsid="0389a633"/>
    </style:style>
    <style:style style:name="T516" style:family="text">
      <style:text-properties officeooo:rsid="0389a6d3"/>
    </style:style>
    <style:style style:name="T517" style:family="text">
      <style:text-properties officeooo:rsid="038a6c09"/>
    </style:style>
    <style:style style:name="T518" style:family="text">
      <style:text-properties officeooo:rsid="038b73df"/>
    </style:style>
    <style:style style:name="T519" style:family="text">
      <style:text-properties officeooo:rsid="038dc31d"/>
    </style:style>
    <style:style style:name="T520" style:family="text">
      <style:text-properties officeooo:rsid="038e8e34"/>
    </style:style>
    <style:style style:name="T521" style:family="text">
      <style:text-properties officeooo:rsid="03902ed3"/>
    </style:style>
    <style:style style:name="T522" style:family="text">
      <style:text-properties officeooo:rsid="03928a89"/>
    </style:style>
    <style:style style:name="T523" style:family="text">
      <style:text-properties officeooo:rsid="039342d9"/>
    </style:style>
    <style:style style:name="T524" style:family="text">
      <style:text-properties officeooo:rsid="0394e218"/>
    </style:style>
    <style:style style:name="T525" style:family="text">
      <style:text-properties officeooo:rsid="03950208"/>
    </style:style>
    <style:style style:name="T526" style:family="text">
      <style:text-properties officeooo:rsid="0395de7e"/>
    </style:style>
    <style:style style:name="T527" style:family="text">
      <style:text-properties officeooo:rsid="0398c4e4"/>
    </style:style>
    <style:style style:name="T528" style:family="text">
      <style:text-properties officeooo:rsid="039ae1ee"/>
    </style:style>
    <style:style style:name="T529" style:family="text">
      <style:text-properties officeooo:rsid="039cd610"/>
    </style:style>
    <style:style style:name="T530" style:family="text">
      <style:text-properties officeooo:rsid="039ec81e"/>
    </style:style>
    <style:style style:name="T531" style:family="text">
      <style:text-properties officeooo:rsid="03a0c6f7"/>
    </style:style>
    <style:style style:name="T532" style:family="text">
      <style:text-properties officeooo:rsid="03a209e7"/>
    </style:style>
    <style:style style:name="T533" style:family="text">
      <style:text-properties officeooo:rsid="03a47204"/>
    </style:style>
    <style:style style:name="T534" style:family="text">
      <style:text-properties officeooo:rsid="03a61f78"/>
    </style:style>
    <style:style style:name="T535" style:family="text">
      <style:text-properties officeooo:rsid="03a6eb4e"/>
    </style:style>
    <style:style style:name="T536" style:family="text">
      <style:text-properties officeooo:rsid="03a75561"/>
    </style:style>
    <style:style style:name="T537" style:family="text">
      <style:text-properties officeooo:rsid="03a9179f"/>
    </style:style>
    <style:style style:name="T538" style:family="text">
      <style:text-properties officeooo:rsid="03ac8155"/>
    </style:style>
    <style:style style:name="T539" style:family="text">
      <style:text-properties officeooo:rsid="03ad907d"/>
    </style:style>
    <style:style style:name="T540" style:family="text">
      <style:text-properties officeooo:rsid="03af18db"/>
    </style:style>
    <style:style style:name="T541" style:family="text">
      <style:text-properties officeooo:rsid="03b07b13"/>
    </style:style>
    <style:style style:name="T542" style:family="text">
      <style:text-properties officeooo:rsid="03b141b3"/>
    </style:style>
    <style:style style:name="T543" style:family="text">
      <style:text-properties officeooo:rsid="03b27ebd"/>
    </style:style>
    <style:style style:name="T544" style:family="text">
      <style:text-properties officeooo:rsid="03b53e1b"/>
    </style:style>
    <style:style style:name="T545" style:family="text">
      <style:text-properties officeooo:rsid="03b62fe5"/>
    </style:style>
    <style:style style:name="T546" style:family="text">
      <style:text-properties officeooo:rsid="03b8b85d"/>
    </style:style>
    <style:style style:name="T547" style:family="text">
      <style:text-properties officeooo:rsid="03ba5a7a"/>
    </style:style>
    <style:style style:name="T548" style:family="text">
      <style:text-properties officeooo:rsid="03bef994"/>
    </style:style>
    <style:style style:name="T549" style:family="text">
      <style:text-properties officeooo:rsid="03c174f9"/>
    </style:style>
    <style:style style:name="T550" style:family="text">
      <style:text-properties officeooo:rsid="03c35fe9"/>
    </style:style>
    <style:style style:name="T551" style:family="text">
      <style:text-properties officeooo:rsid="03c4240a"/>
    </style:style>
    <style:style style:name="T552" style:family="text">
      <style:text-properties officeooo:rsid="03c66a47"/>
    </style:style>
    <style:style style:name="T553" style:family="text">
      <style:text-properties officeooo:rsid="03c6bb9f"/>
    </style:style>
    <style:style style:name="T554" style:family="text">
      <style:text-properties officeooo:rsid="03c9de10"/>
    </style:style>
    <style:style style:name="T555" style:family="text">
      <style:text-properties officeooo:rsid="03cc5694"/>
    </style:style>
    <style:style style:name="T556" style:family="text">
      <style:text-properties officeooo:rsid="03cd0e1d"/>
    </style:style>
    <style:style style:name="T557" style:family="text">
      <style:text-properties officeooo:rsid="03d1b293"/>
    </style:style>
    <style:style style:name="T558" style:family="text">
      <style:text-properties officeooo:rsid="03d2beb4"/>
    </style:style>
    <style:style style:name="T559" style:family="text">
      <style:text-properties officeooo:rsid="03d5f14d"/>
    </style:style>
    <style:style style:name="T560" style:family="text">
      <style:text-properties officeooo:rsid="03d681a4"/>
    </style:style>
    <style:style style:name="T561" style:family="text">
      <style:text-properties officeooo:rsid="03d855ca"/>
    </style:style>
    <style:style style:name="T562" style:family="text">
      <style:text-properties officeooo:rsid="03da518b"/>
    </style:style>
    <style:style style:name="T563" style:family="text">
      <style:text-properties officeooo:rsid="03dcb810"/>
    </style:style>
    <style:style style:name="T564" style:family="text">
      <style:text-properties officeooo:rsid="03dd237a"/>
    </style:style>
    <style:style style:name="T565" style:family="text">
      <style:text-properties officeooo:rsid="03e114a8"/>
    </style:style>
    <style:style style:name="T566" style:family="text">
      <style:text-properties officeooo:rsid="03e4edb2"/>
    </style:style>
    <style:style style:name="T567" style:family="text">
      <style:text-properties officeooo:rsid="03e6793d"/>
    </style:style>
    <style:style style:name="T568" style:family="text">
      <style:text-properties officeooo:rsid="03e9d83f"/>
    </style:style>
    <style:style style:name="T569" style:family="text">
      <style:text-properties officeooo:rsid="03ebc20d"/>
    </style:style>
    <style:style style:name="T570" style:family="text">
      <style:text-properties officeooo:rsid="03efc64a"/>
    </style:style>
    <style:style style:name="T571" style:family="text">
      <style:text-properties officeooo:rsid="03f1c65c"/>
    </style:style>
    <style:style style:name="T572" style:family="text">
      <style:text-properties officeooo:rsid="03f344e5"/>
    </style:style>
    <style:style style:name="T573" style:family="text">
      <style:text-properties officeooo:rsid="03f4ece1"/>
    </style:style>
    <style:style style:name="T574" style:family="text">
      <style:text-properties officeooo:rsid="03f500c6"/>
    </style:style>
    <style:style style:name="T575" style:family="text">
      <style:text-properties officeooo:rsid="03f684b5"/>
    </style:style>
    <style:style style:name="T576" style:family="text">
      <style:text-properties officeooo:rsid="03f75ea0"/>
    </style:style>
    <style:style style:name="T577" style:family="text">
      <style:text-properties officeooo:rsid="03f89a59"/>
    </style:style>
    <style:style style:name="T578" style:family="text">
      <style:text-properties officeooo:rsid="03f8dfe2"/>
    </style:style>
    <style:style style:name="T579" style:family="text">
      <style:text-properties officeooo:rsid="03fa1bc5"/>
    </style:style>
    <style:style style:name="T580" style:family="text">
      <style:text-properties officeooo:rsid="03fc2bb3"/>
    </style:style>
    <style:style style:name="T581" style:family="text">
      <style:text-properties officeooo:rsid="03fc2df9"/>
    </style:style>
    <style:style style:name="T582" style:family="text">
      <style:text-properties officeooo:rsid="03fda495"/>
    </style:style>
    <style:style style:name="T583" style:family="text">
      <style:text-properties officeooo:rsid="03fdfc7a"/>
    </style:style>
    <style:style style:name="T584" style:family="text">
      <style:text-properties officeooo:rsid="03fecc5d"/>
    </style:style>
    <style:style style:name="T585" style:family="text">
      <style:text-properties officeooo:rsid="03ff22f9"/>
    </style:style>
    <style:style style:name="T586" style:family="text">
      <style:text-properties officeooo:rsid="0401a194"/>
    </style:style>
    <style:style style:name="T587" style:family="text">
      <style:text-properties officeooo:rsid="04024062"/>
    </style:style>
    <style:style style:name="T588" style:family="text">
      <style:text-properties officeooo:rsid="04033564"/>
    </style:style>
    <style:style style:name="T589" style:family="text">
      <style:text-properties officeooo:rsid="04063923"/>
    </style:style>
    <style:style style:name="T590" style:family="text">
      <style:text-properties officeooo:rsid="0407e666"/>
    </style:style>
    <style:style style:name="T591" style:family="text">
      <style:text-properties officeooo:rsid="0407ff2e"/>
    </style:style>
    <style:style style:name="T592" style:family="text">
      <style:text-properties officeooo:rsid="0409c19d"/>
    </style:style>
    <style:style style:name="T593" style:family="text">
      <style:text-properties officeooo:rsid="040b45e1"/>
    </style:style>
    <style:style style:name="T594" style:family="text">
      <style:text-properties officeooo:rsid="040d7f7b"/>
    </style:style>
    <style:style style:name="T595" style:family="text">
      <style:text-properties officeooo:rsid="040dbd36"/>
    </style:style>
    <style:style style:name="T596" style:family="text">
      <style:text-properties officeooo:rsid="040e828b"/>
    </style:style>
    <style:style style:name="T597" style:family="text">
      <style:text-properties officeooo:rsid="04107f2d"/>
    </style:style>
    <style:style style:name="T598" style:family="text">
      <style:text-properties officeooo:rsid="041142e9"/>
    </style:style>
    <style:style style:name="T599" style:family="text">
      <style:text-properties officeooo:rsid="04117bb0"/>
    </style:style>
    <style:style style:name="T600" style:family="text">
      <style:text-properties officeooo:rsid="0412b3d3"/>
    </style:style>
    <style:style style:name="T601" style:family="text">
      <style:text-properties officeooo:rsid="0413e2eb"/>
    </style:style>
    <style:style style:name="T602" style:family="text">
      <style:text-properties officeooo:rsid="04160f3b"/>
    </style:style>
    <style:style style:name="T603" style:family="text">
      <style:text-properties officeooo:rsid="0417f17d"/>
    </style:style>
    <style:style style:name="T604" style:family="text">
      <style:text-properties officeooo:rsid="041e0a8e"/>
    </style:style>
    <style:style style:name="T605" style:family="text">
      <style:text-properties officeooo:rsid="041fb3ef"/>
    </style:style>
    <style:style style:name="T606" style:family="text">
      <style:text-properties officeooo:rsid="041ff3b5"/>
    </style:style>
    <style:style style:name="T607" style:family="text">
      <style:text-properties officeooo:rsid="04265d75"/>
    </style:style>
    <style:style style:name="T608" style:family="text">
      <style:text-properties officeooo:rsid="0427c9d1"/>
    </style:style>
    <style:style style:name="T609" style:family="text">
      <style:text-properties officeooo:rsid="0428919b"/>
    </style:style>
    <style:style style:name="T610" style:family="text">
      <style:text-properties officeooo:rsid="042ba790"/>
    </style:style>
    <style:style style:name="T611" style:family="text">
      <style:text-properties officeooo:rsid="042d1fc7"/>
    </style:style>
    <style:style style:name="T612" style:family="text">
      <style:text-properties officeooo:rsid="04300556"/>
    </style:style>
    <style:style style:name="T613" style:family="text">
      <style:text-properties officeooo:rsid="0431fcec"/>
    </style:style>
    <style:style style:name="T614" style:family="text">
      <style:text-properties officeooo:rsid="0434685b"/>
    </style:style>
    <style:style style:name="T615" style:family="text">
      <style:text-properties officeooo:rsid="0435e055"/>
    </style:style>
    <style:style style:name="T616" style:family="text">
      <style:text-properties officeooo:rsid="04367e3b"/>
    </style:style>
    <style:style style:name="T617" style:family="text">
      <style:text-properties officeooo:rsid="04383ae8"/>
    </style:style>
    <style:style style:name="T618" style:family="text">
      <style:text-properties officeooo:rsid="043c17e2"/>
    </style:style>
    <style:style style:name="T619" style:family="text">
      <style:text-properties officeooo:rsid="043cf689"/>
    </style:style>
    <style:style style:name="T620" style:family="text">
      <style:text-properties officeooo:rsid="043f8ff4"/>
    </style:style>
    <style:style style:name="T621" style:family="text">
      <style:text-properties officeooo:rsid="0440e533"/>
    </style:style>
    <style:style style:name="T622" style:family="text">
      <style:text-properties officeooo:rsid="04456e87"/>
    </style:style>
    <style:style style:name="T623" style:family="text">
      <style:text-properties officeooo:rsid="04469ddb"/>
    </style:style>
    <style:style style:name="T624" style:family="text">
      <style:text-properties officeooo:rsid="04479974"/>
    </style:style>
    <style:style style:name="T625" style:family="text">
      <style:text-properties officeooo:rsid="0449d55f"/>
    </style:style>
    <style:style style:name="T626" style:family="text">
      <style:text-properties officeooo:rsid="044b834f"/>
    </style:style>
    <style:style style:name="T627" style:family="text">
      <style:text-properties officeooo:rsid="044bff29"/>
    </style:style>
    <style:style style:name="T628" style:family="text">
      <style:text-properties officeooo:rsid="044d8d9c"/>
    </style:style>
    <style:style style:name="T629" style:family="text">
      <style:text-properties officeooo:rsid="044f3076"/>
    </style:style>
    <style:style style:name="T630" style:family="text">
      <style:text-properties officeooo:rsid="0451027a"/>
    </style:style>
    <style:style style:name="T631" style:family="text">
      <style:text-properties officeooo:rsid="04514560"/>
    </style:style>
    <style:style style:name="T632" style:family="text">
      <style:text-properties officeooo:rsid="04529b89"/>
    </style:style>
    <style:style style:name="T633" style:family="text">
      <style:text-properties officeooo:rsid="04545b9f"/>
    </style:style>
    <style:style style:name="T634" style:family="text">
      <style:text-properties officeooo:rsid="04556719"/>
    </style:style>
    <style:style style:name="T635" style:family="text">
      <style:text-properties officeooo:rsid="0455e7a6"/>
    </style:style>
    <style:style style:name="T636" style:family="text">
      <style:text-properties officeooo:rsid="0457db5c"/>
    </style:style>
    <style:style style:name="T637" style:family="text">
      <style:text-properties officeooo:rsid="0458584f"/>
    </style:style>
    <style:style style:name="T638" style:family="text">
      <style:text-properties officeooo:rsid="045909ac"/>
    </style:style>
    <style:style style:name="T639" style:family="text">
      <style:text-properties officeooo:rsid="0459e5b8"/>
    </style:style>
    <style:style style:name="T640" style:family="text">
      <style:text-properties officeooo:rsid="045abac3"/>
    </style:style>
    <style:style style:name="T641" style:family="text">
      <style:text-properties officeooo:rsid="045bff18"/>
    </style:style>
    <style:style style:name="T642" style:family="text">
      <style:text-properties officeooo:rsid="045d62a6"/>
    </style:style>
    <style:style style:name="T643" style:family="text">
      <style:text-properties officeooo:rsid="045e005c"/>
    </style:style>
    <style:style style:name="T644" style:family="text">
      <style:text-properties officeooo:rsid="045f2e5d"/>
    </style:style>
    <style:style style:name="T645" style:family="text">
      <style:text-properties officeooo:rsid="04619d68"/>
    </style:style>
    <style:style style:name="T646" style:family="text">
      <style:text-properties officeooo:rsid="0462736a"/>
    </style:style>
    <style:style style:name="T647" style:family="text">
      <style:text-properties officeooo:rsid="04627a0e"/>
    </style:style>
    <style:style style:name="T648" style:family="text">
      <style:text-properties officeooo:rsid="046474bf"/>
    </style:style>
    <style:style style:name="T649" style:family="text">
      <style:text-properties officeooo:rsid="04659822"/>
    </style:style>
    <style:style style:name="T650" style:family="text">
      <style:text-properties officeooo:rsid="0466f79c"/>
    </style:style>
    <style:style style:name="T651" style:family="text">
      <style:text-properties officeooo:rsid="0468a170"/>
    </style:style>
    <style:style style:name="T652" style:family="text">
      <style:text-properties officeooo:rsid="046a62ad"/>
    </style:style>
    <style:style style:name="T653" style:family="text">
      <style:text-properties officeooo:rsid="046cb429"/>
    </style:style>
    <style:style style:name="T654" style:family="text">
      <style:text-properties officeooo:rsid="046da43a"/>
    </style:style>
    <style:style style:name="T655" style:family="text">
      <style:text-properties officeooo:rsid="04705b27"/>
    </style:style>
    <style:style style:name="T656" style:family="text">
      <style:text-properties officeooo:rsid="0471d698"/>
    </style:style>
    <style:style style:name="T657" style:family="text">
      <style:text-properties officeooo:rsid="04721a0f"/>
    </style:style>
    <style:style style:name="T658" style:family="text">
      <style:text-properties officeooo:rsid="047374f6"/>
    </style:style>
    <style:style style:name="T659" style:family="text">
      <style:text-properties officeooo:rsid="04750157"/>
    </style:style>
    <style:style style:name="T660" style:family="text">
      <style:text-properties officeooo:rsid="047599f9"/>
    </style:style>
    <style:style style:name="T661" style:family="text">
      <style:text-properties officeooo:rsid="0476a49c"/>
    </style:style>
    <style:style style:name="T662" style:family="text">
      <style:text-properties officeooo:rsid="0476ff64"/>
    </style:style>
    <style:style style:name="T663" style:family="text">
      <style:text-properties officeooo:rsid="0478b251"/>
    </style:style>
    <style:style style:name="T664" style:family="text">
      <style:text-properties officeooo:rsid="04794bce"/>
    </style:style>
    <style:style style:name="T665" style:family="text">
      <style:text-properties officeooo:rsid="047a58b2"/>
    </style:style>
    <style:style style:name="T666" style:family="text">
      <style:text-properties officeooo:rsid="047a5f12"/>
    </style:style>
    <style:style style:name="T667" style:family="text">
      <style:text-properties officeooo:rsid="047b40bc"/>
    </style:style>
    <style:style style:name="T668" style:family="text">
      <style:text-properties officeooo:rsid="047c20f6"/>
    </style:style>
    <style:style style:name="T669" style:family="text">
      <style:text-properties officeooo:rsid="04804e24"/>
    </style:style>
    <style:style style:name="T670" style:family="text">
      <style:text-properties officeooo:rsid="04824170"/>
    </style:style>
    <style:style style:name="T671" style:family="text">
      <style:text-properties officeooo:rsid="0484061e"/>
    </style:style>
    <style:style style:name="T672" style:family="text">
      <style:text-properties officeooo:rsid="04858078"/>
    </style:style>
    <style:style style:name="T673" style:family="text">
      <style:text-properties officeooo:rsid="048818ad"/>
    </style:style>
    <style:style style:name="T674" style:family="text">
      <style:text-properties officeooo:rsid="04882e4a"/>
    </style:style>
    <style:style style:name="T675" style:family="text">
      <style:text-properties officeooo:rsid="04899df0"/>
    </style:style>
    <style:style style:name="T676" style:family="text">
      <style:text-properties officeooo:rsid="048ae27d"/>
    </style:style>
    <style:style style:name="T677" style:family="text">
      <style:text-properties officeooo:rsid="048bb3d4"/>
    </style:style>
    <style:style style:name="T678" style:family="text">
      <style:text-properties officeooo:rsid="048cab8a"/>
    </style:style>
    <style:style style:name="T679" style:family="text">
      <style:text-properties officeooo:rsid="048e673b"/>
    </style:style>
    <style:style style:name="T680" style:family="text">
      <style:text-properties officeooo:rsid="04907104"/>
    </style:style>
    <style:style style:name="T681" style:family="text">
      <style:text-properties officeooo:rsid="0491b9e8"/>
    </style:style>
    <style:style style:name="T682" style:family="text">
      <style:text-properties officeooo:rsid="04952705"/>
    </style:style>
    <style:style style:name="T683" style:family="text">
      <style:text-properties officeooo:rsid="049a75cf"/>
    </style:style>
    <style:style style:name="T684" style:family="text">
      <style:text-properties officeooo:rsid="049ac191"/>
    </style:style>
    <style:style style:name="T685" style:family="text">
      <style:text-properties officeooo:rsid="049f35e1"/>
    </style:style>
    <style:style style:name="T686" style:family="text">
      <style:text-properties officeooo:rsid="049fac21"/>
    </style:style>
    <style:style style:name="T687" style:family="text">
      <style:text-properties officeooo:rsid="04a2c7ef"/>
    </style:style>
    <style:style style:name="T688" style:family="text">
      <style:text-properties officeooo:rsid="04aab552"/>
    </style:style>
    <style:style style:name="T689" style:family="text">
      <style:text-properties officeooo:rsid="04ac9140"/>
    </style:style>
    <style:style style:name="T690" style:family="text">
      <style:text-properties officeooo:rsid="04ae916c"/>
    </style:style>
    <style:style style:name="T691" style:family="text">
      <style:text-properties officeooo:rsid="04af9562"/>
    </style:style>
    <style:style style:name="T692" style:family="text">
      <style:text-properties officeooo:rsid="04b040e0"/>
    </style:style>
    <style:style style:name="T693" style:family="text">
      <style:text-properties officeooo:rsid="04b25924"/>
    </style:style>
    <style:style style:name="T694" style:family="text">
      <style:text-properties officeooo:rsid="04b41d0d"/>
    </style:style>
    <style:style style:name="T695" style:family="text">
      <style:text-properties officeooo:rsid="04b4a55d"/>
    </style:style>
    <style:style style:name="T696" style:family="text">
      <style:text-properties officeooo:rsid="04b4f530"/>
    </style:style>
    <style:style style:name="T697" style:family="text">
      <style:text-properties officeooo:rsid="04b5b022"/>
    </style:style>
    <style:style style:name="T698" style:family="text">
      <style:text-properties officeooo:rsid="04b61621"/>
    </style:style>
    <style:style style:name="T699" style:family="text">
      <style:text-properties officeooo:rsid="04b91779"/>
    </style:style>
    <style:style style:name="T700" style:family="text">
      <style:text-properties officeooo:rsid="04b9adf7"/>
    </style:style>
    <style:style style:name="T701" style:family="text">
      <style:text-properties officeooo:rsid="04bd5db3"/>
    </style:style>
    <style:style style:name="T702" style:family="text">
      <style:text-properties officeooo:rsid="04c1308d"/>
    </style:style>
    <style:style style:name="T703" style:family="text">
      <style:text-properties officeooo:rsid="04c450ef"/>
    </style:style>
    <style:style style:name="T704" style:family="text">
      <style:text-properties officeooo:rsid="04c70e29"/>
    </style:style>
    <style:style style:name="T705" style:family="text">
      <style:text-properties officeooo:rsid="04c8d5df"/>
    </style:style>
    <style:style style:name="T706" style:family="text">
      <style:text-properties officeooo:rsid="04c9ee93"/>
    </style:style>
    <style:style style:name="T707" style:family="text">
      <style:text-properties officeooo:rsid="04cb061c"/>
    </style:style>
    <style:style style:name="T708" style:family="text">
      <style:text-properties officeooo:rsid="04cc49e3"/>
    </style:style>
    <style:style style:name="T709" style:family="text">
      <style:text-properties officeooo:rsid="04ccbc2d"/>
    </style:style>
    <style:style style:name="T710" style:family="text">
      <style:text-properties officeooo:rsid="04ce19f3"/>
    </style:style>
    <style:style style:name="T711" style:family="text">
      <style:text-properties officeooo:rsid="04d0f79c"/>
    </style:style>
    <style:style style:name="T712" style:family="text">
      <style:text-properties officeooo:rsid="04d2c408"/>
    </style:style>
    <style:style style:name="T713" style:family="text">
      <style:text-properties officeooo:rsid="04d35df0"/>
    </style:style>
    <style:style style:name="T714" style:family="text">
      <style:text-properties officeooo:rsid="04d49d83"/>
    </style:style>
    <style:style style:name="T715" style:family="text">
      <style:text-properties officeooo:rsid="04d6cff2"/>
    </style:style>
    <style:style style:name="T716" style:family="text">
      <style:text-properties officeooo:rsid="04d9cf04"/>
    </style:style>
    <style:style style:name="T717" style:family="text">
      <style:text-properties officeooo:rsid="04dc633e"/>
    </style:style>
    <style:style style:name="T718" style:family="text">
      <style:text-properties officeooo:rsid="04dd6eac"/>
    </style:style>
    <style:style style:name="T719" style:family="text">
      <style:text-properties officeooo:rsid="04ddb9b2"/>
    </style:style>
    <style:style style:name="T720" style:family="text">
      <style:text-properties officeooo:rsid="04dfb568"/>
    </style:style>
    <style:style style:name="T721" style:family="text">
      <style:text-properties officeooo:rsid="04e1f58c"/>
    </style:style>
    <style:style style:name="T722" style:family="text">
      <style:text-properties officeooo:rsid="04e39ceb"/>
    </style:style>
    <style:style style:name="T723" style:family="text">
      <style:text-properties officeooo:rsid="04e6acc2"/>
    </style:style>
    <style:style style:name="T724" style:family="text">
      <style:text-properties officeooo:rsid="04e76cb7"/>
    </style:style>
    <style:style style:name="T725" style:family="text">
      <style:text-properties officeooo:rsid="04eb9c03"/>
    </style:style>
    <style:style style:name="T726" style:family="text">
      <style:text-properties officeooo:rsid="04ed3de9"/>
    </style:style>
    <style:style style:name="T727" style:family="text">
      <style:text-properties officeooo:rsid="04ee69de"/>
    </style:style>
    <style:style style:name="T728" style:family="text">
      <style:text-properties officeooo:rsid="04ef40fa"/>
    </style:style>
    <style:style style:name="T729" style:family="text">
      <style:text-properties officeooo:rsid="04f15de1"/>
    </style:style>
    <style:style style:name="T730" style:family="text">
      <style:text-properties officeooo:rsid="04f59196"/>
    </style:style>
    <style:style style:name="T731" style:family="text">
      <style:text-properties officeooo:rsid="04f9253d"/>
    </style:style>
    <style:style style:name="T732" style:family="text">
      <style:text-properties officeooo:rsid="04fa3057"/>
    </style:style>
    <style:style style:name="T733" style:family="text">
      <style:text-properties officeooo:rsid="04fb050c"/>
    </style:style>
    <style:style style:name="T734" style:family="text">
      <style:text-properties officeooo:rsid="04fb9501"/>
    </style:style>
    <style:style style:name="T735" style:family="text">
      <style:text-properties officeooo:rsid="04fccb10"/>
    </style:style>
    <style:style style:name="T736" style:family="text">
      <style:text-properties officeooo:rsid="05005469"/>
    </style:style>
    <style:style style:name="T737" style:family="text">
      <style:text-properties officeooo:rsid="0501ab1e"/>
    </style:style>
    <style:style style:name="T738" style:family="text">
      <style:text-properties officeooo:rsid="05034357"/>
    </style:style>
    <style:style style:name="T739" style:family="text">
      <style:text-properties officeooo:rsid="0503f8e1"/>
    </style:style>
    <style:style style:name="T740" style:family="text">
      <style:text-properties officeooo:rsid="0508c018"/>
    </style:style>
    <style:style style:name="T741" style:family="text">
      <style:text-properties officeooo:rsid="050c3f29"/>
    </style:style>
    <style:style style:name="T742" style:family="text">
      <style:text-properties officeooo:rsid="050ce9da"/>
    </style:style>
    <style:style style:name="T743" style:family="text">
      <style:text-properties officeooo:rsid="050e9b0d"/>
    </style:style>
    <style:style style:name="T744" style:family="text">
      <style:text-properties officeooo:rsid="05104ee3"/>
    </style:style>
    <style:style style:name="T745" style:family="text">
      <style:text-properties officeooo:rsid="05149f5e"/>
    </style:style>
    <style:style style:name="T746" style:family="text">
      <style:text-properties officeooo:rsid="05160d5c"/>
    </style:style>
    <style:style style:name="T747" style:family="text">
      <style:text-properties officeooo:rsid="05168b7f"/>
    </style:style>
    <style:style style:name="T748" style:family="text">
      <style:text-properties officeooo:rsid="0517c869"/>
    </style:style>
    <style:style style:name="T749" style:family="text">
      <style:text-properties officeooo:rsid="05193a2a"/>
    </style:style>
    <style:style style:name="T750" style:family="text">
      <style:text-properties officeooo:rsid="051b5e1c"/>
    </style:style>
    <style:style style:name="T751" style:family="text">
      <style:text-properties officeooo:rsid="051c3d11"/>
    </style:style>
    <style:style style:name="T752" style:family="text">
      <style:text-properties officeooo:rsid="051dacec"/>
    </style:style>
    <style:style style:name="T753" style:family="text">
      <style:text-properties officeooo:rsid="051ff9b1"/>
    </style:style>
    <style:style style:name="T754" style:family="text">
      <style:text-properties officeooo:rsid="0520b0b2"/>
    </style:style>
    <style:style style:name="T755" style:family="text">
      <style:text-properties officeooo:rsid="05220369"/>
    </style:style>
    <style:style style:name="T756" style:family="text">
      <style:text-properties officeooo:rsid="05248d57"/>
    </style:style>
    <style:style style:name="T757" style:family="text">
      <style:text-properties officeooo:rsid="0525267b"/>
    </style:style>
    <style:style style:name="T758" style:family="text">
      <style:text-properties officeooo:rsid="0526f18c"/>
    </style:style>
    <style:style style:name="T759" style:family="text">
      <style:text-properties officeooo:rsid="052a4b1f"/>
    </style:style>
    <style:style style:name="T760" style:family="text">
      <style:text-properties officeooo:rsid="052abbc3"/>
    </style:style>
    <style:style style:name="T761" style:family="text">
      <style:text-properties officeooo:rsid="052ec3fe"/>
    </style:style>
    <style:style style:name="T762" style:family="text">
      <style:text-properties officeooo:rsid="0530bca5"/>
    </style:style>
    <style:style style:name="T763" style:family="text">
      <style:text-properties officeooo:rsid="0531213a"/>
    </style:style>
    <style:style style:name="T764" style:family="text">
      <style:text-properties officeooo:rsid="0531c82c"/>
    </style:style>
    <style:style style:name="T765" style:family="text">
      <style:text-properties officeooo:rsid="05335386"/>
    </style:style>
    <style:style style:name="T766" style:family="text">
      <style:text-properties officeooo:rsid="05335fce"/>
    </style:style>
    <style:style style:name="T767" style:family="text">
      <style:text-properties officeooo:rsid="0535f7df"/>
    </style:style>
    <style:style style:name="T768" style:family="text">
      <style:text-properties officeooo:rsid="05375073"/>
    </style:style>
    <style:style style:name="T769" style:family="text">
      <style:text-properties officeooo:rsid="05398c65"/>
    </style:style>
    <style:style style:name="T770" style:family="text">
      <style:text-properties officeooo:rsid="053d7821"/>
    </style:style>
    <style:style style:name="T771" style:family="text">
      <style:text-properties officeooo:rsid="053e114a"/>
    </style:style>
    <style:style style:name="T772" style:family="text">
      <style:text-properties officeooo:rsid="05417bf9"/>
    </style:style>
    <style:style style:name="T773" style:family="text">
      <style:text-properties officeooo:rsid="05429690"/>
    </style:style>
    <style:style style:name="T774" style:family="text">
      <style:text-properties officeooo:rsid="054489b4"/>
    </style:style>
    <style:style style:name="T775" style:family="text">
      <style:text-properties officeooo:rsid="0548f253"/>
    </style:style>
    <style:style style:name="T776" style:family="text">
      <style:text-properties officeooo:rsid="054b46ba"/>
    </style:style>
    <style:style style:name="T777" style:family="text">
      <style:text-properties officeooo:rsid="054cea60"/>
    </style:style>
    <style:style style:name="T778" style:family="text">
      <style:text-properties officeooo:rsid="054dba6f"/>
    </style:style>
    <style:style style:name="T779" style:family="text">
      <style:text-properties officeooo:rsid="054f9264"/>
    </style:style>
    <style:style style:name="T780" style:family="text">
      <style:text-properties officeooo:rsid="05522b28"/>
    </style:style>
    <style:style style:name="T781" style:family="text">
      <style:text-properties officeooo:rsid="0553cb67"/>
    </style:style>
    <style:style style:name="T782" style:family="text">
      <style:text-properties officeooo:rsid="0555ccff"/>
    </style:style>
    <style:style style:name="T783" style:family="text">
      <style:text-properties officeooo:rsid="0556957a"/>
    </style:style>
    <style:style style:name="T784" style:family="text">
      <style:text-properties officeooo:rsid="0556cc60"/>
    </style:style>
    <style:style style:name="T785" style:family="text">
      <style:text-properties officeooo:rsid="055761a1"/>
    </style:style>
    <style:style style:name="T786" style:family="text">
      <style:text-properties officeooo:rsid="0558f0c0"/>
    </style:style>
    <style:style style:name="T787" style:family="text">
      <style:text-properties officeooo:rsid="055a733b"/>
    </style:style>
    <style:style style:name="T788" style:family="text">
      <style:text-properties officeooo:rsid="055dfab3"/>
    </style:style>
    <style:style style:name="T789" style:family="text">
      <style:text-properties officeooo:rsid="055eb36a"/>
    </style:style>
    <style:style style:name="T790" style:family="text">
      <style:text-properties officeooo:rsid="0560075d"/>
    </style:style>
    <style:style style:name="T791" style:family="text">
      <style:text-properties officeooo:rsid="056105ce"/>
    </style:style>
    <style:style style:name="T792" style:family="text">
      <style:text-properties officeooo:rsid="0561e06b"/>
    </style:style>
    <style:style style:name="T793" style:family="text">
      <style:text-properties officeooo:rsid="05621edd"/>
    </style:style>
    <style:style style:name="T794" style:family="text">
      <style:text-properties officeooo:rsid="056330bf"/>
    </style:style>
    <style:style style:name="T795" style:family="text">
      <style:text-properties officeooo:rsid="05638e65"/>
    </style:style>
    <style:style style:name="T796" style:family="text">
      <style:text-properties officeooo:rsid="056489eb"/>
    </style:style>
    <style:style style:name="T797" style:family="text">
      <style:text-properties officeooo:rsid="056a3670"/>
    </style:style>
    <style:style style:name="T798" style:family="text">
      <style:text-properties officeooo:rsid="056a9108"/>
    </style:style>
    <style:style style:name="T799" style:family="text">
      <style:text-properties officeooo:rsid="056a9224"/>
    </style:style>
    <style:style style:name="T800" style:family="text">
      <style:text-properties officeooo:rsid="056af757"/>
    </style:style>
    <style:style style:name="T801" style:family="text">
      <style:text-properties officeooo:rsid="056b3f6a"/>
    </style:style>
    <style:style style:name="T802" style:family="text">
      <style:text-properties officeooo:rsid="056c1403"/>
    </style:style>
    <style:style style:name="T803" style:family="text">
      <style:text-properties officeooo:rsid="056cbad3"/>
    </style:style>
    <style:style style:name="T804" style:family="text">
      <style:text-properties officeooo:rsid="056d85e4"/>
    </style:style>
    <style:style style:name="T805" style:family="text">
      <style:text-properties officeooo:rsid="056fe911"/>
    </style:style>
    <style:style style:name="T806" style:family="text">
      <style:text-properties officeooo:rsid="057060df"/>
    </style:style>
    <style:style style:name="T807" style:family="text">
      <style:text-properties officeooo:rsid="0573b4b6"/>
    </style:style>
    <style:style style:name="T808" style:family="text">
      <style:text-properties officeooo:rsid="05750930"/>
    </style:style>
    <style:style style:name="T809" style:family="text">
      <style:text-properties officeooo:rsid="0575764f"/>
    </style:style>
    <style:style style:name="T810" style:family="text">
      <style:text-properties officeooo:rsid="057710a4"/>
    </style:style>
    <style:style style:name="T811" style:family="text">
      <style:text-properties officeooo:rsid="0577cfc2"/>
    </style:style>
    <style:style style:name="T812" style:family="text">
      <style:text-properties officeooo:rsid="0578c20c"/>
    </style:style>
    <style:style style:name="T813" style:family="text">
      <style:text-properties officeooo:rsid="057a1f98"/>
    </style:style>
    <style:style style:name="T814" style:family="text">
      <style:text-properties officeooo:rsid="057a9a62"/>
    </style:style>
    <style:style style:name="T815" style:family="text">
      <style:text-properties officeooo:rsid="057c44c4"/>
    </style:style>
    <style:style style:name="T816" style:family="text">
      <style:text-properties officeooo:rsid="057d1b48"/>
    </style:style>
    <style:style style:name="T817" style:family="text">
      <style:text-properties officeooo:rsid="057d26a9"/>
    </style:style>
    <style:style style:name="T818" style:family="text">
      <style:text-properties officeooo:rsid="057e5752"/>
    </style:style>
    <style:style style:name="T819" style:family="text">
      <style:text-properties officeooo:rsid="057f633e"/>
    </style:style>
    <style:style style:name="T820" style:family="text">
      <style:text-properties officeooo:rsid="05825c9a"/>
    </style:style>
    <style:style style:name="T821" style:family="text">
      <style:text-properties officeooo:rsid="0583984f"/>
    </style:style>
    <style:style style:name="T822" style:family="text">
      <style:text-properties officeooo:rsid="0584bbc0"/>
    </style:style>
    <style:style style:name="T823" style:family="text">
      <style:text-properties officeooo:rsid="0587f7f2"/>
    </style:style>
    <style:style style:name="T824" style:family="text">
      <style:text-properties officeooo:rsid="05887683"/>
    </style:style>
    <style:style style:name="T825" style:family="text">
      <style:text-properties officeooo:rsid="058b029b"/>
    </style:style>
    <style:style style:name="T826" style:family="text">
      <style:text-properties officeooo:rsid="058ce6f1"/>
    </style:style>
    <style:style style:name="T827" style:family="text">
      <style:text-properties officeooo:rsid="058d4800"/>
    </style:style>
    <style:style style:name="T828" style:family="text">
      <style:text-properties officeooo:rsid="058eac34"/>
    </style:style>
    <style:style style:name="T829" style:family="text">
      <style:text-properties officeooo:rsid="0591b6aa"/>
    </style:style>
    <style:style style:name="T830" style:family="text">
      <style:text-properties officeooo:rsid="0592dcff"/>
    </style:style>
    <style:style style:name="T831" style:family="text">
      <style:text-properties officeooo:rsid="05938635"/>
    </style:style>
    <style:style style:name="T832" style:family="text">
      <style:text-properties officeooo:rsid="05990d8e"/>
    </style:style>
    <style:style style:name="T833" style:family="text">
      <style:text-properties officeooo:rsid="059ac589"/>
    </style:style>
    <style:style style:name="T834" style:family="text">
      <style:text-properties officeooo:rsid="059b66f1"/>
    </style:style>
    <style:style style:name="T835" style:family="text">
      <style:text-properties officeooo:rsid="059d636a"/>
    </style:style>
    <style:style style:name="T836" style:family="text">
      <style:text-properties officeooo:rsid="059e55d7"/>
    </style:style>
    <style:style style:name="T837" style:family="text">
      <style:text-properties officeooo:rsid="059ffc5b"/>
    </style:style>
    <style:style style:name="T838" style:family="text">
      <style:text-properties officeooo:rsid="05a18bd1"/>
    </style:style>
    <style:style style:name="T839" style:family="text">
      <style:text-properties officeooo:rsid="05a2ff50"/>
    </style:style>
    <style:style style:name="T840" style:family="text">
      <style:text-properties officeooo:rsid="05a5c57b"/>
    </style:style>
    <style:style style:name="T841" style:family="text">
      <style:text-properties officeooo:rsid="05a72175"/>
    </style:style>
    <style:style style:name="T842" style:family="text">
      <style:text-properties officeooo:rsid="05a9144d"/>
    </style:style>
    <style:style style:name="T843" style:family="text">
      <style:text-properties officeooo:rsid="05aa6e55"/>
    </style:style>
    <style:style style:name="T844" style:family="text">
      <style:text-properties officeooo:rsid="05ac2c3f"/>
    </style:style>
    <style:style style:name="T845" style:family="text">
      <style:text-properties officeooo:rsid="05acbb44"/>
    </style:style>
    <style:style style:name="T846" style:family="text">
      <style:text-properties officeooo:rsid="05ad8a7b"/>
    </style:style>
    <style:style style:name="T847" style:family="text">
      <style:text-properties officeooo:rsid="05ae76a8"/>
    </style:style>
    <style:style style:name="T848" style:family="text">
      <style:text-properties officeooo:rsid="05b0ce34"/>
    </style:style>
    <style:style style:name="T849" style:family="text">
      <style:text-properties officeooo:rsid="05b1df7a"/>
    </style:style>
    <style:style style:name="T850" style:family="text">
      <style:text-properties officeooo:rsid="05b2ffc8"/>
    </style:style>
    <style:style style:name="T851" style:family="text">
      <style:text-properties officeooo:rsid="05b6a86f"/>
    </style:style>
    <style:style style:name="T852" style:family="text">
      <style:text-properties officeooo:rsid="05b837ef"/>
    </style:style>
    <style:style style:name="T853" style:family="text">
      <style:text-properties officeooo:rsid="05b9df66"/>
    </style:style>
    <style:style style:name="T854" style:family="text">
      <style:text-properties officeooo:rsid="05bf0657"/>
    </style:style>
    <style:style style:name="T855" style:family="text">
      <style:text-properties officeooo:rsid="05bf3614"/>
    </style:style>
    <style:style style:name="T856" style:family="text">
      <style:text-properties officeooo:rsid="05c12e61"/>
    </style:style>
    <style:style style:name="T857" style:family="text">
      <style:text-properties officeooo:rsid="05c18bc8"/>
    </style:style>
    <style:style style:name="T858" style:family="text">
      <style:text-properties officeooo:rsid="05c3346d"/>
    </style:style>
    <style:style style:name="T859" style:family="text">
      <style:text-properties officeooo:rsid="05c512c0"/>
    </style:style>
    <style:style style:name="T860" style:family="text">
      <style:text-properties officeooo:rsid="05c70b3f"/>
    </style:style>
    <style:style style:name="T861" style:family="text">
      <style:text-properties officeooo:rsid="05c8d1c0"/>
    </style:style>
    <style:style style:name="T862" style:family="text">
      <style:text-properties officeooo:rsid="05caffae"/>
    </style:style>
    <style:style style:name="T863" style:family="text">
      <style:text-properties officeooo:rsid="05cc40c0"/>
    </style:style>
    <style:style style:name="T864" style:family="text">
      <style:text-properties officeooo:rsid="05ccd38e"/>
    </style:style>
    <style:style style:name="T865" style:family="text">
      <style:text-properties officeooo:rsid="05cd746b"/>
    </style:style>
    <style:style style:name="T866" style:family="text">
      <style:text-properties officeooo:rsid="05ce3e55"/>
    </style:style>
    <style:style style:name="T867" style:family="text">
      <style:text-properties officeooo:rsid="05ceb793"/>
    </style:style>
    <style:style style:name="T868" style:family="text">
      <style:text-properties officeooo:rsid="05d037b0"/>
    </style:style>
    <style:style style:name="T869" style:family="text">
      <style:text-properties officeooo:rsid="05d1dc11"/>
    </style:style>
    <style:style style:name="T870" style:family="text">
      <style:text-properties officeooo:rsid="05d2fc56"/>
    </style:style>
    <style:style style:name="T871" style:family="text">
      <style:text-properties officeooo:rsid="05d47c49"/>
    </style:style>
    <style:style style:name="T872" style:family="text">
      <style:text-properties officeooo:rsid="05d64b1b"/>
    </style:style>
    <style:style style:name="T873" style:family="text">
      <style:text-properties officeooo:rsid="05d74bc1"/>
    </style:style>
    <style:style style:name="T874" style:family="text">
      <style:text-properties officeooo:rsid="05d95706"/>
    </style:style>
    <style:style style:name="T875" style:family="text">
      <style:text-properties officeooo:rsid="05da0e25"/>
    </style:style>
    <style:style style:name="T876" style:family="text">
      <style:text-properties officeooo:rsid="05da5b1e"/>
    </style:style>
    <style:style style:name="T877" style:family="text">
      <style:text-properties officeooo:rsid="05db5bb7"/>
    </style:style>
    <style:style style:name="T878" style:family="text">
      <style:text-properties officeooo:rsid="05dd4f1c"/>
    </style:style>
    <style:style style:name="T879" style:family="text">
      <style:text-properties officeooo:rsid="05ded165"/>
    </style:style>
    <style:style style:name="T880" style:family="text">
      <style:text-properties officeooo:rsid="05e091a1"/>
    </style:style>
    <style:style style:name="T881" style:family="text">
      <style:text-properties officeooo:rsid="05e2177c"/>
    </style:style>
    <style:style style:name="T882" style:family="text">
      <style:text-properties officeooo:rsid="05e2973a"/>
    </style:style>
    <style:style style:name="T883" style:family="text">
      <style:text-properties officeooo:rsid="05e2f86b"/>
    </style:style>
    <style:style style:name="T884" style:family="text">
      <style:text-properties officeooo:rsid="05e5cdd4"/>
    </style:style>
    <style:style style:name="T885" style:family="text">
      <style:text-properties officeooo:rsid="05e706c3"/>
    </style:style>
    <style:style style:name="T886" style:family="text">
      <style:text-properties officeooo:rsid="05e96ae6"/>
    </style:style>
    <style:style style:name="T887" style:family="text">
      <style:text-properties officeooo:rsid="05ea1286"/>
    </style:style>
    <style:style style:name="T888" style:family="text">
      <style:text-properties officeooo:rsid="05ebb930"/>
    </style:style>
    <style:style style:name="T889" style:family="text">
      <style:text-properties officeooo:rsid="05ecdf8d"/>
    </style:style>
    <style:style style:name="T890" style:family="text">
      <style:text-properties officeooo:rsid="05ee3553"/>
    </style:style>
    <style:style style:name="T891" style:family="text">
      <style:text-properties officeooo:rsid="05ee9ac6"/>
    </style:style>
    <style:style style:name="T892" style:family="text">
      <style:text-properties officeooo:rsid="05ef88c4"/>
    </style:style>
    <style:style style:name="T893" style:family="text">
      <style:text-properties officeooo:rsid="05efb5fd"/>
    </style:style>
    <style:style style:name="T894" style:family="text">
      <style:text-properties officeooo:rsid="05f18e39"/>
    </style:style>
    <style:style style:name="T895" style:family="text">
      <style:text-properties officeooo:rsid="05f23134"/>
    </style:style>
    <style:style style:name="T896" style:family="text">
      <style:text-properties officeooo:rsid="05f2d590"/>
    </style:style>
    <style:style style:name="T897" style:family="text">
      <style:text-properties officeooo:rsid="05f6e843"/>
    </style:style>
    <style:style style:name="T898" style:family="text">
      <style:text-properties officeooo:rsid="05f7200d"/>
    </style:style>
    <style:style style:name="T899" style:family="text">
      <style:text-properties officeooo:rsid="05f7482e"/>
    </style:style>
    <style:style style:name="T900" style:family="text">
      <style:text-properties officeooo:rsid="05f92e91"/>
    </style:style>
    <style:style style:name="T901" style:family="text">
      <style:text-properties officeooo:rsid="05fa12d3"/>
    </style:style>
    <style:style style:name="T902" style:family="text">
      <style:text-properties officeooo:rsid="05faefb2"/>
    </style:style>
    <style:style style:name="T903" style:family="text">
      <style:text-properties officeooo:rsid="05fb9e67"/>
    </style:style>
    <style:style style:name="T904" style:family="text">
      <style:text-properties officeooo:rsid="05fca94c"/>
    </style:style>
    <style:style style:name="T905" style:family="text">
      <style:text-properties officeooo:rsid="05fe929b"/>
    </style:style>
    <style:style style:name="T906" style:family="text">
      <style:text-properties officeooo:rsid="05ff5c38"/>
    </style:style>
    <style:style style:name="T907" style:family="text">
      <style:text-properties officeooo:rsid="06012ff7"/>
    </style:style>
    <style:style style:name="T908" style:family="text">
      <style:text-properties officeooo:rsid="06013f83"/>
    </style:style>
    <style:style style:name="T909" style:family="text">
      <style:text-properties officeooo:rsid="06029eca"/>
    </style:style>
    <style:style style:name="T910" style:family="text">
      <style:text-properties officeooo:rsid="0603e44d"/>
    </style:style>
    <style:style style:name="T911" style:family="text">
      <style:text-properties officeooo:rsid="060496e3"/>
    </style:style>
    <style:style style:name="T912" style:family="text">
      <style:text-properties officeooo:rsid="0604c275"/>
    </style:style>
    <style:style style:name="T913" style:family="text">
      <style:text-properties officeooo:rsid="0606ac51"/>
    </style:style>
    <style:style style:name="T914" style:family="text">
      <style:text-properties officeooo:rsid="06083b42"/>
    </style:style>
    <style:style style:name="T915" style:family="text">
      <style:text-properties officeooo:rsid="0609d6b9"/>
    </style:style>
    <style:style style:name="T916" style:family="text">
      <style:text-properties officeooo:rsid="060a03bf"/>
    </style:style>
    <style:style style:name="T917" style:family="text">
      <style:text-properties officeooo:rsid="060a1233"/>
    </style:style>
    <style:style style:name="T918" style:family="text">
      <style:text-properties officeooo:rsid="060a2978"/>
    </style:style>
    <style:style style:name="T919" style:family="text">
      <style:text-properties officeooo:rsid="060a36e4"/>
    </style:style>
    <style:style style:name="T920" style:family="text">
      <style:text-properties officeooo:rsid="060bab95"/>
    </style:style>
    <style:style style:name="T921" style:family="text">
      <style:text-properties officeooo:rsid="060d342f"/>
    </style:style>
    <style:style style:name="T922" style:family="text">
      <style:text-properties officeooo:rsid="060f30e4"/>
    </style:style>
    <style:style style:name="T923" style:family="text">
      <style:text-properties officeooo:rsid="060f6817"/>
    </style:style>
    <style:style style:name="T924" style:family="text">
      <style:text-properties officeooo:rsid="061080af"/>
    </style:style>
    <style:style style:name="T925" style:family="text">
      <style:text-properties officeooo:rsid="06127bd7"/>
    </style:style>
    <style:style style:name="T926" style:family="text">
      <style:text-properties officeooo:rsid="0613bfeb"/>
    </style:style>
    <style:style style:name="T927" style:family="text">
      <style:text-properties officeooo:rsid="061733f4"/>
    </style:style>
    <style:style style:name="T928" style:family="text">
      <style:text-properties officeooo:rsid="0617e862"/>
    </style:style>
    <style:style style:name="T929" style:family="text">
      <style:text-properties officeooo:rsid="0619d398"/>
    </style:style>
    <style:style style:name="T930" style:family="text">
      <style:text-properties officeooo:rsid="061af0c3"/>
    </style:style>
    <style:style style:name="T931" style:family="text">
      <style:text-properties officeooo:rsid="061c29b4"/>
    </style:style>
    <style:style style:name="T932" style:family="text">
      <style:text-properties officeooo:rsid="061e1dd7"/>
    </style:style>
    <style:style style:name="T933" style:family="text">
      <style:text-properties officeooo:rsid="06209838"/>
    </style:style>
    <style:style style:name="T934" style:family="text">
      <style:text-properties officeooo:rsid="062473b7"/>
    </style:style>
    <style:style style:name="T935" style:family="text">
      <style:text-properties officeooo:rsid="0624effa"/>
    </style:style>
    <style:style style:name="T936" style:family="text">
      <style:text-properties officeooo:rsid="0626cf80"/>
    </style:style>
    <style:style style:name="T937" style:family="text">
      <style:text-properties officeooo:rsid="0628c136"/>
    </style:style>
    <style:style style:name="T938" style:family="text">
      <style:text-properties officeooo:rsid="0629fd4e"/>
    </style:style>
    <style:style style:name="T939" style:family="text">
      <style:text-properties officeooo:rsid="062a3ed5"/>
    </style:style>
    <style:style style:name="T940" style:family="text">
      <style:text-properties officeooo:rsid="062a77a2"/>
    </style:style>
    <style:style style:name="T941" style:family="text">
      <style:text-properties officeooo:rsid="062bcd09"/>
    </style:style>
    <style:style style:name="T942" style:family="text">
      <style:text-properties officeooo:rsid="062e1d96"/>
    </style:style>
    <style:style style:name="T943" style:family="text">
      <style:text-properties officeooo:rsid="062efbca"/>
    </style:style>
    <style:style style:name="T944" style:family="text">
      <style:text-properties officeooo:rsid="0630aa97"/>
    </style:style>
    <style:style style:name="T945" style:family="text">
      <style:text-properties officeooo:rsid="0631cc87"/>
    </style:style>
    <style:style style:name="T946" style:family="text">
      <style:text-properties officeooo:rsid="06322c14"/>
    </style:style>
    <style:style style:name="T947" style:family="text">
      <style:text-properties officeooo:rsid="06348670"/>
    </style:style>
    <style:style style:name="T948" style:family="text">
      <style:text-properties officeooo:rsid="0635fa9c"/>
    </style:style>
    <style:style style:name="T949" style:family="text">
      <style:text-properties officeooo:rsid="0637badf"/>
    </style:style>
    <style:style style:name="T950" style:family="text">
      <style:text-properties officeooo:rsid="0639b2f3"/>
    </style:style>
    <style:style style:name="T951" style:family="text">
      <style:text-properties officeooo:rsid="063adfb6"/>
    </style:style>
    <style:style style:name="T952" style:family="text">
      <style:text-properties officeooo:rsid="063c222a"/>
    </style:style>
    <style:style style:name="T953" style:family="text">
      <style:text-properties officeooo:rsid="063cf6b5"/>
    </style:style>
    <style:style style:name="T954" style:family="text">
      <style:text-properties officeooo:rsid="063dda77"/>
    </style:style>
    <style:style style:name="T955" style:family="text">
      <style:text-properties officeooo:rsid="063f79bd"/>
    </style:style>
    <style:style style:name="T956" style:family="text">
      <style:text-properties officeooo:rsid="0640bb2f"/>
    </style:style>
    <style:style style:name="T957" style:family="text">
      <style:text-properties officeooo:rsid="0641341a"/>
    </style:style>
    <style:style style:name="T958" style:family="text">
      <style:text-properties officeooo:rsid="0643dcae"/>
    </style:style>
    <style:style style:name="T959" style:family="text">
      <style:text-properties officeooo:rsid="06448c54"/>
    </style:style>
    <style:style style:name="T960" style:family="text">
      <style:text-properties officeooo:rsid="06467eb8"/>
    </style:style>
    <style:style style:name="T961" style:family="text">
      <style:text-properties officeooo:rsid="0647be2c"/>
    </style:style>
    <style:style style:name="T962" style:family="text">
      <style:text-properties officeooo:rsid="0647fe69"/>
    </style:style>
    <style:style style:name="T963" style:family="text">
      <style:text-properties officeooo:rsid="064b211e"/>
    </style:style>
    <style:style style:name="T964" style:family="text">
      <style:text-properties officeooo:rsid="064c9012"/>
    </style:style>
    <style:style style:name="T965" style:family="text">
      <style:text-properties officeooo:rsid="064d173d"/>
    </style:style>
    <style:style style:name="T966" style:family="text">
      <style:text-properties officeooo:rsid="064e993f"/>
    </style:style>
    <style:style style:name="T967" style:family="text">
      <style:text-properties officeooo:rsid="064ece55"/>
    </style:style>
    <style:style style:name="T968" style:family="text">
      <style:text-properties officeooo:rsid="065067be"/>
    </style:style>
    <style:style style:name="T969" style:family="text">
      <style:text-properties officeooo:rsid="06506a5f"/>
    </style:style>
    <style:style style:name="T970" style:family="text">
      <style:text-properties officeooo:rsid="0651f0e3"/>
    </style:style>
    <style:style style:name="T971" style:family="text">
      <style:text-properties officeooo:rsid="06543b72"/>
    </style:style>
    <style:style style:name="T972" style:family="text">
      <style:text-properties officeooo:rsid="0656367c"/>
    </style:style>
    <style:style style:name="T973" style:family="text">
      <style:text-properties officeooo:rsid="0656d8c3"/>
    </style:style>
    <style:style style:name="T974" style:family="text">
      <style:text-properties officeooo:rsid="065764ca"/>
    </style:style>
    <style:style style:name="T975" style:family="text">
      <style:text-properties officeooo:rsid="0658e442"/>
    </style:style>
    <style:style style:name="T976" style:family="text">
      <style:text-properties officeooo:rsid="065ac12f"/>
    </style:style>
    <style:style style:name="T977" style:family="text">
      <style:text-properties officeooo:rsid="065adb77"/>
    </style:style>
    <style:style style:name="T978" style:family="text">
      <style:text-properties officeooo:rsid="065c3534"/>
    </style:style>
    <style:style style:name="T979" style:family="text">
      <style:text-properties officeooo:rsid="065d3846"/>
    </style:style>
    <style:style style:name="T980" style:family="text">
      <style:text-properties officeooo:rsid="065e25d9"/>
    </style:style>
    <style:style style:name="T981" style:family="text">
      <style:text-properties officeooo:rsid="065e894b"/>
    </style:style>
    <style:style style:name="T982" style:family="text">
      <style:text-properties officeooo:rsid="065faea4"/>
    </style:style>
    <style:style style:name="T983" style:family="text">
      <style:text-properties officeooo:rsid="0661abc6"/>
    </style:style>
    <style:style style:name="T984" style:family="text">
      <style:text-properties officeooo:rsid="0661d122"/>
    </style:style>
    <style:style style:name="T985" style:family="text">
      <style:text-properties officeooo:rsid="0662c38c"/>
    </style:style>
    <style:style style:name="T986" style:family="text">
      <style:text-properties officeooo:rsid="066518e1"/>
    </style:style>
    <style:style style:name="T987" style:family="text">
      <style:text-properties officeooo:rsid="066560c8"/>
    </style:style>
    <style:style style:name="T988" style:family="text">
      <style:text-properties officeooo:rsid="0666c7b2"/>
    </style:style>
    <style:style style:name="T989" style:family="text">
      <style:text-properties officeooo:rsid="06688a82"/>
    </style:style>
    <style:style style:name="T990" style:family="text">
      <style:text-properties officeooo:rsid="06696246"/>
    </style:style>
    <style:style style:name="T991" style:family="text">
      <style:text-properties officeooo:rsid="066ad816"/>
    </style:style>
    <style:style style:name="T992" style:family="text">
      <style:text-properties officeooo:rsid="066d7c42"/>
    </style:style>
    <style:style style:name="T993" style:family="text">
      <style:text-properties officeooo:rsid="066f07c5"/>
    </style:style>
    <style:style style:name="T994" style:family="text">
      <style:text-properties officeooo:rsid="0670766a"/>
    </style:style>
    <style:style style:name="T995" style:family="text">
      <style:text-properties officeooo:rsid="0672a8da"/>
    </style:style>
    <style:style style:name="T996" style:family="text">
      <style:text-properties officeooo:rsid="06745fb0"/>
    </style:style>
    <style:style style:name="T997" style:family="text">
      <style:text-properties officeooo:rsid="06751832"/>
    </style:style>
    <style:style style:name="T998" style:family="text">
      <style:text-properties officeooo:rsid="0675af0a"/>
    </style:style>
    <style:style style:name="T999" style:family="text">
      <style:text-properties officeooo:rsid="067978f8"/>
    </style:style>
    <style:style style:name="T1000" style:family="text">
      <style:text-properties officeooo:rsid="067ae93d"/>
    </style:style>
    <style:style style:name="T1001" style:family="text">
      <style:text-properties officeooo:rsid="067be51f"/>
    </style:style>
    <style:style style:name="T1002" style:family="text">
      <style:text-properties officeooo:rsid="067c33ee"/>
    </style:style>
    <style:style style:name="T1003" style:family="text">
      <style:text-properties officeooo:rsid="067ce757"/>
    </style:style>
    <style:style style:name="T1004" style:family="text">
      <style:text-properties officeooo:rsid="067da6cf"/>
    </style:style>
    <style:style style:name="T1005" style:family="text">
      <style:text-properties officeooo:rsid="067de1b4"/>
    </style:style>
    <style:style style:name="T1006" style:family="text">
      <style:text-properties officeooo:rsid="067e6899"/>
    </style:style>
    <style:style style:name="T1007" style:family="text">
      <style:text-properties officeooo:rsid="0682cb64"/>
    </style:style>
    <style:style style:name="T1008" style:family="text">
      <style:text-properties officeooo:rsid="0683d04a"/>
    </style:style>
    <style:style style:name="T1009" style:family="text">
      <style:text-properties officeooo:rsid="0686a38d"/>
    </style:style>
    <style:style style:name="T1010" style:family="text">
      <style:text-properties officeooo:rsid="0688e53d"/>
    </style:style>
    <style:style style:name="T1011" style:family="text">
      <style:text-properties officeooo:rsid="068a0e5f"/>
    </style:style>
    <style:style style:name="T1012" style:family="text">
      <style:text-properties officeooo:rsid="068ae406"/>
    </style:style>
    <style:style style:name="T1013" style:family="text">
      <style:text-properties officeooo:rsid="068b5e1d"/>
    </style:style>
    <style:style style:name="T1014" style:family="text">
      <style:text-properties officeooo:rsid="068cdc30"/>
    </style:style>
    <style:style style:name="T1015" style:family="text">
      <style:text-properties officeooo:rsid="068ec9bf"/>
    </style:style>
    <style:style style:name="T1016" style:family="text">
      <style:text-properties officeooo:rsid="06911f0e"/>
    </style:style>
    <style:style style:name="T1017" style:family="text">
      <style:text-properties officeooo:rsid="0692bc31"/>
    </style:style>
    <style:style style:name="T1018" style:family="text">
      <style:text-properties officeooo:rsid="0694fab9"/>
    </style:style>
    <style:style style:name="T1019" style:family="text">
      <style:text-properties officeooo:rsid="069863e1"/>
    </style:style>
    <style:style style:name="T1020" style:family="text">
      <style:text-properties officeooo:rsid="0698fb64"/>
    </style:style>
    <style:style style:name="T1021" style:family="text">
      <style:text-properties officeooo:rsid="0699d025"/>
    </style:style>
    <style:style style:name="T1022" style:family="text">
      <style:text-properties officeooo:rsid="069ada7c"/>
    </style:style>
    <style:style style:name="T1023" style:family="text">
      <style:text-properties officeooo:rsid="069b9c66"/>
    </style:style>
    <style:style style:name="T1024" style:family="text">
      <style:text-properties officeooo:rsid="069d74fd"/>
    </style:style>
    <style:style style:name="T1025" style:family="text">
      <style:text-properties officeooo:rsid="069e5eb9"/>
    </style:style>
    <style:style style:name="T1026" style:family="text">
      <style:text-properties officeooo:rsid="069eca53"/>
    </style:style>
    <style:style style:name="T1027" style:family="text">
      <style:text-properties officeooo:rsid="06a01858"/>
    </style:style>
    <style:style style:name="T1028" style:family="text">
      <style:text-properties officeooo:rsid="06a0fc20"/>
    </style:style>
    <style:style style:name="T1029" style:family="text">
      <style:text-properties officeooo:rsid="06a198c9"/>
    </style:style>
    <style:style style:name="T1030" style:family="text">
      <style:text-properties officeooo:rsid="06a367f3"/>
    </style:style>
    <style:style style:name="T1031" style:family="text">
      <style:text-properties officeooo:rsid="06a49cb7"/>
    </style:style>
    <style:style style:name="T1032" style:family="text">
      <style:text-properties officeooo:rsid="06a4ca9e"/>
    </style:style>
    <style:style style:name="T1033" style:family="text">
      <style:text-properties officeooo:rsid="06a5202d"/>
    </style:style>
    <style:style style:name="T1034" style:family="text">
      <style:text-properties officeooo:rsid="06a87eba"/>
    </style:style>
    <style:style style:name="T1035" style:family="text">
      <style:text-properties officeooo:rsid="06a90273"/>
    </style:style>
    <style:style style:name="T1036" style:family="text">
      <style:text-properties officeooo:rsid="06a96e0d"/>
    </style:style>
    <style:style style:name="T1037" style:family="text">
      <style:text-properties officeooo:rsid="06ab6151"/>
    </style:style>
    <style:style style:name="T1038" style:family="text">
      <style:text-properties officeooo:rsid="06ad6009"/>
    </style:style>
    <style:style style:name="T1039" style:family="text">
      <style:text-properties officeooo:rsid="06ae8b60"/>
    </style:style>
    <style:style style:name="T1040" style:family="text">
      <style:text-properties officeooo:rsid="06afa387"/>
    </style:style>
    <style:style style:name="T1041" style:family="text">
      <style:text-properties officeooo:rsid="06b185df"/>
    </style:style>
    <style:style style:name="T1042" style:family="text">
      <style:text-properties officeooo:rsid="06b37b23"/>
    </style:style>
    <style:style style:name="T1043" style:family="text">
      <style:text-properties officeooo:rsid="06b4a72e"/>
    </style:style>
    <style:style style:name="T1044" style:family="text">
      <style:text-properties officeooo:rsid="06b80bf4"/>
    </style:style>
    <style:style style:name="T1045" style:family="text">
      <style:text-properties officeooo:rsid="06b8d6df"/>
    </style:style>
    <style:style style:name="T1046" style:family="text">
      <style:text-properties officeooo:rsid="06b8f820"/>
    </style:style>
    <style:style style:name="T1047" style:family="text">
      <style:text-properties officeooo:rsid="06b9687d"/>
    </style:style>
    <style:style style:name="T1048" style:family="text">
      <style:text-properties officeooo:rsid="06baabb6"/>
    </style:style>
    <style:style style:name="T1049" style:family="text">
      <style:text-properties officeooo:rsid="06bba438"/>
    </style:style>
    <style:style style:name="T1050" style:family="text">
      <style:text-properties officeooo:rsid="06bc2bb1"/>
    </style:style>
    <style:style style:name="T1051" style:family="text">
      <style:text-properties officeooo:rsid="06bc8af9"/>
    </style:style>
    <style:style style:name="T1052" style:family="text">
      <style:text-properties officeooo:rsid="06be253d"/>
    </style:style>
    <style:style style:name="T1053" style:family="text">
      <style:text-properties officeooo:rsid="06bfb3a0"/>
    </style:style>
    <style:style style:name="T1054" style:family="text">
      <style:text-properties officeooo:rsid="06c18acd"/>
    </style:style>
    <style:style style:name="T1055" style:family="text">
      <style:text-properties officeooo:rsid="06c3d082"/>
    </style:style>
    <style:style style:name="T1056" style:family="text">
      <style:text-properties officeooo:rsid="06c3ea39"/>
    </style:style>
    <style:style style:name="T1057" style:family="text">
      <style:text-properties officeooo:rsid="06c5a3b2"/>
    </style:style>
    <style:style style:name="T1058" style:family="text">
      <style:text-properties officeooo:rsid="06c8621b"/>
    </style:style>
    <style:style style:name="T1059" style:family="text">
      <style:text-properties officeooo:rsid="06ca3a3f"/>
    </style:style>
    <style:style style:name="T1060" style:family="text">
      <style:text-properties officeooo:rsid="06cb8d87"/>
    </style:style>
    <style:style style:name="T1061" style:family="text">
      <style:text-properties officeooo:rsid="06cda589"/>
    </style:style>
    <style:style style:name="T1062" style:family="text">
      <style:text-properties officeooo:rsid="06cf526f"/>
    </style:style>
    <style:style style:name="T1063" style:family="text">
      <style:text-properties officeooo:rsid="06d09d73"/>
    </style:style>
    <style:style style:name="T1064" style:family="text">
      <style:text-properties officeooo:rsid="06d282e5"/>
    </style:style>
    <style:style style:name="T1065" style:family="text">
      <style:text-properties officeooo:rsid="06d28509"/>
    </style:style>
    <style:style style:name="T1066" style:family="text">
      <style:text-properties officeooo:rsid="06d3856a"/>
    </style:style>
    <style:style style:name="T1067" style:family="text">
      <style:text-properties officeooo:rsid="06d4c1cf"/>
    </style:style>
    <style:style style:name="T1068" style:family="text">
      <style:text-properties officeooo:rsid="06d60060"/>
    </style:style>
    <style:style style:name="T1069" style:family="text">
      <style:text-properties officeooo:rsid="06d86bec"/>
    </style:style>
    <style:style style:name="T1070" style:family="text">
      <style:text-properties officeooo:rsid="06db9c2c"/>
    </style:style>
    <style:style style:name="T1071" style:family="text">
      <style:text-properties officeooo:rsid="06dc5451"/>
    </style:style>
    <style:style style:name="T1072" style:family="text">
      <style:text-properties officeooo:rsid="06ddc344"/>
    </style:style>
    <style:style style:name="T1073" style:family="text">
      <style:text-properties officeooo:rsid="06dfee7e"/>
    </style:style>
    <style:style style:name="T1074" style:family="text">
      <style:text-properties officeooo:rsid="06e1e10b"/>
    </style:style>
    <style:style style:name="T1075" style:family="text">
      <style:text-properties officeooo:rsid="06e28037"/>
    </style:style>
    <style:style style:name="T1076" style:family="text">
      <style:text-properties officeooo:rsid="06e3db5b"/>
    </style:style>
    <style:style style:name="T1077" style:family="text">
      <style:text-properties officeooo:rsid="06e6f516"/>
    </style:style>
    <style:style style:name="T1078" style:family="text">
      <style:text-properties officeooo:rsid="06e92bd7"/>
    </style:style>
    <style:style style:name="T1079" style:family="text">
      <style:text-properties officeooo:rsid="06eab410"/>
    </style:style>
    <style:style style:name="T1080" style:family="text">
      <style:text-properties officeooo:rsid="06eb88a9"/>
    </style:style>
    <style:style style:name="T1081" style:family="text">
      <style:text-properties officeooo:rsid="06edbde2"/>
    </style:style>
    <style:style style:name="T1082" style:family="text">
      <style:text-properties officeooo:rsid="06f06711"/>
    </style:style>
    <style:style style:name="T1083" style:family="text">
      <style:text-properties officeooo:rsid="06f12248"/>
    </style:style>
    <style:style style:name="T1084" style:family="text">
      <style:text-properties officeooo:rsid="06f2fa06"/>
    </style:style>
    <style:style style:name="T1085" style:family="text">
      <style:text-properties officeooo:rsid="06f48a8b"/>
    </style:style>
    <style:style style:name="T1086" style:family="text">
      <style:text-properties officeooo:rsid="06f58ba9"/>
    </style:style>
    <style:style style:name="T1087" style:family="text">
      <style:text-properties officeooo:rsid="06f5fae9"/>
    </style:style>
    <style:style style:name="T1088" style:family="text">
      <style:text-properties officeooo:rsid="06f72bb9"/>
    </style:style>
    <style:style style:name="T1089" style:family="text">
      <style:text-properties officeooo:rsid="06f763f3"/>
    </style:style>
    <style:style style:name="T1090" style:family="text">
      <style:text-properties officeooo:rsid="06f7798e"/>
    </style:style>
    <style:style style:name="T1091" style:family="text">
      <style:text-properties officeooo:rsid="06f9e9fd"/>
    </style:style>
    <style:style style:name="T1092" style:family="text">
      <style:text-properties officeooo:rsid="06faa6fa"/>
    </style:style>
    <style:style style:name="T1093" style:family="text">
      <style:text-properties officeooo:rsid="06fc1bd2"/>
    </style:style>
    <style:style style:name="T1094" style:family="text">
      <style:text-properties officeooo:rsid="06fc5637"/>
    </style:style>
    <style:style style:name="T1095" style:family="text">
      <style:text-properties officeooo:rsid="06fc7c40"/>
    </style:style>
    <style:style style:name="T1096" style:family="text">
      <style:text-properties officeooo:rsid="06fcd94e"/>
    </style:style>
    <style:style style:name="T1097" style:family="text">
      <style:text-properties officeooo:rsid="06fe47fd"/>
    </style:style>
    <style:style style:name="T1098" style:family="text">
      <style:text-properties officeooo:rsid="06feec36"/>
    </style:style>
    <style:style style:name="T1099" style:family="text">
      <style:text-properties officeooo:rsid="07004f92"/>
    </style:style>
    <style:style style:name="T1100" style:family="text">
      <style:text-properties officeooo:rsid="0701e01a"/>
    </style:style>
    <style:style style:name="T1101" style:family="text">
      <style:text-properties officeooo:rsid="0701e421"/>
    </style:style>
    <style:style style:name="T1102" style:family="text">
      <style:text-properties officeooo:rsid="0702a5ce"/>
    </style:style>
    <style:style style:name="T1103" style:family="text">
      <style:text-properties officeooo:rsid="070539d2"/>
    </style:style>
    <style:style style:name="T1104" style:family="text">
      <style:text-properties officeooo:rsid="0706f7a0"/>
    </style:style>
    <style:style style:name="T1105" style:family="text">
      <style:text-properties officeooo:rsid="070957e7"/>
    </style:style>
    <style:style style:name="T1106" style:family="text">
      <style:text-properties officeooo:rsid="070b370a"/>
    </style:style>
    <style:style style:name="T1107" style:family="text">
      <style:text-properties officeooo:rsid="070d2a56"/>
    </style:style>
    <style:style style:name="T1108" style:family="text">
      <style:text-properties officeooo:rsid="070f3a33"/>
    </style:style>
    <style:style style:name="T1109" style:family="text">
      <style:text-properties officeooo:rsid="0710b522"/>
    </style:style>
    <style:style style:name="T1110" style:family="text">
      <style:text-properties officeooo:rsid="07119828"/>
    </style:style>
    <style:style style:name="T1111" style:family="text">
      <style:text-properties officeooo:rsid="0711dfcf"/>
    </style:style>
    <style:style style:name="T1112" style:family="text">
      <style:text-properties officeooo:rsid="0711e36f"/>
    </style:style>
    <style:style style:name="T1113" style:family="text">
      <style:text-properties officeooo:rsid="0714eb63"/>
    </style:style>
    <style:style style:name="T1114" style:family="text">
      <style:text-properties officeooo:rsid="07159a73"/>
    </style:style>
    <style:style style:name="T1115" style:family="text">
      <style:text-properties officeooo:rsid="0715cc64"/>
    </style:style>
    <style:style style:name="T1116" style:family="text">
      <style:text-properties officeooo:rsid="07182904"/>
    </style:style>
    <style:style style:name="T1117" style:family="text">
      <style:text-properties officeooo:rsid="0719db14"/>
    </style:style>
    <style:style style:name="T1118" style:family="text">
      <style:text-properties officeooo:rsid="071b2c14"/>
    </style:style>
    <style:style style:name="T1119" style:family="text">
      <style:text-properties officeooo:rsid="071c142b"/>
    </style:style>
    <style:style style:name="T1120" style:family="text">
      <style:text-properties officeooo:rsid="071e7551"/>
    </style:style>
    <style:style style:name="T1121" style:family="text">
      <style:text-properties officeooo:rsid="071f0ec5"/>
    </style:style>
    <style:style style:name="T1122" style:family="text">
      <style:text-properties officeooo:rsid="072025e8"/>
    </style:style>
    <style:style style:name="T1123" style:family="text">
      <style:text-properties officeooo:rsid="07236efb"/>
    </style:style>
    <style:style style:name="T1124" style:family="text">
      <style:text-properties officeooo:rsid="07254adc"/>
    </style:style>
    <style:style style:name="T1125" style:family="text">
      <style:text-properties officeooo:rsid="07258203"/>
    </style:style>
    <style:style style:name="T1126" style:family="text">
      <style:text-properties officeooo:rsid="0726eb0b"/>
    </style:style>
    <style:style style:name="T1127" style:family="text">
      <style:text-properties officeooo:rsid="07295d5e"/>
    </style:style>
    <style:style style:name="T1128" style:family="text">
      <style:text-properties officeooo:rsid="072aab83"/>
    </style:style>
    <style:style style:name="T1129" style:family="text">
      <style:text-properties officeooo:rsid="072b68fe"/>
    </style:style>
    <style:style style:name="T1130" style:family="text">
      <style:text-properties officeooo:rsid="072cafa5"/>
    </style:style>
    <style:style style:name="T1131" style:family="text">
      <style:text-properties officeooo:rsid="072d95c5"/>
    </style:style>
    <style:style style:name="T1132" style:family="text">
      <style:text-properties officeooo:rsid="072dcefd"/>
    </style:style>
    <style:style style:name="T1133" style:family="text">
      <style:text-properties officeooo:rsid="072fd26f"/>
    </style:style>
    <style:style style:name="T1134" style:family="text">
      <style:text-properties officeooo:rsid="0731cfdf"/>
    </style:style>
    <style:style style:name="T1135" style:family="text">
      <style:text-properties officeooo:rsid="0733a5e0"/>
    </style:style>
    <style:style style:name="T1136" style:family="text">
      <style:text-properties officeooo:rsid="07340ad9"/>
    </style:style>
    <style:style style:name="T1137" style:family="text">
      <style:text-properties officeooo:rsid="0734aaad"/>
    </style:style>
    <style:style style:name="T1138" style:family="text">
      <style:text-properties officeooo:rsid="073506dd"/>
    </style:style>
    <style:style style:name="T1139" style:family="text">
      <style:text-properties officeooo:rsid="07355ed0"/>
    </style:style>
    <style:style style:name="T1140" style:family="text">
      <style:text-properties officeooo:rsid="0735fdd0"/>
    </style:style>
    <style:style style:name="T1141" style:family="text">
      <style:text-properties officeooo:rsid="0736c252"/>
    </style:style>
    <style:style style:name="T1142" style:family="text">
      <style:text-properties officeooo:rsid="0736d1ae"/>
    </style:style>
    <style:style style:name="T1143" style:family="text">
      <style:text-properties officeooo:rsid="0737e283"/>
    </style:style>
    <style:style style:name="T1144" style:family="text">
      <style:text-properties officeooo:rsid="0737e4fd"/>
    </style:style>
    <style:style style:name="T1145" style:family="text">
      <style:text-properties officeooo:rsid="073acbd4"/>
    </style:style>
    <style:style style:name="T1146" style:family="text">
      <style:text-properties officeooo:rsid="073c533e"/>
    </style:style>
    <style:style style:name="T1147" style:family="text">
      <style:text-properties officeooo:rsid="073d473a"/>
    </style:style>
    <style:style style:name="T1148" style:family="text">
      <style:text-properties officeooo:rsid="073f2b30"/>
    </style:style>
    <style:style style:name="T1149" style:family="text">
      <style:text-properties officeooo:rsid="07406f07"/>
    </style:style>
    <style:style style:name="T1150" style:family="text">
      <style:text-properties officeooo:rsid="07413f69"/>
    </style:style>
    <style:style style:name="T1151" style:family="text">
      <style:text-properties officeooo:rsid="0742e610"/>
    </style:style>
    <style:style style:name="T1152" style:family="text">
      <style:text-properties officeooo:rsid="0743faea"/>
    </style:style>
    <style:style style:name="T1153" style:family="text">
      <style:text-properties officeooo:rsid="0744f882"/>
    </style:style>
    <style:style style:name="T1154" style:family="text">
      <style:text-properties officeooo:rsid="0745d020"/>
    </style:style>
    <style:style style:name="T1155" style:family="text">
      <style:text-properties officeooo:rsid="0745e875"/>
    </style:style>
    <style:style style:name="T1156" style:family="text">
      <style:text-properties officeooo:rsid="0746680a"/>
    </style:style>
    <style:style style:name="T1157" style:family="text">
      <style:text-properties officeooo:rsid="0747d2eb"/>
    </style:style>
    <style:style style:name="T1158" style:family="text">
      <style:text-properties officeooo:rsid="0749cf8c"/>
    </style:style>
    <style:style style:name="T1159" style:family="text">
      <style:text-properties officeooo:rsid="074c02fb"/>
    </style:style>
    <style:style style:name="T1160" style:family="text">
      <style:text-properties officeooo:rsid="074e7ec8"/>
    </style:style>
    <style:style style:name="T1161" style:family="text">
      <style:text-properties officeooo:rsid="07503bd9"/>
    </style:style>
    <style:style style:name="T1162" style:family="text">
      <style:text-properties officeooo:rsid="0751597c"/>
    </style:style>
    <style:style style:name="T1163" style:family="text">
      <style:text-properties officeooo:rsid="075210dd"/>
    </style:style>
    <style:style style:name="T1164" style:family="text">
      <style:text-properties officeooo:rsid="0753efe7"/>
    </style:style>
    <style:style style:name="T1165" style:family="text">
      <style:text-properties officeooo:rsid="0755a892"/>
    </style:style>
    <style:style style:name="T1166" style:family="text">
      <style:text-properties officeooo:rsid="0755c921"/>
    </style:style>
    <style:style style:name="T1167" style:family="text">
      <style:text-properties officeooo:rsid="07569a0d"/>
    </style:style>
    <style:style style:name="T1168" style:family="text">
      <style:text-properties officeooo:rsid="0758715a"/>
    </style:style>
    <style:style style:name="T1169" style:family="text">
      <style:text-properties officeooo:rsid="075a3fb1"/>
    </style:style>
    <style:style style:name="T1170" style:family="text">
      <style:text-properties officeooo:rsid="075c0ff5"/>
    </style:style>
    <style:style style:name="T1171" style:family="text">
      <style:text-properties officeooo:rsid="075c8178"/>
    </style:style>
    <style:style style:name="T1172" style:family="text">
      <style:text-properties officeooo:rsid="075f0ac1"/>
    </style:style>
    <style:style style:name="T1173" style:family="text">
      <style:text-properties officeooo:rsid="0760f0f7"/>
    </style:style>
    <style:style style:name="T1174" style:family="text">
      <style:text-properties officeooo:rsid="0761d801"/>
    </style:style>
    <style:style style:name="T1175" style:family="text">
      <style:text-properties officeooo:rsid="076415f1"/>
    </style:style>
    <style:style style:name="T1176" style:family="text">
      <style:text-properties officeooo:rsid="0765ae82"/>
    </style:style>
    <style:style style:name="T1177" style:family="text">
      <style:text-properties officeooo:rsid="07670773"/>
    </style:style>
    <style:style style:name="T1178" style:family="text">
      <style:text-properties officeooo:rsid="07677af2"/>
    </style:style>
    <style:style style:name="T1179" style:family="text">
      <style:text-properties officeooo:rsid="0768f803"/>
    </style:style>
    <style:style style:name="T1180" style:family="text">
      <style:text-properties officeooo:rsid="076a4e60"/>
    </style:style>
    <style:style style:name="T1181" style:family="text">
      <style:text-properties officeooo:rsid="076b77e3"/>
    </style:style>
    <style:style style:name="T1182" style:family="text">
      <style:text-properties officeooo:rsid="076d01f2"/>
    </style:style>
    <style:style style:name="T1183" style:family="text">
      <style:text-properties officeooo:rsid="076edce1"/>
    </style:style>
    <style:style style:name="T1184" style:family="text">
      <style:text-properties officeooo:rsid="07707742"/>
    </style:style>
    <style:style style:name="T1185" style:family="text">
      <style:text-properties officeooo:rsid="0771fc0b"/>
    </style:style>
    <style:style style:name="T1186" style:family="text">
      <style:text-properties officeooo:rsid="07735298"/>
    </style:style>
    <style:style style:name="T1187" style:family="text">
      <style:text-properties officeooo:rsid="07742af1"/>
    </style:style>
    <style:style style:name="T1188" style:family="text">
      <style:text-properties officeooo:rsid="0774ab88"/>
    </style:style>
    <style:style style:name="T1189" style:family="text">
      <style:text-properties officeooo:rsid="0775cd5a"/>
    </style:style>
    <style:style style:name="T1190" style:family="text">
      <style:text-properties officeooo:rsid="077798ca"/>
    </style:style>
    <style:style style:name="T1191" style:family="text">
      <style:text-properties officeooo:rsid="077812fc"/>
    </style:style>
    <style:style style:name="T1192" style:family="text">
      <style:text-properties officeooo:rsid="0778531a"/>
    </style:style>
    <style:style style:name="T1193" style:family="text">
      <style:text-properties officeooo:rsid="07785471"/>
    </style:style>
    <style:style style:name="T1194" style:family="text">
      <style:text-properties officeooo:rsid="0778e5ed"/>
    </style:style>
    <style:style style:name="T1195" style:family="text">
      <style:text-properties officeooo:rsid="077b6410"/>
    </style:style>
    <style:style style:name="T1196" style:family="text">
      <style:text-properties officeooo:rsid="077b656f"/>
    </style:style>
    <style:style style:name="T1197" style:family="text">
      <style:text-properties officeooo:rsid="077be8f4"/>
    </style:style>
    <style:style style:name="T1198" style:family="text">
      <style:text-properties officeooo:rsid="077cbd49"/>
    </style:style>
    <style:style style:name="T1199" style:family="text">
      <style:text-properties officeooo:rsid="077cebba"/>
    </style:style>
    <style:style style:name="T1200" style:family="text">
      <style:text-properties officeooo:rsid="077ee3aa"/>
    </style:style>
    <style:style style:name="T1201" style:family="text">
      <style:text-properties officeooo:rsid="077f8678"/>
    </style:style>
    <style:style style:name="T1202" style:family="text">
      <style:text-properties officeooo:rsid="0782740c"/>
    </style:style>
    <style:style style:name="T1203" style:family="text">
      <style:text-properties officeooo:rsid="07844cb7"/>
    </style:style>
    <style:style style:name="T1204" style:family="text">
      <style:text-properties officeooo:rsid="0785847b"/>
    </style:style>
    <style:style style:name="T1205" style:family="text">
      <style:text-properties officeooo:rsid="07870651"/>
    </style:style>
    <style:style style:name="T1206" style:family="text">
      <style:text-properties officeooo:rsid="0787d198"/>
    </style:style>
    <style:style style:name="T1207" style:family="text">
      <style:text-properties officeooo:rsid="07896d84"/>
    </style:style>
    <style:style style:name="T1208" style:family="text">
      <style:text-properties officeooo:rsid="078a98a1"/>
    </style:style>
    <style:style style:name="T1209" style:family="text">
      <style:text-properties officeooo:rsid="078bd536"/>
    </style:style>
    <style:style style:name="T1210" style:family="text">
      <style:text-properties officeooo:rsid="078d4293"/>
    </style:style>
    <style:style style:name="T1211" style:family="text">
      <style:text-properties officeooo:rsid="078eec06"/>
    </style:style>
    <style:style style:name="T1212" style:family="text">
      <style:text-properties officeooo:rsid="0792f145"/>
    </style:style>
    <style:style style:name="T1213" style:family="text">
      <style:text-properties officeooo:rsid="0794cde9"/>
    </style:style>
    <style:style style:name="T1214" style:family="text">
      <style:text-properties officeooo:rsid="0795d4e8"/>
    </style:style>
    <style:style style:name="T1215" style:family="text">
      <style:text-properties officeooo:rsid="07962571"/>
    </style:style>
    <style:style style:name="T1216" style:family="text">
      <style:text-properties officeooo:rsid="0796f58c"/>
    </style:style>
    <style:style style:name="T1217" style:family="text">
      <style:text-properties officeooo:rsid="07979d44"/>
    </style:style>
    <style:style style:name="T1218" style:family="text">
      <style:text-properties officeooo:rsid="07990724"/>
    </style:style>
    <style:style style:name="T1219" style:family="text">
      <style:text-properties officeooo:rsid="079a3d1b"/>
    </style:style>
    <style:style style:name="T1220" style:family="text">
      <style:text-properties officeooo:rsid="079bf76e"/>
    </style:style>
    <style:style style:name="T1221" style:family="text">
      <style:text-properties officeooo:rsid="079d4ed5"/>
    </style:style>
    <style:style style:name="T1222" style:family="text">
      <style:text-properties officeooo:rsid="079e8d33"/>
    </style:style>
    <style:style style:name="T1223" style:family="text">
      <style:text-properties officeooo:rsid="07a0f589"/>
    </style:style>
    <style:style style:name="T1224" style:family="text">
      <style:text-properties officeooo:rsid="07a251d4"/>
    </style:style>
    <style:style style:name="T1225" style:family="text">
      <style:text-properties officeooo:rsid="07a2ea7b"/>
    </style:style>
    <style:style style:name="T1226" style:family="text">
      <style:text-properties officeooo:rsid="07a53800"/>
    </style:style>
    <style:style style:name="T1227" style:family="text">
      <style:text-properties officeooo:rsid="07a6c687"/>
    </style:style>
    <style:style style:name="T1228" style:family="text">
      <style:text-properties officeooo:rsid="07a852de"/>
    </style:style>
    <style:style style:name="T1229" style:family="text">
      <style:text-properties officeooo:rsid="07a93866"/>
    </style:style>
    <style:style style:name="T1230" style:family="text">
      <style:text-properties officeooo:rsid="07aae29c"/>
    </style:style>
    <style:style style:name="T1231" style:family="text">
      <style:text-properties officeooo:rsid="07ad32d8"/>
    </style:style>
    <style:style style:name="T1232" style:family="text">
      <style:text-properties officeooo:rsid="07b35c69"/>
    </style:style>
    <style:style style:name="T1233" style:family="text">
      <style:text-properties officeooo:rsid="07b84213"/>
    </style:style>
    <style:style style:name="T1234" style:family="text">
      <style:text-properties officeooo:rsid="07b98d16"/>
    </style:style>
    <style:style style:name="T1235" style:family="text">
      <style:text-properties officeooo:rsid="07bb4dbf"/>
    </style:style>
    <style:style style:name="T1236" style:family="text">
      <style:text-properties officeooo:rsid="07bd0605"/>
    </style:style>
    <style:style style:name="T1237" style:family="text">
      <style:text-properties officeooo:rsid="07bed0c2"/>
    </style:style>
    <style:style style:name="T1238" style:family="text">
      <style:text-properties officeooo:rsid="07c1e3c1"/>
    </style:style>
    <style:style style:name="T1239" style:family="text">
      <style:text-properties officeooo:rsid="07c36259"/>
    </style:style>
    <style:style style:name="T1240" style:family="text">
      <style:text-properties officeooo:rsid="07c438e5"/>
    </style:style>
    <style:style style:name="T1241" style:family="text">
      <style:text-properties officeooo:rsid="07c4cf64"/>
    </style:style>
    <style:style style:name="T1242" style:family="text">
      <style:text-properties officeooo:rsid="07c64641"/>
    </style:style>
    <style:style style:name="T1243" style:family="text">
      <style:text-properties officeooo:rsid="07c7df1d"/>
    </style:style>
    <style:style style:name="T1244" style:family="text">
      <style:text-properties officeooo:rsid="07c90dd8"/>
    </style:style>
    <style:style style:name="T1245" style:family="text">
      <style:text-properties officeooo:rsid="07cc1ce7"/>
    </style:style>
    <style:style style:name="T1246" style:family="text">
      <style:text-properties officeooo:rsid="07ce1794"/>
    </style:style>
    <style:style style:name="T1247" style:family="text">
      <style:text-properties officeooo:rsid="07d0124c"/>
    </style:style>
    <style:style style:name="T1248" style:family="text">
      <style:text-properties officeooo:rsid="07d17b91"/>
    </style:style>
    <style:style style:name="T1249" style:family="text">
      <style:text-properties officeooo:rsid="07d390d3"/>
    </style:style>
    <style:style style:name="T1250" style:family="text">
      <style:text-properties officeooo:rsid="07d49d61"/>
    </style:style>
    <style:style style:name="T1251" style:family="text">
      <style:text-properties officeooo:rsid="07d56e5e"/>
    </style:style>
    <style:style style:name="T1252" style:family="text">
      <style:text-properties officeooo:rsid="07d59658"/>
    </style:style>
    <style:style style:name="T1253" style:family="text">
      <style:text-properties officeooo:rsid="07d6529d"/>
    </style:style>
    <style:style style:name="T1254" style:family="text">
      <style:text-properties officeooo:rsid="07d7eabf"/>
    </style:style>
    <style:style style:name="T1255" style:family="text">
      <style:text-properties officeooo:rsid="07d805c8"/>
    </style:style>
    <style:style style:name="T1256" style:family="text">
      <style:text-properties officeooo:rsid="07d8e5fc"/>
    </style:style>
    <style:style style:name="T1257" style:family="text">
      <style:text-properties officeooo:rsid="07dd5240"/>
    </style:style>
    <style:style style:name="T1258" style:family="text">
      <style:text-properties officeooo:rsid="07dec91e"/>
    </style:style>
    <style:style style:name="T1259" style:family="text">
      <style:text-properties officeooo:rsid="07e070b4"/>
    </style:style>
    <style:style style:name="T1260" style:family="text">
      <style:text-properties officeooo:rsid="07e18132"/>
    </style:style>
    <style:style style:name="T1261" style:family="text">
      <style:text-properties officeooo:rsid="07e1b214"/>
    </style:style>
    <style:style style:name="T1262" style:family="text">
      <style:text-properties officeooo:rsid="07e20716"/>
    </style:style>
    <style:style style:name="T1263" style:family="text">
      <style:text-properties officeooo:rsid="07e35644"/>
    </style:style>
    <style:style style:name="T1264" style:family="text">
      <style:text-properties officeooo:rsid="07e423c7"/>
    </style:style>
    <style:style style:name="T1265" style:family="text">
      <style:text-properties officeooo:rsid="07e4599b"/>
    </style:style>
    <style:style style:name="T1266" style:family="text">
      <style:text-properties officeooo:rsid="07e69b92"/>
    </style:style>
    <style:style style:name="T1267" style:family="text">
      <style:text-properties officeooo:rsid="07e87e5c"/>
    </style:style>
    <style:style style:name="T1268" style:family="text">
      <style:text-properties officeooo:rsid="07e90d8b"/>
    </style:style>
    <style:style style:name="T1269" style:family="text">
      <style:text-properties officeooo:rsid="07ea970e"/>
    </style:style>
    <style:style style:name="T1270" style:family="text">
      <style:text-properties officeooo:rsid="07eb8c42"/>
    </style:style>
    <style:style style:name="T1271" style:family="text">
      <style:text-properties officeooo:rsid="07ecd021"/>
    </style:style>
    <style:style style:name="T1272" style:family="text">
      <style:text-properties officeooo:rsid="07ecee69"/>
    </style:style>
    <style:style style:name="T1273" style:family="text">
      <style:text-properties officeooo:rsid="07ed9f91"/>
    </style:style>
    <style:style style:name="T1274" style:family="text">
      <style:text-properties officeooo:rsid="07efaaf0"/>
    </style:style>
    <style:style style:name="T1275" style:family="text">
      <style:text-properties officeooo:rsid="07efcdf7"/>
    </style:style>
    <style:style style:name="T1276" style:family="text">
      <style:text-properties officeooo:rsid="07eff150"/>
    </style:style>
    <style:style style:name="T1277" style:family="text">
      <style:text-properties officeooo:rsid="07f11f22"/>
    </style:style>
    <style:style style:name="T1278" style:family="text">
      <style:text-properties officeooo:rsid="07f1ca39"/>
    </style:style>
    <style:style style:name="T1279" style:family="text">
      <style:text-properties officeooo:rsid="07f38032"/>
    </style:style>
    <style:style style:name="T1280" style:family="text">
      <style:text-properties officeooo:rsid="07f525ea"/>
    </style:style>
    <style:style style:name="T1281" style:family="text">
      <style:text-properties officeooo:rsid="07f5c954"/>
    </style:style>
    <style:style style:name="T1282" style:family="text">
      <style:text-properties officeooo:rsid="07f9ad21"/>
    </style:style>
    <style:style style:name="T1283" style:family="text">
      <style:text-properties officeooo:rsid="07fd0ed6"/>
    </style:style>
    <style:style style:name="T1284" style:family="text">
      <style:text-properties officeooo:rsid="07fd5853"/>
    </style:style>
    <style:style style:name="T1285" style:family="text">
      <style:text-properties officeooo:rsid="07ff9c8d"/>
    </style:style>
    <style:style style:name="T1286" style:family="text">
      <style:text-properties officeooo:rsid="0800e73a"/>
    </style:style>
    <style:style style:name="T1287" style:family="text">
      <style:text-properties officeooo:rsid="0802750d"/>
    </style:style>
    <style:style style:name="T1288" style:family="text">
      <style:text-properties officeooo:rsid="08043bf4"/>
    </style:style>
    <style:style style:name="T1289" style:family="text">
      <style:text-properties officeooo:rsid="080478ef"/>
    </style:style>
    <style:style style:name="T1290" style:family="text">
      <style:text-properties officeooo:rsid="0805ad4b"/>
    </style:style>
    <style:style style:name="T1291" style:family="text">
      <style:text-properties officeooo:rsid="0805e99c"/>
    </style:style>
    <style:style style:name="T1292" style:family="text">
      <style:text-properties officeooo:rsid="0806586f"/>
    </style:style>
    <style:style style:name="T1293" style:family="text">
      <style:text-properties officeooo:rsid="08095a79"/>
    </style:style>
    <style:style style:name="T1294" style:family="text">
      <style:text-properties officeooo:rsid="080a1824"/>
    </style:style>
    <style:style style:name="T1295" style:family="text">
      <style:text-properties officeooo:rsid="080bd64a"/>
    </style:style>
    <style:style style:name="T1296" style:family="text">
      <style:text-properties officeooo:rsid="080c5619"/>
    </style:style>
    <style:style style:name="T1297" style:family="text">
      <style:text-properties officeooo:rsid="080cb595"/>
    </style:style>
    <style:style style:name="T1298" style:family="text">
      <style:text-properties officeooo:rsid="080e4789"/>
    </style:style>
    <style:style style:name="T1299" style:family="text">
      <style:text-properties officeooo:rsid="080f02dd"/>
    </style:style>
    <style:style style:name="T1300" style:family="text">
      <style:text-properties officeooo:rsid="0812c8bc"/>
    </style:style>
    <style:style style:name="T1301" style:family="text">
      <style:text-properties officeooo:rsid="08143b70"/>
    </style:style>
    <style:style style:name="T1302" style:family="text">
      <style:text-properties officeooo:rsid="0817e212"/>
    </style:style>
    <style:style style:name="T1303" style:family="text">
      <style:text-properties officeooo:rsid="0818036e"/>
    </style:style>
    <style:style style:name="T1304" style:family="text">
      <style:text-properties officeooo:rsid="0818c295"/>
    </style:style>
    <style:style style:name="T1305" style:family="text">
      <style:text-properties officeooo:rsid="081919f1"/>
    </style:style>
    <style:style style:name="T1306" style:family="text">
      <style:text-properties officeooo:rsid="08199cea"/>
    </style:style>
    <style:style style:name="T1307" style:family="text">
      <style:text-properties officeooo:rsid="0819b1c5"/>
    </style:style>
    <style:style style:name="T1308" style:family="text">
      <style:text-properties officeooo:rsid="081aee3d"/>
    </style:style>
    <style:style style:name="T1309" style:family="text">
      <style:text-properties officeooo:rsid="081d4598"/>
    </style:style>
    <style:style style:name="T1310" style:family="text">
      <style:text-properties officeooo:rsid="081dca78"/>
    </style:style>
    <style:style style:name="T1311" style:family="text">
      <style:text-properties officeooo:rsid="08201051"/>
    </style:style>
    <style:style style:name="T1312" style:family="text">
      <style:text-properties officeooo:rsid="0824311e"/>
    </style:style>
    <style:style style:name="T1313" style:family="text">
      <style:text-properties officeooo:rsid="0824b04e"/>
    </style:style>
    <style:style style:name="T1314" style:family="text">
      <style:text-properties officeooo:rsid="08261ebd"/>
    </style:style>
    <style:style style:name="T1315" style:family="text">
      <style:text-properties officeooo:rsid="082808e0"/>
    </style:style>
    <style:style style:name="T1316" style:family="text">
      <style:text-properties officeooo:rsid="0828ff15"/>
    </style:style>
    <style:style style:name="T1317" style:family="text">
      <style:text-properties officeooo:rsid="082a551c"/>
    </style:style>
    <style:style style:name="T1318" style:family="text">
      <style:text-properties officeooo:rsid="082a8aad"/>
    </style:style>
    <style:style style:name="T1319" style:family="text">
      <style:text-properties officeooo:rsid="082a9448"/>
    </style:style>
    <style:style style:name="T1320" style:family="text">
      <style:text-properties officeooo:rsid="082c170c"/>
    </style:style>
    <style:style style:name="T1321" style:family="text">
      <style:text-properties officeooo:rsid="082d21ac"/>
    </style:style>
    <style:style style:name="T1322" style:family="text">
      <style:text-properties officeooo:rsid="0830992a"/>
    </style:style>
    <style:style style:name="T1323" style:family="text">
      <style:text-properties officeooo:rsid="083193fd"/>
    </style:style>
    <style:style style:name="T1324" style:family="text">
      <style:text-properties officeooo:rsid="0832dc0c"/>
    </style:style>
    <style:style style:name="T1325" style:family="text">
      <style:text-properties officeooo:rsid="0833ec30"/>
    </style:style>
    <style:style style:name="T1326" style:family="text">
      <style:text-properties officeooo:rsid="08349935"/>
    </style:style>
    <style:style style:name="T1327" style:family="text">
      <style:text-properties officeooo:rsid="0837c95e"/>
    </style:style>
    <style:style style:name="T1328" style:family="text">
      <style:text-properties officeooo:rsid="0839a3f6"/>
    </style:style>
    <style:style style:name="T1329" style:family="text">
      <style:text-properties officeooo:rsid="083a862d"/>
    </style:style>
    <style:style style:name="T1330" style:family="text">
      <style:text-properties officeooo:rsid="083abfb2"/>
    </style:style>
    <style:style style:name="T1331" style:family="text">
      <style:text-properties officeooo:rsid="083c5ff7"/>
    </style:style>
    <style:style style:name="T1332" style:family="text">
      <style:text-properties officeooo:rsid="083d8a97"/>
    </style:style>
    <style:style style:name="T1333" style:family="text">
      <style:text-properties officeooo:rsid="083f1179"/>
    </style:style>
    <style:style style:name="T1334" style:family="text">
      <style:text-properties officeooo:rsid="083f3518"/>
    </style:style>
    <style:style style:name="T1335" style:family="text">
      <style:text-properties officeooo:rsid="083fc908"/>
    </style:style>
    <style:style style:name="T1336" style:family="text">
      <style:text-properties officeooo:rsid="08410343"/>
    </style:style>
    <style:style style:name="T1337" style:family="text">
      <style:text-properties officeooo:rsid="08425cac"/>
    </style:style>
    <style:style style:name="T1338" style:family="text">
      <style:text-properties officeooo:rsid="08428df3"/>
    </style:style>
    <style:style style:name="T1339" style:family="text">
      <style:text-properties officeooo:rsid="084453a2"/>
    </style:style>
    <style:style style:name="T1340" style:family="text">
      <style:text-properties officeooo:rsid="0845d77f"/>
    </style:style>
    <style:style style:name="T1341" style:family="text">
      <style:text-properties officeooo:rsid="0846fbed"/>
    </style:style>
    <style:style style:name="T1342" style:family="text">
      <style:text-properties officeooo:rsid="084c14ec"/>
    </style:style>
    <style:style style:name="T1343" style:family="text">
      <style:text-properties officeooo:rsid="084edd44"/>
    </style:style>
    <style:style style:name="T1344" style:family="text">
      <style:text-properties officeooo:rsid="084fbf4d"/>
    </style:style>
    <style:style style:name="T1345" style:family="text">
      <style:text-properties officeooo:rsid="0851b494"/>
    </style:style>
    <style:style style:name="T1346" style:family="text">
      <style:text-properties officeooo:rsid="08564966"/>
    </style:style>
    <style:style style:name="T1347" style:family="text">
      <style:text-properties officeooo:rsid="08592577"/>
    </style:style>
    <style:style style:name="T1348" style:family="text">
      <style:text-properties officeooo:rsid="085a0246"/>
    </style:style>
    <style:style style:name="T1349" style:family="text">
      <style:text-properties officeooo:rsid="085cd6c8"/>
    </style:style>
    <style:style style:name="T1350" style:family="text">
      <style:text-properties officeooo:rsid="085d10d0"/>
    </style:style>
    <style:style style:name="T1351" style:family="text">
      <style:text-properties officeooo:rsid="085e3733"/>
    </style:style>
    <style:style style:name="T1352" style:family="text">
      <style:text-properties officeooo:rsid="0861ae16"/>
    </style:style>
    <style:style style:name="T1353" style:family="text">
      <style:text-properties officeooo:rsid="08659ce8"/>
    </style:style>
    <style:style style:name="T1354" style:family="text">
      <style:text-properties officeooo:rsid="08664eda"/>
    </style:style>
    <style:style style:name="T1355" style:family="text">
      <style:text-properties officeooo:rsid="0866f9d2"/>
    </style:style>
    <style:style style:name="T1356" style:family="text">
      <style:text-properties officeooo:rsid="08689317"/>
    </style:style>
    <style:style style:name="T1357" style:family="text">
      <style:text-properties officeooo:rsid="086a8491"/>
    </style:style>
    <style:style style:name="T1358" style:family="text">
      <style:text-properties officeooo:rsid="086c1c65"/>
    </style:style>
    <style:style style:name="T1359" style:family="text">
      <style:text-properties officeooo:rsid="086d9beb"/>
    </style:style>
    <style:style style:name="T1360" style:family="text">
      <style:text-properties officeooo:rsid="086f246d"/>
    </style:style>
    <style:style style:name="T1361" style:family="text">
      <style:text-properties officeooo:rsid="0870c52d"/>
    </style:style>
    <style:style style:name="T1362" style:family="text">
      <style:text-properties officeooo:rsid="0871f4ea"/>
    </style:style>
    <style:style style:name="T1363" style:family="text">
      <style:text-properties officeooo:rsid="0872420f"/>
    </style:style>
    <style:style style:name="T1364" style:family="text">
      <style:text-properties officeooo:rsid="0873fcd4"/>
    </style:style>
    <style:style style:name="T1365" style:family="text">
      <style:text-properties officeooo:rsid="0874f627"/>
    </style:style>
    <style:style style:name="T1366" style:family="text">
      <style:text-properties officeooo:rsid="0876b282"/>
    </style:style>
    <style:style style:name="T1367" style:family="text">
      <style:text-properties officeooo:rsid="087ad351"/>
    </style:style>
    <style:style style:name="T1368" style:family="text">
      <style:text-properties officeooo:rsid="087c8022"/>
    </style:style>
    <style:style style:name="T1369" style:family="text">
      <style:text-properties officeooo:rsid="087d8546"/>
    </style:style>
    <style:style style:name="T1370" style:family="text">
      <style:text-properties officeooo:rsid="087e2dd2"/>
    </style:style>
    <style:style style:name="T1371" style:family="text">
      <style:text-properties officeooo:rsid="087e83b2"/>
    </style:style>
    <style:style style:name="T1372" style:family="text">
      <style:text-properties officeooo:rsid="087eb538"/>
    </style:style>
    <style:style style:name="T1373" style:family="text">
      <style:text-properties officeooo:rsid="087fcdc6"/>
    </style:style>
    <style:style style:name="T1374" style:family="text">
      <style:text-properties officeooo:rsid="0882fa4c"/>
    </style:style>
    <style:style style:name="T1375" style:family="text">
      <style:text-properties officeooo:rsid="0884d285"/>
    </style:style>
    <style:style style:name="T1376" style:family="text">
      <style:text-properties officeooo:rsid="08861067"/>
    </style:style>
    <style:style style:name="T1377" style:family="text">
      <style:text-properties officeooo:rsid="08871d3b"/>
    </style:style>
    <style:style style:name="T1378" style:family="text">
      <style:text-properties officeooo:rsid="08898703"/>
    </style:style>
    <style:style style:name="T1379" style:family="text">
      <style:text-properties officeooo:rsid="088bd1c1"/>
    </style:style>
    <style:style style:name="T1380" style:family="text">
      <style:text-properties officeooo:rsid="088e141d"/>
    </style:style>
    <style:style style:name="T1381" style:family="text">
      <style:text-properties officeooo:rsid="088f0f89"/>
    </style:style>
    <style:style style:name="T1382" style:family="text">
      <style:text-properties officeooo:rsid="088fed07"/>
    </style:style>
    <style:style style:name="T1383" style:family="text">
      <style:text-properties officeooo:rsid="0893c0f9"/>
    </style:style>
    <style:style style:name="T1384" style:family="text">
      <style:text-properties officeooo:rsid="089480f8"/>
    </style:style>
    <style:style style:name="T1385" style:family="text">
      <style:text-properties officeooo:rsid="089529f6"/>
    </style:style>
    <style:style style:name="T1386" style:family="text">
      <style:text-properties officeooo:rsid="0896eb0d"/>
    </style:style>
    <style:style style:name="T1387" style:family="text">
      <style:text-properties officeooo:rsid="08974373"/>
    </style:style>
    <style:style style:name="T1388" style:family="text">
      <style:text-properties officeooo:rsid="08990b4d"/>
    </style:style>
    <style:style style:name="T1389" style:family="text">
      <style:text-properties officeooo:rsid="089af3ca"/>
    </style:style>
    <style:style style:name="T1390" style:family="text">
      <style:text-properties officeooo:rsid="089bb130"/>
    </style:style>
    <style:style style:name="T1391" style:family="text">
      <style:text-properties officeooo:rsid="089d7c13"/>
    </style:style>
    <style:style style:name="T1392" style:family="text">
      <style:text-properties officeooo:rsid="08a090f1"/>
    </style:style>
    <style:style style:name="T1393" style:family="text">
      <style:text-properties officeooo:rsid="08a174c0"/>
    </style:style>
    <style:style style:name="T1394" style:family="text">
      <style:text-properties officeooo:rsid="08a3a1b7"/>
    </style:style>
    <style:style style:name="T1395" style:family="text">
      <style:text-properties officeooo:rsid="08a511e7"/>
    </style:style>
    <style:style style:name="T1396" style:family="text">
      <style:text-properties officeooo:rsid="08a64e2e"/>
    </style:style>
    <style:style style:name="T1397" style:family="text">
      <style:text-properties officeooo:rsid="08a71f96"/>
    </style:style>
    <style:style style:name="T1398" style:family="text">
      <style:text-properties officeooo:rsid="08a9f03b"/>
    </style:style>
    <style:style style:name="T1399" style:family="text">
      <style:text-properties officeooo:rsid="08ab8f1e"/>
    </style:style>
    <style:style style:name="T1400" style:family="text">
      <style:text-properties officeooo:rsid="08abeb9f"/>
    </style:style>
    <style:style style:name="T1401" style:family="text">
      <style:text-properties officeooo:rsid="08adb58e"/>
    </style:style>
    <style:style style:name="T1402" style:family="text">
      <style:text-properties officeooo:rsid="08adda61"/>
    </style:style>
    <style:style style:name="T1403" style:family="text">
      <style:text-properties officeooo:rsid="08afd24a"/>
    </style:style>
    <style:style style:name="T1404" style:family="text">
      <style:text-properties officeooo:rsid="08b0f380"/>
    </style:style>
    <style:style style:name="T1405" style:family="text">
      <style:text-properties officeooo:rsid="08b1853a"/>
    </style:style>
    <style:style style:name="T1406" style:family="text">
      <style:text-properties officeooo:rsid="08b19678"/>
    </style:style>
    <style:style style:name="T1407" style:family="text">
      <style:text-properties officeooo:rsid="08b33575"/>
    </style:style>
    <style:style style:name="T1408" style:family="text">
      <style:text-properties officeooo:rsid="08b40041"/>
    </style:style>
    <style:style style:name="T1409" style:family="text">
      <style:text-properties officeooo:rsid="08b51035"/>
    </style:style>
    <style:style style:name="T1410" style:family="text">
      <style:text-properties officeooo:rsid="08b7092a"/>
    </style:style>
    <style:style style:name="T1411" style:family="text">
      <style:text-properties officeooo:rsid="08b843fb"/>
    </style:style>
    <style:style style:name="T1412" style:family="text">
      <style:text-properties officeooo:rsid="08ba28a1"/>
    </style:style>
    <style:style style:name="T1413" style:family="text">
      <style:text-properties officeooo:rsid="08baa8a8"/>
    </style:style>
    <style:style style:name="T1414" style:family="text">
      <style:text-properties officeooo:rsid="08bc2ac0"/>
    </style:style>
    <style:style style:name="T1415" style:family="text">
      <style:text-properties officeooo:rsid="08bdd9e2"/>
    </style:style>
    <style:style style:name="T1416" style:family="text">
      <style:text-properties officeooo:rsid="08c283d9"/>
    </style:style>
    <style:style style:name="T1417" style:family="text">
      <style:text-properties officeooo:rsid="08c42478"/>
    </style:style>
    <style:style style:name="T1418" style:family="text">
      <style:text-properties officeooo:rsid="08c6035e"/>
    </style:style>
    <style:style style:name="T1419" style:family="text">
      <style:text-properties officeooo:rsid="08c9c119"/>
    </style:style>
    <style:style style:name="T1420" style:family="text">
      <style:text-properties officeooo:rsid="08ccc966"/>
    </style:style>
    <style:style style:name="T1421" style:family="text">
      <style:text-properties officeooo:rsid="08ceb165"/>
    </style:style>
    <style:style style:name="T1422" style:family="text">
      <style:text-properties officeooo:rsid="08d4f003"/>
    </style:style>
    <style:style style:name="T1423" style:family="text">
      <style:text-properties officeooo:rsid="08d5cf5a"/>
    </style:style>
    <style:style style:name="T1424" style:family="text">
      <style:text-properties officeooo:rsid="08d691d6"/>
    </style:style>
    <style:style style:name="T1425" style:family="text">
      <style:text-properties officeooo:rsid="08d96ace"/>
    </style:style>
    <style:style style:name="T1426" style:family="text">
      <style:text-properties officeooo:rsid="08d9d9fb"/>
    </style:style>
    <style:style style:name="T1427" style:family="text">
      <style:text-properties officeooo:rsid="08dbccda"/>
    </style:style>
    <style:style style:name="T1428" style:family="text">
      <style:text-properties officeooo:rsid="08dc0f3b"/>
    </style:style>
    <style:style style:name="T1429" style:family="text">
      <style:text-properties officeooo:rsid="08dc8185"/>
    </style:style>
    <style:style style:name="T1430" style:family="text">
      <style:text-properties officeooo:rsid="08ddb7e0"/>
    </style:style>
    <style:style style:name="T1431" style:family="text">
      <style:text-properties officeooo:rsid="08df620a"/>
    </style:style>
    <style:style style:name="T1432" style:family="text">
      <style:text-properties officeooo:rsid="08dfd90b"/>
    </style:style>
    <style:style style:name="T1433" style:family="text">
      <style:text-properties officeooo:rsid="08e1d1a5"/>
    </style:style>
    <style:style style:name="T1434" style:family="text">
      <style:text-properties officeooo:rsid="08e30b5e"/>
    </style:style>
    <style:style style:name="T1435" style:family="text">
      <style:text-properties officeooo:rsid="08e6028c"/>
    </style:style>
    <style:style style:name="T1436" style:family="text">
      <style:text-properties officeooo:rsid="08e6397d"/>
    </style:style>
    <style:style style:name="T1437" style:family="text">
      <style:text-properties officeooo:rsid="08e7e562"/>
    </style:style>
    <style:style style:name="T1438" style:family="text">
      <style:text-properties officeooo:rsid="08e93a5d"/>
    </style:style>
    <style:style style:name="T1439" style:family="text">
      <style:text-properties officeooo:rsid="08ea2241"/>
    </style:style>
    <style:style style:name="T1440" style:family="text">
      <style:text-properties officeooo:rsid="08eabece"/>
    </style:style>
    <style:style style:name="T1441" style:family="text">
      <style:text-properties officeooo:rsid="08ececd3"/>
    </style:style>
    <style:style style:name="T1442" style:family="text">
      <style:text-properties officeooo:rsid="08ef7a67"/>
    </style:style>
    <style:style style:name="T1443" style:family="text">
      <style:text-properties officeooo:rsid="08f4697b"/>
    </style:style>
    <style:style style:name="T1444" style:family="text">
      <style:text-properties officeooo:rsid="08f6e4b9"/>
    </style:style>
    <style:style style:name="T1445" style:family="text">
      <style:text-properties officeooo:rsid="08f8d98f"/>
    </style:style>
    <style:style style:name="T1446" style:family="text">
      <style:text-properties officeooo:rsid="08fb4cd4"/>
    </style:style>
    <style:style style:name="T1447" style:family="text">
      <style:text-properties officeooo:rsid="08fc2f0d"/>
    </style:style>
    <style:style style:name="T1448" style:family="text">
      <style:text-properties officeooo:rsid="08fddf90"/>
    </style:style>
    <style:style style:name="T1449" style:family="text">
      <style:text-properties officeooo:rsid="0900ef19"/>
    </style:style>
    <style:style style:name="T1450" style:family="text">
      <style:text-properties officeooo:rsid="090121d7"/>
    </style:style>
    <style:style style:name="T1451" style:family="text">
      <style:text-properties officeooo:rsid="0902e906"/>
    </style:style>
    <style:style style:name="T1452" style:family="text">
      <style:text-properties officeooo:rsid="09047cd0"/>
    </style:style>
    <style:style style:name="T1453" style:family="text">
      <style:text-properties officeooo:rsid="0905f3ef"/>
    </style:style>
    <style:style style:name="T1454" style:family="text">
      <style:text-properties officeooo:rsid="0907c096"/>
    </style:style>
    <style:style style:name="T1455" style:family="text">
      <style:text-properties officeooo:rsid="09084e35"/>
    </style:style>
    <style:style style:name="T1456" style:family="text">
      <style:text-properties officeooo:rsid="0908cb5e"/>
    </style:style>
    <style:style style:name="T1457" style:family="text">
      <style:text-properties officeooo:rsid="0909a0c8"/>
    </style:style>
    <style:style style:name="T1458" style:family="text">
      <style:text-properties officeooo:rsid="090aff12"/>
    </style:style>
    <style:style style:name="T1459" style:family="text">
      <style:text-properties officeooo:rsid="090e4144"/>
    </style:style>
    <style:style style:name="T1460" style:family="text">
      <style:text-properties officeooo:rsid="090e48fe"/>
    </style:style>
    <style:style style:name="T1461" style:family="text">
      <style:text-properties officeooo:rsid="091013bd"/>
    </style:style>
    <style:style style:name="T1462" style:family="text">
      <style:text-properties officeooo:rsid="09111d50"/>
    </style:style>
    <style:style style:name="T1463" style:family="text">
      <style:text-properties officeooo:rsid="09126577"/>
    </style:style>
    <style:style style:name="T1464" style:family="text">
      <style:text-properties officeooo:rsid="091424a8"/>
    </style:style>
    <style:style style:name="T1465" style:family="text">
      <style:text-properties officeooo:rsid="0916ab22"/>
    </style:style>
    <style:style style:name="T1466" style:family="text">
      <style:text-properties officeooo:rsid="0917abf5"/>
    </style:style>
    <style:style style:name="T1467" style:family="text">
      <style:text-properties officeooo:rsid="091b06d2"/>
    </style:style>
    <style:style style:name="T1468" style:family="text">
      <style:text-properties officeooo:rsid="091f2bce"/>
    </style:style>
    <style:style style:name="T1469" style:family="text">
      <style:text-properties officeooo:rsid="09220856"/>
    </style:style>
    <style:style style:name="T1470" style:family="text">
      <style:text-properties officeooo:rsid="09234fe0"/>
    </style:style>
    <style:style style:name="T1471" style:family="text">
      <style:text-properties officeooo:rsid="092441c6"/>
    </style:style>
    <style:style style:name="T1472" style:family="text">
      <style:text-properties officeooo:rsid="09255b2f"/>
    </style:style>
    <style:style style:name="T1473" style:family="text">
      <style:text-properties officeooo:rsid="09286d1a"/>
    </style:style>
    <style:style style:name="T1474" style:family="text">
      <style:text-properties officeooo:rsid="0928b725"/>
    </style:style>
    <style:style style:name="T1475" style:family="text">
      <style:text-properties officeooo:rsid="0929e68c"/>
    </style:style>
    <style:style style:name="T1476" style:family="text">
      <style:text-properties officeooo:rsid="092aa719"/>
    </style:style>
    <style:style style:name="T1477" style:family="text">
      <style:text-properties officeooo:rsid="092b5fb0"/>
    </style:style>
    <style:style style:name="T1478" style:family="text">
      <style:text-properties officeooo:rsid="092d10fd"/>
    </style:style>
    <style:style style:name="T1479" style:family="text">
      <style:text-properties officeooo:rsid="092d8bae"/>
    </style:style>
    <style:style style:name="T1480" style:family="text">
      <style:text-properties officeooo:rsid="092fb1ff"/>
    </style:style>
    <style:style style:name="T1481" style:family="text">
      <style:text-properties officeooo:rsid="0931b5c8"/>
    </style:style>
    <style:style style:name="T1482" style:family="text">
      <style:text-properties officeooo:rsid="0932d086"/>
    </style:style>
    <style:style style:name="T1483" style:family="text">
      <style:text-properties officeooo:rsid="09355d46"/>
    </style:style>
    <style:style style:name="T1484" style:family="text">
      <style:text-properties officeooo:rsid="0935c3d1"/>
    </style:style>
    <style:style style:name="T1485" style:family="text">
      <style:text-properties officeooo:rsid="09364442"/>
    </style:style>
    <style:style style:name="T1486" style:family="text">
      <style:text-properties officeooo:rsid="0938be55"/>
    </style:style>
    <style:style style:name="T1487" style:family="text">
      <style:text-properties officeooo:rsid="09394185"/>
    </style:style>
    <style:style style:name="T1488" style:family="text">
      <style:text-properties officeooo:rsid="093ad462"/>
    </style:style>
    <style:style style:name="T1489" style:family="text">
      <style:text-properties officeooo:rsid="093b1a11"/>
    </style:style>
    <style:style style:name="T1490" style:family="text">
      <style:text-properties officeooo:rsid="093d2aee"/>
    </style:style>
    <style:style style:name="T1491" style:family="text">
      <style:text-properties officeooo:rsid="093e9045"/>
    </style:style>
    <style:style style:name="T1492" style:family="text">
      <style:text-properties officeooo:rsid="09400ab0"/>
    </style:style>
    <style:style style:name="T1493" style:family="text">
      <style:text-properties officeooo:rsid="09411724"/>
    </style:style>
    <style:style style:name="T1494" style:family="text">
      <style:text-properties officeooo:rsid="0941f984"/>
    </style:style>
    <style:style style:name="T1495" style:family="text">
      <style:text-properties officeooo:rsid="094240cc"/>
    </style:style>
    <style:style style:name="T1496" style:family="text">
      <style:text-properties officeooo:rsid="09442a63"/>
    </style:style>
    <style:style style:name="T1497" style:family="text">
      <style:text-properties officeooo:rsid="0945aa6a"/>
    </style:style>
    <style:style style:name="T1498" style:family="text">
      <style:text-properties officeooo:rsid="0949bfc9"/>
    </style:style>
    <style:style style:name="T1499" style:family="text">
      <style:text-properties officeooo:rsid="094a714e"/>
    </style:style>
    <style:style style:name="T1500" style:family="text">
      <style:text-properties officeooo:rsid="094dc44e"/>
    </style:style>
    <style:style style:name="T1501" style:family="text">
      <style:text-properties officeooo:rsid="0951c809"/>
    </style:style>
    <style:style style:name="T1502" style:family="text">
      <style:text-properties officeooo:rsid="0952a954"/>
    </style:style>
    <style:style style:name="T1503" style:family="text">
      <style:text-properties officeooo:rsid="0954603b"/>
    </style:style>
    <style:style style:name="T1504" style:family="text">
      <style:text-properties officeooo:rsid="095591a7"/>
    </style:style>
    <style:style style:name="T1505" style:family="text">
      <style:text-properties officeooo:rsid="095612b8"/>
    </style:style>
    <style:style style:name="T1506" style:family="text">
      <style:text-properties officeooo:rsid="095781b0"/>
    </style:style>
    <style:style style:name="T1507" style:family="text">
      <style:text-properties officeooo:rsid="0959dd5e"/>
    </style:style>
    <style:style style:name="T1508" style:family="text">
      <style:text-properties officeooo:rsid="095ac5ce"/>
    </style:style>
    <style:style style:name="T1509" style:family="text">
      <style:text-properties officeooo:rsid="095eb730"/>
    </style:style>
    <style:style style:name="T1510" style:family="text">
      <style:text-properties officeooo:rsid="09605429"/>
    </style:style>
    <style:style style:name="T1511" style:family="text">
      <style:text-properties officeooo:rsid="0961486b"/>
    </style:style>
    <style:style style:name="T1512" style:family="text">
      <style:text-properties officeooo:rsid="09655864"/>
    </style:style>
    <style:style style:name="T1513" style:family="text">
      <style:text-properties officeooo:rsid="096705f2"/>
    </style:style>
    <style:style style:name="T1514" style:family="text">
      <style:text-properties officeooo:rsid="0969410c"/>
    </style:style>
    <style:style style:name="T1515" style:family="text">
      <style:text-properties officeooo:rsid="096b0ff5"/>
    </style:style>
    <style:style style:name="T1516" style:family="text">
      <style:text-properties officeooo:rsid="096c98b2"/>
    </style:style>
    <style:style style:name="T1517" style:family="text">
      <style:text-properties officeooo:rsid="0971944a"/>
    </style:style>
    <style:style style:name="T1518" style:family="text">
      <style:text-properties officeooo:rsid="097304ec"/>
    </style:style>
    <style:style style:name="T1519" style:family="text">
      <style:text-properties officeooo:rsid="0974f78f"/>
    </style:style>
    <style:style style:name="T1520" style:family="text">
      <style:text-properties officeooo:rsid="09758a97"/>
    </style:style>
    <style:style style:name="T1521" style:family="text">
      <style:text-properties officeooo:rsid="09776b43"/>
    </style:style>
    <style:style style:name="T1522" style:family="text">
      <style:text-properties officeooo:rsid="097908e2"/>
    </style:style>
    <style:style style:name="T1523" style:family="text">
      <style:text-properties officeooo:rsid="09799478"/>
    </style:style>
    <style:style style:name="T1524" style:family="text">
      <style:text-properties officeooo:rsid="097af9de"/>
    </style:style>
    <style:style style:name="T1525" style:family="text">
      <style:text-properties officeooo:rsid="097d735b"/>
    </style:style>
    <style:style style:name="T1526" style:family="text">
      <style:text-properties officeooo:rsid="097ed9d0"/>
    </style:style>
    <style:style style:name="T1527" style:family="text">
      <style:text-properties officeooo:rsid="097fb73f"/>
    </style:style>
    <style:style style:name="T1528" style:family="text">
      <style:text-properties officeooo:rsid="0980787c"/>
    </style:style>
    <style:style style:name="T1529" style:family="text">
      <style:text-properties officeooo:rsid="098085e5"/>
    </style:style>
    <style:style style:name="T1530" style:family="text">
      <style:text-properties officeooo:rsid="0981dbb7"/>
    </style:style>
    <style:style style:name="T1531" style:family="text">
      <style:text-properties officeooo:rsid="0982457b"/>
    </style:style>
    <style:style style:name="T1532" style:family="text">
      <style:text-properties officeooo:rsid="09852b76"/>
    </style:style>
    <style:style style:name="T1533" style:family="text">
      <style:text-properties officeooo:rsid="0988ac71"/>
    </style:style>
    <style:style style:name="T1534" style:family="text">
      <style:text-properties officeooo:rsid="098bd7f8"/>
    </style:style>
    <style:style style:name="T1535" style:family="text">
      <style:text-properties officeooo:rsid="098c533f"/>
    </style:style>
    <style:style style:name="T1536" style:family="text">
      <style:text-properties officeooo:rsid="098d9943"/>
    </style:style>
    <style:style style:name="T1537" style:family="text">
      <style:text-properties officeooo:rsid="09905cc2"/>
    </style:style>
    <style:style style:name="T1538" style:family="text">
      <style:text-properties officeooo:rsid="0991926e"/>
    </style:style>
    <style:style style:name="T1539" style:family="text">
      <style:text-properties officeooo:rsid="09936e29"/>
    </style:style>
    <style:style style:name="T1540" style:family="text">
      <style:text-properties officeooo:rsid="0993fa2b"/>
    </style:style>
    <style:style style:name="T1541" style:family="text">
      <style:text-properties officeooo:rsid="0997b43a"/>
    </style:style>
    <style:style style:name="T1542" style:family="text">
      <style:text-properties officeooo:rsid="0998048e"/>
    </style:style>
    <style:style style:name="T1543" style:family="text">
      <style:text-properties officeooo:rsid="099903c7"/>
    </style:style>
    <style:style style:name="T1544" style:family="text">
      <style:text-properties officeooo:rsid="099bff6a"/>
    </style:style>
    <style:style style:name="T1545" style:family="text">
      <style:text-properties officeooo:rsid="099fc35f"/>
    </style:style>
    <style:style style:name="T1546" style:family="text">
      <style:text-properties officeooo:rsid="09a1e817"/>
    </style:style>
    <style:style style:name="T1547" style:family="text">
      <style:text-properties officeooo:rsid="09a7200c"/>
    </style:style>
    <style:style style:name="T1548" style:family="text">
      <style:text-properties officeooo:rsid="09a7f1ca"/>
    </style:style>
    <style:style style:name="T1549" style:family="text">
      <style:text-properties officeooo:rsid="09a9ee0e"/>
    </style:style>
    <style:style style:name="T1550" style:family="text">
      <style:text-properties officeooo:rsid="09aabd15"/>
    </style:style>
    <style:style style:name="T1551" style:family="text">
      <style:text-properties officeooo:rsid="09ad35ca"/>
    </style:style>
    <style:style style:name="T1552" style:family="text">
      <style:text-properties officeooo:rsid="09ae34ce"/>
    </style:style>
    <style:style style:name="T1553" style:family="text">
      <style:text-properties officeooo:rsid="09aebf0a"/>
    </style:style>
    <style:style style:name="T1554" style:family="text">
      <style:text-properties officeooo:rsid="09b1d628"/>
    </style:style>
    <style:style style:name="T1555" style:family="text">
      <style:text-properties officeooo:rsid="09b25d8d"/>
    </style:style>
    <style:style style:name="T1556" style:family="text">
      <style:text-properties officeooo:rsid="09b2f3fe"/>
    </style:style>
    <style:style style:name="T1557" style:family="text">
      <style:text-properties officeooo:rsid="09b42272"/>
    </style:style>
    <style:style style:name="T1558" style:family="text">
      <style:text-properties officeooo:rsid="09b590f8"/>
    </style:style>
    <style:style style:name="T1559" style:family="text">
      <style:text-properties officeooo:rsid="09b6deeb"/>
    </style:style>
    <style:style style:name="T1560" style:family="text">
      <style:text-properties officeooo:rsid="09bb3b87"/>
    </style:style>
    <style:style style:name="T1561" style:family="text">
      <style:text-properties officeooo:rsid="09bb652b"/>
    </style:style>
    <style:style style:name="T1562" style:family="text">
      <style:text-properties officeooo:rsid="09bb7f9a"/>
    </style:style>
    <style:style style:name="T1563" style:family="text">
      <style:text-properties officeooo:rsid="09bdd3db"/>
    </style:style>
    <style:style style:name="T1564" style:family="text">
      <style:text-properties officeooo:rsid="09c09663"/>
    </style:style>
    <style:style style:name="T1565" style:family="text">
      <style:text-properties officeooo:rsid="09c36d79"/>
    </style:style>
    <style:style style:name="T1566" style:family="text">
      <style:text-properties officeooo:rsid="09c439c8"/>
    </style:style>
    <style:style style:name="T1567" style:family="text">
      <style:text-properties officeooo:rsid="09c55a91"/>
    </style:style>
    <style:style style:name="T1568" style:family="text">
      <style:text-properties officeooo:rsid="09c6678b"/>
    </style:style>
    <style:style style:name="T1569" style:family="text">
      <style:text-properties officeooo:rsid="09c679d8"/>
    </style:style>
    <style:style style:name="T1570" style:family="text">
      <style:text-properties officeooo:rsid="09c71de6"/>
    </style:style>
    <style:style style:name="T1571" style:family="text">
      <style:text-properties officeooo:rsid="09c87ba3"/>
    </style:style>
    <style:style style:name="T1572" style:family="text">
      <style:text-properties officeooo:rsid="09c9a5b7"/>
    </style:style>
    <style:style style:name="T1573" style:family="text">
      <style:text-properties officeooo:rsid="09cbea69"/>
    </style:style>
    <style:style style:name="T1574" style:family="text">
      <style:text-properties officeooo:rsid="09cd6ec2"/>
    </style:style>
    <style:style style:name="T1575" style:family="text">
      <style:text-properties officeooo:rsid="09cf3677"/>
    </style:style>
    <style:style style:name="T1576" style:family="text">
      <style:text-properties officeooo:rsid="09d159a5"/>
    </style:style>
    <style:style style:name="T1577" style:family="text">
      <style:text-properties officeooo:rsid="09d23af0"/>
    </style:style>
    <style:style style:name="T1578" style:family="text">
      <style:text-properties officeooo:rsid="09d2d1de"/>
    </style:style>
    <style:style style:name="T1579" style:family="text">
      <style:text-properties officeooo:rsid="09d68b50"/>
    </style:style>
    <style:style style:name="T1580" style:family="text">
      <style:text-properties officeooo:rsid="09d71508"/>
    </style:style>
    <style:style style:name="T1581" style:family="text">
      <style:text-properties officeooo:rsid="09d8736c"/>
    </style:style>
    <style:style style:name="T1582" style:family="text">
      <style:text-properties officeooo:rsid="09d99a9a"/>
    </style:style>
    <style:style style:name="T1583" style:family="text">
      <style:text-properties officeooo:rsid="09dc1981"/>
    </style:style>
    <style:style style:name="T1584" style:family="text">
      <style:text-properties officeooo:rsid="09dcbafa"/>
    </style:style>
    <style:style style:name="T1585" style:family="text">
      <style:text-properties officeooo:rsid="09de967f"/>
    </style:style>
    <style:style style:name="T1586" style:family="text">
      <style:text-properties officeooo:rsid="09e04a90"/>
    </style:style>
    <style:style style:name="T1587" style:family="text">
      <style:text-properties officeooo:rsid="09e20e28"/>
    </style:style>
    <style:style style:name="T1588" style:family="text">
      <style:text-properties officeooo:rsid="09e24794"/>
    </style:style>
    <style:style style:name="T1589" style:family="text">
      <style:text-properties officeooo:rsid="09e2eac1"/>
    </style:style>
    <style:style style:name="T1590" style:family="text">
      <style:text-properties officeooo:rsid="09e3e6cc"/>
    </style:style>
    <style:style style:name="T1591" style:family="text">
      <style:text-properties officeooo:rsid="09e5e641"/>
    </style:style>
    <style:style style:name="T1592" style:family="text">
      <style:text-properties officeooo:rsid="09e6b765"/>
    </style:style>
    <style:style style:name="T1593" style:family="text">
      <style:text-properties officeooo:rsid="09e86572"/>
    </style:style>
    <style:style style:name="T1594" style:family="text">
      <style:text-properties officeooo:rsid="09e9b779"/>
    </style:style>
    <style:style style:name="T1595" style:family="text">
      <style:text-properties officeooo:rsid="09eb9b09"/>
    </style:style>
    <style:style style:name="T1596" style:family="text">
      <style:text-properties officeooo:rsid="09ed2bfe"/>
    </style:style>
    <style:style style:name="T1597" style:family="text">
      <style:text-properties officeooo:rsid="09edcdd7"/>
    </style:style>
    <style:style style:name="T1598" style:family="text">
      <style:text-properties officeooo:rsid="09eed630"/>
    </style:style>
    <style:style style:name="T1599" style:family="text">
      <style:text-properties officeooo:rsid="09f19f39"/>
    </style:style>
    <style:style style:name="T1600" style:family="text">
      <style:text-properties officeooo:rsid="09f32569"/>
    </style:style>
    <style:style style:name="T1601" style:family="text">
      <style:text-properties officeooo:rsid="09f605a7"/>
    </style:style>
    <style:style style:name="T1602" style:family="text">
      <style:text-properties officeooo:rsid="09f6a66d"/>
    </style:style>
    <style:style style:name="T1603" style:family="text">
      <style:text-properties officeooo:rsid="09f813ef"/>
    </style:style>
    <style:style style:name="T1604" style:family="text">
      <style:text-properties officeooo:rsid="09f9f38e"/>
    </style:style>
    <style:style style:name="T1605" style:family="text">
      <style:text-properties officeooo:rsid="09fb3ab7"/>
    </style:style>
    <style:style style:name="T1606" style:family="text">
      <style:text-properties officeooo:rsid="09ff7041"/>
    </style:style>
    <style:style style:name="T1607" style:family="text">
      <style:text-properties officeooo:rsid="0a0046b7"/>
    </style:style>
    <style:style style:name="T1608" style:family="text">
      <style:text-properties officeooo:rsid="0a00f517"/>
    </style:style>
    <style:style style:name="T1609" style:family="text">
      <style:text-properties officeooo:rsid="0a0386ad"/>
    </style:style>
    <style:style style:name="T1610" style:family="text">
      <style:text-properties officeooo:rsid="0a0513d4"/>
    </style:style>
    <style:style style:name="T1611" style:family="text">
      <style:text-properties officeooo:rsid="0a0623d2"/>
    </style:style>
    <style:style style:name="T1612" style:family="text">
      <style:text-properties officeooo:rsid="0a0c2b95"/>
    </style:style>
    <style:style style:name="T1613" style:family="text">
      <style:text-properties officeooo:rsid="0a0d3e98"/>
    </style:style>
    <style:style style:name="T1614" style:family="text">
      <style:text-properties officeooo:rsid="0a0ea612"/>
    </style:style>
    <style:style style:name="T1615" style:family="text">
      <style:text-properties officeooo:rsid="0a1074ae"/>
    </style:style>
    <style:style style:name="T1616" style:family="text">
      <style:text-properties officeooo:rsid="0a1217d1"/>
    </style:style>
    <style:style style:name="T1617" style:family="text">
      <style:text-properties officeooo:rsid="0a122e43"/>
    </style:style>
    <style:style style:name="T1618" style:family="text">
      <style:text-properties officeooo:rsid="0a12a746"/>
    </style:style>
    <style:style style:name="T1619" style:family="text">
      <style:text-properties officeooo:rsid="0a141832"/>
    </style:style>
    <style:style style:name="T1620" style:family="text">
      <style:text-properties officeooo:rsid="0a161685"/>
    </style:style>
    <style:style style:name="T1621" style:family="text">
      <style:text-properties officeooo:rsid="0a16d314"/>
    </style:style>
    <style:style style:name="T1622" style:family="text">
      <style:text-properties officeooo:rsid="0a175711"/>
    </style:style>
    <style:style style:name="T1623" style:family="text">
      <style:text-properties officeooo:rsid="0a178f93"/>
    </style:style>
    <style:style style:name="T1624" style:family="text">
      <style:text-properties officeooo:rsid="0a188127"/>
    </style:style>
    <style:style style:name="T1625" style:family="text">
      <style:text-properties officeooo:rsid="0a19f9f8"/>
    </style:style>
    <style:style style:name="T1626" style:family="text">
      <style:text-properties officeooo:rsid="0a1b1e94"/>
    </style:style>
    <style:style style:name="T1627" style:family="text">
      <style:text-properties officeooo:rsid="0a1b88c0"/>
    </style:style>
    <style:style style:name="T1628" style:family="text">
      <style:text-properties officeooo:rsid="0a1c9dce"/>
    </style:style>
    <style:style style:name="T1629" style:family="text">
      <style:text-properties officeooo:rsid="0a1d257e"/>
    </style:style>
    <style:style style:name="T1630" style:family="text">
      <style:text-properties officeooo:rsid="0a1d8009"/>
    </style:style>
    <style:style style:name="T1631" style:family="text">
      <style:text-properties officeooo:rsid="0a213f43"/>
    </style:style>
    <style:style style:name="T1632" style:family="text">
      <style:text-properties officeooo:rsid="0a218242"/>
    </style:style>
    <style:style style:name="T1633" style:family="text">
      <style:text-properties officeooo:rsid="0a223638"/>
    </style:style>
    <style:style style:name="T1634" style:family="text">
      <style:text-properties officeooo:rsid="0a2254d1"/>
    </style:style>
    <style:style style:name="T1635" style:family="text">
      <style:text-properties officeooo:rsid="0a22c4d0"/>
    </style:style>
    <style:style style:name="T1636" style:family="text">
      <style:text-properties officeooo:rsid="0a23e15e"/>
    </style:style>
    <style:style style:name="T1637" style:family="text">
      <style:text-properties officeooo:rsid="0a254b3a"/>
    </style:style>
    <style:style style:name="T1638" style:family="text">
      <style:text-properties officeooo:rsid="0a2627cb"/>
    </style:style>
    <style:style style:name="T1639" style:family="text">
      <style:text-properties officeooo:rsid="0a27fba4"/>
    </style:style>
    <style:style style:name="T1640" style:family="text">
      <style:text-properties officeooo:rsid="0a28b10e"/>
    </style:style>
    <style:style style:name="T1641" style:family="text">
      <style:text-properties officeooo:rsid="0a29b763"/>
    </style:style>
    <style:style style:name="T1642" style:family="text">
      <style:text-properties officeooo:rsid="0a2b69ff"/>
    </style:style>
    <style:style style:name="T1643" style:family="text">
      <style:text-properties officeooo:rsid="0a2cca5f"/>
    </style:style>
    <style:style style:name="T1644" style:family="text">
      <style:text-properties officeooo:rsid="0a2e0215"/>
    </style:style>
    <style:style style:name="T1645" style:family="text">
      <style:text-properties officeooo:rsid="0a2eb963"/>
    </style:style>
    <style:style style:name="T1646" style:family="text">
      <style:text-properties officeooo:rsid="0a2fc877"/>
    </style:style>
    <style:style style:name="T1647" style:family="text">
      <style:text-properties officeooo:rsid="0a32db27"/>
    </style:style>
    <style:style style:name="T1648" style:family="text">
      <style:text-properties officeooo:rsid="0a36c81c"/>
    </style:style>
    <style:style style:name="T1649" style:family="text">
      <style:text-properties officeooo:rsid="0a390324"/>
    </style:style>
    <style:style style:name="T1650" style:family="text">
      <style:text-properties officeooo:rsid="0a3a8a72"/>
    </style:style>
    <style:style style:name="T1651" style:family="text">
      <style:text-properties officeooo:rsid="0a3b6b99"/>
    </style:style>
    <style:style style:name="T1652" style:family="text">
      <style:text-properties officeooo:rsid="0a3e67b4"/>
    </style:style>
    <style:style style:name="T1653" style:family="text">
      <style:text-properties officeooo:rsid="0a4030d5"/>
    </style:style>
    <style:style style:name="T1654" style:family="text">
      <style:text-properties officeooo:rsid="0a40da4a"/>
    </style:style>
    <style:style style:name="T1655" style:family="text">
      <style:text-properties officeooo:rsid="0a41839f"/>
    </style:style>
    <style:style style:name="T1656" style:family="text">
      <style:text-properties officeooo:rsid="0a42cd9a"/>
    </style:style>
    <style:style style:name="T1657" style:family="text">
      <style:text-properties officeooo:rsid="0a45d41a"/>
    </style:style>
    <style:style style:name="T1658" style:family="text">
      <style:text-properties officeooo:rsid="0a475575"/>
    </style:style>
    <style:style style:name="T1659" style:family="text">
      <style:text-properties officeooo:rsid="0a47850f"/>
    </style:style>
    <style:style style:name="T1660" style:family="text">
      <style:text-properties officeooo:rsid="0a491f9f"/>
    </style:style>
    <style:style style:name="T1661" style:family="text">
      <style:text-properties officeooo:rsid="0a4c070b"/>
    </style:style>
    <style:style style:name="T1662" style:family="text">
      <style:text-properties officeooo:rsid="0a4e4a20"/>
    </style:style>
    <style:style style:name="T1663" style:family="text">
      <style:text-properties officeooo:rsid="0a50445e"/>
    </style:style>
    <style:style style:name="T1664" style:family="text">
      <style:text-properties officeooo:rsid="0a5103da"/>
    </style:style>
    <style:style style:name="T1665" style:family="text">
      <style:text-properties officeooo:rsid="0a52f6eb"/>
    </style:style>
    <style:style style:name="T1666" style:family="text">
      <style:text-properties officeooo:rsid="0a54d2f8"/>
    </style:style>
    <style:style style:name="T1667" style:family="text">
      <style:text-properties officeooo:rsid="0a581437"/>
    </style:style>
    <style:style style:name="T1668" style:family="text">
      <style:text-properties officeooo:rsid="0a58f38e"/>
    </style:style>
    <style:style style:name="T1669" style:family="text">
      <style:text-properties officeooo:rsid="0a599ebf"/>
    </style:style>
    <style:style style:name="T1670" style:family="text">
      <style:text-properties officeooo:rsid="0a5b6455"/>
    </style:style>
    <style:style style:name="T1671" style:family="text">
      <style:text-properties officeooo:rsid="0a5bf465"/>
    </style:style>
    <style:style style:name="T1672" style:family="text">
      <style:text-properties officeooo:rsid="0a5daefa"/>
    </style:style>
    <style:style style:name="T1673" style:family="text">
      <style:text-properties officeooo:rsid="0a5e670e"/>
    </style:style>
    <style:style style:name="T1674" style:family="text">
      <style:text-properties officeooo:rsid="0a5f1e33"/>
    </style:style>
    <style:style style:name="T1675" style:family="text">
      <style:text-properties officeooo:rsid="0a61d0ac"/>
    </style:style>
    <style:style style:name="T1676" style:family="text">
      <style:text-properties officeooo:rsid="0a63850d"/>
    </style:style>
    <style:style style:name="T1677" style:family="text">
      <style:text-properties officeooo:rsid="0a6506a9"/>
    </style:style>
    <style:style style:name="T1678" style:family="text">
      <style:text-properties officeooo:rsid="0a66e93c"/>
    </style:style>
    <style:style style:name="T1679" style:family="text">
      <style:text-properties officeooo:rsid="0a671975"/>
    </style:style>
    <style:style style:name="T1680" style:family="text">
      <style:text-properties officeooo:rsid="0a69457b"/>
    </style:style>
    <style:style style:name="T1681" style:family="text">
      <style:text-properties officeooo:rsid="0a69f5bc"/>
    </style:style>
    <style:style style:name="T1682" style:family="text">
      <style:text-properties officeooo:rsid="0a6b999f"/>
    </style:style>
    <style:style style:name="T1683" style:family="text">
      <style:text-properties officeooo:rsid="0a6c6d7b"/>
    </style:style>
    <style:style style:name="T1684" style:family="text">
      <style:text-properties officeooo:rsid="0a6daed2"/>
    </style:style>
    <style:style style:name="T1685" style:family="text">
      <style:text-properties officeooo:rsid="0a6e31fa"/>
    </style:style>
    <style:style style:name="T1686" style:family="text">
      <style:text-properties officeooo:rsid="0a731efa"/>
    </style:style>
    <style:style style:name="T1687" style:family="text">
      <style:text-properties officeooo:rsid="0a73d412"/>
    </style:style>
    <style:style style:name="T1688" style:family="text">
      <style:text-properties officeooo:rsid="0a76820b"/>
    </style:style>
    <style:style style:name="T1689" style:family="text">
      <style:text-properties officeooo:rsid="0a783deb"/>
    </style:style>
    <style:style style:name="T1690" style:family="text">
      <style:text-properties officeooo:rsid="0a7b970d"/>
    </style:style>
    <style:style style:name="T1691" style:family="text">
      <style:text-properties officeooo:rsid="0a7da1a0"/>
    </style:style>
    <style:style style:name="T1692" style:family="text">
      <style:text-properties officeooo:rsid="0a7f3c0e"/>
    </style:style>
    <style:style style:name="T1693" style:family="text">
      <style:text-properties officeooo:rsid="0a80b7a3"/>
    </style:style>
    <style:style style:name="T1694" style:family="text">
      <style:text-properties officeooo:rsid="0a82afa5"/>
    </style:style>
    <style:style style:name="T1695" style:family="text">
      <style:text-properties officeooo:rsid="0a82b50f"/>
    </style:style>
    <style:style style:name="T1696" style:family="text">
      <style:text-properties officeooo:rsid="0a84c7ec"/>
    </style:style>
    <style:style style:name="T1697" style:family="text">
      <style:text-properties officeooo:rsid="0a86d739"/>
    </style:style>
    <style:style style:name="T1698" style:family="text">
      <style:text-properties officeooo:rsid="0a87919b"/>
    </style:style>
    <style:style style:name="T1699" style:family="text">
      <style:text-properties officeooo:rsid="0a8916a8"/>
    </style:style>
    <style:style style:name="T1700" style:family="text">
      <style:text-properties officeooo:rsid="0a8937ea"/>
    </style:style>
    <style:style style:name="T1701" style:family="text">
      <style:text-properties officeooo:rsid="0a8bdf39"/>
    </style:style>
    <style:style style:name="T1702" style:family="text">
      <style:text-properties officeooo:rsid="0a8d74c7"/>
    </style:style>
    <style:style style:name="T1703" style:family="text">
      <style:text-properties officeooo:rsid="0a8f1172"/>
    </style:style>
    <style:style style:name="T1704" style:family="text">
      <style:text-properties officeooo:rsid="0a8fb744"/>
    </style:style>
    <style:style style:name="T1705" style:family="text">
      <style:text-properties officeooo:rsid="0a8fe450"/>
    </style:style>
    <style:style style:name="T1706" style:family="text">
      <style:text-properties officeooo:rsid="0a90d49e"/>
    </style:style>
    <style:style style:name="T1707" style:family="text">
      <style:text-properties officeooo:rsid="0a93ab4e"/>
    </style:style>
    <style:style style:name="T1708" style:family="text">
      <style:text-properties officeooo:rsid="0a93d228"/>
    </style:style>
    <style:style style:name="T1709" style:family="text">
      <style:text-properties officeooo:rsid="0a95b70a"/>
    </style:style>
    <style:style style:name="T1710" style:family="text">
      <style:text-properties officeooo:rsid="0a9759b0"/>
    </style:style>
    <style:style style:name="T1711" style:family="text">
      <style:text-properties officeooo:rsid="0a9777c1"/>
    </style:style>
    <style:style style:name="T1712" style:family="text">
      <style:text-properties officeooo:rsid="0a9a5989"/>
    </style:style>
    <style:style style:name="T1713" style:family="text">
      <style:text-properties officeooo:rsid="0a9b6e65"/>
    </style:style>
    <style:style style:name="T1714" style:family="text">
      <style:text-properties officeooo:rsid="0a9d135f"/>
    </style:style>
    <style:style style:name="T1715" style:family="text">
      <style:text-properties officeooo:rsid="0a9f7c2e"/>
    </style:style>
    <style:style style:name="T1716" style:family="text">
      <style:text-properties officeooo:rsid="0aa11abf"/>
    </style:style>
    <style:style style:name="T1717" style:family="text">
      <style:text-properties officeooo:rsid="0aa271c9"/>
    </style:style>
    <style:style style:name="T1718" style:family="text">
      <style:text-properties officeooo:rsid="0aa5976e"/>
    </style:style>
    <style:style style:name="T1719" style:family="text">
      <style:text-properties officeooo:rsid="0aa5ff45"/>
    </style:style>
    <style:style style:name="T1720" style:family="text">
      <style:text-properties officeooo:rsid="0aa74d9f"/>
    </style:style>
    <style:style style:name="T1721" style:family="text">
      <style:text-properties officeooo:rsid="0aa8e6cf"/>
    </style:style>
    <style:style style:name="T1722" style:family="text">
      <style:text-properties officeooo:rsid="0aa9b9e0"/>
    </style:style>
    <style:style style:name="T1723" style:family="text">
      <style:text-properties officeooo:rsid="0aaa0acd"/>
    </style:style>
    <style:style style:name="T1724" style:family="text">
      <style:text-properties officeooo:rsid="0aacd0c2"/>
    </style:style>
    <style:style style:name="T1725" style:family="text">
      <style:text-properties officeooo:rsid="0aacdb1c"/>
    </style:style>
    <style:style style:name="T1726" style:family="text">
      <style:text-properties officeooo:rsid="0aae09c5"/>
    </style:style>
    <style:style style:name="T1727" style:family="text">
      <style:text-properties officeooo:rsid="0aaf9508"/>
    </style:style>
    <style:style style:name="T1728" style:family="text">
      <style:text-properties officeooo:rsid="0aafe770"/>
    </style:style>
    <style:style style:name="T1729" style:family="text">
      <style:text-properties officeooo:rsid="0ab1e5ac"/>
    </style:style>
    <style:style style:name="T1730" style:family="text">
      <style:text-properties officeooo:rsid="0ab211e0"/>
    </style:style>
    <style:style style:name="T1731" style:family="text">
      <style:text-properties officeooo:rsid="0ab2f330"/>
    </style:style>
    <style:style style:name="T1732" style:family="text">
      <style:text-properties officeooo:rsid="0ab4189a"/>
    </style:style>
    <style:style style:name="T1733" style:family="text">
      <style:text-properties officeooo:rsid="0ab7e86b"/>
    </style:style>
    <style:style style:name="T1734" style:family="text">
      <style:text-properties officeooo:rsid="0ab9ba44"/>
    </style:style>
    <style:style style:name="T1735" style:family="text">
      <style:text-properties officeooo:rsid="0abb4e22"/>
    </style:style>
    <style:style style:name="T1736" style:family="text">
      <style:text-properties officeooo:rsid="0abbddc7"/>
    </style:style>
    <style:style style:name="T1737" style:family="text">
      <style:text-properties officeooo:rsid="0abc5814"/>
    </style:style>
    <style:style style:name="T1738" style:family="text">
      <style:text-properties officeooo:rsid="0abe39ce"/>
    </style:style>
    <style:style style:name="T1739" style:family="text">
      <style:text-properties officeooo:rsid="0abe679b"/>
    </style:style>
    <style:style style:name="T1740" style:family="text">
      <style:text-properties officeooo:rsid="0ac028fb"/>
    </style:style>
    <style:style style:name="T1741" style:family="text">
      <style:text-properties officeooo:rsid="0ac1101f"/>
    </style:style>
    <style:style style:name="T1742" style:family="text">
      <style:text-properties officeooo:rsid="0ac2af8f"/>
    </style:style>
    <style:style style:name="T1743" style:family="text">
      <style:text-properties officeooo:rsid="0ac539c8"/>
    </style:style>
    <style:style style:name="T1744" style:family="text">
      <style:text-properties officeooo:rsid="0ac72c9d"/>
    </style:style>
    <style:style style:name="T1745" style:family="text">
      <style:text-properties officeooo:rsid="0ac7b2ae"/>
    </style:style>
    <style:style style:name="T1746" style:family="text">
      <style:text-properties officeooo:rsid="0ac84bfb"/>
    </style:style>
    <style:style style:name="T1747" style:family="text">
      <style:text-properties officeooo:rsid="0acafa94"/>
    </style:style>
    <style:style style:name="T1748" style:family="text">
      <style:text-properties officeooo:rsid="0acbcf3d"/>
    </style:style>
    <style:style style:name="T1749" style:family="text">
      <style:text-properties officeooo:rsid="0acdff5f"/>
    </style:style>
    <style:style style:name="T1750" style:family="text">
      <style:text-properties officeooo:rsid="0acef86c"/>
    </style:style>
    <style:style style:name="T1751" style:family="text">
      <style:text-properties officeooo:rsid="0ad50f74"/>
    </style:style>
    <style:style style:name="T1752" style:family="text">
      <style:text-properties officeooo:rsid="0ad6c31e"/>
    </style:style>
    <style:style style:name="T1753" style:family="text">
      <style:text-properties officeooo:rsid="0ad88e48"/>
    </style:style>
    <style:style style:name="T1754" style:family="text">
      <style:text-properties officeooo:rsid="0ad9bf37"/>
    </style:style>
    <style:style style:name="T1755" style:family="text">
      <style:text-properties officeooo:rsid="0ada36ef"/>
    </style:style>
    <style:style style:name="T1756" style:family="text">
      <style:text-properties officeooo:rsid="0adb07e5"/>
    </style:style>
    <style:style style:name="T1757" style:family="text">
      <style:text-properties officeooo:rsid="0adcd87a"/>
    </style:style>
    <style:style style:name="T1758" style:family="text">
      <style:text-properties officeooo:rsid="0adfa00e"/>
    </style:style>
    <style:style style:name="T1759" style:family="text">
      <style:text-properties officeooo:rsid="0ae2e8c8"/>
    </style:style>
    <style:style style:name="T1760" style:family="text">
      <style:text-properties officeooo:rsid="0ae4c9ef"/>
    </style:style>
    <style:style style:name="T1761" style:family="text">
      <style:text-properties officeooo:rsid="0ae5b360"/>
    </style:style>
    <style:style style:name="T1762" style:family="text">
      <style:text-properties officeooo:rsid="0ae71377"/>
    </style:style>
    <style:style style:name="T1763" style:family="text">
      <style:text-properties officeooo:rsid="0aeaf807"/>
    </style:style>
    <style:style style:name="T1764" style:family="text">
      <style:text-properties officeooo:rsid="0aed9673"/>
    </style:style>
    <style:style style:name="T1765" style:family="text">
      <style:text-properties officeooo:rsid="0aef2d04"/>
    </style:style>
    <style:style style:name="T1766" style:family="text">
      <style:text-properties officeooo:rsid="0af0a5eb"/>
    </style:style>
    <style:style style:name="T1767" style:family="text">
      <style:text-properties officeooo:rsid="0af25929"/>
    </style:style>
    <style:style style:name="T1768" style:family="text">
      <style:text-properties officeooo:rsid="0af3df5c"/>
    </style:style>
    <style:style style:name="T1769" style:family="text">
      <style:text-properties officeooo:rsid="0af40964"/>
    </style:style>
    <style:style style:name="T1770" style:family="text">
      <style:text-properties officeooo:rsid="0af4b818"/>
    </style:style>
    <style:style style:name="T1771" style:family="text">
      <style:text-properties officeooo:rsid="0af73abe"/>
    </style:style>
    <style:style style:name="T1772" style:family="text">
      <style:text-properties officeooo:rsid="0af80e63"/>
    </style:style>
    <style:style style:name="T1773" style:family="text">
      <style:text-properties officeooo:rsid="0afb53cb"/>
    </style:style>
    <style:style style:name="T1774" style:family="text">
      <style:text-properties officeooo:rsid="0afb9615"/>
    </style:style>
    <style:style style:name="T1775" style:family="text">
      <style:text-properties officeooo:rsid="0afdde4e"/>
    </style:style>
    <style:style style:name="T1776" style:family="text">
      <style:text-properties officeooo:rsid="0affc640"/>
    </style:style>
    <style:style style:name="T1777" style:family="text">
      <style:text-properties officeooo:rsid="0b00a950"/>
    </style:style>
    <style:style style:name="T1778" style:family="text">
      <style:text-properties officeooo:rsid="0b042a3f"/>
    </style:style>
    <style:style style:name="T1779" style:family="text">
      <style:text-properties officeooo:rsid="0b065337"/>
    </style:style>
    <style:style style:name="T1780" style:family="text">
      <style:text-properties officeooo:rsid="0b081af1"/>
    </style:style>
    <style:style style:name="T1781" style:family="text">
      <style:text-properties officeooo:rsid="0b08ae42"/>
    </style:style>
    <style:style style:name="T1782" style:family="text">
      <style:text-properties officeooo:rsid="0b090aa0"/>
    </style:style>
    <style:style style:name="T1783" style:family="text">
      <style:text-properties officeooo:rsid="0b0986cb"/>
    </style:style>
    <style:style style:name="T1784" style:family="text">
      <style:text-properties officeooo:rsid="0b0d1440"/>
    </style:style>
    <style:style style:name="T1785" style:family="text">
      <style:text-properties officeooo:rsid="0b0ed9c0"/>
    </style:style>
    <style:style style:name="T1786" style:family="text">
      <style:text-properties officeooo:rsid="0b10f7b0"/>
    </style:style>
    <style:style style:name="T1787" style:family="text">
      <style:text-properties officeooo:rsid="0b11c4ec"/>
    </style:style>
    <style:style style:name="T1788" style:family="text">
      <style:text-properties officeooo:rsid="0b11eb74"/>
    </style:style>
    <style:style style:name="T1789" style:family="text">
      <style:text-properties officeooo:rsid="0b13e07d"/>
    </style:style>
    <style:style style:name="T1790" style:family="text">
      <style:text-properties officeooo:rsid="0b14ea64"/>
    </style:style>
    <style:style style:name="T1791" style:family="text">
      <style:text-properties officeooo:rsid="0b15031a"/>
    </style:style>
    <style:style style:name="T1792" style:family="text">
      <style:text-properties officeooo:rsid="0b158b79"/>
    </style:style>
    <style:style style:name="T1793" style:family="text">
      <style:text-properties officeooo:rsid="0b16040a"/>
    </style:style>
    <style:style style:name="T1794" style:family="text">
      <style:text-properties officeooo:rsid="0b1794b5"/>
    </style:style>
    <style:style style:name="T1795" style:family="text">
      <style:text-properties officeooo:rsid="0b19eb2a"/>
    </style:style>
    <style:style style:name="T1796" style:family="text">
      <style:text-properties officeooo:rsid="0b1b63e7"/>
    </style:style>
    <style:style style:name="T1797" style:family="text">
      <style:text-properties officeooo:rsid="0b1da36a"/>
    </style:style>
    <style:style style:name="T1798" style:family="text">
      <style:text-properties officeooo:rsid="0b1e1896"/>
    </style:style>
    <style:style style:name="T1799" style:family="text">
      <style:text-properties officeooo:rsid="0b1f29d2"/>
    </style:style>
    <style:style style:name="T1800" style:family="text">
      <style:text-properties officeooo:rsid="0b206818"/>
    </style:style>
    <style:style style:name="T1801" style:family="text">
      <style:text-properties officeooo:rsid="0b217410"/>
    </style:style>
    <style:style style:name="T1802" style:family="text">
      <style:text-properties officeooo:rsid="0b21efb9"/>
    </style:style>
    <style:style style:name="T1803" style:family="text">
      <style:text-properties officeooo:rsid="0b222c03"/>
    </style:style>
    <style:style style:name="T1804" style:family="text">
      <style:text-properties officeooo:rsid="0b23f45c"/>
    </style:style>
    <style:style style:name="T1805" style:family="text">
      <style:text-properties officeooo:rsid="0b258acb"/>
    </style:style>
    <style:style style:name="T1806" style:family="text">
      <style:text-properties officeooo:rsid="0b272a90"/>
    </style:style>
    <style:style style:name="T1807" style:family="text">
      <style:text-properties officeooo:rsid="0b28e703"/>
    </style:style>
    <style:style style:name="T1808" style:family="text">
      <style:text-properties officeooo:rsid="0b29ba1d"/>
    </style:style>
    <style:style style:name="T1809" style:family="text">
      <style:text-properties officeooo:rsid="0b2a3e7e"/>
    </style:style>
    <style:style style:name="T1810" style:family="text">
      <style:text-properties officeooo:rsid="0b2aa55f"/>
    </style:style>
    <style:style style:name="T1811" style:family="text">
      <style:text-properties officeooo:rsid="0b2ee502"/>
    </style:style>
    <style:style style:name="T1812" style:family="text">
      <style:text-properties officeooo:rsid="0b2f8677"/>
    </style:style>
    <style:style style:name="T1813" style:family="text">
      <style:text-properties officeooo:rsid="0b30cfe0"/>
    </style:style>
    <style:style style:name="T1814" style:family="text">
      <style:text-properties officeooo:rsid="0b315a2b"/>
    </style:style>
    <style:style style:name="T1815" style:family="text">
      <style:text-properties officeooo:rsid="0b3317ce"/>
    </style:style>
    <style:style style:name="T1816" style:family="text">
      <style:text-properties officeooo:rsid="0b346a9e"/>
    </style:style>
    <style:style style:name="T1817" style:family="text">
      <style:text-properties officeooo:rsid="0b35077d"/>
    </style:style>
    <style:style style:name="T1818" style:family="text">
      <style:text-properties officeooo:rsid="0b36cb69"/>
    </style:style>
    <style:style style:name="T1819" style:family="text">
      <style:text-properties officeooo:rsid="0b394f60"/>
    </style:style>
    <style:style style:name="T1820" style:family="text">
      <style:text-properties officeooo:rsid="0b3aad96"/>
    </style:style>
    <style:style style:name="T1821" style:family="text">
      <style:text-properties officeooo:rsid="0b3d0654"/>
    </style:style>
    <style:style style:name="T1822" style:family="text">
      <style:text-properties officeooo:rsid="0b3e3379"/>
    </style:style>
    <style:style style:name="T1823" style:family="text">
      <style:text-properties officeooo:rsid="0b437455"/>
    </style:style>
    <style:style style:name="T1824" style:family="text">
      <style:text-properties officeooo:rsid="0b476f19"/>
    </style:style>
    <style:style style:name="T1825" style:family="text">
      <style:text-properties officeooo:rsid="0b4867d1"/>
    </style:style>
    <style:style style:name="T1826" style:family="text">
      <style:text-properties officeooo:rsid="0b4b546b"/>
    </style:style>
    <style:style style:name="T1827" style:family="text">
      <style:text-properties officeooo:rsid="0b4bd6f5"/>
    </style:style>
    <style:style style:name="T1828" style:family="text">
      <style:text-properties officeooo:rsid="0b520e7b"/>
    </style:style>
    <style:style style:name="T1829" style:family="text">
      <style:text-properties officeooo:rsid="0b53f6ba"/>
    </style:style>
    <style:style style:name="T1830" style:family="text">
      <style:text-properties officeooo:rsid="0b55005f"/>
    </style:style>
    <style:style style:name="T1831" style:family="text">
      <style:text-properties officeooo:rsid="0b56a670"/>
    </style:style>
    <style:style style:name="T1832" style:family="text">
      <style:text-properties officeooo:rsid="0b5a392a"/>
    </style:style>
    <style:style style:name="T1833" style:family="text">
      <style:text-properties officeooo:rsid="0b5b771f"/>
    </style:style>
    <style:style style:name="T1834" style:family="text">
      <style:text-properties officeooo:rsid="0b5c5c23"/>
    </style:style>
    <style:style style:name="T1835" style:family="text">
      <style:text-properties officeooo:rsid="0b5daff4"/>
    </style:style>
    <style:style style:name="T1836" style:family="text">
      <style:text-properties officeooo:rsid="0b5f58e1"/>
    </style:style>
    <style:style style:name="T1837" style:family="text">
      <style:text-properties officeooo:rsid="0b5fbfcb"/>
    </style:style>
    <style:style style:name="T1838" style:family="text">
      <style:text-properties officeooo:rsid="0b66ced6"/>
    </style:style>
    <style:style style:name="T1839" style:family="text">
      <style:text-properties officeooo:rsid="0b6a4597"/>
    </style:style>
    <style:style style:name="T1840" style:family="text">
      <style:text-properties officeooo:rsid="0b6c1700"/>
    </style:style>
    <style:style style:name="T1841" style:family="text">
      <style:text-properties officeooo:rsid="0b6d1e3e"/>
    </style:style>
    <style:style style:name="T1842" style:family="text">
      <style:text-properties officeooo:rsid="0b6dd1fd"/>
    </style:style>
    <style:style style:name="T1843" style:family="text">
      <style:text-properties officeooo:rsid="0b6dde0c"/>
    </style:style>
    <style:style style:name="T1844" style:family="text">
      <style:text-properties officeooo:rsid="0b6f7593"/>
    </style:style>
    <style:style style:name="T1845" style:family="text">
      <style:text-properties officeooo:rsid="0b726072"/>
    </style:style>
    <style:style style:name="T1846" style:family="text">
      <style:text-properties officeooo:rsid="0b745749"/>
    </style:style>
    <style:style style:name="T1847" style:family="text">
      <style:text-properties officeooo:rsid="0b76100d"/>
    </style:style>
    <style:style style:name="T1848" style:family="text">
      <style:text-properties officeooo:rsid="0b784bdb"/>
    </style:style>
    <style:style style:name="T1849" style:family="text">
      <style:text-properties officeooo:rsid="0b7a77ea"/>
    </style:style>
    <style:style style:name="T1850" style:family="text">
      <style:text-properties officeooo:rsid="0b7b26ec"/>
    </style:style>
    <style:style style:name="T1851" style:family="text">
      <style:text-properties officeooo:rsid="0b7c7de3"/>
    </style:style>
    <style:style style:name="T1852" style:family="text">
      <style:text-properties officeooo:rsid="0b7e6287"/>
    </style:style>
    <style:style style:name="T1853" style:family="text">
      <style:text-properties officeooo:rsid="0b7f556c"/>
    </style:style>
    <style:style style:name="T1854" style:family="text">
      <style:text-properties officeooo:rsid="0b807fe8"/>
    </style:style>
    <style:style style:name="T1855" style:family="text">
      <style:text-properties officeooo:rsid="0b8107ef"/>
    </style:style>
    <style:style style:name="T1856" style:family="text">
      <style:text-properties officeooo:rsid="0b826d77"/>
    </style:style>
    <style:style style:name="T1857" style:family="text">
      <style:text-properties officeooo:rsid="0b83be64"/>
    </style:style>
    <style:style style:name="T1858" style:family="text">
      <style:text-properties officeooo:rsid="0b8512b9"/>
    </style:style>
    <style:style style:name="T1859" style:family="text">
      <style:text-properties officeooo:rsid="0b860873"/>
    </style:style>
    <style:style style:name="T1860" style:family="text">
      <style:text-properties officeooo:rsid="0b8624e0"/>
    </style:style>
    <style:style style:name="T1861" style:family="text">
      <style:text-properties officeooo:rsid="0b86a171"/>
    </style:style>
    <style:style style:name="T1862" style:family="text">
      <style:text-properties officeooo:rsid="0b88826b"/>
    </style:style>
    <style:style style:name="T1863" style:family="text">
      <style:text-properties officeooo:rsid="0b89eee6"/>
    </style:style>
    <style:style style:name="T1864" style:family="text">
      <style:text-properties officeooo:rsid="0b89ff93"/>
    </style:style>
    <style:style style:name="T1865" style:family="text">
      <style:text-properties officeooo:rsid="0b8aeb2a"/>
    </style:style>
    <style:style style:name="T1866" style:family="text">
      <style:text-properties officeooo:rsid="0b8bb990"/>
    </style:style>
    <style:style style:name="T1867" style:family="text">
      <style:text-properties officeooo:rsid="0b8c882f"/>
    </style:style>
    <style:style style:name="T1868" style:family="text">
      <style:text-properties officeooo:rsid="0b8fd978"/>
    </style:style>
    <style:style style:name="T1869" style:family="text">
      <style:text-properties officeooo:rsid="0b914cd3"/>
    </style:style>
    <style:style style:name="T1870" style:family="text">
      <style:text-properties officeooo:rsid="0b92aca8"/>
    </style:style>
    <style:style style:name="T1871" style:family="text">
      <style:text-properties officeooo:rsid="0b9430a1"/>
    </style:style>
    <style:style style:name="T1872" style:family="text">
      <style:text-properties officeooo:rsid="0b96300b"/>
    </style:style>
    <style:style style:name="T1873" style:family="text">
      <style:text-properties officeooo:rsid="0b9818eb"/>
    </style:style>
    <style:style style:name="T1874" style:family="text">
      <style:text-properties officeooo:rsid="0b98d25b"/>
    </style:style>
    <style:style style:name="T1875" style:family="text">
      <style:text-properties officeooo:rsid="0b995fb0"/>
    </style:style>
    <style:style style:name="T1876" style:family="text">
      <style:text-properties officeooo:rsid="0b99e690"/>
    </style:style>
    <style:style style:name="T1877" style:family="text">
      <style:text-properties officeooo:rsid="0b9b1a46"/>
    </style:style>
    <style:style style:name="T1878" style:family="text">
      <style:text-properties officeooo:rsid="0b9c8256"/>
    </style:style>
    <style:style style:name="T1879" style:family="text">
      <style:text-properties officeooo:rsid="0b9e5735"/>
    </style:style>
    <style:style style:name="T1880" style:family="text">
      <style:text-properties officeooo:rsid="0b9f917d"/>
    </style:style>
    <style:style style:name="T1881" style:family="text">
      <style:text-properties officeooo:rsid="0ba05763"/>
    </style:style>
    <style:style style:name="T1882" style:family="text">
      <style:text-properties officeooo:rsid="0ba1b98f"/>
    </style:style>
    <style:style style:name="T1883" style:family="text">
      <style:text-properties officeooo:rsid="0ba58da8"/>
    </style:style>
    <style:style style:name="T1884" style:family="text">
      <style:text-properties officeooo:rsid="0ba7b820"/>
    </style:style>
    <style:style style:name="T1885" style:family="text">
      <style:text-properties officeooo:rsid="0ba89591"/>
    </style:style>
    <style:style style:name="T1886" style:family="text">
      <style:text-properties officeooo:rsid="0ba89613"/>
    </style:style>
    <style:style style:name="T1887" style:family="text">
      <style:text-properties officeooo:rsid="0badb6ce"/>
    </style:style>
    <style:style style:name="T1888" style:family="text">
      <style:text-properties officeooo:rsid="0baea339"/>
    </style:style>
    <style:style style:name="T1889" style:family="text">
      <style:text-properties officeooo:rsid="0bb225eb"/>
    </style:style>
    <style:style style:name="T1890" style:family="text">
      <style:text-properties officeooo:rsid="0bb3b291"/>
    </style:style>
    <style:style style:name="T1891" style:family="text">
      <style:text-properties officeooo:rsid="0bb3b814"/>
    </style:style>
    <style:style style:name="T1892" style:family="text">
      <style:text-properties officeooo:rsid="0bb551de"/>
    </style:style>
    <style:style style:name="T1893" style:family="text">
      <style:text-properties officeooo:rsid="0bb90056"/>
    </style:style>
    <style:style style:name="T1894" style:family="text">
      <style:text-properties officeooo:rsid="0bba9d35"/>
    </style:style>
    <style:style style:name="T1895" style:family="text">
      <style:text-properties officeooo:rsid="0bbb4c07"/>
    </style:style>
    <style:style style:name="T1896" style:family="text">
      <style:text-properties officeooo:rsid="0bbf47bc"/>
    </style:style>
    <style:style style:name="T1897" style:family="text">
      <style:text-properties officeooo:rsid="0bc026c6"/>
    </style:style>
    <style:style style:name="T1898" style:family="text">
      <style:text-properties officeooo:rsid="0bc1c5a3"/>
    </style:style>
    <style:style style:name="T1899" style:family="text">
      <style:text-properties officeooo:rsid="0bc378e2"/>
    </style:style>
    <style:style style:name="T1900" style:family="text">
      <style:text-properties officeooo:rsid="0bc4962a"/>
    </style:style>
    <style:style style:name="T1901" style:family="text">
      <style:text-properties officeooo:rsid="0bc5eeec"/>
    </style:style>
    <style:style style:name="T1902" style:family="text">
      <style:text-properties officeooo:rsid="0bc6186b"/>
    </style:style>
    <style:style style:name="T1903" style:family="text">
      <style:text-properties officeooo:rsid="0bc7a4a9"/>
    </style:style>
    <style:style style:name="T1904" style:family="text">
      <style:text-properties officeooo:rsid="0bc89bdc"/>
    </style:style>
    <style:style style:name="T1905" style:family="text">
      <style:text-properties officeooo:rsid="0bc962b1"/>
    </style:style>
    <style:style style:name="T1906" style:family="text">
      <style:text-properties officeooo:rsid="0bca8c78"/>
    </style:style>
    <style:style style:name="T1907" style:family="text">
      <style:text-properties officeooo:rsid="0bcb5e77"/>
    </style:style>
    <style:style style:name="T1908" style:family="text">
      <style:text-properties officeooo:rsid="0bcc871a"/>
    </style:style>
    <style:style style:name="T1909" style:family="text">
      <style:text-properties officeooo:rsid="0bccb995"/>
    </style:style>
    <style:style style:name="T1910" style:family="text">
      <style:text-properties officeooo:rsid="0bcde788"/>
    </style:style>
    <style:style style:name="T1911" style:family="text">
      <style:text-properties officeooo:rsid="0bcfd590"/>
    </style:style>
    <style:style style:name="T1912" style:family="text">
      <style:text-properties officeooo:rsid="0bd1aae6"/>
    </style:style>
    <style:style style:name="T1913" style:family="text">
      <style:text-properties officeooo:rsid="0bd21a52"/>
    </style:style>
    <style:style style:name="T1914" style:family="text">
      <style:text-properties officeooo:rsid="0bd251db"/>
    </style:style>
    <style:style style:name="T1915" style:family="text">
      <style:text-properties officeooo:rsid="0bd35100"/>
    </style:style>
    <style:style style:name="T1916" style:family="text">
      <style:text-properties officeooo:rsid="0bd511a5"/>
    </style:style>
    <style:style style:name="T1917" style:family="text">
      <style:text-properties officeooo:rsid="0bd67734"/>
    </style:style>
    <style:style style:name="T1918" style:family="text">
      <style:text-properties officeooo:rsid="0bd75294"/>
    </style:style>
    <style:style style:name="T1919" style:family="text">
      <style:text-properties officeooo:rsid="0bdb9a15"/>
    </style:style>
    <style:style style:name="T1920" style:family="text">
      <style:text-properties officeooo:rsid="0bdcfea9"/>
    </style:style>
    <style:style style:name="T1921" style:family="text">
      <style:text-properties officeooo:rsid="0bdd8ea7"/>
    </style:style>
    <style:style style:name="T1922" style:family="text">
      <style:text-properties officeooo:rsid="0bdecd4f"/>
    </style:style>
    <style:style style:name="T1923" style:family="text">
      <style:text-properties officeooo:rsid="0be067e2"/>
    </style:style>
    <style:style style:name="T1924" style:family="text">
      <style:text-properties officeooo:rsid="0be1a148"/>
    </style:style>
    <style:style style:name="T1925" style:family="text">
      <style:text-properties officeooo:rsid="0be3715d"/>
    </style:style>
    <style:style style:name="T1926" style:family="text">
      <style:text-properties officeooo:rsid="0be55c7d"/>
    </style:style>
    <style:style style:name="T1927" style:family="text">
      <style:text-properties officeooo:rsid="0be66ebb"/>
    </style:style>
    <style:style style:name="T1928" style:family="text">
      <style:text-properties officeooo:rsid="0be778a3"/>
    </style:style>
    <style:style style:name="T1929" style:family="text">
      <style:text-properties officeooo:rsid="0be8d60c"/>
    </style:style>
    <style:style style:name="T1930" style:family="text">
      <style:text-properties officeooo:rsid="0be8e57e"/>
    </style:style>
    <style:style style:name="T1931" style:family="text">
      <style:text-properties officeooo:rsid="0be9a42d"/>
    </style:style>
    <style:style style:name="T1932" style:family="text">
      <style:text-properties officeooo:rsid="0bec5931"/>
    </style:style>
    <style:style style:name="T1933" style:family="text">
      <style:text-properties officeooo:rsid="0bed6791"/>
    </style:style>
    <style:style style:name="T1934" style:family="text">
      <style:text-properties officeooo:rsid="0bf0883b"/>
    </style:style>
    <style:style style:name="T1935" style:family="text">
      <style:text-properties officeooo:rsid="0bf2603a"/>
    </style:style>
    <style:style style:name="T1936" style:family="text">
      <style:text-properties officeooo:rsid="0bf42d8c"/>
    </style:style>
    <style:style style:name="T1937" style:family="text">
      <style:text-properties officeooo:rsid="0bf4c930"/>
    </style:style>
    <style:style style:name="T1938" style:family="text">
      <style:text-properties officeooo:rsid="0bf65aa7"/>
    </style:style>
    <style:style style:name="T1939" style:family="text">
      <style:text-properties officeooo:rsid="0bf78dba"/>
    </style:style>
    <style:style style:name="T1940" style:family="text">
      <style:text-properties officeooo:rsid="0bf8aeab"/>
    </style:style>
    <style:style style:name="T1941" style:family="text">
      <style:text-properties officeooo:rsid="0bf92fcf"/>
    </style:style>
    <style:style style:name="T1942" style:family="text">
      <style:text-properties officeooo:rsid="0bfbce51"/>
    </style:style>
    <style:style style:name="T1943" style:family="text">
      <style:text-properties officeooo:rsid="0bfecf4a"/>
    </style:style>
    <style:style style:name="T1944" style:family="text">
      <style:text-properties officeooo:rsid="0c00da0a"/>
    </style:style>
    <style:style style:name="T1945" style:family="text">
      <style:text-properties officeooo:rsid="0c028be8"/>
    </style:style>
    <style:style style:name="T1946" style:family="text">
      <style:text-properties officeooo:rsid="0c053516"/>
    </style:style>
    <style:style style:name="T1947" style:family="text">
      <style:text-properties officeooo:rsid="0c06d708"/>
    </style:style>
    <style:style style:name="T1948" style:family="text">
      <style:text-properties officeooo:rsid="0c07153d"/>
    </style:style>
    <style:style style:name="T1949" style:family="text">
      <style:text-properties officeooo:rsid="0c090a3b"/>
    </style:style>
    <style:style style:name="T1950" style:family="text">
      <style:text-properties officeooo:rsid="0c0a2512"/>
    </style:style>
    <style:style style:name="T1951" style:family="text">
      <style:text-properties officeooo:rsid="0c0b4dd5"/>
    </style:style>
    <style:style style:name="T1952" style:family="text">
      <style:text-properties officeooo:rsid="0c0b5834"/>
    </style:style>
    <style:style style:name="T1953" style:family="text">
      <style:text-properties officeooo:rsid="0c0cbac7"/>
    </style:style>
    <style:style style:name="T1954" style:family="text">
      <style:text-properties officeooo:rsid="0c0dc21e"/>
    </style:style>
    <style:style style:name="T1955" style:family="text">
      <style:text-properties officeooo:rsid="0c11caca"/>
    </style:style>
    <style:style style:name="T1956" style:family="text">
      <style:text-properties officeooo:rsid="0c11d6ab"/>
    </style:style>
    <style:style style:name="T1957" style:family="text">
      <style:text-properties officeooo:rsid="0c1245f8"/>
    </style:style>
    <style:style style:name="T1958" style:family="text">
      <style:text-properties officeooo:rsid="0c160415"/>
    </style:style>
    <style:style style:name="T1959" style:family="text">
      <style:text-properties officeooo:rsid="0c173ec3"/>
    </style:style>
    <style:style style:name="T1960" style:family="text">
      <style:text-properties officeooo:rsid="0c17cf8c"/>
    </style:style>
    <style:style style:name="T1961" style:family="text">
      <style:text-properties officeooo:rsid="0c196e3f"/>
    </style:style>
    <style:style style:name="T1962" style:family="text">
      <style:text-properties officeooo:rsid="0c1a8565"/>
    </style:style>
    <style:style style:name="T1963" style:family="text">
      <style:text-properties officeooo:rsid="0c1ac10e"/>
    </style:style>
    <style:style style:name="T1964" style:family="text">
      <style:text-properties officeooo:rsid="0c1c92b2"/>
    </style:style>
    <style:style style:name="T1965" style:family="text">
      <style:text-properties officeooo:rsid="0c1e6597"/>
    </style:style>
    <style:style style:name="T1966" style:family="text">
      <style:text-properties officeooo:rsid="0c2039f8"/>
    </style:style>
    <style:style style:name="T1967" style:family="text">
      <style:text-properties officeooo:rsid="0c20c3dd"/>
    </style:style>
    <style:style style:name="T1968" style:family="text">
      <style:text-properties officeooo:rsid="0c237094"/>
    </style:style>
    <style:style style:name="T1969" style:family="text">
      <style:text-properties officeooo:rsid="0c23a6f7"/>
    </style:style>
    <style:style style:name="T1970" style:family="text">
      <style:text-properties officeooo:rsid="0c259f64"/>
    </style:style>
    <style:style style:name="T1971" style:family="text">
      <style:text-properties officeooo:rsid="0c25d0af"/>
    </style:style>
    <style:style style:name="T1972" style:family="text">
      <style:text-properties officeooo:rsid="0c28c1aa"/>
    </style:style>
    <style:style style:name="T1973" style:family="text">
      <style:text-properties officeooo:rsid="0c2a5b7a"/>
    </style:style>
    <style:style style:name="T1974" style:family="text">
      <style:text-properties officeooo:rsid="0c2b0ec0"/>
    </style:style>
    <style:style style:name="T1975" style:family="text">
      <style:text-properties officeooo:rsid="0c2bf422"/>
    </style:style>
    <style:style style:name="T1976" style:family="text">
      <style:text-properties officeooo:rsid="0c2c1563"/>
    </style:style>
    <style:style style:name="T1977" style:family="text">
      <style:text-properties officeooo:rsid="0c2d3c5b"/>
    </style:style>
    <style:style style:name="T1978" style:family="text">
      <style:text-properties officeooo:rsid="0c2e45b4"/>
    </style:style>
    <style:style style:name="T1979" style:family="text">
      <style:text-properties officeooo:rsid="0c30798e"/>
    </style:style>
    <style:style style:name="T1980" style:family="text">
      <style:text-properties officeooo:rsid="0c33e600"/>
    </style:style>
    <style:style style:name="T1981" style:family="text">
      <style:text-properties officeooo:rsid="0c341902"/>
    </style:style>
    <style:style style:name="T1982" style:family="text">
      <style:text-properties officeooo:rsid="0c35f12a"/>
    </style:style>
    <style:style style:name="T1983" style:family="text">
      <style:text-properties officeooo:rsid="0c37ff45"/>
    </style:style>
    <style:style style:name="T1984" style:family="text">
      <style:text-properties officeooo:rsid="0c39f288"/>
    </style:style>
    <style:style style:name="T1985" style:family="text">
      <style:text-properties officeooo:rsid="0c3bdcfd"/>
    </style:style>
    <style:style style:name="T1986" style:family="text">
      <style:text-properties officeooo:rsid="0c402080"/>
    </style:style>
    <style:style style:name="T1987" style:family="text">
      <style:text-properties officeooo:rsid="0c411391"/>
    </style:style>
    <style:style style:name="T1988" style:family="text">
      <style:text-properties officeooo:rsid="0c41f0e9"/>
    </style:style>
    <style:style style:name="T1989" style:family="text">
      <style:text-properties officeooo:rsid="0c48cd20"/>
    </style:style>
    <style:style style:name="T1990" style:family="text">
      <style:text-properties officeooo:rsid="0c48e1a4"/>
    </style:style>
    <style:style style:name="T1991" style:family="text">
      <style:text-properties officeooo:rsid="0c49590a"/>
    </style:style>
    <style:style style:name="T1992" style:family="text">
      <style:text-properties officeooo:rsid="0c4b0d55"/>
    </style:style>
    <style:style style:name="T1993" style:family="text">
      <style:text-properties officeooo:rsid="0c4b3a57"/>
    </style:style>
    <style:style style:name="T1994" style:family="text">
      <style:text-properties officeooo:rsid="0c4cec11"/>
    </style:style>
    <style:style style:name="T1995" style:family="text">
      <style:text-properties officeooo:rsid="0c4ee431"/>
    </style:style>
    <style:style style:name="T1996" style:family="text">
      <style:text-properties officeooo:rsid="0c517a80"/>
    </style:style>
    <style:style style:name="T1997" style:family="text">
      <style:text-properties officeooo:rsid="0c52a2e8"/>
    </style:style>
    <style:style style:name="T1998" style:family="text">
      <style:text-properties officeooo:rsid="0c53bf3d"/>
    </style:style>
    <style:style style:name="T1999" style:family="text">
      <style:text-properties officeooo:rsid="0c56ddf6"/>
    </style:style>
    <style:style style:name="T2000" style:family="text">
      <style:text-properties officeooo:rsid="0c582a1f"/>
    </style:style>
    <style:style style:name="T2001" style:family="text">
      <style:text-properties officeooo:rsid="0c5936b2"/>
    </style:style>
    <style:style style:name="T2002" style:family="text">
      <style:text-properties officeooo:rsid="0c59c9da"/>
    </style:style>
    <style:style style:name="T2003" style:family="text">
      <style:text-properties officeooo:rsid="0c5a9149"/>
    </style:style>
    <style:style style:name="T2004" style:family="text">
      <style:text-properties officeooo:rsid="0c5b2cfa"/>
    </style:style>
    <style:style style:name="T2005" style:family="text">
      <style:text-properties officeooo:rsid="0c5de741"/>
    </style:style>
    <style:style style:name="T2006" style:family="text">
      <style:text-properties officeooo:rsid="0c61d1f4"/>
    </style:style>
    <style:style style:name="T2007" style:family="text">
      <style:text-properties officeooo:rsid="0c6394ed"/>
    </style:style>
    <style:style style:name="T2008" style:family="text">
      <style:text-properties officeooo:rsid="0c641acc"/>
    </style:style>
    <style:style style:name="T2009" style:family="text">
      <style:text-properties officeooo:rsid="0c65c732"/>
    </style:style>
    <style:style style:name="T2010" style:family="text">
      <style:text-properties officeooo:rsid="0c67bb6b"/>
    </style:style>
    <style:style style:name="T2011" style:family="text">
      <style:text-properties officeooo:rsid="0c67ce8d"/>
    </style:style>
    <style:style style:name="T2012" style:family="text">
      <style:text-properties officeooo:rsid="0c683a29"/>
    </style:style>
    <style:style style:name="T2013" style:family="text">
      <style:text-properties officeooo:rsid="0c692c97"/>
    </style:style>
    <style:style style:name="T2014" style:family="text">
      <style:text-properties officeooo:rsid="0c6a3838"/>
    </style:style>
    <style:style style:name="T2015" style:family="text">
      <style:text-properties officeooo:rsid="0c6c1a79"/>
    </style:style>
    <style:style style:name="T2016" style:family="text">
      <style:text-properties officeooo:rsid="0c6e484d"/>
    </style:style>
    <style:style style:name="T2017" style:family="text">
      <style:text-properties officeooo:rsid="0c712059"/>
    </style:style>
    <style:style style:name="T2018" style:family="text">
      <style:text-properties officeooo:rsid="0c718b57"/>
    </style:style>
    <style:style style:name="T2019" style:family="text">
      <style:text-properties officeooo:rsid="0c72bec2"/>
    </style:style>
    <style:style style:name="T2020" style:family="text">
      <style:text-properties officeooo:rsid="0c735704"/>
    </style:style>
    <style:style style:name="T2021" style:family="text">
      <style:text-properties officeooo:rsid="0c75385c"/>
    </style:style>
    <style:style style:name="T2022" style:family="text">
      <style:text-properties officeooo:rsid="0c76dadb"/>
    </style:style>
    <style:style style:name="T2023" style:family="text">
      <style:text-properties officeooo:rsid="0c77006a"/>
    </style:style>
    <style:style style:name="T2024" style:family="text">
      <style:text-properties officeooo:rsid="0c7847cb"/>
    </style:style>
    <style:style style:name="T2025" style:family="text">
      <style:text-properties officeooo:rsid="0c7983f5"/>
    </style:style>
    <style:style style:name="T2026" style:family="text">
      <style:text-properties officeooo:rsid="0c7a2b5b"/>
    </style:style>
    <style:style style:name="T2027" style:family="text">
      <style:text-properties officeooo:rsid="0c7cf348"/>
    </style:style>
    <style:style style:name="T2028" style:family="text">
      <style:text-properties officeooo:rsid="0c7d0d53"/>
    </style:style>
    <style:style style:name="T2029" style:family="text">
      <style:text-properties officeooo:rsid="0c7de67f"/>
    </style:style>
    <style:style style:name="T2030" style:family="text">
      <style:text-properties officeooo:rsid="0c7e4823"/>
    </style:style>
    <style:style style:name="T2031" style:family="text">
      <style:text-properties officeooo:rsid="0c7ece47"/>
    </style:style>
    <style:style style:name="T2032" style:family="text">
      <style:text-properties officeooo:rsid="0c7f32c6"/>
    </style:style>
    <style:style style:name="T2033" style:family="text">
      <style:text-properties officeooo:rsid="0c8047ce"/>
    </style:style>
    <style:style style:name="T2034" style:family="text">
      <style:text-properties officeooo:rsid="0c856c58"/>
    </style:style>
    <style:style style:name="T2035" style:family="text">
      <style:text-properties officeooo:rsid="0c8742d1"/>
    </style:style>
    <style:style style:name="T2036" style:family="text">
      <style:text-properties officeooo:rsid="0c88e316"/>
    </style:style>
    <style:style style:name="T2037" style:family="text">
      <style:text-properties officeooo:rsid="0c8aa3ba"/>
    </style:style>
    <style:style style:name="T2038" style:family="text">
      <style:text-properties officeooo:rsid="0c8c13fa"/>
    </style:style>
    <style:style style:name="T2039" style:family="text">
      <style:text-properties officeooo:rsid="0c8e2e07"/>
    </style:style>
    <style:style style:name="T2040" style:family="text">
      <style:text-properties officeooo:rsid="0c8f0613"/>
    </style:style>
    <style:style style:name="T2041" style:family="text">
      <style:text-properties officeooo:rsid="0c8f4f6b"/>
    </style:style>
    <style:style style:name="T2042" style:family="text">
      <style:text-properties officeooo:rsid="0c912b88"/>
    </style:style>
    <style:style style:name="T2043" style:family="text">
      <style:text-properties officeooo:rsid="0c91c67c"/>
    </style:style>
    <style:style style:name="T2044" style:family="text">
      <style:text-properties officeooo:rsid="0c953a17"/>
    </style:style>
    <style:style style:name="T2045" style:family="text">
      <style:text-properties officeooo:rsid="0c966405"/>
    </style:style>
    <style:style style:name="T2046" style:family="text">
      <style:text-properties officeooo:rsid="0c985b6e"/>
    </style:style>
    <style:style style:name="T2047" style:family="text">
      <style:text-properties officeooo:rsid="0c99cfa9"/>
    </style:style>
    <style:style style:name="T2048" style:family="text">
      <style:text-properties officeooo:rsid="0c99fb33"/>
    </style:style>
    <style:style style:name="T2049" style:family="text">
      <style:text-properties officeooo:rsid="0c9add6b"/>
    </style:style>
    <style:style style:name="T2050" style:family="text">
      <style:text-properties officeooo:rsid="0c9c3d90"/>
    </style:style>
    <style:style style:name="T2051" style:family="text">
      <style:text-properties officeooo:rsid="0c9db75f"/>
    </style:style>
    <style:style style:name="T2052" style:family="text">
      <style:text-properties officeooo:rsid="0c9ef4b8"/>
    </style:style>
    <style:style style:name="T2053" style:family="text">
      <style:text-properties officeooo:rsid="0ca1ca36"/>
    </style:style>
    <style:style style:name="T2054" style:family="text">
      <style:text-properties officeooo:rsid="0ca3fbc6"/>
    </style:style>
    <style:style style:name="T2055" style:family="text">
      <style:text-properties officeooo:rsid="0ca64938"/>
    </style:style>
    <style:style style:name="T2056" style:family="text">
      <style:text-properties officeooo:rsid="0ca8703b"/>
    </style:style>
    <style:style style:name="T2057" style:family="text">
      <style:text-properties officeooo:rsid="0ca913a5"/>
    </style:style>
    <style:style style:name="T2058" style:family="text">
      <style:text-properties officeooo:rsid="0caaeeb9"/>
    </style:style>
    <style:style style:name="T2059" style:family="text">
      <style:text-properties officeooo:rsid="0caba0dd"/>
    </style:style>
    <style:style style:name="T2060" style:family="text">
      <style:text-properties officeooo:rsid="0cac1355"/>
    </style:style>
    <style:style style:name="T2061" style:family="text">
      <style:text-properties officeooo:rsid="0cad3393"/>
    </style:style>
    <style:style style:name="T2062" style:family="text">
      <style:text-properties officeooo:rsid="0cad923e"/>
    </style:style>
    <style:style style:name="T2063" style:family="text">
      <style:text-properties officeooo:rsid="0caf7800"/>
    </style:style>
    <style:style style:name="T2064" style:family="text">
      <style:text-properties officeooo:rsid="0cb06555"/>
    </style:style>
    <style:style style:name="T2065" style:family="text">
      <style:text-properties officeooo:rsid="0cb24aff"/>
    </style:style>
    <style:style style:name="T2066" style:family="text">
      <style:text-properties officeooo:rsid="0cb37a28"/>
    </style:style>
    <style:style style:name="T2067" style:family="text">
      <style:text-properties officeooo:rsid="0cb58051"/>
    </style:style>
    <style:style style:name="T2068" style:family="text">
      <style:text-properties officeooo:rsid="0cb704e4"/>
    </style:style>
    <style:style style:name="T2069" style:family="text">
      <style:text-properties officeooo:rsid="0cb75058"/>
    </style:style>
    <style:style style:name="T2070" style:family="text">
      <style:text-properties officeooo:rsid="0cb87af2"/>
    </style:style>
    <style:style style:name="T2071" style:family="text">
      <style:text-properties officeooo:rsid="0cb97785"/>
    </style:style>
    <style:style style:name="T2072" style:family="text">
      <style:text-properties officeooo:rsid="0cba6a75"/>
    </style:style>
    <style:style style:name="T2073" style:family="text">
      <style:text-properties officeooo:rsid="0cba9e3e"/>
    </style:style>
    <style:style style:name="T2074" style:family="text">
      <style:text-properties officeooo:rsid="0cbce4ae"/>
    </style:style>
    <style:style style:name="T2075" style:family="text">
      <style:text-properties officeooo:rsid="0cbe2793"/>
    </style:style>
    <style:style style:name="T2076" style:family="text">
      <style:text-properties officeooo:rsid="0cbf55dd"/>
    </style:style>
    <style:style style:name="T2077" style:family="text">
      <style:text-properties officeooo:rsid="0cc11408"/>
    </style:style>
    <style:style style:name="T2078" style:family="text">
      <style:text-properties officeooo:rsid="0cc134bf"/>
    </style:style>
    <style:style style:name="T2079" style:family="text">
      <style:text-properties officeooo:rsid="0cc2a9b0"/>
    </style:style>
    <style:style style:name="T2080" style:family="text">
      <style:text-properties officeooo:rsid="0cc4ccfa"/>
    </style:style>
    <style:style style:name="T2081" style:family="text">
      <style:text-properties officeooo:rsid="0cc596e6"/>
    </style:style>
    <style:style style:name="T2082" style:family="text">
      <style:text-properties officeooo:rsid="0cc636e5"/>
    </style:style>
    <style:style style:name="T2083" style:family="text">
      <style:text-properties officeooo:rsid="0cc8e8d7"/>
    </style:style>
    <style:style style:name="T2084" style:family="text">
      <style:text-properties officeooo:rsid="0cc95860"/>
    </style:style>
    <style:style style:name="T2085" style:family="text">
      <style:text-properties officeooo:rsid="0ccbe40f"/>
    </style:style>
    <style:style style:name="T2086" style:family="text">
      <style:text-properties officeooo:rsid="0ccfc901"/>
    </style:style>
    <style:style style:name="T2087" style:family="text">
      <style:text-properties officeooo:rsid="0cd0e00f"/>
    </style:style>
    <style:style style:name="T2088" style:family="text">
      <style:text-properties officeooo:rsid="0cd262c1"/>
    </style:style>
    <style:style style:name="T2089" style:family="text">
      <style:text-properties officeooo:rsid="0cd5199b"/>
    </style:style>
    <style:style style:name="T2090" style:family="text">
      <style:text-properties officeooo:rsid="0cd6e63b"/>
    </style:style>
    <style:style style:name="T2091" style:family="text">
      <style:text-properties officeooo:rsid="0cd86057"/>
    </style:style>
    <style:style style:name="T2092" style:family="text">
      <style:text-properties officeooo:rsid="0cda6dff"/>
    </style:style>
    <style:style style:name="T2093" style:family="text">
      <style:text-properties officeooo:rsid="0cdacf6e"/>
    </style:style>
    <style:style style:name="T2094" style:family="text">
      <style:text-properties officeooo:rsid="0cdadad0"/>
    </style:style>
    <style:style style:name="T2095" style:family="text">
      <style:text-properties officeooo:rsid="0cdbbf32"/>
    </style:style>
    <style:style style:name="T2096" style:family="text">
      <style:text-properties officeooo:rsid="0cdcdc94"/>
    </style:style>
    <style:style style:name="T2097" style:family="text">
      <style:text-properties officeooo:rsid="0cdea8f3"/>
    </style:style>
    <style:style style:name="T2098" style:family="text">
      <style:text-properties officeooo:rsid="0ce071aa"/>
    </style:style>
    <style:style style:name="T2099" style:family="text">
      <style:text-properties officeooo:rsid="0ce1f8ef"/>
    </style:style>
    <style:style style:name="T2100" style:family="text">
      <style:text-properties officeooo:rsid="0ce20ede"/>
    </style:style>
    <style:style style:name="T2101" style:family="text">
      <style:text-properties officeooo:rsid="0ce3d138"/>
    </style:style>
    <style:style style:name="T2102" style:family="text">
      <style:text-properties officeooo:rsid="0ce48ba9"/>
    </style:style>
    <style:style style:name="T2103" style:family="text">
      <style:text-properties officeooo:rsid="0ce61041"/>
    </style:style>
    <style:style style:name="T2104" style:family="text">
      <style:text-properties officeooo:rsid="0ce70a63"/>
    </style:style>
    <style:style style:name="T2105" style:family="text">
      <style:text-properties officeooo:rsid="0ce73aea"/>
    </style:style>
    <style:style style:name="T2106" style:family="text">
      <style:text-properties officeooo:rsid="0ce89a7c"/>
    </style:style>
    <style:style style:name="T2107" style:family="text">
      <style:text-properties officeooo:rsid="0cea04a1"/>
    </style:style>
    <style:style style:name="T2108" style:family="text">
      <style:text-properties officeooo:rsid="0cea3a3d"/>
    </style:style>
    <style:style style:name="T2109" style:family="text">
      <style:text-properties officeooo:rsid="0cead7a9"/>
    </style:style>
    <style:style style:name="T2110" style:family="text">
      <style:text-properties officeooo:rsid="0cebf51c"/>
    </style:style>
    <style:style style:name="T2111" style:family="text">
      <style:text-properties officeooo:rsid="0cf17178"/>
    </style:style>
    <style:style style:name="T2112" style:family="text">
      <style:text-properties officeooo:rsid="0cf2760d"/>
    </style:style>
    <style:style style:name="T2113" style:family="text">
      <style:text-properties officeooo:rsid="0cf34945"/>
    </style:style>
    <style:style style:name="T2114" style:family="text">
      <style:text-properties officeooo:rsid="0cf5749f"/>
    </style:style>
    <style:style style:name="T2115" style:family="text">
      <style:text-properties officeooo:rsid="0cf71b24"/>
    </style:style>
    <style:style style:name="T2116" style:family="text">
      <style:text-properties officeooo:rsid="0cf76011"/>
    </style:style>
    <style:style style:name="T2117" style:family="text">
      <style:text-properties officeooo:rsid="0cf8bb78"/>
    </style:style>
    <style:style style:name="T2118" style:family="text">
      <style:text-properties officeooo:rsid="0cfa5e14"/>
    </style:style>
    <style:style style:name="T2119" style:family="text">
      <style:text-properties officeooo:rsid="0cfa754e"/>
    </style:style>
    <style:style style:name="T2120" style:family="text">
      <style:text-properties officeooo:rsid="0cfb9537"/>
    </style:style>
    <style:style style:name="T2121" style:family="text">
      <style:text-properties officeooo:rsid="0cff1d6c"/>
    </style:style>
    <style:style style:name="T2122" style:family="text">
      <style:text-properties officeooo:rsid="0cff61d6"/>
    </style:style>
    <style:style style:name="T2123" style:family="text">
      <style:text-properties officeooo:rsid="0d00880c"/>
    </style:style>
    <style:style style:name="T2124" style:family="text">
      <style:text-properties officeooo:rsid="0d01a914"/>
    </style:style>
    <style:style style:name="T2125" style:family="text">
      <style:text-properties officeooo:rsid="0d01ff19"/>
    </style:style>
    <style:style style:name="T2126" style:family="text">
      <style:text-properties officeooo:rsid="0d02c634"/>
    </style:style>
    <style:style style:name="T2127" style:family="text">
      <style:text-properties officeooo:rsid="0d030a08"/>
    </style:style>
    <style:style style:name="T2128" style:family="text">
      <style:text-properties officeooo:rsid="0d04bda3"/>
    </style:style>
    <style:style style:name="T2129" style:family="text">
      <style:text-properties officeooo:rsid="0d056ab9"/>
    </style:style>
    <style:style style:name="T2130" style:family="text">
      <style:text-properties officeooo:rsid="0d074acb"/>
    </style:style>
    <style:style style:name="T2131" style:family="text">
      <style:text-properties officeooo:rsid="0d079352"/>
    </style:style>
    <style:style style:name="T2132" style:family="text">
      <style:text-properties officeooo:rsid="0d0b594d"/>
    </style:style>
    <style:style style:name="T2133" style:family="text">
      <style:text-properties officeooo:rsid="0d0e9c20"/>
    </style:style>
    <style:style style:name="T2134" style:family="text">
      <style:text-properties officeooo:rsid="0d1027e9"/>
    </style:style>
    <style:style style:name="T2135" style:family="text">
      <style:text-properties officeooo:rsid="0d115b0d"/>
    </style:style>
    <style:style style:name="T2136" style:family="text">
      <style:text-properties officeooo:rsid="0d13535a"/>
    </style:style>
    <style:style style:name="T2137" style:family="text">
      <style:text-properties officeooo:rsid="0d149dbe"/>
    </style:style>
    <style:style style:name="T2138" style:family="text">
      <style:text-properties officeooo:rsid="0d15b7c6"/>
    </style:style>
    <style:style style:name="T2139" style:family="text">
      <style:text-properties officeooo:rsid="0d1766f3"/>
    </style:style>
    <style:style style:name="T2140" style:family="text">
      <style:text-properties officeooo:rsid="0d18c95a"/>
    </style:style>
    <style:style style:name="T2141" style:family="text">
      <style:text-properties officeooo:rsid="0d1a2bb3"/>
    </style:style>
    <style:style style:name="T2142" style:family="text">
      <style:text-properties officeooo:rsid="0d1a52f0"/>
    </style:style>
    <style:style style:name="T2143" style:family="text">
      <style:text-properties officeooo:rsid="0d1c17c8"/>
    </style:style>
    <style:style style:name="T2144" style:family="text">
      <style:text-properties officeooo:rsid="0d1e50b3"/>
    </style:style>
    <style:style style:name="T2145" style:family="text">
      <style:text-properties officeooo:rsid="0d1f7d8d"/>
    </style:style>
    <style:style style:name="T2146" style:family="text">
      <style:text-properties officeooo:rsid="0d2044ce"/>
    </style:style>
    <style:style style:name="T2147" style:family="text">
      <style:text-properties officeooo:rsid="0d204a68"/>
    </style:style>
    <style:style style:name="T2148" style:family="text">
      <style:text-properties officeooo:rsid="0d206403"/>
    </style:style>
    <style:style style:name="T2149" style:family="text">
      <style:text-properties officeooo:rsid="0d20f6bf"/>
    </style:style>
    <style:style style:name="T2150" style:family="text">
      <style:text-properties officeooo:rsid="0d212c98"/>
    </style:style>
    <style:style style:name="T2151" style:family="text">
      <style:text-properties officeooo:rsid="0d224b61"/>
    </style:style>
    <style:style style:name="T2152" style:family="text">
      <style:text-properties officeooo:rsid="0d241450"/>
    </style:style>
    <style:style style:name="T2153" style:family="text">
      <style:text-properties officeooo:rsid="0d24ed81"/>
    </style:style>
    <style:style style:name="T2154" style:family="text">
      <style:text-properties officeooo:rsid="0d26ba6e"/>
    </style:style>
    <style:style style:name="T2155" style:family="text">
      <style:text-properties officeooo:rsid="0d27af78"/>
    </style:style>
    <style:style style:name="T2156" style:family="text">
      <style:text-properties officeooo:rsid="0d2922e3"/>
    </style:style>
    <style:style style:name="T2157" style:family="text">
      <style:text-properties officeooo:rsid="0d2b2134"/>
    </style:style>
    <style:style style:name="T2158" style:family="text">
      <style:text-properties officeooo:rsid="0d3c26ce"/>
    </style:style>
    <style:style style:name="T2159" style:family="text">
      <style:text-properties officeooo:rsid="0d3f54d4"/>
    </style:style>
    <style:style style:name="T2160" style:family="text">
      <style:text-properties officeooo:rsid="0d3fc833"/>
    </style:style>
    <style:style style:name="T2161" style:family="text">
      <style:text-properties officeooo:rsid="0d403b2b"/>
    </style:style>
    <style:style style:name="T2162" style:family="text">
      <style:text-properties officeooo:rsid="0d421838"/>
    </style:style>
    <style:style style:name="T2163" style:family="text">
      <style:text-properties officeooo:rsid="0d441399"/>
    </style:style>
    <style:style style:name="T2164" style:family="text">
      <style:text-properties officeooo:rsid="0d46609e"/>
    </style:style>
    <style:style style:name="T2165" style:family="text">
      <style:text-properties officeooo:rsid="0d47cc63"/>
    </style:style>
    <style:style style:name="T2166" style:family="text">
      <style:text-properties officeooo:rsid="0d49f01c"/>
    </style:style>
    <style:style style:name="T2167" style:family="text">
      <style:text-properties officeooo:rsid="0d4acf8a"/>
    </style:style>
    <style:style style:name="T2168" style:family="text">
      <style:text-properties officeooo:rsid="0d4cd987"/>
    </style:style>
    <style:style style:name="T2169" style:family="text">
      <style:text-properties officeooo:rsid="0d4df383"/>
    </style:style>
    <style:style style:name="T2170" style:family="text">
      <style:text-properties officeooo:rsid="0d4ee2f6"/>
    </style:style>
    <style:style style:name="T2171" style:family="text">
      <style:text-properties officeooo:rsid="0d4faae3"/>
    </style:style>
    <style:style style:name="T2172" style:family="text">
      <style:text-properties officeooo:rsid="0d50d104"/>
    </style:style>
    <style:style style:name="T2173" style:family="text">
      <style:text-properties officeooo:rsid="0d529151"/>
    </style:style>
    <style:style style:name="T2174" style:family="text">
      <style:text-properties officeooo:rsid="0d52fbd6"/>
    </style:style>
    <style:style style:name="T2175" style:family="text">
      <style:text-properties officeooo:rsid="0d5367af"/>
    </style:style>
    <style:style style:name="T2176" style:family="text">
      <style:text-properties officeooo:rsid="0d554526"/>
    </style:style>
    <style:style style:name="T2177" style:family="text">
      <style:text-properties officeooo:rsid="0d56cf87"/>
    </style:style>
    <style:style style:name="T2178" style:family="text">
      <style:text-properties officeooo:rsid="0d570e73"/>
    </style:style>
    <style:style style:name="T2179" style:family="text">
      <style:text-properties officeooo:rsid="0d58c25a"/>
    </style:style>
    <style:style style:name="T2180" style:family="text">
      <style:text-properties officeooo:rsid="0d5959b8"/>
    </style:style>
    <style:style style:name="T2181" style:family="text">
      <style:text-properties officeooo:rsid="0d59c19f"/>
    </style:style>
    <style:style style:name="T2182" style:family="text">
      <style:text-properties officeooo:rsid="0d5b428b"/>
    </style:style>
    <style:style style:name="T2183" style:family="text">
      <style:text-properties officeooo:rsid="0d5c1f39"/>
    </style:style>
    <style:style style:name="T2184" style:family="text">
      <style:text-properties officeooo:rsid="0d5e489c"/>
    </style:style>
    <style:style style:name="T2185" style:family="text">
      <style:text-properties officeooo:rsid="0d600d39"/>
    </style:style>
    <style:style style:name="T2186" style:family="text">
      <style:text-properties officeooo:rsid="0d61b804"/>
    </style:style>
    <style:style style:name="T2187" style:family="text">
      <style:text-properties officeooo:rsid="0d632c1f"/>
    </style:style>
    <style:style style:name="T2188" style:family="text">
      <style:text-properties officeooo:rsid="0d67fc5d"/>
    </style:style>
    <style:style style:name="T2189" style:family="text">
      <style:text-properties officeooo:rsid="0d68e321"/>
    </style:style>
    <style:style style:name="T2190" style:family="text">
      <style:text-properties officeooo:rsid="0d6919ca"/>
    </style:style>
    <style:style style:name="T2191" style:family="text">
      <style:text-properties officeooo:rsid="0d6a035d"/>
    </style:style>
    <style:style style:name="T2192" style:family="text">
      <style:text-properties officeooo:rsid="0d6c44a9"/>
    </style:style>
    <style:style style:name="T2193" style:family="text">
      <style:text-properties officeooo:rsid="0d6db92f"/>
    </style:style>
    <style:style style:name="T2194" style:family="text">
      <style:text-properties officeooo:rsid="0d70322e"/>
    </style:style>
    <style:style style:name="T2195" style:family="text">
      <style:text-properties officeooo:rsid="0d715789"/>
    </style:style>
    <style:style style:name="T2196" style:family="text">
      <style:text-properties officeooo:rsid="0d729933"/>
    </style:style>
    <style:style style:name="T2197" style:family="text">
      <style:text-properties officeooo:rsid="0d729eca"/>
    </style:style>
    <style:style style:name="T2198" style:family="text">
      <style:text-properties officeooo:rsid="0d770f77"/>
    </style:style>
    <style:style style:name="T2199" style:family="text">
      <style:text-properties officeooo:rsid="0d784d01"/>
    </style:style>
    <style:style style:name="T2200" style:family="text">
      <style:text-properties officeooo:rsid="0d797562"/>
    </style:style>
    <style:style style:name="T2201" style:family="text">
      <style:text-properties officeooo:rsid="0d7b8b68"/>
    </style:style>
    <style:style style:name="T2202" style:family="text">
      <style:text-properties officeooo:rsid="0d7c1736"/>
    </style:style>
    <style:style style:name="T2203" style:family="text">
      <style:text-properties officeooo:rsid="0d7c9f5a"/>
    </style:style>
    <style:style style:name="T2204" style:family="text">
      <style:text-properties officeooo:rsid="0d7e769c"/>
    </style:style>
    <style:style style:name="T2205" style:family="text">
      <style:text-properties officeooo:rsid="0d7ebb98"/>
    </style:style>
    <style:style style:name="T2206" style:family="text">
      <style:text-properties officeooo:rsid="0d805f33"/>
    </style:style>
    <style:style style:name="T2207" style:family="text">
      <style:text-properties officeooo:rsid="0d81eb18"/>
    </style:style>
    <style:style style:name="T2208" style:family="text">
      <style:text-properties officeooo:rsid="0d85db34"/>
    </style:style>
    <style:style style:name="T2209" style:family="text">
      <style:text-properties officeooo:rsid="0d86de29"/>
    </style:style>
    <style:style style:name="T2210" style:family="text">
      <style:text-properties officeooo:rsid="0d870677"/>
    </style:style>
    <style:style style:name="T2211" style:family="text">
      <style:text-properties officeooo:rsid="0d895fcd"/>
    </style:style>
    <style:style style:name="T2212" style:family="text">
      <style:text-properties officeooo:rsid="0d8a11d9"/>
    </style:style>
    <style:style style:name="T2213" style:family="text">
      <style:text-properties officeooo:rsid="0d8ca6b7"/>
    </style:style>
    <style:style style:name="T2214" style:family="text">
      <style:text-properties officeooo:rsid="0d8e4b89"/>
    </style:style>
    <style:style style:name="T2215" style:family="text">
      <style:text-properties officeooo:rsid="0d901a97"/>
    </style:style>
    <style:style style:name="T2216" style:family="text">
      <style:text-properties officeooo:rsid="0d90f89d"/>
    </style:style>
    <style:style style:name="T2217" style:family="text">
      <style:text-properties officeooo:rsid="0d92f5a4"/>
    </style:style>
    <style:style style:name="T2218" style:family="text">
      <style:text-properties officeooo:rsid="0d930962"/>
    </style:style>
    <style:style style:name="T2219" style:family="text">
      <style:text-properties officeooo:rsid="0d968608"/>
    </style:style>
    <style:style style:name="T2220" style:family="text">
      <style:text-properties officeooo:rsid="0d96c1ea"/>
    </style:style>
    <style:style style:name="T2221" style:family="text">
      <style:text-properties officeooo:rsid="0d988e67"/>
    </style:style>
    <style:style style:name="T2222" style:family="text">
      <style:text-properties officeooo:rsid="0d9932d6"/>
    </style:style>
    <style:style style:name="T2223" style:family="text">
      <style:text-properties officeooo:rsid="0d99ea54"/>
    </style:style>
    <style:style style:name="T2224" style:family="text">
      <style:text-properties officeooo:rsid="0d9af3cb"/>
    </style:style>
    <style:style style:name="T2225" style:family="text">
      <style:text-properties officeooo:rsid="0d9c260b"/>
    </style:style>
    <style:style style:name="T2226" style:family="text">
      <style:text-properties officeooo:rsid="0d9d9532"/>
    </style:style>
    <style:style style:name="T2227" style:family="text">
      <style:text-properties officeooo:rsid="0d9f448c"/>
    </style:style>
    <style:style style:name="T2228" style:family="text">
      <style:text-properties officeooo:rsid="0da04222"/>
    </style:style>
    <style:style style:name="T2229" style:family="text">
      <style:text-properties officeooo:rsid="0da18a56"/>
    </style:style>
    <style:style style:name="T2230" style:family="text">
      <style:text-properties officeooo:rsid="0da20b75"/>
    </style:style>
    <style:style style:name="T2231" style:family="text">
      <style:text-properties officeooo:rsid="0da35cde"/>
    </style:style>
    <style:style style:name="T2232" style:family="text">
      <style:text-properties officeooo:rsid="0da50257"/>
    </style:style>
    <style:style style:name="T2233" style:family="text">
      <style:text-properties officeooo:rsid="0da60b1e"/>
    </style:style>
    <style:style style:name="T2234" style:family="text">
      <style:text-properties officeooo:rsid="0da6f8aa"/>
    </style:style>
    <style:style style:name="T2235" style:family="text">
      <style:text-properties officeooo:rsid="0da826cd"/>
    </style:style>
    <style:style style:name="T2236" style:family="text">
      <style:text-properties officeooo:rsid="0da83eb6"/>
    </style:style>
    <style:style style:name="T2237" style:family="text">
      <style:text-properties officeooo:rsid="0da865e0"/>
    </style:style>
    <style:style style:name="T2238" style:family="text">
      <style:text-properties officeooo:rsid="0daa18d3"/>
    </style:style>
    <style:style style:name="T2239" style:family="text">
      <style:text-properties officeooo:rsid="0daa88fc"/>
    </style:style>
    <style:style style:name="T2240" style:family="text">
      <style:text-properties officeooo:rsid="0dac0db3"/>
    </style:style>
    <style:style style:name="T2241" style:family="text">
      <style:text-properties officeooo:rsid="0dacc927"/>
    </style:style>
    <style:style style:name="T2242" style:family="text">
      <style:text-properties officeooo:rsid="0daff3e3"/>
    </style:style>
    <style:style style:name="T2243" style:family="text">
      <style:text-properties officeooo:rsid="0db1cde4"/>
    </style:style>
    <style:style style:name="T2244" style:family="text">
      <style:text-properties officeooo:rsid="0db370ec"/>
    </style:style>
    <style:style style:name="T2245" style:family="text">
      <style:text-properties officeooo:rsid="0db44079"/>
    </style:style>
    <style:style style:name="T2246" style:family="text">
      <style:text-properties officeooo:rsid="0db61bf3"/>
    </style:style>
    <style:style style:name="T2247" style:family="text">
      <style:text-properties officeooo:rsid="0db7c81b"/>
    </style:style>
    <style:style style:name="T2248" style:family="text">
      <style:text-properties officeooo:rsid="0db97649"/>
    </style:style>
    <style:style style:name="T2249" style:family="text">
      <style:text-properties officeooo:rsid="0dba0161"/>
    </style:style>
    <style:style style:name="T2250" style:family="text">
      <style:text-properties officeooo:rsid="0dba5ecb"/>
    </style:style>
    <style:style style:name="T2251" style:family="text">
      <style:text-properties officeooo:rsid="0dbab662"/>
    </style:style>
    <style:style style:name="T2252" style:family="text">
      <style:text-properties officeooo:rsid="0dbbc46d"/>
    </style:style>
    <style:style style:name="T2253" style:family="text">
      <style:text-properties officeooo:rsid="0dbc6d36"/>
    </style:style>
    <style:style style:name="T2254" style:family="text">
      <style:text-properties officeooo:rsid="0dbd681b"/>
    </style:style>
    <style:style style:name="T2255" style:family="text">
      <style:text-properties officeooo:rsid="0dbf27cb"/>
    </style:style>
    <style:style style:name="T2256" style:family="text">
      <style:text-properties officeooo:rsid="0dc0eff1"/>
    </style:style>
    <style:style style:name="T2257" style:family="text">
      <style:text-properties officeooo:rsid="0dc2d520"/>
    </style:style>
    <style:style style:name="T2258" style:family="text">
      <style:text-properties officeooo:rsid="0dc6c3bc"/>
    </style:style>
    <style:style style:name="T2259" style:family="text">
      <style:text-properties officeooo:rsid="0dc8be92"/>
    </style:style>
    <style:style style:name="T2260" style:family="text">
      <style:text-properties officeooo:rsid="0dca6f54"/>
    </style:style>
    <style:style style:name="T2261" style:family="text">
      <style:text-properties officeooo:rsid="0dcce78f"/>
    </style:style>
    <style:style style:name="T2262" style:family="text">
      <style:text-properties officeooo:rsid="0dccfa51"/>
    </style:style>
    <style:style style:name="T2263" style:family="text">
      <style:text-properties officeooo:rsid="0dce003e"/>
    </style:style>
    <style:style style:name="T2264" style:family="text">
      <style:text-properties officeooo:rsid="0dcfe216"/>
    </style:style>
    <style:style style:name="T2265" style:family="text">
      <style:text-properties officeooo:rsid="0dcff6a7"/>
    </style:style>
    <style:style style:name="T2266" style:family="text">
      <style:text-properties officeooo:rsid="0dd1b5ac"/>
    </style:style>
    <style:style style:name="T2267" style:family="text">
      <style:text-properties officeooo:rsid="0dd3d8aa"/>
    </style:style>
    <style:style style:name="T2268" style:family="text">
      <style:text-properties officeooo:rsid="0dd597a0"/>
    </style:style>
    <style:style style:name="T2269" style:family="text">
      <style:text-properties officeooo:rsid="0dd66a2d"/>
    </style:style>
    <style:style style:name="T2270" style:family="text">
      <style:text-properties officeooo:rsid="0dd8fe1b"/>
    </style:style>
    <style:style style:name="T2271" style:family="text">
      <style:text-properties officeooo:rsid="0ddb2045"/>
    </style:style>
    <style:style style:name="T2272" style:family="text">
      <style:text-properties officeooo:rsid="0ddbba03"/>
    </style:style>
    <style:style style:name="T2273" style:family="text">
      <style:text-properties officeooo:rsid="0ddeba75"/>
    </style:style>
    <style:style style:name="T2274" style:family="text">
      <style:text-properties officeooo:rsid="0de05915"/>
    </style:style>
    <style:style style:name="T2275" style:family="text">
      <style:text-properties officeooo:rsid="0de20747"/>
    </style:style>
    <style:style style:name="T2276" style:family="text">
      <style:text-properties officeooo:rsid="0de37f1a"/>
    </style:style>
    <style:style style:name="T2277" style:family="text">
      <style:text-properties officeooo:rsid="0de533a2"/>
    </style:style>
    <style:style style:name="T2278" style:family="text">
      <style:text-properties officeooo:rsid="0de69a97"/>
    </style:style>
    <style:style style:name="T2279" style:family="text">
      <style:text-properties officeooo:rsid="0dea8b8e"/>
    </style:style>
    <style:style style:name="T2280" style:family="text">
      <style:text-properties officeooo:rsid="0dec23aa"/>
    </style:style>
    <style:style style:name="T2281" style:family="text">
      <style:text-properties officeooo:rsid="0dee7dd7"/>
    </style:style>
    <style:style style:name="T2282" style:family="text">
      <style:text-properties officeooo:rsid="0df0163c"/>
    </style:style>
    <style:style style:name="T2283" style:family="text">
      <style:text-properties officeooo:rsid="0df02644"/>
    </style:style>
    <style:style style:name="T2284" style:family="text">
      <style:text-properties officeooo:rsid="0df21087"/>
    </style:style>
    <style:style style:name="T2285" style:family="text">
      <style:text-properties officeooo:rsid="0df49e6b"/>
    </style:style>
    <style:style style:name="T2286" style:family="text">
      <style:text-properties officeooo:rsid="0df525fe"/>
    </style:style>
    <style:style style:name="T2287" style:family="text">
      <style:text-properties officeooo:rsid="0df6fce1"/>
    </style:style>
    <style:style style:name="T2288" style:family="text">
      <style:text-properties officeooo:rsid="0dfa41e6"/>
    </style:style>
    <style:style style:name="T2289" style:family="text">
      <style:text-properties officeooo:rsid="0dfbbe95"/>
    </style:style>
    <style:style style:name="T2290" style:family="text">
      <style:text-properties officeooo:rsid="0dfc75f9"/>
    </style:style>
    <style:style style:name="T2291" style:family="text">
      <style:text-properties officeooo:rsid="0dfc97b3"/>
    </style:style>
    <style:style style:name="T2292" style:family="text">
      <style:text-properties officeooo:rsid="0dfe14e1"/>
    </style:style>
    <style:style style:name="T2293" style:family="text">
      <style:text-properties officeooo:rsid="0dfedc34"/>
    </style:style>
    <style:style style:name="T2294" style:family="text">
      <style:text-properties officeooo:rsid="0e007a5d"/>
    </style:style>
    <style:style style:name="T2295" style:family="text">
      <style:text-properties officeooo:rsid="0e017f1c"/>
    </style:style>
    <style:style style:name="T2296" style:family="text">
      <style:text-properties officeooo:rsid="0e03ca29"/>
    </style:style>
    <style:style style:name="T2297" style:family="text">
      <style:text-properties officeooo:rsid="0e04082d"/>
    </style:style>
    <style:style style:name="T2298" style:family="text">
      <style:text-properties officeooo:rsid="0e04a68d"/>
    </style:style>
    <style:style style:name="T2299" style:family="text">
      <style:text-properties officeooo:rsid="0e0629f1"/>
    </style:style>
    <style:style style:name="T2300" style:family="text">
      <style:text-properties officeooo:rsid="0e06a0a9"/>
    </style:style>
    <style:style style:name="T2301" style:family="text">
      <style:text-properties officeooo:rsid="0e088ef9"/>
    </style:style>
    <style:style style:name="T2302" style:family="text">
      <style:text-properties officeooo:rsid="0e0cb140"/>
    </style:style>
    <style:style style:name="T2303" style:family="text">
      <style:text-properties officeooo:rsid="0e0e07e6"/>
    </style:style>
    <style:style style:name="T2304" style:family="text">
      <style:text-properties officeooo:rsid="0e0eb64c"/>
    </style:style>
    <style:style style:name="T2305" style:family="text">
      <style:text-properties officeooo:rsid="0e0fb97f"/>
    </style:style>
    <style:style style:name="T2306" style:family="text">
      <style:text-properties officeooo:rsid="0e10c035"/>
    </style:style>
    <style:style style:name="T2307" style:family="text">
      <style:text-properties officeooo:rsid="0e14d68f"/>
    </style:style>
    <style:style style:name="T2308" style:family="text">
      <style:text-properties officeooo:rsid="0e158740"/>
    </style:style>
    <style:style style:name="T2309" style:family="text">
      <style:text-properties officeooo:rsid="0e17bca5"/>
    </style:style>
    <style:style style:name="T2310" style:family="text">
      <style:text-properties officeooo:rsid="0e1942fe"/>
    </style:style>
    <style:style style:name="T2311" style:family="text">
      <style:text-properties officeooo:rsid="0e1bb834"/>
    </style:style>
    <style:style style:name="T2312" style:family="text">
      <style:text-properties officeooo:rsid="0e1e30b8"/>
    </style:style>
    <style:style style:name="T2313" style:family="text">
      <style:text-properties officeooo:rsid="0e2000c7"/>
    </style:style>
    <style:style style:name="T2314" style:family="text">
      <style:text-properties officeooo:rsid="0e21a55b"/>
    </style:style>
    <style:style style:name="T2315" style:family="text">
      <style:text-properties officeooo:rsid="0e21ec5c"/>
    </style:style>
    <style:style style:name="T2316" style:family="text">
      <style:text-properties officeooo:rsid="0e2259dc"/>
    </style:style>
    <style:style style:name="T2317" style:family="text">
      <style:text-properties officeooo:rsid="0e243c15"/>
    </style:style>
    <style:style style:name="T2318" style:family="text">
      <style:text-properties officeooo:rsid="0e25b79c"/>
    </style:style>
    <style:style style:name="T2319" style:family="text">
      <style:text-properties officeooo:rsid="0e266a42"/>
    </style:style>
    <style:style style:name="T2320" style:family="text">
      <style:text-properties officeooo:rsid="0e26e935"/>
    </style:style>
    <style:style style:name="T2321" style:family="text">
      <style:text-properties officeooo:rsid="0e2755b6"/>
    </style:style>
    <style:style style:name="T2322" style:family="text">
      <style:text-properties officeooo:rsid="0e28d8ca"/>
    </style:style>
    <style:style style:name="T2323" style:family="text">
      <style:text-properties officeooo:rsid="0e296486"/>
    </style:style>
    <style:style style:name="T2324" style:family="text">
      <style:text-properties officeooo:rsid="0e2c8593"/>
    </style:style>
    <style:style style:name="T2325" style:family="text">
      <style:text-properties officeooo:rsid="0e2c8e9f"/>
    </style:style>
    <style:style style:name="T2326" style:family="text">
      <style:text-properties officeooo:rsid="0e2d848d"/>
    </style:style>
    <style:style style:name="T2327" style:family="text">
      <style:text-properties officeooo:rsid="0e2db948"/>
    </style:style>
    <style:style style:name="T2328" style:family="text">
      <style:text-properties officeooo:rsid="0e2f9d65"/>
    </style:style>
    <style:style style:name="T2329" style:family="text">
      <style:text-properties officeooo:rsid="0e3146c9"/>
    </style:style>
    <style:style style:name="T2330" style:family="text">
      <style:text-properties officeooo:rsid="0e330482"/>
    </style:style>
    <style:style style:name="T2331" style:family="text">
      <style:text-properties officeooo:rsid="0e3480be"/>
    </style:style>
    <style:style style:name="T2332" style:family="text">
      <style:text-properties officeooo:rsid="0e36622f"/>
    </style:style>
    <style:style style:name="T2333" style:family="text">
      <style:text-properties officeooo:rsid="0e36d50f"/>
    </style:style>
    <style:style style:name="T2334" style:family="text">
      <style:text-properties officeooo:rsid="0e3aa42a"/>
    </style:style>
    <style:style style:name="T2335" style:family="text">
      <style:text-properties officeooo:rsid="0e3af3dc"/>
    </style:style>
    <style:style style:name="T2336" style:family="text">
      <style:text-properties officeooo:rsid="0e3d4ed6"/>
    </style:style>
    <style:style style:name="T2337" style:family="text">
      <style:text-properties officeooo:rsid="0e3f4559"/>
    </style:style>
    <style:style style:name="T2338" style:family="text">
      <style:text-properties officeooo:rsid="0e4130f5"/>
    </style:style>
    <style:style style:name="T2339" style:family="text">
      <style:text-properties officeooo:rsid="0e442f71"/>
    </style:style>
    <style:style style:name="T2340" style:family="text">
      <style:text-properties officeooo:rsid="0e448f11"/>
    </style:style>
    <style:style style:name="T2341" style:family="text">
      <style:text-properties officeooo:rsid="0e44daa4"/>
    </style:style>
    <style:style style:name="T2342" style:family="text">
      <style:text-properties officeooo:rsid="0e470530"/>
    </style:style>
    <style:style style:name="T2343" style:family="text">
      <style:text-properties officeooo:rsid="0e48de61"/>
    </style:style>
    <style:style style:name="T2344" style:family="text">
      <style:text-properties officeooo:rsid="0e4a5c02"/>
    </style:style>
    <style:style style:name="T2345" style:family="text">
      <style:text-properties officeooo:rsid="0e4abf13"/>
    </style:style>
    <style:style style:name="T2346" style:family="text">
      <style:text-properties officeooo:rsid="0e4c8a6d"/>
    </style:style>
    <style:style style:name="T2347" style:family="text">
      <style:text-properties officeooo:rsid="0e4e325a"/>
    </style:style>
    <style:style style:name="T2348" style:family="text">
      <style:text-properties officeooo:rsid="0e501004"/>
    </style:style>
    <style:style style:name="T2349" style:family="text">
      <style:text-properties officeooo:rsid="0e51baf9"/>
    </style:style>
    <style:style style:name="T2350" style:family="text">
      <style:text-properties officeooo:rsid="0e520e3e"/>
    </style:style>
    <style:style style:name="T2351" style:family="text">
      <style:text-properties officeooo:rsid="0e52a273"/>
    </style:style>
    <style:style style:name="T2352" style:family="text">
      <style:text-properties officeooo:rsid="0e55863a"/>
    </style:style>
    <style:style style:name="T2353" style:family="text">
      <style:text-properties officeooo:rsid="0e55e057"/>
    </style:style>
    <style:style style:name="T2354" style:family="text">
      <style:text-properties officeooo:rsid="0e570d35"/>
    </style:style>
    <style:style style:name="T2355" style:family="text">
      <style:text-properties officeooo:rsid="0e5a11df"/>
    </style:style>
    <style:style style:name="T2356" style:family="text">
      <style:text-properties officeooo:rsid="0e5c96b2"/>
    </style:style>
    <style:style style:name="T2357" style:family="text">
      <style:text-properties officeooo:rsid="0e5ce119"/>
    </style:style>
    <style:style style:name="T2358" style:family="text">
      <style:text-properties officeooo:rsid="0e5d5773"/>
    </style:style>
    <style:style style:name="T2359" style:family="text">
      <style:text-properties officeooo:rsid="0e5f08a2"/>
    </style:style>
    <style:style style:name="T2360" style:family="text">
      <style:text-properties officeooo:rsid="0e5ffc6b"/>
    </style:style>
    <style:style style:name="T2361" style:family="text">
      <style:text-properties officeooo:rsid="0e624be4"/>
    </style:style>
    <style:style style:name="T2362" style:family="text">
      <style:text-properties officeooo:rsid="0e64840c"/>
    </style:style>
    <style:style style:name="T2363" style:family="text">
      <style:text-properties officeooo:rsid="0e668f20"/>
    </style:style>
    <style:style style:name="T2364" style:family="text">
      <style:text-properties officeooo:rsid="0e685d60"/>
    </style:style>
    <style:style style:name="T2365" style:family="text">
      <style:text-properties officeooo:rsid="0e68c0c0"/>
    </style:style>
    <style:style style:name="T2366" style:family="text">
      <style:text-properties officeooo:rsid="0e6a50d8"/>
    </style:style>
    <style:style style:name="T2367" style:family="text">
      <style:text-properties officeooo:rsid="0e6aa266"/>
    </style:style>
    <style:style style:name="T2368" style:family="text">
      <style:text-properties officeooo:rsid="0e6bf904"/>
    </style:style>
    <style:style style:name="T2369" style:family="text">
      <style:text-properties officeooo:rsid="0e6ebc81"/>
    </style:style>
    <style:style style:name="T2370" style:family="text">
      <style:text-properties officeooo:rsid="0e71a9ff"/>
    </style:style>
    <style:style style:name="T2371" style:family="text">
      <style:text-properties officeooo:rsid="0e740c4b"/>
    </style:style>
    <style:style style:name="T2372" style:family="text">
      <style:text-properties officeooo:rsid="0e74cb3c"/>
    </style:style>
    <style:style style:name="T2373" style:family="text">
      <style:text-properties officeooo:rsid="0e771fbf"/>
    </style:style>
    <style:style style:name="T2374" style:family="text">
      <style:text-properties officeooo:rsid="0e77ef2d"/>
    </style:style>
    <style:style style:name="T2375" style:family="text">
      <style:text-properties officeooo:rsid="0e79476f"/>
    </style:style>
    <style:style style:name="T2376" style:family="text">
      <style:text-properties officeooo:rsid="0e7947f7"/>
    </style:style>
    <style:style style:name="T2377" style:family="text">
      <style:text-properties officeooo:rsid="0e7ae936"/>
    </style:style>
    <style:style style:name="T2378" style:family="text">
      <style:text-properties officeooo:rsid="0e7b8e95"/>
    </style:style>
    <style:style style:name="T2379" style:family="text">
      <style:text-properties officeooo:rsid="0e7c3368"/>
    </style:style>
    <style:style style:name="T2380" style:family="text">
      <style:text-properties officeooo:rsid="0e7db78d"/>
    </style:style>
    <style:style style:name="T2381" style:family="text">
      <style:text-properties officeooo:rsid="0e7f72e4"/>
    </style:style>
    <style:style style:name="T2382" style:family="text">
      <style:text-properties officeooo:rsid="0e826a2d"/>
    </style:style>
    <style:style style:name="T2383" style:family="text">
      <style:text-properties officeooo:rsid="0e84b77b"/>
    </style:style>
    <style:style style:name="T2384" style:family="text">
      <style:text-properties officeooo:rsid="0e850f08"/>
    </style:style>
    <style:style style:name="T2385" style:family="text">
      <style:text-properties officeooo:rsid="0e86fdf8"/>
    </style:style>
    <style:style style:name="T2386" style:family="text">
      <style:text-properties officeooo:rsid="0e87fa55"/>
    </style:style>
    <style:style style:name="T2387" style:family="text">
      <style:text-properties officeooo:rsid="0e8a5187"/>
    </style:style>
    <style:style style:name="T2388" style:family="text">
      <style:text-properties officeooo:rsid="0e8b0b66"/>
    </style:style>
    <style:style style:name="T2389" style:family="text">
      <style:text-properties officeooo:rsid="0e8ccc5c"/>
    </style:style>
    <style:style style:name="T2390" style:family="text">
      <style:text-properties officeooo:rsid="0e8e4a09"/>
    </style:style>
    <style:style style:name="T2391" style:family="text">
      <style:text-properties officeooo:rsid="0e8eece3"/>
    </style:style>
    <style:style style:name="T2392" style:family="text">
      <style:text-properties officeooo:rsid="0e90c60c"/>
    </style:style>
    <style:style style:name="T2393" style:family="text">
      <style:text-properties officeooo:rsid="0e935a0f"/>
    </style:style>
    <style:style style:name="T2394" style:family="text">
      <style:text-properties officeooo:rsid="0e93684f"/>
    </style:style>
    <style:style style:name="T2395" style:family="text">
      <style:text-properties officeooo:rsid="0e94ffe0"/>
    </style:style>
    <style:style style:name="T2396" style:family="text">
      <style:text-properties officeooo:rsid="0e961992"/>
    </style:style>
    <style:style style:name="T2397" style:family="text">
      <style:text-properties officeooo:rsid="0e97e342"/>
    </style:style>
    <style:style style:name="T2398" style:family="text">
      <style:text-properties officeooo:rsid="0e989855"/>
    </style:style>
    <style:style style:name="T2399" style:family="text">
      <style:text-properties officeooo:rsid="0e9a5716"/>
    </style:style>
    <style:style style:name="T2400" style:family="text">
      <style:text-properties officeooo:rsid="0e9bbcd7"/>
    </style:style>
    <style:style style:name="T2401" style:family="text">
      <style:text-properties officeooo:rsid="0e9cfce7"/>
    </style:style>
    <style:style style:name="T2402" style:family="text">
      <style:text-properties officeooo:rsid="0e9e8a16"/>
    </style:style>
    <style:style style:name="T2403" style:family="text">
      <style:text-properties officeooo:rsid="0e9fd518"/>
    </style:style>
    <style:style style:name="T2404" style:family="text">
      <style:text-properties officeooo:rsid="0ea118cf"/>
    </style:style>
    <style:style style:name="T2405" style:family="text">
      <style:text-properties officeooo:rsid="0ea41cc4"/>
    </style:style>
    <style:style style:name="T2406" style:family="text">
      <style:text-properties officeooo:rsid="0ea42bf9"/>
    </style:style>
    <style:style style:name="T2407" style:family="text">
      <style:text-properties officeooo:rsid="0ea4cb98"/>
    </style:style>
    <style:style style:name="T2408" style:family="text">
      <style:text-properties officeooo:rsid="0ea64216"/>
    </style:style>
    <style:style style:name="T2409" style:family="text">
      <style:text-properties officeooo:rsid="0ea7a671"/>
    </style:style>
    <style:style style:name="T2410" style:family="text">
      <style:text-properties officeooo:rsid="0eadece6"/>
    </style:style>
    <style:style style:name="T2411" style:family="text">
      <style:text-properties officeooo:rsid="0eaef76d"/>
    </style:style>
    <style:style style:name="T2412" style:family="text">
      <style:text-properties officeooo:rsid="0eb00c38"/>
    </style:style>
    <style:style style:name="T2413" style:family="text">
      <style:text-properties officeooo:rsid="0eb0ccd1"/>
    </style:style>
    <style:style style:name="T2414" style:family="text">
      <style:text-properties officeooo:rsid="0eb20bb2"/>
    </style:style>
    <style:style style:name="T2415" style:family="text">
      <style:text-properties officeooo:rsid="0eb667ba"/>
    </style:style>
    <style:style style:name="T2416" style:family="text">
      <style:text-properties officeooo:rsid="0eb68110"/>
    </style:style>
    <style:style style:name="T2417" style:family="text">
      <style:text-properties officeooo:rsid="0eb6c238"/>
    </style:style>
    <style:style style:name="T2418" style:family="text">
      <style:text-properties officeooo:rsid="0eb8472e"/>
    </style:style>
    <style:style style:name="T2419" style:family="text">
      <style:text-properties officeooo:rsid="0eb9a0d2"/>
    </style:style>
    <style:style style:name="T2420" style:family="text">
      <style:text-properties officeooo:rsid="0ebcd41d"/>
    </style:style>
    <style:style style:name="T2421" style:family="text">
      <style:text-properties officeooo:rsid="0ebeb4e4"/>
    </style:style>
    <style:style style:name="T2422" style:family="text">
      <style:text-properties officeooo:rsid="0ec0108d"/>
    </style:style>
    <style:style style:name="T2423" style:family="text">
      <style:text-properties officeooo:rsid="0ec0de2f"/>
    </style:style>
    <style:style style:name="T2424" style:family="text">
      <style:text-properties officeooo:rsid="0ec23d23"/>
    </style:style>
    <style:style style:name="T2425" style:family="text">
      <style:text-properties officeooo:rsid="0ec44a39"/>
    </style:style>
    <style:style style:name="T2426" style:family="text">
      <style:text-properties officeooo:rsid="0ec8cbdb"/>
    </style:style>
    <style:style style:name="T2427" style:family="text">
      <style:text-properties officeooo:rsid="0ec8f8cc"/>
    </style:style>
    <style:style style:name="T2428" style:family="text">
      <style:text-properties officeooo:rsid="0eca23fd"/>
    </style:style>
    <style:style style:name="T2429" style:family="text">
      <style:text-properties officeooo:rsid="0ecd3a65"/>
    </style:style>
    <style:style style:name="T2430" style:family="text">
      <style:text-properties officeooo:rsid="0ece999d"/>
    </style:style>
    <style:style style:name="T2431" style:family="text">
      <style:text-properties officeooo:rsid="0ecf2e73"/>
    </style:style>
    <style:style style:name="T2432" style:family="text">
      <style:text-properties officeooo:rsid="0ed0ab8f"/>
    </style:style>
    <style:style style:name="T2433" style:family="text">
      <style:text-properties officeooo:rsid="0ed163a6"/>
    </style:style>
    <style:style style:name="T2434" style:family="text">
      <style:text-properties officeooo:rsid="0ed23a01"/>
    </style:style>
    <style:style style:name="T2435" style:family="text">
      <style:text-properties officeooo:rsid="0ed33dd0"/>
    </style:style>
    <style:style style:name="T2436" style:family="text">
      <style:text-properties officeooo:rsid="0ed513cd"/>
    </style:style>
    <style:style style:name="T2437" style:family="text">
      <style:text-properties officeooo:rsid="0ed63d89"/>
    </style:style>
    <style:style style:name="T2438" style:family="text">
      <style:text-properties officeooo:rsid="0ed90cbf"/>
    </style:style>
    <style:style style:name="T2439" style:family="text">
      <style:text-properties officeooo:rsid="0ed941f2"/>
    </style:style>
    <style:style style:name="T2440" style:family="text">
      <style:text-properties officeooo:rsid="0edabadb"/>
    </style:style>
    <style:style style:name="T2441" style:family="text">
      <style:text-properties officeooo:rsid="0edaf5d5"/>
    </style:style>
    <style:style style:name="T2442" style:family="text">
      <style:text-properties officeooo:rsid="0edcfbe3"/>
    </style:style>
    <style:style style:name="T2443" style:family="text">
      <style:text-properties officeooo:rsid="0ede755f"/>
    </style:style>
    <style:style style:name="T2444" style:family="text">
      <style:text-properties officeooo:rsid="0edfa7a0"/>
    </style:style>
    <style:style style:name="T2445" style:family="text">
      <style:text-properties officeooo:rsid="0edfab72"/>
    </style:style>
    <style:style style:name="T2446" style:family="text">
      <style:text-properties officeooo:rsid="0ee147a6"/>
    </style:style>
    <style:style style:name="T2447" style:family="text">
      <style:text-properties officeooo:rsid="0ee31369"/>
    </style:style>
    <style:style style:name="T2448" style:family="text">
      <style:text-properties officeooo:rsid="0ee70ff1"/>
    </style:style>
    <style:style style:name="T2449" style:family="text">
      <style:text-properties officeooo:rsid="0ef0b640"/>
    </style:style>
    <style:style style:name="T2450" style:family="text">
      <style:text-properties officeooo:rsid="0ef2276e"/>
    </style:style>
    <style:style style:name="T2451" style:family="text">
      <style:text-properties officeooo:rsid="0ef2d8e4"/>
    </style:style>
    <style:style style:name="T2452" style:family="text">
      <style:text-properties officeooo:rsid="0ef4c24e"/>
    </style:style>
    <style:style style:name="T2453" style:family="text">
      <style:text-properties officeooo:rsid="0ef6942f"/>
    </style:style>
    <style:style style:name="T2454" style:family="text">
      <style:text-properties officeooo:rsid="0ef70b0c"/>
    </style:style>
    <style:style style:name="T2455" style:family="text">
      <style:text-properties officeooo:rsid="0efab057"/>
    </style:style>
    <style:style style:name="T2456" style:family="text">
      <style:text-properties officeooo:rsid="0efb19be"/>
    </style:style>
    <style:style style:name="T2457" style:family="text">
      <style:text-properties officeooo:rsid="0efb8be3"/>
    </style:style>
    <style:style style:name="T2458" style:family="text">
      <style:text-properties officeooo:rsid="0efc08dc"/>
    </style:style>
    <style:style style:name="T2459" style:family="text">
      <style:text-properties officeooo:rsid="0efcabf1"/>
    </style:style>
    <style:style style:name="T2460" style:family="text">
      <style:text-properties officeooo:rsid="0efffe8b"/>
    </style:style>
    <style:style style:name="T2461" style:family="text">
      <style:text-properties officeooo:rsid="0f011c63"/>
    </style:style>
    <style:style style:name="T2462" style:family="text">
      <style:text-properties officeooo:rsid="0f035484"/>
    </style:style>
    <style:style style:name="T2463" style:family="text">
      <style:text-properties officeooo:rsid="0f091699"/>
    </style:style>
    <style:style style:name="T2464" style:family="text">
      <style:text-properties officeooo:rsid="0f0985e8"/>
    </style:style>
    <style:style style:name="T2465" style:family="text">
      <style:text-properties officeooo:rsid="0f09b75f"/>
    </style:style>
    <style:style style:name="T2466" style:family="text">
      <style:text-properties officeooo:rsid="0f0aa3c1"/>
    </style:style>
    <style:style style:name="T2467" style:family="text">
      <style:text-properties officeooo:rsid="0f0ad57c"/>
    </style:style>
    <style:style style:name="T2468" style:family="text">
      <style:text-properties officeooo:rsid="0f0b0fd1"/>
    </style:style>
    <style:style style:name="T2469" style:family="text">
      <style:text-properties officeooo:rsid="0f0babe8"/>
    </style:style>
    <style:style style:name="T2470" style:family="text">
      <style:text-properties officeooo:rsid="0f0bd691"/>
    </style:style>
    <style:style style:name="T2471" style:family="text">
      <style:text-properties officeooo:rsid="0f0c35f3"/>
    </style:style>
    <style:style style:name="T2472" style:family="text">
      <style:text-properties officeooo:rsid="0f0d2842"/>
    </style:style>
    <style:style style:name="T2473" style:family="text">
      <style:text-properties officeooo:rsid="0f0e60af"/>
    </style:style>
    <style:style style:name="T2474" style:family="text">
      <style:text-properties officeooo:rsid="0f103bf2"/>
    </style:style>
    <style:style style:name="T2475" style:family="text">
      <style:text-properties officeooo:rsid="0f1510d7"/>
    </style:style>
    <style:style style:name="T2476" style:family="text">
      <style:text-properties officeooo:rsid="0f195d5b"/>
    </style:style>
    <style:style style:name="T2477" style:family="text">
      <style:text-properties officeooo:rsid="0f1afe3e"/>
    </style:style>
    <style:style style:name="T2478" style:family="text">
      <style:text-properties officeooo:rsid="0f1b2576"/>
    </style:style>
    <style:style style:name="T2479" style:family="text">
      <style:text-properties officeooo:rsid="0f1cd219"/>
    </style:style>
    <style:style style:name="T2480" style:family="text">
      <style:text-properties officeooo:rsid="0f1daf40"/>
    </style:style>
    <style:style style:name="T2481" style:family="text">
      <style:text-properties officeooo:rsid="0f1eede3"/>
    </style:style>
    <style:style style:name="T2482" style:family="text">
      <style:text-properties officeooo:rsid="0f200bba"/>
    </style:style>
    <style:style style:name="T2483" style:family="text">
      <style:text-properties officeooo:rsid="0f207e08"/>
    </style:style>
    <style:style style:name="T2484" style:family="text">
      <style:text-properties officeooo:rsid="0f218a2c"/>
    </style:style>
    <style:style style:name="T2485" style:family="text">
      <style:text-properties officeooo:rsid="0f230c49"/>
    </style:style>
    <style:style style:name="T2486" style:family="text">
      <style:text-properties officeooo:rsid="0f26ee42"/>
    </style:style>
    <style:style style:name="T2487" style:family="text">
      <style:text-properties officeooo:rsid="0f275d28"/>
    </style:style>
    <style:style style:name="T2488" style:family="text">
      <style:text-properties officeooo:rsid="0f275f94"/>
    </style:style>
    <style:style style:name="T2489" style:family="text">
      <style:text-properties officeooo:rsid="0f2b1332"/>
    </style:style>
    <style:style style:name="T2490" style:family="text">
      <style:text-properties officeooo:rsid="0f2d6143"/>
    </style:style>
    <style:style style:name="T2491" style:family="text">
      <style:text-properties officeooo:rsid="0f311d73"/>
    </style:style>
    <style:style style:name="T2492" style:family="text">
      <style:text-properties officeooo:rsid="0f31603b"/>
    </style:style>
    <style:style style:name="T2493" style:family="text">
      <style:text-properties officeooo:rsid="0f3303c2"/>
    </style:style>
    <style:style style:name="T2494" style:family="text">
      <style:text-properties officeooo:rsid="0f343fe9"/>
    </style:style>
    <style:style style:name="T2495" style:family="text">
      <style:text-properties officeooo:rsid="0f38df3a"/>
    </style:style>
    <style:style style:name="T2496" style:family="text">
      <style:text-properties officeooo:rsid="0f3a5583"/>
    </style:style>
    <style:style style:name="T2497" style:family="text">
      <style:text-properties officeooo:rsid="0f3b2fba"/>
    </style:style>
    <style:style style:name="T2498" style:family="text">
      <style:text-properties officeooo:rsid="0f3c721a"/>
    </style:style>
    <style:style style:name="T2499" style:family="text">
      <style:text-properties officeooo:rsid="0f3f9544"/>
    </style:style>
    <style:style style:name="T2500" style:family="text">
      <style:text-properties officeooo:rsid="0f409332"/>
    </style:style>
    <style:style style:name="T2501" style:family="text">
      <style:text-properties officeooo:rsid="0f42891d"/>
    </style:style>
    <style:style style:name="T2502" style:family="text">
      <style:text-properties officeooo:rsid="0f43aa8d"/>
    </style:style>
    <style:style style:name="T2503" style:family="text">
      <style:text-properties officeooo:rsid="0f44fbbe"/>
    </style:style>
    <style:style style:name="T2504" style:family="text">
      <style:text-properties officeooo:rsid="0f460aab"/>
    </style:style>
    <style:style style:name="T2505" style:family="text">
      <style:text-properties officeooo:rsid="0f48475b"/>
    </style:style>
    <style:style style:name="T2506" style:family="text">
      <style:text-properties officeooo:rsid="0f490ef7"/>
    </style:style>
    <style:style style:name="T2507" style:family="text">
      <style:text-properties officeooo:rsid="0f49c5f5"/>
    </style:style>
    <style:style style:name="T2508" style:family="text">
      <style:text-properties officeooo:rsid="0f4ac296"/>
    </style:style>
    <style:style style:name="T2509" style:family="text">
      <style:text-properties officeooo:rsid="0f4c0c6a"/>
    </style:style>
    <style:style style:name="T2510" style:family="text">
      <style:text-properties officeooo:rsid="0f4d3148"/>
    </style:style>
    <style:style style:name="T2511" style:family="text">
      <style:text-properties officeooo:rsid="0f4ee2aa"/>
    </style:style>
    <style:style style:name="T2512" style:family="text">
      <style:text-properties officeooo:rsid="0f4f7df6"/>
    </style:style>
    <style:style style:name="T2513" style:family="text">
      <style:text-properties officeooo:rsid="0f4fbb23"/>
    </style:style>
    <style:style style:name="T2514" style:family="text">
      <style:text-properties officeooo:rsid="0f50878c"/>
    </style:style>
    <style:style style:name="T2515" style:family="text">
      <style:text-properties officeooo:rsid="0f50982d"/>
    </style:style>
    <style:style style:name="T2516" style:family="text">
      <style:text-properties officeooo:rsid="0f51fb19"/>
    </style:style>
    <style:style style:name="T2517" style:family="text">
      <style:text-properties officeooo:rsid="0f5287d8"/>
    </style:style>
    <style:style style:name="T2518" style:family="text">
      <style:text-properties officeooo:rsid="0f542799"/>
    </style:style>
    <style:style style:name="T2519" style:family="text">
      <style:text-properties officeooo:rsid="0f558c00"/>
    </style:style>
    <style:style style:name="T2520" style:family="text">
      <style:text-properties officeooo:rsid="0f56aee3"/>
    </style:style>
    <style:style style:name="T2521" style:family="text">
      <style:text-properties officeooo:rsid="0f595bb5"/>
    </style:style>
    <style:style style:name="T2522" style:family="text">
      <style:text-properties officeooo:rsid="0f59cd04"/>
    </style:style>
    <style:style style:name="T2523" style:family="text">
      <style:text-properties officeooo:rsid="0f5a3280"/>
    </style:style>
    <style:style style:name="T2524" style:family="text">
      <style:text-properties officeooo:rsid="0f5a5e57"/>
    </style:style>
    <style:style style:name="T2525" style:family="text">
      <style:text-properties officeooo:rsid="0f5b9aad"/>
    </style:style>
    <style:style style:name="T2526" style:family="text">
      <style:text-properties officeooo:rsid="0f5bcfa1"/>
    </style:style>
    <style:style style:name="T2527" style:family="text">
      <style:text-properties officeooo:rsid="0f5cd447"/>
    </style:style>
    <style:style style:name="T2528" style:family="text">
      <style:text-properties officeooo:rsid="0f5d685f"/>
    </style:style>
    <style:style style:name="T2529" style:family="text">
      <style:text-properties officeooo:rsid="0f5f2101"/>
    </style:style>
    <style:style style:name="T2530" style:family="text">
      <style:text-properties officeooo:rsid="0f60d82e"/>
    </style:style>
    <style:style style:name="T2531" style:family="text">
      <style:text-properties officeooo:rsid="0f618867"/>
    </style:style>
    <style:style style:name="T2532" style:family="text">
      <style:text-properties officeooo:rsid="0f623629"/>
    </style:style>
    <style:style style:name="T2533" style:family="text">
      <style:text-properties officeooo:rsid="0f634cb7"/>
    </style:style>
    <style:style style:name="T2534" style:family="text">
      <style:text-properties officeooo:rsid="0f6559fd"/>
    </style:style>
    <style:style style:name="T2535" style:family="text">
      <style:text-properties officeooo:rsid="0f65c7dd"/>
    </style:style>
    <style:style style:name="T2536" style:family="text">
      <style:text-properties officeooo:rsid="0f677090"/>
    </style:style>
    <style:style style:name="T2537" style:family="text">
      <style:text-properties officeooo:rsid="0f6975ce"/>
    </style:style>
    <style:style style:name="T2538" style:family="text">
      <style:text-properties officeooo:rsid="0f69a70f"/>
    </style:style>
    <style:style style:name="T2539" style:family="text">
      <style:text-properties officeooo:rsid="0f6a6a06"/>
    </style:style>
    <style:style style:name="T2540" style:family="text">
      <style:text-properties officeooo:rsid="0f6c471d"/>
    </style:style>
    <style:style style:name="T2541" style:family="text">
      <style:text-properties officeooo:rsid="0f6dd8aa"/>
    </style:style>
    <style:style style:name="T2542" style:family="text">
      <style:text-properties officeooo:rsid="0f6f83f3"/>
    </style:style>
    <style:style style:name="T2543" style:family="text">
      <style:text-properties officeooo:rsid="0f70c5c5"/>
    </style:style>
    <style:style style:name="T2544" style:family="text">
      <style:text-properties officeooo:rsid="0f71635b"/>
    </style:style>
    <style:style style:name="T2545" style:family="text">
      <style:text-properties officeooo:rsid="0f736406"/>
    </style:style>
    <style:style style:name="T2546" style:family="text">
      <style:text-properties officeooo:rsid="0f743da9"/>
    </style:style>
    <style:style style:name="T2547" style:family="text">
      <style:text-properties officeooo:rsid="0f75d466"/>
    </style:style>
    <style:style style:name="T2548" style:family="text">
      <style:text-properties officeooo:rsid="0f770c9d"/>
    </style:style>
    <style:style style:name="T2549" style:family="text">
      <style:text-properties officeooo:rsid="0f7845f2"/>
    </style:style>
    <style:style style:name="T2550" style:family="text">
      <style:text-properties officeooo:rsid="0f784d44"/>
    </style:style>
    <style:style style:name="T2551" style:family="text">
      <style:text-properties officeooo:rsid="0f79c00b"/>
    </style:style>
    <style:style style:name="T2552" style:family="text">
      <style:text-properties officeooo:rsid="0f7c952b"/>
    </style:style>
    <style:style style:name="T2553" style:family="text">
      <style:text-properties officeooo:rsid="0f7df021"/>
    </style:style>
    <style:style style:name="T2554" style:family="text">
      <style:text-properties officeooo:rsid="0f7ed141"/>
    </style:style>
    <style:style style:name="T2555" style:family="text">
      <style:text-properties officeooo:rsid="0f804f46"/>
    </style:style>
    <style:style style:name="T2556" style:family="text">
      <style:text-properties officeooo:rsid="0f81d004"/>
    </style:style>
    <style:style style:name="T2557" style:family="text">
      <style:text-properties officeooo:rsid="0f8253e3"/>
    </style:style>
    <style:style style:name="T2558" style:family="text">
      <style:text-properties officeooo:rsid="0f8304b3"/>
    </style:style>
    <style:style style:name="T2559" style:family="text">
      <style:text-properties officeooo:rsid="0f845837"/>
    </style:style>
    <style:style style:name="T2560" style:family="text">
      <style:text-properties officeooo:rsid="0f8468aa"/>
    </style:style>
    <style:style style:name="T2561" style:family="text">
      <style:text-properties officeooo:rsid="0f85b21e"/>
    </style:style>
    <style:style style:name="T2562" style:family="text">
      <style:text-properties officeooo:rsid="0f85e282"/>
    </style:style>
    <style:style style:name="T2563" style:family="text">
      <style:text-properties officeooo:rsid="0f8cc6f2"/>
    </style:style>
    <style:style style:name="T2564" style:family="text">
      <style:text-properties officeooo:rsid="0f8cf070"/>
    </style:style>
    <style:style style:name="T2565" style:family="text">
      <style:text-properties officeooo:rsid="0f8e5312"/>
    </style:style>
    <style:style style:name="T2566" style:family="text">
      <style:text-properties officeooo:rsid="0f8f81cf"/>
    </style:style>
    <style:style style:name="T2567" style:family="text">
      <style:text-properties officeooo:rsid="0f91e83c"/>
    </style:style>
    <style:style style:name="T2568" style:family="text">
      <style:text-properties officeooo:rsid="0f942ffd"/>
    </style:style>
    <style:style style:name="T2569" style:family="text">
      <style:text-properties officeooo:rsid="0f972a1e"/>
    </style:style>
    <style:style style:name="T2570" style:family="text">
      <style:text-properties officeooo:rsid="0f97cbc8"/>
    </style:style>
    <style:style style:name="T2571" style:family="text">
      <style:text-properties officeooo:rsid="0f992610"/>
    </style:style>
    <style:style style:name="T2572" style:family="text">
      <style:text-properties officeooo:rsid="0f999f63"/>
    </style:style>
    <style:style style:name="T2573" style:family="text">
      <style:text-properties officeooo:rsid="0f9b79c8"/>
    </style:style>
    <style:style style:name="T2574" style:family="text">
      <style:text-properties officeooo:rsid="0f9babca"/>
    </style:style>
    <style:style style:name="T2575" style:family="text">
      <style:text-properties officeooo:rsid="0f9d1270"/>
    </style:style>
    <style:style style:name="T2576" style:family="text">
      <style:text-properties officeooo:rsid="0f9d8c6a"/>
    </style:style>
    <style:style style:name="T2577" style:family="text">
      <style:text-properties officeooo:rsid="0f9dc253"/>
    </style:style>
    <style:style style:name="T2578" style:family="text">
      <style:text-properties officeooo:rsid="0f9e6d2d"/>
    </style:style>
    <style:style style:name="T2579" style:family="text">
      <style:text-properties officeooo:rsid="0f9febb8"/>
    </style:style>
    <style:style style:name="T2580" style:family="text">
      <style:text-properties officeooo:rsid="0fa03ba0"/>
    </style:style>
    <style:style style:name="T2581" style:family="text">
      <style:text-properties officeooo:rsid="0fa2ca5b"/>
    </style:style>
    <style:style style:name="T2582" style:family="text">
      <style:text-properties officeooo:rsid="0fa3101b"/>
    </style:style>
    <style:style style:name="T2583" style:family="text">
      <style:text-properties officeooo:rsid="0fa3b704"/>
    </style:style>
    <style:style style:name="T2584" style:family="text">
      <style:text-properties officeooo:rsid="0fa58e7e"/>
    </style:style>
    <style:style style:name="T2585" style:family="text">
      <style:text-properties officeooo:rsid="0fa64d31"/>
    </style:style>
    <style:style style:name="T2586" style:family="text">
      <style:text-properties officeooo:rsid="0fa683a9"/>
    </style:style>
    <style:style style:name="T2587" style:family="text">
      <style:text-properties officeooo:rsid="0fa6e171"/>
    </style:style>
    <style:style style:name="T2588" style:family="text">
      <style:text-properties officeooo:rsid="0fa7bf30"/>
    </style:style>
    <style:style style:name="T2589" style:family="text">
      <style:text-properties officeooo:rsid="0fa7c4d2"/>
    </style:style>
    <style:style style:name="T2590" style:family="text">
      <style:text-properties officeooo:rsid="0fa91e86"/>
    </style:style>
    <style:style style:name="T2591" style:family="text">
      <style:text-properties officeooo:rsid="0faa1a7f"/>
    </style:style>
    <style:style style:name="T2592" style:family="text">
      <style:text-properties officeooo:rsid="0fab0bfc"/>
    </style:style>
    <style:style style:name="T2593" style:family="text">
      <style:text-properties officeooo:rsid="0fac3edd"/>
    </style:style>
    <style:style style:name="T2594" style:family="text">
      <style:text-properties officeooo:rsid="0fae38da"/>
    </style:style>
    <style:style style:name="T2595" style:family="text">
      <style:text-properties officeooo:rsid="0fae782f"/>
    </style:style>
    <style:style style:name="T2596" style:family="text">
      <style:text-properties officeooo:rsid="0faf7d2f"/>
    </style:style>
    <style:style style:name="T2597" style:family="text">
      <style:text-properties officeooo:rsid="0fb17298"/>
    </style:style>
    <style:style style:name="T2598" style:family="text">
      <style:text-properties officeooo:rsid="0fb29298"/>
    </style:style>
    <style:style style:name="T2599" style:family="text">
      <style:text-properties officeooo:rsid="0fb46c41"/>
    </style:style>
    <style:style style:name="T2600" style:family="text">
      <style:text-properties officeooo:rsid="0fb5a60f"/>
    </style:style>
    <style:style style:name="T2601" style:family="text">
      <style:text-properties officeooo:rsid="0fb669db"/>
    </style:style>
    <style:style style:name="T2602" style:family="text">
      <style:text-properties officeooo:rsid="0fb76059"/>
    </style:style>
    <style:style style:name="T2603" style:family="text">
      <style:text-properties officeooo:rsid="0fb94bc5"/>
    </style:style>
    <style:style style:name="T2604" style:family="text">
      <style:text-properties officeooo:rsid="0fbb81cf"/>
    </style:style>
    <style:style style:name="T2605" style:family="text">
      <style:text-properties officeooo:rsid="0fbd38c2"/>
    </style:style>
    <style:style style:name="T2606" style:family="text">
      <style:text-properties officeooo:rsid="0fbea50d"/>
    </style:style>
    <style:style style:name="T2607" style:family="text">
      <style:text-properties officeooo:rsid="0fc079f3"/>
    </style:style>
    <style:style style:name="T2608" style:family="text">
      <style:text-properties officeooo:rsid="0fc2c496"/>
    </style:style>
    <style:style style:name="T2609" style:family="text">
      <style:text-properties officeooo:rsid="0fc4673d"/>
    </style:style>
    <style:style style:name="T2610" style:family="text">
      <style:text-properties officeooo:rsid="0fc64812"/>
    </style:style>
    <style:style style:name="T2611" style:family="text">
      <style:text-properties officeooo:rsid="0fc73dca"/>
    </style:style>
    <style:style style:name="T2612" style:family="text">
      <style:text-properties officeooo:rsid="0fc80418"/>
    </style:style>
    <style:style style:name="T2613" style:family="text">
      <style:text-properties officeooo:rsid="0fc84749"/>
    </style:style>
    <style:style style:name="T2614" style:family="text">
      <style:text-properties officeooo:rsid="0fc9b448"/>
    </style:style>
    <style:style style:name="T2615" style:family="text">
      <style:text-properties officeooo:rsid="0fc9f962"/>
    </style:style>
    <style:style style:name="T2616" style:family="text">
      <style:text-properties officeooo:rsid="0fcc0f34"/>
    </style:style>
    <style:style style:name="T2617" style:family="text">
      <style:text-properties officeooo:rsid="0fcdc698"/>
    </style:style>
    <style:style style:name="T2618" style:family="text">
      <style:text-properties officeooo:rsid="0fcefe36"/>
    </style:style>
    <style:style style:name="T2619" style:family="text">
      <style:text-properties officeooo:rsid="0fcfcc87"/>
    </style:style>
    <style:style style:name="T2620" style:family="text">
      <style:text-properties officeooo:rsid="0fd12e06"/>
    </style:style>
    <style:style style:name="T2621" style:family="text">
      <style:text-properties officeooo:rsid="0fd1e30a"/>
    </style:style>
    <style:style style:name="T2622" style:family="text">
      <style:text-properties officeooo:rsid="0fd34498"/>
    </style:style>
    <style:style style:name="T2623" style:family="text">
      <style:text-properties officeooo:rsid="0fd52cb0"/>
    </style:style>
    <style:style style:name="T2624" style:family="text">
      <style:text-properties officeooo:rsid="0fd60eb4"/>
    </style:style>
    <style:style style:name="T2625" style:family="text">
      <style:text-properties officeooo:rsid="0fd72bc7"/>
    </style:style>
    <style:style style:name="T2626" style:family="text">
      <style:text-properties officeooo:rsid="0fd8df21"/>
    </style:style>
    <style:style style:name="T2627" style:family="text">
      <style:text-properties officeooo:rsid="0fd93c57"/>
    </style:style>
    <style:style style:name="T2628" style:family="text">
      <style:text-properties officeooo:rsid="0fda246f"/>
    </style:style>
    <style:style style:name="T2629" style:family="text">
      <style:text-properties officeooo:rsid="0fdb0de1"/>
    </style:style>
    <style:style style:name="T2630" style:family="text">
      <style:text-properties officeooo:rsid="0fdc6ee6"/>
    </style:style>
    <style:style style:name="T2631" style:family="text">
      <style:text-properties officeooo:rsid="0fdff5be"/>
    </style:style>
    <style:style style:name="T2632" style:family="text">
      <style:text-properties officeooo:rsid="0fe24203"/>
    </style:style>
    <style:style style:name="T2633" style:family="text">
      <style:text-properties officeooo:rsid="0fe2a977"/>
    </style:style>
    <style:style style:name="T2634" style:family="text">
      <style:text-properties officeooo:rsid="0fe6fcf2"/>
    </style:style>
    <style:style style:name="T2635" style:family="text">
      <style:text-properties officeooo:rsid="0fe7cecf"/>
    </style:style>
    <style:style style:name="T2636" style:family="text">
      <style:text-properties officeooo:rsid="0fe8f36a"/>
    </style:style>
    <style:style style:name="T2637" style:family="text">
      <style:text-properties officeooo:rsid="0fea938e"/>
    </style:style>
    <style:style style:name="T2638" style:family="text">
      <style:text-properties officeooo:rsid="0feb2069"/>
    </style:style>
    <style:style style:name="T2639" style:family="text">
      <style:text-properties officeooo:rsid="0fec5601"/>
    </style:style>
    <style:style style:name="T2640" style:family="text">
      <style:text-properties officeooo:rsid="0feda593"/>
    </style:style>
    <style:style style:name="T2641" style:family="text">
      <style:text-properties officeooo:rsid="0fedae9d"/>
    </style:style>
    <style:style style:name="T2642" style:family="text">
      <style:text-properties officeooo:rsid="0fee445a"/>
    </style:style>
    <style:style style:name="T2643" style:family="text">
      <style:text-properties officeooo:rsid="0ff16596"/>
    </style:style>
    <style:style style:name="T2644" style:family="text">
      <style:text-properties officeooo:rsid="0ff2d289"/>
    </style:style>
    <style:style style:name="T2645" style:family="text">
      <style:text-properties officeooo:rsid="0ff47723"/>
    </style:style>
    <style:style style:name="T2646" style:family="text">
      <style:text-properties officeooo:rsid="0ff4cdca"/>
    </style:style>
    <style:style style:name="T2647" style:family="text">
      <style:text-properties officeooo:rsid="0ff5c87c"/>
    </style:style>
    <style:style style:name="T2648" style:family="text">
      <style:text-properties officeooo:rsid="0ff75582"/>
    </style:style>
    <style:style style:name="T2649" style:family="text">
      <style:text-properties officeooo:rsid="0ff816e2"/>
    </style:style>
    <style:style style:name="T2650" style:family="text">
      <style:text-properties officeooo:rsid="0ff9865f"/>
    </style:style>
    <style:style style:name="T2651" style:family="text">
      <style:text-properties officeooo:rsid="0ffb8037"/>
    </style:style>
    <style:style style:name="T2652" style:family="text">
      <style:text-properties officeooo:rsid="0ffd6f84"/>
    </style:style>
    <style:style style:name="T2653" style:family="text">
      <style:text-properties officeooo:rsid="0fff1133"/>
    </style:style>
    <style:style style:name="T2654" style:family="text">
      <style:text-properties officeooo:rsid="100044f1"/>
    </style:style>
    <style:style style:name="T2655" style:family="text">
      <style:text-properties officeooo:rsid="10027836"/>
    </style:style>
    <style:style style:name="T2656" style:family="text">
      <style:text-properties officeooo:rsid="1003aa30"/>
    </style:style>
    <style:style style:name="T2657" style:family="text">
      <style:text-properties officeooo:rsid="10049145"/>
    </style:style>
    <style:style style:name="T2658" style:family="text">
      <style:text-properties officeooo:rsid="100587a3"/>
    </style:style>
    <style:style style:name="T2659" style:family="text">
      <style:text-properties officeooo:rsid="10087d80"/>
    </style:style>
    <style:style style:name="T2660" style:family="text">
      <style:text-properties officeooo:rsid="100bff04"/>
    </style:style>
    <style:style style:name="T2661" style:family="text">
      <style:text-properties officeooo:rsid="100dab77"/>
    </style:style>
    <style:style style:name="T2662" style:family="text">
      <style:text-properties officeooo:rsid="100e5994"/>
    </style:style>
    <style:style style:name="T2663" style:family="text">
      <style:text-properties officeooo:rsid="100f02a2"/>
    </style:style>
    <style:style style:name="T2664" style:family="text">
      <style:text-properties officeooo:rsid="100f5d57"/>
    </style:style>
    <style:style style:name="T2665" style:family="text">
      <style:text-properties officeooo:rsid="10113631"/>
    </style:style>
    <style:style style:name="T2666" style:family="text">
      <style:text-properties officeooo:rsid="1012cf02"/>
    </style:style>
    <style:style style:name="T2667" style:family="text">
      <style:text-properties officeooo:rsid="10145743"/>
    </style:style>
    <style:style style:name="T2668" style:family="text">
      <style:text-properties officeooo:rsid="10165733"/>
    </style:style>
    <style:style style:name="T2669" style:family="text">
      <style:text-properties officeooo:rsid="1018e4a4"/>
    </style:style>
    <style:style style:name="T2670" style:family="text">
      <style:text-properties officeooo:rsid="1018e949"/>
    </style:style>
    <style:style style:name="T2671" style:family="text">
      <style:text-properties officeooo:rsid="101ad802"/>
    </style:style>
    <style:style style:name="T2672" style:family="text">
      <style:text-properties officeooo:rsid="101c0ff5"/>
    </style:style>
    <style:style style:name="T2673" style:family="text">
      <style:text-properties officeooo:rsid="101cb330"/>
    </style:style>
    <style:style style:name="T2674" style:family="text">
      <style:text-properties officeooo:rsid="101ed43c"/>
    </style:style>
    <style:style style:name="T2675" style:family="text">
      <style:text-properties officeooo:rsid="101f101a"/>
    </style:style>
    <style:style style:name="T2676" style:family="text">
      <style:text-properties officeooo:rsid="101f8875"/>
    </style:style>
    <style:style style:name="T2677" style:family="text">
      <style:text-properties officeooo:rsid="101fe875"/>
    </style:style>
    <style:style style:name="T2678" style:family="text">
      <style:text-properties officeooo:rsid="1021148c"/>
    </style:style>
    <style:style style:name="T2679" style:family="text">
      <style:text-properties officeooo:rsid="1022297d"/>
    </style:style>
    <style:style style:name="T2680" style:family="text">
      <style:text-properties officeooo:rsid="10223b41"/>
    </style:style>
    <style:style style:name="T2681" style:family="text">
      <style:text-properties officeooo:rsid="10226083"/>
    </style:style>
    <style:style style:name="T2682" style:family="text">
      <style:text-properties officeooo:rsid="1022d25b"/>
    </style:style>
    <style:style style:name="T2683" style:family="text">
      <style:text-properties officeooo:rsid="1024c4aa"/>
    </style:style>
    <style:style style:name="T2684" style:family="text">
      <style:text-properties officeooo:rsid="102656b3"/>
    </style:style>
    <style:style style:name="T2685" style:family="text">
      <style:text-properties officeooo:rsid="10267fe6"/>
    </style:style>
    <style:style style:name="T2686" style:family="text">
      <style:text-properties officeooo:rsid="10283855"/>
    </style:style>
    <style:style style:name="T2687" style:family="text">
      <style:text-properties officeooo:rsid="102a2bca"/>
    </style:style>
    <style:style style:name="T2688" style:family="text">
      <style:text-properties officeooo:rsid="102d404b"/>
    </style:style>
    <style:style style:name="T2689" style:family="text">
      <style:text-properties officeooo:rsid="102f2ad7"/>
    </style:style>
    <style:style style:name="T2690" style:family="text">
      <style:text-properties officeooo:rsid="102fa45c"/>
    </style:style>
    <style:style style:name="T2691" style:family="text">
      <style:text-properties officeooo:rsid="10304199"/>
    </style:style>
    <style:style style:name="T2692" style:family="text">
      <style:text-properties officeooo:rsid="10310037"/>
    </style:style>
    <style:style style:name="T2693" style:family="text">
      <style:text-properties officeooo:rsid="103146b5"/>
    </style:style>
    <style:style style:name="T2694" style:family="text">
      <style:text-properties officeooo:rsid="10326d7d"/>
    </style:style>
    <style:style style:name="T2695" style:family="text">
      <style:text-properties officeooo:rsid="103366e2"/>
    </style:style>
    <style:style style:name="T2696" style:family="text">
      <style:text-properties officeooo:rsid="1034536b"/>
    </style:style>
    <style:style style:name="T2697" style:family="text">
      <style:text-properties officeooo:rsid="1035ae45"/>
    </style:style>
    <style:style style:name="T2698" style:family="text">
      <style:text-properties officeooo:rsid="1035ffd1"/>
    </style:style>
    <style:style style:name="T2699" style:family="text">
      <style:text-properties officeooo:rsid="1036e73f"/>
    </style:style>
    <style:style style:name="T2700" style:family="text">
      <style:text-properties officeooo:rsid="103a2f30"/>
    </style:style>
    <style:style style:name="T2701" style:family="text">
      <style:text-properties officeooo:rsid="103bd11c"/>
    </style:style>
    <style:style style:name="T2702" style:family="text">
      <style:text-properties officeooo:rsid="103d8b69"/>
    </style:style>
    <style:style style:name="T2703" style:family="text">
      <style:text-properties officeooo:rsid="103f8990"/>
    </style:style>
    <style:style style:name="T2704" style:family="text">
      <style:text-properties officeooo:rsid="10417151"/>
    </style:style>
    <style:style style:name="T2705" style:family="text">
      <style:text-properties officeooo:rsid="104178ef"/>
    </style:style>
    <style:style style:name="T2706" style:family="text">
      <style:text-properties officeooo:rsid="1042e51f"/>
    </style:style>
    <style:style style:name="T2707" style:family="text">
      <style:text-properties officeooo:rsid="1044a699"/>
    </style:style>
    <style:style style:name="T2708" style:family="text">
      <style:text-properties officeooo:rsid="1045f924"/>
    </style:style>
    <style:style style:name="T2709" style:family="text">
      <style:text-properties officeooo:rsid="1047bad1"/>
    </style:style>
    <style:style style:name="T2710" style:family="text">
      <style:text-properties officeooo:rsid="104a986b"/>
    </style:style>
    <style:style style:name="T2711" style:family="text">
      <style:text-properties officeooo:rsid="104b8571"/>
    </style:style>
    <style:style style:name="T2712" style:family="text">
      <style:text-properties officeooo:rsid="104d3461"/>
    </style:style>
    <style:style style:name="T2713" style:family="text">
      <style:text-properties officeooo:rsid="10516494"/>
    </style:style>
    <style:style style:name="T2714" style:family="text">
      <style:text-properties officeooo:rsid="10542643"/>
    </style:style>
    <style:style style:name="T2715" style:family="text">
      <style:text-properties officeooo:rsid="1055a932"/>
    </style:style>
    <style:style style:name="T2716" style:family="text">
      <style:text-properties officeooo:rsid="1055b0fc"/>
    </style:style>
    <style:style style:name="T2717" style:family="text">
      <style:text-properties officeooo:rsid="1055da2a"/>
    </style:style>
    <style:style style:name="T2718" style:family="text">
      <style:text-properties officeooo:rsid="10565cc0"/>
    </style:style>
    <style:style style:name="T2719" style:family="text">
      <style:text-properties officeooo:rsid="10571fb4"/>
    </style:style>
    <style:style style:name="T2720" style:family="text">
      <style:text-properties officeooo:rsid="1057b0ed"/>
    </style:style>
    <style:style style:name="T2721" style:family="text">
      <style:text-properties officeooo:rsid="1057c6b5"/>
    </style:style>
    <style:style style:name="T2722" style:family="text">
      <style:text-properties officeooo:rsid="10582fc4"/>
    </style:style>
    <style:style style:name="T2723" style:family="text">
      <style:text-properties officeooo:rsid="1059aa25"/>
    </style:style>
    <style:style style:name="T2724" style:family="text">
      <style:text-properties officeooo:rsid="105b23e5"/>
    </style:style>
    <style:style style:name="T2725" style:family="text">
      <style:text-properties officeooo:rsid="105d1ff4"/>
    </style:style>
    <style:style style:name="T2726" style:family="text">
      <style:text-properties officeooo:rsid="105e8a8d"/>
    </style:style>
    <style:style style:name="T2727" style:family="text">
      <style:text-properties officeooo:rsid="105fc6e1"/>
    </style:style>
    <style:style style:name="T2728" style:family="text">
      <style:text-properties officeooo:rsid="105ffc6c"/>
    </style:style>
    <style:style style:name="T2729" style:family="text">
      <style:text-properties officeooo:rsid="1061965f"/>
    </style:style>
    <style:style style:name="T2730" style:family="text">
      <style:text-properties officeooo:rsid="106340d8"/>
    </style:style>
    <style:style style:name="T2731" style:family="text">
      <style:text-properties officeooo:rsid="10671661"/>
    </style:style>
    <style:style style:name="T2732" style:family="text">
      <style:text-properties officeooo:rsid="1067a189"/>
    </style:style>
    <style:style style:name="T2733" style:family="text">
      <style:text-properties officeooo:rsid="106a1c8a"/>
    </style:style>
    <style:style style:name="T2734" style:family="text">
      <style:text-properties officeooo:rsid="106aed96"/>
    </style:style>
    <style:style style:name="T2735" style:family="text">
      <style:text-properties officeooo:rsid="106dce17"/>
    </style:style>
    <style:style style:name="T2736" style:family="text">
      <style:text-properties officeooo:rsid="1070252f"/>
    </style:style>
    <style:style style:name="T2737" style:family="text">
      <style:text-properties officeooo:rsid="10712edb"/>
    </style:style>
    <style:style style:name="T2738" style:family="text">
      <style:text-properties officeooo:rsid="1071e7f1"/>
    </style:style>
    <style:style style:name="T2739" style:family="text">
      <style:text-properties officeooo:rsid="107408ba"/>
    </style:style>
    <style:style style:name="T2740" style:family="text">
      <style:text-properties officeooo:rsid="1074f234"/>
    </style:style>
    <style:style style:name="T2741" style:family="text">
      <style:text-properties officeooo:rsid="1076ca3b"/>
    </style:style>
    <style:style style:name="T2742" style:family="text">
      <style:text-properties officeooo:rsid="1077c08e"/>
    </style:style>
    <style:style style:name="T2743" style:family="text">
      <style:text-properties officeooo:rsid="1077d748"/>
    </style:style>
    <style:style style:name="T2744" style:family="text">
      <style:text-properties officeooo:rsid="107807e6"/>
    </style:style>
    <style:style style:name="T2745" style:family="text">
      <style:text-properties officeooo:rsid="10796561"/>
    </style:style>
    <style:style style:name="T2746" style:family="text">
      <style:text-properties officeooo:rsid="107ae7c7"/>
    </style:style>
    <style:style style:name="T2747" style:family="text">
      <style:text-properties officeooo:rsid="107c1683"/>
    </style:style>
    <style:style style:name="T2748" style:family="text">
      <style:text-properties officeooo:rsid="107dda0e"/>
    </style:style>
    <style:style style:name="T2749" style:family="text">
      <style:text-properties officeooo:rsid="107eb39b"/>
    </style:style>
    <style:style style:name="T2750" style:family="text">
      <style:text-properties officeooo:rsid="1081f88e"/>
    </style:style>
    <style:style style:name="T2751" style:family="text">
      <style:text-properties officeooo:rsid="1083572f"/>
    </style:style>
    <style:style style:name="T2752" style:family="text">
      <style:text-properties officeooo:rsid="10847eac"/>
    </style:style>
    <style:style style:name="T2753" style:family="text">
      <style:text-properties officeooo:rsid="10861605"/>
    </style:style>
    <style:style style:name="T2754" style:family="text">
      <style:text-properties officeooo:rsid="1086436d"/>
    </style:style>
    <style:style style:name="T2755" style:family="text">
      <style:text-properties officeooo:rsid="10873a9f"/>
    </style:style>
    <style:style style:name="T2756" style:family="text">
      <style:text-properties officeooo:rsid="1087acb7"/>
    </style:style>
    <style:style style:name="T2757" style:family="text">
      <style:text-properties officeooo:rsid="108809c9"/>
    </style:style>
    <style:style style:name="T2758" style:family="text">
      <style:text-properties officeooo:rsid="108c1e70"/>
    </style:style>
    <style:style style:name="T2759" style:family="text">
      <style:text-properties officeooo:rsid="108e1595"/>
    </style:style>
    <style:style style:name="T2760" style:family="text">
      <style:text-properties officeooo:rsid="10909172"/>
    </style:style>
    <style:style style:name="T2761" style:family="text">
      <style:text-properties officeooo:rsid="1090b038"/>
    </style:style>
    <style:style style:name="T2762" style:family="text">
      <style:text-properties officeooo:rsid="1093dd4f"/>
    </style:style>
    <style:style style:name="T2763" style:family="text">
      <style:text-properties officeooo:rsid="10989eb7"/>
    </style:style>
    <style:style style:name="T2764" style:family="text">
      <style:text-properties officeooo:rsid="1099339c"/>
    </style:style>
    <style:style style:name="T2765" style:family="text">
      <style:text-properties officeooo:rsid="109a5ff6"/>
    </style:style>
    <style:style style:name="T2766" style:family="text">
      <style:text-properties officeooo:rsid="109c54ce"/>
    </style:style>
    <style:style style:name="T2767" style:family="text">
      <style:text-properties officeooo:rsid="109dfbf8"/>
    </style:style>
    <style:style style:name="T2768" style:family="text">
      <style:text-properties officeooo:rsid="10a1b6ce"/>
    </style:style>
    <style:style style:name="T2769" style:family="text">
      <style:text-properties officeooo:rsid="10a378f7"/>
    </style:style>
    <style:style style:name="T2770" style:family="text">
      <style:text-properties officeooo:rsid="10a4797a"/>
    </style:style>
    <style:style style:name="T2771" style:family="text">
      <style:text-properties officeooo:rsid="10a640b9"/>
    </style:style>
    <style:style style:name="T2772" style:family="text">
      <style:text-properties officeooo:rsid="10a75e49"/>
    </style:style>
    <style:style style:name="T2773" style:family="text">
      <style:text-properties officeooo:rsid="10a85ade"/>
    </style:style>
    <style:style style:name="T2774" style:family="text">
      <style:text-properties officeooo:rsid="10a8f466"/>
    </style:style>
    <style:style style:name="T2775" style:family="text">
      <style:text-properties officeooo:rsid="10adefa0"/>
    </style:style>
    <style:style style:name="T2776" style:family="text">
      <style:text-properties officeooo:rsid="10b1333c"/>
    </style:style>
    <style:style style:name="T2777" style:family="text">
      <style:text-properties officeooo:rsid="10b1a1b9"/>
    </style:style>
    <style:style style:name="T2778" style:family="text">
      <style:text-properties officeooo:rsid="10b399b7"/>
    </style:style>
    <style:style style:name="T2779" style:family="text">
      <style:text-properties officeooo:rsid="10b4c127"/>
    </style:style>
    <style:style style:name="T2780" style:family="text">
      <style:text-properties officeooo:rsid="10b52e41"/>
    </style:style>
    <style:style style:name="T2781" style:family="text">
      <style:text-properties officeooo:rsid="10b5c89a"/>
    </style:style>
    <style:style style:name="T2782" style:family="text">
      <style:text-properties officeooo:rsid="10b60ed7"/>
    </style:style>
    <style:style style:name="T2783" style:family="text">
      <style:text-properties officeooo:rsid="10b657bd"/>
    </style:style>
    <style:style style:name="T2784" style:family="text">
      <style:text-properties officeooo:rsid="10b67087"/>
    </style:style>
    <style:style style:name="T2785" style:family="text">
      <style:text-properties officeooo:rsid="10b69a21"/>
    </style:style>
    <style:style style:name="T2786" style:family="text">
      <style:text-properties officeooo:rsid="10b83930"/>
    </style:style>
    <style:style style:name="T2787" style:family="text">
      <style:text-properties officeooo:rsid="10b84644"/>
    </style:style>
    <style:style style:name="T2788" style:family="text">
      <style:text-properties officeooo:rsid="10b91a74"/>
    </style:style>
    <style:style style:name="T2789" style:family="text">
      <style:text-properties officeooo:rsid="10b971d6"/>
    </style:style>
    <style:style style:name="T2790" style:family="text">
      <style:text-properties officeooo:rsid="10b98275"/>
    </style:style>
    <style:style style:name="T2791" style:family="text">
      <style:text-properties officeooo:rsid="10baba18"/>
    </style:style>
    <style:style style:name="T2792" style:family="text">
      <style:text-properties officeooo:rsid="10bb5fa1"/>
    </style:style>
    <style:style style:name="T2793" style:family="text">
      <style:text-properties officeooo:rsid="10bbaef6"/>
    </style:style>
    <style:style style:name="T2794" style:family="text">
      <style:text-properties officeooo:rsid="10bcb32a"/>
    </style:style>
    <style:style style:name="T2795" style:family="text">
      <style:text-properties officeooo:rsid="10bcd2bb"/>
    </style:style>
    <style:style style:name="T2796" style:family="text">
      <style:text-properties officeooo:rsid="10be661b"/>
    </style:style>
    <style:style style:name="T2797" style:family="text">
      <style:text-properties officeooo:rsid="10bf74e8"/>
    </style:style>
    <style:style style:name="T2798" style:family="text">
      <style:text-properties officeooo:rsid="10bfbec3"/>
    </style:style>
    <style:style style:name="T2799" style:family="text">
      <style:text-properties officeooo:rsid="10c28550"/>
    </style:style>
    <style:style style:name="T2800" style:family="text">
      <style:text-properties officeooo:rsid="10c36400"/>
    </style:style>
    <style:style style:name="T2801" style:family="text">
      <style:text-properties officeooo:rsid="10c5d819"/>
    </style:style>
    <style:style style:name="T2802" style:family="text">
      <style:text-properties officeooo:rsid="10c6fc4a"/>
    </style:style>
    <style:style style:name="T2803" style:family="text">
      <style:text-properties officeooo:rsid="10c7e621"/>
    </style:style>
    <style:style style:name="T2804" style:family="text">
      <style:text-properties officeooo:rsid="10c80e4a"/>
    </style:style>
    <style:style style:name="T2805" style:family="text">
      <style:text-properties officeooo:rsid="10c983dc"/>
    </style:style>
    <style:style style:name="T2806" style:family="text">
      <style:text-properties officeooo:rsid="10c9f0e1"/>
    </style:style>
    <style:style style:name="T2807" style:family="text">
      <style:text-properties officeooo:rsid="10cc20a6"/>
    </style:style>
    <style:style style:name="T2808" style:family="text">
      <style:text-properties officeooo:rsid="10cd92dc"/>
    </style:style>
    <style:style style:name="T2809" style:family="text">
      <style:text-properties officeooo:rsid="10cf49ac"/>
    </style:style>
    <style:style style:name="T2810" style:family="text">
      <style:text-properties officeooo:rsid="10d1a036"/>
    </style:style>
    <style:style style:name="T2811" style:family="text">
      <style:text-properties officeooo:rsid="10d28b28"/>
    </style:style>
    <style:style style:name="T2812" style:family="text">
      <style:text-properties officeooo:rsid="10d2c53f"/>
    </style:style>
    <style:style style:name="T2813" style:family="text">
      <style:text-properties officeooo:rsid="10d2fea1"/>
    </style:style>
    <style:style style:name="T2814" style:family="text">
      <style:text-properties officeooo:rsid="10d32e27"/>
    </style:style>
    <style:style style:name="T2815" style:family="text">
      <style:text-properties officeooo:rsid="10d461a1"/>
    </style:style>
    <style:style style:name="T2816" style:family="text">
      <style:text-properties officeooo:rsid="10d502f2"/>
    </style:style>
    <style:style style:name="T2817" style:family="text">
      <style:text-properties officeooo:rsid="10d6d400"/>
    </style:style>
    <style:style style:name="T2818" style:family="text">
      <style:text-properties officeooo:rsid="10d8b111"/>
    </style:style>
    <style:style style:name="T2819" style:family="text">
      <style:text-properties officeooo:rsid="10da5ebb"/>
    </style:style>
    <style:style style:name="T2820" style:family="text">
      <style:text-properties officeooo:rsid="10dc28f3"/>
    </style:style>
    <style:style style:name="T2821" style:family="text">
      <style:text-properties officeooo:rsid="10df50bb"/>
    </style:style>
    <style:style style:name="T2822" style:family="text">
      <style:text-properties officeooo:rsid="10e148e6"/>
    </style:style>
    <style:style style:name="T2823" style:family="text">
      <style:text-properties officeooo:rsid="10e1f8f3"/>
    </style:style>
    <style:style style:name="T2824" style:family="text">
      <style:text-properties officeooo:rsid="10e38fdf"/>
    </style:style>
    <style:style style:name="T2825" style:family="text">
      <style:text-properties officeooo:rsid="10e3c204"/>
    </style:style>
    <style:style style:name="T2826" style:family="text">
      <style:text-properties officeooo:rsid="10e5bdc0"/>
    </style:style>
    <style:style style:name="T2827" style:family="text">
      <style:text-properties officeooo:rsid="10e63d25"/>
    </style:style>
    <style:style style:name="T2828" style:family="text">
      <style:text-properties officeooo:rsid="10e7418d"/>
    </style:style>
    <style:style style:name="T2829" style:family="text">
      <style:text-properties officeooo:rsid="10e812f8"/>
    </style:style>
    <style:style style:name="T2830" style:family="text">
      <style:text-properties officeooo:rsid="10e9c182"/>
    </style:style>
    <style:style style:name="T2831" style:family="text">
      <style:text-properties officeooo:rsid="10eb6089"/>
    </style:style>
    <style:style style:name="T2832" style:family="text">
      <style:text-properties officeooo:rsid="10ec2f82"/>
    </style:style>
    <style:style style:name="T2833" style:family="text">
      <style:text-properties officeooo:rsid="10ed538b"/>
    </style:style>
    <style:style style:name="T2834" style:family="text">
      <style:text-properties officeooo:rsid="10f39b8d"/>
    </style:style>
    <style:style style:name="T2835" style:family="text">
      <style:text-properties officeooo:rsid="10f5144c"/>
    </style:style>
    <style:style style:name="T2836" style:family="text">
      <style:text-properties officeooo:rsid="10fa875d"/>
    </style:style>
    <style:style style:name="T2837" style:family="text">
      <style:text-properties officeooo:rsid="10fb4c09"/>
    </style:style>
    <style:style style:name="T2838" style:family="text">
      <style:text-properties officeooo:rsid="10fcc97a"/>
    </style:style>
    <style:style style:name="T2839" style:family="text">
      <style:text-properties officeooo:rsid="10fe367c"/>
    </style:style>
    <style:style style:name="T2840" style:family="text">
      <style:text-properties officeooo:rsid="10fe8b69"/>
    </style:style>
    <style:style style:name="T2841" style:family="text">
      <style:text-properties officeooo:rsid="11007a02"/>
    </style:style>
    <style:style style:name="T2842" style:family="text">
      <style:text-properties officeooo:rsid="1102452e"/>
    </style:style>
    <style:style style:name="T2843" style:family="text">
      <style:text-properties officeooo:rsid="11029488"/>
    </style:style>
    <style:style style:name="T2844" style:family="text">
      <style:text-properties officeooo:rsid="1103475d"/>
    </style:style>
    <style:style style:name="T2845" style:family="text">
      <style:text-properties officeooo:rsid="1104f0a0"/>
    </style:style>
    <style:style style:name="T2846" style:family="text">
      <style:text-properties officeooo:rsid="11054b55"/>
    </style:style>
    <style:style style:name="T2847" style:family="text">
      <style:text-properties officeooo:rsid="11058fb8"/>
    </style:style>
    <style:style style:name="T2848" style:family="text">
      <style:text-properties officeooo:rsid="11072c51"/>
    </style:style>
    <style:style style:name="T2849" style:family="text">
      <style:text-properties officeooo:rsid="11074378"/>
    </style:style>
    <style:style style:name="T2850" style:family="text">
      <style:text-properties officeooo:rsid="11075b07"/>
    </style:style>
    <style:style style:name="T2851" style:family="text">
      <style:text-properties officeooo:rsid="110904e9"/>
    </style:style>
    <style:style style:name="T2852" style:family="text">
      <style:text-properties officeooo:rsid="110cb764"/>
    </style:style>
    <style:style style:name="T2853" style:family="text">
      <style:text-properties officeooo:rsid="110e470b"/>
    </style:style>
    <style:style style:name="T2854" style:family="text">
      <style:text-properties officeooo:rsid="110f9f25"/>
    </style:style>
    <style:style style:name="T2855" style:family="text">
      <style:text-properties officeooo:rsid="111184a8"/>
    </style:style>
    <style:style style:name="T2856" style:family="text">
      <style:text-properties officeooo:rsid="11126fb7"/>
    </style:style>
    <style:style style:name="T2857" style:family="text">
      <style:text-properties officeooo:rsid="11138afd"/>
    </style:style>
    <style:style style:name="T2858" style:family="text">
      <style:text-properties officeooo:rsid="111590ce"/>
    </style:style>
    <style:style style:name="T2859" style:family="text">
      <style:text-properties officeooo:rsid="11170e73"/>
    </style:style>
    <style:style style:name="T2860" style:family="text">
      <style:text-properties officeooo:rsid="1118417e"/>
    </style:style>
    <style:style style:name="T2861" style:family="text">
      <style:text-properties officeooo:rsid="1118b0b7"/>
    </style:style>
    <style:style style:name="T2862" style:family="text">
      <style:text-properties officeooo:rsid="111b40ae"/>
    </style:style>
    <style:style style:name="T2863" style:family="text">
      <style:text-properties officeooo:rsid="111c91a6"/>
    </style:style>
    <style:style style:name="T2864" style:family="text">
      <style:text-properties officeooo:rsid="111df513"/>
    </style:style>
    <style:style style:name="T2865" style:family="text">
      <style:text-properties officeooo:rsid="111fee36"/>
    </style:style>
    <style:style style:name="T2866" style:family="text">
      <style:text-properties officeooo:rsid="1120c4d2"/>
    </style:style>
    <style:style style:name="T2867" style:family="text">
      <style:text-properties officeooo:rsid="11222754"/>
    </style:style>
    <style:style style:name="T2868" style:family="text">
      <style:text-properties officeooo:rsid="1122ac6c"/>
    </style:style>
    <style:style style:name="T2869" style:family="text">
      <style:text-properties officeooo:rsid="1125bcae"/>
    </style:style>
    <style:style style:name="T2870" style:family="text">
      <style:text-properties officeooo:rsid="1129a270"/>
    </style:style>
    <style:style style:name="T2871" style:family="text">
      <style:text-properties officeooo:rsid="112ab591"/>
    </style:style>
    <style:style style:name="T2872" style:family="text">
      <style:text-properties officeooo:rsid="112c7e38"/>
    </style:style>
    <style:style style:name="T2873" style:family="text">
      <style:text-properties officeooo:rsid="112c8c25"/>
    </style:style>
    <style:style style:name="T2874" style:family="text">
      <style:text-properties officeooo:rsid="112ee389"/>
    </style:style>
    <style:style style:name="T2875" style:family="text">
      <style:text-properties officeooo:rsid="1130db40"/>
    </style:style>
    <style:style style:name="T2876" style:family="text">
      <style:text-properties officeooo:rsid="11316a50"/>
    </style:style>
    <style:style style:name="T2877" style:family="text">
      <style:text-properties officeooo:rsid="113377a3"/>
    </style:style>
    <style:style style:name="T2878" style:family="text">
      <style:text-properties officeooo:rsid="1135f5f1"/>
    </style:style>
    <style:style style:name="T2879" style:family="text">
      <style:text-properties officeooo:rsid="11372329"/>
    </style:style>
    <style:style style:name="T2880" style:family="text">
      <style:text-properties officeooo:rsid="1138f94b"/>
    </style:style>
    <style:style style:name="T2881" style:family="text">
      <style:text-properties officeooo:rsid="113a663b"/>
    </style:style>
    <style:style style:name="T2882" style:family="text">
      <style:text-properties officeooo:rsid="113cb394"/>
    </style:style>
    <style:style style:name="T2883" style:family="text">
      <style:text-properties officeooo:rsid="113d0632"/>
    </style:style>
    <style:style style:name="T2884" style:family="text">
      <style:text-properties officeooo:rsid="113d5421"/>
    </style:style>
    <style:style style:name="T2885" style:family="text">
      <style:text-properties officeooo:rsid="113ee7c3"/>
    </style:style>
    <style:style style:name="T2886" style:family="text">
      <style:text-properties officeooo:rsid="113f77db"/>
    </style:style>
    <style:style style:name="T2887" style:family="text">
      <style:text-properties officeooo:rsid="114679aa"/>
    </style:style>
    <style:style style:name="T2888" style:family="text">
      <style:text-properties officeooo:rsid="1147772c"/>
    </style:style>
    <style:style style:name="T2889" style:family="text">
      <style:text-properties officeooo:rsid="1148077f"/>
    </style:style>
    <style:style style:name="T2890" style:family="text">
      <style:text-properties officeooo:rsid="1148ebd6"/>
    </style:style>
    <style:style style:name="T2891" style:family="text">
      <style:text-properties officeooo:rsid="114adc01"/>
    </style:style>
    <style:style style:name="T2892" style:family="text">
      <style:text-properties officeooo:rsid="114d4dcd"/>
    </style:style>
    <style:style style:name="T2893" style:family="text">
      <style:text-properties officeooo:rsid="114f972c"/>
    </style:style>
    <style:style style:name="T2894" style:family="text">
      <style:text-properties officeooo:rsid="1150a79a"/>
    </style:style>
    <style:style style:name="T2895" style:family="text">
      <style:text-properties officeooo:rsid="1151e145"/>
    </style:style>
    <style:style style:name="T2896" style:family="text">
      <style:text-properties officeooo:rsid="11520a44"/>
    </style:style>
    <style:style style:name="T2897" style:family="text">
      <style:text-properties officeooo:rsid="11539957"/>
    </style:style>
    <style:style style:name="T2898" style:family="text">
      <style:text-properties officeooo:rsid="11558ad5"/>
    </style:style>
    <style:style style:name="T2899" style:family="text">
      <style:text-properties officeooo:rsid="11573c15"/>
    </style:style>
    <style:style style:name="T2900" style:family="text">
      <style:text-properties officeooo:rsid="11580fe1"/>
    </style:style>
    <style:style style:name="T2901" style:family="text">
      <style:text-properties officeooo:rsid="11599a32"/>
    </style:style>
    <style:style style:name="T2902" style:family="text">
      <style:text-properties officeooo:rsid="1159e22b"/>
    </style:style>
    <style:style style:name="T2903" style:family="text">
      <style:text-properties officeooo:rsid="115a6d66"/>
    </style:style>
    <style:style style:name="T2904" style:family="text">
      <style:text-properties officeooo:rsid="115be661"/>
    </style:style>
    <style:style style:name="T2905" style:family="text">
      <style:text-properties officeooo:rsid="115c1fe3"/>
    </style:style>
    <style:style style:name="T2906" style:family="text">
      <style:text-properties officeooo:rsid="115d6273"/>
    </style:style>
    <style:style style:name="T2907" style:family="text">
      <style:text-properties officeooo:rsid="115ef9da"/>
    </style:style>
    <style:style style:name="T2908" style:family="text">
      <style:text-properties officeooo:rsid="116045ca"/>
    </style:style>
    <style:style style:name="T2909" style:family="text">
      <style:text-properties officeooo:rsid="1160befa"/>
    </style:style>
    <style:style style:name="T2910" style:family="text">
      <style:text-properties officeooo:rsid="11613bce"/>
    </style:style>
    <style:style style:name="T2911" style:family="text">
      <style:text-properties officeooo:rsid="11621d1e"/>
    </style:style>
    <style:style style:name="T2912" style:family="text">
      <style:text-properties officeooo:rsid="1163d34a"/>
    </style:style>
    <style:style style:name="T2913" style:family="text">
      <style:text-properties officeooo:rsid="11648f6f"/>
    </style:style>
    <style:style style:name="T2914" style:family="text">
      <style:text-properties officeooo:rsid="11671a92"/>
    </style:style>
    <style:style style:name="T2915" style:family="text">
      <style:text-properties officeooo:rsid="11671c3e"/>
    </style:style>
    <style:style style:name="T2916" style:family="text">
      <style:text-properties officeooo:rsid="11689ef0"/>
    </style:style>
    <style:style style:name="T2917" style:family="text">
      <style:text-properties officeooo:rsid="1169a908"/>
    </style:style>
    <style:style style:name="T2918" style:family="text">
      <style:text-properties officeooo:rsid="116afaf0"/>
    </style:style>
    <style:style style:name="T2919" style:family="text">
      <style:text-properties officeooo:rsid="116be2e1"/>
    </style:style>
    <style:style style:name="T2920" style:family="text">
      <style:text-properties officeooo:rsid="116daacb"/>
    </style:style>
    <style:style style:name="T2921" style:family="text">
      <style:text-properties officeooo:rsid="116f4d3d"/>
    </style:style>
    <style:style style:name="T2922" style:family="text">
      <style:text-properties officeooo:rsid="11704870"/>
    </style:style>
    <style:style style:name="T2923" style:family="text">
      <style:text-properties officeooo:rsid="1170dfbe"/>
    </style:style>
    <style:style style:name="T2924" style:family="text">
      <style:text-properties officeooo:rsid="1171e4d9"/>
    </style:style>
    <style:style style:name="T2925" style:family="text">
      <style:text-properties officeooo:rsid="117381d2"/>
    </style:style>
    <style:style style:name="T2926" style:family="text">
      <style:text-properties officeooo:rsid="1173b815"/>
    </style:style>
    <style:style style:name="T2927" style:family="text">
      <style:text-properties officeooo:rsid="1175ac36"/>
    </style:style>
    <style:style style:name="T2928" style:family="text">
      <style:text-properties officeooo:rsid="11772e13"/>
    </style:style>
    <style:style style:name="T2929" style:family="text">
      <style:text-properties officeooo:rsid="11783391"/>
    </style:style>
    <style:style style:name="T2930" style:family="text">
      <style:text-properties officeooo:rsid="1179a275"/>
    </style:style>
    <style:style style:name="T2931" style:family="text">
      <style:text-properties officeooo:rsid="117abe8e"/>
    </style:style>
    <style:style style:name="T2932" style:family="text">
      <style:text-properties officeooo:rsid="117b886a"/>
    </style:style>
    <style:style style:name="T2933" style:family="text">
      <style:text-properties officeooo:rsid="117bdc34"/>
    </style:style>
    <style:style style:name="T2934" style:family="text">
      <style:text-properties officeooo:rsid="117d62ac"/>
    </style:style>
    <style:style style:name="T2935" style:family="text">
      <style:text-properties officeooo:rsid="117df651"/>
    </style:style>
    <style:style style:name="T2936" style:family="text">
      <style:text-properties officeooo:rsid="117fa2cc"/>
    </style:style>
    <style:style style:name="T2937" style:family="text">
      <style:text-properties officeooo:rsid="11816e4f"/>
    </style:style>
    <style:style style:name="T2938" style:family="text">
      <style:text-properties officeooo:rsid="11827360"/>
    </style:style>
    <style:style style:name="T2939" style:family="text">
      <style:text-properties officeooo:rsid="11845e3b"/>
    </style:style>
    <style:style style:name="T2940" style:family="text">
      <style:text-properties officeooo:rsid="118461db"/>
    </style:style>
    <style:style style:name="T2941" style:family="text">
      <style:text-properties officeooo:rsid="11855f0a"/>
    </style:style>
    <style:style style:name="T2942" style:family="text">
      <style:text-properties officeooo:rsid="1186585e"/>
    </style:style>
    <style:style style:name="T2943" style:family="text">
      <style:text-properties officeooo:rsid="118687cf"/>
    </style:style>
    <style:style style:name="T2944" style:family="text">
      <style:text-properties officeooo:rsid="11883468"/>
    </style:style>
    <style:style style:name="T2945" style:family="text">
      <style:text-properties officeooo:rsid="11898d7d"/>
    </style:style>
    <style:style style:name="T2946" style:family="text">
      <style:text-properties officeooo:rsid="118a5453"/>
    </style:style>
    <style:style style:name="T2947" style:family="text">
      <style:text-properties fo:language="ru" fo:country="RU"/>
    </style:style>
    <style:style style:name="T2948" style:family="text">
      <style:text-properties fo:language="ru" fo:country="RU" officeooo:rsid="118b33a0"/>
    </style:style>
    <style:style style:name="T2949" style:family="text">
      <style:text-properties fo:language="ru" fo:country="RU" officeooo:rsid="118b533c"/>
    </style:style>
    <style:style style:name="T2950" style:family="text">
      <style:text-properties fo:language="ru" fo:country="RU" officeooo:rsid="118bb06b"/>
    </style:style>
    <style:style style:name="T2951" style:family="text">
      <style:text-properties fo:language="ru" fo:country="RU" officeooo:rsid="118ce011"/>
    </style:style>
    <style:style style:name="T2952" style:family="text">
      <style:text-properties fo:language="ru" fo:country="RU" officeooo:rsid="118edcfb"/>
    </style:style>
    <style:style style:name="T2953" style:family="text">
      <style:text-properties fo:language="ru" fo:country="RU" officeooo:rsid="11906b56"/>
    </style:style>
    <style:style style:name="T2954" style:family="text">
      <style:text-properties fo:language="ru" fo:country="RU" officeooo:rsid="11914104"/>
    </style:style>
    <style:style style:name="T2955" style:family="text">
      <style:text-properties fo:language="ru" fo:country="RU" officeooo:rsid="119227a7"/>
    </style:style>
    <style:style style:name="T2956" style:family="text">
      <style:text-properties fo:language="ru" fo:country="RU" officeooo:rsid="11923144"/>
    </style:style>
    <style:style style:name="T2957" style:family="text">
      <style:text-properties fo:language="ru" fo:country="RU" officeooo:rsid="11935218"/>
    </style:style>
    <style:style style:name="T2958" style:family="text">
      <style:text-properties fo:language="ru" fo:country="RU" officeooo:rsid="11936f3c"/>
    </style:style>
    <style:style style:name="T2959" style:family="text">
      <style:text-properties fo:language="ru" fo:country="RU" officeooo:rsid="119525dc"/>
    </style:style>
    <style:style style:name="T2960" style:family="text">
      <style:text-properties fo:language="ru" fo:country="RU" officeooo:rsid="11989089"/>
    </style:style>
    <style:style style:name="T2961" style:family="text">
      <style:text-properties fo:language="ru" fo:country="RU" officeooo:rsid="1198f998"/>
    </style:style>
    <style:style style:name="T2962" style:family="text">
      <style:text-properties fo:language="ru" fo:country="RU" officeooo:rsid="1199cfc4"/>
    </style:style>
    <style:style style:name="T2963" style:family="text">
      <style:text-properties fo:language="ru" fo:country="RU" officeooo:rsid="119a11c2"/>
    </style:style>
    <style:style style:name="T2964" style:family="text">
      <style:text-properties fo:language="ru" fo:country="RU" officeooo:rsid="119c8e02"/>
    </style:style>
    <style:style style:name="T2965" style:family="text">
      <style:text-properties fo:language="ru" fo:country="RU" officeooo:rsid="119cd665"/>
    </style:style>
    <style:style style:name="T2966" style:family="text">
      <style:text-properties fo:language="ru" fo:country="RU" officeooo:rsid="119eb177"/>
    </style:style>
    <style:style style:name="T2967" style:family="text">
      <style:text-properties fo:language="ru" fo:country="RU" officeooo:rsid="119ee730"/>
    </style:style>
    <style:style style:name="T2968" style:family="text">
      <style:text-properties fo:language="ru" fo:country="RU" officeooo:rsid="119f13e4"/>
    </style:style>
    <style:style style:name="T2969" style:family="text">
      <style:text-properties fo:language="ru" fo:country="RU" officeooo:rsid="11a01ddd"/>
    </style:style>
    <style:style style:name="T2970" style:family="text">
      <style:text-properties fo:language="ru" fo:country="RU" officeooo:rsid="11a11191"/>
    </style:style>
    <style:style style:name="T2971" style:family="text">
      <style:text-properties fo:language="ru" fo:country="RU" officeooo:rsid="11a40849"/>
    </style:style>
    <style:style style:name="T2972" style:family="text">
      <style:text-properties fo:language="ru" fo:country="RU" officeooo:rsid="11a48ec4"/>
    </style:style>
    <style:style style:name="T2973" style:family="text">
      <style:text-properties fo:language="ru" fo:country="RU" officeooo:rsid="11a64ccd"/>
    </style:style>
    <style:style style:name="T2974" style:family="text">
      <style:text-properties fo:language="ru" fo:country="RU" officeooo:rsid="11a79ab6"/>
    </style:style>
    <style:style style:name="T2975" style:family="text">
      <style:text-properties fo:language="ru" fo:country="RU" officeooo:rsid="11a7bd28"/>
    </style:style>
    <style:style style:name="T2976" style:family="text">
      <style:text-properties fo:language="ru" fo:country="RU" officeooo:rsid="11aabeef"/>
    </style:style>
    <style:style style:name="T2977" style:family="text">
      <style:text-properties fo:language="ru" fo:country="RU" officeooo:rsid="11abcfc9"/>
    </style:style>
    <style:style style:name="T2978" style:family="text">
      <style:text-properties fo:language="ru" fo:country="RU" officeooo:rsid="11af2abc"/>
    </style:style>
    <style:style style:name="T2979" style:family="text">
      <style:text-properties fo:language="ru" fo:country="RU" officeooo:rsid="11aff85d"/>
    </style:style>
    <style:style style:name="T2980" style:family="text">
      <style:text-properties fo:language="ru" fo:country="RU" officeooo:rsid="11b18718"/>
    </style:style>
    <style:style style:name="T2981" style:family="text">
      <style:text-properties fo:language="ru" fo:country="RU" officeooo:rsid="11b4d7af"/>
    </style:style>
    <style:style style:name="T2982" style:family="text">
      <style:text-properties fo:language="ru" fo:country="RU" officeooo:rsid="11b6a4cd"/>
    </style:style>
    <style:style style:name="T2983" style:family="text">
      <style:text-properties fo:language="ru" fo:country="RU" officeooo:rsid="11b72905"/>
    </style:style>
    <style:style style:name="T2984" style:family="text">
      <style:text-properties fo:language="ru" fo:country="RU" officeooo:rsid="11b863ac"/>
    </style:style>
    <style:style style:name="T2985" style:family="text">
      <style:text-properties fo:language="ru" fo:country="RU" officeooo:rsid="11b8ae44"/>
    </style:style>
    <style:style style:name="T2986" style:family="text">
      <style:text-properties fo:language="ru" fo:country="RU" officeooo:rsid="11ba7acf"/>
    </style:style>
    <style:style style:name="T2987" style:family="text">
      <style:text-properties fo:language="ru" fo:country="RU" officeooo:rsid="11bd7b0c"/>
    </style:style>
    <style:style style:name="T2988" style:family="text">
      <style:text-properties fo:language="ru" fo:country="RU" officeooo:rsid="11bf6499"/>
    </style:style>
    <style:style style:name="T2989" style:family="text">
      <style:text-properties fo:language="ru" fo:country="RU" officeooo:rsid="11c0c7ba"/>
    </style:style>
    <style:style style:name="T2990" style:family="text">
      <style:text-properties fo:language="ru" fo:country="RU" officeooo:rsid="11c1b12d"/>
    </style:style>
    <style:style style:name="T2991" style:family="text">
      <style:text-properties fo:language="ru" fo:country="RU" officeooo:rsid="11c2fdeb"/>
    </style:style>
    <style:style style:name="T2992" style:family="text">
      <style:text-properties fo:language="ru" fo:country="RU" officeooo:rsid="11c6fb49"/>
    </style:style>
    <style:style style:name="T2993" style:family="text">
      <style:text-properties fo:language="ru" fo:country="RU" officeooo:rsid="11c94a14"/>
    </style:style>
    <style:style style:name="T2994" style:family="text">
      <style:text-properties fo:language="ru" fo:country="RU" officeooo:rsid="11ca4d0f"/>
    </style:style>
    <style:style style:name="T2995" style:family="text">
      <style:text-properties fo:language="ru" fo:country="RU" officeooo:rsid="11cad88c"/>
    </style:style>
    <style:style style:name="T2996" style:family="text">
      <style:text-properties fo:language="ru" fo:country="RU" officeooo:rsid="11cba5a8"/>
    </style:style>
    <style:style style:name="T2997" style:family="text">
      <style:text-properties fo:language="ru" fo:country="RU" officeooo:rsid="11cd5ae6"/>
    </style:style>
    <style:style style:name="T2998" style:family="text">
      <style:text-properties fo:language="ru" fo:country="RU" officeooo:rsid="11ce2f4b"/>
    </style:style>
    <style:style style:name="T2999" style:family="text">
      <style:text-properties fo:language="ru" fo:country="RU" officeooo:rsid="11ce966e"/>
    </style:style>
    <style:style style:name="T3000" style:family="text">
      <style:text-properties fo:language="ru" fo:country="RU" officeooo:rsid="11d029af"/>
    </style:style>
    <style:style style:name="T3001" style:family="text">
      <style:text-properties fo:language="ru" fo:country="RU" officeooo:rsid="11d0338a"/>
    </style:style>
    <style:style style:name="T3002" style:family="text">
      <style:text-properties fo:language="ru" fo:country="RU" officeooo:rsid="11d27bba"/>
    </style:style>
    <style:style style:name="T3003" style:family="text">
      <style:text-properties fo:language="ru" fo:country="RU" officeooo:rsid="11d6064f"/>
    </style:style>
    <style:style style:name="T3004" style:family="text">
      <style:text-properties fo:language="ru" fo:country="RU" officeooo:rsid="11d671b5"/>
    </style:style>
    <style:style style:name="T3005" style:family="text">
      <style:text-properties fo:language="ru" fo:country="RU" officeooo:rsid="11d8629c"/>
    </style:style>
    <style:style style:name="T3006" style:family="text">
      <style:text-properties fo:language="ru" fo:country="RU" officeooo:rsid="11d9f2c2"/>
    </style:style>
    <style:style style:name="T3007" style:family="text">
      <style:text-properties fo:language="ru" fo:country="RU" officeooo:rsid="11db7b27"/>
    </style:style>
    <style:style style:name="T3008" style:family="text">
      <style:text-properties fo:language="ru" fo:country="RU" officeooo:rsid="11dfc3c0"/>
    </style:style>
    <style:style style:name="T3009" style:family="text">
      <style:text-properties fo:language="ru" fo:country="RU" officeooo:rsid="11e12d7f"/>
    </style:style>
    <style:style style:name="T3010" style:family="text">
      <style:text-properties fo:language="ru" fo:country="RU" officeooo:rsid="11e22d9f"/>
    </style:style>
    <style:style style:name="T3011" style:family="text">
      <style:text-properties fo:language="ru" fo:country="RU" officeooo:rsid="11e301af"/>
    </style:style>
    <style:style style:name="T3012" style:family="text">
      <style:text-properties fo:language="ru" fo:country="RU" officeooo:rsid="11e67666"/>
    </style:style>
    <style:style style:name="T3013" style:family="text">
      <style:text-properties fo:language="ru" fo:country="RU" officeooo:rsid="11e86257"/>
    </style:style>
    <style:style style:name="T3014" style:family="text">
      <style:text-properties fo:language="ru" fo:country="RU" officeooo:rsid="11e9c6bb"/>
    </style:style>
    <style:style style:name="T3015" style:family="text">
      <style:text-properties fo:language="ru" fo:country="RU" officeooo:rsid="11ea2bc8"/>
    </style:style>
    <style:style style:name="T3016" style:family="text">
      <style:text-properties fo:language="ru" fo:country="RU" officeooo:rsid="11ec8853"/>
    </style:style>
    <style:style style:name="T3017" style:family="text">
      <style:text-properties fo:language="ru" fo:country="RU" officeooo:rsid="11edc4dd"/>
    </style:style>
    <style:style style:name="T3018" style:family="text">
      <style:text-properties fo:language="ru" fo:country="RU" officeooo:rsid="11ef3815"/>
    </style:style>
    <style:style style:name="T3019" style:family="text">
      <style:text-properties fo:language="ru" fo:country="RU" officeooo:rsid="11f03ed5"/>
    </style:style>
    <style:style style:name="T3020" style:family="text">
      <style:text-properties fo:language="ru" fo:country="RU" officeooo:rsid="11f2cd8a"/>
    </style:style>
    <style:style style:name="T3021" style:family="text">
      <style:text-properties fo:language="ru" fo:country="RU" officeooo:rsid="11f2fe30"/>
    </style:style>
    <style:style style:name="T3022" style:family="text">
      <style:text-properties fo:language="ru" fo:country="RU" officeooo:rsid="11f4278a"/>
    </style:style>
    <style:style style:name="T3023" style:family="text">
      <style:text-properties fo:language="ru" fo:country="RU" officeooo:rsid="11f4aeec"/>
    </style:style>
    <style:style style:name="T3024" style:family="text">
      <style:text-properties fo:language="ru" fo:country="RU" officeooo:rsid="11f6de7f"/>
    </style:style>
    <style:style style:name="T3025" style:family="text">
      <style:text-properties fo:language="ru" fo:country="RU" officeooo:rsid="11f903f3"/>
    </style:style>
    <style:style style:name="T3026" style:family="text">
      <style:text-properties fo:language="ru" fo:country="RU" officeooo:rsid="11fc727f"/>
    </style:style>
    <style:style style:name="T3027" style:family="text">
      <style:text-properties fo:language="ru" fo:country="RU" officeooo:rsid="11fd5441"/>
    </style:style>
    <style:style style:name="T3028" style:family="text">
      <style:text-properties fo:language="ru" fo:country="RU" officeooo:rsid="11fe7862"/>
    </style:style>
    <style:style style:name="T3029" style:family="text">
      <style:text-properties fo:language="ru" fo:country="RU" officeooo:rsid="11feef5d"/>
    </style:style>
    <style:style style:name="T3030" style:family="text">
      <style:text-properties fo:language="ru" fo:country="RU" officeooo:rsid="12002d5f"/>
    </style:style>
    <style:style style:name="T3031" style:family="text">
      <style:text-properties fo:language="ru" fo:country="RU" officeooo:rsid="1201f4a6"/>
    </style:style>
    <style:style style:name="T3032" style:family="text">
      <style:text-properties fo:language="ru" fo:country="RU" officeooo:rsid="12060b12"/>
    </style:style>
    <style:style style:name="T3033" style:family="text">
      <style:text-properties fo:language="ru" fo:country="RU" officeooo:rsid="1208ddef"/>
    </style:style>
    <style:style style:name="T3034" style:family="text">
      <style:text-properties fo:language="ru" fo:country="RU" officeooo:rsid="120a870e"/>
    </style:style>
    <style:style style:name="T3035" style:family="text">
      <style:text-properties fo:language="ru" fo:country="RU" officeooo:rsid="120bee7a"/>
    </style:style>
    <style:style style:name="T3036" style:family="text">
      <style:text-properties fo:language="ru" fo:country="RU" officeooo:rsid="120d3aa7"/>
    </style:style>
    <style:style style:name="T3037" style:family="text">
      <style:text-properties fo:language="ru" fo:country="RU" officeooo:rsid="120dbc6a"/>
    </style:style>
    <style:style style:name="T3038" style:family="text">
      <style:text-properties fo:language="ru" fo:country="RU" officeooo:rsid="120fb430"/>
    </style:style>
    <style:style style:name="T3039" style:family="text">
      <style:text-properties fo:language="ru" fo:country="RU" officeooo:rsid="1210e971"/>
    </style:style>
    <style:style style:name="T3040" style:family="text">
      <style:text-properties fo:language="ru" fo:country="RU" officeooo:rsid="12129af3"/>
    </style:style>
    <style:style style:name="T3041" style:family="text">
      <style:text-properties fo:language="ru" fo:country="RU" officeooo:rsid="1217cc5d"/>
    </style:style>
    <style:style style:name="T3042" style:family="text">
      <style:text-properties fo:language="ru" fo:country="RU" officeooo:rsid="121928c7"/>
    </style:style>
    <style:style style:name="T3043" style:family="text">
      <style:text-properties fo:language="ru" fo:country="RU" officeooo:rsid="121ad3a1"/>
    </style:style>
    <style:style style:name="T3044" style:family="text">
      <style:text-properties fo:language="ru" fo:country="RU" officeooo:rsid="121ca28c"/>
    </style:style>
    <style:style style:name="T3045" style:family="text">
      <style:text-properties fo:language="ru" fo:country="RU" officeooo:rsid="121e0d70"/>
    </style:style>
    <style:style style:name="T3046" style:family="text">
      <style:text-properties fo:language="ru" fo:country="RU" officeooo:rsid="121fa926"/>
    </style:style>
    <style:style style:name="T3047" style:family="text">
      <style:text-properties style:text-underline-style="none" officeooo:rsid="1171e4d9"/>
    </style:style>
    <style:style style:name="T3048" style:family="text">
      <style:text-properties officeooo:rsid="11906b56"/>
    </style:style>
    <style:style style:name="T3049" style:family="text">
      <style:text-properties officeooo:rsid="119668ac"/>
    </style:style>
    <style:style style:name="T3050" style:family="text">
      <style:text-properties officeooo:rsid="1197faaf"/>
    </style:style>
    <style:style style:name="T3051" style:family="text">
      <style:text-properties officeooo:rsid="11987e97"/>
    </style:style>
    <style:style style:name="T3052" style:family="text">
      <style:text-properties officeooo:rsid="11989089"/>
    </style:style>
    <style:style style:name="T3053" style:family="text">
      <style:text-properties officeooo:rsid="119bfd10"/>
    </style:style>
    <style:style style:name="T3054" style:family="text">
      <style:text-properties officeooo:rsid="11c3ef68"/>
    </style:style>
    <style:style style:name="T3055" style:family="text">
      <style:text-properties officeooo:rsid="11c4a0e5"/>
    </style:style>
    <style:style style:name="T3056" style:family="text">
      <style:text-properties officeooo:rsid="1220a866"/>
    </style:style>
    <style:style style:name="T3057" style:family="text">
      <style:text-properties officeooo:rsid="12129af3"/>
    </style:style>
    <style:style style:name="T3058" style:family="text">
      <style:text-properties officeooo:rsid="12210542"/>
    </style:style>
    <style:style style:name="T3059" style:family="text">
      <style:text-properties officeooo:rsid="12228bde"/>
    </style:style>
    <style:style style:name="T3060" style:family="text">
      <style:text-properties officeooo:rsid="12236054"/>
    </style:style>
    <style:style style:name="T3061" style:family="text">
      <style:text-properties officeooo:rsid="122520ad"/>
    </style:style>
    <style:style style:name="T3062" style:family="text">
      <style:text-properties officeooo:rsid="1225a826"/>
    </style:style>
    <style:style style:name="T3063" style:family="text">
      <style:text-properties officeooo:rsid="12270d9d"/>
    </style:style>
    <style:style style:name="T3064" style:family="text">
      <style:text-properties officeooo:rsid="1228b9d0"/>
    </style:style>
    <style:style style:name="T3065" style:family="text">
      <style:text-properties officeooo:rsid="1228bf64"/>
    </style:style>
    <style:style style:name="T3066" style:family="text">
      <style:text-properties officeooo:rsid="122a94b9"/>
    </style:style>
    <style:style style:name="T3067" style:family="text">
      <style:text-properties officeooo:rsid="122afb58"/>
    </style:style>
    <style:style style:name="T3068" style:family="text">
      <style:text-properties officeooo:rsid="122c63b6"/>
    </style:style>
    <style:style style:name="T3069" style:family="text">
      <style:text-properties officeooo:rsid="122f47cc"/>
    </style:style>
    <style:style style:name="T3070" style:family="text">
      <style:text-properties officeooo:rsid="1230033a"/>
    </style:style>
    <style:style style:name="T3071" style:family="text">
      <style:text-properties officeooo:rsid="1230fea2"/>
    </style:style>
    <style:style style:name="T3072" style:family="text">
      <style:text-properties officeooo:rsid="12313fe9"/>
    </style:style>
    <style:style style:name="T3073" style:family="text">
      <style:text-properties officeooo:rsid="1232d874"/>
    </style:style>
    <style:style style:name="T3074" style:family="text">
      <style:text-properties officeooo:rsid="12341068"/>
    </style:style>
    <style:style style:name="T3075" style:family="text">
      <style:text-properties officeooo:rsid="12368b43"/>
    </style:style>
    <style:style style:name="T3076" style:family="text">
      <style:text-properties officeooo:rsid="12381600"/>
    </style:style>
    <style:style style:name="T3077" style:family="text">
      <style:text-properties officeooo:rsid="12393212"/>
    </style:style>
    <style:style style:name="T3078" style:family="text">
      <style:text-properties officeooo:rsid="123a3af9"/>
    </style:style>
    <style:style style:name="T3079" style:family="text">
      <style:text-properties officeooo:rsid="123b6b42"/>
    </style:style>
    <style:style style:name="T3080" style:family="text">
      <style:text-properties officeooo:rsid="123bcc6b"/>
    </style:style>
    <style:style style:name="T3081" style:family="text">
      <style:text-properties officeooo:rsid="123c8d09"/>
    </style:style>
    <style:style style:name="T3082" style:family="text">
      <style:text-properties officeooo:rsid="123df596"/>
    </style:style>
    <style:style style:name="T3083" style:family="text">
      <style:text-properties officeooo:rsid="123eeaaf"/>
    </style:style>
    <style:style style:name="T3084" style:family="text">
      <style:text-properties officeooo:rsid="12428de5"/>
    </style:style>
    <style:style style:name="T3085" style:family="text">
      <style:text-properties officeooo:rsid="12450b2d"/>
    </style:style>
    <style:style style:name="T3086" style:family="text">
      <style:text-properties officeooo:rsid="1245ade2"/>
    </style:style>
    <style:style style:name="T3087" style:family="text">
      <style:text-properties officeooo:rsid="12477502"/>
    </style:style>
    <style:style style:name="T3088" style:family="text">
      <style:text-properties officeooo:rsid="124bca8f"/>
    </style:style>
    <style:style style:name="T3089" style:family="text">
      <style:text-properties officeooo:rsid="124c56e2"/>
    </style:style>
    <style:style style:name="T3090" style:family="text">
      <style:text-properties officeooo:rsid="124dd7b2"/>
    </style:style>
    <style:style style:name="T3091" style:family="text">
      <style:text-properties officeooo:rsid="124e9a26"/>
    </style:style>
    <style:style style:name="T3092" style:family="text">
      <style:text-properties officeooo:rsid="12505681"/>
    </style:style>
    <style:style style:name="T3093" style:family="text">
      <style:text-properties officeooo:rsid="12508360"/>
    </style:style>
    <style:style style:name="T3094" style:family="text">
      <style:text-properties officeooo:rsid="12513309"/>
    </style:style>
    <style:style style:name="T3095" style:family="text">
      <style:text-properties officeooo:rsid="125226a9"/>
    </style:style>
    <style:style style:name="T3096" style:family="text">
      <style:text-properties officeooo:rsid="12534fbd"/>
    </style:style>
    <style:style style:name="T3097" style:family="text">
      <style:text-properties officeooo:rsid="1253af94"/>
    </style:style>
    <style:style style:name="T3098" style:family="text">
      <style:text-properties officeooo:rsid="1255d218"/>
    </style:style>
    <style:style style:name="T3099" style:family="text">
      <style:text-properties officeooo:rsid="125780ff"/>
    </style:style>
    <style:style style:name="T3100" style:family="text">
      <style:text-properties officeooo:rsid="1258178c"/>
    </style:style>
    <style:style style:name="T3101" style:family="text">
      <style:text-properties officeooo:rsid="125aa737"/>
    </style:style>
    <style:style style:name="T3102" style:family="text">
      <style:text-properties officeooo:rsid="125b7842"/>
    </style:style>
    <style:style style:name="T3103" style:family="text">
      <style:text-properties officeooo:rsid="125d1c16"/>
    </style:style>
    <style:style style:name="T3104" style:family="text">
      <style:text-properties officeooo:rsid="125dae90"/>
    </style:style>
    <style:style style:name="T3105" style:family="text">
      <style:text-properties officeooo:rsid="125f8b86"/>
    </style:style>
    <style:style style:name="T3106" style:family="text">
      <style:text-properties officeooo:rsid="12615911"/>
    </style:style>
    <style:style style:name="T3107" style:family="text">
      <style:text-properties officeooo:rsid="12627700"/>
    </style:style>
    <style:style style:name="T3108" style:family="text">
      <style:text-properties officeooo:rsid="126354ed"/>
    </style:style>
    <style:style style:name="T3109" style:family="text">
      <style:text-properties officeooo:rsid="1264d6ad"/>
    </style:style>
    <style:style style:name="T3110" style:family="text">
      <style:text-properties officeooo:rsid="1265b51d"/>
    </style:style>
    <style:style style:name="T3111" style:family="text">
      <style:text-properties officeooo:rsid="1266fe2e"/>
    </style:style>
    <style:style style:name="T3112" style:family="text">
      <style:text-properties officeooo:rsid="1268e239"/>
    </style:style>
    <style:style style:name="T3113" style:family="text">
      <style:text-properties officeooo:rsid="126a6110"/>
    </style:style>
    <style:style style:name="T3114" style:family="text">
      <style:text-properties officeooo:rsid="126d993d"/>
    </style:style>
    <style:style style:name="T3115" style:family="text">
      <style:text-properties officeooo:rsid="126dcce3"/>
    </style:style>
    <style:style style:name="T3116" style:family="text">
      <style:text-properties officeooo:rsid="126f8993"/>
    </style:style>
    <style:style style:name="T3117" style:family="text">
      <style:text-properties officeooo:rsid="1270c1ee"/>
    </style:style>
    <style:style style:name="T3118" style:family="text">
      <style:text-properties officeooo:rsid="1270fb38"/>
    </style:style>
    <style:style style:name="T3119" style:family="text">
      <style:text-properties officeooo:rsid="12739dce"/>
    </style:style>
    <style:style style:name="T3120" style:family="text">
      <style:text-properties officeooo:rsid="1273f568"/>
    </style:style>
    <style:style style:name="T3121" style:family="text">
      <style:text-properties officeooo:rsid="1275f618"/>
    </style:style>
    <style:style style:name="T3122" style:family="text">
      <style:text-properties officeooo:rsid="12762adc"/>
    </style:style>
    <style:style style:name="T3123" style:family="text">
      <style:text-properties officeooo:rsid="1278edd6"/>
    </style:style>
    <style:style style:name="T3124" style:family="text">
      <style:text-properties officeooo:rsid="12791c02"/>
    </style:style>
    <style:style style:name="T3125" style:family="text">
      <style:text-properties officeooo:rsid="127b0e93"/>
    </style:style>
    <style:style style:name="T3126" style:family="text">
      <style:text-properties officeooo:rsid="127b9b51"/>
    </style:style>
    <style:style style:name="T3127" style:family="text">
      <style:text-properties officeooo:rsid="127f4373"/>
    </style:style>
    <style:style style:name="T3128" style:family="text">
      <style:text-properties officeooo:rsid="12810b3e"/>
    </style:style>
    <style:style style:name="T3129" style:family="text">
      <style:text-properties officeooo:rsid="128309ad"/>
    </style:style>
    <style:style style:name="T3130" style:family="text">
      <style:text-properties officeooo:rsid="1283b45b"/>
    </style:style>
    <style:style style:name="T3131" style:family="text">
      <style:text-properties officeooo:rsid="128408d2"/>
    </style:style>
    <style:style style:name="T3132" style:family="text">
      <style:text-properties officeooo:rsid="1285b473"/>
    </style:style>
    <style:style style:name="T3133" style:family="text">
      <style:text-properties officeooo:rsid="128639ce"/>
    </style:style>
    <style:style style:name="T3134" style:family="text">
      <style:text-properties officeooo:rsid="12875ff4"/>
    </style:style>
    <style:style style:name="T3135" style:family="text">
      <style:text-properties officeooo:rsid="128961b4"/>
    </style:style>
    <style:style style:name="T3136" style:family="text">
      <style:text-properties officeooo:rsid="1289637c"/>
    </style:style>
    <style:style style:name="T3137" style:family="text">
      <style:text-properties officeooo:rsid="128ad344"/>
    </style:style>
    <style:style style:name="T3138" style:family="text">
      <style:text-properties officeooo:rsid="128c522b"/>
    </style:style>
    <style:style style:name="T3139" style:family="text">
      <style:text-properties officeooo:rsid="128dbe9e"/>
    </style:style>
    <style:style style:name="T3140" style:family="text">
      <style:text-properties officeooo:rsid="128ed23f"/>
    </style:style>
    <style:style style:name="T3141" style:family="text">
      <style:text-properties officeooo:rsid="128ef578"/>
    </style:style>
    <style:style style:name="T3142" style:family="text">
      <style:text-properties officeooo:rsid="128f4d2c"/>
    </style:style>
    <style:style style:name="T3143" style:family="text">
      <style:text-properties officeooo:rsid="128feaec"/>
    </style:style>
    <style:style style:name="T3144" style:family="text">
      <style:text-properties officeooo:rsid="12915e15"/>
    </style:style>
    <style:style style:name="T3145" style:family="text">
      <style:text-properties officeooo:rsid="1292bbc1"/>
    </style:style>
    <style:style style:name="T3146" style:family="text">
      <style:text-properties officeooo:rsid="12935445"/>
    </style:style>
    <style:style style:name="T3147" style:family="text">
      <style:text-properties officeooo:rsid="1298e9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62">Э</text:span><text:span text:style-name="T482">ТО</text:span><text:span text:style-name="T561">Т</text:span><text:span text:style-name="T480"> ГОД </text:span><text:span text:style-name="T482">МОГ БЫ </text:span><text:span text:style-name="T560">СТАТЬ ГОДОМ</text:span><text:span text:style-name="T480"> </text:span><text:span text:style-name="T483">НОВ</text:span><text:span text:style-name="T560">ОГО</text:span><text:span text:style-name="T483"> </text:span><text:span text:style-name="T480">БОЛЬШО</text:span><text:span text:style-name="T560">ГО</text:span><text:span text:style-name="T480"> ВЗРЫВ</text:span><text:span text:style-name="T560">А</text:span>)</text:p>
      <text:p text:style-name="P2"/>
      <text:p text:style-name="P3">В прошлом, словосочетание «Большой взрыв» использовалось как название теории <text:span text:style-name="T462">о </text:span><text:span text:style-name="T461">зарождени</text:span><text:span text:style-name="T462">и</text:span> Вселенной <text:s/><text:span text:style-name="T463">а также</text:span><text:span text:style-name="T1">, </text:span><text:span text:style-name="T463">что вполне логично</text:span><text:span text:style-name="T1">,</text:span> <text:span text:style-name="T1">и </text:span>нашей планеты - Земли. <text:span text:style-name="T460">Имея это в виду, мы не станем возражать и против </text:span><text:span text:style-name="T481">его </text:span><text:span text:style-name="T460">использования в противоположном смысле, говоря о </text:span><text:span text:style-name="T2260">её </text:span><text:span text:style-name="T460">разрушении.</text:span></text:p>
      <text:p text:style-name="P2"/>
      <text:p text:style-name="P4">О парапсихологии мало кому известно в подробностях и <text:span text:style-name="T464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59">они </text:span>не понима<text:span text:style-name="T459">ю</text:span>т <text:span text:style-name="T3">или не хо</text:span><text:span text:style-name="T459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65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58">все эти люди</text:span><text:span text:style-name="T7">. «Если сон сбылся, </text:span><text:span text:style-name="T8">то это ровным счётом ничего не </text:span><text:span text:style-name="T466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67">В с</text:span>ледующи<text:span text:style-name="T467">х</text:span> <text:span text:style-name="T467">строках</text:span> рассматривает<text:span text:style-name="T468">с</text:span><text:span text:style-name="T467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злу, то есть полное разрушение Мира и неизбежная смерть <text:span text:style-name="T68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91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69">ого</text:span><text:span text:style-name="T15"> сомнени</text:span><text:span text:style-name="T469">я</text:span><text:span text:style-name="T15"> навлекут на себя, если </text:span><text:span text:style-name="T69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ЕЩЁ НЕ РАССЛАБ</text:span><text:span text:style-name="T1416">ИЛСЯ</text:span><text:span text:style-name="T17">? НЕ ТОРОПИСЬ. ТЫ ТОЧНО ЗНАЕШЬ, ЧТО нужно делать? <text:s/></text:span><text:span text:style-name="T2265">П</text:span><text:span text:style-name="T18">омни, что даже если </text:span><text:span text:style-name="T2266">в</text:span><text:span text:style-name="T18"> этот раз у тебя ничего ничего не получится, то в </text:span><text:soft-page-break/><text:span text:style-name="T18">конечном итоге это не имеет значения. Профессор Шовен из Страсбургского университета уже доказал, что это вполне возможно сделать</text:span>».</text:p>
      <text:p text:style-name="P11">Профессор Фержер, как <text:span text:style-name="T21">и </text:span>всегда, таким образом <text:span text:style-name="T21">поддерживал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417">рас</text:span>слаблять своё чувствительное тело. <text:span text:style-name="T22">Вскоре оно отяжелело, будто бы налившись свинцом и Робин стал очень-очень медленно закрывать глаза.</text:span></text:p>
      <text:p text:style-name="P13">Теперь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8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отключил все свои мысли.</text:p>
      <text:p text:style-name="P19">Один раз в минуту автоматически <text:span text:style-name="T62">вы</text:span>ключался счётчик Гейгера, с его помощью измерялась и регистрировалась скорость радиоактивного распада.</text:p>
      <text:p text:style-name="P19"/>
      <text:p text:style-name="P20">Робин вышел из транса. Он начал «облегчать» своё отяжелевшее тело точно таким же способом, как и перед началом эксперимента, когда <text:span text:style-name="T27">стал</text:span> его расслаблять. <text:span text:style-name="T28">Закончил с открытием глаз, позволив им полностью от</text:span><text:span text:style-name="T29">к</text:span><text:span text:style-name="T28">рыться на счёт семь. И, наконец, повторил дыхательную процедуру.</text:span></text:p>
      <text:p text:style-name="P21"><text:span text:style-name="T30">Он</text:span> сидел молча, его лицо было бледным и невыразительным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экстрасенсорные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1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2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3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3">Вот у</text:span>же два года <text:span text:style-name="T35">с </text:span>Робином обр<text:span text:style-name="T501">ащались</text:span> как с морской свинкой. <text:span text:style-name="T34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не имеют границ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3">а</text:span>рри.</text:p>
      <text:p text:style-name="P30">«<text:span text:style-name="T36">Хочешь куда-нибудь пойти </text:span><text:span text:style-name="T502">развлечься</text:span><text:span text:style-name="T36">?</text:span>»</text:p>
      <text:p text:style-name="P30">«<text:span text:style-name="T37">Хочу домой, мне н</text:span><text:span text:style-name="T38">еобходимо</text:span><text:span text:style-name="T37"> выспаться. Может быть сходим сегодня вечером или завтра?</text:span>» - <text:span text:style-name="T38">ответил Робин.</text:span></text:p>
      <text:p text:style-name="P31">Его большие зелёные глаза безразлично смотрели снизу вверх, лицо <text:span text:style-name="T304">не </text:span>выдавало <text:span text:style-name="T304">никаких</text:span><text:span text:style-name="T39"> признак</text:span><text:span text:style-name="T304">ов</text:span> эмо<text:span text:style-name="T39">ций</text:span>. <text:span text:style-name="T40">Цвет лица был белым, сравнимым с цветом мраморных статуй.</text:span></text:p>
      <text:p text:style-name="P31">«<text:span text:style-name="T41">Конечно, я всё понимаю. </text:span><text:span text:style-name="T42">Поезжай домой и </text:span><text:span text:style-name="T305">как следует </text:span><text:span text:style-name="T50">отдохни</text:span><text:span text:style-name="T42">. </text:span><text:span text:style-name="T41">Мэтью отвезёт т</text:span><text:span text:style-name="T42">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4">олагаю</text:span>, что вместе с Г<text:span text:style-name="T43">а</text:span>рри и Элисон <text:span text:style-name="T44">займ</text:span><text:span text:style-name="T46">усь</text:span><text:span text:style-name="T44"> </text:span><text:span text:style-name="T46">своими</text:span><text:span text:style-name="T44"> обычными экспериментами. </text:span><text:span text:style-name="T45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7">ответом</text:span> Мэтью и даже не оглянулся назад, чтобы помахать тому рукой на прощание.</text:p>
      <text:p text:style-name="P33"/>
      <text:p text:style-name="P34">Для обратного пути в университет Мэтью выбрал маршрут подлиннее. <text:span text:style-name="T48">Ему было восемнадцать лет, <text:s/>когда профессор предложил работу. Это было шесть лет назад. </text:span><text:span text:style-name="T49">Сейчас он </text:span><text:span text:style-name="T2371">частенько</text:span><text:span text:style-name="T49"> скуча</text:span><text:span text:style-name="T2371">л</text:span><text:span text:style-name="T49"> от тех заданий, которые ему приходилось выполнять.</text:span></text:p>
      <text:p text:style-name="P35"><text:span text:style-name="T64">К</text:span>азалось, что всё внимание уделялось одному лишь Робину. Большинство тестов и необычных экспериментов устраивал<text:span text:style-name="T123">о</text:span>сь для Робина. Всё, о чём говорил профессор Фержер, было о Робине: «Робин сделал это. Робин сделал то. Разве это не чудо? Вы видели что-нибудь подобное?»</text:p>
      <text:p text:style-name="P36">Но это было правдой — ни один человек, живший в этом столетии, не обладал таким<text:span text:style-name="T124">и</text:span> талантами, как у Робина.</text:p>
      <text:p text:style-name="P36"/>
      <text:p text:style-name="P37">Мэтью был высоким и худощавым. <text:span text:style-name="T51">На его лице резко выделялись скулы, а холодные голубые глаза были глубоко посажены в глазницах. </text:span><text:span text:style-name="T52">У него были короткие прямые волосы каштанового цвета, небрежно откинутые назад, о</text:span><text:span text:style-name="T53">бнажая</text:span><text:span text:style-name="T52"> таким образом крупный лоб.</text:span></text:p>
      <text:p text:style-name="P38"><text:span text:style-name="T54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40">Профессор Фержер был пожилым мужчиной примерно шестидесяти лет. Он являлся заведующим кафедрой парапсихологии <text:span text:style-name="T55">в университете. </text:span><text:span text:style-name="T56">Верхняя часть его шевелюры сильно поредела, но большая часть побелевшей копны волос всё ещё была на своём месте.</text:span></text:p>
      <text:p text:style-name="P41">Своей внешностью он напоминал типичного «Безумного профессора» из старинных фильмов ужасов тридцатых годов. <text:span text:style-name="T57">Его густые брови торчали над металлической оправой круглых очков.</text:span></text:p>
      <text:p text:style-name="P42">Он что-то бормотал, затем вздохнул, заикнулся и снова пробормотал, но уже более членораздельно:</text:p>
      <text:p text:style-name="P42"><text:soft-page-break/>«Невероятно, невероят… Никогда не думал, что проживу достаточно долго, чтобы увидеть такое...»</text:p>
      <text:p text:style-name="P43">Он сделал паузу, и затем продолжил:</text:p>
      <text:p text:style-name="P43">«Невероя...»</text:p>
      <text:p text:style-name="P43">Не закончив фразы, он снова погрузился в <text:span text:style-name="T58">свои </text:span>глубокие размышления. <text:span text:style-name="T59">Было похоже, что они приводят его в </text:span><text:span text:style-name="T60">состояние экстаза</text:span><text:span text:style-name="T59">.</text:span></text:p>
      <text:p text:style-name="P44">Но что дальше? <text:span text:style-name="T61">Как все эти данные могли бы помочь ему? Каким образом он мог бы контролировать распад радиоактивных изотопов не прибегая к экстрасенсорным способностям Робина?</text:span></text:p>
      <text:p text:style-name="P45">Профессор стремился контролировать распад радиоактивных элементов с помощью химических или физических методов. Его главная цель состояла в том, чтобы в конечном итоге спасти Человечество от ядерного самоуничтожения, поскольку Третья мировая война многим казалась неизбежной.</text:p>
      <text:p text:style-name="P45"/>
      <text:p text:style-name="P45">«<text:span text:style-name="T65">Нет, нет, всё в порядке! У меня много работы. Иди! Иди! Сегодня ты мне больше не нужен!</text:span>» - <text:span text:style-name="T66">воскликнул он со своим сильным немецким акцентом.</text:span></text:p>
      <text:p text:style-name="P45">«<text:span text:style-name="T67">Увидимся завтра. Присмотри за Робином, теперь он самый ценный человек на Земле. Крайне важно, чтобы то, что сегодня произошло, держалось в строжайшем секрете!</text:span>»</text:p>
      <text:p text:style-name="P46">Свободная от работы половина дня — такое случалось с ними крайне редко. Поэтому Элисон, Гарри и Мэтью быстро собрали свои вещи и <text:span text:style-name="T70">покинули лабораторию, </text:span>остави<text:span text:style-name="T70">в</text:span> профессора бормотать наедине с самим собой.</text:p>
      <text:p text:style-name="P46"/>
      <text:p text:style-name="P46">«<text:span text:style-name="T71">Ну, и что мы теперь будем делать?</text:span>» - <text:span text:style-name="T72">спросил Гарри.</text:span></text:p>
      <text:p text:style-name="P47">Он посмотрел на Элисон, для которой <text:span text:style-name="T73">на самом деле </text:span>и предназначался <text:span text:style-name="T78">вопрос</text:span>.</text:p>
      <text:p text:style-name="P48">Гарри всегда испытывал нежные чувства к Элисон.</text:p>
      <text:p text:style-name="P49">Они познакомились в июне, три года назад. <text:span text:style-name="T74">Перед Гарри и Мэтью предстала робкая восемнадцатилетняя девушка. </text:span><text:span text:style-name="T75">Был безоблачный день. Ярко светило солнце, его лучи казались мерцающими языками пламени, протянувшимися над небом как золотые ленты, тянущие колесницу, на которой </text:span><text:span text:style-name="T77">ездят</text:span><text:span text:style-name="T75"> </text:span><text:span text:style-name="T76">б</text:span><text:span text:style-name="T75">оги.</text:span></text:p>
      <text:p text:style-name="P50">Покраснев, она застенчиво стояла перед ними и смотрела себе под ноги. Пожав им руки, прошептала:</text:p>
      <text:p text:style-name="P50">«Здравствуйте, я Элисон Уитли».</text:p>
      <text:p text:style-name="P50"/>
      <text:p text:style-name="P51">Она выглядела такой невинной, будто бы сама была одним из тех ангелов, что <text:span text:style-name="T81">вечно </text:span>тянут <text:span text:style-name="T86">за собой </text:span>колесницу-Солнце.</text:p>
      <text:p text:style-name="P52">С того самого дня она нравилась ему. Он <text:span text:style-name="T79">старался </text:span>дела<text:span text:style-name="T79">ть</text:span> вид, что его чувства к ней были не более, чем братскими, однако в глубине <text:span text:style-name="T79">его сердца цвела </text:span><text:span text:style-name="T80">совсем другая </text:span><text:span text:style-name="T79">любовь.</text:span></text:p>
      <text:p text:style-name="P52"/>
      <text:p text:style-name="P53">Хотя Элисон и был двадцать один год, <text:span text:style-name="T82">но фактически она была как ребёнок — </text:span><text:span text:style-name="T83">слишком ранимой и уязвимой для окружавшего её </text:span><text:span text:style-name="T1475">б</text:span><text:span text:style-name="T83">ольшого </text:span><text:span text:style-name="T1475">м</text:span><text:span text:style-name="T83">ира. </text:span><text:span text:style-name="T84">Она слишком легко доверяла людям, а также нуждалась в их заботе </text:span><text:span text:style-name="T85">и ласке</text:span><text:span text:style-name="T84">.</text:span></text:p>
      <text:p text:style-name="P54">До <text:span text:style-name="T234">те</text:span>х пор у неё не было никаких отношений с противоположным полом, и это её беспокоило. <text:span text:style-name="T87">Детские психиатры уверили монахинь монастыря, что Элисон больше не подвержена страху. Но в глубине души она </text:span><text:span text:style-name="T88">боялась</text:span><text:span text:style-name="T87"> точно так же, как и тогда, шестнадцать лет назад.</text:span></text:p>
      <text:p text:style-name="P54"/>
      <text:p text:style-name="P55">… той ужасной, ужасной ночью жутко завывал ветер. В оконные стёкла стучал дождь вперемешку с градом. <text:span text:style-name="T89">Оглушительно гремел гром, разнося </text:span><text:span text:style-name="T90">на много миль </text:span><text:span text:style-name="T89">барабанный бой и звон кимвалов — монотонный стук, предвещающий неизбежное зло.</text:span></text:p>
      <text:p text:style-name="P55"/>
      <text:p text:style-name="P100">Раскаты грома гулко отдавались в её голове — глухие, болезненные.</text:p>
      <text:p text:style-name="P56"><text:soft-page-break/>Периодически то тут, то там вспыхивали молнии, освещая серое, местами чернильное пасмурное небо.</text:p>
      <text:p text:style-name="P57">Она била его! Её сердце бешено колотилось, когда она умоляла его оставить маму в покое. Но он не хотел. Он <text:span text:style-name="T1055">делал ей больно</text:span>. Она умоляла его <text:span text:style-name="T92">остановиться </text:span>— но нет, он не слушал.</text:p>
      <text:p text:style-name="P58">Мама кричала ему:</text:p>
      <text:p text:style-name="P58">«…уходи и не возвращайся, пока не протрезвеешь...»</text:p>
      <text:p text:style-name="P58"/>
      <text:p text:style-name="P58">«<text:span text:style-name="T93">Он</text:span>» - <text:span text:style-name="T93">именно так стала называть </text:span><text:span text:style-name="T94">Элисон </text:span><text:span text:style-name="T93">своего отца после той ночи. </text:span><text:span text:style-name="T94">У него был дурной характер, а под действием </text:span><text:span text:style-name="T99">алкоголя</text:span><text:span text:style-name="T94"> отец и вовсе становился жестоким. </text:span><text:span text:style-name="T95">В ту </text:span><text:span text:style-name="T96">самую </text:span><text:span text:style-name="T95">ночь он выпил гораздо больше обычного, проиграв </text:span><text:span text:style-name="T1056">все наличные</text:span><text:span text:style-name="T95"> деньги в казино «Силуэт». </text:span><text:span text:style-name="T97">И во всём он обвинил </text:span><text:span text:style-name="T1057">свою </text:span><text:span text:style-name="T97">жену.</text:span></text:p>
      <text:p text:style-name="P59">Она была необычайно красивой и хрупкой женщиной.</text:p>
      <text:p text:style-name="P60">В ту ночь он надругался над ней. Но тогда Элисон ещё не понимала, что же на самом деле произошло между её отцом и матерью.</text:p>
      <text:p text:style-name="P61">На следующее утро после пробуждения Элисон обнаружила на кухне полуголое, в изодранной одежде, охладевшее тело матери — <text:span text:style-name="T191">та</text:span> покончила с собой.</text:p>
      <text:p text:style-name="P62">Элисон запомнила, как сидела рядом с мёртвым телом своей матери, и как потом побежала к дому соседей. <text:span text:style-name="T98">Слёзы текли по её щекам, когда она дёргала женщину за платье и умоляла её:</text:span></text:p>
      <text:p text:style-name="P62">«Пожалуйста…<text:span text:style-name="T98"> Ну пожалуйста, помогите! Там моя мама...</text:span>»</text:p>
      <text:p text:style-name="P63">Это было всё, что она успела произнести прежде, чем снова захлебнулась в рыданиях.</text:p>
      <text:p text:style-name="P64">С тех пор она больше не видела своего отца. Именно тогда её отвезли и приняли в монастырь, в котором она пробыла до восемнадцати лет.</text:p>
      <text:p text:style-name="P64"/>
      <text:p text:style-name="P65">Теперь Гарри, Мэтью, Элисон и Робин работали вместе, над ними проводились эксперименты, поскольку каждый из них обладал уникальными экстрасенсорными способностями.</text:p>
      <text:p text:style-name="P65"/>
      <text:p text:style-name="P66">Когда они дошли до скамейки, располагавшейся на территории университета, Элисон села на неё <text:span text:style-name="T101">лицом к</text:span> Гарри, а Мэтью остался стоять, опершись одной ногой на скамью. <text:span text:style-name="T100">Он выбил пригоревший табак из своего калебаса — главного сокровища — типичной трубки Шерлока Холмса, </text:span><text:span text:style-name="T102">снова наполнил его и начал курить.</text:span></text:p>
      <text:p text:style-name="P66"/>
      <text:p text:style-name="P66">«<text:span text:style-name="T104">Вчера я</text:span><text:span text:style-name="T103"> на</text:span><text:span text:style-name="T106">чала читать</text:span><text:span text:style-name="T103"> интересную статью...</text:span>» - <text:span text:style-name="T105">начала</text:span><text:span text:style-name="T103"> Элисон и затем продолжила:</text:span></text:p>
      <text:p text:style-name="P66">«<text:span text:style-name="T106">В ней автор пытается выяснить, является ли существование волков-оборотней всего лишь мифом </text:span><text:span text:style-name="T1581">времён Средневековья</text:span><text:span text:style-name="T106">, передаваемым из поколения в поколение как </text:span><text:span text:style-name="T107">элемент </text:span><text:span text:style-name="T106">фольклор</text:span><text:span text:style-name="T107">а</text:span>».</text:p>
      <text:p text:style-name="P66"/>
      <text:p text:style-name="P66">«<text:span text:style-name="T108">С чего это вдруг такой интерес к оборотням?</text:span>» - <text:span text:style-name="T109">спросил Гарри, и его глаза заблестели от любопытства. </text:span><text:span text:style-name="T110">Мэтью, </text:span><text:span text:style-name="T111">не двигаясь,</text:span><text:span text:style-name="T110"> стоял рядом. Наклонившись вперёд и подперев локт</text:span><text:span text:style-name="T111">е</text:span><text:span text:style-name="T110">м колено, он курил свою трубку, глубоко задумавшись.</text:span></text:p>
      <text:p text:style-name="P66">«<text:span text:style-name="T112">Считается, что оборотни были тесно связаны с людьми с особой формой психического заболевания, называемого ликантропией. </text:span><text:span text:style-name="T113">Человек, подвергшийся нападению волка, начинал </text:span><text:span text:style-name="T114">сам</text:span><text:span text:style-name="T113"> </text:span><text:span text:style-name="T115">себя </text:span><text:span text:style-name="T113">считать волком</text:span>».</text:p>
      <text:p text:style-name="P66">«<text:span text:style-name="T1274">У</text:span><text:span text:style-name="T116">-</text:span><text:span text:style-name="T1274">у</text:span><text:span text:style-name="T116">-</text:span><text:span text:style-name="T1274">у</text:span><text:span text:style-name="T116">-у! И что с того? Мы и раньше об этом знали</text:span>» - <text:span text:style-name="T116">ответил </text:span><text:span text:style-name="T2837">ей </text:span><text:span text:style-name="T116">Гарри, </text:span><text:span text:style-name="T1275">подражая волчьему вою и </text:span><text:span text:style-name="T1276">широко улыбаясь</text:span><text:span text:style-name="T116">.</text:span></text:p>
      <text:p text:style-name="P66">«<text:span text:style-name="T117">Не смей</text:span><text:span text:style-name="T1341">ся</text:span><text:span text:style-name="T117">, я ещё не закончила. То, что </text:span><text:span text:style-name="T1277">сегодня </text:span><text:span text:style-name="T2838">сделал </text:span><text:span text:style-name="T117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8">следовательно… О, разве вы не видите, к </text:span><text:span text:style-name="T2449">чему</text:span><text:span text:style-name="T118"> я клоню? </text:span><text:span text:style-name="T119">Что насчёт нас? </text:span><text:span text:style-name="T120">Нам не нужно впадать в безумие, чтобы заставить наш разум делать то, чего мы желаем в любое удобное для нас время</text:span>».</text:p>
      <text:p text:style-name="P67">Гарри и Мэтью непонимающе уставились на неё.</text:p>
      <text:p text:style-name="P67">«Не <text:span text:style-name="T121">улавливаете</text:span>, <text:span text:style-name="T122">да</text:span>?»</text:p>
      <text:p text:style-name="P68"><text:soft-page-break/>Элисон разволновалась и её дыхание начало немного сбиваться, но она продолжила.</text:p>
      <text:p text:style-name="P68">«А что, если и нам попробовать? Представь<text:span text:style-name="T128">т</text:span>е, что каждый из нас может превратиться в любое живо<text:span text:style-name="T688">е существо</text:span> по собственному желанию, не теряя <text:span text:style-name="T126">при этом </text:span>рассудка <text:span text:style-name="T125">и</text:span> полностью контролируя себя?»</text:p>
      <text:p text:style-name="P68"/>
      <text:p text:style-name="P69">Её сердце уже выпрыгивало из груди, а в глубоких карих глазах поблёскивал яркий озорной огонёк.</text:p>
      <text:p text:style-name="P70">Наступила полная тишина. Гарри и Мэтью пытались <text:span text:style-name="T127">осознать</text:span>, <text:span text:style-name="T128">о чём она им говорит</text:span>. Оба находились в состоянии замешательства.</text:p>
      <text:p text:style-name="P71">Она что, серьёзно? <text:span text:style-name="T130">Но р</text:span>азве <text:span text:style-name="T132">это </text:span>возможно? - примерно такие вопросы <text:s/><text:span text:style-name="T129">одолевали </text:span><text:span text:style-name="T131">их </text:span><text:span text:style-name="T129">в данный момент.</text:span></text:p>
      <text:p text:style-name="P71">«<text:span text:style-name="T144">И</text:span><text:span text:style-name="T133"> что вы думаете?</text:span>» - <text:span text:style-name="T133">спросила она, тревожно вглядываясь в их удивлённые лица.</text:span></text:p>
      <text:p text:style-name="P71">«Да…<text:span text:style-name="T134"> М-м-м-м… Конечно… Но всё же, я полагаю, это немного другое...</text:span>»</text:p>
      <text:p text:style-name="P73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 <text:span text:style-name="T135">ей</text:span>.</text:p>
      <text:p text:style-name="P72">«<text:span text:style-name="T136">Это фантастическая идея, Элисон, и мы обязательно должны проверить её. В любом случае, мне уже на</text:span><text:span text:style-name="T138">скучили</text:span><text:span text:style-name="T136"> наши обычные эксперименты. Итак, чего же мы медлим?</text:span>» - <text:span text:style-name="T137">с воодушевлением </text:span><text:span text:style-name="T146">воскликнул</text:span><text:span text:style-name="T137"> Мэтью. </text:span><text:span text:style-name="T139">Точно так же, как Элисон, он был взволнован и полон реши</text:span><text:span text:style-name="T689">мости</text:span><text:span text:style-name="T139">. </text:span><text:span text:style-name="T141">У</text:span><text:span text:style-name="T140">бра</text:span><text:span text:style-name="T141">в</text:span><text:span text:style-name="T140"> ногу со скамейки, </text:span><text:span text:style-name="T141">он</text:span><text:span text:style-name="T140"> </text:span><text:span text:style-name="T142">распрямился и </text:span><text:span text:style-name="T140">повторил:</text:span></text:p>
      <text:p text:style-name="P74">«<text:span text:style-name="T143">Ч</text:span>его мы ждём? Вставайте, мы идём в библиотеку!»</text:p>
      <text:p text:style-name="P75">«В этом нет никакой необходимости. Я уже была в библиотеке и даже провела некоторые исследования» - ответила Элисон, вставая.</text:p>
      <text:p text:style-name="P76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6">«<text:span text:style-name="T145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50">ледует</text:span><text:span text:style-name="T145"> забыть о ней.</text:span>»</text:p>
      <text:p text:style-name="P77">Он сделал небольшую паузу и затем <text:span text:style-name="T147">окончательно </text:span>сдал <text:span text:style-name="T147">все </text:span>свои позиции:</text:p>
      <text:p text:style-name="P77">«<text:span text:style-name="T148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9">и сейчас</text:span><text:span text:style-name="T148">. </text:span><text:span text:style-name="T151">Как уже дважды сказал Мэтью, чего же мы ждём? Вперед! Должно быть, я окончательно свихнулся, раз </text:span><text:span text:style-name="T154">стал участвовать</text:span><text:span text:style-name="T151"> </text:span><text:span text:style-name="T154">в </text:span><text:span text:style-name="T152">эт</text:span><text:span text:style-name="T154">ой</text:span><text:span text:style-name="T152"> безумн</text:span><text:span text:style-name="T154">ой</text:span><text:span text:style-name="T152"> </text:span><text:span text:style-name="T153">зат</text:span><text:span text:style-name="T154">ее</text:span><text:span text:style-name="T151">!</text:span>»</text:p>
      <text:p text:style-name="P78">Вздохнув, Гарри поднялся на ноги, отряхнул куртку и пошёл к красной Сиерре, принадлежавшей Мэтью - автомобиль был припаркован приблизительно в десяти минутах ходьбы от входа в университет.</text:p>
      <text:p text:style-name="P79">Мэтью и Элисон побежали вслед за Гарри. <text:span text:style-name="T155">Элисон была счастлива.</text:span></text:p>
      <text:p text:style-name="P80">Наконец-то её идея может «выстрелить» и <text:span text:style-name="T156">у неё появится возможность доказать, что она на что-то способна. </text:span><text:span text:style-name="T157">До сих пор все только баловали её, не </text:span><text:span text:style-name="T158">рассчитывая на</text:span><text:span text:style-name="T157"> каки</text:span><text:span text:style-name="T158">е</text:span><text:span text:style-name="T157">-либо конструктивны</text:span><text:span text:style-name="T158">е</text:span><text:span text:style-name="T157"> или творчески</text:span><text:span text:style-name="T158">е</text:span><text:span text:style-name="T157"> решени</text:span><text:span text:style-name="T158">я с её стороны</text:span><text:span text:style-name="T157">. </text:span><text:span text:style-name="T159">Для окружавших её людей она была </text:span><text:span text:style-name="T160">милым сердц</text:span><text:span text:style-name="T161">у</text:span><text:span text:style-name="T159"> человеком, у которого в </text:span><text:span text:style-name="T160">любое время</text:span><text:span text:style-name="T159"> можно получить </text:span><text:span text:style-name="T160">хороший </text:span><text:span text:style-name="T159">дружеский совет, но не более </text:span><text:span text:style-name="T162">того</text:span><text:span text:style-name="T159">.</text:span></text:p>
      <text:p text:style-name="P81">Когда они оказались в доме у Элисон, она приготовила для каждого по чашке чая.</text:p>
      <text:p text:style-name="P82">Затем она стала читать для них <text:span text:style-name="T164">вслух </text:span>свой конспект об оборотнях:</text:p>
      <text:p text:style-name="P82">«<text:span text:style-name="T163">Во-первых, оборотни тесно связаны с вампирами. Истории о них известны во всём Старом Свете - от Португалии до берегов Тихого океана, а также от внутренних районов Африки до мыса Нордкап.</text:span></text:p>
      <text:p text:style-name="P83">Там, где не водятся волки, мы находим истории об оборотнях-тиграх и оборотнях-леопардах.</text:p>
      <text:p text:style-name="P84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5">В континентальной Европе таких людей подозревали в том, что они — оборотни.</text:p>
      <text:p text:style-name="P86"><text:soft-page-break/>Я нашла <text:span text:style-name="T165">ещё </text:span>кое-ч<text:span text:style-name="T165">то, что может нам пригодиться. </text:span><text:span text:style-name="T168">К примеру</text:span><text:span text:style-name="T166">, если из тела ведьмы удаётся добыть хотя бы каплю крови, то она </text:span><text:span text:style-name="T167">сразу </text:span><text:span text:style-name="T612">лишается </text:span><text:span text:style-name="T613">всех </text:span><text:span text:style-name="T612">своих сил</text:span><text:span text:style-name="T166">.</text:span></text:p>
      <text:p text:style-name="P87">Превращённому человеку, или оборотню, можно вернуть его прежний <text:span text:style-name="T169">облик </text:span>точно таким <text:span text:style-name="T690">же </text:span>радикальным образом.</text:p>
      <text:p text:style-name="P88"><text:span text:style-name="T170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8"/>
      <text:p text:style-name="P89">Мэтью снова раскурил свою трубку. Он откинул волосы назад и нахм<text:span text:style-name="T172">у</text:span>рился, обдумывая <text:span text:style-name="T171">только что </text:span>представленные им <text:span text:style-name="T184">сведения</text:span>.</text:p>
      <text:p text:style-name="P89"/>
      <text:p text:style-name="P90">Внезапно Гарри встал и воскликнул:</text:p>
      <text:p text:style-name="P90">«<text:span text:style-name="T539">Отлично</text:span>! Пр<text:span text:style-name="T174">евосходно</text:span>! Элисон, ты гений! Если <text:span text:style-name="T173">всё </text:span>получится <text:span text:style-name="T175">так, как задумано</text:span>, то <text:span text:style-name="T173">нас </text:span><text:span text:style-name="T175">уже никто </text:span><text:span text:style-name="T173">не остановит</text:span>!»</text:p>
      <text:p text:style-name="P91">На раскрасневшемся лице Элисон отражались удовольствие и восторг. Она спросила:</text:p>
      <text:p text:style-name="P91">«<text:span text:style-name="T176">Когда </text:span><text:span text:style-name="T421">начнём</text:span><text:span text:style-name="T176">? Мы </text:span><text:span text:style-name="T421">станем </text:span><text:span text:style-name="T176">изве</text:span><text:span text:style-name="T421">щать</text:span><text:span text:style-name="T176"> профессора Фержера о нашем новом проекте?</text:span>»</text:p>
      <text:p text:style-name="P92">Помолчав несколько секунд, она добавила:</text:p>
      <text:p text:style-name="P92">«Мне кажется, что будет лучше держать наш план в <text:span text:style-name="T177">тайне</text:span>.»</text:p>
      <text:p text:style-name="P93">Гарри одобрительно кивнул и спросил:</text:p>
      <text:p text:style-name="P93">«А что насчёт Робина? Мы возьмём его с собой в наше маленькое приключение?»</text:p>
      <text:p text:style-name="P93">«<text:span text:style-name="T178">Нет, я считаю что он ещё слишком молод и неопытен. Ты ведь </text:span><text:span text:style-name="T181">сам </text:span><text:span text:style-name="T178">говорил, что мы не можем полагаться даже на собственные способности</text:span>» - <text:span text:style-name="T178">уверенно </text:span><text:span text:style-name="T179">заявила</text:span><text:span text:style-name="T178"> Элисон.</text:span></text:p>
      <text:p text:style-name="P93">«<text:span text:style-name="T180">Ладно, согласен. Но вообще-то я обещал Робину, что мы заглянем к нему сегодня вечером, ненадолго</text:span>» - <text:span text:style-name="T180">добавил Мэтью.</text:span></text:p>
      <text:p text:style-name="P93">«<text:span text:style-name="T182">Ну и отлично, </text:span><text:span text:style-name="T1582">сдержим обещание!</text:span>» - <text:span text:style-name="T183">ответила </text:span><text:span text:style-name="T182">Элисон.</text:span></text:p>
      <text:p text:style-name="P94">Прежде чем они собрались уходить, она убрала все свои записки, а Гарри отнёс чашки на кухню.</text:p>
      <text:p text:style-name="P94"/>
      <text:p text:style-name="P95">ВТОРАЯ ГЛАВА</text:p>
      <text:p text:style-name="P95"/>
      <text:p text:style-name="P95">СКВОЗЬ ТЬМУ</text:p>
      <text:p text:style-name="P95"/>
      <text:p text:style-name="P96">СТОЯЛ ПРЕКРАСНЫЙ ВЕСЕННИЙ ДЕН<text:span text:style-name="T214">Ь</text:span>. СВЕТИЛО СОЛНЦЕ. НА НЕБЕ НЕ БЫЛО НИ ЕДИНОГО обла<text:span text:style-name="T2834">ч</text:span>ка. Нарциссы в парке слегка покачивались на ветру, напоминая собой волны в океане жёлтого цвета. <text:span text:style-name="T186">Их яркие, жёлто-охристые цветки склонялись перед Солнцем, </text:span><text:span text:style-name="T614">словно</text:span><text:span text:style-name="T186"> на богослужении. Ветер доносил запах свежескошенной травы.</text:span></text:p>
      <text:p text:style-name="P96"/>
      <text:p text:style-name="P97">Гарри проснулся от пульсирующей боли в голове. Накануне, покинув остальных, он случайно встретил в кино своего старого друга. <text:span text:style-name="T187">До раннего утра они выпивали и веселились, вспоминая студенческие годы. </text:span><text:span text:style-name="T188">На двоих они выпили бутылку вина, бренди и виски, оставшийся с Рождества.</text:span></text:p>
      <text:p text:style-name="P98">Он стоял у окна, глубоко вдыхая свежий воздух <text:span text:style-name="T189">и прикрывал глаза рукой, оберегая их от, </text:span><text:span text:style-name="T190">как ему тогда казалось,</text:span><text:span text:style-name="T189"> яркого солнечного света</text:span>.</text:p>
      <text:p text:style-name="P99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92">Несмотря на на то, что большую часть вечеринки он держался молодцом, падение наступило </text:span><text:span text:style-name="T193">сразу же, как только</text:span><text:span text:style-name="T192"> </text:span><text:span text:style-name="T193">он </text:span><text:span text:style-name="T192">начал смешивать напитки.</text:span></text:p>
      <text:p text:style-name="P101"><text:span text:style-name="T225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102">Сейчас ему с трудом давались воспоминания о том, что именно происходило после того, как он покинул остальных.</text:p>
      <text:p text:style-name="P103"><text:soft-page-break/>Мэтью и Робин жили в <text:span text:style-name="T195">разных частях </text:span>одно<text:span text:style-name="T195">го</text:span> дом<text:span text:style-name="T195">а</text:span>, располагавш<text:span text:style-name="T195">егося</text:span> на Девоншир-роуд, в поместье Бедфорд-плейс. Элисон <text:span text:style-name="T194">жила вместе с Гарри</text:span> на Оксфорд-стрит, на другом конце города.</text:p>
      <text:p text:style-name="P103"/>
      <text:p text:style-name="P103">«<text:span text:style-name="T196">Гарри, ты уже собрался? Помнишь, ты обещал сегодня утром отвезти Робина в университет. </text:span><text:span text:style-name="T197">Гарри, ты в порядке? Скажи что-нибудь!</text:span>» - <text:span text:style-name="T197">закричала Элисон, стуча в дверь его спальни.</text:span></text:p>
      <text:p text:style-name="P103">«<text:span text:style-name="T199">Ты м</text:span><text:span text:style-name="T198">ожешь войти, Эли.</text:span>»</text:p>
      <text:p text:style-name="P104">Войдя, она сразу увидела неубранную комнату и разбитый внешний вид молодого человека.</text:p>
      <text:p text:style-name="P104">«<text:span text:style-name="T200">Да, я слышала, когда ты вернулся домой. Это было в три безбожных часа утра. Чёрт возьми, что с тобой случилось? Ты выглядишь хуже, чем смерть на сковород</text:span><text:span text:style-name="T201">е.</text:span>»</text:p>
      <text:p text:style-name="P104">«<text:span text:style-name="T202">Знаю, знаю… Можешь не продолжать. </text:span><text:span text:style-name="T203">Я встретил </text:span><text:span text:style-name="T204">одного</text:span><text:span text:style-name="T203"> старого друга, мы вместе </text:span><text:span text:style-name="T206">с ним </text:span><text:span text:style-name="T203">учились в колледже. </text:span><text:span text:style-name="T207">Ну, т</text:span><text:span text:style-name="T205">ы </text:span><text:span text:style-name="T207">должна знать</text:span><text:span text:style-name="T205">, как </text:span><text:span text:style-name="T207">обычно </text:span><text:span text:style-name="T205">происходят такие встречи. Просто мы вчера слегка перебрали, вот и всё...</text:span>»</text:p>
      <text:p text:style-name="P104">«<text:span text:style-name="T209">Послушай, </text:span><text:span text:style-name="T208">Элисон! </text:span><text:span text:style-name="T209">Б</text:span><text:span text:style-name="T208">удь добра, забери Робина вместо меня. Я даже не в силах представить, </text:span><text:span text:style-name="T2839">как</text:span><text:span text:style-name="T208"> сегодня утром встречусь с профессором.</text:span>»</text:p>
      <text:p text:style-name="P105">Он смотрел на неё глазами ребёнка, который совершил проступок, в страхе ожидающего неминуемого наказания.</text:p>
      <text:p text:style-name="P106">Затем он произнёс, вкрадчиво:</text:p>
      <text:p text:style-name="P106">«Пожалуйста...»</text:p>
      <text:p text:style-name="P107">Она кивнула и вышла из комнаты, предоставив Гарри возможность с облегчением поискать в ванной таблетку парацетамола.</text:p>
      <text:p text:style-name="P105"/>
      <text:p text:style-name="P108">Когда Элисон <text:span text:style-name="T228">уже была</text:span> <text:span text:style-name="T228">во</text:span><text:span text:style-name="T229">з</text:span><text:span text:style-name="T228">ле</text:span> дом<text:span text:style-name="T228">а</text:span> Робина, она увидела, как он смотрит <text:span text:style-name="T2840">на неё из</text:span> <text:span text:style-name="T2841">открытого </text:span>окн<text:span text:style-name="T2840">а</text:span> на верх<text:span text:style-name="T2840">нем этаже</text:span>.</text:p>
      <text:p text:style-name="P108">«Доброе утро, Робин. Ты уже готов? Надеюсь, ты позавтракал?»</text:p>
      <text:p text:style-name="P109">Робин направился <text:span text:style-name="T615">вглубь</text:span> <text:span text:style-name="T616">своей </text:span>спальн<text:span text:style-name="T615">и</text:span>, по пути отвечая на вопрос Элисон:</text:p>
      <text:p text:style-name="P109">«Нет, я не завтракал. Поднимайся, я буду готов через пять минут.»</text:p>
      <text:p text:style-name="P110">Он сел на пол и продолжил <text:span text:style-name="T470">прерванное </text:span>чтение. <text:span text:style-name="T210">Ему нужно было готовиться к </text:span><text:span text:style-name="T471">предстоящим </text:span><text:span text:style-name="T210">экзаменам.</text:span></text:p>
      <text:p text:style-name="P110">«<text:span text:style-name="T211">Тебе чем-нибудь помочь? Что ты ищешь?</text:span>» - <text:span text:style-name="T211">спросила она, заглядывая Робину через плечо.</text:span></text:p>
      <text:p text:style-name="P110">«<text:span text:style-name="T212">Всё в порядке. Я только положу эти книги в свою сумку и мы сразу по</text:span><text:span text:style-name="T235">е</text:span><text:span text:style-name="T212">д</text:span><text:span text:style-name="T236">е</text:span><text:span text:style-name="T212">м.</text:span>»</text:p>
      <text:p text:style-name="P110">«<text:span text:style-name="T213">Что случилось, Робин? Последние несколько дней ты ведёшь себя очень странно.</text:span>»</text:p>
      <text:p text:style-name="P111">Она выдержала паузу и затем продолжила:</text:p>
      <text:p text:style-name="P111">«<text:span text:style-name="T215">Прошлой ночью ты не произнёс ни слова. Ну же, Робин, ты ведь знаешь, что мне можно доверять.</text:span>»</text:p>
      <text:p text:style-name="P112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горел <text:span text:style-name="T219">злобный огонёк</text:span>.</text:p>
      <text:p text:style-name="P112">«<text:span text:style-name="T217">Всё нормально</text:span><text:span text:style-name="T216">. Просто я… Я… Слишком остро чувствую всё… </text:span><text:span text:style-name="T218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85">Без вашей слежки я</text:span><text:span text:style-name="T218"> </text:span><text:span text:style-name="T2842">даже </text:span><text:span text:style-name="T218">не могу чихнуть или сходить в туалет!</text:span>»</text:p>
      <text:p text:style-name="P112">«<text:span text:style-name="T220">Я не хотела...</text:span>»</text:p>
      <text:p text:style-name="P113">«Да! Вот оно! Именно это я и имею в виду. <text:span text:style-name="T221">Все просто хотят быть добренькими и заботиться обо мне. Ах, бедный Робин! Он же остался без родителей, ну разве он не лап</text:span><text:span text:style-name="T222">уля</text:span><text:span text:style-name="T221">? </text:span><text:span text:style-name="T222">Погладьте его по голов</text:span><text:span text:style-name="T223">ке</text:span><text:span text:style-name="T222">. Никто из вас никогда не воспринимал меня всерьёз! Ради </text:span><text:span text:style-name="T224">всего святого</text:span><text:span text:style-name="T222">, я учусь на последнем курсе!</text:span>»</text:p>
      <text:p text:style-name="P114">Он уже почти <text:span text:style-name="T233">срывался на крик</text:span>. В его глазах блестели слёзы.</text:p>
      <text:p text:style-name="P114"/>
      <text:p text:style-name="P114">«<text:span text:style-name="T226">Ладно, я подожду тебя внизу, пока ты будешь собирать вещи</text:span>» - <text:span text:style-name="T227">спокойно ответила Элисон и вышла из комнаты, пребывая в состоянии 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72">срыв</text:span><text:span text:style-name="T227">.</text:span></text:p>
      <text:p text:style-name="P114"><text:soft-page-break/></text:p>
      <text:p text:style-name="P115">Всю дорогу, пока они ехали в университет, Робин и Элисон не обменялись ни словом. <text:span text:style-name="T230">В конце пути Элисон </text:span><text:span text:style-name="T473">первой </text:span><text:span text:style-name="T230">нарушила </text:span><text:span text:style-name="T231">ледяную тишину</text:span><text:span text:style-name="T230">:</text:span></text:p>
      <text:p text:style-name="P116">«Пообедаешь с нами? Если не против, то мы встретим тебя в столовой около часа дня.»</text:p>
      <text:p text:style-name="P117">Она снова завела машину.</text:p>
      <text:p text:style-name="P117">«<text:span text:style-name="T232">Да. Благодарю.</text:span>»</text:p>
      <text:p text:style-name="P118">В <text:span text:style-name="T474">его интонации присутствовала </text:span>некоторая резкость.</text:p>
      <text:p text:style-name="P118"/>
      <text:p text:style-name="P119">Элисон вела машину и слушала по радио классическую музыку, Вагнера. Внезапно она <text:s/>вздрогнула - <text:span text:style-name="T237">е</text:span>й стало так холодно, что она <text:span text:style-name="T475">даже </text:span><text:span text:style-name="T242">не </text:span><text:span text:style-name="T476">с</text:span>могла подвигать плечами. <text:span text:style-name="T239">Какое</text:span><text:span text:style-name="T238"> с</text:span>транное ощущение - до сих пор она не испытывала ничего подобного. Её начал обволакивать страх, она как будто предчувствовала, что с ней обязательно <text:span text:style-name="T243">случится </text:span>что-то <text:span text:style-name="T238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41">без оглядки</text:span>…</text:p>
      <text:p text:style-name="P120">Бежать куда? От <text:span text:style-name="T240">чего</text:span>?</text:p>
      <text:p text:style-name="P120"/>
      <text:p text:style-name="P121">Когда она вернулась домой, её <text:span text:style-name="T247">всю </text:span>трясло от страха. <text:span text:style-name="T244">Дверь открыл Гарри.</text:span></text:p>
      <text:p text:style-name="P121">«<text:span text:style-name="T245">Эли, что случилось? Проходи, присядь.</text:span>»</text:p>
      <text:p text:style-name="P122">Он взял её за руку и по<text:span text:style-name="T246">д</text:span>вёл к <text:span text:style-name="T250">дивану</text:span>.</text:p>
      <text:p text:style-name="P122">«<text:span text:style-name="T246">Почему ты дрожишь? Эли, посмотри на меня и расскажи, что случилось. Ты что, попала в аварию? Успокойся, глубоко дыши.</text:span>»</text:p>
      <text:p text:style-name="P123">Гарри разволновался, не зная что <text:span text:style-name="T617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48">же </text:span>могло случиться с милым <text:span text:style-name="T248">его сердцу </text:span>другом.</text:p>
      <text:p text:style-name="P123">«Эли, тебе плохо? Ты выглядишь так, будто увидела привидение.»</text:p>
      <text:p text:style-name="P123">«<text:span text:style-name="T249">Гарри, обними меня. Скажи, что я сплю. Мне очень страшно. Не оставляй меня. Никогда.</text:span>»</text:p>
      <text:p text:style-name="P124">Она села на диван рядом с Гарри, прижавшись к нему <text:span text:style-name="T253">и </text:span>он крепко обнял <text:span text:style-name="T252">её</text:span>. Элисон была на грани истерики, <text:span text:style-name="T259">вся </text:span><text:span text:style-name="T258">бледная</text:span>, словно <text:span text:style-name="T258">белое </text:span>полотно.</text:p>
      <text:p text:style-name="P124">«<text:span text:style-name="T251">Не волнуйся, я не оставлю тебя одну. Пожалуйста, перестань плакать и успокойся. Ты теперь в полной безопасности.</text:span>»</text:p>
      <text:p text:style-name="P125">Он легонько поцеловал макушку <text:span text:style-name="T255">девушки</text:span>, пытаясь утешить <text:span text:style-name="T260">её </text:span><text:span text:style-name="T254">и уверить </text:span><text:span text:style-name="T260">в том</text:span><text:span text:style-name="T254">, что в их доме ей не грозит никакая опасность.</text:span></text:p>
      <text:p text:style-name="P125">«<text:span text:style-name="T256">Всё </text:span><text:span text:style-name="T257">в порядке</text:span><text:span text:style-name="T256">. </text:span><text:span text:style-name="T257">А теперь расскажи мне, что случилось. Кто тебя так расстроил? Я хочу знать, Элисон!</text:span>» - <text:span text:style-name="T257">произнёс Гарри строгим голосом.</text:span></text:p>
      <text:p text:style-name="P126">«Никто… Я просто… Ох, я не знаю, с чего начать.»</text:p>
      <text:p text:style-name="P127">Она начала очень сбивчиво и понять её было очень трудно, но всё-таки продолжила:</text:p>
      <text:p text:style-name="P127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63">неясные </text:span>чёрные тени, из-за них я несколько раз чуть было не угодила в аварию… Гарри, это было ужасно! <text:span text:style-name="T261">На меня навалилось ощущение невыносимого горя, </text:span><text:span text:style-name="T266">как</text:span><text:span text:style-name="T261"> серо-чёрная туча. </text:span><text:span text:style-name="T262">Я будто </text:span><text:span text:style-name="T266">бы </text:span><text:span text:style-name="T262">воочию наблюдала, как эта туча сгущается надо мной, клубится… </text:span><text:span text:style-name="T264">И о</text:span><text:span text:style-name="T262">на не принесёт ничего, кроме страданий… </text:span><text:span text:style-name="T265">Гарри, это дурной знак, что-то плохое обязательно должно произойти, </text:span><text:span text:style-name="T267">и очень скоро!</text:span>»</text:p>
      <text:p text:style-name="P127">«<text:span text:style-name="T268">Эли, всё будет хорошо. </text:span><text:span text:style-name="T269">Ни</text:span><text:span text:style-name="T330">к</text:span><text:span text:style-name="T269">то и ничто не причинит тебе вреда. </text:span><text:span text:style-name="T270">Ты в полной безопасности. </text:span><text:span text:style-name="T477">Я</text:span><text:span text:style-name="T270"> про</text:span><text:span text:style-name="T1284">веду</text:span><text:span text:style-name="T270"> с тобой весь остаток для и всю ночь. Тебя это устроит?</text:span>»</text:p>
      <text:p text:style-name="P128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71">Но в одном </text:span><text:span text:style-name="T272">Гарри</text:span><text:span text:style-name="T271"> был абсолютно уверен - не стоит оставлять её одну, пока она находится в таком разбитом состоянии. </text:span><text:span text:style-name="T272">В одиночку она бы не смогла пережить навалившегося на неё несчастья.</text:span></text:p>
      <text:p text:style-name="P128"><text:soft-page-break/>«<text:span text:style-name="T273">Спасибо, Гарри. Теперь я чувствую себя намного лучше. </text:span><text:span text:style-name="T274">Ты наверное думаешь, что я сошла с ума. </text:span><text:span text:style-name="T275">Я </text:span><text:span text:style-name="T277">понимаю</text:span><text:span text:style-name="T275">, </text:span><text:span text:style-name="T276">что всё сказанное з</text:span><text:span text:style-name="T275">вучит нелепо, но...</text:span>»</text:p>
      <text:p text:style-name="P129">Гарри прервал её:</text:p>
      <text:p text:style-name="P129">«<text:span text:style-name="T278">Я верю тебе. Мне ещё </text:span><text:span text:style-name="T279">никогда </text:span><text:span text:style-name="T278">не доводилось видеть такого испуганного выражения лица как у тебя, двадцать минут назад.</text:span>»</text:p>
      <text:p text:style-name="P129">«<text:span text:style-name="T280">Ещё раз спасибо!</text:span>»</text:p>
      <text:p text:style-name="P130">Прижавшись поближе к Гарри, она положила голову на его руки и уснула. Он крепко держал её и не двигался до тех пор, пока не позвонили в дверь. Элисон проснулась.</text:p>
      <text:p text:style-name="P130">«<text:span text:style-name="T281">Прости, Гарри. Я не думала, что усну. </text:span><text:span text:style-name="T282">Сколько </text:span><text:span text:style-name="T284">я проспала</text:span><text:span text:style-name="T283">?</text:span>» - <text:span text:style-name="T285">спросила она протерев глаза и вытянув руки.</text:span></text:p>
      <text:p text:style-name="P130">«<text:span text:style-name="T285">Не волнуйся, всего час.</text:span>»</text:p>
      <text:p text:style-name="P130">«<text:span text:style-name="T285">Я открою</text:span>» - <text:span text:style-name="T285">ответила она, вставая.</text:span></text:p>
      <text:p text:style-name="P130">«<text:span text:style-name="T286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88">именно</text:span><text:span text:style-name="T286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89">Происходит что-то очень </text:span><text:span text:style-name="T287">серьёзное. </text:span><text:span text:style-name="T289">Думаю, н</text:span><text:span text:style-name="T287">ам стоит повнимательнее следить за ним.</text:span>»</text:p>
      <text:p text:style-name="P131">Она замолчала и стала открывать дверь.</text:p>
      <text:p text:style-name="P131">«<text:span text:style-name="T331">Здравствуйте</text:span><text:span text:style-name="T290">, чем могу помочь?</text:span>»</text:p>
      <text:p text:style-name="P132">На пороге неподвижно стоял мужчина приблизительно <text:span text:style-name="T332">лет </text:span>сорока. Руки в карманах.</text:p>
      <text:p text:style-name="P146">Ответа не последовало. Незнакомец смотрел прямо сквозь неё, его взгляд был словно горячий нож, разрезающий холодный кусок масла.</text:p>
      <text:p text:style-name="P132">«<text:span text:style-name="T291">Вы - друг Гарри?</text:span>» - <text:span text:style-name="T292">спросила Элисон.</text:span></text:p>
      <text:p text:style-name="P132">«<text:span text:style-name="T293">Элисон, это ты?</text:span>» - <text:span text:style-name="T293">спросил неизвестный. Он вынул руки из карманов и поманил её к себе.</text:span></text:p>
      <text:p text:style-name="P130">«<text:span text:style-name="T294">Элисон Уитли, не так ли? </text:span><text:span text:style-name="T295">Ты меня не помнишь? </text:span><text:span text:style-name="T296">Может быть, ты пригласишь меня войти?</text:span>»</text:p>
      <text:p text:style-name="P133">Не дожидаясь ответа он вошёл сам, направляясь в гостиную и разглядывая по пути холл. <text:span text:style-name="T297">Элисон была в смятении. Кем был этот человек, который буквально ворвался внутрь даже не представившись? </text:span><text:span text:style-name="T298">Она быстро последовала за ним. </text:span><text:span text:style-name="T299">Гарри посмотрел на Элисон, будто бы спрашивая, </text:span><text:span text:style-name="T333">кто это</text:span><text:span text:style-name="T299">. </text:span><text:span text:style-name="T300">О</text:span><text:span text:style-name="T299">на </text:span><text:span text:style-name="T302">лишь</text:span><text:span text:style-name="T299"> пожала плечами </text:span><text:span text:style-name="T300">ему в ответ</text:span><text:span text:style-name="T299">. </text:span><text:span text:style-name="T301">Мгновением позже она побледнела.</text:span></text:p>
      <text:p text:style-name="P134">Это был он! Он пришёл сюда! Это из-за него у неё были видения этим утром. Это он был злом!</text:p>
      <text:p text:style-name="P134">«<text:span text:style-name="T303">Кто вы? Что вам от меня </text:span><text:span text:style-name="T311">нужно</text:span><text:span text:style-name="T303">?</text:span>»</text:p>
      <text:p text:style-name="P135">На мгновение она <text:span text:style-name="T334">запнулась</text:span>…</text:p>
      <text:p text:style-name="P135">«Меня это не касается. Пожалуйста, уходите!»</text:p>
      <text:p text:style-name="P135"/>
      <text:p text:style-name="P136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слова лились, как вода, лениво скользящая по округлым валунам в ручье.</text:p>
      <text:p text:style-name="P136">«<text:span text:style-name="T304">Разве ты не помнишь меня? </text:span><text:span text:style-name="T306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307">Мне понадобилось много времени, чтобы разыскать тебя. </text:span><text:span text:style-name="T308">Разве ты не хочешь меня </text:span><text:span text:style-name="T335">обнять</text:span><text:span text:style-name="T308">?</text:span>»</text:p>
      <text:p text:style-name="P137">Он протянул к ней свои жуткие длинные руки, рассчитывая заключить в объятия свою давно потерянную дочь.</text:p>
      <text:p text:style-name="P137">«<text:span text:style-name="T309">Ты! Ты мой отец? </text:span><text:span text:style-name="T310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312">Уходи и больше никогда не возвращайся, </text:span><text:span text:style-name="T314">я</text:span><text:span text:style-name="T312"> не хочу тебя видеть!</text:span>» - <text:span text:style-name="T315">зло</text:span><text:span text:style-name="T313"> сказала она ему.</text:span></text:p>
      <text:p text:style-name="P138">Нахлынули воспоминания о той ночи и слёзы тут же подступили к её глазам.</text:p>
      <text:p text:style-name="P139">Её охватило чувство горя. Что она сделала не так, почему это «нечто» снова появилось в её жизни? <text:span text:style-name="T316">Он не мог привнести в её жизнь ничего, кроме новых неприятностей.</text:span></text:p>
      <text:p text:style-name="P140"><text:soft-page-break/>Злобное существо, по ошибке именуемое человеком, возвращается к ней <text:span text:style-name="T317">по истечении </text:span>шестнадцати лет? Зачем? <text:span text:style-name="T318">Что он хотел ей доказать, появившись вот так, ни с того ни с сего? </text:span><text:span text:style-name="T319">За всё это время он ни разу не проявил интереса к её судьбе.</text:span></text:p>
      <text:p text:style-name="P141">Элисон покинула комнату и побежала наверх. Гарри встал на пути между ней и мистером Уитли:</text:p>
      <text:p text:style-name="P141">«Вы слышали её! Убирайтесь!»</text:p>
      <text:p text:style-name="P142">Одной рукой он перегораживал лестницу, ведущую наверх, другой указывал на входную дверь.</text:p>
      <text:p text:style-name="P142">«<text:span text:style-name="T320">Но я только хотел...</text:span>»</text:p>
      <text:p text:style-name="P142">«<text:span text:style-name="T320">Уходите! На сегодня вы </text:span><text:span text:style-name="T322">уже </text:span><text:span text:style-name="T320">причинили достаточно непри</text:span><text:span text:style-name="T321">я</text:span><text:span text:style-name="T320">тностей!</text:span>»</text:p>
      <text:p text:style-name="P143">Нежеланный гость удалился совершенно спокойно, не сожалея ни минуты о том несчастье, которое принёс <text:span text:style-name="T336">вместе </text:span>с собой.</text:p>
      <text:p text:style-name="P144">Гарри побежал в спальню Элисон.</text:p>
      <text:p text:style-name="P144">«<text:span text:style-name="T323">Элисон, пожалуйста, открой дверь. Его уже нет. Не волнуйся, я не позволю ему вернуться.</text:span>»</text:p>
      <text:p text:style-name="P145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5">«<text:span text:style-name="T324">Эли, пожалуйста! Я не могу ничем тебе помочь, пока ты за</text:span><text:span text:style-name="T337">пер</text:span><text:span text:style-name="T324">та в </text:span><text:span text:style-name="T327">своей </text:span><text:span text:style-name="T326">спальне</text:span><text:span text:style-name="T324">! Ты могла бы мне всё объяснить, ведь я ничего не знаю о твоём прошлом! </text:span><text:span text:style-name="T325">Пребывание в </text:span><text:span text:style-name="T328">там</text:span><text:span text:style-name="T325"> </text:span><text:span text:style-name="T338">совершенно точно </text:span><text:span text:style-name="T325">не решит твоих проблем и не заставит их исчезнуть!</text:span>»</text:p>
      <text:p text:style-name="P147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29">Перестав говорить, он стоял и прислушивался, ожидая хоть какого-нибудь ответа.</text:span></text:p>
      <text:p text:style-name="P148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9">Элисон упала в объятия Гарри и расплакалась, но скороее от радости и облегчения, чем от страха. Гарри <text:span text:style-name="T339">нежно гладил рукой её шею</text:span>, пытаясь успокоить.</text:p>
      <text:p text:style-name="P149">«<text:span text:style-name="T340">Эли, милая. Не волнуйся, он не сможет сделать тебе ничего плохого.</text:span>»</text:p>
      <text:p text:style-name="P150">В сердцах она оттолкнула Гарри от себя:</text:p>
      <text:p text:style-name="P150">«Ты совсем ничего о нём не знаешь! Откуда такая самоуверенность? Ты даже не представляешь, на что он способен и не имеешь <text:span text:style-name="T343">ни </text:span>малейшего п<text:span text:style-name="T341">онятия</text:span> о том, через какие пытки он заставил пройти мою мать и меня! Тебя не было с нами! <text:span text:style-name="T342">Так что не говори мне о том, чего он не сможет! </text:span><text:span text:style-name="T343">Я думала, что все кошмарные воспоминания наконец-то похоронены, но, как только он вошёл сюда </text:span><text:span text:style-name="T344">и я его узнала</text:span><text:span text:style-name="T343">, они снова накрыли меня </text:span><text:span text:style-name="T344">в одно мгновение</text:span><text:span text:style-name="T343">!</text:span>»</text:p>
      <text:p text:style-name="P150">«<text:span text:style-name="T345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47">даже </text:span><text:span text:style-name="T345">не смогу что-</text:span><text:span text:style-name="T346">нибудь</text:span><text:span text:style-name="T345"> посоветовать </text:span><text:span text:style-name="T347">тебе</text:span><text:span text:style-name="T345">!</text:span>»</text:p>
      <text:p text:style-name="P150">«<text:span text:style-name="T348">Да, наверное ты прав. Возможно, мне </text:span><text:span text:style-name="T349">и </text:span><text:span text:style-name="T348">следовало рассказать вам… </text:span><text:span text:style-name="T349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52">В</text:span><text:span text:style-name="T350">ыдавая желаемое за действительное, </text:span><text:span text:style-name="T352">я</text:span><text:span text:style-name="T351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51">Она немного помолчала и продолжила:</text:p>
      <text:p text:style-name="P152">«<text:span text:style-name="T353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54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55">Это было ужасно, отвратительно. Потом он ушёл, а мама убила себя. Я нашла её тело, полуголое, </text:span><text:span text:style-name="T357">в синяках и ссадинах</text:span><text:span text:style-name="T355">, лежащим на полу </text:span><text:span text:style-name="T356">в кухне</text:span><text:span text:style-name="T355">.</text:span></text:p>
      <text:p text:style-name="P152"><text:span text:style-name="T358">Боже мой! От этих воспоминаний у меня </text:span><text:span text:style-name="T359">кружится </text:span><text:span text:style-name="T358">голова, мне очень плохо. </text:span><text:span text:style-name="T359">Обними меня крепче! Умоляю, не </text:span><text:span text:style-name="T362">покидай</text:span><text:span text:style-name="T359"> меня, пока я не буду уверена, что он ушёл навсегда! </text:span><text:span text:style-name="T361">В те дни</text:span><text:span text:style-name="T360"> я поклялась, что отомщу ему за маму.</text:span>»</text:p>
      <text:p text:style-name="P153"><text:soft-page-break/>Она остановилась и вытерла слёзы, наполнившие без спроса её глаза. Эти слёзы глубоко ранили Гарри. <text:span text:style-name="T363">Она взгляну</text:span><text:span text:style-name="T364">ла на него и затем положила голову на </text:span><text:span text:style-name="T365">его </text:span><text:span text:style-name="T364">плечо, </text:span><text:span text:style-name="T366">а он легонько целовал её мягкие пушистые </text:span><text:span text:style-name="T367">локоны</text:span><text:span text:style-name="T366">.</text:span></text:p>
      <text:p text:style-name="P154"><text:span text:style-name="T368">Немного п</text:span>озже он отвёл её на кухню внизу, усадил за стол и приготовил им обоим по чашке горячего кофе.</text:p>
      <text:p text:style-name="P154">«<text:span text:style-name="T369">Элисон, мы расскажем Мэтью и Робину о том, что сегодня произошло? </text:span><text:span text:style-name="T370">Мне кажется, будет лучше, если они узнают всю правду.</text:span>»</text:p>
      <text:p text:style-name="P154">«<text:span text:style-name="T371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86">но</text:span><text:span text:style-name="T371"> тут внезапно в ней появляется мой отец. Что ему нужно от меня после стольких лет? … </text:span><text:span text:style-name="T372">Ладно, если ты думаешь, что это к лучшему, то</text:span><text:span text:style-name="T373">гда</text:span><text:span text:style-name="T372"> </text:span><text:span text:style-name="T374">рас</text:span><text:span text:style-name="T372">скажи им. </text:span><text:span text:style-name="T374">Только, пожалуйста, без подробностей.</text:span>»</text:p>
      <text:p text:style-name="P154">«<text:span text:style-name="T375">Эли, если мой следующий вопрос покажется тебе </text:span><text:span text:style-name="T380">неуместным</text:span><text:span text:style-name="T375">, можешь на него не отвечат</text:span><text:span text:style-name="T376">ь. </text:span><text:span text:style-name="T377">Т</text:span><text:span text:style-name="T376">вой отец, </text:span><text:span text:style-name="T377">он...</text:span><text:span text:style-name="T375"> </text:span>»</text:p>
      <text:p text:style-name="P155">Гарри прокашлялся, прежде чем продолжить.</text:p>
      <text:p text:style-name="P155">«М-м-м…<text:span text:style-name="T377"> Как бы это сказать… Он прикасался к тебе? </text:span><text:span text:style-name="T378">Ну, ты понимаешь...</text:span>»</text:p>
      <text:p text:style-name="P156">Её лицо снова побледнело. Она кивнула, но не произнесла ни слова <text:span text:style-name="T379">и Гарри решил оставить в покое эту неудобную для разговора тему, переключившись на другие.</text:span></text:p>
      <text:p text:style-name="P157">В глубокой тишине они смотрели друг на друга, не зная, как лучше подойти к обсуждению деликатной темы.</text:p>
      <text:p text:style-name="P155">«<text:span text:style-name="T381">У тебя был приятель?</text:span>»</text:p>
      <text:p text:style-name="P155">«<text:span text:style-name="T384">Я</text:span><text:span text:style-name="T381"> никогда ни с кем не встречалась</text:span>» - <text:span text:style-name="T381">неохотно ответила она.</text:span></text:p>
      <text:p text:style-name="P155">«<text:span text:style-name="T382">Это из-за т</text:span><text:span text:style-name="T383">воего прошлого? Если не хочешь, </text:span><text:span text:style-name="T450">то можешь не</text:span><text:span text:style-name="T383"> говорить </text:span><text:span text:style-name="T387">об этом</text:span><text:span text:style-name="T383">. </text:span><text:span text:style-name="T385">Я не стану возражать, но мне не нравится видеть тебя </text:span><text:span text:style-name="T386">такой </text:span><text:span text:style-name="T451">несчастной</text:span><text:span text:style-name="T385">. </text:span><text:span text:style-name="T386">Элисон, ты ведь знаешь, что я люблю </text:span><text:span text:style-name="T389">тебя </text:span><text:span text:style-name="T386">и готов ждать </text:span><text:span text:style-name="T389">столько, сколько нужно.</text:span>»</text:p>
      <text:p text:style-name="P158">Элисон была поражена. Она покраснела и стала разглядывать свои руки, нервно <text:span text:style-name="T478">вык</text:span>ручивая их над столом <text:span text:style-name="T388">Её сердце бешено колотилось, </text:span><text:span text:style-name="T390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8">«<text:span text:style-name="T391">Гарри, ты серьёзно?</text:span>»</text:p>
      <text:p text:style-name="P159">Она подняла глаза наверх и посмотрела в его серо-голубые глаза.</text:p>
      <text:p text:style-name="P159">«<text:span text:style-name="T392">Я никогда не думала, что ты </text:span><text:span text:style-name="T1285">заинтересуешься</text:span><text:span text:style-name="T392"> </text:span><text:span text:style-name="T1285">кем</text:span><text:span text:style-name="T392">-то вроде меня, особенно после твоих прежних отношений.</text:span>»</text:p>
      <text:p text:style-name="P160">Гарри встал, подошёл к Элисон и взял её за руку.</text:p>
      <text:p text:style-name="P160">«<text:span text:style-name="T393">Можно мне поцеловать тебя?</text:span>» - <text:span text:style-name="T394">спросил он, внимательно вглядываясь в её глаза. Ему вовсе не хотелось торопить её.</text:span></text:p>
      <text:p text:style-name="P161">Она <text:span text:style-name="T453">выглядела</text:span> неуверенной и <text:span text:style-name="T452">тревожной</text:span>.</text:p>
      <text:p text:style-name="P161">«<text:span text:style-name="T395">Всё в порядке, Элисон. Я не должен был задавать этот вопрос, с моей стороны это было очень </text:span><text:span text:style-name="T413">бе</text:span><text:span text:style-name="T414">с</text:span><text:span text:style-name="T413">тактно</text:span><text:span text:style-name="T395">. Пожалуйста, не обращай на него внимания, а </text:span><text:span text:style-name="T396">ещё</text:span><text:span text:style-name="T395"> лучше — забудь о нём. </text:span><text:span text:style-name="T397">Я знаю, что выбрал неподходящее время, </text:span><text:span text:style-name="T398">ведь у тебя и так хватает забот.</text:span>»</text:p>
      <text:p text:style-name="P161">«<text:span text:style-name="T399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61">«<text:span text:style-name="T400">Боже! Я только что вспомнила, что мы должны были встретиться с Робином и Мэтью за обедом в университете! Который час? </text:span><text:span text:style-name="T401">Мы уже опаздываем. Думаю, будет лучше, если машину поведёшь ты.</text:span>»</text:p>
      <text:p text:style-name="P161"/>
      <text:p text:style-name="P162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62">«<text:span text:style-name="T402">Где вы так задержались? Мы ждали вас целую вечность.</text:span>» - <text:span text:style-name="T403">спросил Мэтью, глядя на Гарри.</text:span> <text:span text:style-name="T404">Робин молча сидел, исподлобья поглядывая на остальных. </text:span><text:span text:style-name="T405">Гарри обернулся и тихо спросил Элисон:</text:span></text:p>
      <text:p text:style-name="P162">«<text:span text:style-name="T406">Мы расскажем им о твоём </text:span><text:span text:style-name="T454">видении</text:span><text:span text:style-name="T406"> и о нашем посетителе?</text:span>»</text:p>
      <text:p text:style-name="P162"><text:soft-page-break/>«<text:span text:style-name="T407">Рано или поздно они всё равно узнают. </text:span><text:span text:style-name="T408">Расскажи.</text:span>»</text:p>
      <text:p text:style-name="P163">Гарри <text:span text:style-name="T455">стал </text:span>рассказ<text:span text:style-name="T455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4">Робин и Мэтью сочувственно выслушали каждое слово Гарри - молча, не пытаясь его прер<text:span text:style-name="T422">ывать</text:span>. <text:span text:style-name="T409">Время от времени Элисон вытирала с глаз накат</text:span><text:span text:style-name="T410">ывавши</text:span><text:span text:style-name="T411">е</text:span><text:span text:style-name="T409"> слёзы.</text:span></text:p>
      <text:p text:style-name="P165">Робин пытался казаться равнодушным по отношению к Элисон <text:span text:style-name="T412">и </text:span><text:span text:style-name="T423">к </text:span><text:span text:style-name="T412">её горю</text:span>, но на самом деле желал крепко обнять её и извиниться за то, что так резко говорил с ней <text:span text:style-name="T424">сегодня</text:span> утром.</text:p>
      <text:p text:style-name="P165">«<text:span text:style-name="T415">Между прочим, профессор не хочет, чтобы мы возвращались в лабораторию после обеда</text:span>» - <text:span text:style-name="T415">сказал Мэтью, пытаясь сменить тему разговора, </text:span><text:span text:style-name="T416">потому что он чувствовал себя ужасно неловко. Он хотел посочувствовать Элисон </text:span><text:span text:style-name="T418">и пожалеть её</text:span><text:span text:style-name="T416">, но знал, что она не любит, когда </text:span><text:span text:style-name="T418">это </text:span><text:span text:style-name="T416">делают </text:span><text:span text:style-name="T3118">напоказ</text:span><text:span text:style-name="T416">.</text:span></text:p>
      <text:p text:style-name="P165">«<text:span text:style-name="T417">До свидания. Увидимся позже. Мэтью, если сможешь, то забери меня возле главного входа примерно в пять часов. Пока!</text:span>» - <text:span text:style-name="T417">собрав свои книги, Робин ушёл.</text:span></text:p>
      <text:p text:style-name="P165"/>
      <text:p text:style-name="P166">Вскоре после ухода Робина остальные решили переместиться в дом к Мэтью, где стали обсуждать свой нов<text:span text:style-name="T420">ый</text:span> п<text:span text:style-name="T419">роект</text:span>.</text:p>
      <text:p text:style-name="P167">Работа не клеилась. <text:span text:style-name="T425">Гарри и Мэтью никак не могли договориться о том, каким образом им следует приступать к превращению в ин</text:span><text:span text:style-name="T427">ых</text:span><text:span text:style-name="T425"> существ. </text:span><text:span text:style-name="T426">Выслушав их, Элисон предложила, чтобы каждый из них </text:span><text:span text:style-name="T431">в свободное время </text:span><text:span text:style-name="T426">составил список, в котором были бы изложены их идеи о том, что </text:span><text:span text:style-name="T430">именно </text:span><text:span text:style-name="T426">следует </text:span><text:span text:style-name="T430">предпринять</text:span><text:span text:style-name="T426">.</text:span></text:p>
      <text:p text:style-name="P168">Забежав <text:span text:style-name="T479">по пути </text:span>в магазин, Элисон и Гарри вернулись к себе домой, <text:span text:style-name="T428">а Мэтью, как и обещал, забрал Робина </text:span><text:span text:style-name="T429">из университета</text:span><text:span text:style-name="T428">.</text:span></text:p>
      <text:p text:style-name="P169">Вечер прошёл достаточно приятно и уже подходил к концу, но внезапно <text:span text:style-name="T432">к Элисон снова вернулись дурные предчувствия, которые она испытала утром.</text:span></text:p>
      <text:p text:style-name="P170">В доме вдруг стало очень холодно, он <text:span text:style-name="T434">словно бы </text:span>превратился в ящик со льдом, но на очень короткое время. <text:span text:style-name="T433">Ужасное зловоние распространилось по всей комнате, </text:span><text:span text:style-name="T435">как будто</text:span><text:span text:style-name="T433"> в ней несколько недель лежали полусгнившие трупы.</text:span></text:p>
      <text:p text:style-name="P171">Держась руками за голову и дрожа всем телом, Элисон закричала. <text:span text:style-name="T436">Она наблюдала, как по комнате бешено пляшут чёрные тени - </text:span><text:span text:style-name="T437">они издевались </text:span><text:span text:style-name="T456">и дразнили её</text:span><text:span text:style-name="T437">. Потом раздался детский смех, эхом </text:span><text:span text:style-name="T457">про</text:span><text:span text:style-name="T437">нёсшийся по углам комнаты. Элисон всматривалась в эти тени и всё явственнее </text:span><text:span text:style-name="T442">из тьмы </text:span><text:span text:style-name="T437">перед ней предст</text:span><text:span text:style-name="T440">а</text:span><text:span text:style-name="T441">вала</text:span><text:span text:style-name="T437"> пара чёрных рук, манящих присоединиться к </text:span><text:span text:style-name="T440">всеобщей </text:span><text:span text:style-name="T437">безумной пляске.</text:span></text:p>
      <text:p text:style-name="P172">Нет! Они не манили - <text:span text:style-name="T438">они </text:span>приказывали, не оставляя для не<text:span text:style-name="T438">ё </text:span>никакого выбора! <text:span text:style-name="T439">Они угрожали ей! Они будто бы говорили, что если она не подчинится им, то станет ещё более несчастной и будет горько жалеть об этом всю оставшуюся жизнь!</text:span></text:p>
      <text:p text:style-name="P173">Гарри был рядом. Он пытался успокоить Элисон и умолял её изо всех сил сопротивляться незваным призракам, пр<text:span text:style-name="T443">о</text:span>никшим в <text:span text:style-name="T486">её</text:span> <text:span text:style-name="T486">разум</text:span>!</text:p>
      <text:p text:style-name="P174">Внезапно раздавшийся телефонный звонок вывел её из оцепенения. Она подняла трубку.</text:p>
      <text:p text:style-name="P174"/>
      <text:p text:style-name="P174">«Элисон Уитли. <text:span text:style-name="T445">Слушаю.</text:span>»</text:p>
      <text:p text:style-name="P174"/>
      <text:p text:style-name="P175">Нет ответа - вместо <text:span text:style-name="T691">него</text:span> мертвящая тишина. <text:span text:style-name="T444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6">Она отбросила от себя телефон, указывая пальцем на трубку. Вот оно, монотонное, сбивчивое жужжание. Оно всё ещё там, внутри.</text:p>
      <text:p text:style-name="P176">«<text:span text:style-name="T446">Это он! Это может быть только он! Гарри, это зло - чистое зло, как будто сам Дьявол добрался до телефонной сети и звонит сюда. </text:span><text:span text:style-name="T447">Этот звук пугает меня, мне кажется, что он исходит из моей головы. Гарри, быстрее положи трубку на рычаг. </text:span><text:span text:style-name="T448">П</text:span><text:span text:style-name="T447">ожалуйста.</text:span>» - <text:span text:style-name="T449">проговорила Элисон. Голос её стал хриплым, а лицо — белее мела. </text:span><text:span text:style-name="T484">Она стала походить на ледяную статую - </text:span><text:span text:style-name="T485">холодную</text:span><text:span text:style-name="T484"> и безжизненн</text:span><text:span text:style-name="T485">ую</text:span><text:span text:style-name="T484">. </text:span><text:span text:style-name="T485">Силы покидали её, их вытягивало из неё зло, словно вампир, высасывающий кровь из своей жертвы.</text:span></text:p>
      <text:p text:style-name="P177"><text:soft-page-break/>Не задавая лишних вопросов, Гарри сделал то, что она просила. Затем, взяв её руки в свои, он крепко сжал их, пристально глядя в её глаза. <text:span text:style-name="T486">Они просидели так целую минуту, </text:span><text:span text:style-name="T487">в своём тесном мирке, не обращая внимания </text:span><text:span text:style-name="T510">ни на что,</text:span><text:span text:style-name="T487"> и осознавая только силу связывавшую их воеди</text:span><text:span text:style-name="T488">н</text:span><text:span text:style-name="T487">о. </text:span><text:span text:style-name="T489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90">больше </text:span><text:span text:style-name="T489">ничто не сможет </text:span><text:span text:style-name="T512">заставить </text:span><text:span text:style-name="T511">е</text:span><text:span text:style-name="T512">ё</text:span><text:span text:style-name="T511"> </text:span><text:span text:style-name="T489">страд</text:span><text:span text:style-name="T512">ать.</text:span><text:span text:style-name="T489">.</text:span></text:p>
      <text:p text:style-name="P178">Медленно шло время. Наконец, Гарри отвёл глаза и спросил:</text:p>
      <text:p text:style-name="P178">«<text:span text:style-name="T491">Думаешь, что это был твой отец на другом конце провода? Он что-нибудь сказал тебе? </text:span><text:span text:style-name="T492">П</text:span><text:span text:style-name="T493">рисядь</text:span><text:span text:style-name="T492">, я принесу тебе бренди - оно тебя согреет.</text:span>»</text:p>
      <text:p text:style-name="P179">Она сделала так, как он ей сказал.</text:p>
      <text:p text:style-name="P179">Гарри налил ей немного бренди. Она сидела молча, раскачиваясь взад и вперёд, и бессмысленно <text:span text:style-name="T494">глядела</text:span> на телефон.</text:p>
      <text:p text:style-name="P180">Внезапно он снова зазвонил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95">Кто бы это мог быть? Они никого не ждали.</text:span></text:p>
      <text:p text:style-name="P181">Гарри поднял телефонную трубку.</text:p>
      <text:p text:style-name="P181">«<text:span text:style-name="T496">Это я, Мэтт. Вы не против, если мы зайдём к вам? Или, если хотите, можете сами прийти ко мне.</text:span>»</text:p>
      <text:p text:style-name="P182">Мэтью чуточку подождал, затем спросил:</text:p>
      <text:p text:style-name="P182">«<text:span text:style-name="T497">Гарри, ты слушаешь? Ты какой-то подозрительно </text:span><text:span text:style-name="T498">молчаливый</text:span><text:span text:style-name="T497">, это на тебя совсем не похоже… Ребята, что у вас случилось? С вами всё в порядке?</text:span>»</text:p>
      <text:p text:style-name="P182">«<text:span text:style-name="T499">Всё нормально. Извини, мы не сможем сегодня увидеться. </text:span><text:span text:style-name="T500">Элисон сильно устала и ей нужно лечь спать пораньше. </text:span><text:span text:style-name="T503">Что касается нашего эксперимента… Вы были правы - для начала мы испробуем метод самовнушения. </text:span><text:span text:style-name="T504">Приходи, как только отвезёшь Робина в университет и мы начнём пораньше. Хорошо? Ну, тогда до завтра!</text:span>»</text:p>
      <text:p text:style-name="P183">И прежде, чем Мэтью успел ему ответить, Гарри положил трубку.</text:p>
      <text:p text:style-name="P184">В дверь продолжали настойчиво звонить. <text:span text:style-name="T505">Элисон осторожно пересела на краешек дивана и прошептала, указав на дверь:</text:span></text:p>
      <text:p text:style-name="P184">«<text:span text:style-name="T505">Это он, я уверена. Силы зла навсегда вошли в его чёрную душу, тесно объединившись с самим Дьяволом!</text:span>»</text:p>
      <text:p text:style-name="P184">«<text:span text:style-name="T506">Элисон, ты не можешь прятаться от него вечно. Он знает, что ты </text:span><text:span text:style-name="T507">здесь. </text:span><text:span text:style-name="T508">Если он поймёт, что ты боишься его, то уже никогда не отвяжется. </text:span><text:span text:style-name="T509">Позволь мне разрешить ему войти. Я обещаю, что не позволю ему навредить тебе.</text:span>»</text:p>
      <text:p text:style-name="P185">Прикусив нижнюю губу они смиренно кивнула.</text:p>
      <text:p text:style-name="P186">Гарри подошёл к двери. Открыв её, он с опаской выглянул из-за угла, увидев перед входом неподвижно стоящего мистера Уитли, спокойного и хладнокровного.</text:p>
      <text:p text:style-name="P186">«<text:span text:style-name="T513">Проходите.</text:span>»</text:p>
      <text:p text:style-name="P187"><text:span text:style-name="T514">Он</text:span> широко открыл дверь, и указал не<text:span text:style-name="T518">званому</text:span> гостю путь в гостиную. <text:span text:style-name="T516">Последовав за ним, Гарри б</text:span><text:span text:style-name="T515">ыстро очути</text:span><text:span text:style-name="T516">лся</text:span><text:span text:style-name="T515"> возле Элисон </text:span><text:span text:style-name="T516">и, приобняв, </text:span><text:span text:style-name="T515">сел рядом с ней на подлокотник </text:span><text:span text:style-name="T517">дивана</text:span><text:span text:style-name="T515">.</text:span></text:p>
      <text:p text:style-name="P188"><text:span text:style-name="T520">Её отец, Ник, </text:span>так и остался стоять в своей властной позе, <text:span text:style-name="T521">его</text:span> лицо как и прежде не выражало никаких эмоций. <text:span text:style-name="T519">Казалось, что он смотрит внутрь каждого, вскрывая их </text:span><text:span text:style-name="T522">оболочки </text:span><text:span text:style-name="T519">своим пронзающим взглядом. </text:span><text:span text:style-name="T523">По спине Элисон забегали мурашки и </text:span><text:span text:style-name="T526">она </text:span><text:span text:style-name="T523">мысленно вознесла молитву к Богу с просьбой дать ей силы </text:span><text:span text:style-name="T525">чтобы </text:span><text:span text:style-name="T523">достойно выдержать </text:span><text:span text:style-name="T524">выпавшее ей</text:span><text:span text:style-name="T523"> испытание. </text:span><text:span text:style-name="T527">К ней снова начало возвращаться ужасное ощущение, будто её разум истощается. Жужжание возобновилось.</text:span></text:p>
      <text:p text:style-name="P188">«<text:span text:style-name="T528">Прекрати это! Хватит! Что тебе нужно от меня после стольких лет? </text:span><text:span text:style-name="T529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9">Она сделала паузу, собираясь с силами, и затем продолжила:</text:p>
      <text:p text:style-name="P189">«<text:span text:style-name="T530">Нет, ты вовсе не пугаешь меня. Ты меня раздражаешь! И мне надоели твои появления!</text:span>»</text:p>
      <text:p text:style-name="P190">Он собрался подойти к ней, но Элисон <text:span text:style-name="T531">мгновенно </text:span>его остановила:</text:p>
      <text:p text:style-name="P190"><text:soft-page-break/>«<text:span text:style-name="T532">Не подходи! Сядь вон на тот стул и держи руки на виду. Я тебе не доверяю!</text:span>»</text:p>
      <text:p text:style-name="P191">Элисон начала злиться.</text:p>
      <text:p text:style-name="P191">«<text:span text:style-name="T533">Как ты можешь разговаривать так</text:span><text:span text:style-name="T534">им тоном</text:span><text:span text:style-name="T533"> с</text:span><text:span text:style-name="T534">о своим</text:span><text:span text:style-name="T533"> отцом? Ты обращаешься со мной </text:span><text:span text:style-name="T535">так</text:span><text:span text:style-name="T533">, </text:span><text:span text:style-name="T535">как </text:span><text:span text:style-name="T533">будто </text:span><text:span text:style-name="T536">перед тобой</text:span><text:span text:style-name="T533"> какой-то грязный бродяга. Я пришёл сюда, чтобы помириться с тобой. Сейчас я заканчиваю оформление покупки дома на Милтон-роуд, </text:span><text:span text:style-name="T537">и</text:span><text:span text:style-name="T533"> </text:span><text:span text:style-name="T537">я</text:span><text:span text:style-name="T533"> надеялся, что ты будешь жить вместе со мной. </text:span><text:span text:style-name="T537">Я хотел бы</text:span><text:span text:style-name="T533"> загладить свою вину перед тобой.</text:span>»</text:p>
      <text:p text:style-name="P192">Он говорил очень убедительно и на его глазах заблестели слёзы.</text:p>
      <text:p text:style-name="P192">«Что?! У тебя хватает наглости думать, что я буду жить с тобой под одной крышей? Ты ждёшь, что я прощу тебя после того, что ты сделал с ма<text:span text:style-name="T538">м</text:span>ой?»</text:p>
      <text:p text:style-name="P193">На мгновение она прервалась и затем продолжила, но уже более спокойно:</text:p>
      <text:p text:style-name="P193">«<text:span text:style-name="T540">Прежде, чем ты уйдёшь, я хотела бы </text:span><text:span text:style-name="T541">выяснить</text:span><text:span text:style-name="T540">, </text:span><text:span text:style-name="T543">что за</text:span><text:span text:style-name="T541"> </text:span><text:span text:style-name="T540">причина кроется за этим внезапным проявлением родительской заботы? </text:span><text:span text:style-name="T542">Почему ты не появлялся раньше? С тех прошло не меньше пятнадцати лет!</text:span>»</text:p>
      <text:p text:style-name="P194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4">«<text:span text:style-name="T544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45">таким </text:span><text:span text:style-name="T544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5">Он замолчал. Элисон первой нарушила это затянувшееся молчание:</text:p>
      <text:p text:style-name="P195">«<text:span text:style-name="T546">Предположим, </text:span><text:span text:style-name="T559">что </text:span><text:span text:style-name="T546">Гарри мог бы побыть в соседней комнате, но только полчаса и не больше.</text:span>»</text:p>
      <text:p text:style-name="P195">«<text:span text:style-name="T547">Элисон, Ты уверена?</text:span>» - <text:span text:style-name="T547">спросил Гарри, вглядываясь в её лицо.</text:span></text:p>
      <text:p text:style-name="P196">Она утвердительно кивнула.</text:p>
      <text:p text:style-name="P197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8">Как только Гарри вышел из комнаты, мистер Уитли встал и подошёл к Элисон.</text:p>
      <text:p text:style-name="P198">«<text:span text:style-name="T548">Не подходи ко мне! Сядь вон там!</text:span>» - <text:span text:style-name="T548">сказала она решительно.</text:span></text:p>
      <text:p text:style-name="P199">Но он не стал слушать её и продолжал приближаться. На его лице вдруг расплылась грубая ухмылка и он хрипло рассмеялся:</text:p>
      <text:p text:style-name="P199">«<text:span text:style-name="T549">Глупая сучка! Ты такая же доверчивая, как и твоя мать. Она решила, что сможет убежать от меня, покончив с собой, </text:span><text:span text:style-name="T1644">и</text:span><text:span text:style-name="T549"> теперь тебе придётся занять её место.</text:span>»</text:p>
      <text:p text:style-name="P200">Он <text:span text:style-name="T692">у</text:span><text:span text:style-name="T569">сел</text:span><text:span text:style-name="T692">ся</text:span> рядом с ней, <text:span text:style-name="T550">крепко сжимая её запястья и выкручивая руки за её спиной</text:span>.</text:p>
      <text:p text:style-name="P200">«<text:span text:style-name="T551">Убирайся вон, ты… Больной… Сумасшедший… Отойди от меня...</text:span>» - <text:span text:style-name="T551">шипела Элисон.</text:span></text:p>
      <text:p text:style-name="P201">Выражение его лица было <text:span text:style-name="T553">очень </text:span>странным. Он не слышал её жалоб, будто бы находясь в другом, собственном мире. <text:span text:style-name="T552">Словно какая-то потусторонняя сущность владела </text:span><text:span text:style-name="T1418">им </text:span><text:span text:style-name="T552">сейчас.</text:span></text:p>
      <text:p text:style-name="P202">Она откинула голову назад и завизжала.</text:p>
      <text:p text:style-name="P202">«<text:span text:style-name="T554">Я буду кричать! Пошёл вон, мразь!</text:span>»</text:p>
      <text:p text:style-name="P203">Не обращая внимания на её <text:span text:style-name="T556">вопли</text:span>, он толкнул её и она упала на пол.</text:p>
      <text:p text:style-name="P202">«<text:span text:style-name="T555">Слезь с меня! Ты - мерзкий! Меня тошнит от тебя!</text:span>»</text:p>
      <text:p text:style-name="P204">Слёзы <text:span text:style-name="T557">потекли по её щекам.</text:span></text:p>
      <text:p text:style-name="P205">Он ударил её по лицу и затем закрыл <text:span text:style-name="T558">ей рот </text:span>своим <text:span text:style-name="T558">предплечьем</text:span>, чтобы она не могла кричать.</text:p>
      <text:p text:style-name="P205">«Заткнись! Твоя мать вечно рыдала, а я ненавижу женские слёзы!» </text:p>
      <text:p text:style-name="P206">Он ударил её снова.</text:p>
      <text:p text:style-name="P207">Элисон оттолкнула его от себя и побежала к двери, нападавший последовал за ней.</text:p>
      <text:p text:style-name="P207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7"/>
      <text:p text:style-name="P208"><text:soft-page-break/>Внезапно открылась дверь и в комнате появился Гарри. Он тут же увидел Элисон, залитую слезами боли. <text:span text:style-name="T1419">О</text:span>тец в ярости вскочил и, оттолкнув его в сторону, бросился бежать, пытаясь скрыться в темноте.</text:p>
      <text:p text:style-name="P208">«Элисон, какого чёрта тут…?»</text:p>
      <text:p text:style-name="P208">Он не договорил, <text:span text:style-name="T563">мгновенно</text:span> бро<text:span text:style-name="T563">сившись</text:span> к ней <text:span text:style-name="T563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8">«<text:span text:style-name="T564">Я услышал, как что-то разбилось и сразу побежал к тебе. Он не… Ну, ты понимаешь?</text:span>»</text:p>
      <text:p text:style-name="P209">«Слава Богу, нет. Хорошо, что ты появился вовремя, ему не хватило времени. <text:span text:style-name="T565">Как только ты вышел из комнаты, он сразу изменился. Как будто кто-то чужой завладел его телом. Его глаза… </text:span><text:span text:style-name="T566">Они стали совсем другими, то есть не его глазами</text:span><text:span text:style-name="T565">! Он постоянно ухмылялся - это было так ужасно!</text:span>»</text:p>
      <text:p text:style-name="P209">«<text:span text:style-name="T567">Боже, он прикасался ко мне! Я чувствую себя такой грязной, мне срочно нужно принять душ и оттереться от него! Пожалуйста, пойдём наверх. Ты побудешь рядом со мной, пока я буду мыться. Я боюсь оставаться одна!</text:span>»</text:p>
      <text:p text:style-name="P210">Её руки протянулись к Гарри, нервно вцепившись в его куртку. Её бил озноб и она с трудом могла говорить, задыхаясь.</text:p>
      <text:p text:style-name="P210">«<text:span text:style-name="T568">Да, конечно!</text:span>» - <text:span text:style-name="T568">ответил Гарри, помогая ей подняться на ноги.</text:span></text:p>
      <text:p text:style-name="P211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70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12">В ту ночь Элисон никак не могла уснуть, и лишь только около двух часов <text:span text:style-name="T571">утра </text:span>сон, наконец-то, взял над ней верх.</text:p>
      <text:p text:style-name="P212"/>
      <text:p text:style-name="P213">Она проснулась от собственного крика, вся в холодном поту, <text:span text:style-name="T572">и Гарри успокоил её, сказав, что это был всего лишь сон:</text:span></text:p>
      <text:p text:style-name="P213">«<text:span text:style-name="T572">Всё в порядке, моя девочка. Здесь нет никого, кроме нас. Он не знает, что мы здесь. Спи спокойно</text:span>» - <text:span text:style-name="T572">прошептал он, гладя </text:span><text:span text:style-name="T646">рукой </text:span><text:span text:style-name="T572">её шелковистые волосы. </text:span><text:span text:style-name="T573">Она была словно младенец, которому внезапно приснился кошмар и </text:span><text:span text:style-name="T574">в этот момент </text:span><text:span text:style-name="T573">остро нуждалась в </text:span><text:span text:style-name="T647">родительской</text:span><text:span text:style-name="T573"> любви и заботе. </text:span><text:span text:style-name="T575">Гарри считал себя винов</text:span><text:span text:style-name="T590">ным</text:span><text:span text:style-name="T575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76">Нет, он должен был прислушаться к </text:span><text:span text:style-name="T577">своему внутреннему голосу, твердившему ему об обратном, </text:span><text:span text:style-name="T578">и теперь всё выглядело так, будто он предал её веру в него.</text:span></text:p>
      <text:p text:style-name="P213">«<text:span text:style-name="T579">Не волнуйся, Эли. Он заплатит за всё. Бог мне свидетель, он дорого заплатит</text:span>» - <text:span text:style-name="T579">поклялся Гарри прежде, чем задремать. Время приближалось к четырём часам утра.</text:span></text:p>
      <text:p text:style-name="P213"/>
      <text:p text:style-name="P214">Мистеру Уитли было около сорока лет, в<text:span text:style-name="T580">о</text:span>зможно <text:span text:style-name="T687">немного </text:span><text:span text:style-name="T580">меньше или больше. </text:span><text:span text:style-name="T581">Ростом он был примерно шести футов и физически хорошо развит. </text:span><text:span text:style-name="T582">Его имя было - Теренс, но он предпочитал, чтобы его </text:span><text:span text:style-name="T648">назы</text:span><text:span text:style-name="T589">вали</text:span><text:span text:style-name="T582"> Ником - таково было его второе имя. </text:span><text:span text:style-name="T583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602">фото</text:span><text:span text:style-name="T583">модель и, когда он был моложе, за ним бегало много </text:span><text:span text:style-name="T585">девиц</text:span><text:span text:style-name="T583">. </text:span><text:span text:style-name="T584">Но </text:span><text:span text:style-name="T586">при этом</text:span><text:span text:style-name="T584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87">И ещё ему нравилось запугивать людей - угрожая </text:span><text:span text:style-name="T591">им</text:span><text:span text:style-name="T587"> </text:span><text:span text:style-name="T588">и пугая, </text:span><text:span text:style-name="T587">он испытывал особенное удовольствие.</text:span></text:p>
      <text:p text:style-name="P215">Ему действительно удавалась очаровывать множество женщин, независимо от того, были они замужем или нет. Если <text:span text:style-name="T649">и </text:span>были, то данное обстоятельство вовсе не являлось для него пр<text:span text:style-name="T650">епятствием</text:span>, а скорее даже наоборот, ведь лёгкая добыча не приносила никакой радости. <text:span text:style-name="T590">Что ему нравилось </text:span><text:span text:style-name="T724">по-настоящему</text:span><text:span text:style-name="T590">, так это острые ощущени</text:span><text:span text:style-name="T595">я -</text:span><text:span text:style-name="T590"> </text:span><text:span text:style-name="T593">каждый раз </text:span><text:span text:style-name="T592">он чувствовал приятное волнение, когда выслеживал свою новую жертву </text:span><text:span text:style-name="T651">и</text:span><text:span text:style-name="T592"> когда приближался к ней. Но настоящее удовлетворение - </text:span><text:span text:style-name="T594">вызывая </text:span><text:span text:style-name="T597">ужас</text:span><text:span text:style-name="T594"> и </text:span><text:span text:style-name="T597">отвращение</text:span><text:span text:style-name="T594"> </text:span><text:span text:style-name="T596">к своей персоне</text:span><text:span text:style-name="T592">. </text:span><text:span text:style-name="T598">Случалось и так, </text:span><text:soft-page-break/><text:span text:style-name="T598">что он попадал в руки разгневанных мужей, но ему чертовски везло - всегда находился повод своевременно скрыться, оставив </text:span><text:span text:style-name="T599">далеко </text:span><text:span text:style-name="T598">позади надвигавшуюся </text:span><text:span text:style-name="T599">беду</text:span><text:span text:style-name="T598">.</text:span></text:p>
      <text:p text:style-name="P216">У него не было постоянной работы - вся его жизнь проходила в разъездах. <text:span text:style-name="T600">Он путешествовал по стране, устраиваясь на временную работу то здесь, то там, </text:span><text:span text:style-name="T601">начиная от бармена в придорожной закусочной и заканчивая водителем большегрузного авто. </text:span><text:span text:style-name="T603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45">исчезал</text:span><text:span text:style-name="T603"> и больше </text:span><text:span text:style-name="T652">уже </text:span><text:span text:style-name="T603">не появлялся.</text:span></text:p>
      <text:p text:style-name="P217">До этого Ник никогда не бывал в Саутгемптоне, но ему потребовалась всего одна неделя, чтобы узнать, где живёт его дочь.</text:p>
      <text:p text:style-name="P217"/>
      <text:p text:style-name="P218">Прошла неделя, и за это время Элисон ничего не слышала о своём отце. <text:span text:style-name="T604">Вместе с Гарри они всё ещё оставались в доме Мэтью. </text:span><text:span text:style-name="T605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611">ж</text:span><text:span text:style-name="T618">н</text:span><text:span text:style-name="T611">ие</text:span><text:span text:style-name="T605">, Мэтью, недолго думая, ответил:</text:span></text:p>
      <text:p text:style-name="P218">«<text:span text:style-name="T606">О! Та парочка, что жила здесь </text:span><text:span text:style-name="T611">до нас, </text:span><text:span text:style-name="T606">переехала куда-то в Лондон. Извините, но они не оставили своего адреса.</text:span>»</text:p>
      <text:p text:style-name="P219">После этого мистер Уитли больше не беспокоил ни Мэтью, ни Робина. <text:span text:style-name="T607">Но </text:span><text:span text:style-name="T608">при этом </text:span><text:span text:style-name="T607">он </text:span><text:span text:style-name="T609">не стал съезжать</text:span><text:span text:style-name="T607"> </text:span><text:span text:style-name="T609">из дома на</text:span><text:span text:style-name="T607"> Милтон-роуд.</text:span></text:p>
      <text:p text:style-name="P219"/>
      <text:p text:style-name="P220">Робин усердно готовился к будущим экзаменам. Остальные <text:span text:style-name="T610">же </text:span>продолжали заниматься своим новым проектом и даже смогли добиться <text:span text:style-name="T619">в нём </text:span>некоторых успехов.</text:p>
      <text:p text:style-name="P221">Профессор <text:span text:style-name="T621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25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20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22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53">и </text:span>поэтому они даже не пытались взмыть в воздух, находясь в образах различных птиц. С<text:span text:style-name="T622">транное ощущение, испытываемое ими в ходе превращения, было схоже с помешательством, но без негативных последствий.</text:span></text:p>
      <text:p text:style-name="P223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23">и</text:span><text:span text:style-name="T624">ли </text:span><text:span text:style-name="T623">в </text:span><text:span text:style-name="T624">неправильные</text:span><text:span text:style-name="T623"> обстоятельства</text:span>.</text:p>
      <text:p text:style-name="P224"><text:span text:style-name="T626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27">Однако никто из них не сказал </text:span><text:span text:style-name="T654">о нём </text:span><text:span text:style-name="T627">ни слова Робину.</text:span></text:p>
      <text:p text:style-name="P224"/>
      <text:p text:style-name="P225"><text:span text:style-name="T633">Этой</text:span> ночь<text:span text:style-name="T633">ю</text:span> много лет назад Ник совершил насилие над матерью Элисон. <text:span text:style-name="T640">Ночь</text:span><text:span text:style-name="T633"> была такой же чёрной</text:span> и на улице <text:span text:style-name="T641">точно </text:span><text:span text:style-name="T634">так же </text:span>бушевала буря. Над крышами домов разносились раскаты грома, как будто где-то там, наверху, <text:span text:style-name="T1645">б</text:span>оги разгневались на простых смертных и осыпа<text:span text:style-name="T628">ют</text:span> их своими <text:span text:style-name="T628">страшными </text:span>проклятиями. <text:span text:style-name="T629">Вскоре за </text:span><text:span text:style-name="T635">раскатами</text:span><text:span text:style-name="T629"> последовали смертоносные молни</text:span><text:span text:style-name="T657">и</text:span><text:span text:style-name="T629">, безжалостно разбрасываемые небесами. </text:span><text:span text:style-name="T630">Дождь хлестал по </text:span><text:span text:style-name="T631">стёклам окон</text:span><text:span text:style-name="T630">. </text:span><text:span text:style-name="T631">В тот вечер было слишком сыро, чтобы выходить из дом</text:span><text:span text:style-name="T632">ов</text:span><text:span text:style-name="T631">, и улицы </text:span><text:span text:style-name="T632">были </text:span><text:span text:style-name="T636">пусты и </text:span><text:span text:style-name="T632">безлюдны, </text:span><text:span text:style-name="T638">словно </text:span><text:span text:style-name="T639">кадры</text:span><text:span text:style-name="T637"> </text:span><text:span text:style-name="T639">из </text:span><text:span text:style-name="T1646">старых </text:span><text:span text:style-name="T642">фильмов</text:span><text:span text:style-name="T637"> о городах-призраках</text:span><text:span text:style-name="T632">.</text:span></text:p>
      <text:p text:style-name="P226">Ник ехал домой из Линдхерста в Саутгемптон. <text:span text:style-name="T643">Шум дождя, </text:span><text:span text:style-name="T2835">хлеставший</text:span><text:span text:style-name="T643"> по лобовому стеклу, </text:span><text:span text:style-name="T644">периодически </text:span><text:span text:style-name="T643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7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<text:soft-page-break/>погоды Нику пришлось вернуться домой, в своё логово, около полуночи. <text:span text:style-name="T655">Ему не нравилось, что в ту ночь так и не удалось отыскать для себя новой жертвы.</text:span></text:p>
      <text:p text:style-name="P228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56">на тысячу мельчайших осколков.</text:span></text:p>
      <text:p text:style-name="P228"/>
      <text:p text:style-name="P229">Мистер Уитли был не единственным человеком, на которого подействовал шторм. <text:span text:style-name="T658">Это было пугающим зрелищем — </text:span><text:span text:style-name="T659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62">проклятиями</text:span><text:span text:style-name="T659">, о том, что «Он» умрёт и что «Он» </text:span><text:span text:style-name="T660">пожил достаточно долго</text:span><text:span text:style-name="T659">.</text:span><text:span text:style-name="T661"> </text:span><text:span text:style-name="T662">Н</text:span><text:span text:style-name="T661">а несколько секунд наступила тишина. То, что произошло дальше, трудно описать словами. </text:span><text:span text:style-name="T662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65">пугающая</text:span><text:span text:style-name="T664"> фигура</text:span><text:span text:style-name="T662"> вознесл</text:span><text:span text:style-name="T664">ась</text:span><text:span text:style-name="T662"> над постелью, за</text:span><text:span text:style-name="T663">мерев</text:span><text:span text:style-name="T662"> в воздухе. </text:span><text:span text:style-name="T666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68">в ту ночь </text:span><text:span text:style-name="T667">б</text:span><text:span text:style-name="T666">еспощадный бой с</text:span><text:span text:style-name="T668">о всем</text:span><text:span text:style-name="T666"> </text:span><text:span text:style-name="T668">Миром…</text:span></text:p>
      <text:p text:style-name="P229"/>
      <text:p text:style-name="P230">К <text:span text:style-name="T669">следующему </text:span>утр<text:span text:style-name="T669">у</text:span> <text:span text:style-name="T671">шторм</text:span> уж<text:span text:style-name="T671">е</text:span> утих <text:span text:style-name="T669">и повсюду в воздухе витала свежесть, будто бы свидетельствуя о том, что всё напряжение и тревоги ночи канули в Лету. </text:span><text:span text:style-name="T670">Гарри поднялся рано и приготовил завтрак для Элисон.</text:span></text:p>
      <text:p text:style-name="P230"/>
      <text:p text:style-name="P230">«<text:span text:style-name="T672">Эли? Эли! Просыпайся, уже десять утра.</text:span>»</text:p>
      <text:p text:style-name="P231">Она не просыпалась и ему пришлось несколько <text:span text:style-name="T677">раз </text:span>осторожно встряхнуть её. <text:span text:style-name="T673">Элисон медленно пошевелилась, протирая </text:span><text:span text:style-name="T679">ладонями </text:span><text:span text:style-name="T673">глаз</text:span><text:span text:style-name="T678">а</text:span><text:span text:style-name="T673">.</text:span></text:p>
      <text:p text:style-name="P230">«<text:span text:style-name="T674">Господи, какая усталость! </text:span><text:span text:style-name="T675">Я ужасно спала этой ночью и мои руки… Они словно одеревенели</text:span>» - <text:span text:style-name="T676">вяло ответила она.</text:span></text:p>
      <text:p text:style-name="P232">Поев и одевшись, Элисон стала читать местную <text:span text:style-name="T680">утреннюю </text:span>газету.</text:p>
      <text:p text:style-name="P233">Внезапно она уронила её и, побледнев, закричала:</text:p>
      <text:p text:style-name="P233">«<text:span text:style-name="T681">Гарри! Гарри! Ты читал это? Ты что-нибудь знаешь об этом?</text:span>»</text:p>
      <text:p text:style-name="P234">Гарри в<text:span text:style-name="T682">бежал в гостиную</text:span>.</text:p>
      <text:p text:style-name="P234">«<text:span text:style-name="T682">Что? Что ты имеешь в виду? Нет, я ещё не читал. Не так быстро... Объясни, что я должен был прочитать?</text:span>»</text:p>
      <text:p text:style-name="P235">Она указала на статью.</text:p>
      <text:p text:style-name="P235">«Вот и всё» - <text:span text:style-name="T2663">произнесла</text:span> она, дрожа.</text:p>
      <text:p text:style-name="P236">Он пр<text:span text:style-name="T2836">обежал глазами</text:span> статью, в ней говорилось, что…</text:p>
      <text:p text:style-name="P236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83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84">Взлома жилища не зафиксировано равно как и фактов кражи имущества.</text:span>»</text:p>
      <text:p text:style-name="P236"/>
      <text:p text:style-name="P237">Гарри, в замешательстве, сел.</text:p>
      <text:p text:style-name="P237">«Собираешься что-нибудь делать? Пойдёшь в полицейский участок <text:span text:style-name="T685">за подробностями </text:span><text:span text:style-name="T686">или </text:span><text:span text:style-name="T2664">нет</text:span>?»</text:p>
      <text:p text:style-name="P238">Такие вопросы были типичными для него. Гарри всегда рассуждал здраво и логично.</text:p>
      <text:p text:style-name="P238">«<text:span text:style-name="T694">Полагаю</text:span><text:span text:style-name="T693">, мне придётся объяснить им, что он был моим отцом. Да, я его ненавидела, но не желала е</text:span><text:span text:style-name="T695">му</text:span><text:span text:style-name="T693"> смерти. Подумать только, он умер в ту же ночь, что и мама. Неужели его заела </text:span><text:soft-page-break/><text:span text:style-name="T693">совесть и он покончил жизнь самоубийством, в точности как она? -</text:span><text:span text:style-name="T696">Вряд ли</text:span><text:span text:style-name="T694">, </text:span><text:span text:style-name="T697">на него </text:span><text:span text:style-name="T694">это не похоже. </text:span><text:span text:style-name="T696">Судя по описанию </text:span><text:span text:style-name="T698">в газете, он умер ужасной смертью. Интересно, кто это сделал?</text:span>»</text:p>
      <text:p text:style-name="P239">Гарри подошел к Элисон и обнял её.</text:p>
      <text:p text:style-name="P239">«<text:span text:style-name="T699">Эли, я знаю, что это прозвучит ужасно, но… Это к лучшему, ведь он больше не может беспокоить нас. Наконец-то он </text:span><text:span text:style-name="T700">сполна </text:span><text:span text:style-name="T699">получил то, что заслуживал. Вероятно, его убил кто-то из его </text:span><text:span text:style-name="T703">по</text:span><text:span text:style-name="T705">дельников</text:span><text:span text:style-name="T699">, не получив вовремя свой должок. Нужно признать, что твой отец не был святым.</text:span>»</text:p>
      <text:p text:style-name="P239">«<text:span text:style-name="T701">Да, ты прав. Я не понимаю, что со мной, и почему я </text:span><text:span text:style-name="T702">испытываю чувство печали</text:span><text:span text:style-name="T701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40">В полицейском участке они пробыли несколько часов.</text:p>
      <text:p text:style-name="P240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41">Элисон засыпали вопросами о прошлом её отца и о том, почему они не жили вместе <text:span text:style-name="T706">все эти годы</text:span>. В какой-то момент <text:span text:style-name="T821">она</text:span> даже почувствовала, что находится на скамье подсудимых, <text:span text:style-name="T820">будучи</text:span><text:span text:style-name="T704"> </text:span>идеальн<text:span text:style-name="T822">о</text:span>й <text:span text:style-name="T710">подозреваем</text:span><text:span text:style-name="T822">о</text:span><text:span text:style-name="T710">й</text:span> с идеальным мотивом для убийства.</text:p>
      <text:p text:style-name="P242">Из участка она <text:span text:style-name="T711">вышла</text:span> бледной и взволнованной, <text:span text:style-name="T704">и большую часть обратного пути домой хранила молчание. Гарри </text:span><text:span text:style-name="T707">тихонько подпевал песням, играющим по радио. </text:span><text:span text:style-name="T708">Элисон нарушила тишину первой:</text:span></text:p>
      <text:p text:style-name="P242">«<text:span text:style-name="T709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3">Она немного помолчала и продолжила:</text:p>
      <text:p text:style-name="P243">«Гарри! Если это сделала я, то где гарантии, что в будущем такого <text:span text:style-name="T712">больше </text:span>не повторится? Вдруг я снова убью, даже не подозревая об этом? <text:span text:style-name="T713">Господи, как бы я хотела ничего не знать ни о метаморфозах, ни об оборотнях. </text:span><text:span text:style-name="T714">Как же хорошо, что мы не посвятили Робина в </text:span><text:span text:style-name="T815">наш</text:span><text:span text:style-name="T714"> чёртов </text:span><text:span text:style-name="T815">план</text:span><text:span text:style-name="T714">!</text:span>»</text:p>
      <text:p text:style-name="P243">«<text:span text:style-name="T715">Не вини себя, Эли! Ты ни за что бы этого не сделала. Уж я то знаю - </text:span><text:span text:style-name="T721">для </text:span><text:span text:style-name="T722">такого</text:span><text:span text:style-name="T721"> </text:span><text:span text:style-name="T715">ты слишком мягкосердечна. Если хорошенько подумать, то это мог бы сделать, например, Мэтью или даже я.</text:span>»</text:p>
      <text:p text:style-name="P244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4"/>
      <text:p text:style-name="P245">ТРЕТЬЯ ГЛАВА</text:p>
      <text:p text:style-name="P245"/>
      <text:p text:style-name="P350">СВЕРШИЛОСЬ!</text:p>
      <text:p text:style-name="P245"/>
      <text:p text:style-name="P245">«<text:span text:style-name="T716">РОБИН! РОБИН!</text:span>» - <text:span text:style-name="T717">ЗВАЛ</text:span><text:span text:style-name="T716"> МЭТЬЮ ИЗ-ЗА ДВЕРИ СПАЛЬНИ, НО ОТВЕТА не </text:span><text:span text:style-name="T736">последовало</text:span><text:span text:style-name="T716">. </text:span><text:span text:style-name="T718">Он снова постучал, после чего попытался открыть дверь самостоятельно, но, к его удивлению, она была заперта.</text:span></text:p>
      <text:p text:style-name="P245">«<text:span text:style-name="T719">Робин, п</text:span><text:span text:style-name="T1338">росыпайся</text:span><text:span text:style-name="T719">! Ты опаздываешь! </text:span><text:span text:style-name="T720">Я жду тебя уже целую вечность!</text:span>»</text:p>
      <text:p text:style-name="P246">Мэтью приложил ухо к двери и напряг весь свой слух, пытаясь уловить за <text:span text:style-name="T730">ней</text:span> хотя бы малейший шорох.</text:p>
      <text:p text:style-name="P247">Мгновением позже он услышал низкий, приглушённый голос Робина:</text:p>
      <text:p text:style-name="P247">«Уходи! Ты, наверное, шутишь. Ещё слишком рано.»</text:p>
      <text:p text:style-name="P247">«<text:span text:style-name="T723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8"><text:span text:style-name="T748">Он</text:span> прождал несколько минут, прежде чем безжизненн<text:span text:style-name="T727">ая</text:span> сущ<text:span text:style-name="T727">ность</text:span> <text:span text:style-name="T726">Робина </text:span>медленно выползл<text:span text:style-name="T727">а</text:span> из свое<text:span text:style-name="T732">го</text:span><text:span text:style-name="T731"> </text:span><text:span text:style-name="T732">логова</text:span> <text:span text:style-name="T725">и</text:span>, протирая заспанные глаза, <text:span text:style-name="T728">наконец-то </text:span><text:span text:style-name="T745">появилась в дверном проёме</text:span>. <text:span text:style-name="T729">Робин</text:span> взял чашку и тут же <text:span text:style-name="T725">снова закрыл </text:span><text:span text:style-name="T746">дверь </text:span><text:span text:style-name="T747">перед самым носом Мэтью</text:span><text:span text:style-name="T725">.</text:span></text:p>
      <text:p text:style-name="P248"><text:soft-page-break/></text:p>
      <text:p text:style-name="P249">Необычная вялость Робина продолжалась несколько недель, <text:span text:style-name="T733">и с каждой неделей она </text:span><text:span text:style-name="T734">становилась всё более заметной. </text:span><text:span text:style-name="T735">В его работе так же отчётливо наблюдался заметный </text:span><text:span text:style-name="T1339">спад</text:span><text:span text:style-name="T735">, поскольку </text:span><text:span text:style-name="T737">с его стороны </text:span><text:span text:style-name="T735">не </text:span><text:span text:style-name="T738">было</text:span><text:span text:style-name="T735"> никаких результатов, хотя бы в малейшей степени </text:span><text:span text:style-name="T740">интересных</text:span><text:span text:style-name="T735"> для профессора Фержера. </text:span><text:span text:style-name="T739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50">В течение недели никто из них не беспокоил Робина, давая <text:span text:style-name="T749">тому</text:span> возможность заниматься своей учёбой.</text:p>
      <text:p text:style-name="P250"/>
      <text:p text:style-name="P251">Они вспомнили о Робине лишь в воскресенье, ближе к вечеру, и тогда всем показалось, что его одиночество выглядит слишком необычно <text:span text:style-name="T765">и затянуто</text:span>. Поэтому все трое немедленно отправились <text:span text:style-name="T766">проведать его</text:span><text:span text:style-name="T750"> </text:span>в дом Мэтью, <text:span text:style-name="T766">и заодно</text:span><text:span text:style-name="T757"> </text:span>узнать, как он <text:span text:style-name="T766">себя </text:span>чувствует.</text:p>
      <text:p text:style-name="P252"><text:span text:style-name="T741">В течении получаса </text:span><text:span text:style-name="T742">они стояли возле его комнаты и звали его</text:span>, но никто так и не открыл. <text:span text:style-name="T742">Тогда они решили ломать дверь.</text:span></text:p>
      <text:p text:style-name="P253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68">находился</text:span> в сознании, <text:span text:style-name="T743">но </text:span>было похоже, что он не замеча<text:span text:style-name="T767">л</text:span> их присутствия и даже самого факта <text:span text:style-name="T744">их </text:span>вторжения.</text:p>
      <text:p text:style-name="P254">Зрелище было ужасным - повсюду валялись гнилые и заплесневелые остатки пищи, а по комнате <text:span text:style-name="T751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52">суток</text:span>.</text:p>
      <text:p text:style-name="P255">Гарри вызвал врача.</text:p>
      <text:p text:style-name="P255"/>
      <text:p text:style-name="P256">После тщательного осмотра выяснилось, что Робину требу<text:span text:style-name="T755">ю</text:span>тся всего лишь хороший отдых и тщательный уход. Очевидно что, <text:span text:style-name="T754">готовясь к своим экзаменам,</text:span> он слишком <text:span text:style-name="T754">сильно </text:span>переутомился, и не уделял должного внимания правильному и <text:span text:style-name="T753">своевременному</text:span> питанию.</text:p>
      <text:p text:style-name="P256"/>
      <text:p text:style-name="P256">«<text:span text:style-name="T756">Я был слишком глуп, полагая что Робин в состоянии сам позаботиться о себе и что с ним всё будет в порядке.</text:span>» - <text:span text:style-name="T757">сокрушался Мэтью. Он чувствовал себя виноватым </text:span><text:span text:style-name="T758">и не находил себе места.</text:span></text:p>
      <text:p text:style-name="P256"/>
      <text:p text:style-name="P257">Прошло несколько дней, но, несмотря на внимание и заботу, <text:span text:style-name="T760">здоровье</text:span> Робина <text:span text:style-name="T790">только ухудшалось</text:span>. <text:span text:style-name="T759">С каждым днём </text:span><text:span text:style-name="T788">слабость всё больше брала над ним </text:span><text:span text:style-name="T816">верх</text:span><text:span text:style-name="T788">, </text:span><text:span text:style-name="T759">и теперь </text:span><text:span text:style-name="T789">он </text:span><text:span text:style-name="T759">уже не мог даже осмысленно говорить. Он словно окаменел, и никто не мог понять причин </text:span><text:span text:style-name="T817">происходящего</text:span><text:span text:style-name="T759">.</text:span></text:p>
      <text:p text:style-name="P258"><text:span text:style-name="T791">По ночам </text:span>Робин совсем не мог <text:span text:style-name="T791">спать</text:span>. В тот момент, когда <text:span text:style-name="T763">сами собой </text:span>закрывались <text:span text:style-name="T762">его глаза</text:span>, он тут же громко вскрикивал и просыпался.</text:p>
      <text:p text:style-name="P259">Каждую ночь Мэтью будили пронзительные крики, раздававшиеся из комнаты Робина и каждый раз Мэтью со всех <text:span text:style-name="T761">ног </text:span>мчался к нему на помощь. И каждый раз ему от<text:span text:style-name="T818">к</text:span>рывалась одна и та же картина - безучастный взгляд в пустоту, дрожь и капли холодного пота, стекающие по лицу Робина. <text:span text:style-name="T764">Дошло до того, что Робин </text:span><text:span text:style-name="T769">уже не мог спать без успокоительных препаратов.</text:span></text:p>
      <text:p text:style-name="P259"/>
      <text:p text:style-name="P260">О <text:span text:style-name="T772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70">И </text:span><text:span text:style-name="T773">вот </text:span><text:span text:style-name="T770">тогда </text:span><text:span text:style-name="T771">им открылась </text:span><text:span text:style-name="T773">истина</text:span><text:span text:style-name="T771">.</text:span></text:p>
      <text:p text:style-name="P261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76">лишь </text:span>Робине. Никому из них не приходило в голову расспрашивать <text:span text:style-name="T774">его </text:span>об этом.</text:p>
      <text:p text:style-name="P262"><text:soft-page-break/>Профессору удалось ввести Робина в транс не сосредотачивая его внимания на чём-то конкретном, <text:span text:style-name="T777">в</text:span>место этого он заманил его <text:span text:style-name="T2186">мощный</text:span> разум в ловушку, используя <text:span text:style-name="T775">силу </text:span>сво<text:span text:style-name="T775">его</text:span> ровн<text:span text:style-name="T775">ого</text:span> и монотонн<text:span text:style-name="T775">ого</text:span> голос<text:span text:style-name="T775">а</text:span>.</text:p>
      <text:p text:style-name="P263">Однако это было задачей не из лёгких - на протяжении <text:span text:style-name="T778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3">«<text:span text:style-name="T779">Это был я! Это я убил их! Не знаю, зачем, но это сделал я!</text:span>» - <text:span text:style-name="T779">внезапно воскликнул </text:span><text:span text:style-name="T780">он</text:span><text:span text:style-name="T779">.</text:span></text:p>
      <text:p text:style-name="P263">«<text:span text:style-name="T781">Робин, кого ты убил?</text:span>» - <text:span text:style-name="T781">спросил профессор, зап</text:span><text:span text:style-name="T1093">исывая</text:span><text:span text:style-name="T781"> каждое его слово.</text:span></text:p>
      <text:p text:style-name="P264">Пожилого профессора совсем не <text:span text:style-name="T782">беспокоило,</text:span> что один из его студентов, <text:span text:style-name="T783">в особенности Робин,</text:span> <text:span text:style-name="T782">мо</text:span><text:span text:style-name="T783">г оказаться</text:span><text:span text:style-name="T782"> убийцей. </text:span><text:span text:style-name="T784">Нет, о</text:span><text:span text:style-name="T783">н рассматривал всё сказанное как </text:span><text:span text:style-name="T792">новый этап</text:span><text:span text:style-name="T783"> очередного эксперимента. Робин рассказ</text:span><text:span text:style-name="T785">ал</text:span><text:span text:style-name="T783"> ему </text:span><text:span text:style-name="T793">о </text:span><text:span text:style-name="T783">своей жизни </text:span><text:span text:style-name="T785">и, что гораздо важнее, о своих странных видениях, которые были причиной его нынешего расстройства. </text:span><text:span text:style-name="T786">При этом о</text:span><text:span text:style-name="T785">н </text:span><text:span text:style-name="T787">нервно </text:span><text:span text:style-name="T785">вздрагивал от каждого внезапного движения и от посторонних звуков.</text:span></text:p>
      <text:p text:style-name="P264">«<text:span text:style-name="T794">Они! Они называли меня своими родителями... Они не любили меня… Не могли любить… Так не любят! Она мучила меня, прижиг</text:span><text:span text:style-name="T795">ала</text:span><text:span text:style-name="T794"> дымящимися сигаретами… </text:span><text:span text:style-name="T796">Они должны </text:span><text:span text:style-name="T2187">были </text:span><text:span text:style-name="T796">испытать ту же боль, что и я... Это я устроил пожар и </text:span><text:span text:style-name="T798">с</text:span><text:span text:style-name="T796">жёг их... Они познали все мои страхи... Они заслужили это!</text:span>»</text:p>
      <text:p text:style-name="P265">Затем что-то отвлекло Робина и он стал невнятно бормотать себе под нос.</text:p>
      <text:p text:style-name="P266">И снова профессору пришлось проявить настойчивость. <text:span text:style-name="T797">Это было похоже на общение с затравленным ребёнком, который слишком напуган, чтобы сообщить кому-либо о своих обидчиках. </text:span><text:span text:style-name="T799">Словно на суде, профессор загонял его </text:span><text:span text:style-name="T800">разум </text:span><text:span text:style-name="T799">в угол, вынуждая к чистосердечному признанию. </text:span><text:span text:style-name="T801">Он доверительно сообщил, что глядя на проблему со стороны ему, как другу, будет проще отыскать верное её решение.</text:span></text:p>
      <text:p text:style-name="P267">«Мы на твоей стороне, Робин. Ничего не бойся. Мы обязательно поможем тебе, если ты расскажешь нам всю правду. Что <text:span text:style-name="T802">с тобой </text:span>случилось? Почему ты не можешь спать?» - <text:span text:style-name="T803">повторял уставший профессор. </text:span></text:p>
      <text:p text:style-name="P268">Робин улыбнулся и затем зашептал:</text:p>
      <text:p text:style-name="P268">«Это мой секрет. Бедняжка Элисон не <text:span text:style-name="T806">понимает</text:span>, что я проник в её разум, пока она спала, и узнал о метаморфозах. <text:span text:style-name="T805">Мне известно</text:span>, <text:span text:style-name="T804">что после смерти её отца, </text:span>она испытывает чувство вин<text:span text:style-name="T804">ы</text:span>, но зр<text:span text:style-name="T804">я — она не должна</text:span>...»</text:p>
      <text:p text:style-name="P269">Он сделал паузу и затем рассмеялся, почти истерически:</text:p>
      <text:p text:style-name="P269">«Прости меня, Элисон. Это я убил его - твоего отца! Я думал, что так будет лучше. Мне казалось, что ты сама хотела <text:span text:style-name="T807">избавиться от него</text:span>… Разве нет?»</text:p>
      <text:p text:style-name="P270">Его настроение резко изменилось, и от смеха он вдруг перешёл к рыданиям.</text:p>
      <text:p text:style-name="P270">Он сглотнул подкативший к горлу ком, затем попытался откашляться и его голос задрожал.</text:p>
      <text:p text:style-name="P270">«<text:span text:style-name="T808">Робин, все убийства теперь в прошлом и </text:span><text:span text:style-name="T1094">прежде</text:span><text:span text:style-name="T808"> они тебя не тревожили. Но ты чего-то отчаянно боишься. Значит есть что-то </text:span><text:span text:style-name="T813">другое</text:span><text:span text:style-name="T808">, и оно должно произойти в будущем. Расскажи нам </text:span><text:span text:style-name="T809">об этом</text:span><text:span text:style-name="T808">, Робин.</text:span>».</text:p>
      <text:p text:style-name="P271">Профессор говори<text:span text:style-name="T810">л</text:span> с нажимом, для него было <text:span text:style-name="T811">крайне </text:span>важным добиться от Робина <text:span text:style-name="T812">каких-либо </text:span>значимых результатов.</text:p>
      <text:p text:style-name="P271">«<text:span text:style-name="T814">Рассказать? Но я не могу. Это означает, что мне придётся заново всё вспом</text:span><text:span text:style-name="T819">нить</text:span><text:span text:style-name="T814">, а я не хочу… Это гораздо страшнее, чем вы можете представить!</text:span>»</text:p>
      <text:p text:style-name="P271">«<text:span text:style-name="T823">Нет, Робин. Ты ошибаешься. Я не смогу помочь тебе бороться с</text:span><text:span text:style-name="T824">о</text:span><text:span text:style-name="T823"> страхом, пока ты не расскажешь </text:span><text:span text:style-name="T824">мне </text:span><text:span text:style-name="T823">о нём.</text:span>»</text:p>
      <text:p text:style-name="P272">Робин отчаянно заломил руки, набираясь смелости для того, чтобы вспомнить свой сон.</text:p>
      <text:p text:style-name="P272">«Здесь очень страшно… Заберите меня отсюда! Если вы не сделаете этого, я умру!»</text:p>
      <text:p text:style-name="P272">Он задрожал, после чего сжался в комок и начал лихорадочно тереть свои руки.</text:p>
      <text:p text:style-name="P272">«<text:span text:style-name="T825">Нет причин для беспокойства. Перестань трястись.</text:span>» - <text:span text:style-name="T825">увещевал его профессор.</text:span></text:p>
      <text:p text:style-name="P272">«<text:span text:style-name="T826">Меня знобит оттого, что здесь очень холодно</text:span>» - <text:span text:style-name="T826">заикаясь и клацая зубами ответил ему Робин. Профессор дотронулся до руки мальчика и удивился. Врачи, в обязанности которых </text:span><text:soft-page-break/><text:span text:style-name="T826">входило наблюдение за этим уникальным мальчиком, очевидно не следили за перепадами его температуры. </text:span><text:span text:style-name="T827">Профессор снял с себя свой твидовый пиджак и накинул его на плечи Робина.</text:span></text:p>
      <text:p text:style-name="P272">«<text:span text:style-name="T828">Где ты сейчас? В каком месте мы можем тебя </text:span><text:span text:style-name="T1095">отыскать</text:span><text:span text:style-name="T828">?</text:span>»</text:p>
      <text:p text:style-name="P272">«<text:span text:style-name="T829">Я не знаю, где. Я заблудился. Это место кажется мне знакомым, но эт</text:span><text:span text:style-name="T981">ого просто не может быть</text:span><text:span text:style-name="T829">. Оно выглядит как Саутгемптон </text:span><text:span text:style-name="T865">через </text:span><text:span text:style-name="T982">много лет</text:span><text:span text:style-name="T852"> по</text:span><text:span text:style-name="T865">сле</text:span><text:span text:style-name="T831"> окончания своего существования.</text:span>»</text:p>
      <text:p text:style-name="P272">«<text:span text:style-name="T983">Робин, н</text:span><text:span text:style-name="T830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72">«<text:span text:style-name="T866">Да. </text:span><text:span text:style-name="T832">Здесь повсюду мор, болезни. </text:span><text:span text:style-name="T867">До меня доносятся</text:span><text:span text:style-name="T833"> </text:span><text:span text:style-name="T834">жалобные </text:span><text:span text:style-name="T833">стоны, они исходят от странных существ -</text:span><text:span text:style-name="T834"> </text:span><text:span text:style-name="T868">они </text:span><text:span text:style-name="T834">выглядят как люд</text:span><text:span text:style-name="T840">и, или</text:span><text:span text:style-name="T834"> </text:span><text:span text:style-name="T840">п</text:span><text:span text:style-name="T834">очти как люди. Большинство </text:span><text:span text:style-name="T835">их</text:span><text:span text:style-name="T834"> голодает. </text:span><text:span text:style-name="T836">Позади меня между собой </text:span><text:span text:style-name="T864">дерутся</text:span><text:span text:style-name="T836"> две группы этих существ… Из-за трупа собаки. </text:span><text:span text:style-name="T837">Я видел, как они убивали и других животных… Их забивали до смерти </text:span><text:span text:style-name="T984">палками и обломками досок</text:span><text:span text:style-name="T837">! </text:span><text:span text:style-name="T869">Э</text:span><text:span text:style-name="T837">то </text:span><text:span text:style-name="T869">же </text:span><text:span text:style-name="T837">дико</text:span><text:span text:style-name="T869">сть</text:span><text:span text:style-name="T837">! </text:span><text:span text:style-name="T838">Они не держат </text:span><text:span text:style-name="T870">здесь </text:span><text:span text:style-name="T838">никаких запасов пищи, у них нет никаких складов. </text:span><text:span text:style-name="T839">Всё, что уда</text:span><text:span text:style-name="T841">ётся</text:span><text:span text:style-name="T839"> найти, съедается тут-же, на месте, чтобы не украли </text:span><text:span text:style-name="T871">остальные</text:span><text:span text:style-name="T839">… Опять этот лютый ветер… </text:span><text:span text:style-name="T842">Он завывает, словно подражая этим обездоленным людям. Я не знаю, что </text:span><text:span text:style-name="T2604">мне </text:span><text:span text:style-name="T842">делать. </text:span><text:span text:style-name="T843">Н</text:span><text:span text:style-name="T842">ужно где-то спрятаться.</text:span>»</text:p>
      <text:p text:style-name="P273">Последовало долгое молчание, <text:span text:style-name="T844">в течении которого профессор несколько раз пытался привлечь внимание Робина, но безуспешно. </text:span><text:span text:style-name="T845">Он забеспокоился. Возможно, что </text:span><text:span text:style-name="T850">во всём этом </text:span><text:span text:style-name="T845">была его вина. Убийство отца Элисон, уход Робина из реального мира - всего этого могло бы не </text:span><text:span text:style-name="T846">произойти</text:span><text:span text:style-name="T845">, если бы он, ведущий в своей области специалист, не оказывал такого давления на мальчика. </text:span><text:span text:style-name="T847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51">в полную силу</text:span><text:span text:style-name="T847">. </text:span><text:span text:style-name="T848">Кроме того, он очень гордился тем, </text:span><text:span text:style-name="T853">ч</text:span><text:span text:style-name="T848">то обучил его широкому кругу научных дисциплин </text:span><text:span text:style-name="T985">а также</text:span><text:span text:style-name="T848"> нескольким языкам. </text:span><text:span text:style-name="T849">Робин был </text:span><text:span text:style-name="T854">уникальным</text:span><text:span text:style-name="T849"> - </text:span><text:span text:style-name="T855">от природы </text:span><text:span text:style-name="T854">он владел мощными экстрасенсорными способностями, раскрывшимися благодаря стараниям профессора, и было в</text:span><text:span text:style-name="T855">е</text:span><text:span text:style-name="T854">сьма сомнительно, что среди </text:span><text:span text:style-name="T855">всех людей, когда-либо живших на планете, мог бы найтись </text:span><text:span text:style-name="T856">ещё один такой </text:span><text:span text:style-name="T857">же </text:span><text:span text:style-name="T856">талант.</text:span></text:p>
      <text:p text:style-name="P273"/>
      <text:p text:style-name="P274">Робин закричал — ужас вырвался из <text:span text:style-name="T914">недр</text:span> его разума, пронзительный визг отвращения и страха эхом отозвался в глубоком извилистом пути его внутреннего уха и <text:span text:style-name="T986">по</text:span>рвал повисшую в воздухе тишину. <text:span text:style-name="T858">Несколько раз подряд </text:span><text:span text:style-name="T915">его</text:span><text:span text:style-name="T858"> сотрясли рвотные позывы </text:span><text:span text:style-name="T859">и </text:span><text:span text:style-name="T858">из</text:span><text:span text:style-name="T861">о </text:span><text:span text:style-name="T858">рта </text:span><text:span text:style-name="T860">на </text:span><text:span text:style-name="T861">его </text:span><text:span text:style-name="T860">одежду </text:span><text:span text:style-name="T872">закапала слюна</text:span><text:span text:style-name="T858">.</text:span></text:p>
      <text:p text:style-name="P274">«<text:span text:style-name="T862">Что случилось, Робин?</text:span>» - <text:span text:style-name="T862">спросил профессор с ноткой настойчивости в голосе. На его взволнованном и </text:span><text:span text:style-name="T873">внезапно</text:span><text:span text:style-name="T862"> постаревшем лице отразилось явное облегчение, когда юноша снова </text:span><text:span text:style-name="T863">н</text:span><text:span text:style-name="T862">ачал говорить.</text:span></text:p>
      <text:p text:style-name="P275">«Я и сам не знаю, почему кричу. <text:span text:style-name="T881">Крик </text:span><text:span text:style-name="T897">здесь </text:span><text:span text:style-name="T874">не </text:span>считается <text:span text:style-name="T874">чем-то </text:span><text:span text:style-name="T987">диковинным</text:span>. <text:span text:style-name="T877">Т</text:span>олько что <text:span text:style-name="T877">я </text:span><text:span text:style-name="T882">наблюдал</text:span>, как тупым ножом <text:span text:style-name="T920">от</text:span><text:span text:style-name="T883">пилили </text:span>руку <text:span text:style-name="T875">какого-то</text:span> немощного <text:span text:style-name="T898">старика </text:span><text:span text:style-name="T900">и</text:span> <text:span text:style-name="T900">как е</text:span><text:span text:style-name="T878">го оде</text:span><text:span text:style-name="T899">жду</text:span><text:span text:style-name="T878"> </text:span><text:span text:style-name="T899">зали</text:span><text:span text:style-name="T900">вала</text:span><text:span text:style-name="T899"> кровь</text:span><text:span text:style-name="T875">. </text:span><text:span text:style-name="T879">Такова</text:span><text:span text:style-name="T876"> </text:span><text:span text:style-name="T901">местная</text:span><text:span text:style-name="T880"> </text:span><text:span text:style-name="T876">Система - </text:span><text:span text:style-name="T885">периодически </text:span><text:span text:style-name="T879">д</text:span><text:span text:style-name="T876">емонстрируя </text:span><text:span text:style-name="T879">неслыханную </text:span><text:span text:style-name="T876">жестокость, он</text:span><text:span text:style-name="T901">а</text:span><text:span text:style-name="T876"> </text:span><text:span text:style-name="T901">даёт людям понять</text:span><text:span text:style-name="T884">,</text:span><text:span text:style-name="T876"> на что способн</text:span><text:span text:style-name="T901">а</text:span><text:span text:style-name="T876">.</text:span>»</text:p>
      <text:p text:style-name="P276">Робин умолк.</text:p>
      <text:p text:style-name="P276">«<text:span text:style-name="T886">Хорошо, Робин. </text:span><text:span text:style-name="T889">Как только</text:span><text:span text:style-name="T886"> ты проснёшься, то </text:span><text:span text:style-name="T889">сразу </text:span><text:span text:style-name="T886">перестанешь бояться </text:span><text:span text:style-name="T889">своих</text:span><text:span text:style-name="T886"> снов</text:span><text:span text:style-name="T888">идений</text:span><text:span text:style-name="T886">. </text:span><text:span text:style-name="T889">Сейчас т</text:span><text:span text:style-name="T887">еб</text:span><text:span text:style-name="T889">е</text:span><text:span text:style-name="T887"> </text:span><text:span text:style-name="T889">предстоит</text:span><text:span text:style-name="T887"> </text:span><text:span text:style-name="T889">отдых и </text:span><text:span text:style-name="T887">крепкий, глубокий сон, независимо от того, где ты </text:span><text:span text:style-name="T889">находишься</text:span><text:span text:style-name="T887">. </text:span><text:span text:style-name="T889">На этом всё. Когда пробудишься, </text:span><text:span text:style-name="T891">позови меня</text:span><text:span text:style-name="T889">, и </text:span><text:span text:style-name="T988">хорошенько </text:span><text:span text:style-name="T893">за</text:span><text:span text:style-name="T889">помни, что </text:span><text:span text:style-name="T890">кроме нас, твоих друзей, </text:span><text:span text:style-name="T889">никто не сможет помочь </text:span><text:span text:style-name="T988">тебе в твоём мире</text:span><text:span text:style-name="T890">. </text:span><text:span text:style-name="T892">Ты </text:span><text:span text:style-name="T916">должен</text:span><text:span text:style-name="T892"> доверять только нам!</text:span>»</text:p>
      <text:p text:style-name="P277">Робин уснул сразу же, как только замолчал профессор. <text:span text:style-name="T894">Впервые за несколько прошедших недель он закрыл глаза и не закричал. </text:span><text:span text:style-name="T896">П</text:span><text:span text:style-name="T895">рофессор и его ученики были </text:span><text:span text:style-name="T989">в ужасе</text:span><text:span text:style-name="T895"> </text:span><text:span text:style-name="T989">от того</text:span><text:span text:style-name="T895">, </text:span><text:span text:style-name="T989">что</text:span><text:span text:style-name="T895"> поведал им Робин, </text:span><text:span text:style-name="T896">но мысль, что им хотя бы удалось</text:span><text:span text:style-name="T895"> уложить его спать, </text:span><text:span text:style-name="T896">вселяла в них надежду и уверенность.</text:span></text:p>
      <text:p text:style-name="P278">Они вышли из <text:span text:style-name="T1096">комнаты</text:span>, оставив <text:span text:style-name="T1096">приглашённую сиделку</text:span> присматривать за <text:span text:style-name="T1097">здоровьем </text:span>молод<text:span text:style-name="T1097">ого</text:span> человек<text:span text:style-name="T1097">а</text:span>. Ей было <text:span text:style-name="T903">указано</text:span> немедленно известить их, <text:span text:style-name="T917">как только</text:span> Робин начнёт пробуждаться <text:span text:style-name="T1098">ото сна</text:span>.</text:p>
      <text:p text:style-name="P279"><text:soft-page-break/>Он проспал восемнадцать часов кряду не пророни<text:span text:style-name="T921">в</text:span> за это время ни звука, будучи очевидцем ужасных событий, происходивших в друго<text:span text:style-name="T991">й</text:span>, <text:span text:style-name="T990">кошмарно</text:span><text:span text:style-name="T991">й</text:span> <text:span text:style-name="T991">реальности</text:span>.</text:p>
      <text:p text:style-name="P279"/>
      <text:p text:style-name="P280">Тем временем профессор Фержер перечитывал сво<text:span text:style-name="T897">й</text:span> <text:span text:style-name="T897">подробный конспект</text:span> <text:span text:style-name="T902">с </text:span><text:span text:style-name="T897">описан</text:span><text:span text:style-name="T902">ием</text:span><text:span text:style-name="T897"> другого мира, </text:span><text:span text:style-name="T902">данным Робином. </text:span><text:span text:style-name="T904">Вместе со студентами он пытался выяснить, что именно должны было означать его слова, </text:span><text:span text:style-name="T905">ведь</text:span><text:span text:style-name="T904"> никто из них не мог припомнить ни одного эпизода из истории Великобритании, в котором </text:span><text:span text:style-name="T906">страной </text:span><text:span text:style-name="T904">управлял</text:span><text:span text:style-name="T906">а</text:span><text:span text:style-name="T904"> </text:span><text:span text:style-name="T906">некая </text:span><text:span text:style-name="T904">Систем</text:span><text:span text:style-name="T906">а</text:span><text:span text:style-name="T904">. </text:span><text:span text:style-name="T907">Выводы были разнообразными. Во-первых, это могло быть </text:span><text:span text:style-name="T908">время несчастливого правления Оливера Кромвеля, </text:span><text:span text:style-name="T909">а </text:span><text:span text:style-name="T908">во вторых - время Великой эпиде</text:span><text:span text:style-name="T910">м</text:span><text:span text:style-name="T908">ии чумы. </text:span><text:span text:style-name="T911">Но </text:span><text:span text:style-name="T913">всё </text:span><text:span text:style-name="T911">это </text:span><text:span text:style-name="T918">были</text:span><text:span text:style-name="T911"> лишь предположени</text:span><text:span text:style-name="T918">я</text:span><text:span text:style-name="T911">, поскольку </text:span><text:span text:style-name="T919">никто из них</text:span><text:span text:style-name="T911"> так и не смог найти никаких подтверждений своим гипотезам в краеведческом отделе городской библиотеки. </text:span><text:span text:style-name="T912">Может быть, Робин ошибся и это была истори</text:span><text:span text:style-name="T919">я</text:span><text:span text:style-name="T912"> какой-то другой страны?</text:span></text:p>
      <text:p text:style-name="P280"/>
      <text:p text:style-name="P281">Прежде, чем Робин окончательно про<text:span text:style-name="T1099">снулся</text:span>, профессор Фержер ещё раз загипнотизировал его, <text:span text:style-name="T942">и</text:span> <text:span text:style-name="T943">в</text:span> этот раз ему было проще, чем в предыдущий. Возможно, это было связано с тем, что мальчик больше не боялся <text:span text:style-name="T922">того таинственного места, в котором очутился, а также с тем, что ему, наконец-то, удалось </text:span><text:span text:style-name="T923">хорошенько </text:span><text:span text:style-name="T922">выспаться </text:span><text:span text:style-name="T944">и отдохнуть</text:span><text:span text:style-name="T922">. Поэтому он </text:span><text:span text:style-name="T945">не волновался</text:span><text:span text:style-name="T922"> и </text:span><text:span text:style-name="T945">был </text:span><text:span text:style-name="T922">готов к взаимодействию с профессором.</text:span></text:p>
      <text:p text:style-name="P281">«<text:span text:style-name="T924">Робин, ты с нами? О чём ты думаешь? Мы сделаем всё, </text:span><text:span text:style-name="T946">что</text:span><text:span text:style-name="T924"> от нас завис</text:span><text:span text:style-name="T946">ит</text:span><text:span text:style-name="T924">, чтобы помочь тебе. Не </text:span><text:span text:style-name="T963">переживай</text:span><text:span text:style-name="T924">, Система </text:span><text:span text:style-name="T974">ничего </text:span><text:span text:style-name="T924">не узнает </text:span><text:span text:style-name="T931">о </text:span><text:span text:style-name="T924">нашем общении.</text:span>»</text:p>
      <text:p text:style-name="P281">«<text:span text:style-name="T924">Я знаю, что нахожусь в другом мире, но к сожалению не </text:span><text:span text:style-name="T932">понимаю</text:span><text:span text:style-name="T924">, как </text:span><text:span text:style-name="T932">мне </text:span><text:span text:style-name="T924">вернуться обратно. Сейчас я начну </text:span><text:span text:style-name="T947">рассказывать</text:span><text:span text:style-name="T924">, что происходит вокруг. </text:span><text:span text:style-name="T930">Вы г</text:span><text:span text:style-name="T924">отовы?</text:span>»</text:p>
      <text:p text:style-name="P282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3">«<text:span text:style-name="T925">Я </text:span><text:span text:style-name="T933">практически </text:span><text:span text:style-name="T925">уверен, что это Саутгемптон. Но если бы сейчас </text:span><text:span text:style-name="T992">вы </text:span><text:span text:style-name="T948">были </text:span><text:span text:style-name="T925">со мной, никто из вас не поверил бы собственным глазам. Здесь не осталось многоэтажных </text:span><text:span text:style-name="T964">жилых </text:span><text:span text:style-name="T925">строений - </text:span><text:span text:style-name="T949">все </text:span><text:span text:style-name="T925">они превратились в развалины, </text:span><text:span text:style-name="T926">и </text:span><text:span text:style-name="T1881">у меня нет ни малейшего желания</text:span><text:span text:style-name="T926"> приближаться к ним, особенно по ночам. </text:span><text:span text:style-name="T927">Периодически в разных местах </text:span><text:span text:style-name="T1882">я слышу</text:span><text:span text:style-name="T926"> стоны и крики людей, зовущих на помощь. Должно быть, это </text:span><text:span text:style-name="T927">скитаются </text:span><text:span text:style-name="T926">заблудшие душ</text:span><text:span text:style-name="T927">и в поисках </text:span><text:span text:style-name="T958">уголка</text:span><text:span text:style-name="T927"> для покоя. </text:span><text:span text:style-name="T928">Растительность здесь очень скудная, </text:span><text:span text:style-name="T959">н</text:span><text:span text:style-name="T928">а этой проклятой земле ничто не хочет расти. </text:span><text:span text:style-name="T929">Высокие деревья в парках — сожжены </text:span><text:span text:style-name="T1340">и обуглены</text:span><text:span text:style-name="T929">.</text:span>»</text:p>
      <text:p text:style-name="P284">Робин прервался, задумавшись.</text:p>
      <text:p text:style-name="P284">«<text:span text:style-name="T934">Я не </text:span><text:span text:style-name="T1883">с</text:span><text:span text:style-name="T934">могу достоверно и понятно описать всё, что вижу. Нужно поискать другой способ, как </text:span><text:span text:style-name="T950">это </text:span><text:span text:style-name="T934">сделать.</text:span>»</text:p>
      <text:p text:style-name="P284">«<text:span text:style-name="T935">Робин, о чём ты сейчас думаешь?</text:span>»</text:p>
      <text:p text:style-name="P285">Ответа не последовало. Вместо него лишь <text:span text:style-name="T951">мёртвая </text:span>тишина.</text:p>
      <text:p text:style-name="P285">«Т-с-с…<text:span text:style-name="T936"> Я пытаюсь собраться с мыслями. </text:span><text:span text:style-name="T940">Это невозможно объяснить… </text:span><text:span text:style-name="T937">Пожалуйста, внимательно следите за моими глазами </text:span><text:span text:style-name="T938">и,</text:span><text:span text:style-name="T937"> </text:span><text:span text:style-name="T938">если всё получится так, как я задумал, </text:span><text:span text:style-name="T939">то у вас </text:span><text:span text:style-name="T941">будет</text:span><text:span text:style-name="T939"> возможность оставить для меня какой-нибудь совет или подсказку.</text:span>»</text:p>
      <text:p text:style-name="P286">Профессор был в замешательстве. <text:span text:style-name="T952">Что там бормотал мальчик о развалинах и руинах? </text:span><text:span text:style-name="T953">И что он пытался сделать сейчас, требуя от них полной тишины? </text:span><text:span text:style-name="T954">Единственным разом, когда они </text:span><text:span text:style-name="T1889">все вместе не издавали ни звука</text:span><text:span text:style-name="T954">, было погружение Робина в транс перед началом одного из самых крупных экспериментов профессора. </text:span><text:span text:style-name="T960">В настоящий момент п</text:span><text:span text:style-name="T955">рофессор </text:span><text:span text:style-name="T956">Фержер </text:span><text:span text:style-name="T955">был крайне обеспокоен. </text:span><text:span text:style-name="T956">Судя по </text:span><text:span text:style-name="T961">его словам</text:span><text:span text:style-name="T956">, </text:span><text:span text:style-name="T957">Робин</text:span><text:span text:style-name="T956"> находился в </text:span><text:span text:style-name="T1877">каком-то</text:span><text:span text:style-name="T956"> опасном месте, </text:span><text:span text:style-name="T962">где </text:span><text:span text:style-name="T1878">от него</text:span><text:span text:style-name="T962"> </text:span><text:span text:style-name="T1878">требовалось</text:span><text:span text:style-name="T962"> внимательно следить за </text:span><text:span text:style-name="T1880">всем</text:span><text:span text:style-name="T962">, что происходи</text:span><text:span text:style-name="T1880">ло</text:span><text:span text:style-name="T962"> </text:span><text:span text:style-name="T1880">в </text:span><text:span text:style-name="T1890">его </text:span><text:span text:style-name="T1880">непосредственной близости</text:span><text:span text:style-name="T962">, </text:span><text:span text:style-name="T1879">и</text:span><text:span text:style-name="T962"> не отвлекаться на </text:span><text:span text:style-name="T1885">всевозможные </text:span><text:span text:style-name="T1884">рассуждения</text:span><text:span text:style-name="T962">.</text:span></text:p>
      <text:p text:style-name="P286"/>
      <text:p text:style-name="P287">Продолжительное молчание заставляло их нервничать. <text:span text:style-name="T965">Прошёл целый час, но они по-прежнему не </text:span><text:span text:style-name="T1892">у</text:span><text:span text:style-name="T965">слышали от </text:span><text:span text:style-name="T966">Робина</text:span><text:span text:style-name="T965"> ни слова, </text:span><text:span text:style-name="T966">и не осмеливались заго</text:span><text:span text:style-name="T993">ворить</text:span><text:span text:style-name="T966"> </text:span><text:span text:style-name="T975">сами</text:span><text:span text:style-name="T966">, чтобы не беспокоить его. </text:span><text:span text:style-name="T967">Но, с другой стороны, вдруг он попал в крупную неприятность и сейчас </text:span><text:span text:style-name="T1886">н</text:span><text:span text:style-name="T1891">е</text:span><text:span text:style-name="T1886"> </text:span><text:span text:style-name="T1891">имеет возможности </text:span><text:span text:style-name="T967">выйти на связь?</text:span></text:p>
      <text:p text:style-name="P288"><text:soft-page-break/>Они терпеливо прождали ещё один час. Незаметно для всех, Элисон сумела выскользнуть из комнаты и приготовить для <text:span text:style-name="T969">каждого</text:span> по чашке горячего чая, <text:span text:style-name="T968">которы</text:span><text:span text:style-name="T970">й</text:span><text:span text:style-name="T968"> был </text:span>принят с благодарностью. <text:span text:style-name="T972">В ожидании о</text:span><text:span text:style-name="T971">ни расселись на стульях с жёсткими спинками вокруг кровати Робина, </text:span><text:span text:style-name="T972">но</text:span><text:span text:style-name="T971"> время тянулось очень медленно.</text:span></text:p>
      <text:p text:style-name="P289">«<text:span text:style-name="T973">Это бесполезно, он наверное уснул</text:span>» - <text:span text:style-name="T973">шепнул Гарри профессору.</text:span></text:p>
      <text:p text:style-name="P289"><text:span text:style-name="T976">Периодически он</text:span><text:span text:style-name="T977">и</text:span><text:span text:style-name="T976"> тихонько вставали, чтобы размять затёкшие руки и ноги, </text:span><text:span text:style-name="T977">и уже было собрались направиться к выходу, но, Мэтью, внезапно остановил </text:span><text:span text:style-name="T979">их</text:span><text:span text:style-name="T977">, </text:span><text:span text:style-name="T978">прошептав</text:span><text:span text:style-name="T977">:</text:span></text:p>
      <text:p text:style-name="P288">«<text:span text:style-name="T980">Смотрите! Что это? С Робином происходит что-то странное.</text:span>»</text:p>
      <text:p text:style-name="P290">Остальные быстро обернулись и уставились на Робина. Ещё никогда никто из них не видел ничего столь же впечатляющего. То, что он делал сейчас с собой, бросало вызов всем устоявшимся научным теориям о том, как функционирует человеческое тело. <text:span text:style-name="T994">Должно быть, это галлюцинаци</text:span><text:span text:style-name="T996">я</text:span><text:span text:style-name="T994">, ведь такого не </text:span><text:span text:style-name="T997">бывает</text:span><text:span text:style-name="T994">! </text:span><text:span text:style-name="T1044">Просто н</text:span><text:span text:style-name="T997">е может быть!</text:span><text:span text:style-name="T994"> </text:span><text:span text:style-name="T995">Как только </text:span><text:span text:style-name="T998">студенты и профессор</text:span><text:span text:style-name="T995"> решили, что </text:span><text:span text:style-name="T1535">Робин</text:span><text:span text:style-name="T995"> достиг предела в использовании своих экстрасенсорных способностей, он </text:span><text:span text:style-name="T1045">моментально</text:span><text:span text:style-name="T995"> </text:span><text:span text:style-name="T1534">опровергнул их </text:span><text:span text:style-name="T1536">мнения</text:span><text:span text:style-name="T1534">, доказав</text:span><text:span text:style-name="T995">, что они </text:span><text:span text:style-name="T1046">серьёзно </text:span><text:span text:style-name="T995">ошибались </text:span><text:span text:style-name="T1046">в нём</text:span><text:span text:style-name="T995">.</text:span></text:p>
      <text:p text:style-name="P290"/>
      <text:p text:style-name="P291">Все присутствующие были восхищены <text:span text:style-name="T999">увиденным и</text:span> пристально <text:span text:style-name="T1048">разглядывали </text:span>глаза Робина. <text:span text:style-name="T999">То, что им там открылось, было</text:span> похоже на фильм, спроецированн<text:span text:style-name="T1001">ый</text:span> <text:span text:style-name="T1001">на экран </text:span><text:span text:style-name="T1030">зелёного цвета </text:span><text:span text:style-name="T1001">в кинотеатре - </text:span><text:span text:style-name="T1047">его глазах</text:span>. <text:s/><text:span text:style-name="T1000">Там они увидели </text:span><text:span text:style-name="T1049">самого </text:span><text:span text:style-name="T1000">Робина и тот странный мир, </text:span><text:span text:style-name="T1050">в</text:span><text:span text:style-name="T1000"> котором он </text:span><text:span text:style-name="T1050">очутился</text:span><text:span text:style-name="T1000">. </text:span><text:span text:style-name="T1002">Каким-то образом ему удалось наложить картинку на зрачки своих глаз. Все они испытали чувство </text:span><text:span text:style-name="T1893">тревоги</text:span><text:span text:style-name="T1002">, </text:span><text:span text:style-name="T1051">осматривая окрестности</text:span><text:span text:style-name="T1002"> глазами Робина. Профессор вёл подробные записи о том, куда направлялся Робин, и что он при этом делал. Его мучил вопрос, </text:span><text:span text:style-name="T1003">как долго мальчик сможет поддерживать</text:span><text:span text:style-name="T1002"> </text:span><text:span text:style-name="T1003">с ними связь, </text:span><text:span text:style-name="T1031">от</text:span><text:span text:style-name="T1003">рис</text:span><text:span text:style-name="T1031">овывая</text:span><text:span text:style-name="T1003"> в уме каждое </text:span><text:span text:style-name="T1033">из </text:span><text:span text:style-name="T1032">очередн</text:span><text:span text:style-name="T1033">ых</text:span><text:span text:style-name="T1005"> </text:span><text:span text:style-name="T1052">своих </text:span><text:span text:style-name="T1003">движени</text:span><text:span text:style-name="T1033">й</text:span><text:span text:style-name="T1003">. Сколько времени должно пройти прежде, чем его силы иссякнут и </text:span><text:span text:style-name="T1006">ему придётся лечь спать, </text:span><text:span text:style-name="T1003">и где он </text:span><text:span text:style-name="T1004">собирается </text:span><text:span text:style-name="T1003">оты</text:span><text:span text:style-name="T1004">скать</text:span><text:span text:style-name="T1003"> такое безопасное место?</text:span></text:p>
      <text:p text:style-name="P291">«<text:span text:style-name="T1007">Робин, подойди к обуглившемуся старому пню. Что </text:span><text:span text:style-name="T1537">это </text:span><text:span text:style-name="T1007">там лежит неподалёку — </text:span><text:span text:style-name="T1008">неужели </text:span><text:span text:style-name="T1007">газета? </text:span>»</text:p>
      <text:p text:style-name="P292">Робин выполнил просьбу профессора - там действительно валялась старая, вся измятая, газета. <text:span text:style-name="T1009">Он взял её в руки и начал читать особ</text:span><text:span text:style-name="T1014">ым</text:span><text:span text:style-name="T1009"> образом - так, чтобы профессор мог своими глазами видеть каждое напечатанное в ней слово. </text:span><text:span text:style-name="T1011">Н</text:span><text:span text:style-name="T1010">аконец-то </text:span><text:span text:style-name="T1011">они </text:span><text:span text:style-name="T1010">выяснил</text:span><text:span text:style-name="T1011">и</text:span><text:span text:style-name="T1010">, где именно он о</text:span><text:span text:style-name="T1053">казался —</text:span><text:span text:style-name="T1010"> </text:span><text:span text:style-name="T1013">газета являлась печатным изданием местного значения</text:span><text:span text:style-name="T1012"> </text:span><text:span text:style-name="T1013">и </text:span><text:span text:style-name="T1012">был</text:span><text:span text:style-name="T1013">а</text:span><text:span text:style-name="T1012"> датирован</text:span><text:span text:style-name="T1013">а</text:span><text:span text:style-name="T1012"> 5 апреля 1988 года. </text:span><text:span text:style-name="T1342">Э</text:span><text:span text:style-name="T1015">то было будущее. </text:span><text:span text:style-name="T1016">Выдержка из передовицы гласила, что…</text:span></text:p>
      <text:p text:style-name="P292">«<text:span text:style-name="T1016">Прошлой ночью, до крайнего предела </text:span><text:span text:style-name="T1018">накалил</text:span><text:span text:style-name="T1036">и</text:span><text:span text:style-name="T1018">сь </text:span><text:span text:style-name="T1036">отношения</text:span><text:span text:style-name="T1016"> между странами Западного и Восточного блоков, когда постоянный представитель России при О</text:span><text:span text:style-name="T1017">рганизации </text:span><text:span text:style-name="T1016">О</text:span><text:span text:style-name="T1017">бъединённых </text:span><text:span text:style-name="T1016">Н</text:span><text:span text:style-name="T1017">аций</text:span><text:span text:style-name="T1016"> внезапно покинул экстренное </text:span><text:span text:style-name="T1019">совещание</text:span><text:span text:style-name="T1016">. </text:span><text:span text:style-name="T1020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21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22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23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25">штат </text:span><text:span text:style-name="T1023">Аляск</text:span><text:span text:style-name="T1025">а</text:span><text:span text:style-name="T1024">,</text:span><text:span text:style-name="T1023"> и Анадырь - </text:span><text:span text:style-name="T1025">Чукотский национальный округ, расположенных на </text:span><text:span text:style-name="T1026">противоположных </text:span><text:span text:style-name="T1025">побережьях Берингова моря. </text:span><text:span text:style-name="T1027">США имеют в своём распоряжении </text:span><text:span text:style-name="T1028">соединения </text:span><text:span text:style-name="T1027">крупны</text:span><text:span text:style-name="T1028">х</text:span><text:span text:style-name="T1027"> боевы</text:span><text:span text:style-name="T1028">х</text:span><text:span text:style-name="T1027"> корабл</text:span><text:span text:style-name="T1028">ей</text:span><text:span text:style-name="T1027"> и авианосц</text:span><text:span text:style-name="T1028">ев</text:span><text:span text:style-name="T1027">, базирующиеся на Острове Святого Лаврентия в Беринговом проливе.</text:span>»</text:p>
      <text:p text:style-name="P292"/>
      <text:p text:style-name="P292">«…<text:span text:style-name="T1029">Прошлой ночью, премьер-министр Великобритании выступил по радио с экстренным обращением к гражданам...</text:span>»</text:p>
      <text:p text:style-name="P292"/>
      <text:p text:style-name="P292">«<text:span text:style-name="T1029">Похоже, что война неизбежна и мы должны готовиться к худшему, поскольку переговоры между сверхдержавами </text:span><text:span text:style-name="T1209">зашли в тупик</text:span><text:span text:style-name="T1029">...</text:span>»</text:p>
      <text:p text:style-name="P292"><text:soft-page-break/></text:p>
      <text:p text:style-name="P293">Как только профессор закончил чтение, Робин отбросил газету подальше и вытер руки о своё грязное пальто. <text:span text:style-name="T1034">То, что он произнёс </text:span><text:span text:style-name="T1054">затем</text:span><text:span text:style-name="T1034">, </text:span><text:span text:style-name="T1042">про</text:span><text:span text:style-name="T1034">демонстрировало его полное понимание </text:span><text:span text:style-name="T1035">ситуации </text:span><text:span text:style-name="T1034">и готовность действовать в условиях сложившихся обстоятельств:</text:span></text:p>
      <text:p text:style-name="P293">«<text:span text:style-name="T1037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38">Этой ночью мне придётся здесь спать, </text:span><text:span text:style-name="T1039">и я должен вас предупредить - иногда я всё ещё чувствую в своём сердце </text:span><text:span text:style-name="T1040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99">ч</text:span><text:span text:style-name="T1040">еловечества </text:span><text:span text:style-name="T1899">а также</text:span><text:span text:style-name="T1040"> даровать миру свободу, </text:span><text:span text:style-name="T1887">и что</text:span><text:span text:style-name="T1040"> я </text:span><text:span text:style-name="T1887">должен </text:span><text:span text:style-name="T1040">б</text:span><text:span text:style-name="T1887">ыть</text:span><text:span text:style-name="T1040"> </text:span><text:span text:style-name="T1887">предельно </text:span><text:span text:style-name="T1040">осторожным. </text:span><text:span text:style-name="T1041">Спокойной ночи! Не волнуйтесь! </text:span><text:span text:style-name="T1043">Б</text:span><text:span text:style-name="T1041">уду оставаться на связи.</text:span>»</text:p>
      <text:p text:style-name="P293"/>
      <text:p text:style-name="P294">Робин свернулся калачиком и заснул. На протяжении ночи его <text:span text:style-name="T1082">измученное </text:span>маленьк<text:span text:style-name="T1059">ое</text:span><text:span text:style-name="T1058"> тельце</text:span> <text:span text:style-name="T1058">пробирала дрожь</text:span>, когда холодный воздух, словно острые кинжалы, прон<text:span text:style-name="T1083">икал сквозь</text:span> его изношенное пальто. Он проснулся на следующее утро и осторожно выглянул из своего убежища, чтобы увидеть, как <text:span text:style-name="T1085">первые лучи солнца </text:span>про<text:span text:style-name="T1084">биваются</text:span> сквозь пасмурное небо <text:span text:style-name="T1058">во время восхода</text:span>.</text:p>
      <text:p text:style-name="P295">Прошедшая ночь была морозной и к утру его конечности изрядно <text:span text:style-name="T1896">задубели</text:span>. <text:span text:style-name="T1060">Помимо этого, желудок </text:span><text:span text:style-name="T1895">Робина </text:span><text:span text:style-name="T1060">отчаянным урчанием и болью напоминал </text:span><text:span text:style-name="T1897">ему</text:span><text:span text:style-name="T1060">, что </text:span><text:span text:style-name="T1894">он</text:span><text:span text:style-name="T1060"> не ел по меньшей мере три </text:span><text:span text:style-name="T1898">последних </text:span><text:span text:style-name="T1060">дня.</text:span></text:p>
      <text:p text:style-name="P295"/>
      <text:p text:style-name="P295">«<text:span text:style-name="T1061">Профессор Фержер, вы меня слышите?</text:span>» - <text:span text:style-name="T1061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62">по</text:span><text:span text:style-name="T1061">катилась по его щеке, когда он вспомнил о своей прошлой жизни в реальном мире и, что ещё важнее, о любви и </text:span><text:span text:style-name="T1062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он </text:span><text:span text:style-name="T1063">её </text:span><text:span text:style-name="T1062">любит. </text:span><text:span text:style-name="T1064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5">«<text:span text:style-name="T1065">Робин, мы готовы. Пожалуйста, открой свои глаза снова. Мы, к сожалению, пропустили </text:span><text:span text:style-name="T1066">предыдущий визуальный контакт.</text:span>»</text:p>
      <text:p text:style-name="P296">Робин выполнил то, о чём <text:span text:style-name="T1070">его </text:span>попросил профессор. <text:span text:style-name="T1067">Тем утром, в поисках еды, он про</text:span><text:span text:style-name="T1072">шёл </text:span><text:span text:style-name="T1067">больш</text:span><text:span text:style-name="T1072">ое</text:span><text:span text:style-name="T1067"> </text:span><text:span text:style-name="T1072">расстояние</text:span><text:span text:style-name="T1067"> от места, где ему пришлось </text:span><text:span text:style-name="T1071">за</text:span><text:span text:style-name="T1067">ночевать.</text:span></text:p>
      <text:p text:style-name="P296">«<text:span text:style-name="T1068">Профессор, </text:span><text:span text:style-name="T1087">существует</text:span><text:span text:style-name="T1068"> какой-нибудь способ </text:span><text:span text:style-name="T1086">накормить меня</text:span><text:span text:style-name="T1068">? Я сильно ослаб, </text:span><text:span text:style-name="T1069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7">«Не беспокойся, Робин. Мы обязательно что-нибудь придумаем. Где ты сейчас находишься?»</text:p>
      <text:p text:style-name="P297">«<text:span text:style-name="T1073">Я по</text:span><text:span text:style-name="T1074">д</text:span><text:span text:style-name="T1073">хожу к как</text:span><text:span text:style-name="T1074">ой</text:span><text:span text:style-name="T1073">-то </text:span><text:span text:style-name="T1074">группе </text:span><text:span text:style-name="T1073">строени</text:span><text:span text:style-name="T1074">й</text:span><text:span text:style-name="T1073">, </text:span><text:span text:style-name="T1074">с</text:span><text:span text:style-name="T1073"> виду напоминаю</text:span><text:span text:style-name="T1074">щей</text:span><text:span text:style-name="T1073"> </text:span><text:span text:style-name="T1078">полуразвалившийся порт</text:span><text:span text:style-name="T1073">. До меня долетели обрывочные сведения, что </text:span><text:span text:style-name="T1075">здесь </text:span><text:span text:style-name="T1073">Система </text:span><text:span text:style-name="T1075">получает для себя припасы</text:span><text:span text:style-name="T1073">. </text:span><text:span text:style-name="T1075">Но </text:span><text:span text:style-name="T1077">я ничего не знаю о том</text:span><text:span text:style-name="T1075">, </text:span><text:span text:style-name="T1076">когда именно </text:span><text:span text:style-name="T1077">это </text:span><text:span text:style-name="T1076">происходит</text:span><text:span text:style-name="T1075">.</text:span>»</text:p>
      <text:p text:style-name="P298">Наступила тишина. <text:span text:style-name="T1079">На её протяжении профессор вместе со студентами наблюдали чужой мир глазами Робина - </text:span><text:span text:style-name="T1090">через </text:span><text:span text:style-name="T1079">дв</text:span><text:span text:style-name="T1090">а</text:span><text:span text:style-name="T1079"> сияющи</text:span><text:span text:style-name="T1090">х</text:span><text:span text:style-name="T1079"> изумруда, </text:span><text:span text:style-name="T1080">которые</text:span><text:span text:style-name="T1079"> хранили секретов больше, чем история всех когда-либо существовавших на планете драгоцен</text:span><text:span text:style-name="T1081">ностей</text:span><text:span text:style-name="T1079">.</text:span></text:p>
      <text:p text:style-name="P299">Первым затянувшуюся тишину прервал Мэтью:</text:p>
      <text:p text:style-name="P299">«<text:span text:style-name="T1088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202">и</text:span><text:span text:style-name="T1088">т витамины и прочие вещества. Мне также не нравится, что Робин </text:span><text:span text:style-name="T1089">собирается</text:span><text:span text:style-name="T1088"> питаться найденными продуктами. </text:span><text:span text:style-name="T1089">Судя по всему, в </text:span><text:soft-page-break/><text:span text:style-name="T1089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9"/>
      <text:p text:style-name="P300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300">«<text:span text:style-name="T1091">Молодец, Мэтью! </text:span><text:span text:style-name="T1101">О</text:span><text:span text:style-name="T1091">тличная идея! Элисон, будь добра, подготовь всё, </text:span><text:span text:style-name="T1102">что требуется</text:span><text:span text:style-name="T1091">. Н</text:span><text:span text:style-name="T1100">еобходимо</text:span><text:span text:style-name="T1091">, чтобы капельница была поставлена </text:span><text:span text:style-name="T1092">Робину </text:span><text:span text:style-name="T1091">как можно раньше.</text:span>»</text:p>
      <text:p text:style-name="P300"/>
      <text:p text:style-name="P301"><text:span text:style-name="T1116">Следуя указаниям профессора, Элисон</text:span> <text:span text:style-name="T1116">быстро </text:span><text:span text:style-name="T1118">вышла из</text:span> комнат<text:span text:style-name="T1118">ы</text:span>, прихватив <text:span text:style-name="T1117">по дороге </text:span>своё пальто. <text:span text:style-name="T1103">Она несколько дней не покидала дома Мэтью и сейчас её глаза болели, пытаясь приспособиться к солнечному свету. Только когда она </text:span><text:span text:style-name="T1119">снова </text:span><text:span text:style-name="T1103">очутилась на улице и почувствовала себя частью реального мира, до неё дошел весь смысл проис</text:span><text:span text:style-name="T1104">х</text:span><text:span text:style-name="T1103">одящего в, казалось бы, ничем не примечательном доме Мэтью. </text:span><text:span text:style-name="T1105">Её раздирали сомнения… Было ли правильным их вмешательство в события будущего, пусть даже и с целью недопущения ядерной войны? </text:span><text:span text:style-name="T1106">Или им следует сосредоточить усилия на возвращении Робина в его родной дом, где она снова могла бы стать для него матерью </text:span><text:span text:style-name="T1107">и</text:span><text:span text:style-name="T1106"> </text:span><text:span text:style-name="T1107">быть уверенной </text:span><text:span text:style-name="T1120">в том</text:span><text:span text:style-name="T1106">, что он не ранен и</text:span><text:span text:style-name="T1133">ли</text:span><text:span text:style-name="T1106"> не убит?</text:span></text:p>
      <text:p text:style-name="P302">Глядя на встречных людей, она размышляла об их дальнейшей участи. Находясь в незнании, они <text:span text:style-name="T1108">проживают </text:span>день за днём, усердно работают, чтобы обеспечить себе безбедную старость, и стараются казаться <text:span text:style-name="T1108">культурными и респектабельными для таких же середня</text:span><text:span text:style-name="T1121">ков</text:span><text:span text:style-name="T1108">, как они сами. </text:span><text:span text:style-name="T1109">Если бы они могли знать, что ожидает их в ближайшем будущем - всего через год. </text:span><text:span text:style-name="T1110">В таком случае каждый из них моментально и навсегда распрощался бы с образом хорошего и милого парня. Нет, их ждёт </text:span><text:span text:style-name="T1134">там </text:span><text:span text:style-name="T1110">совершенно иная жизнь - </text:span><text:span text:style-name="T1112">выживание и </text:span><text:span text:style-name="T1110">беспрестанная борьба за </text:span><text:span text:style-name="T1112">своё </text:span><text:span text:style-name="T1110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50">Но р</text:span><text:span text:style-name="T1110">азве </text:span><text:span text:style-name="T1113">такие</text:span><text:span text:style-name="T1111"> люди</text:span><text:span text:style-name="T1110"> заслуживают спасения? </text:span><text:span text:style-name="T1114">Это нездоровое общество </text:span><text:span text:style-name="T1115">любой ценой </text:span><text:span text:style-name="T1114">попытается договориться с Системой, </text:span><text:span text:style-name="T1115">даже </text:span><text:span text:style-name="T1122">распрощавшись со своей свободой.</text:span></text:p>
      <text:p text:style-name="P302"/>
      <text:p text:style-name="P303">Ей не потребовалось много усилий, чтобы получить разрешение на установку капельницы для Робина в доме Мэтью, а не в больнице, <text:span text:style-name="T1123">хотя было бы забавно </text:span><text:span text:style-name="T1124">посмотреть на</text:span><text:span text:style-name="T1123"> удивлённые лица медсестёр и врачей, разглядывающих </text:span><text:span text:style-name="T1149">необыкновенные </text:span><text:span text:style-name="T1123">глаза Робина. </text:span><text:span text:style-name="T1125">Перед тем, как вернуться обратно, Элисон зашла в магазин за покупками. </text:span><text:span text:style-name="T1126">Как и у Робина этим утром, её желудок так же </text:span><text:span text:style-name="T1129">возмущённо</text:span><text:span text:style-name="T1126"> </text:span><text:span text:style-name="T1127">протестовал против голода</text:span><text:span text:style-name="T1126">. </text:span><text:span text:style-name="T1128">Опять начался дождь. Когда она ехала по Хай-стрит, возвращаясь </text:span><text:span text:style-name="T1130">в</text:span><text:span text:style-name="T1128"> дом </text:span><text:span text:style-name="T1130">к</text:span><text:span text:style-name="T1128"> Мэтью, она видела, как </text:span><text:span text:style-name="T1131">скрываются от него</text:span><text:span text:style-name="T1128"> случайные прохожие, забегая под навесы и в ближайшие </text:span><text:span text:style-name="T1132">магазины</text:span><text:span text:style-name="T1128">.</text:span></text:p>
      <text:p text:style-name="P304">После <text:span text:style-name="T1135">совместного завтрака они, вместе с Робином, продолжили своё путешествие в царство будущего.</text:span></text:p>
      <text:p text:style-name="P304">«<text:span text:style-name="T1136">Сегодня в порту происходит что-то очень важное, я наблюдаю здесь значительную активность, </text:span><text:span text:style-name="T1141">н</text:span><text:span text:style-name="T1139">о н</text:span><text:span text:style-name="T1136">е думаю, что это как-то связано с теми поставками, которы</text:span><text:span text:style-name="T1140">х</text:span><text:span text:style-name="T1136"> </text:span><text:span text:style-name="T1140">ждёт</text:span><text:span text:style-name="T1136"> Система. </text:span><text:span text:style-name="T1137">Как видите, здесь много вооружённых </text:span><text:span text:style-name="T1138">охранников. Интересно, к чему они готовятся? </text:span><text:span text:style-name="T1141">Последние несколько дней они </text:span><text:span text:style-name="T1142">отчаянно </text:span><text:span text:style-name="T1141">пытаются навести порядок </text:span><text:span text:style-name="T1142">в городе</text:span><text:span text:style-name="T1141">, </text:span><text:span text:style-name="T1151">а </text:span><text:span text:style-name="T1142">самы</text:span><text:span text:style-name="T1145">м</text:span><text:span text:style-name="T1142"> беспомощны</text:span><text:span text:style-name="T1145">м</text:span><text:span text:style-name="T1142"> жител</text:span><text:span text:style-name="T1145">ям</text:span><text:span text:style-name="T1142"> даже выделили </text:span><text:span text:style-name="T1143">кое-какую </text:span><text:span text:style-name="T1142">одежду - </text:span><text:span text:style-name="T1143">в основном, </text:span><text:span text:style-name="T1142">лохмотья, но о</text:span><text:span text:style-name="T1147">на </text:span><text:span text:style-name="T1142">всё же лучше, чем </text:span><text:span text:style-name="T1146">полн</text:span><text:span text:style-name="T1148">ая</text:span><text:span text:style-name="T1146"> </text:span><text:span text:style-name="T1148">нагота</text:span><text:span text:style-name="T1144">. </text:span><text:span text:style-name="T1152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4">«<text:span text:style-name="T1153">Робин, т</text:span><text:span text:style-name="T1156">ы</text:span><text:span text:style-name="T1153"> что-нибудь </text:span><text:span text:style-name="T1156">слышал</text:span><text:span text:style-name="T1153"> о главе этой Системы? </text:span><text:span text:style-name="T1154">Её представители когда-нибудь проводили массовые собрания? </text:span><text:span text:style-name="T1900">Оглашали</text:span><text:span text:style-name="T1154"> ли они какие-либо теории, учения или принципы? </text:span><text:span text:style-name="T1155">Тебе известны их цели? </text:span><text:span text:style-name="T1157">Ч</text:span><text:span text:style-name="T1155">его именно они хотят от местных жителей?</text:span>»</text:p>
      <text:p text:style-name="P305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58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59">сперва</text:span><text:span text:style-name="T1158"> нужно </text:span><text:span text:style-name="T1159">узнать</text:span><text:span text:style-name="T1158">, какой политики придержива</text:span><text:span text:style-name="T1343">ется</text:span><text:span text:style-name="T1158"> правящая там сила — Система.</text:span></text:p>
      <text:p text:style-name="P305"/>
      <text:p text:style-name="P306">Они увидели вдалеке приближающееся к порту большое судно, вырисовывающееся тёмным силуэтом на фоне горизонта. <text:span text:style-name="T1160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61">До прибытия корабля в порт оставалось несколько часов.</text:span></text:p>
      <text:p text:style-name="P307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62">Своей внешностью они не </text:span><text:span text:style-name="T1173">походили на</text:span><text:span text:style-name="T1162"> </text:span><text:span text:style-name="T1163">обычных</text:span><text:span text:style-name="T1162"> </text:span><text:span text:style-name="T1163">голодающих и ободранных жителей этой страны, бродивших со стонами и причитаниями по развалинам улиц. </text:span><text:span text:style-name="T1164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72">промышля</text:span><text:span text:style-name="T2073">ли</text:span><text:span text:style-name="T2072"> воровством,</text:span><text:span text:style-name="T1164"> объединившись в </text:span><text:span text:style-name="T2072">группу</text:span><text:span text:style-name="T1164">. </text:span><text:span text:style-name="T1166">Оставалось загадкой, к</text:span><text:span text:style-name="T1165">аким образом Система смогла </text:span><text:span text:style-name="T1166">отыскать</text:span><text:span text:style-name="T1165"> их убежищ</text:span><text:span text:style-name="T1203">е</text:span><text:span text:style-name="T1165">. </text:span><text:span text:style-name="T1167">Также оставался невыясненным и вопрос о том, зачем они могли понадобиться Системе. </text:span><text:span text:style-name="T1168">Было весьма сомнительно, что </text:span><text:span text:style-name="T1169">этих людей</text:span><text:span text:style-name="T1168"> доставили сюда </text:span><text:span text:style-name="T1170">под </text:span><text:span text:style-name="T1168">в цепях, </text:span><text:span text:style-name="T1174">под охраной, </text:span><text:span text:style-name="T1168">только для того, чтобы помахать им </text:span><text:span text:style-name="T1171">на прощание </text:span><text:span text:style-name="T1168">рукой и сфотографировать на память. </text:span><text:span text:style-name="T1172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75">должно было </text:span><text:span text:style-name="T1172">произойти </text:span><text:span text:style-name="T2075">сегодня </text:span><text:span text:style-name="T1172">в порту, задумали какое-то </text:span><text:span text:style-name="T2074">чёрное дело</text:span><text:span text:style-name="T1172">. </text:span><text:span text:style-name="T1175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76">Здесь было принято демонстрировать и всячески освещать любые телесные наказания вплоть до казни, </text:span><text:span text:style-name="T1177">вызывая страх </text:span><text:span text:style-name="T1178">у оставшейся </text:span><text:span text:style-name="T1179">части </text:span><text:span text:style-name="T1178">публики, и таким образом поддерживать сложившийся порядок вещей.</text:span></text:p>
      <text:p text:style-name="P307"/>
      <text:p text:style-name="P307">«<text:span text:style-name="T1180">Робин, </text:span><text:span text:style-name="T1181">как часто случаются подобные действа</text:span><text:span text:style-name="T1180">?</text:span>»</text:p>
      <text:p text:style-name="P307">«<text:span text:style-name="T1182">Не думаю, что часто. Раньше мне не доводилось видеть </text:span><text:span text:style-name="T1186">ничего подобного</text:span><text:span text:style-name="T1182">. </text:span><text:span text:style-name="T1184">М</text:span><text:span text:style-name="T1183">огу попытаться выяснить это, но придётся </text:span><text:span text:style-name="T1185">сильно рисковать</text:span><text:span text:style-name="T1183">, поскольку любой из местных, с большой долей вероятности, </text:span><text:span text:style-name="T1189">может </text:span><text:span text:style-name="T1183">оказаться информатором Системы. </text:span><text:span text:style-name="T1187">Выбравшись из укрытия я непременно выдам себя. </text:span><text:span text:style-name="T1188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90">О! </text:span><text:span text:style-name="T1191">У меня </text:span><text:span text:style-name="T1192">возникла </text:span><text:span text:style-name="T1191">идея! </text:span><text:span text:style-name="T1195">Как</text:span><text:span text:style-name="T1193"> </text:span><text:span text:style-name="T1195">мне кажется, все</text:span><text:span text:style-name="T1193"> главные силы Сис</text:span><text:span text:style-name="T1195">темы </text:span><text:span text:style-name="T1193">сейч</text:span><text:span text:style-name="T1196">ас </text:span><text:span text:style-name="T1193">собраны здесь, </text:span><text:span text:style-name="T1194">в районе порта. </text:span><text:span text:style-name="T1195">Что, если мне посетить их главную базу и посмотреть, что я смогу там найти? </text:span><text:span text:style-name="T1197">Они </text:span><text:span text:style-name="T1198">должны</text:span><text:span text:style-name="T1197"> ве</text:span><text:span text:style-name="T1198">сти</text:span><text:span text:style-name="T1197"> какую-</text:span><text:span text:style-name="T1199">нибудь</text:span><text:span text:style-name="T1197"> письменную документацию </text:span><text:span text:style-name="T1199">или что-то </text:span><text:span text:style-name="T1282">в этом роде</text:span><text:span text:style-name="T1197">. </text:span><text:span text:style-name="T1200">База расположена не очень далеко — примерно в пятнадцати минутах ходьбы отсюда, если идти быстрым шагом. </text:span><text:span text:style-name="T1201">В любом случае, я пока что не вижу, как корабль входит в док.</text:span>»</text:p>
      <text:p text:style-name="P307">«<text:span text:style-name="T1204">Ты уверен, что это не опасно? Оказавшись возле их базы, каким образом ты планируешь пробраться внутрь? </text:span><text:span text:style-name="T1205">Скорее всего там будут другие охранники, возможно даже, что целая разветвлённая сеть </text:span><text:span text:style-name="T1206">охраны</text:span><text:span text:style-name="T1205">.</text:span>»</text:p>
      <text:p text:style-name="P307">«Ну…<text:span text:style-name="T1207"> Я ведь ничего не теряю, отправляясь туда. </text:span><text:span text:style-name="T1214">До этого дня я</text:span><text:span text:style-name="T1210"> </text:span><text:span text:style-name="T1215">никогда </text:span><text:span text:style-name="T1208">не пытался проникнуть в </text:span><text:span text:style-name="T1216">то</text:span><text:span text:style-name="T1208"> место и мне ничего не известно о подобных попытках.</text:span>»</text:p>
      <text:p text:style-name="P307"/>
      <text:p text:style-name="P308">Робин осторожно выбрался из своего укрытия и <text:span text:style-name="T1211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9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212">служащих</text:span> Систем<text:span text:style-name="T1212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213">ать </text:span>судьбу, оказавшись на их пути.</text:p>
      <text:p text:style-name="P311">Для остальных наблюдающих <text:span text:style-name="T1278">за </text:span><text:span text:style-name="T1279">ходом </text:span><text:span text:style-name="T1278">эксперимент</text:span><text:span text:style-name="T1279">а</text:span><text:span text:style-name="T1278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217">Но каждый из них надеялся, что в будущем всё-таки сможет сделать хоть что-то полезное для мальчика. </text:span><text:span text:style-name="T1253">О</text:span><text:span text:style-name="T1218">ни испытывали </text:span><text:span text:style-name="T1500">противоположные</text:span><text:span text:style-name="T1218"> чувства </text:span><text:span text:style-name="T1253">н</text:span><text:span text:style-name="T1226">асчёт</text:span><text:span text:style-name="T1218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219">где царит лишь зло и насилие. </text:span><text:span text:style-name="T1220">С другой, были готовы </text:span><text:span text:style-name="T1227">впасть в </text:span><text:span text:style-name="T1344">отчаяние</text:span><text:span text:style-name="T1220">, поскольку с каждым новым сеансом всё больше и больше размышляли о </text:span><text:span text:style-name="T1221">нищете и страданиях </text:span><text:span text:style-name="T1229">людей</text:span><text:span text:style-name="T1221">, которы</text:span><text:span text:style-name="T1230">х</text:span><text:span text:style-name="T1221"> им приходилось видеть. </text:span><text:span text:style-name="T1222">Никто из родителей, переживающих за судьбу с</text:span><text:span text:style-name="T1223">воих</text:span><text:span text:style-name="T1222"> детей, не пожелал бы им стать свидетелями или даже частью </text:span><text:span text:style-name="T1224">такого</text:span><text:span text:style-name="T1222"> жестокого мира. </text:span><text:span text:style-name="T1225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80">употребляющие</text:span><text:span text:style-name="T1225"> загрязнённ</text:span><text:span text:style-name="T1280">ую</text:span><text:span text:style-name="T1225"> </text:span><text:span text:style-name="T1254">пищ</text:span><text:span text:style-name="T1280">у</text:span><text:span text:style-name="T1225"> и вод</text:span><text:span text:style-name="T1280">у</text:span><text:span text:style-name="T1225">.</text:span></text:p>
      <text:p text:style-name="P310"/>
      <text:p text:style-name="P312">Когда Робин, наконец, добрался до регионального штаба Системы, его сердце забилось <text:span text:style-name="T1228">чаще. </text:span><text:span text:style-name="T1231">М</text:span><text:span text:style-name="T1229">ысль о том, что он задумал, </text:span><text:span text:style-name="T1231">приводила его в ужас</text:span><text:span text:style-name="T1229"> но </text:span><text:span text:style-name="T1231">одновременно и </text:span><text:span text:style-name="T1229">возбуждала его </text:span><text:span text:style-name="T1236">воображение</text:span><text:span text:style-name="T1229">. </text:span><text:span text:style-name="T1232">Никто здесь даже не помышлял о том, чтобы проникнуть в этот огромный и тщательно охраняемый комплекс.</text:span></text:p>
      <text:p text:style-name="P313">Вот он, штаб, во всей своей красе. Он ничуть не изменился с тех пор, как Робин видел его в последний раз. <text:span text:style-name="T1233">В отличие от прочих зданий, </text:span><text:span text:style-name="T1256">ш</text:span><text:span text:style-name="T1255">таб</text:span><text:span text:style-name="T1233"> не являл</text:span><text:span text:style-name="T1255">ся</text:span><text:span text:style-name="T1233"> ветх</text:span><text:span text:style-name="T1235">ой</text:span><text:span text:style-name="T1233"> лачуг</text:span><text:span text:style-name="T1235">ой</text:span><text:span text:style-name="T1233">, готов</text:span><text:span text:style-name="T1235">ой</text:span><text:span text:style-name="T1233"> рухнуть от малейшего </text:span><text:span text:style-name="T1281">прикосновения</text:span><text:span text:style-name="T1233"> — </text:span><text:span text:style-name="T1235">нет, </text:span><text:span text:style-name="T1234">он был </text:span><text:span text:style-name="T1237">совсем </text:span><text:span text:style-name="T1234">другим — </text:span><text:span text:style-name="T1257">прочным строением из железа и бетона, </text:span><text:span text:style-name="T1234">и много людей погибло, строя </text:span><text:span text:style-name="T1235">его</text:span><text:span text:style-name="T1234">.</text:span></text:p>
      <text:p text:style-name="P314">На заре становления Системы, он<text:span text:style-name="T1258">а</text:span> использовал<text:span text:style-name="T1259">а</text:span> местное население, чтобы выстроить эту громадину. <text:span text:style-name="T1238">Для перевозки из порта тяжелых грузов с материалами для постройки были задействованы женщины и дети, работавшие ежедневно </text:span><text:span text:style-name="T2690">по</text:span><text:span text:style-name="T1238"> восемнадцат</text:span><text:span text:style-name="T2690">ь и более</text:span><text:span text:style-name="T1238"> часов в сутки, пока работа не была закончена. </text:span><text:span text:style-name="T1239">Окон здесь не было — вместо них лишь ряды узких прорезей, закрытые изнутри толстыми стёклами.</text:span></text:p>
      <text:p text:style-name="P314">«<text:span text:style-name="T1241">Полагаю, что в</text:span><text:span text:style-name="T1240">нутренние помещения большую часть времени </text:span><text:span text:style-name="T1241">находятся </text:span><text:span text:style-name="T1240">в полной темноте. </text:span><text:span text:style-name="T1241">Для их освещения у них должен иметься какой-то мощный источник электричества, без него </text:span><text:span text:style-name="T1242">им не обойтись</text:span>» - <text:span text:style-name="T1243">пр</text:span><text:span text:style-name="T1345">едположил</text:span><text:span text:style-name="T1243"> Робин, размышляя о том, насколько безопасно дотрагиваться до высокого забора, окружающего здание. </text:span><text:span text:style-name="T1244"><text:s/></text:span><text:span text:style-name="T2691">Его с</text:span><text:span text:style-name="T2114">етка</text:span><text:span text:style-name="T1244"> была </text:span><text:span text:style-name="T1245">настолько</text:span><text:span text:style-name="T1244"> плотно</text:span><text:span text:style-name="T2114">й</text:span><text:span text:style-name="T1244">, </text:span><text:span text:style-name="T1245">что не оставалось даже и мысли попытаться </text:span><text:span text:style-name="T1244">пролезть </text:span><text:span text:style-name="T1245">сквозь неё</text:span><text:span text:style-name="T1244">.</text:span></text:p>
      <text:p text:style-name="P314">«<text:span text:style-name="T1246">Есть идеи, как мне проникнуть внутрь? </text:span><text:span text:style-name="T1247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4"/>
      <text:p text:style-name="P315">Прошло не менее пяти минут прежде чем кто-нибудь смог произнести слово.</text:p>
      <text:p text:style-name="P315"/>
      <text:p text:style-name="P315">«<text:span text:style-name="T1248">Не знаю, насколько это </text:span><text:span text:style-name="T2692">возможно</text:span><text:span text:style-name="T1248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6">И снова идея возникла в голове у Мэтью, но оставался открытым вопрос — <text:span text:style-name="T1249">а </text:span>хватит ли у Робина сил на её <text:span text:style-name="T2693">ис</text:span>полнение? Ответ на него мог <text:span text:style-name="T1252">дат</text:span><text:span text:style-name="T1262">ь </text:span><text:span text:style-name="T1250">один </text:span><text:span text:style-name="T1251">лишь </text:span>Робин. <text:span text:style-name="T1265">О</text:span><text:span text:style-name="T1263">н </text:span><text:span text:style-name="T1253">не </text:span><text:span text:style-name="T1260">ответил. Вместо </text:span><text:span text:style-name="T1264">этого</text:span><text:span text:style-name="T1260"> он начал оглядывать местность в поисках укрытия, </text:span><text:span text:style-name="T1261">в котором мог бы спрятаться</text:span><text:span text:style-name="T1260">.</text:span></text:p>
      <text:p text:style-name="P317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46">визуальной </text:span><text:span text:style-name="T1266">связи </text:span>с профессором и студентами. <text:span text:style-name="T1267">Хотя они не могли видеть Робина, зато они прекрасно слышали его. </text:span><text:span text:style-name="T1268">Он начал глубоко дышать, как обычно делал перед важным</text:span><text:span text:style-name="T2694">и</text:span><text:span text:style-name="T1268"> эксперимент</text:span><text:span text:style-name="T2694">ами</text:span><text:span text:style-name="T1268">, чтобы </text:span><text:soft-page-break/><text:span text:style-name="T1268">погрузить себя в глубокий транс. </text:span><text:span text:style-name="T1269">Вскоре его тело поднялось в воздух, совершая движения руками вверх и вниз, и они постепенно начали покрываться слоем перьев. </text:span><text:span text:style-name="T1270">По мере того, как </text:span><text:span text:style-name="T2695">тело</text:span><text:span text:style-name="T1270"> приобретало типичные птичьи черты, он стал уменьшать себя до размеров совы. </text:span><text:span text:style-name="T1271">Завершением метаморфозы послужило открытие глаз, и они ярко </text:span><text:span text:style-name="T1293">за</text:span><text:span text:style-name="T1271">светились, словно криптонит, </text:span><text:span text:style-name="T1272">сияя </text:span><text:span text:style-name="T1271">ярко-изумрудным </text:span><text:span text:style-name="T1294">ц</text:span><text:span text:style-name="T1271">ветом. </text:span><text:span text:style-name="T1273">До сих пор профессор ещё не был свидетелем такого превращения и для него </text:span><text:span text:style-name="T1347">это</text:span><text:span text:style-name="T1273"> было так же прекрасно, как наблюдение за рождением нового живого существа.</text:span></text:p>
      <text:p text:style-name="P317"/>
      <text:p text:style-name="P318">Робин взмыл высоко в небо и облетел здание по кругу. <text:span text:style-name="T1283">Он тщательно осматривал его со всех сторон, пытаясь найти какой-нибудь способ попасть внутрь, </text:span><text:span text:style-name="T1301">и</text:span><text:span text:style-name="T1283"> </text:span><text:span text:style-name="T1301">е</text:span><text:span text:style-name="T1283">му повезло — обогнув здание во второй раз, </text:span><text:span text:style-name="T1286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87">Оно было единственным и располагалось в верхней части западной стены, под самой крышей. </text:span><text:span text:style-name="T1288">Пользуясь своими когтями, Робин оторвал решётку, </text:span><text:span text:style-name="T1289">прикрывавшую вход в шахту, и быстро пролете</text:span><text:span text:style-name="T1290">л</text:span><text:span text:style-name="T1289"> её, грациозно планируя на каждом повороте. </text:span><text:span text:style-name="T1291">Во время полёта выяснилось, что все имеющиеся в здании воздухоотводы соединялись с главной шахтой, ведущей к выходу. </text:span><text:span text:style-name="T1292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95">За всё это время </text:span><text:span text:style-name="T1348">он</text:span><text:span text:style-name="T1295"> не проронил ни слова, опасаясь, что голос разнесётся эхом по всем рукавам шахты и таким образом выдаст </text:span><text:span text:style-name="T1349">его</text:span><text:span text:style-name="T1295"> присутствие. </text:span><text:span text:style-name="T1297">П</text:span><text:span text:style-name="T1296">оэтому он </text:span><text:span text:style-name="T1298">позволил</text:span><text:span text:style-name="T1296"> своим друзьям наблюдать за происходящим и самостоятельно делать выводы. </text:span><text:span text:style-name="T1299">Он был уверен, что они обязательно поделятся с ним каким-нибудь </text:span><text:span text:style-name="T1300">ценным </text:span><text:span text:style-name="T1299">советом, </text:span><text:span text:style-name="T1302">если заметят что-</text:span><text:span text:style-name="T1303">нибудь</text:span><text:span text:style-name="T1302"> интересное</text:span><text:span text:style-name="T1299">. </text:span><text:span text:style-name="T1304">В конце концов он потерял счёт количеству помещений внутри этой «тюремной крепости», </text:span><text:span text:style-name="T1305">ведь </text:span><text:span text:style-name="T1304">многие из были </text:span><text:span text:style-name="T1305">как две капли воды </text:span><text:span text:style-name="T1304">похожи одно на другое — пустые, </text:span><text:span text:style-name="T1306">словно</text:span><text:span text:style-name="T1304"> камеры для содержания заключённых. </text:span><text:span text:style-name="T1307">Робин оторвал решётку, преграждавшую его путь в одно из </text:span><text:span text:style-name="T1308">этих</text:span><text:span text:style-name="T1307"> помещений, и влетел внутрь. </text:span><text:span text:style-name="T1309">Сова уже начала своё приземление, когда Элисон, внезапно, услышала звук приближающихся шагов.</text:span></text:p>
      <text:p text:style-name="P318">«<text:span text:style-name="T1309">Робин, кто-то идёт! </text:span><text:span text:style-name="T1310">Я не знаю, что ты собираешься делать, но, молю, сделай это позже!</text:span>»</text:p>
      <text:p text:style-name="P318">«<text:span text:style-name="T1311">Эли, на это уйдёт меньше одной минуты</text:span>» - <text:span text:style-name="T1311">прошептал Робин ей в ответ.</text:span></text:p>
      <text:p text:style-name="P319">И тут случилось именно то, чего он опасался — один из охранников услышал <text:span text:style-name="T1314">чужую </text:span>неразборчивую речь и тут же <text:span text:style-name="T1312">окрикнул</text:span>:</text:p>
      <text:p text:style-name="P320">«<text:span text:style-name="T1313">Кто здесь? Немедленно выходи!</text:span>»</text:p>
      <text:p text:style-name="P324">Робин решил не обращать на него внимания и продолжил начатое ранее.</text:p>
      <text:p text:style-name="P321">Он был прав, его занятие не заняло много времени — из совы он трансформировал себя в мышь, минуя промежуточную человеческую стадию. <text:span text:style-name="T1315">Он </text:span><text:span text:style-name="T1317">в очередной раз</text:span><text:span text:style-name="T1315"> продемонстрировал всем </text:span><text:span text:style-name="T1316">зрителям свои неординарные экстрасенсорные способности, позволявшие ему </text:span><text:span text:style-name="T1318">управлять своим телом именно так, как </text:span><text:span text:style-name="T1319">требовалось</text:span><text:span text:style-name="T1318">. </text:span><text:span text:style-name="T1320">Ему удалось видоизменить себя </text:span><text:span text:style-name="T1324">как раз </text:span><text:span text:style-name="T1320">вовремя, ещё то того, как охранники ворвались внутрь. </text:span><text:span text:style-name="T1321">Он заполз в тёмный угол, прижал хвост к своему белому пушистому тельцу </text:span><text:span text:style-name="T1322">и дождался, когда охранники, наконец-то, разошлись по своим участкам, ругая друг друга на чём свет стоит. </text:span><text:span text:style-name="T1323">Всё это время мышь держала глаза закрытыми, опасаясь что </text:span><text:span text:style-name="T1350">их</text:span><text:span text:style-name="T1323"> </text:span><text:span text:style-name="T1350">мерцание</text:span><text:span text:style-name="T1323"> мо</text:span><text:span text:style-name="T1350">жет</text:span><text:span text:style-name="T1323"> привлечь внимание стражей. </text:span><text:span text:style-name="T1325">Не каждый день можно увидеть бел</text:span><text:span text:style-name="T1326">ого</text:span><text:span text:style-name="T1325"> </text:span><text:span text:style-name="T1326">грызуна</text:span><text:span text:style-name="T1325"> с пылающим </text:span><text:span text:style-name="T1351">зеленью </text:span><text:span text:style-name="T1325">взглядом!</text:span></text:p>
      <text:p text:style-name="P322">Робин был прав — он нашёл несколько осветительных приборов, работающих от электричества <text:span text:style-name="T1327">и, следовательно, теперь можно </text:span><text:span text:style-name="T1328">было </text:span><text:span text:style-name="T1327">не сомневаться в том, что где-то поблизости находится и генератор.</text:span></text:p>
      <text:p text:style-name="P322"/>
      <text:p text:style-name="P323">Тем временем профессор <text:span text:style-name="T1329">рас</text:span>сматривал свои беглые наброс<text:span text:style-name="T1330">ки с</text:span> расположение<text:span text:style-name="T1330">м </text:span>вентиляционных шахт, составленные им во время полёта совы. <text:span text:style-name="T1332">На них</text:span><text:span text:style-name="T1331"> он </text:span><text:span text:style-name="T1332">также </text:span><text:span text:style-name="T1331">расставил отметки, описывающие предназначение каждой из комнат. </text:span><text:span text:style-name="T1333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34">Профессор несколько раз п</text:span><text:span text:style-name="T1335">ереп</text:span><text:span text:style-name="T1334">роверил свои расчёты и, убедившись в своей правоте, сообщил Робину </text:span><text:span text:style-name="T1352">координаты</text:span><text:span text:style-name="T1334"> этого места.</text:span></text:p>
      <text:p text:style-name="P323"><text:soft-page-break/></text:p>
      <text:p text:style-name="P325">Неопознанное пространство оказалось именно тем помещением, которое они искали. <text:span text:style-name="T1336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37">в этой комнате </text:span><text:span text:style-name="T1336">шкафом, Гарри заметил несколько вертикально расположенных </text:span><text:span text:style-name="T1355">пеналов цилиндрической формы</text:span><text:span text:style-name="T1336">.</text:span></text:p>
      <text:p text:style-name="P326">«Робин, <text:span text:style-name="T1354">возможно</text:span>, тебе <text:span text:style-name="T1353">было бы </text:span>лучше снова стать самим собой? <text:span text:style-name="T1356">Пока ты находишься в теле мыши, т</text:span><text:span text:style-name="T1355">ы не сможешь проч</text:span><text:span text:style-name="T1357">итать</text:span><text:span text:style-name="T1355"> ни од</text:span><text:span text:style-name="T1367">ного</text:span><text:span text:style-name="T1355"> документ</text:span><text:span text:style-name="T1367">а</text:span><text:span text:style-name="T1355">, ведь ты </text:span><text:span text:style-name="T1360">для этого </text:span><text:span text:style-name="T1355">слишком мал. Справа от тебя, в углу, находятся тубусы, </text:span><text:span text:style-name="T1359">и </text:span><text:span text:style-name="T1358">я полагаю, что в них хранятся какие-то чертежи. </text:span><text:span text:style-name="T1361">Между прочим, </text:span><text:span text:style-name="T1362">тебе скоро придётся покинуть это здание</text:span><text:span text:style-name="T1361">, если ты планируешь вернуться в порт.</text:span>»</text:p>
      <text:p text:style-name="P327">Гарри говорил спокойно, но в его голосе <text:span text:style-name="T1389">слышались</text:span> <text:span text:style-name="T1389">металлические нотки</text:span>. <text:span text:style-name="T1363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64">Это было </text:span><text:span text:style-name="T1372">гораздо </text:span><text:span text:style-name="T1364">интереснее, чем просмотр кинофильмов и однозначно лучше </text:span><text:span text:style-name="T1365">его </text:span><text:span text:style-name="T1364">скучн</text:span><text:span text:style-name="T1365">ой</text:span><text:span text:style-name="T1364"> </text:span><text:span text:style-name="T1366">и </text:span><text:span text:style-name="T1373">однообразной</text:span><text:span text:style-name="T1364"> жизн</text:span><text:span text:style-name="T1365">и</text:span><text:span text:style-name="T1364">.</text:span></text:p>
      <text:p text:style-name="P328">С другой стороны <text:span text:style-name="T1369">Гарри</text:span><text:span text:style-name="T1368"> понимал, что никто из них не обладал способностями Робина </text:span><text:span text:style-name="T1369">и,</text:span><text:span text:style-name="T1368"> </text:span><text:span text:style-name="T1369">если они пытаются спасти мир от </text:span><text:span text:style-name="T1370">фашисткой системы правления, то только Робин имеет все шансы оставаться в безопасности, не угодив при этом в лапы Системы. </text:span><text:span text:style-name="T1371">После </text:span><text:span text:style-name="T1374">этих</text:span><text:span text:style-name="T1371"> рассуждений к Гарри пришло чувство раскаяния. </text:span><text:span text:style-name="T1375">Он не имел права на зависть — </text:span><text:span text:style-name="T1376">она была одной из самых </text:span><text:span text:style-name="T1378">скверных</text:span><text:span text:style-name="T1376"> черт его характера. </text:span><text:span text:style-name="T1391">Гарри</text:span><text:span text:style-name="T1376"> неоднократно пытался бороться с ней, но безуспешно, </text:span><text:span text:style-name="T1377">поскольку</text:span><text:span text:style-name="T1376"> </text:span><text:span text:style-name="T1391">зависть</text:span><text:span text:style-name="T1376"> был</text:span><text:span text:style-name="T1390">а</text:span><text:span text:style-name="T1376"> заложен</text:span><text:span text:style-name="T1390">а</text:span><text:span text:style-name="T1376"> в его характере. </text:span><text:span text:style-name="T1379">Его притягивали риск и опасность. </text:span><text:span text:style-name="T1381">Гарри</text:span><text:span text:style-name="T1379"> был из тех людей, которые привыкли делать всё с первого раза, а если нет — то все последующие попытки </text:span><text:span text:style-name="T1380">рассматривать как </text:span><text:span text:style-name="T1379">наказани</text:span><text:span text:style-name="T1380">е за совершённую ранее ошибку</text:span><text:span text:style-name="T1379">.</text:span></text:p>
      <text:p text:style-name="P329">Элисон и Мэтью являлись его полной противоположностью — <text:span text:style-name="T1382">им так же нравилось рисковать, но они никогда не завидовали людям, способным совершать нечто экстраординарное.</text:span></text:p>
      <text:p text:style-name="P330">Робин вернулся к своему прежнему виду и с озабоченным видом рассматривал чертежи. <text:span text:style-name="T1383">Пока что он не нашёл ничего, что могло бы им пригодиться. </text:span><text:span text:style-name="T1384">Наиболее значимые сведения профессор занёс в свой блокнот на случай, если они понадобятся позже. </text:span><text:span text:style-name="T1385">Внезапно из рулона с бумагой вывалился один лист и спланировал на пол. </text:span><text:span text:style-name="T1386">Робин подобрал его и начал читать, с каждой минутой бледнея всё </text:span><text:span text:style-name="T1387">сильнее</text:span><text:span text:style-name="T1386">. </text:span><text:span text:style-name="T1388">По ходу чтения цвет лиц профессора и его студентов изменялся точно таким же образом.</text:span></text:p>
      <text:p text:style-name="P331">Теперь они поняли всю ошибочность своих рассуждений. <text:span text:style-name="T1392">Всё это время они были уверены в том, что </text:span><text:span text:style-name="T1394">столкновение</text:span><text:span text:style-name="T1392"> завершил</text:span><text:span text:style-name="T1394">о</text:span><text:span text:style-name="T1392">сь победой одной из противоборствующих сторон. </text:span><text:span text:style-name="T1393">Во время ядерной войны информация о том, кто вы</text:span><text:span text:style-name="T1395">йдет</text:span><text:span text:style-name="T1393"> из неё победителем, могла бы помочь миллионам людей уберечься от ядерных ударов и пережить их последствия.</text:span></text:p>
      <text:p text:style-name="P331"/>
      <text:p text:style-name="P332">Они снова услышали шаги приближающихся охранников <text:span text:style-name="T1396">и Робин, не теряя времени, начал подготовку к своей трансформации. </text:span><text:span text:style-name="T1397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32"/>
      <text:p text:style-name="P333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402">скорбные</text:span> пейзажи, Робин загрустил, и <text:span text:style-name="T1398">гла</text:span><text:span text:style-name="T1400">з</text:span><text:span text:style-name="T1401">а</text:span><text:span text:style-name="T1398"> птицы </text:span><text:span text:style-name="T1401">ненадолго </text:span><text:span text:style-name="T1399">заполнили</text:span><text:span text:style-name="T1401">сь</text:span><text:span text:style-name="T1399"> с</text:span><text:span text:style-name="T1403">лезами</text:span><text:span text:style-name="T1398">.</text:span></text:p>
      <text:p text:style-name="P333"/>
      <text:p text:style-name="P334">Вскоре он добрался до <text:span text:style-name="T1404">территории </text:span>порта, <text:span text:style-name="T1405">подоспев в нужное время</text:span>. <text:span text:style-name="T1406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407">Перемещение его вёсел напоминало движение морских волн.</text:span></text:p>
      <text:p text:style-name="P335">Робин поверг в изумление своих друзей, влетев на корабль и ловко проскользнув в его недра. <text:span text:style-name="T1408">Опустившись на одну из балок он убедился, что никто его не видит, и смотрел, как бичевали </text:span><text:soft-page-break/><text:span text:style-name="T1408">рабов, </text:span><text:span text:style-name="T1441">отдавая им приказания</text:span><text:span text:style-name="T1408"> грести быстрее. </text:span><text:span text:style-name="T1411">Зрелище </text:span><text:span text:style-name="T1409">был</text:span><text:span text:style-name="T1410">о</text:span><text:span text:style-name="T1409"> чудовищн</text:span><text:span text:style-name="T1411">ым</text:span><text:span text:style-name="T1409"> — множество скованных цепями людей, </text:span><text:span text:style-name="T1411">с которыми обращались хуже, чем с </text:span><text:span text:style-name="T1412">дикими </text:span><text:span text:style-name="T1411">животными…</text:span></text:p>
      <text:p text:style-name="P335"/>
      <text:p text:style-name="P336"><text:span text:style-name="T1442">Он </text:span>покинул корабль за минуту до того, как <text:span text:style-name="T1415">тот</text:span> достиг причала, <text:span text:style-name="T1413">и выбрал для себя укромное местечко </text:span><text:span text:style-name="T1443">неподалёку</text:span><text:span text:style-name="T1413">, из которого мог наблюдать за всем проис</text:span><text:span text:style-name="T1414">х</text:span><text:span text:style-name="T1413">одящим в порту, оставаясь при этом незамеченным.</text:span></text:p>
      <text:p text:style-name="P336"/>
      <text:p text:style-name="P337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421">прикрыто</text:span> необычной шляпой, <text:span text:style-name="T1420">которую он носил. </text:span><text:span text:style-name="T1421">Робин бегло оглядел его, чуточку задержавшись на глазах — они были холодными и безжалостными, свидетельствуя о </text:span><text:span text:style-name="T1647">жестоком</text:span><text:span text:style-name="T1421"> </text:span><text:span text:style-name="T1522">характере</text:span><text:span text:style-name="T1421"> незнакомца.</text:span></text:p>
      <text:p text:style-name="P338">Внизу к нему моментально подбежал какой-то испуганный человек и с волнением в голосе стал что-то тихо говорить. <text:span text:style-name="T1422">Робин не мог слышать сказанного, но ему стало очевидно, что оно вызвало </text:span><text:span text:style-name="T1424">явное </text:span><text:span text:style-name="T1422">раздражение н</text:span><text:span text:style-name="T1423">е</text:span><text:span text:style-name="T1422">знакомца — внезапно он выхватил из ножен свой меч и одним точны</text:span><text:span text:style-name="T1425">м</text:span><text:span text:style-name="T1422"> и сильным ударом отсёк голову подчинённого. </text:span><text:span text:style-name="T1425">Затем он повернулся лицом к толпе и, </text:span><text:span text:style-name="T1546">приоткрыв рот, </text:span><text:span text:style-name="T1426">медленно прошёлся языком по всей длине лезвия. Оглядывая присутствующих он зловеще улыбался </text:span><text:span text:style-name="T1427">и с его нижней губы на </text:span><text:span text:style-name="T1428">его </text:span><text:span text:style-name="T1427">подбородок лилась кровь. </text:span><text:span text:style-name="T1429">Когда незнакомец заговорил, страх обуял каждого и</text:span><text:span text:style-name="T1430">з <text:s/>присутствующих</text:span><text:span text:style-name="T1429">:</text:span></text:p>
      <text:p text:style-name="P338">«<text:span text:style-name="T1433">Меня известили</text:span><text:span text:style-name="T1431">, что кто-то проник внутрь регионального штаба и </text:span><text:span text:style-name="T1432">ознакомился с некоторыми документами</text:span><text:span text:style-name="T1431"> Системы. Необходимо найти человека, совершившего данное злодеяние, а также всех причастных к нему лиц.</text:span>»</text:p>
      <text:p text:style-name="P338">«<text:span text:style-name="T1434">Слушаемся, Яхуси!</text:span>» - <text:span text:style-name="T1434">ответила толпа, </text:span><text:span text:style-name="T1450">хором</text:span><text:span text:style-name="T1434">. </text:span><text:span text:style-name="T1435">Большая часть охранников немедленно разделилась на группы и разошлась в разные стороны. </text:span><text:span text:style-name="T1436">Робина и его друзей охватило чувство отчаяния - </text:span><text:span text:style-name="T1437">орёл полетел в сторону центральных улиц города и </text:span><text:span text:style-name="T1438">там</text:span><text:span text:style-name="T1437"> </text:span><text:span text:style-name="T1438">наблюдал</text:span><text:span text:style-name="T1437">, как </text:span><text:span text:style-name="T1440">собирают в</text:span><text:span text:style-name="T1445">месте</text:span><text:span text:style-name="T1440"> всех </text:span><text:span text:style-name="T1444">здешних </text:span><text:span text:style-name="T1438">нищих </text:span><text:span text:style-name="T1440">и</text:span><text:span text:style-name="T1439"> </text:span><text:span text:style-name="T1437">рассказывают им о </text:span><text:span text:style-name="T1438">произошедшем </text:span><text:span text:style-name="T1437">вторжении.</text:span></text:p>
      <text:p text:style-name="P339">Система предоставила местным жителям несколько минут на раздумья, ожидая, что кто-нибудь <text:span text:style-name="T1448">из них </text:span>выйдет вперёд и признается в <text:span text:style-name="T1523">совершённом </text:span>преступлении…</text:p>
      <text:p text:style-name="P339">… <text:span text:style-name="T1447">Н</text:span><text:span text:style-name="T1446">о таковых не нашлось.</text:span></text:p>
      <text:p text:style-name="P340">И тогда Система перешла к насилию. <text:span text:style-name="T1449">Они начали избивать всех мужчин до тех пор, пока они </text:span><text:span text:style-name="T1451">находились</text:span><text:span text:style-name="T1449"> в сознании. Пытаясь спастись, люди разбега</text:span><text:span text:style-name="T1452">лись</text:span><text:span text:style-name="T1449"> в </text:span><text:span text:style-name="T1452">разные</text:span><text:span text:style-name="T1449"> стороны, но многих настигали удары мечами или метательные ножи. </text:span><text:span text:style-name="T1453">Казалось, что </text:span><text:span text:style-name="T1460">теперь уличные </text:span><text:span text:style-name="T1453">лужи были наполнены не </text:span><text:span text:style-name="T1457">дождевой </text:span><text:span text:style-name="T1453">водой, </text:span><text:span text:style-name="T1456">а</text:span><text:span text:style-name="T1453"> кровью невинных жертв </text:span><text:span text:style-name="T1454">этой </text:span><text:span text:style-name="T1455">жуткой </text:span><text:span text:style-name="T1454">резни</text:span><text:span text:style-name="T1453">. </text:span><text:span text:style-name="T1458">Все </text:span><text:span text:style-name="T1524">эти люди </text:span><text:span text:style-name="T1458">были слишком слабы </text:span><text:span text:style-name="T1465">для того</text:span><text:span text:style-name="T1458">, чтобы пытаться мстить </text:span><text:span text:style-name="T1461">за себя </text:span><text:span text:style-name="T1458">или хотя бы </text:span><text:span text:style-name="T1480">в мыслях </text:span><text:span text:style-name="T1458">проник</text:span><text:span text:style-name="T1480">ать</text:span><text:span text:style-name="T1458"> в</text:span><text:span text:style-name="T1480">нутрь</text:span><text:span text:style-name="T1458"> служебн</text:span><text:span text:style-name="T1459">ы</text:span><text:span text:style-name="T1480">х</text:span><text:span text:style-name="T1458"> здани</text:span><text:span text:style-name="T1480">й</text:span><text:span text:style-name="T1458"> Системы.</text:span></text:p>
      <text:p text:style-name="P340"/>
      <text:p text:style-name="P341">Охранники жгли полуразвалившиеся и кособокие хибары местных жит<text:span text:style-name="T1462">е</text:span>лей, <text:span text:style-name="T1463">со многих из этих бедолаг срывали </text:span><text:span text:style-name="T1476">их </text:span><text:span text:style-name="T1463">ветхую одежду, унижая </text:span><text:span text:style-name="T1477">их </text:span><text:span text:style-name="T1464">таким образом </text:span><text:span text:style-name="T1463">ещё </text:span><text:span text:style-name="T1471">сильнее</text:span><text:span text:style-name="T1463">. </text:span><text:span text:style-name="T1525">Периодически </text:span><text:span text:style-name="T1766">стражей</text:span><text:span text:style-name="T1526"> </text:span><text:span text:style-name="T1466">охватывало чувство безумия, и в пылу ярости они действовали гораздо жёстче, чем обычно.</text:span></text:p>
      <text:p text:style-name="P342">Они издевались над женщинами и заставляли смотреть на это их детей и мужей — <text:span text:style-name="T1474">в </text:span><text:s/>тех случаях, когда запугивание не давало нужного результата, <text:span text:style-name="T1478">детей </text:span>связыва<text:span text:style-name="T1467">л</text:span><text:span text:style-name="T1472">и</text:span><text:span text:style-name="T1467"> </text:span><text:span text:style-name="T1468">верёвками в группы </text:span><text:span text:style-name="T1470">из</text:span><text:span text:style-name="T1468"> нескольк</text:span><text:span text:style-name="T1470">их</text:span><text:span text:style-name="T1468"> человек </text:span><text:span text:style-name="T1469">и угрожал</text:span><text:span text:style-name="T1473">и</text:span><text:span text:style-name="T1469"> их сожжением.</text:span></text:p>
      <text:p text:style-name="P343">Не только одной Элисон, <text:span text:style-name="T1479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3"/>
      <text:p text:style-name="P344">На улицах, тут и там, беспорядочно валялись человеческие тела, затрудняя<text:span text:style-name="T1481"> выжившим в этом аду </text:span>возможность <text:span text:style-name="T1481">спрятаться, убежав </text:span><text:span text:style-name="T1527">подальше </text:span><text:span text:style-name="T1481">от </text:span><text:span text:style-name="T1482">своих </text:span><text:span text:style-name="T1481">убийц</text:span>. <text:span text:style-name="T1483">Порывистый ветер разносил мольбы и вопли умирающих на много миль вокруг. </text:span><text:span text:style-name="T1484">От тлеющей земли вверх до самого неба поднимались столпы дыма, </text:span><text:span text:style-name="T1485">закручивающиеся по спирали и распространяющие едкий запах.</text:span></text:p>
      <text:p text:style-name="P345"><text:soft-page-break/>«Я не могу позволить продолжаться <text:span text:style-name="T1768">этим </text:span><text:span text:style-name="T1767">зверствам</text:span>. Мне придётся сдаться.» - <text:span text:style-name="T1532">уныло произнёс</text:span> Робин, <text:span text:style-name="T1486">сглатывая слёзы, </text:span>тек<text:span text:style-name="T1487">шие</text:span> из его остекленевших глаз. <text:span text:style-name="T1488">Он даже не представлял, что произойдёт нечто столь ужасное. </text:span><text:span text:style-name="T1528">Разве л</text:span><text:span text:style-name="T1489">юди могут быть настолько бесчеловечными? </text:span><text:span text:style-name="T1530">Р</text:span><text:span text:style-name="T1529">азве </text:span><text:span text:style-name="T1528">п</text:span><text:span text:style-name="T1490">одобные зверства </text:span><text:span text:style-name="T1529">не </text:span><text:span text:style-name="T1494">свойст</text:span><text:span text:style-name="T1495">венны</text:span><text:span text:style-name="T1490"> лишь дики</text:span><text:span text:style-name="T1494">м</text:span><text:span text:style-name="T1490"> </text:span><text:span text:style-name="T1492">животны</text:span><text:span text:style-name="T1494">м?</text:span></text:p>
      <text:p text:style-name="P346"><text:span text:style-name="T1544">Это</text:span><text:span text:style-name="T1491"> </text:span><text:span text:style-name="T1545">на</text:span><text:span text:style-name="T1493"> самом деле</text:span><text:span text:style-name="T1491"> — </text:span><text:span text:style-name="T1531">л</text:span><text:span text:style-name="T1491">юди</text:span>?</text:p>
      <text:p text:style-name="P347">Сколько <text:span text:style-name="T1496">ещё </text:span>нужно загубить человеческих жизней, чтобы наконец-то осознать всю тщетность <text:span text:style-name="T1497">данного</text:span> действа?</text:p>
      <text:p text:style-name="P347"/>
      <text:p text:style-name="P348">Профессор понимал и разделял чувства своего подопечного, но он был категорически против того, чтобы Робин выдал себя.</text:p>
      <text:p text:style-name="P348">«<text:span text:style-name="T1498">Робин, если ты сдашься, то всё будет напрасно. Подумай об этом, ведь </text:span><text:span text:style-name="T1510">сейчас </text:span><text:span text:style-name="T1509">ты — в будущем</text:span><text:span text:style-name="T1498">. </text:span><text:span text:style-name="T1499">Если ты не вернёшься </text:span><text:span text:style-name="T1501">обратно</text:span><text:span text:style-name="T1499">, </text:span><text:span text:style-name="T1501">к нам, </text:span><text:span text:style-name="T1499">то </text:span><text:span text:style-name="T1511">оно обязательно свершится</text:span><text:span text:style-name="T1499">. </text:span><text:span text:style-name="T1502">Ты наверняка считаешь, что, </text:span><text:span text:style-name="T1533">глядя со стороны, </text:span><text:span text:style-name="T1502">мне очень легко сидеть и </text:span><text:span text:style-name="T1505">пространно </text:span><text:span text:style-name="T1503">рассуждать</text:span><text:span text:style-name="T1502"> </text:span><text:span text:style-name="T1506">о человеческих жертвах</text:span><text:span text:style-name="T1503">, </text:span><text:span text:style-name="T1504">но, поверь мне, я знаю, </text:span><text:span text:style-name="T1507">что ты сейчас чувствуешь</text:span><text:span text:style-name="T1504">. </text:span><text:span text:style-name="T1508">Ты только подумай — мы можем предотвратить все эти события! </text:span><text:span text:style-name="T1512">Это было лишь вопросом времени — то, что Система разъярится и начнёт совершать подобные действия. </text:span><text:span text:style-name="T1513">Прошу тебя, не сдавайся! Кроме тебя больше некому помочь нам предотвратить Третью мировую войну. Пожалуйста, пойми это!</text:span>»</text:p>
      <text:p text:style-name="P348"/>
      <text:p text:style-name="P349">На глазах профессора заблестели слёзы. <text:span text:style-name="T1514">Всем своим сердцем он желал очутиться рядом с Робином и разделить его горе. </text:span><text:span text:style-name="T1515">Он знал, как тяжело и болезненно должен переживать его </text:span><text:span text:style-name="T1516">впечатлительный </text:span><text:span text:style-name="T1515">мальчик такого юного и нежного возраста.</text:span></text:p>
      <text:p text:style-name="P349"/>
      <text:p text:style-name="P349">«<text:span text:style-name="T1520">Хорошо</text:span><text:span text:style-name="T1517">. </text:span><text:span text:style-name="T1539">Тогда м</text:span><text:span text:style-name="T1519">не п</text:span><text:span text:style-name="T1517">ридётся пожертвовать </text:span><text:span text:style-name="T1518">своим </text:span><text:span text:style-name="T1517">человеколюбием и </text:span><text:span text:style-name="T1518">готовиться к </text:span><text:span text:style-name="T1517">сраж</text:span><text:span text:style-name="T1518">ению</text:span><text:span text:style-name="T1517">!</text:span>» - <text:span text:style-name="T1521">хладнокровно произнёс Робин </text:span><text:span text:style-name="T1538">и разорвал визуальный контакт, </text:span><text:span text:style-name="T1539">однако </text:span><text:span text:style-name="T1540">увиденная им </text:span><text:span text:style-name="T1541">картина </text:span><text:span text:style-name="T1540">расправ</text:span><text:span text:style-name="T1541">ы</text:span><text:span text:style-name="T1540"> над </text:span><text:span text:style-name="T1541">беззащитными людьми</text:span><text:span text:style-name="T1540"> ещё долго </text:span><text:span text:style-name="T1584">будоражила</text:span><text:span text:style-name="T1540"> его </text:span><text:span text:style-name="T1543">воспалённо</text:span><text:span text:style-name="T1584">е</text:span><text:span text:style-name="T1540"> </text:span><text:span text:style-name="T1542">воображени</text:span><text:span text:style-name="T1584">е</text:span><text:span text:style-name="T1540">.</text:span></text:p>
      <text:p text:style-name="P349"/>
      <text:p text:style-name="P351">ЧЕТВЁРТАЯ ГЛАВА</text:p>
      <text:p text:style-name="P351"/>
      <text:p text:style-name="P351">ДЖИММИ</text:p>
      <text:p text:style-name="P351"/>
      <text:p text:style-name="P352">ДЕНЬ КЛОНИЛСЯ К ЗАКАТУ. СОЛНЦЕ МЕДЛЕННО УХОДИЛО ЗА ЛИНИЮ ГОРИЗОНТА И ВСКОРЕ видимой осталась лишь <text:span text:style-name="T1550">узкая </text:span>полоса алого цвета, <text:span text:style-name="T1549">разделявшая</text:span> небо <text:span text:style-name="T1549">и</text:span> земл<text:span text:style-name="T1549">ю</text:span>. <text:span text:style-name="T1547">Её отражения неспешно переливались на чёрной поверхности бескрайнего моря, будто кровь, </text:span><text:span text:style-name="T1548">обильно </text:span><text:span text:style-name="T1547">пролитая этим уходящим днём.</text:span></text:p>
      <text:p text:style-name="P353">В темноте беззвучно бродили тени. <text:span text:style-name="T1551">Чудом сумевшие избежать смерти люди в глубокой печали бродили между </text:span><text:span text:style-name="T1552">многочисленных </text:span><text:span text:style-name="T1553">мёртвых тел,</text:span><text:span text:style-name="T1551"> в надежде отыскать кого-либо из своих родственников </text:span><text:span text:style-name="T1554">или знакомых</text:span><text:span text:style-name="T1551">. </text:span><text:span text:style-name="T1555">Иногда тишину разрывали рыдания, означавшие, </text:span><text:span text:style-name="T1556">что кому-то удалось </text:span><text:span text:style-name="T1583">найти</text:span><text:span text:style-name="T1556"> дорогого для сердца человека — </text:span><text:span text:style-name="T1559">в</text:span><text:span text:style-name="T1556"> разорванной одежде, израненного и залитого кровью, убитого при попытк</text:span><text:span text:style-name="T1557">е спрятаться или </text:span><text:span text:style-name="T1558">скрыться</text:span><text:span text:style-name="T1557">.</text:span></text:p>
      <text:p text:style-name="P385">Воспоминания об этом проклятом дне прочно врезались в память Робина. <text:span text:style-name="T1560">Чем больше он думал о</text:span><text:span text:style-name="T1561">б увиденной им</text:span><text:span text:style-name="T1560"> резне, тем сильнее закипал</text:span><text:span text:style-name="T1562">и</text:span><text:span text:style-name="T1560"> в нём гнев </text:span><text:span text:style-name="T1562">и желание отомстить </text:span><text:span text:style-name="T1769">этому </text:span><text:span text:style-name="T1562">зверю в человеческом обли</text:span><text:span text:style-name="T1771">чии</text:span><text:span text:style-name="T1770">, </text:span><text:span text:style-name="T1562">которого все здесь называли Яхуси.</text:span></text:p>
      <text:p text:style-name="P354">Профессор и его ученики пытались утешить мальчика, изо всех сил стараясь не дать ему скатиться в глубокую депрессию и, <text:span text:style-name="T1563">следовательно</text:span>, <text:span text:style-name="T1563">полностью </text:span>отрезать себя от них.</text:p>
      <text:p text:style-name="P355">Увидев <text:span text:style-name="T1772">жестокость</text:span>, на котор<text:span text:style-name="T1772">ую</text:span> оказались способны люди, Робин почувствовал к ним глубокое отвращение. По <text:span text:style-name="T1564">какому праву</text:span> одни позволяют себе относиться к другим как к какому-то мусору или <text:span text:style-name="T1567">к </text:span><text:span text:style-name="T1565">бездушн</text:span><text:span text:style-name="T1573">ым</text:span><text:span text:style-name="T1565"> механизм</text:span><text:span text:style-name="T1573">ам</text:span>, будто бы вторые существуют только для удобства первых и находятся в их полном <text:span text:style-name="T1566">распоряжении</text:span>? <text:span text:style-name="T1568">Это было отвратительным зрелищем — наблюдать, как </text:span><text:span text:style-name="T1569">чудовища</text:span><text:span text:style-name="T1568">, называющие себя людьми, убивают нев</text:span><text:span text:style-name="T1572">иновных</text:span><text:span text:style-name="T1568"> </text:span><text:span text:style-name="T1571">и</text:span><text:span text:style-name="T1568"> </text:span><text:span text:style-name="T1570">не способных </text:span><text:span text:style-name="T1574">защитить</text:span><text:span text:style-name="T1570"> себя</text:span><text:span text:style-name="T1568"> бедняков.</text:span></text:p>
      <text:p text:style-name="P355"><text:soft-page-break/></text:p>
      <text:p text:style-name="P355">«<text:span text:style-name="T1575">Послушай, Робин! </text:span><text:span text:style-name="T1579">В произошедшем сегодня твоей вины нет</text:span><text:span text:style-name="T1575">. </text:span><text:span text:style-name="T1576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77">Это заложено в человека самой природой — использовать </text:span><text:span text:style-name="T1578">примитивные методы для демонстрации с</text:span><text:span text:style-name="T1580">обственных</text:span><text:span text:style-name="T1578"> возможностей.</text:span>»</text:p>
      <text:p text:style-name="P356">«Робин, не закрывай глаза! Тебе не станет л<text:span text:style-name="T1588">егче</text:span>, если ты отгородишься от нас. <text:span text:style-name="T1585">Я согласен с тобой — люди вроде Яхуси не </text:span><text:span text:style-name="T1586">должны </text:span><text:span text:style-name="T1585">жить </text:span><text:span text:style-name="T1586">среди людей </text:span><text:span text:style-name="T1589">и, может быть, не должны жить вообще</text:span><text:span text:style-name="T1585">. </text:span><text:span text:style-name="T1600">Однако</text:span><text:span text:style-name="T1586"> </text:span><text:span text:style-name="T1595">мы</text:span><text:span text:style-name="T1586"> не боги и не имеем п</text:span><text:span text:style-name="T1587">рава судить других. </text:span><text:span text:style-name="T1588">Всё, чт</text:span><text:span text:style-name="T1590">о в наших силах</text:span><text:span text:style-name="T1588">, это </text:span><text:span text:style-name="T1590">не позволять себе опускаться до уровня </text:span><text:span text:style-name="T1594">животных</text:span><text:span text:style-name="T1590">, </text:span><text:span text:style-name="T1592">и не </text:span><text:span text:style-name="T1591">теря</text:span><text:span text:style-name="T1592">ть</text:span><text:span text:style-name="T1591"> сво</text:span><text:span text:style-name="T1593">его</text:span><text:span text:style-name="T1591"> </text:span><text:span text:style-name="T1596">человеческого достоинства</text:span><text:span text:style-name="T1591">.</text:span>»</text:p>
      <text:p text:style-name="P357">Профессор сделал паузу, чтобы убедиться в том, что сказанное <text:span text:style-name="T1597">оказало благоприятный эффект на Робина. </text:span></text:p>
      <text:p text:style-name="P358">Наступила тишина, в течение которой <text:span text:style-name="T1599">юноша</text:span> <text:span text:style-name="T1598">обдумывал слова профессора. </text:span><text:span text:style-name="T1601">В его памяти всё ещё были живы крики и вопли детей и женщин, </text:span><text:span text:style-name="T1602">жизни которых были прерваны </text:span><text:span text:style-name="T1603">столь жестоким способом.</text:span></text:p>
      <text:p text:style-name="P359">Он размышлял… Воспоминания о довольных лицах охранников, хорошо выполнивших свою грязную работу, не давали ему покоя.</text:p>
      <text:p text:style-name="P359">«<text:span text:style-name="T1604">Робин, не думай об этом. На самом деле всего этого ещё не </text:span><text:span text:style-name="T1606">случилось</text:span><text:span text:style-name="T1604">. Вспомни — ведь ты находишься в будущем. </text:span><text:span text:style-name="T1605">Если ты поможешь нам, то, я надеюсь, в истории больше никогда не </text:span><text:span text:style-name="T1607">будут </text:span><text:span text:style-name="T1605">прои</text:span><text:span text:style-name="T1607">сходить</text:span><text:span text:style-name="T1605"> </text:span><text:span text:style-name="T1608">подобные массовые жестокие расправы</text:span><text:span text:style-name="T1605">.</text:span>»</text:p>
      <text:p text:style-name="P360">«Хорошо, профессор. Вы, кон<text:span text:style-name="T1609">е</text:span>чно, правы. Просто я <text:span text:style-name="T1609">никогда не думал, что люди могут быть настолько бесчеловечными. </text:span><text:span text:style-name="T1610">То, что я увидел, прочно засело в моей голове... </text:span><text:span text:style-name="T1611">Я сделаю всё, что в моих силах.</text:span>»</text:p>
      <text:p text:style-name="P361">На лице профессора отразилось облегчение, когда Робин произнёс эти слова. </text:p>
      <text:p text:style-name="P362">Наступила тишина. Все находились в состоянии глубокой задумчивости, размышляя, не упустили ли они из виду что-то жизненно важное. <text:span text:style-name="T1612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3">Мэтью стал первым, кто прервал затянувшееся молчание.</text:p>
      <text:p text:style-name="P363">«<text:span text:style-name="T1613">А что насчёт тех женщин и мужчин, которых доставили в порт в цепях? </text:span><text:span text:style-name="T1614">Мы так и не выяснили, каким образом Система собиралась использовать их. </text:span><text:span text:style-name="T1615">Что нам известно о месте, в которое их увезли, прежде чем началась кровавая бойня? </text:span><text:span text:style-name="T1616">Я думаю, что нам нужно найти их и </text:span><text:span text:style-name="T1617">попытаться </text:span><text:span text:style-name="T1616">получить </text:span><text:span text:style-name="T1618">для себя </text:span><text:span text:style-name="T1616">больше сведений. </text:span><text:span text:style-name="T1619">Должно быть, эти люди представляют для Системы какую-то ценность, раз никого из них не тронули во время побоища.</text:span>»</text:p>
      <text:p text:style-name="P363">«<text:span text:style-name="T1620">Профессор? </text:span><text:span text:style-name="T1621">Мэтью высказал очень толковую идею — это именно то, чему мы незаслуженно уделили слишком мало внимания. </text:span><text:span text:style-name="T1622">Сначала я попробую поискать на корабле — после сегодняшнего проникновения внутрь их крепости, они наверняка будут охранять е</text:span><text:span text:style-name="T1623">го </text:span><text:span text:style-name="T1622">лучше </text:span><text:span text:style-name="T1623">прежнего</text:span><text:span text:style-name="T1622">. </text:span><text:span text:style-name="T1624">Яхуси, вероятно, вынес </text:span><text:span text:style-name="T1627">охранникам</text:span><text:span text:style-name="T1624"> строгое предупреждение. </text:span><text:span text:style-name="T1625">Интересно, на какой позиции находится </text:span><text:span text:style-name="T1626">этот злодей</text:span><text:span text:style-name="T1625"> в иерархии Системы? Вероятно, мы скоро узнаем об этом.</text:span>»</text:p>
      <text:p text:style-name="P364"><text:span text:style-name="T1888">На подлёте к кораблю </text:span>Робин замолчал. Осмотр с высоты показал, что теперь его усиленно охраняли. <text:span text:style-name="T1628">События этого утра, должно быть, значительно повлияли на данное решение. </text:span><text:span text:style-name="T1629">Стало ясно, что у Робина не было никаких шансов пытаться проникнуть внутрь минуя </text:span><text:span text:style-name="T1630">охранников — </text:span><text:span text:style-name="T1643">очевидно</text:span><text:span text:style-name="T1630">, что все они были слишком напуганы и опасались казни в случае повторного проникновения.</text:span></text:p>
      <text:p text:style-name="P365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32">обедом</text:span>.</text:p>
      <text:p text:style-name="P366">Дурной запах, исходивший от рабов, использов<text:span text:style-name="T1639">авшихся</text:span> для гребли, был просто невыносим — <text:span text:style-name="T1631">настолько, что находясь рядом с ними, вполне можно было бы лишиться сознания. </text:span><text:span text:style-name="T1632">Грязь </text:span><text:span text:style-name="T1638">и </text:span><text:soft-page-break/><text:span text:style-name="T1677">мусор</text:span><text:span text:style-name="T1632">, обильно покрывавш</text:span><text:span text:style-name="T1638">ие</text:span><text:span text:style-name="T1632"> всю палубу, мешал</text:span><text:span text:style-name="T1638">и</text:span><text:span text:style-name="T1632"> быстрому п</text:span><text:span text:style-name="T1678">родвижению</text:span><text:span text:style-name="T1632"> мыши. </text:span><text:span text:style-name="T1633">Невдалеке измождённый голодом гребец сосредоточил всё своё внимание </text:span><text:span text:style-name="T1634">на таракане. </text:span><text:span text:style-name="T1635">Внезапно</text:span><text:span text:style-name="T1634"> его рука метнулась </text:span><text:span text:style-name="T1641">в сторону насекомого </text:span><text:span text:style-name="T1640">и </text:span><text:span text:style-name="T1634">со скоростью молнии схватила вожделенную добычу. </text:span><text:span text:style-name="T1636">После беглого осмотра свое</text:span><text:span text:style-name="T1679">й</text:span><text:span text:style-name="T1636"> </text:span><text:span text:style-name="T1679">награды</text:span><text:span text:style-name="T1636"> мужчина сунул его в </text:span><text:span text:style-name="T1642">свой </text:span><text:span text:style-name="T1636">рот — </text:span><text:span text:style-name="T1676">послышался</text:span><text:span text:style-name="T1636"> едва слышн</text:span><text:span text:style-name="T1675">ый</text:span><text:span text:style-name="T1636"> </text:span><text:span text:style-name="T1675">хруст</text:span><text:span text:style-name="T1636">. </text:span><text:span text:style-name="T1637">Когда он сглотнул, на его лице отразилось выражение блаженства.</text:span></text:p>
      <text:p text:style-name="P367">Спины почти всех рабов были изуродованы шрамами. <text:span text:style-name="T1653">На телах у</text:span><text:span text:style-name="T1648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80">становилось</text:span><text:span text:style-name="T1648"> ясно, что это место является рассадником инфекции и различных болезней. </text:span><text:span text:style-name="T1654">Глядя на них, м</text:span><text:span text:style-name="T1649">ожно был</text:span><text:span text:style-name="T1650">о бы подумать, что такие </text:span><text:span text:style-name="T1649">условия содержания людей </text:span><text:span text:style-name="T1651">были отменены ещё в средние века.</text:span></text:p>
      <text:p text:style-name="P368">Помимо зловония, исходившего от <text:span text:style-name="T1660">гребцов</text:span>, в воздухе отчётливо чувствовался запах мочи. Осмотревшись по сторонам, Робин не нашёл <text:span text:style-name="T1652">никакой посуды, которую можно было бы <text:s/>использовать для того, чтобы справить нужду, </text:span><text:span text:style-name="T1655">а</text:span><text:span text:style-name="T1652"> </text:span><text:span text:style-name="T1655">туго сковывающие рабов массивные железные цепи наводили его на мысль о том, что их не снимают никогда. </text:span><text:span text:style-name="T1656">Сгорбившись на вёслах и приняв наиболее удобные позы в условиях ограниченного </text:span><text:span text:style-name="T1659">доступного </text:span><text:span text:style-name="T1656">пространства, </text:span><text:span text:style-name="T1684">рабы</text:span><text:span text:style-name="T1656"> пытались заснуть </text:span><text:span text:style-name="T1681">и</text:span><text:span text:style-name="T1656"> </text:span><text:span text:style-name="T1657">хотя бы на короткое время </text:span><text:span text:style-name="T1658">убежа</text:span><text:span text:style-name="T1681">ть</text:span><text:span text:style-name="T1658"> от жестокой реальности.</text:span></text:p>
      <text:p text:style-name="P369">За одним из <text:span text:style-name="T1662">этих несчастных</text:span> пришли двое охранников и поволокли его за собой. Он был мёртв.<text:span text:style-name="T1661"> </text:span><text:span text:style-name="T1662">Было похоже, что он </text:span><text:span text:style-name="T1661">умер либо от переутомления, либо от какой-то болезни — пе</text:span><text:span text:style-name="T1662">рвое <text:s/>предположение было наиболее вероятным.</text:span></text:p>
      <text:p text:style-name="P370">Робин <text:span text:style-name="T1663">покинул это убогое </text:span><text:span text:style-name="T1749">жилище</text:span><text:span text:style-name="T1663">, отправившись исследовать остальную часть корабля. </text:span><text:span text:style-name="T1750">Увы, </text:span><text:span text:style-name="T1665">о</text:span><text:span text:style-name="T1664">н не нашёл того, что искал. </text:span></text:p>
      <text:p text:style-name="P371">Перед тем, как <text:span text:style-name="T1668">улететь</text:span> <text:span text:style-name="T1668">с </text:span>корабл<text:span text:style-name="T1668">я</text:span>, Робин поджёг капитанскую каюту, запалив найденные тут же навигационные карты <text:span text:style-name="T1685">и</text:span> <text:span text:style-name="T1685">о</text:span>хранникам пришлось выпустить из трюма всех рабов, поскол<text:span text:style-name="T1666">ьку раздобыть живую силу в достаточном количестве было для них задачей </text:span><text:span text:style-name="T1670">не из простых</text:span><text:span text:style-name="T1666">. </text:span><text:span text:style-name="T1671">Таким образом, </text:span><text:span text:style-name="T1682">в спешном порядке </text:span><text:span text:style-name="T1671">к</text:span><text:span text:style-name="T1667">орабль </text:span><text:span text:style-name="T1668">был покинут</text:span><text:span text:style-name="T1667">. </text:span><text:span text:style-name="T1669">Это было захватывающ</text:span><text:span text:style-name="T1683">е</text:span><text:span text:style-name="T1669"> — наблюдать за языками пламени, охватившими весь корабль, на фоне быстро сгущающихся сумерек, а также за </text:span><text:span text:style-name="T1672">закручивающимися </text:span><text:span text:style-name="T1673">клубами дыма, </text:span><text:span text:style-name="T1674">которые </text:span><text:span text:style-name="T1673">подни</text:span><text:span text:style-name="T1674">мались высоко</text:span><text:span text:style-name="T1673"> вверх и рассеив</text:span><text:span text:style-name="T1674">ались</text:span><text:span text:style-name="T1673"> там порыва</text:span><text:span text:style-name="T1674">ми ветра</text:span><text:span text:style-name="T1673">.</text:span></text:p>
      <text:p text:style-name="P372">Среди команды гребцов послышались одобрительные перешёптывания — большинство из них <text:span text:style-name="T1751">уже давно </text:span>не видело дневного света и не <text:span text:style-name="T1751">выходило на поверхность, чтобы по</text:span>дыша<text:span text:style-name="T1751">ть</text:span> свежим воздухом. </text:p>
      <text:p text:style-name="P373">Внезапно раздался мощный треск — <text:span text:style-name="T1752">это </text:span>огромный разлом прошёл по корпусу корабля и он <text:span text:style-name="T1687">начал</text:span> быстро погружаться в <text:span text:style-name="T1748">воды пролива </text:span>Те-Солент. <text:span text:style-name="T1753">Здесь, у</text:span><text:span text:style-name="T1686">вязнув в илистом дне, </text:span><text:span text:style-name="T1746">он </text:span><text:span text:style-name="T1754">и </text:span><text:span text:style-name="T1747">нашёл своё последнее пристанище</text:span><text:span text:style-name="T1745">.</text:span></text:p>
      <text:p text:style-name="P374">Среди охранников разгорелся спор о том, что послужило причиной пожара и каким образом кто-либо мог оказаться в каюте Яхуси. <text:span text:style-name="T1688">Когда стражи, </text:span><text:span text:style-name="T1696">наконец,</text:span><text:span text:style-name="T1688"> поняли, что кому-то из них предстоит сообщить о пожаре своему главе, их моментально охватил леденящий ужас. </text:span><text:span text:style-name="T1692">Б</text:span><text:span text:style-name="T1689">ыло забавно наблюдать </text:span><text:span text:style-name="T1692">со стороны</text:span><text:span text:style-name="T1689">, как они тянут жребий, выясняя, </text:span><text:span text:style-name="T1690">кому именно предстоит встреча с </text:span><text:span text:style-name="T1691">Яхуси</text:span><text:span text:style-name="T1690">.</text:span></text:p>
      <text:p text:style-name="P375">Все сошедшие с корабля рабы были выстроены в колонну по одному и отправлены в крепость.</text:p>
      <text:p text:style-name="P376">У Робина появился шанс проникнуть внутрь их базы через главный вход. <text:span text:style-name="T1693">Он снова трансформировал себя в орла и полетел в нужном направлении, прибыв к мест</text:span><text:span text:style-name="T1758">у</text:span><text:span text:style-name="T1755"> </text:span><text:span text:style-name="T1693">раньше других. </text:span><text:span text:style-name="T1694">Здесь он превратил себя в мышь, </text:span><text:span text:style-name="T1695">поскольку посчитал, что будет безопаснее проползти мимо охраннико</text:span><text:span text:style-name="T1756">в</text:span><text:span text:style-name="T1695">, чем </text:span><text:span text:style-name="T1759">размахивать крыльями</text:span><text:span text:style-name="T1695"> над их головами.</text:span></text:p>
      <text:p text:style-name="P377"><text:span text:style-name="T1697">Ему пришлось некоторое время подождать прибытия стражей </text:span><text:span text:style-name="T1700">С</text:span><text:span text:style-name="T1697">истемы, и он провёл его, внимательно изучая здание.</text:span> <text:span text:style-name="T1698">На вид оно было холодным и </text:span><text:span text:style-name="T1703">неживым</text:span><text:span text:style-name="T1698">. Когда Робин разглядывал его устрашающе-массивное кубическое очертание, а также отмечал строгость прямых линий и углов, </text:span><text:span text:style-name="T1699">по его спине бегали мурашки. </text:span><text:span text:style-name="T1701">Было вполне возможно представ</text:span><text:span text:style-name="T1757">ить</text:span><text:span text:style-name="T1701"> его фабрикой по промывке человеческих мозгов, где </text:span><text:span text:style-name="T1702">из людей </text:span><text:span text:style-name="T1701">из</text:span><text:span text:style-name="T1702">влекают их разум, заменяя его роботизированной и механизированной начинкой, конечным продуктом которой явля</text:span><text:span text:style-name="T1705">ются</text:span><text:span text:style-name="T1702"> толпы зомби, проповедующи</text:span><text:span text:style-name="T1706">е</text:span><text:span text:style-name="T1702"> </text:span><text:span text:style-name="T1704">странную доктрину Системы.</text:span></text:p>
      <text:p text:style-name="P377"><text:soft-page-break/></text:p>
      <text:p text:style-name="P379">Солнце уже опустилось за горизонт и наступили сумерки. <text:span text:style-name="T1707">Вдали Робин увидел неспешно двигавшуюся </text:span><text:span text:style-name="T1708">мрачную </text:span><text:span text:style-name="T1707">процессию, состоявшую из заключённых и конвоирующих их охранников. </text:span><text:span text:style-name="T1718">Б</text:span><text:span text:style-name="T1710">ывшие</text:span><text:span text:style-name="T1709"> гребцы с большим трудом преодолевали каждый шаг </text:span><text:span text:style-name="T1716">—</text:span><text:span text:style-name="T1709"> их босые ноги были изранены гноящимися ссадинами, ушибами и порезами.</text:span></text:p>
      <text:p text:style-name="P378"/>
      <text:p text:style-name="P380">Прошло не много времени с тех пор, <text:span text:style-name="T1711">как Робин впервые увидел штаб Системы, </text:span><text:span text:style-name="T1734">и </text:span><text:span text:style-name="T1711">до того </text:span><text:span text:style-name="T1714">момента</text:span><text:span text:style-name="T1711">, </text:span><text:span text:style-name="T1714">когда</text:span><text:span text:style-name="T1711"> он о</text:span><text:span text:style-name="T1712">казался </text:span><text:span text:style-name="T1713">в</text:span><text:span text:style-name="T1715">нутри</text:span><text:span text:style-name="T1711">. </text:span><text:span text:style-name="T1716">За воротами центрального входа обнаружился пустующий холл — </text:span><text:span text:style-name="T1717">нахо</text:span><text:span text:style-name="T1762">дившиеся</text:span><text:span text:style-name="T1717"> в нём </text:span><text:span text:style-name="T1735">служители Системы</text:span><text:span text:style-name="T1717"> </text:span><text:span text:style-name="T1762">пребывали</text:span><text:span text:style-name="T1717"> в растерянности </text:span><text:span text:style-name="T1760">и в недоумении</text:span><text:span text:style-name="T1717">, </text:span><text:span text:style-name="T1719">поскольку</text:span><text:span text:style-name="T1717"> никто не ожидал, что они приведут с собой рабов.</text:span></text:p>
      <text:p text:style-name="P381"><text:span text:style-name="T1720">С опаской, в</text:span>перёд выступил человек, вытянувший «несчастливую» соломинку <text:span text:style-name="T1721">и </text:span><text:span text:style-name="T1743">неуверенно </text:span><text:span text:style-name="T1736">про</text:span><text:span text:style-name="T1721">говорил:</text:span></text:p>
      <text:p text:style-name="P381">«<text:span text:style-name="T1721">Я могу видеть господина Яхуси? Свободен ли он? Я должен доложить ему о том, что произошло.</text:span>»</text:p>
      <text:p text:style-name="P382">Белого, словно мел, охранника направили в апартаменты Яхуси. <text:span text:style-name="T1722">В его </text:span><text:span text:style-name="T1763">памяти</text:span><text:span text:style-name="T1722"> </text:span><text:span text:style-name="T1723">намертво </text:span><text:span text:style-name="T1726">засело </text:span><text:span text:style-name="T1724">воспоминание о том, что случилось с таким же, как он сам, вестником, </text:span><text:span text:style-name="T1725">принесшим дурные </text:span><text:span text:style-name="T1727">новости </text:span><text:span text:style-name="T1728">утром </text:span><text:span text:style-name="T1729">э</text:span><text:span text:style-name="T1728">того дня</text:span><text:span text:style-name="T1725">. </text:span><text:span text:style-name="T1730">Увидев, </text:span><text:span text:style-name="T1731">как просто тот распрощался со своей жизнью</text:span><text:span text:style-name="T1730">, </text:span><text:span text:style-name="T1732">страж</text:span><text:span text:style-name="T1730"> опасался, что его </text:span><text:span text:style-name="T1731">постигнет</text:span><text:span text:style-name="T1730"> та же </text:span><text:span text:style-name="T1761">самая </text:span><text:span text:style-name="T1730">участь.</text:span></text:p>
      <text:p text:style-name="P382"/>
      <text:p text:style-name="P383">По всему зданию эхом разнёсся громкий голос Яхуси <text:span text:style-name="T1733">и</text:span> <text:span text:style-name="T1733">вслед за ним</text:span> послышались мольбы охранника о пощаде. <text:span text:style-name="T1739">Из ножен, </text:span><text:span text:style-name="T1740">как и прежде,</text:span><text:span text:style-name="T1739"> вновь появился меч</text:span><text:span text:style-name="T1738">. </text:span>Затем раздался пронзительный визг, за которым <text:span text:style-name="T1741">тут же </text:span>последовал глухой удар — <text:span text:style-name="T1737">стук о землю головы, распрощавшейся с телом.</text:span></text:p>
      <text:p text:style-name="P383"/>
      <text:p text:style-name="P383">«<text:span text:style-name="T1742">Несчастный...</text:span>» - <text:span text:style-name="T1742">подумал Робин.</text:span></text:p>
      <text:p text:style-name="P383">«<text:span text:style-name="T1742">Это несправедливо, ведь охранник </text:span><text:span text:style-name="T1744">совсем </text:span><text:span text:style-name="T1742">не виноват в том, что возник пожар!</text:span>»</text:p>
      <text:p text:style-name="P383"/>
      <text:p text:style-name="P384">Поджог корабля, похоже, сильно обеспокоил Яхуси — <text:span text:style-name="T1764">было заметно, что он чего-то боится. Он был в ярости и возмущённо </text:span><text:span text:style-name="T1773">вопил</text:span><text:span text:style-name="T1764">, угрожая казнить всех своих советников, если они </text:span><text:span text:style-name="T1765">они не предложат решение возникшей проблемы в установленный срок.</text:span></text:p>
      <text:p text:style-name="P384">«<text:span text:style-name="T1766">Мы должны как можно скорее </text:span><text:span text:style-name="T1774">вернуться </text:span><text:span text:style-name="T1776">обратно </text:span><text:span text:style-name="T1774">вместе с теми людьми. </text:span><text:span text:style-name="T2158">М</text:span><text:span text:style-name="T1774">ао Цзе-ч</text:span><text:span text:style-name="T2027">е</text:span><text:span text:style-name="T1774">йк будет страшно недоволен, если мы не выполним его приказ. </text:span><text:span text:style-name="T1775">Для нас всех жизненно важно выполнить </text:span><text:span text:style-name="T1782">его </text:span><text:span text:style-name="T1783">как можно скорее</text:span><text:span text:style-name="T1775">!</text:span>»</text:p>
      <text:p text:style-name="P384"/>
      <text:p text:style-name="P384">«<text:span text:style-name="T1777">Робин, мне кажется я знаю, о чём он говорит. Не могу объяснить этого словами, но уверен, что нам н</text:span><text:span text:style-name="T1785">е</text:span><text:span text:style-name="T1784">обходимо</text:span><text:span text:style-name="T1777"> </text:span><text:span text:style-name="T1784">немедленно</text:span><text:span text:style-name="T1777"> отыскать и освободить </text:span><text:span text:style-name="T1778">тех</text:span><text:span text:style-name="T1777"> заключённых</text:span><text:span text:style-name="T1780">, </text:span><text:span text:style-name="T1778">которых мы видели в порту</text:span><text:span text:style-name="T1777">.</text:span>»</text:p>
      <text:p text:style-name="P386">Голос профессора прозвучал весьма убедительно, и Робин, не задавая лишних вопросов, немедленно покинул жилище Яхуси, <text:span text:style-name="T1779">отправившись</text:span> на <text:span text:style-name="T1781">поиски бывших бандитов-приспособленцев</text:span>.</text:p>
      <text:p text:style-name="P387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догадался, в каком месте могли содержаться пленник<text:span text:style-name="T1804">и</text:span>. <text:span text:style-name="T1786">Б</text:span>лагодаря ему, Робину не пришлось осматривать каждое помещение в отдельности.</text:p>
      <text:p text:style-name="P388">Юноша сильно удивился, <text:span text:style-name="T1828">увидев</text:span>, что Система может делиться с кем-либо своими продуктовыми припасами, но сейчас, с<text:span text:style-name="T1789">обственными</text:span> глазами, он наблюдал <text:span text:style-name="T1829">именно это </text:span>— <text:span text:style-name="T1787">каждый </text:span><text:span text:style-name="T1790">из </text:span><text:span text:style-name="T1787">заключённы</text:span><text:span text:style-name="T1790">х</text:span><text:span text:style-name="T1787"> получил по миске, в которой находились свежие овощи и ещё что-то, по внешнему виду напомин</text:span><text:span text:style-name="T1788">а</text:span><text:span text:style-name="T1787">вшее куски мяса. </text:span><text:span text:style-name="T1791">Эти люди, должно быть, </text:span><text:span text:style-name="T1850">представляли</text:span><text:span text:style-name="T1791"> </text:span><text:span text:style-name="T1798">для Системы </text:span><text:span text:style-name="T1791">больш</text:span><text:span text:style-name="T1851">ую</text:span><text:span text:style-name="T1791"> знач</text:span><text:span text:style-name="T1851">имость</text:span><text:span text:style-name="T1791">, </text:span><text:span text:style-name="T1797">если</text:span><text:span text:style-name="T1791"> </text:span><text:span text:style-name="T1798">она</text:span><text:span text:style-name="T1791"> </text:span><text:span text:style-name="T1830">решила </text:span><text:span text:style-name="T1791">заботи</text:span><text:span text:style-name="T1830">ться</text:span><text:span text:style-name="T1791"> о</text:span><text:span text:style-name="T1797">б</text:span><text:span text:style-name="T1791"> </text:span><text:span text:style-name="T1797">их здоровье</text:span><text:span text:style-name="T1791">. </text:span><text:span text:style-name="T1792">Мысленно, Робин сравнил эту сцену с кормлением цыплят на птицефабрике, которых, как всем известно, откармливают </text:span><text:span text:style-name="T1793">лишь</text:span><text:span text:style-name="T1792"> для того, чтобы впоследствии </text:span><text:span text:style-name="T1794">отправить на убой</text:span><text:span text:style-name="T1792">.</text:span></text:p>
      <text:p text:style-name="P389"><text:soft-page-break/>Он внимательно осмотрел место заточения <text:span text:style-name="T1795">и понял, что вывести </text:span><text:span text:style-name="T1852">узников</text:span><text:span text:style-name="T1795"> в безопасное место — задача не из простых. </text:span><text:span text:style-name="T1796">Отсюда </text:span><text:span text:style-name="T1799">наружу вела только одна дверь, и она </text:span><text:span text:style-name="T1800">тщательно </text:span><text:span text:style-name="T1799">охранялась.</text:span></text:p>
      <text:p text:style-name="P389">«<text:span text:style-name="T1801">Профессор, как мне вывести </text:span><text:span text:style-name="T1831">всех</text:span><text:span text:style-name="T1801"> из этого помещения? На первый взгляд это кажется невозможным.</text:span>»</text:p>
      <text:p text:style-name="P389">«<text:span text:style-name="T1802">Робин, попробуй найти генератор. </text:span><text:span text:style-name="T1803">Если у тебя получится вывести его из строя, </text:span><text:span text:style-name="T1805">то таким образом ты </text:span><text:span text:style-name="T1806">отвлечёшь</text:span><text:span text:style-name="T1805"> охрану и выигр</text:span><text:span text:style-name="T1806">аешь</text:span><text:span text:style-name="T1805"> время.</text:span>»</text:p>
      <text:p text:style-name="P389">«<text:span text:style-name="T1807">Вы можете подсказать, где он находится? </text:span><text:span text:style-name="T1808">И </text:span><text:span text:style-name="T1853">да</text:span><text:span text:style-name="T1808">… </text:span><text:span text:style-name="T1809">Мне кажется, </text:span><text:span text:style-name="T1854">где-то </text:span><text:span text:style-name="T1809">тут долж</text:span><text:span text:style-name="T1810">ен</text:span><text:span text:style-name="T1809"> </text:span><text:span text:style-name="T1854">находиться</text:span><text:span text:style-name="T1809"> ещё один вентиляционный проход, который ведёт </text:span><text:span text:style-name="T1811">на первый этаж и, затем, наружу. </text:span><text:span text:style-name="T1812">Возможно, будет лучше, если я попытаюсь вывести заключённых </text:span><text:span text:style-name="T1815">именно </text:span><text:span text:style-name="T1812">этим путём. </text:span><text:span text:style-name="T1813">После того, как они окажутся на открытом воздухе, им останется лишь пере</text:span><text:span text:style-name="T1960">браться</text:span><text:span text:style-name="T1813"> через забор, </text:span><text:span text:style-name="T1816">а</text:span><text:span text:style-name="T1813"> затем я </text:span><text:span text:style-name="T1817">смогу </text:span><text:span text:style-name="T1818">спрятать</text:span><text:span text:style-name="T1813"> их в то</text:span><text:span text:style-name="T1818">м</text:span><text:span text:style-name="T1813"> ветх</text:span><text:span text:style-name="T1818">ом</text:span><text:span text:style-name="T1813"> дом</text:span><text:span text:style-name="T1818">е</text:span><text:span text:style-name="T1813">, </text:span><text:span text:style-name="T1818">где </text:span><text:span text:style-name="T1855">обычно </text:span><text:span text:style-name="T1813">ночую.</text:span>»</text:p>
      <text:p text:style-name="P389">«<text:span text:style-name="T1814">Можешь попробовать, Робин</text:span>» - <text:span text:style-name="T1814">ответил ему профессор.</text:span></text:p>
      <text:p text:style-name="P389">«<text:span text:style-name="T1818">Полагаю, что если на первом этаже имеется вентиляционное отверстие, </text:span><text:span text:style-name="T1819">ведущее наружу...</text:span>» - <text:span text:style-name="T1819">начал Мэтью,</text:span></text:p>
      <text:p text:style-name="P389">«...<text:span text:style-name="T1820">то оно должно располагаться в стене на противоположной </text:span><text:span text:style-name="T1822">к</text:span><text:span text:style-name="T1820"> главно</text:span><text:span text:style-name="T1822">му</text:span><text:span text:style-name="T1820"> вход</text:span><text:span text:style-name="T1822">у</text:span><text:span text:style-name="T1820"> стороне </text:span><text:span text:style-name="T1821">здания</text:span><text:span text:style-name="T1820">.</text:span>»</text:p>
      <text:p text:style-name="P390">В голосе <text:span text:style-name="T1823">Мэтью </text:span>явно слышалась нерешительность — <text:span text:style-name="T1823">обычно ему</text:span> не нравилось оставлять свои комментарии в тех случаях, когда он не был уверен в их точности.</text:p>
      <text:p text:style-name="P391">Робин покинул помещение, оставив заключённых доедать свой ужин. <text:span text:style-name="T1824">Он направился в ту сторону, где, как он надеялся, должна была находиться вторая вентиляцион</text:span><text:span text:style-name="T1825">ная</text:span><text:span text:style-name="T1824"> отдушина. </text:span><text:span text:style-name="T1825">После тщательного осмотра всех комнат с северной стороны здания, он выяснил, что искомая отдушина находится прямо под столом, </text:span><text:span text:style-name="T1827">и т</text:span><text:span text:style-name="T1826">еперь он мог приступать к поискам генератора.</text:span></text:p>
      <text:p text:style-name="P391">«<text:span text:style-name="T1832">Робин, не </text:span><text:span text:style-name="T1856">спеши</text:span><text:span text:style-name="T1832">! </text:span><text:span text:style-name="T1833">Если мы попробуем применить логику, то, возможно, сможем избавить тебя от напрасной траты сил... </text:span><text:span text:style-name="T1834">На первом этаже вентиляционный канал расположен с северной стороны </text:span><text:span text:style-name="T1835">штабы</text:span><text:span text:style-name="T1834">, а центральный вход — с южной... </text:span><text:span text:style-name="T1836">Заключённых, которых мы хотим освободить, держат в восточной стороне здания... </text:span><text:span text:style-name="T1837">Если не ошибаюсь, то вентиляционное отверстие под самой крышей здания находится на западной…</text:span><text:span text:style-name="T1843"> </text:span><text:span text:style-name="T1838">Генератор должен быть в подвале </text:span><text:span text:style-name="T1839">возле западной стены, потому что, </text:span><text:span text:style-name="T1840">если помнишь, там была широкая труба, ведущая от вентиляционного отверстия прямо вниз. </text:span><text:span text:style-name="T1841">Я просто пытаюсь сообразить, </text:span><text:span text:style-name="T1844">как </text:span><text:span text:style-name="T1841">расположен</text:span><text:span text:style-name="T1842">ы</text:span><text:span text:style-name="T1841"> резиденция Яхуси </text:span><text:span text:style-name="T1842">и помещение для охраны относительно остальных </text:span><text:span text:style-name="T1857">объектов</text:span><text:span text:style-name="T1842"> внутри штаба… </text:span><text:span text:style-name="T1845">Ах! Я вспомнил! </text:span><text:span text:style-name="T1846">Они находятся возле комнаты, в которой хранятся все документы и планы — всё это с западной стороны.</text:span>»</text:p>
      <text:p text:style-name="P391">«<text:span text:style-name="T1847">Профессор, если вы правы относительно того, где находится генератор, то я смогу без лишней суеты вывести всех </text:span><text:span text:style-name="T1848">заключённых</text:span><text:span text:style-name="T1847">!</text:span>»</text:p>
      <text:p text:style-name="P391"/>
      <text:p text:style-name="P392">Робин <text:span text:style-name="T1863">отправился</text:span> к западной стене. <text:span text:style-name="T1849">Ему пришлось быть предельно осторожным, так как профессор Фержер </text:span><text:span text:style-name="T1859">оказался</text:span><text:span text:style-name="T1849"> </text:span><text:span text:style-name="T1862">весьма </text:span><text:span text:style-name="T1860">точен в своих предположениях</text:span><text:span text:style-name="T1849"> насчёт </text:span><text:span text:style-name="T1858">мест </text:span><text:span text:style-name="T1849">расположения Яхуси и охран</text:span><text:span text:style-name="T1874">ников</text:span><text:span text:style-name="T1849">. </text:span><text:span text:style-name="T1864">Наполовину прикрыв </text:span><text:span text:style-name="T1867">веки</text:span><text:span text:style-name="T1864">, о</text:span><text:span text:style-name="T1861">н </text:span><text:span text:style-name="T1863">направил свою маленькую мышин</text:span><text:span text:style-name="T1864">ую мордочку вниз — </text:span><text:span text:style-name="T1866">так, </text:span><text:span text:style-name="T1865">чтобы никто не заметил его зелёных флуоресцентных глаз.</text:span></text:p>
      <text:p text:style-name="P393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68">и стол</text:span><text:span text:style-name="T1869">бцы</text:span><text:span text:style-name="T1868">. </text:span><text:span text:style-name="T1870">В конце очередного ряда обнаружилась за</text:span><text:span text:style-name="T1876">крытая</text:span><text:span text:style-name="T1870"> дверь. </text:span><text:span text:style-name="T1871">Убедившись, что в коридоре никого нет, мышонок вернул себе сво</text:span><text:span text:style-name="T1875">й</text:span><text:span text:style-name="T1871"> прежн</text:span><text:span text:style-name="T1875">ий,</text:span><text:span text:style-name="T1871"> человеческ</text:span><text:span text:style-name="T1875">ий</text:span><text:span text:style-name="T1871"> </text:span><text:span text:style-name="T1875">облик,</text:span><text:span text:style-name="T1871"> </text:span><text:span text:style-name="T1872">открыл тяжёлую скрипучую дверь и прокрался внутрь. </text:span><text:span text:style-name="T1873">Вот она, искомая машина! Она стояла посреди комнаты — вибрируя и </text:span><text:span text:style-name="T1945">шумно </text:span><text:span text:style-name="T1873">производя электричество.</text:span></text:p>
      <text:p text:style-name="P394">«И что мне делать с этим генератором?»</text:p>
      <text:p text:style-name="P394">«Робин, обойди его по кругу, чтобы я мог осмотреть его.»</text:p>
      <text:p text:style-name="P394">Мальчик <text:span text:style-name="T1901">сразу же приступил к выполнению</text:span> указани<text:span text:style-name="T1901">я</text:span> профессора — <text:span text:style-name="T1901">он не спеша обошёл аппарат, задерживаясь возле тех его частей, </text:span><text:span text:style-name="T1902">из</text:span><text:span text:style-name="T1901"> которых </text:span><text:span text:style-name="T1902">торчали</text:span><text:span text:style-name="T1901"> </text:span><text:span text:style-name="T1902">труб</text:span><text:span text:style-name="T1903">ы</text:span><text:span text:style-name="T1902"> и свисали провода. </text:span></text:p>
      <text:p text:style-name="P395">«<text:span text:style-name="T1903">Робин, ты видишь две расположенные параллельно трубы? По одной из них в генератор поступает вода для охлаждения. </text:span><text:span text:style-name="T1904">Перекрыв </text:span><text:span text:style-name="T1905">соответствующий </text:span><text:span text:style-name="T1904">вентиль, ты спровоцируешь перегрев агрегата и, если его не остановить вовремя, начнётся пожар, </text:span><text:span text:style-name="T1906">а затем произойд</text:span><text:span text:style-name="T1907">ё</text:span><text:span text:style-name="T1906">т </text:span><text:soft-page-break/><text:span text:style-name="T1906">взрыв. </text:span><text:span text:style-name="T1908">Сейчас ты должен вернуться к пленникам и начать выводить их из камеры через вентиляционное отверстие в полу, а затем, используя силу своего разума, полностью перекрыть вентиль. </text:span><text:span text:style-name="T1909">Подождав три минуты, ты закоротишь электрические схемы генератора — </text:span><text:span text:style-name="T1912">в</text:span><text:span text:style-name="T1910">озникшая при этом искра непременно вызовет воспламенение. </text:span><text:span text:style-name="T1911">Удачи, Робин! Я уверен, что у тебя всё получится!»</text:span></text:p>
      <text:p text:style-name="P395"/>
      <text:p text:style-name="P396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6">«<text:span text:style-name="T1913">Не произносите ни слова! Я выведу вас на свободу, иначе скоро вас переведут в другое место.</text:span>»</text:p>
      <text:p text:style-name="P396"><text:span text:style-name="T1914">Разинув рты, присутствующие удивлённо уставились на него </text:span><text:span text:style-name="T1915">и в данный момент в их головах крутились вопросы примерно следующего содержания:</text:span></text:p>
      <text:p text:style-name="P396">«<text:span text:style-name="T1915">Что это за паренёк? Как он попал сюда и откуда ему известно о том, где </text:span><text:span text:style-name="T1943">нас</text:span><text:span text:style-name="T1915"> держат?</text:span>»</text:p>
      <text:p text:style-name="P397"><text:span text:style-name="T1919">Н</text:span>акопленный ранее опыт подсказывал им, что этот мальчик вполне может оказаться тайным агентом-<text:span text:style-name="T1924">провокатором</text:span> Системы. <text:span text:style-name="T1916">Им казалось невозможным, что </text:span><text:span text:style-name="T1917">ради их спасения</text:span><text:span text:style-name="T1916"> кто-то готов пожертвовать с</text:span><text:span text:style-name="T1918">воей жизнью.</text:span></text:p>
      <text:p text:style-name="P397">«<text:span text:style-name="T1920">В любом случае, убежать отсюда невозможно. </text:span><text:span text:style-name="T1921">Интересно, каким образом эта малявка собирается нас спасти?</text:span>» - <text:span text:style-name="T1921">подумал один из пленников. Это был высокий и широкоплечий мужчина </text:span><text:span text:style-name="T1923">крепкого телосложения</text:span><text:span text:style-name="T1921">, </text:span><text:span text:style-name="T1922">вероятно</text:span><text:span text:style-name="T1921"> — их вожак. </text:span><text:span text:style-name="T1924">Робин повернулся к нему и заговорил, отвечая на так и не прозвучавший вопрос:</text:span></text:p>
      <text:p text:style-name="P397">«<text:span text:style-name="T1924">Да, сэр, я понимаю, что вы относитесь ко мне с подозрением, </text:span><text:span text:style-name="T1925">но оно напрасно. Я могу вытащить вас отсюда. От вас требуется только слушать, что я говорю и беспрекословно </text:span><text:span text:style-name="T1927">выполнять</text:span><text:span text:style-name="T1925"> </text:span><text:span text:style-name="T1928">данные </text:span><text:span text:style-name="T1925">м</text:span><text:span text:style-name="T1928">ной</text:span><text:span text:style-name="T1925"> инструкци</text:span><text:span text:style-name="T1927">и</text:span><text:span text:style-name="T1925">. </text:span><text:span text:style-name="T1926">После того, как мы окажемся </text:span><text:span text:style-name="T1929">на свободе</text:span><text:span text:style-name="T1926">, я отведу вас в безопасное место.</text:span>»</text:p>
      <text:p text:style-name="P397">«<text:span text:style-name="T1930">Парнишка, ты забыл, что за дверью </text:span><text:span text:style-name="T2356">стоят</text:span><text:span text:style-name="T1930"> охранники, и мы не можем просто взять и выйти отсюда!</text:span>»</text:p>
      <text:p text:style-name="P397">«<text:span text:style-name="T1931">Я же сказал — вы должны слушаться меня во всём!</text:span>»</text:p>
      <text:p text:style-name="P398"><text:span text:style-name="T2355">Здоровяк</text:span> кивнул в знак согласия и склонил голову, пребывая в некотором замешательстве.</text:p>
      <text:p text:style-name="P398">«<text:span text:style-name="T1932">То, что я собираюсь сделать — это не ваша забота. Просто следуйте за мной и, главное, не издавайте ни звука </text:span><text:span text:style-name="T1933">до тех пор, пока мы не выберемся отсюда. Понятно?</text:span>»</text:p>
      <text:p text:style-name="P398"/>
      <text:p text:style-name="P399">Робин замолчал и застыл в неподвижности. <text:span text:style-name="T1934">Начав глубоко дышать, он в очередной раз превратился в орла, </text:span><text:span text:style-name="T1935">чей облик уже можно было считать его визитной карточкой. </text:span><text:span text:style-name="T1936">Своими </text:span><text:span text:style-name="T1937">мощными </text:span><text:span text:style-name="T1936">когтями он оторвал металлическую сетку от входа в вентиляционное отверстие </text:span><text:span text:style-name="T1938">и спрыгнул вниз, на пол шахты, </text:span><text:span text:style-name="T1939">показывая путь</text:span><text:span text:style-name="T1938"> </text:span><text:span text:style-name="T1939">остальным</text:span><text:span text:style-name="T1938">. </text:span><text:span text:style-name="T1939">Робин хотел бы быстро пролететь сквозь вентиляционную шахту, но тогда он не смог бы провести </text:span><text:span text:style-name="T1940">заключённых через сложный лабиринт тоннелей. </text:span><text:span text:style-name="T1941">Узники были ошеломлены — до сих пор им никогда не доводилось видеть ничего подобного.</text:span></text:p>
      <text:p text:style-name="P400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42">Он позаботился также и о том, чтобы через пять минут после отключения подачи воды, произошло короткое замыкание </text:span><text:span text:style-name="T1944">в электрике</text:span><text:span text:style-name="T1942">.</text:span></text:p>
      <text:p text:style-name="P401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52">отделявшую их от свободы, </text:span><text:span text:style-name="T1951">и </text:span><text:span text:style-name="T1946">покину</text:span><text:span text:style-name="T1951">л</text:span><text:span text:style-name="T1946"> шахту. Выбравшись наружу, он </text:span><text:span text:style-name="T1947">снова </text:span><text:span text:style-name="T1946">вернул себе свой человеческий облик. </text:span><text:span text:style-name="T1948">Появившиеся следом за ним бывшие заключённые в очередной раз испытали чувство глубокого потрясения, увидев, как </text:span><text:span text:style-name="T1950">их спаситель превращается </text:span><text:span text:style-name="T1949">из птицы </text:span><text:span text:style-name="T1948">в чумазого взлохмаченного подростка. </text:span><text:span text:style-name="T1953">Тем не менее никто из них </text:span><text:span text:style-name="T1966">так и </text:span><text:span text:style-name="T1953">не проронил ни слова. </text:span><text:span text:style-name="T1954">Робин повёл их в сторону забора.</text:span></text:p>
      <text:p text:style-name="P402">Внезапно это случилось — раздался мощный взрыв и языки пламени опалили стены восточной стороны здания. <text:span text:style-name="T1955">От места взрыва вверх повалили клубы дыма, рассеивавшиеся ветром по всему пасмурному небу. </text:span><text:span text:style-name="T1956">На фоне чёрн</text:span><text:span text:style-name="T1958">ых</text:span><text:span text:style-name="T1956">, словно дёготь, </text:span><text:span text:style-name="T1958">небесных просторов</text:span><text:span text:style-name="T1956">, </text:span><text:soft-page-break/><text:span text:style-name="T1956">вырыв</text:span><text:span text:style-name="T1957">а</text:span><text:span text:style-name="T1956">вше</text:span><text:span text:style-name="T1957">еся </text:span><text:span text:style-name="T1956">наружу алое пламя выглядело достаточно живописно. </text:span><text:span text:style-name="T1962">Повсюду с</text:span><text:span text:style-name="T1959">лышались крики, вызванные </text:span><text:span text:style-name="T1961">всеобщим </text:span><text:span text:style-name="T1959">хаосом и неразберихой.</text:span></text:p>
      <text:p text:style-name="P403">Наконец они добрались до забора. Здесь Робин снова воспользовался чудесн<text:span text:style-name="T1963">ой</text:span> способност<text:span text:style-name="T1963">ью своего разума, чтобы приподнять над землёй </text:span><text:span text:style-name="T1964">колючую проволоку на высоту, достаточную для того, чтобы следовавшие за ним беглецы смогли пробраться под ней.</text:span></text:p>
      <text:p text:style-name="P403"/>
      <text:p text:style-name="P403">«<text:span text:style-name="T1965">Молодец, Робин!</text:span>» - <text:span text:style-name="T1965">похвалил его профессор.</text:span></text:p>
      <text:p text:style-name="P403">«<text:span text:style-name="T1965">Ты отлично справился! </text:span><text:span text:style-name="T1967">Полагаю</text:span><text:span text:style-name="T1965">, что те</text:span><text:span text:style-name="T1968">перь</text:span><text:span text:style-name="T1965"> </text:span><text:span text:style-name="T1967">у Системы </text:span><text:span text:style-name="T1968">стало немного больше хлопот.</text:span>»</text:p>
      <text:p text:style-name="P404">Он был очень доволен Робином, хотя и не был <text:span text:style-name="T1969">до конца </text:span>уверен, правильно ли <text:span text:style-name="T1970">тот </text:span>поступил, <text:span text:style-name="T1971">открыв</text:span> посторонним людям, на что способен. <text:span text:style-name="T1972">Такое скоропалительное решение могло иметь </text:span><text:span text:style-name="T1973">непредсказуемые </text:span><text:span text:style-name="T1972">последствия. </text:span><text:span text:style-name="T1974">Во-первых, если сбежавшие почувствуют </text:span><text:span text:style-name="T1976">исходящую от него опасность</text:span><text:span text:style-name="T1974">, </text:span><text:span text:style-name="T1977">то </text:span><text:span text:style-name="T1974">они могут запросто его убить, </text:span><text:span text:style-name="T1975">например, когда</text:span><text:span text:style-name="T1974"> он спит. </text:span><text:span text:style-name="T1978">Во-вторых, они могли бы стать для него хорошими союзниками и таким образом принести пользу для их общего дела.</text:span></text:p>
      <text:p text:style-name="P405">Они благоговейно следовали за Робином, <text:span text:style-name="T1979">двигаясь</text:span> в сторону старых развалин, где он спал предыдущей ночью.</text:p>
      <text:p text:style-name="P406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6"><text:span text:style-name="T1980">Шедшие за ним мужчины и женщины уселись </text:span>прямо на полу, <text:span text:style-name="T1980">после чего</text:span> Робин заговорил:</text:p>
      <text:p text:style-name="P406">«<text:span text:style-name="T1981">Теперь мы в безопасности и можем спокойно </text:span><text:span text:style-name="T2057">общаться</text:span><text:span text:style-name="T1981">.</text:span>»</text:p>
      <text:p text:style-name="P407">Он обернулся, чтобы обратиться к вожаку этой группы.</text:p>
      <text:p text:style-name="P407">«<text:span text:style-name="T1982">Как види</text:span><text:span text:style-name="T2076">те</text:span><text:span text:style-name="T1982">, побег оказался вполне осуществим. </text:span><text:span text:style-name="T1983">Я </text:span><text:span text:style-name="T1984">зна</text:span><text:span text:style-name="T1985">ю</text:span><text:span text:style-name="T1983">, что </text:span><text:span text:style-name="T2077">вы</text:span><text:span text:style-name="T1983"> сомневал</text:span><text:span text:style-name="T2077">ись</text:span><text:span text:style-name="T1983"> во мне, </text:span><text:span text:style-name="T1984">но у </text:span><text:span text:style-name="T2078">вас</text:span><text:span text:style-name="T1984"> </text:span><text:span text:style-name="T2079">для этого имелись</text:span><text:span text:style-name="T1984"> веские причины. </text:span><text:span text:style-name="T1986">Полагаю, что </text:span><text:span text:style-name="T2080">у вас есть вопросы</text:span><text:span text:style-name="T1986">, на которые вы хотели бы получить </text:span><text:span text:style-name="T2080">мои </text:span><text:span text:style-name="T1986">ответы. </text:span><text:span text:style-name="T1987">После того, как мы закончим </text:span><text:span text:style-name="T1992">с эт</text:span><text:span text:style-name="T2081">им</text:span><text:span text:style-name="T1987">, я, в свою очередь, хотел бы </text:span><text:span text:style-name="T1991">получить </text:span><text:span text:style-name="T1993">некоторую </text:span><text:span text:style-name="T1991">информацию от вас</text:span><text:span text:style-name="T1987">. </text:span><text:span text:style-name="T1994">Для начала</text:span><text:span text:style-name="T1988">, как </text:span><text:span text:style-name="T2082">вас</text:span><text:span text:style-name="T1989"> зовут</text:span><text:span text:style-name="T1988">?</text:span>»</text:p>
      <text:p text:style-name="P407">«<text:span text:style-name="T1990">Моё имя — Джеймс, но все зовут меня Джимми. </text:span><text:span text:style-name="T1995">Я был журналистом до того, как всё началось… </text:span><text:span text:style-name="T1996">Так вот, </text:span><text:span text:style-name="T1997">я не вполне понимаю, что тут происходит, но мы </text:span><text:span text:style-name="T1998">все своими глазами </text:span><text:span text:style-name="T1997">видели, как ты превратился в орла...</text:span>»</text:p>
      <text:p text:style-name="P408">«<text:span text:style-name="T1999">Всё верно, я действительно стал орлом и вам это не приснилось. </text:span><text:span text:style-name="T2000">Предвидя следующий вопрос, отвечаю — я не </text:span><text:span text:style-name="T2003">какой-то там </text:span><text:span text:style-name="T2000">колдун и </text:span><text:span text:style-name="T2002">вам не </text:span><text:span text:style-name="T2004">стоит</text:span><text:span text:style-name="T2002"> меня опасаться</text:span><text:span text:style-name="T2000">. </text:span><text:span text:style-name="T2001">Я здесь, чтобы помочь вам бороться с Системой. </text:span><text:span text:style-name="T2005">Мне нужно, чтобы вы сотрудничали со мной — чтобы сражались вместе со мной, а не против меня.</text:span>»</text:p>
      <text:p text:style-name="P409">«Как ты сумел пробраться к нам, оставшись незамеченным охраной?»</text:p>
      <text:p text:style-name="P409">«<text:span text:style-name="T2006">Это не так уж и сложно, если выработана стратегия. </text:span><text:span text:style-name="T2007">Всё, что </text:span><text:span text:style-name="T2014">от меня </text:span><text:span text:style-name="T2007">требовалось — это провести диверсию. </text:span><text:span text:style-name="T2008">У Системы, как вам должно быть известно, имелся электрогенератор. </text:span><text:span text:style-name="T2009">Я вывел из строя трубы, по которым в него поступала жидкость для охлаждения. </text:span><text:span text:style-name="T2010">Перегрев двигателя спровоцировал перебой в подаче электричества </text:span><text:span text:style-name="T2011">в сеть</text:span><text:span text:style-name="T2010">. Взрыв, который вы слышали, произошёл из-за того, </text:span><text:span text:style-name="T2011">что я вызвал короткое замыкание в</text:span><text:span text:style-name="T2016">нутри</text:span><text:span text:style-name="T2011"> элек</text:span><text:span text:style-name="T2016">трической схемы </text:span><text:span text:style-name="T2011">генератора — </text:span><text:span text:style-name="T2012">таким образом, через пять минут после того, как </text:span><text:span text:style-name="T2015">я </text:span><text:span text:style-name="T2012">закрыл вентиль, </text:span><text:span text:style-name="T2015">разгорелся пожар</text:span><text:span text:style-name="T2012">. </text:span><text:span text:style-name="T2013">Всё это дало мне достаточно времени, чтобы вывести вас из здания.</text:span></text:p>
      <text:p text:style-name="P410">«У тебя есть родители? Они где-то здесь, поблизости?»</text:p>
      <text:p text:style-name="P410">«<text:span text:style-name="T2017">Нет. Они погибли во время пожара </text:span><text:span text:style-name="T2022">много лет назад.</text:span>»</text:p>
      <text:p text:style-name="P410">«<text:span text:style-name="T2017">Как же ты смог выжить здесь в одиночку? Это </text:span><text:span text:style-name="T2055">какое-то</text:span><text:span text:style-name="T2017"> чудо! </text:span><text:span text:style-name="T2018">Но, кажется, у тебя есть вопросы… Что же, сейчас самое время их задать. </text:span><text:span text:style-name="T2019">После того, что ты сделал для всех нас, мы </text:span><text:span text:style-name="T2020">перед тобой </text:span><text:span text:style-name="T2019">в долгу. </text:span><text:span text:style-name="T2056">Е</text:span><text:span text:style-name="T2021">сли мы можем чем-то тебе помочь — проси без стеснения!</text:span>»</text:p>
      <text:p text:style-name="P410"/>
      <text:p text:style-name="P410">«<text:span text:style-name="T2023">Сперва я хотел бы узнать точную дату начала бомбардировок городов. </text:span><text:span text:style-name="T2025">И ещё… </text:span><text:span text:style-name="T2023">По моим предположениям, война разразилась между Россией и Америкой, </text:span><text:span text:style-name="T2024">но для меня остаётся </text:span><text:span text:style-name="T2083">невыясненным вопрос</text:span><text:span text:style-name="T2024">, почему </text:span><text:span text:style-name="T2084">в данн</text:span><text:span text:style-name="T2085">ое</text:span><text:span text:style-name="T2084"> </text:span><text:span text:style-name="T2085">время</text:span><text:span text:style-name="T2084"> </text:span><text:span text:style-name="T2357">Китай </text:span><text:span text:style-name="T2024">управляет Великобританией?</text:span>»</text:p>
      <text:p text:style-name="P411">«<text:span text:style-name="T2026">Первые бомбы были сброшены седьмого апреля тысяча девятьсот восемьдесят восьмого года. </text:span><text:span text:style-name="T2028">Насколько я понимаю, как только стал</text:span><text:span text:style-name="T2029">о</text:span><text:span text:style-name="T2028"> очевидным, что ядерная война неизбежна, </text:span><text:span text:style-name="T2030">сразу </text:span><text:span text:style-name="T2028">стало поступать множество сообщений об исчезновении людей из самых густонаселённых </text:span><text:soft-page-break/><text:span text:style-name="T2028">городов Китая. </text:span><text:span text:style-name="T2031">Это известие заставило </text:span><text:span text:style-name="T2033">тогда </text:span><text:span text:style-name="T2031">задуматься мног</text:span><text:span text:style-name="T2033">их</text:span><text:span text:style-name="T2031">. </text:span><text:span text:style-name="T2032">Одновременно с этим, глава Китая, </text:span><text:span text:style-name="T2158">М</text:span><text:span text:style-name="T1774">ао Цзе-ч</text:span><text:span text:style-name="T2027">е</text:span><text:span text:style-name="T1774">йк</text:span><text:span text:style-name="T2032">, потребовал от лидеров </text:span><text:span text:style-name="T2033">мировых </text:span><text:span text:style-name="T2032">сверхдержав перед</text:span><text:span text:style-name="T2034">ачи</text:span><text:span text:style-name="T2032"> </text:span><text:span text:style-name="T2035">ему </text:span><text:span text:style-name="T2034">всех </text:span><text:span text:style-name="T2032">свои</text:span><text:span text:style-name="T2034">х</text:span><text:span text:style-name="T2032"> полномочи</text:span><text:span text:style-name="T2034">й, </text:span><text:span text:style-name="T2036">прежде</text:span><text:span text:style-name="T2035"> </text:span><text:span text:style-name="T2036">чем</text:span><text:span text:style-name="T2035"> начнётся обмен ядерными ударами. </text:span><text:span text:style-name="T2038">Ты т</text:span><text:span text:style-name="T2037">олько представь это! Я полагаю, что вместо ответа </text:span><text:span text:style-name="T2039">он</text:span><text:span text:style-name="T2037"> получил насмешки со всех уголков планеты. </text:span><text:span text:style-name="T2040">Затем стало известно, что в Китае уже построены подземные города в рамках подготовки к ядерной катастрофе. </text:span><text:span text:style-name="T2041">Также ходили слухи, что за последние полтора десятилетия они вложили </text:span><text:span text:style-name="T2054">огромные деньги</text:span><text:span text:style-name="T2041"> в научные исследования по выращиванию грибов, мхов и прочих мелких растений в условиях отсутствия солнечного света и почвы. </text:span><text:span text:style-name="T2042">Естественно, что представители мировой элиты восприняли всё это с изрядной долей скептицизма. </text:span><text:span text:style-name="T2043">Всё это казалось невозможным, поскольку </text:span><text:span text:style-name="T2045">на тот момент </text:span><text:span text:style-name="T2043">у китайских учёных не </text:span><text:span text:style-name="T2046">было</text:span><text:span text:style-name="T2043"> никаких прорывных исследований в данной области — никто в мире </text:span><text:span text:style-name="T2044">даже </text:span><text:span text:style-name="T2043">не </text:span><text:span text:style-name="T2047">мог </text:span><text:span text:style-name="T2043">предпол</text:span><text:span text:style-name="T2047">ожить</text:span><text:span text:style-name="T2043">, что они способны на это.</text:span>»</text:p>
      <text:p text:style-name="P411">«<text:span text:style-name="T2048">Ты хочешь сказать, что им удалось отыскать альтернативный способ выращивания растительности? </text:span><text:span text:style-name="T2053">Я п</text:span><text:span text:style-name="T2049">он</text:span><text:span text:style-name="T2050">имаю</text:span><text:span text:style-name="T2049">... Безусловно, в этом есть смысл. </text:span><text:span text:style-name="T2051">Зачем подвергать свой народ опасности зара</text:span><text:span text:style-name="T2052">жения</text:span><text:span text:style-name="T2051"> через еду, на которую воздействовали радиоактивные осадки?</text:span>»</text:p>
      <text:p text:style-name="P412">«Что ещё ты хотел бы узнать? Полагаю, что всё остальное и так достаточно очевидно.»</text:p>
      <text:p text:style-name="P412">«<text:span text:style-name="T2058">Где вы брали продукты? В достаточном количестве вы вряд ли могли найти их на улиц</text:span><text:span text:style-name="T2059">ах</text:span><text:span text:style-name="T2058">.</text:span>»</text:p>
      <text:p text:style-name="P412">«<text:span text:style-name="T2061">Б</text:span><text:span text:style-name="T2060">ольшую часть наших припасов </text:span><text:span text:style-name="T2061">мы получали </text:span><text:span text:style-name="T2060">от Системы. </text:span><text:span text:style-name="T2062">Мы крали их небольшими частями, когда прибывал их корабль снабжения. Он прибывает в среднем один раз в две недели </text:span><text:span text:style-name="T2198">и </text:span><text:span text:style-name="T2063">следующая поставка провизии должна быть завтра.</text:span>»</text:p>
      <text:p text:style-name="P412">«<text:span text:style-name="T2064">Хорошо. Я думаю, что лучшее, что мы можем </text:span><text:span text:style-name="T2199">сейчас </text:span><text:span text:style-name="T2064">сделать — это хорошенько выспаться. </text:span><text:span text:style-name="T2065">Завтра у нас будет трудный день. </text:span><text:span text:style-name="T2066">Как только я разработаю план наших дальнейших действий, </text:span><text:span text:style-name="T2197">то</text:span><text:span text:style-name="T2067"> </text:span><text:span text:style-name="T2066">немедленно сообщу вам о нём.</text:span>»</text:p>
      <text:p text:style-name="P413">«Ещё раз спасибо тебе за всё, что ты сделал для нас. Ты можешь рассчитывать на нас впредь.» - <text:span text:style-name="T2068">ответил ему Джимми. </text:span><text:span text:style-name="T2069">Затем он продолжил отдавать распоряжения своим людям </text:span><text:span text:style-name="T2070">и стал</text:span><text:span text:style-name="T2069"> распредел</text:span><text:span text:style-name="T2070">ять</text:span><text:span text:style-name="T2069"> их по местам для ночлега. </text:span><text:span text:style-name="T2070">Он поручил им заботу об этом странном </text:span><text:span text:style-name="T2261">пареньке</text:span><text:span text:style-name="T2070">. </text:span><text:span text:style-name="T2071">Даже несмотря на то, что никто из них не знал его имени, они решили доверять ему во всём и помогать </text:span><text:span text:style-name="T2100">по</text:span><text:span text:style-name="T2071"> мер</text:span><text:span text:style-name="T2100">е</text:span><text:span text:style-name="T2071"> своих с</text:span><text:span text:style-name="T2099">ил</text:span><text:span text:style-name="T2069">.</text:span></text:p>
      <text:p text:style-name="P413"/>
      <text:p text:style-name="P414"><text:span text:style-name="T2194">Поздним вечером</text:span> он вышел из убежища, чтобы поговорить с профессором.</text:p>
      <text:p text:style-name="P414">«<text:span text:style-name="T2086">Я, кажется, начинаю понимать… </text:span><text:span text:style-name="T2087">Держу пари, что этих людей собирались отправить обратным рейсом в Китай. </text:span><text:span text:style-name="T2088">Там они были бы весьма полезны </text:span><text:span text:style-name="T2089">для</text:span><text:span text:style-name="T2088"> </text:span><text:span text:style-name="T2089">строительства</text:span><text:span text:style-name="T2088"> новых подземных городов. </text:span><text:span text:style-name="T2090">Есть вероятность</text:span><text:span text:style-name="T2089">, </text:span><text:span text:style-name="T2090">что в их стране произошёл демографический взрыв и теперь местным жителям не хватает </text:span><text:span text:style-name="T2091">пространства для жилья</text:span><text:span text:style-name="T2090">.</text:span>»</text:p>
      <text:p text:style-name="P414">«<text:span text:style-name="T2092">Да. И они почти наверняка не брезгуют пользоваться </text:span><text:span text:style-name="T2095">рабским трудом.</text:span><text:span text:style-name="T2092"> </text:span><text:span text:style-name="T2097">П</text:span><text:span text:style-name="T2093">о окончании всех работ от </text:span><text:span text:style-name="T2096">рабов</text:span><text:span text:style-name="T2093"> можно </text:span><text:span text:style-name="T2094">легко </text:span><text:span text:style-name="T2093">избавиться, как от </text:span><text:span text:style-name="T2843">пары </text:span><text:span text:style-name="T2093">старых перчаток, которые </text:span><text:span text:style-name="T2843">обычно </text:span><text:span text:style-name="T2093">выбрасывают в конце зимы</text:span>» - <text:span text:style-name="T2098">ответил Робин.</text:span></text:p>
      <text:p text:style-name="P415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101">что у Робина вряд ли получится найти здесь какие-</text:span><text:span text:style-name="T2104">то</text:span><text:span text:style-name="T2101"> записи, касающиеся данного вопроса.</text:span></text:p>
      <text:p text:style-name="P415">«<text:span text:style-name="T2102">Это просто удивительно! На протяжении многих лет сверхдержавы тратили миллиарды на закупку и производство вооружения, </text:span><text:span text:style-name="T2103">но никто </text:span><text:span text:style-name="T2105">из них </text:span><text:span text:style-name="T2103">не </text:span><text:span text:style-name="T2105">мог </text:span><text:span text:style-name="T2144">даже </text:span><text:span text:style-name="T2103">предпол</text:span><text:span text:style-name="T2105">ожить</text:span><text:span text:style-name="T2103">, что после войны оно станет абсолютно бесполезным. </text:span><text:span text:style-name="T2105">Разве кто-то знал, что</text:span><text:span text:style-name="T2104"> какой-либо народ, в данном случае — китайский, подтолкнёт мир к текущему развитию событий? </text:span><text:span text:style-name="T2106">Ирония заключается в том, что в </text:span><text:span text:style-name="T2108">в наши дни </text:span><text:span text:style-name="T2106">Китай счита</text:span><text:span text:style-name="T2107">ется</text:span><text:span text:style-name="T2106"> бедной страной, но именно это мнение ста</text:span><text:span text:style-name="T2125">нет</text:span><text:span text:style-name="T2106"> </text:span><text:span text:style-name="T2109">его</text:span><text:span text:style-name="T2106"> главным преимуществом </text:span><text:span text:style-name="T2126">в будущем</text:span><text:span text:style-name="T2106">. </text:span><text:span text:style-name="T2111">Китайские</text:span><text:span text:style-name="T2107"> лидеры </text:span><text:span text:style-name="T2110">по-настоящему </text:span><text:span text:style-name="T2145">позаботятся</text:span><text:span text:style-name="T2110"> о благе собственного народа и </text:span><text:span text:style-name="T2112">достиг</text:span><text:span text:style-name="T2145">нут</text:span><text:span text:style-name="T2112"> значимых результатов</text:span><text:span text:style-name="T2110"> в том, чтобы защитить его от </text:span><text:span text:style-name="T2146">голода и </text:span><text:span text:style-name="T2110">вымирания.</text:span>»</text:p>
      <text:p text:style-name="P416"><text:soft-page-break/>Слова профессора произвели на Робина изрядное впечатление, однако он всё равно <text:span text:style-name="T2147">продолжал </text:span>ненавиде<text:span text:style-name="T2147">ть</text:span> Систему за <text:span text:style-name="T2113">увиденную им сегодня хладнокровную резню невин</text:span><text:span text:style-name="T2148">овных</text:span><text:span text:style-name="T2113"> </text:span><text:span text:style-name="T2149">и ничего не подозревающих </text:span><text:span text:style-name="T2113">людей.</text:span></text:p>
      <text:p text:style-name="P416"/>
      <text:p text:style-name="P417">В одном из <text:span text:style-name="T2121">тех </text:span>документов, которые они <text:span text:style-name="T2127">успели </text:span>прочит<text:span text:style-name="T2127">ать</text:span> в архиве штаба, нашлись письменные свидетельства массовых убийств, соверш<text:span text:style-name="T2120">аемых</text:span> в Китае. <text:span text:style-name="T2115">Оказалось, что китайцы лишали жизни неизлечимо больных и стариков. </text:span><text:span text:style-name="T2116">Власти сообщали их семьям, что не могут ничем помочь несчастным пострадавшим и что государство </text:span><text:span text:style-name="T2150">принимает все необходимые меры</text:span><text:span text:style-name="T2116">. Они обвиняли другие </text:span><text:span text:style-name="T2151">страны</text:span><text:span text:style-name="T2116"> в отсутствии сотрудничества и предоставления информации о необходимых лекарствах от болезней и прочих недугов. </text:span><text:span text:style-name="T2117">На самом же деле </text:span><text:span text:style-name="T2118">этих людей попросту «усыпляли», словно </text:span><text:span text:style-name="T2358">вы</text:span><text:span text:style-name="T2118">брошенных домашних животных. </text:span><text:span text:style-name="T2119">Китайцы считали всех </text:span><text:span text:style-name="T2122">их </text:span><text:span text:style-name="T2119">ненужным бременем, </text:span><text:span text:style-name="T2123">ведь </text:span><text:span text:style-name="T2119">всё, что они мог</text:span><text:span text:style-name="T2124">ли</text:span><text:span text:style-name="T2119"> делать — это потреблять продукты, расходовать ценный воздух и занимать чьё-то место. </text:span><text:span text:style-name="T2128">Было ошибкой думать, что </text:span><text:span text:style-name="T2129">их</text:span><text:span text:style-name="T2128"> врачи и медицинские сёстры явля</text:span><text:span text:style-name="T2130">ются</text:span><text:span text:style-name="T2128"> людьми, которым можно всецело доверять </text:span><text:span text:style-name="T2129">и полагаться на то, что они приложат все усилия для спасения любимого человека, </text:span><text:span text:style-name="T2131">и ни при каких обстоятельствах не станут примерять на себя роль Бога, решая, кому жить, а кому ум</text:span><text:span text:style-name="T2359">и</text:span><text:span text:style-name="T2132">р</text:span><text:span text:style-name="T2359">а</text:span><text:span text:style-name="T2132">ть</text:span><text:span text:style-name="T2131">.</text:span></text:p>
      <text:p text:style-name="P417"/>
      <text:p text:style-name="P418">Они продолжили обсуждать сведения, <text:span text:style-name="T2133">добытые </text:span><text:span text:style-name="T2195">этим</text:span> днём. <text:span text:style-name="T2134">Профессор был </text:span><text:span text:style-name="T2183">чрезвычайно </text:span><text:span text:style-name="T2134">доволен тем, чего </text:span><text:span text:style-name="T2135">с</text:span><text:span text:style-name="T2184">мог</text:span><text:span text:style-name="T2135"> </text:span><text:span text:style-name="T2134">доби</text:span><text:span text:style-name="T2135">ться</text:span><text:span text:style-name="T2134"> Робин и тем, насколько умело он заслужил доверие Джимми </text:span><text:span text:style-name="T2181">а также</text:span><text:span text:style-name="T2134"> </text:span><text:span text:style-name="T2182">его </text:span><text:span text:style-name="T2134">людей. </text:span><text:span text:style-name="T2136">У него н</text:span><text:span text:style-name="T2135">е было никаких сомнений в том, что теперь Робин может рассчитывать на их </text:span><text:span text:style-name="T2137">полную </text:span><text:span text:style-name="T2135">поддержку. </text:span></text:p>
      <text:p text:style-name="P418"><text:span text:style-name="T2138">Никто из беглецов даже не спросил мальчика о том, откуда у него </text:span><text:span text:style-name="T2139">взялись</text:span><text:span text:style-name="T2138"> такие исключительные способности. </text:span><text:span text:style-name="T2140">Вместе с </text:span><text:span text:style-name="T2141">этими людьми</text:span><text:span text:style-name="T2140">, Робин стал представлять ещё большую </text:span><text:span text:style-name="T2196">опасность</text:span><text:span text:style-name="T2140"> для Системы, чем раньше. </text:span><text:span text:style-name="T2141">Завтра наступит день, который </text:span><text:span text:style-name="T2142">Система обязательно запомнит и о котором будет долго </text:span><text:span text:style-name="T2143">со</text:span><text:span text:style-name="T2142">жалеть.</text:span></text:p>
      <text:p text:style-name="P419">Перед тем, как отправиться спать, Робин снова превратил себя в орла и полетел в штаб Системы. <text:span text:style-name="T2152">Добравшись туда, он не отказал себе в удовольствии немного позлорадствовать, глядя на царивш</text:span><text:span text:style-name="T2153">ие</text:span><text:span text:style-name="T2152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53">Тем не менее, </text:span><text:span text:style-name="T2154">Системе был нанесён </text:span><text:span text:style-name="T2165">значительный</text:span><text:span text:style-name="T2154"> у</text:span><text:span text:style-name="T2844">щерб</text:span><text:span text:style-name="T2154"> и в огне погибло много её последователей, а сам комплекс был серьёзно повреждён — </text:span><text:span text:style-name="T2155">всё западное крыло </text:span><text:span text:style-name="T2157">строения</text:span><text:span text:style-name="T2155"> было </text:span><text:span text:style-name="T2156">до основания разрушено</text:span><text:span text:style-name="T2154">.</text:span></text:p>
      <text:p text:style-name="P420">Яхуси был крайне обеспокоен — многое из произошедшего так и осталось невыясненным. <text:span text:style-name="T2159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62">ы — всё </text:span><text:span text:style-name="T2160">это случилось </text:span><text:span text:style-name="T2163">в</text:span><text:span text:style-name="T2160"> один день!</text:span><text:span text:style-name="T2159">. </text:span><text:span text:style-name="T2161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21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64">если то, что произошло накануне, по его мнению было плохо, то завтрашний день станет для </text:span><text:span text:style-name="T2166">Яхуси</text:span><text:span text:style-name="T2164"> сущим кошмаром.</text:span></text:p>
      <text:p text:style-name="P422">Робин вернулся к развалинам, служившим ему ночлегом, снова принял свой человеческий облик и проспал до самого утра. <text:span text:style-name="T2167">Когда он проснулся, то обнаружил сидящего рядом с ним члена банды, которого </text:span><text:span text:style-name="T2172">все здесь на</text:span><text:span text:style-name="T2167">з</text:span><text:span text:style-name="T2172">ы</text:span><text:span text:style-name="T2167">вали Билл</text:span><text:span text:style-name="T2605">ом</text:span><text:span text:style-name="T2167"> — </text:span><text:span text:style-name="T2168">в его руках была горбушка хлеба и </text:span><text:span text:style-name="T2169">что-то, напом</text:span><text:span text:style-name="T2171">инавшее</text:span><text:span text:style-name="T2169"> </text:span><text:span text:style-name="T2170">своим внешним видом </text:span><text:span text:style-name="T2168">салат-латук.</text:span></text:p>
      <text:p text:style-name="P422">«<text:span text:style-name="T2173">Вот, держи</text:span>» - <text:span text:style-name="T2173">сказал он, предлагая </text:span><text:span text:style-name="T2175">еду Робину</text:span><text:span text:style-name="T2174">,</text:span></text:p>
      <text:p text:style-name="P422">«<text:span text:style-name="T2175">Ешь. У нас всего вдоволь — </text:span><text:span text:style-name="T2176">украли </text:span><text:span text:style-name="T2175">у Системы во время последнего налёта.</text:span>»</text:p>
      <text:p text:style-name="P423">Робин <text:span text:style-name="T2177">с благодарностью принял пищу. После окончания завтрака он поднялся на ноги и пошёл искать Джимми. </text:span><text:span text:style-name="T2178">Вместе они обсудили предстоящие события, спланированные Робином.</text:span></text:p>
      <text:p text:style-name="P422">«<text:span text:style-name="T2179">Скажи, в котором часу обычно прибывает корабль?</text:span>»</text:p>
      <text:p text:style-name="P422"><text:soft-page-break/>«<text:span text:style-name="T2180">Около полудня.</text:span>»</text:p>
      <text:p text:style-name="P424">«Отлично. Это значит, что у нас есть время хорошенько всё продумать.»</text:p>
      <text:p text:style-name="P425"/>
      <text:p text:style-name="P425">После того, как был разработан план действий, разбойники покинули своё пристанище и отправились в сторону <text:span text:style-name="T2213">причала</text:span>, куда, как ожидалось, вскоре должен был прибыть корабль. <text:span text:style-name="T2188">Пока они находились в своих укрытиях, никто из них не произнёс ни слова. </text:span><text:span text:style-name="T2189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90">то</text:span><text:span text:style-name="T2189"> пошло не так, как задумано. </text:span><text:span text:style-name="T2193">И</text:span><text:span text:style-name="T2191">з-за того, что </text:span><text:span text:style-name="T2193">Робин</text:span><text:span text:style-name="T2191"> обнаружил своё присутствие в штабе Системы, погибло много </text:span><text:span text:style-name="T2192">хороших </text:span><text:span text:style-name="T2191">людей </text:span><text:span text:style-name="T2193">и ему вовсе не хотелось брать на себя ответственность за новые смерти.</text:span></text:p>
      <text:p text:style-name="P425">«<text:span text:style-name="T2200">Профессор, как вы считаете, у нас всё получится? Не упустил ли я ч</text:span><text:span text:style-name="T2206">то</text:span><text:span text:style-name="T2200">-нибудь из виду?</text:span>» - <text:span text:style-name="T2201">прошептал Робин.</text:span></text:p>
      <text:p text:style-name="P425">«<text:span text:style-name="T2202">Не волнуйся, Робин. </text:span><text:span text:style-name="T2204">Твой план </text:span><text:span text:style-name="T2207">безупречен</text:span><text:span text:style-name="T2202">. Остаётся только надеяться, что остальные </text:span><text:span text:style-name="T2205">хорошо </text:span><text:span text:style-name="T2202">уяснили, что они должны делать</text:span>» - <text:span text:style-name="T2203">ответил профессор.</text:span></text:p>
      <text:p text:style-name="P425"/>
      <text:p text:style-name="P426">Робин сумел разработать план действий, которые должны <text:span text:style-name="T2214">были </text:span>больно ударить по Системе и одновременно с этим даровать свободу всем порабощенным людям юга Англии. <text:span text:style-name="T2208">Пройдёт много времени, прежде чем она осознает, что именно произошло здесь, но тогда будет слишком поздно — </text:span><text:span text:style-name="T2210">люди </text:span><text:span text:style-name="T2211">здесь </text:span><text:span text:style-name="T2209">станут сильнее и займут </text:span><text:span text:style-name="T2227">самые </text:span><text:span text:style-name="T2209">выгодные по</text:span><text:span text:style-name="T2212">зиции</text:span><text:span text:style-name="T2209"> для отра</text:span><text:span text:style-name="T2256">жения</text:span><text:span text:style-name="T2209"> люб</text:span><text:span text:style-name="T2256">ой</text:span><text:span text:style-name="T2209"> </text:span><text:span text:style-name="T2228">направленн</text:span><text:span text:style-name="T2256">ой</text:span><text:span text:style-name="T2228"> против них </text:span><text:span text:style-name="T2209">агресси</text:span><text:span text:style-name="T2256">и</text:span><text:span text:style-name="T2209">.</text:span></text:p>
      <text:p text:style-name="P426">«<text:span text:style-name="T2215">Должно быть, близится полдень. Солнце </text:span><text:span text:style-name="T2216">стоит почти вертикально</text:span><text:span text:style-name="T2215"> над</text:span><text:span text:style-name="T2216">о</text:span><text:span text:style-name="T2215"> </text:span><text:span text:style-name="T2216">мной</text:span>» - <text:span text:style-name="T2216">подумал Робин. Он нервничал. </text:span><text:span text:style-name="T2217">Мысль об ответственности за жизни многих людей тревожила его разум. </text:span><text:span text:style-name="T2218">После </text:span><text:span text:style-name="T2219">и</text:span><text:span text:style-name="T2218">сполн</text:span><text:span text:style-name="T2219">ения</text:span><text:span text:style-name="T2218"> </text:span><text:span text:style-name="T2220">своего </text:span><text:span text:style-name="T2218">коронн</text:span><text:span text:style-name="T2219">ого</text:span><text:span text:style-name="T2218"> номер</text:span><text:span text:style-name="T2219">а — превращения </text:span><text:span text:style-name="T2218">в орла — </text:span><text:span text:style-name="T2219">он </text:span><text:span text:style-name="T2218">стал для них чем-то вроде божества.</text:span></text:p>
      <text:p text:style-name="P426"/>
      <text:p text:style-name="P427">Во<text:span text:style-name="T2255">т</text:span> <text:span text:style-name="T2360">и </text:span>он, корабль. Судно <text:span text:style-name="T2223">выглядело скромнее, чем</text:span><text:span text:style-name="T2221"> то, на котором </text:span><text:span text:style-name="T2222">накануне</text:span><text:span text:style-name="T2221"> прибыл Яхуси. </text:span><text:span text:style-name="T2225">Как и пре</text:span><text:span text:style-name="T2226">дыдущее</text:span><text:span text:style-name="T2225">,</text:span><text:span text:style-name="T2224"> оно приводилось в движение с помощью </text:span><text:span text:style-name="T2606">вёсельной </text:span><text:span text:style-name="T2224">греб</text:span><text:span text:style-name="T2230">ли</text:span><text:span text:style-name="T2224">. </text:span><text:span text:style-name="T222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61">кнута</text:span><text:span text:style-name="T2229">.</text:span></text:p>
      <text:p text:style-name="P427">«<text:span text:style-name="T2438">Я о</text:span><text:span text:style-name="T2231">чень надеюсь, что это путешествие станет для них последним!</text:span>»</text:p>
      <text:p text:style-name="P428">Когда Робин оглянулся, <text:span text:style-name="T2257">то</text:span> увидел приближающегося к докам Яхуси <text:span text:style-name="T2232">в окружении большого </text:span><text:span text:style-name="T2439">количества</text:span><text:span text:style-name="T2232"> охранников. </text:span><text:span text:style-name="T2233">Лицо его было бледным, свидетельствующим о эмоциональной подавленности. </text:span><text:span text:style-name="T2234">Он был рассеян, </text:span><text:span text:style-name="T2440">на</text:span><text:span text:style-name="T2234">пуган и пытался убедить себя в том, что дела не могут пойти хуже, чем </text:span><text:span text:style-name="T2441">есть </text:span><text:span text:style-name="T2234">сейчас. </text:span><text:span text:style-name="T2235">Только не нов</text:span><text:span text:style-name="T2236">ая беда!</text:span><text:span text:style-name="T2235"> </text:span><text:span text:style-name="T2237">Четвёртая трагедия, которую он не </text:span><text:span text:style-name="T2238">с</text:span><text:span text:style-name="T2237">может объяснить своему начальству. </text:span><text:span text:style-name="T2239">Нет, он не должен допустить этого! </text:span><text:span text:style-name="T2240">Все несчастья случились во время его пребывания здесь, но таких совпадений не бывает! Никогда ещё у него не случалось </text:span><text:span text:style-name="T2262">такого количества</text:span><text:span text:style-name="T2240"> проблем во время </text:span><text:span text:style-name="T2263">столь</text:span><text:span text:style-name="T2240"> коротких визитов. Это было похоже на ночной кошмар, от которого он надеялся избавиться, </text:span><text:span text:style-name="T2264">внезапно </text:span><text:span text:style-name="T2240">проснувшись.</text:span></text:p>
      <text:p text:style-name="P428"/>
      <text:p text:style-name="P429">Робин приступил к выполнению своей части <text:span text:style-name="T2258">плана</text:span>.</text:p>
      <text:p text:style-name="P429">Он <text:span text:style-name="T2241">применил хитрый приём к разуму Яхуси, начав нашёптывать </text:span><text:span text:style-name="T2242">ему</text:span><text:span text:style-name="T2241">, что </text:span><text:span text:style-name="T2242">тот</text:span><text:span text:style-name="T2241"> скоро умрёт.</text:span></text:p>
      <text:p text:style-name="P429">«<text:span text:style-name="T2243">Ты не знаешь, когда и отчего ты умрёшь, но, поверь мне, ты умрёшь… </text:span><text:span text:style-name="T2245">С</text:span><text:span text:style-name="T2244">коро ты будешь освобождён от своих </text:span><text:span text:style-name="T2362">земных </text:span><text:span text:style-name="T2244">обязанностей...</text:span>» - <text:span text:style-name="T2442">шелестел</text:span><text:span text:style-name="T2246"> Робин Яхуси.</text:span></text:p>
      <text:p text:style-name="P430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49">Яхуси</text:span><text:span text:style-name="T2247"> обуял ужас — он не мог понять, от кого исходит этот ненавистный голос </text:span><text:span text:style-name="T2248">и припис</text:span><text:span text:style-name="T2250">ывал</text:span><text:span text:style-name="T2248"> его своему воображению, играющему с ним злую шутку. </text:span><text:span text:style-name="T2251">Он сильно нервничал из-за того, что дела могли пойти не так, как нужно, и таким образом </text:span><text:span text:style-name="T2253">распалял себя </text:span><text:span text:style-name="T2251">до крайнего предела. </text:span><text:span text:style-name="T2259">Н</text:span><text:span text:style-name="T2252">аблюдая </text:span><text:span text:style-name="T2254">за его </text:span><text:span text:style-name="T2252">реакц</text:span><text:span text:style-name="T2254">ией, </text:span><text:span text:style-name="T2259">Робин ликовал</text:span><text:span text:style-name="T2251">.</text:span></text:p>
      <text:p text:style-name="P432">Вскоре после того, как корабль вошёл в порт и все припасы были выгружены на берег, <text:span text:style-name="T2443">им </text:span>была приведена в действие оставшаяся часть плана.</text:p>
      <text:p text:style-name="P431"><text:soft-page-break/></text:p>
      <text:p text:style-name="P433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67">имел возможность воочию убедиться в том</text:span>, что на корабль не проник ни од<text:span text:style-name="T2444">ин</text:span> посторонн<text:span text:style-name="T2444">ий</text:span>. <text:span text:style-name="T2268">Огонь разгорелся очень быстро и уже вовсю ревел на палубе. Тушить его было </text:span><text:span text:style-name="T2363">слишком </text:span><text:span text:style-name="T2268">поздно, </text:span><text:span text:style-name="T2269">и </text:span><text:span text:style-name="T2268">поэтому нов</text:span><text:span text:style-name="T2275">ое</text:span><text:span text:style-name="T2268"> </text:span><text:span text:style-name="T2275">судно</text:span><text:span text:style-name="T2268"> постигла участь предыдущего — он</text:span><text:span text:style-name="T2275">о</text:span><text:span text:style-name="T2268"> был</text:span><text:span text:style-name="T2275">о</text:span><text:span text:style-name="T2268"> сожжён</text:span><text:span text:style-name="T2275">о</text:span><text:span text:style-name="T2268">, а затем затоплен</text:span><text:span text:style-name="T2275">о</text:span><text:span text:style-name="T2268"> в Соленте.</text:span></text:p>
      <text:p text:style-name="P434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Джимми и его сотоварищи стремительно улепётывали с территории порта, прихватив с собой запасы продовольствия и оружия.</text:p>
      <text:p text:style-name="P434">Вот, в чём они нуждались сильнее всего — <text:span text:style-name="T2307">в </text:span><text:span text:style-name="T2270">оружи</text:span><text:span text:style-name="T2307">и</text:span><text:span text:style-name="T2270">! Только владея оружием, они могли по-настоящему начать </text:span><text:span text:style-name="T2276">противостоять</text:span><text:span text:style-name="T2270"> Систем</text:span><text:span text:style-name="T2276">е</text:span><text:span text:style-name="T2270">.</text:span></text:p>
      <text:p text:style-name="P435">Как только <text:span text:style-name="T2271">мужчины</text:span> спрятали в своём укрытии <text:span text:style-name="T2364">всю </text:span>украденную <text:span text:style-name="T2364">ими </text:span>провизию, они моментально вооружились и отправились <text:span text:style-name="T2445">по</text:span> направлени<text:span text:style-name="T2445">ю к</text:span> дорог<text:span text:style-name="T2445">е</text:span>, чтобы устроить на ней засаду. <text:span text:style-name="T2272">Вскоре они увидели возвращающ</text:span><text:span text:style-name="T2273">егося</text:span><text:span text:style-name="T2272"> из порта </text:span><text:span text:style-name="T2273">Яхуси </text:span><text:span text:style-name="T2446">и</text:span><text:span text:style-name="T2273"> окру</text:span><text:span text:style-name="T2446">жавшую его</text:span><text:span text:style-name="T2273"> </text:span><text:span text:style-name="T2272">охран</text:span><text:span text:style-name="T2446">у</text:span><text:span text:style-name="T2272">.</text:span></text:p>
      <text:p text:style-name="P435"/>
      <text:p text:style-name="P436">Для Робина это было отличной возможностью — <text:span text:style-name="T2447">в</text:span> очередной раз воспользоваться своими неординарными способностями. <text:span text:style-name="T2278">В его голове родилась забавная идея обратить охранников в бегство, и для её исполнения о</text:span><text:span text:style-name="T2274">н выбрал идеальн</text:span><text:span text:style-name="T2278">о подходящее</text:span><text:span text:style-name="T2274"> место</text:span><text:span text:style-name="T2277">. </text:span><text:span text:style-name="T2279">Он сосредоточил всё своё внимание на изуродованном трупе, лежащем посреди дороги. </text:span><text:span text:style-name="T2280">Как только охрана прошла мимо него, он заставил его подняться и издавать </text:span><text:span text:style-name="T2845">возгласы</text:span><text:span text:style-name="T2280">, будто бы от боли. </text:span><text:span text:style-name="T2281">В страхе, охранники стали расходиться в разные стороны — увиденное никак не укладывалось в их головах — </text:span><text:span text:style-name="T2282">а Яхуси, не в силах </text:span><text:span text:style-name="T2283">пошевелиться</text:span><text:span text:style-name="T2282">, стоял и кричал на них, приказывая вернуться на свои места. </text:span><text:span text:style-name="T2284">Пока продолжалось всеобщее замешательство, люди Джимми расправились с охраной точно таким же способом, к</text:span><text:span text:style-name="T2308">акой</text:span><text:span text:style-name="T2284"> был использован Системой накануне, когда были </text:span><text:span text:style-name="T2626">повержены</text:span><text:span text:style-name="T2284"> ни в чём не повинные бе</text:span><text:span text:style-name="T2448">ззащитные люди</text:span><text:span text:style-name="T2284">.</text:span></text:p>
      <text:p text:style-name="P437">Самого Яхуси оставили жить. Вместо <text:span text:style-name="T2286">убийства</text:span> разбойники заставили его смотреть, как, <text:span text:style-name="T2627">один за другим,</text:span> умирают его подчинённые. <text:span text:style-name="T2287">Затем е</text:span><text:span text:style-name="T2285">го заковали в цепи и вывели на улиц</text:span><text:span text:style-name="T2289">ы</text:span><text:span text:style-name="T2285">, чтобы каждый бедняк мог отомстить </text:span><text:span text:style-name="T2288">негодяю</text:span><text:span text:style-name="T2285"> так, как вздумается. </text:span><text:span text:style-name="T2290">Глядя на то, как он вымаливает прощение, окружившие его </text:span><text:span text:style-name="T2309">люди</text:span><text:span text:style-name="T2290"> испыт</text:span><text:span text:style-name="T2293">али</text:span><text:span text:style-name="T2290"> чувство глубокого удовлетворения.</text:span></text:p>
      <text:p text:style-name="P437">«<text:span text:style-name="T2291">Я выполню любую </text:span><text:span text:style-name="T2846">твою</text:span><text:span text:style-name="T2291"> просьбу, только не позволяй </text:span><text:span text:style-name="T2292">им</text:span><text:span text:style-name="T2291"> причинить мне боль! Я не хочу умирать!</text:span>» - <text:span text:style-name="T2291">умолял Яхуси.</text:span></text:p>
      <text:p text:style-name="P437">«<text:span text:style-name="T2294">О, не волнуйся</text:span>» - <text:span text:style-name="T2294">успокоил его Робин,</text:span></text:p>
      <text:p text:style-name="P437">«<text:span text:style-name="T2294">Ты не умрёшь слишком быстро. </text:span><text:span text:style-name="T2310">Они</text:span><text:span text:style-name="T2294"> обязательно придумают способ медленно мучить тебя, чтобы ты мог насладиться всеми радостями нескончаем</text:span><text:span text:style-name="T2847">ых</text:span><text:span text:style-name="T2294"> </text:span><text:span text:style-name="T2847">терзаний</text:span><text:span text:style-name="T2294">.</text:span>»</text:p>
      <text:p text:style-name="P438">Яхуси уставился на него в ужасе.</text:p>
      <text:p text:style-name="P438">«<text:span text:style-name="T2295">Ну </text:span><text:span text:style-name="T2848">уж </text:span><text:span text:style-name="T2295">нет! Любая быстрая смерть слишком хороша для тебя!</text:span>» - <text:span text:style-name="T2295">рассмеялся Робин ему в лицо.</text:span></text:p>
      <text:p text:style-name="P439">Оставив <text:span text:style-name="T2628">мерзавца</text:span> наедине с ра<text:span text:style-name="T2365">згневанной</text:span> толпой, Робин и остальные вернулись в своё <text:span text:style-name="T2298">при</text:span><text:span text:style-name="T2629">бежище</text:span>.</text:p>
      <text:p text:style-name="P440">После успешного окончания операции и <text:span text:style-name="T2296">при </text:span>отсутствии потерь с его стороны, с пле<text:span text:style-name="T2299">чей</text:span> <text:span text:style-name="T2297">юноши </text:span>наконец-то упал тяжкий груз ответственности и теперь он мог вздохнуть с облегчением. <text:span text:style-name="T2301">Он </text:span><text:span text:style-name="T2300">получил </text:span><text:span text:style-name="T2348">огромное количество</text:span><text:span text:style-name="T2300"> слов благодарности </text:span><text:span text:style-name="T2311">и похвал</text:span><text:span text:style-name="T2300">.</text:span></text:p>
      <text:p text:style-name="P441">В один момент Робин стал героем. Никогда ещё ему не выказывали такой признательности, как сейчас. <text:span text:style-name="T2302">Теперь в распоряжении </text:span><text:span text:style-name="T2349">мятежников </text:span><text:span text:style-name="T2366">имелось</text:span><text:span text:style-name="T2302"> много еды и они могли раздавать её всем нуждающимся. </text:span><text:span text:style-name="T2303">Затем, чтобы получить </text:span><text:span text:style-name="T2350">новые запасы провизии</text:span><text:span text:style-name="T2303">, им оставалось лишь дождаться следующей поставки, которая должна </text:span><text:span text:style-name="T2305">произойти</text:span><text:span text:style-name="T2304"> </text:span><text:span text:style-name="T2303">через две недели, </text:span><text:span text:style-name="T2304">и </text:span><text:span text:style-name="T2351">просто </text:span><text:span text:style-name="T2304">забрать то, что </text:span><text:span text:style-name="T2351">им </text:span><text:span text:style-name="T2304">нужно. </text:span><text:span text:style-name="T2367">О</text:span><text:span text:style-name="T2306">ставал</text:span><text:span text:style-name="T2367">ась сущая мелочь — </text:span><text:span text:style-name="T2306">расправиться с </text:span><text:span text:style-name="T2368">немногочисленными </text:span><text:span text:style-name="T2367">ост</text:span><text:span text:style-name="T2368">атками</text:span><text:span text:style-name="T2367"> </text:span><text:span text:style-name="T2368">охран</text:span><text:span text:style-name="T2552">ы</text:span><text:span text:style-name="T2368"> </text:span><text:span text:style-name="T2306">Системы, после чего можно </text:span><text:span text:style-name="T2352">было бы </text:span><text:span text:style-name="T2306">использовать здание штаба как при</text:span><text:span text:style-name="T2629">станище</text:span><text:span text:style-name="T2306"> для всех </text:span><text:span text:style-name="T2353">потерявших кр</text:span><text:span text:style-name="T2354">ов</text:span><text:span text:style-name="T2306">.</text:span></text:p>
      <text:p text:style-name="P441"><text:soft-page-break/></text:p>
      <text:p text:style-name="P442">Джимми и Робин стали хорошими друзья<text:span text:style-name="T2312">ми и тесно сотрудничали, следя за тем, чтобы никто ни в чём не нуждался и чтобы всем хватало еды. </text:span><text:span text:style-name="T2313">Многие </text:span><text:span text:style-name="T2314">по</text:span><text:span text:style-name="T2313">считали своё освобождение всего лишь сном — </text:span><text:span text:style-name="T2314">им</text:span><text:span text:style-name="T2313"> казалось что, пробудившись, они обнаружат, что Система никуда не делась, что она всё ещё тут и продолжает тиранить людей. </text:span><text:span text:style-name="T2315">Впервые за долгое время </text:span><text:span text:style-name="T2326">они</text:span><text:span text:style-name="T2315"> почувствовали себя счастливыми </text:span><text:span text:style-name="T2327">и</text:span><text:span text:style-name="T2316"> могли совершенно спокойно разгуливать </text:span><text:span text:style-name="T2329">где им вздумается</text:span><text:span text:style-name="T2316">, не опасаясь за сво</text:span><text:span text:style-name="T2328">и</text:span><text:span text:style-name="T2316"> жизн</text:span><text:span text:style-name="T2328">и</text:span><text:span text:style-name="T2316">. </text:span><text:span text:style-name="T2317">Повсюду царила атмосфера радости, исчез беспросветный мрак, </text:span><text:span text:style-name="T2318">некогда </text:span><text:span text:style-name="T2317">наполнявший души несчастных </text:span><text:span text:style-name="T2318">и обездоленных</text:span><text:span text:style-name="T2317">. </text:span><text:span text:style-name="T2320">Люди стали придумывать</text:span><text:span text:style-name="T2319"> </text:span><text:span text:style-name="T2320">планы, </text:span><text:span text:style-name="T2322">как им</text:span><text:span text:style-name="T2320"> обустроить улицы</text:span><text:span text:style-name="T2319"> </text:span><text:span text:style-name="T2320">и возвести новые здания</text:span><text:span text:style-name="T2319">. </text:span><text:span text:style-name="T2321">Для выполнения тяжёлых видов работ </text:span><text:span text:style-name="T2330">им </text:span><text:span text:style-name="T2321">больше не нужно было использовать раб</text:span><text:span text:style-name="T2331">ский труд</text:span><text:span text:style-name="T2321"> — вместо этого каждый горожан</text:span><text:span text:style-name="T2372">ин</text:span><text:span text:style-name="T2321"> вносил свою лепту в общее дело, </text:span><text:span text:style-name="T2323">пытаясь сделать окрестности более удобными для </text:span><text:span text:style-name="T2332">с</text:span><text:span text:style-name="T2369">обственного</text:span><text:span text:style-name="T2332"> </text:span><text:span text:style-name="T2323">проживания.</text:span></text:p>
      <text:p text:style-name="P442"/>
      <text:p text:style-name="P443">Робин был очень доволен — наконец-то он нашёл применение своим способностям на благо <text:span text:style-name="T2333">окружающих </text:span>людей. <text:span text:style-name="T2324">Он чувствовал личную ответственность за то, чтобы никто из них ни в чём не нуждался. </text:span><text:span text:style-name="T2325">Он вселил в них надежду на счастливое будущее </text:span><text:span text:style-name="T2335">в то время</text:span><text:span text:style-name="T2325">, </text:span><text:span text:style-name="T2334">когда никто уже не рассчитывал на спокойную жизнь после ядерной катастрофы.</text:span></text:p>
      <text:p text:style-name="P443"/>
      <text:p text:style-name="P444">Но однажды <text:span text:style-name="T2336">к ним </text:span>пришло печальное осознание — несмотря на события, изменившие их жизни <text:span text:style-name="T2337">в лучшую сторону</text:span>, всё ещё оставались негативные последствия <text:span text:style-name="T2553">от</text:span> взрыва атомной бомбы.</text:p>
      <text:p text:style-name="P445">Случились первые роды. Ребёнок родился мёртвым и с первого взгляда был<text:span text:style-name="T2429">о</text:span> заметны<text:span text:style-name="T2429">м</text:span> отклонени<text:span text:style-name="T2429">е</text:span> в его <text:span text:style-name="T2429">общем </text:span>развитии. Было очевидно, что, <text:span text:style-name="T2339">даже </text:span><text:span text:style-name="T2338">если бы он </text:span><text:span text:style-name="T2339">остался жив</text:span><text:span text:style-name="T2338">,</text:span> <text:span text:style-name="T2338"><text:s/>то не смог бы прожить с ними продолжительн</text:span><text:span text:style-name="T2370">ого</text:span><text:span text:style-name="T2338"> врем</text:span><text:span text:style-name="T2370">ени</text:span><text:span text:style-name="T2338"> — </text:span><text:span text:style-name="T2340">для его дальнейшей жизни потребовалась бы больница, оборудованная по последнему слову </text:span><text:span text:style-name="T2341">науки и </text:span><text:span text:style-name="T2340">техники.</text:span></text:p>
      <text:p text:style-name="P446">Слёзы катились по щекам Робина, когда он пытался утешить убитую горем женщину. <text:span text:style-name="T2342">Если бы он </text:span><text:span text:style-name="T2430">только </text:span><text:span text:style-name="T2342">мог использовать свои способности для исцеления и возвращения к жизни! </text:span><text:span text:style-name="T2343">Но это было не в его власти. Если Бог любит своих детей, тогда почему он позволяет, чтобы свершались подобные несправедливости? </text:span><text:span text:style-name="T2344">Эти люди лишились свободы, прошли через моральные и физические унижения, потеряли близких. </text:span><text:span text:style-name="T2345">Они не заслужили </text:span><text:span text:style-name="T2346">новых терзаний из-за невозможности построить </text:span><text:span text:style-name="T2347">нормальную </text:span><text:span text:style-name="T2346">семью и обзавестись детьми.</text:span></text:p>
      <text:p text:style-name="P447">Робин <text:span text:style-name="T2373">проклинал</text:span> себя — если бы он продумал всё заранее, то мог бы предупредить людей о губительном воздействии радиации.</text:p>
      <text:p text:style-name="P447">«<text:span text:style-name="T2374">Не вини себя, Робин</text:span>» - <text:span text:style-name="T2374">утешал его профессор,</text:span></text:p>
      <text:p text:style-name="P447">«<text:span text:style-name="T2375">Все мы мечтали увидеть рождение первого ребёнка в созданном тобой счастливом новом мире, поэтому напрочь позабыли </text:span><text:span text:style-name="T2376">обо всём остальном. Ты ни в чём не виноват, </text:span><text:span text:style-name="T2404">и</text:span><text:span text:style-name="T2376"> </text:span><text:span text:style-name="T2404">н</text:span><text:span text:style-name="T2377">икто не виноват, кроме правительств стран, развязавших эту войну.</text:span>»</text:p>
      <text:p text:style-name="P447">«<text:span text:style-name="T2378">Профессор Фержер, я не могу ничего </text:span><text:span text:style-name="T2391">с собой </text:span><text:span text:style-name="T2378">поделать, </text:span><text:span text:style-name="T2392">и</text:span><text:span text:style-name="T2378"> </text:span><text:span text:style-name="T2392">вряд ли</text:span><text:span text:style-name="T2378"> смогу забыть заплаканно</text:span><text:span text:style-name="T2392">е</text:span><text:span text:style-name="T2378"> лиц</text:span><text:span text:style-name="T2392">о</text:span><text:span text:style-name="T2378"> этой убитой горем женщины. Она так сильно хотела ребёнка, что могла неделями говорить о нём без остановки. Знаете, её муж </text:span><text:span text:style-name="T2379">и</text:span><text:span text:style-name="T2378"> </text:span><text:span text:style-name="T2379">их </text:span><text:span text:style-name="T2378">первен</text:span><text:span text:style-name="T2379">ец</text:span><text:span text:style-name="T2378"> были сожжены вместе с другими людьми в тот ужасный день, когда </text:span><text:span text:style-name="T2382">сюда </text:span><text:span text:style-name="T2378">прибыл Яхуси. </text:span><text:span text:style-name="T2380">Теперь </text:span><text:span text:style-name="T2393">В</text:span><text:span text:style-name="T2380">ы понимаете, почему ребёнок был для неё так важен? </text:span><text:span text:style-name="T2381">Я чувствую вину за то, что не подготовил её к худшему. Эти люди рассчитывали на мою помощь, </text:span><text:span text:style-name="T2394">о</text:span><text:span text:style-name="T2381">ни хотели, чтобы я помог им стать счастливыми… Я чувствую, что подвёл её.</text:span>»</text:p>
      <text:p text:style-name="P448">Робин сглотнул подступивший к горлу комок и откашлялся. Когда он говорил, его голос дрожал.</text:p>
      <text:p text:style-name="P449">Женщина в расстроенных чувствах жалась к нему.</text:p>
      <text:p text:style-name="P449">«<text:span text:style-name="T2383">Прости, Робин. </text:span><text:span text:style-name="T2388">Этот р</text:span><text:span text:style-name="T2384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85">до начала войны </text:span><text:span text:style-name="T2386">мне не раз доводилось смотреть </text:span><text:span text:style-name="T2384">документаль</text:span><text:span text:style-name="T2547">ное</text:span><text:span text:style-name="T2384"> </text:span><text:span text:style-name="T2547">кино</text:span><text:span text:style-name="T2384"> о бомбардировке Хиросимы.</text:span>»</text:p>
      <text:p text:style-name="P450">Женщина <text:span text:style-name="T2387">умолкла</text:span> и <text:span text:style-name="T2387">затем </text:span>снова <text:span text:style-name="T2387">разразилась </text:span>р<text:span text:style-name="T2387">ыданиями</text:span>.</text:p>
      <text:p text:style-name="P451"><text:soft-page-break/>Робин заботливо поглаживал её волосы и нежно обнимал, чтобы она <text:span text:style-name="T2389">могла </text:span>хотя бы в малейшей степени снова <text:span text:style-name="T2389">ощутить</text:span> себя желанной и любимой.</text:p>
      <text:p text:style-name="P451">«<text:span text:style-name="T2390">Тише, тише… Здесь нет Вашей вины. </text:span><text:span text:style-name="T2391">Я знаю, что </text:span><text:span text:style-name="T2431">В</text:span><text:span text:style-name="T2391">ы любили свою семью. </text:span><text:span text:style-name="T2395">Им вряд ли понравился </text:span><text:span text:style-name="T2432">бы </text:span><text:span text:style-name="T2433">В</text:span><text:span text:style-name="T2395">аш теперешний заплаканный вид. Вы должны заботиться о себе — они бы этого </text:span><text:span text:style-name="T2396">хотели, </text:span><text:span text:style-name="T2397">я </text:span><text:span text:style-name="T2398">в этом </text:span><text:span text:style-name="T2397">уверен</text:span><text:span text:style-name="T2395">.</text:span>»</text:p>
      <text:p text:style-name="P452">По прошествии примерно пяти минут женщина утерла <text:span text:style-name="T2399">слёзы со своих глаз</text:span>.</text:p>
      <text:p text:style-name="P453">«Спасибо <text:span text:style-name="T2434">тебе </text:span><text:span text:style-name="T2400">за </text:span><text:span text:style-name="T2435">слова утешения</text:span>. Прости мне <text:span text:style-name="T2548">эти</text:span> слёзы, больше я не хочу быть для тебя обузой. <text:span text:style-name="T2401">Я понимаю, что у тебя много других забот, </text:span><text:span text:style-name="T2402">кроме</text:span><text:span text:style-name="T2401"> меня.</text:span>»</text:p>
      <text:p text:style-name="P453">«<text:span text:style-name="T2403">Нет-нет! Для меня очень важно, чтобы Вы были счастливой! </text:span><text:span text:style-name="T2405">Разве Вы не понимаете, что все мои мысли и действия направлены </text:span><text:span text:style-name="T2407">лишь</text:span><text:span text:style-name="T2405"> на то, чтобы сделать жизн</text:span><text:span text:style-name="T2411">ь</text:span><text:span text:style-name="T2405"> людей лучше, чтобы он</text:span><text:span text:style-name="T2411">а</text:span><text:span text:style-name="T2405"> <text:s/></text:span><text:span text:style-name="T2410">стал</text:span><text:span text:style-name="T2549">а</text:span><text:span text:style-name="T2405"> счастлив</text:span><text:span text:style-name="T2411">ой</text:span><text:span text:style-name="T2405"> и </text:span><text:span text:style-name="T2406">уют</text:span><text:span text:style-name="T2410">н</text:span><text:span text:style-name="T2411">ой</text:span><text:span text:style-name="T2405">? </text:span><text:span text:style-name="T2408">Я не хочу, чтобы кто-</text:span><text:span text:style-name="T2412">либо</text:span><text:span text:style-name="T2408"> печалился, для меня </text:span><text:span text:style-name="T2409">имеет значение </text:span><text:span text:style-name="T2408">каждый!</text:span>»</text:p>
      <text:p text:style-name="P453">«<text:span text:style-name="T2410">Ты так добр! Одному Богу известно, </text:span><text:span text:style-name="T2413">как сложились бы наши судьбы, если бы </text:span><text:span text:style-name="T2436">не твоё появление</text:span><text:span text:style-name="T2413"> здесь! </text:span><text:span text:style-name="T2414">Ты можешь идти и продолжать заниматься своими делами... Спасибо! Теперь мне намного лучше.</text:span>»</text:p>
      <text:p text:style-name="P454">Поцеловав её в лоб, Робин ушёл. <text:span text:style-name="T2415">Он несколько часов бродил в одиночестве, размышляя о том, что он создал в действительности. </text:span><text:span text:style-name="T2416">Окружавшие его люди уверились в том, что он был их Спасителем, посланным свыше, чтобы вырвать их из лап кровожадной Системы. </text:span><text:span text:style-name="T2417">Но ведь это ошибка и так быть не должно! </text:span><text:span text:style-name="T2418">Они были готовы целовать землю, по которой он ходил и не </text:span><text:span text:style-name="T2422">желали замечать</text:span><text:span text:style-name="T2418"> в нём ни единого недостатка! </text:span><text:span text:style-name="T2423">Однако</text:span><text:span text:style-name="T2419"> </text:span><text:span text:style-name="T2420">истина заключалась в том, что </text:span><text:span text:style-name="T2419">он не являл</text:span><text:span text:style-name="T2420">ся</text:span><text:span text:style-name="T2419"> н</text:span><text:span text:style-name="T2420">и</text:span><text:span text:style-name="T2419"> Бог</text:span><text:span text:style-name="T2420">ом</text:span><text:span text:style-name="T2419"> и н</text:span><text:span text:style-name="T2437">и</text:span><text:span text:style-name="T2419"> свя</text:span><text:span text:style-name="T2420">тым,</text:span><text:span text:style-name="T2419"> и </text:span><text:span text:style-name="T2424">юноше</text:span><text:span text:style-name="T2419"> было хорошо об этом известно. </text:span><text:span text:style-name="T2421">С</text:span><text:span text:style-name="T2419">лишком хорошо, чёрт возьми!</text:span></text:p>
      <text:p text:style-name="P454"/>
      <text:p text:style-name="P455">Он трансформировал себя в орла и взмыл высоко в небо, кружа вокруг центральной части города. <text:span text:style-name="T2425">Он внимательно следил за тем, чтобы все </text:span><text:span text:style-name="T2426">горожане </text:span><text:span text:style-name="T2425">были счастливы </text:span><text:span text:style-name="T2427">и довольны жизнью</text:span><text:span text:style-name="T2425">. </text:span><text:span text:style-name="T2428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5"/>
      <text:p text:style-name="P456">В тот день у Джимм<text:span text:style-name="T2451">и</text:span> был день рождения — ему исполнилось тридцать два года. Однако <text:span text:style-name="T2450">ощущение постоянной </text:span>тревог<text:span text:style-name="T2450">и и чувство ответственности за каждого члена банды</text:span> <text:span text:style-name="T2450">оставили свой отпечаток на его лице — </text:span><text:span text:style-name="T2454">в действительности </text:span><text:span text:style-name="T2450">он выглядел на все пятьдесят пять. </text:span><text:span text:style-name="T2453">Л</text:span><text:span text:style-name="T2452">ицо </text:span><text:span text:style-name="T2453">его </text:span><text:span text:style-name="T2452">покрылось морщинами, а волосы поседели.</text:span></text:p>
      <text:p text:style-name="P457">Трудная жизнь приучила Джимми ценить комфортные условия, которых он попросту не замечал <text:span text:style-name="T2455">до войны, </text:span>в те <text:span text:style-name="T2457">счастливые </text:span>годы, когда работал журналистом <text:span text:style-name="T2456">и получал за это приличн</text:span><text:span text:style-name="T2459">ые</text:span><text:span text:style-name="T2456"> </text:span><text:span text:style-name="T2459">деньги</text:span>. <text:span text:style-name="T2460">Он придерживался той же позиции, что и люди тридцатых годов, </text:span><text:span text:style-name="T2462">будучи </text:span><text:span text:style-name="T2460">неспособны</text:span><text:span text:style-name="T2462">м</text:span><text:span text:style-name="T2460"> поверить в близость войны и пряча </text:span><text:span text:style-name="T2461">сво</text:span><text:span text:style-name="T2462">ю</text:span><text:span text:style-name="T2461"> </text:span><text:span text:style-name="T2460">голов</text:span><text:span text:style-name="T2462">у</text:span><text:span text:style-name="T2461"> в песок, подобно страусу</text:span><text:span text:style-name="T2460">. </text:span><text:span text:style-name="T2458">После того, как на город была сброшена первая бомба, он потерял свою жену и обоих детей. </text:span><text:span text:style-name="T2459">Сейчас </text:span><text:span text:style-name="T2463">Джимми</text:span><text:span text:style-name="T2459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65">. </text:span><text:span text:style-name="T2475">Но было поздно.</text:span></text:p>
      <text:p text:style-name="P458">В качестве подарка Робин решил объявить его <text:span text:style-name="T2464">главой новообразованного государства</text:span>.</text:p>
      <text:p text:style-name="P459">«Робин, нет! Я совсем не хочу этого! <text:span text:style-name="T2466">В любом случае, мне </text:span><text:span text:style-name="T2471">осталось жить </text:span><text:span text:style-name="T2474">недолго</text:span><text:span text:style-name="T2466">… </text:span><text:span text:style-name="T2467">Р</text:span><text:span text:style-name="T2466">азве ты не обратил внимания на мою кожу? </text:span><text:span text:style-name="T2467">Я уверен </text:span><text:span text:style-name="T2472">в том</text:span><text:span text:style-name="T2467">, что это рак. </text:span><text:span text:style-name="T2468">Пожалуйста, оставайся главой и впредь. </text:span><text:span text:style-name="T2473">Думаю</text:span><text:span text:style-name="T2466">, что многие </text:span><text:span text:style-name="T2470">здесь </text:span><text:span text:style-name="T2466">согласятся со мной. </text:span><text:span text:style-name="T2469">Зачем тебе передавать свои полномочия? </text:span><text:span text:style-name="T2476">Ты что, собираешься покинуть </text:span><text:span text:style-name="T2494">нас</text:span><text:span text:style-name="T2476">?</text:span>»</text:p>
      <text:p text:style-name="P460">Наступила тишина. Поскольку ответа Робина так и не последовало, Джимми повторил свой вопрос:</text:p>
      <text:p text:style-name="P460">«<text:span text:style-name="T2477">Ты </text:span><text:span text:style-name="T2490">ведь </text:span><text:span text:style-name="T2477">не уйдёшь от нас? Не уходи, мы все нуждаемся в тебе. </text:span><text:span text:style-name="T2478">Что </text:span><text:span text:style-name="T2550">нам</text:span><text:span text:style-name="T2478"> делать, когда сюда вернётся Система? </text:span><text:span text:style-name="T2551">Чтобы выжить, н</text:span><text:span text:style-name="T2478">ам будут нужны твои способности. </text:span><text:span text:style-name="T2479">Нам нужны твои знания, чтобы строить новые дома и новые генераторы. </text:span><text:span text:style-name="T2480">Предстоит ещё очень много работы и </text:span><text:span text:style-name="T2495">без тебя нам будет трудно</text:span><text:span text:style-name="T2480">.</text:span><text:span text:style-name="T2478">»</text:span></text:p>
      <text:p text:style-name="P461"><text:soft-page-break/>От сказанного Робин потерял дар речи. <text:span text:style-name="T2481">Он попытался произнести хотя бы слово, но закашлялся и не смог. Да и что он мог сказать? </text:span><text:span text:style-name="T2482"><text:s/></text:span><text:span text:style-name="T2483">Он знал, что все эти потерявшие покой люди хотели бы услышать его «нет», хотели бы, чтобы он навсегда остался с ними. Возможно, </text:span><text:span text:style-name="T2486">что </text:span><text:span text:style-name="T2483">ему следовало раньше рассказать им всю правду о себе. </text:span><text:span text:style-name="T2487">Т</text:span><text:span text:style-name="T2484">огда они знали бы, что рано или поздно ему прид</text:span><text:span text:style-name="T2485">ётся оставить </text:span><text:span text:style-name="T2486">их</text:span><text:span text:style-name="T2484">. </text:span><text:span text:style-name="T2488">У него не хватало духу, чтобы сообщить им об этом.</text:span></text:p>
      <text:p text:style-name="P461">«<text:span text:style-name="T2489">Нет! Конечно, мы не расстанемся! Вы навсегда останетесь со мной в моей памяти!</text:span>»</text:p>
      <text:p text:style-name="P462">Тщательно подобранные слова немного приободрили всех присутствующих. <text:span text:style-name="T2491">Робин изобразил на лице улыбку, хотя на самом деле на его душе сейчас скребли кошки. </text:span><text:span text:style-name="T2492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62"/>
      <text:p text:style-name="P462">«<text:span text:style-name="T2493">Профессор Фержер, я не хочу возвращаться! </text:span><text:span text:style-name="T2496">Вы же видите — эти люди сильно зависят от меня. </text:span><text:span text:style-name="T2497">Я понимаю, что не должен был становиться для них настолько важны</text:span><text:span text:style-name="T2499">м.</text:span><text:span text:style-name="T2497"> Но что будет </text:span><text:span text:style-name="T2500">с ними, когда</text:span><text:span text:style-name="T2497"> я </text:span><text:span text:style-name="T2505">их </text:span><text:span text:style-name="T2497">оставлю? </text:span><text:span text:style-name="T2498">Вы же слышали — они боятся того, на что пойдёт Система </text:span><text:span text:style-name="T2501">когда</text:span><text:span text:style-name="T2498"> узнает, что произошло здесь, в Саутгемптоне. </text:span><text:span text:style-name="T2544">В</text:span><text:span text:style-name="T2502">сё это </text:span><text:span text:style-name="T2504">должно </text:span><text:span text:style-name="T2503">произой</text:span><text:span text:style-name="T2504">ти</text:span><text:span text:style-name="T2502"> очень скоро, </text:span><text:span text:style-name="T2545">ведь</text:span><text:span text:style-name="T2502"> отсюда не вернулось уже девять кораблей снабжения!</text:span>»</text:p>
      <text:p text:style-name="P462">«<text:span text:style-name="T2506">Робин,</text:span>» - <text:span text:style-name="T2506">начал успокаивать его профессор,</text:span></text:p>
      <text:p text:style-name="P462">«<text:span text:style-name="T2506">Они больше не нуждаются в тебе. Этим людям нужно только твоё покровительство и они начинают лениться. </text:span><text:span text:style-name="T2507">Ты почти полностью, своими руками, создал их новый мир </text:span><text:span text:style-name="T2508">и они принимают </text:span><text:span text:style-name="T2510">его</text:span><text:span text:style-name="T2508"> как должное. </text:span><text:span text:style-name="T2509">Ты удовлетворяешь все их материальные потребности.</text:span>»</text:p>
      <text:p text:style-name="P462">«<text:span text:style-name="T2511">Нет, вы ошибаетесь! </text:span><text:span text:style-name="T2512">Они видят во мне не только того, кто прин</text:span><text:span text:style-name="T2849">осит</text:span><text:span text:style-name="T2512"> им всё, что нужно. Они по-настоящему любят меня! Как человека, как личность! </text:span><text:span text:style-name="T2513">Вчера одна женщина сердечно благодарила меня за то, что я провёл время, </text:span><text:span text:style-name="T2514">пытаясь</text:span><text:span text:style-name="T2513"> её </text:span><text:span text:style-name="T2514">утешить</text:span><text:span text:style-name="T2513">! </text:span><text:span text:style-name="T2515">Только не говорите мне о том, что они не ценят ту моральную поддержку, которую я им оказываю!</text:span>»</text:p>
      <text:p text:style-name="P462">«<text:span text:style-name="T2516">Ты забываешь о главной цели своего пребывания там. </text:span><text:span text:style-name="T2517">Помни — в первую очередь нам нужно предотвратить ядерную войну. </text:span><text:span text:style-name="T2518">Если мы достигнем </text:span><text:span text:style-name="T2521">этого</text:span><text:span text:style-name="T2518">, то не случится ни боли, ни лишений, которые испытали эти люди. </text:span><text:span text:style-name="T2519">Они не потеряют свои семьи, а те, ко</text:span><text:span text:style-name="T2522">го </text:span><text:span text:style-name="T2523">Система </text:span><text:span text:style-name="T2519">искромсала </text:span><text:span text:style-name="T2520">на куски</text:span><text:span text:style-name="T2519">, останутся жить!</text:span>»</text:p>
      <text:p text:style-name="P462">«<text:span text:style-name="T2524">Вы сами произнесли это слово — «Е</text:span><text:span text:style-name="T2525">СЛИ</text:span><text:span text:style-name="T2524">»! Понимаете? </text:span><text:span text:style-name="T2850">Вы</text:span><text:span text:style-name="T2524"> </text:span><text:span text:style-name="T2850">не </text:span><text:span text:style-name="T2524">увере</text:span><text:span text:style-name="T2850">ны</text:span><text:span text:style-name="T2524"> в том, что всё получится! </text:span><text:span text:style-name="T2526">А что, если ничего не выйдет? </text:span><text:span text:style-name="T2527">Это будет означать, что я бросил их на произвол судьбы! Нет, покидать это место слишком рискованно. </text:span><text:span text:style-name="T2528">Я не считаю это разумным решением!</text:span>»</text:p>
      <text:p text:style-name="P462">«<text:span text:style-name="T2529">Без твоих уникальных способностей у нас не будет ни одного шанса на успех! </text:span><text:span text:style-name="T2530">Ты выполнишь любое задание быстрее, чем мы его обдумаем! </text:span><text:span text:style-name="T2531">Я помню то время, когда ты с готовностью брался за любое дело, даже за то, которое всем казалось невыполнимым! </text:span><text:span text:style-name="T2532">А теперь скажи мне — что случилось с тем Робином, которого все мы когда-то знали?</text:span>»</text:p>
      <text:p text:style-name="P463">«Тогда всё было по-другому — я не чувствовал за собой ответственности за жизни людей! <text:span text:style-name="T2534">Они беспомощны и я</text:span><text:span text:style-name="T2533"> не могу </text:span><text:span text:style-name="T2546">их </text:span><text:span text:style-name="T2533">бросить! </text:span><text:span text:style-name="T2535">Если я отвернусь от них, мне не будет оправдани</text:span><text:span text:style-name="T2538">й</text:span><text:span text:style-name="T2535">!</text:span>»</text:p>
      <text:p text:style-name="P463">«<text:span text:style-name="T2536">А как насчёт нас? А как насчёт жизней миллиардов ни в чём не повинных людей, живущих на Земле? </text:span><text:span text:style-name="T2537">Ты поворачиваешься к нам спиной? Робин, я думал, что ты любишь </text:span><text:span text:style-name="T2539">нас</text:span><text:span text:style-name="T2537">! </text:span><text:span text:style-name="T2540">Прошу тебя, вернись! Пожалуйста!</text:span>»</text:p>
      <text:p text:style-name="P463">«<text:span text:style-name="T2541">Это нечестно! Вы пытаетесь меня шантажировать! </text:span><text:span text:style-name="T2542">Вы знаете, что я люблю всех! Вы не должны говорить так, пытаясь заставить меня вернуться! </text:span><text:span text:style-name="T2543">Вы злоупотребляете моими чувствами!</text:span>»</text:p>
      <text:p text:style-name="P464">«Просто возвращайся!» - воззвал профессор,</text:p>
      <text:p text:style-name="P464">«Дай нам шанс пережить войну и её последствия! Разве ты не понял — никого из нас нет в Саутгемптоне будущего! Со всей очевидностью, мы не смогли выжить! <text:span text:style-name="T2554">Может быть, если ты вернёшься, у нас появится шанс спокойно дожить до старости.</text:span>»</text:p>
      <text:p text:style-name="P464">«<text:span text:style-name="T2554">О, </text:span><text:span text:style-name="T2567">я </text:span><text:span text:style-name="T2554">не знаю, как мне поступить!</text:span>»</text:p>
      <text:p text:style-name="P464">«<text:span text:style-name="T2554">Подумай об этом, Робин! </text:span><text:span text:style-name="T2556">Все м</text:span><text:span text:style-name="T2555">ы согласны, что мир, частью которого ты являешься прямо сейчас — это будущее. </text:span><text:span text:style-name="T2556">Но в таком случае </text:span><text:span text:style-name="T2557">ты можешь рассматривать его </text:span><text:span text:style-name="T2558">сквозь</text:span><text:span text:style-name="T2557"> призму </text:span><text:soft-page-break/><text:span text:style-name="T2557">логики, </text:span><text:span text:style-name="T2558">то есть </text:span><text:span text:style-name="T2557">считать его </text:span><text:span text:style-name="T2851">всего лишь</text:span><text:span text:style-name="T2559"> </text:span><text:span text:style-name="T2557">сном. </text:span><text:span text:style-name="T2560">Ты должен пробудиться ото сна и рассказать людям о знаниях, которые получил — </text:span><text:span text:style-name="T2561">и тогда он не сбудется. Ты обязан помочь нам! Ну, или хотя бы попытаться помочь! </text:span><text:span text:style-name="T2562">Ты сделаешь это ради меня? Больше я не скажу ничего. У тебя есть время обдумать всё, о чём мы говорили. Когда примешь решение — сообщи мне о нём.</text:span>»</text:p>
      <text:p text:style-name="P464"/>
      <text:p text:style-name="P465">ПЯТАЯ ГЛАВА</text:p>
      <text:p text:style-name="P465"/>
      <text:p text:style-name="P465">ВОЗВРАЩЕНИЕ ДОМОЙ</text:p>
      <text:p text:style-name="P465"/>
      <text:p text:style-name="P465">ПРОФЕССОР И ЕГО СТУДЕНТЫ СТАЛИ БЕСПОКОИТЬСЯ, ПОСКОЛЬКУ НЕ ПОЛУЧИЛИ ОТ РОБИНА никакого ответа. Всё, что они могли <text:span text:style-name="T2630">видеть</text:span> — это как он, в облике орла, бесцельно летает над землей.</text:p>
      <text:p text:style-name="P466">Задул сильный ветер — он захватывал на своём пути <text:span text:style-name="T2574">дорожную </text:span>пыль и раз<text:span text:style-name="T2573">нообразный</text:span> мусор. Когда он сталкивался с препятствиями, было отчётливо слышно, как его ноша бьёт по стенам бли<text:span text:style-name="T2575">жайших</text:span> зданий.</text:p>
      <text:p text:style-name="P467">Люди покинули улицы города и повсюду воцарилась тишина. <text:span text:style-name="T2565">Внизу, под собой, </text:span>Робин больше не слышал <text:span text:style-name="T2566">радостного</text:span> смеха людей.</text:p>
      <text:p text:style-name="P467">Орёл приземлился и принял истинный, человеческий, облик. <text:span text:style-name="T2563">Он вошёл в свою обитель, в свой дом — единственное место, где он имел возможность побыть в одиночестве. </text:span><text:span text:style-name="T2564">Когда он находился внутри, никто не беспокоил его без крайней необходимости.</text:span></text:p>
      <text:p text:style-name="P468">Он находился в жутком смятении чувств и ему хотелось расплакаться. Глубоко внутри <text:span text:style-name="T2569">себя </text:span><text:span text:style-name="T2568">Робин</text:span> понимал, что профессор прав и <text:span text:style-name="T2571">что </text:span>его рассуждения верны, но одновременно с этим <text:span text:style-name="T2568">он также</text:span> чувствовал, <text:span text:style-name="T2570">что является частью нового мира. </text:span><text:span text:style-name="T2572">Это он, </text:span><text:span text:style-name="T2576">Робин,</text:span><text:span text:style-name="T2572"> создал </text:span><text:span text:style-name="T2576">его</text:span><text:span text:style-name="T2572">! Этот мир принадлежал ему, и все живущие здесь люди </text:span><text:span text:style-name="T2615">слушались его во всём</text:span><text:span text:style-name="T2572">! </text:span><text:span text:style-name="T2573">Робин придумал новую форму правления, в которую он вложил все свои представления о</text:span><text:span text:style-name="T2593">б</text:span><text:span text:style-name="T2573"> </text:span><text:span text:style-name="T2593">истинной </text:span><text:span text:style-name="T2573">демократии. Каждый гражданин здесь имел право голо</text:span><text:span text:style-name="T2577">совать</text:span><text:span text:style-name="T2573"> </text:span><text:span text:style-name="T2577">по любому вопросу, начиная с </text:span><text:span text:style-name="T2578">того, чья </text:span><text:span text:style-name="T2594">сегодня </text:span><text:span text:style-name="T2578">очередь </text:span><text:span text:style-name="T2577">у</text:span><text:span text:style-name="T2578">би</text:span><text:span text:style-name="T2577">р</text:span><text:span text:style-name="T2578">ать </text:span><text:span text:style-name="T2577">территори</text:span><text:span text:style-name="T2579">ю</text:span><text:span text:style-name="T2577"> и заканчивая постройкой новых домов. </text:span><text:span text:style-name="T2580">Все назначения на административные должности, даже самого нижнего уровня, тщательно обсуждались всем сообществом заблаговременно. </text:span><text:span text:style-name="T2581">Именно этого он и добивался, и теперь, если ему придётся покинуть эт</text:span><text:span text:style-name="T2582">о место</text:span><text:span text:style-name="T2581">, все его мечты рухнут. </text:span><text:span text:style-name="T2582">С </text:span><text:span text:style-name="T2583">ним у Робина было связано множество приятных и счастливых воспоминаний. </text:span><text:span text:style-name="T2585">Все</text:span><text:span text:style-name="T2584"> здесь стали настолько сплочёнными, что счастье и горести одного человека разделял</text:span><text:span text:style-name="T2585">о множество других, окружавших его людей.</text:span></text:p>
      <text:p text:style-name="P468">«<text:span text:style-name="T2586">Вы правы, профессор. Я вернусь к вам, но мне очень жаль, что никогда больше мне не доведётся жить среди всех этих людей. </text:span><text:span text:style-name="T2587">После возвращения мне будет тяжело адаптироваться к реальному миру. </text:span><text:span text:style-name="T2592">У</text:span><text:span text:style-name="T2588">ехать отсюда </text:span><text:span text:style-name="T2590">по-настоящему просто </text:span><text:span text:style-name="T2588">невозможно — часть меня так и останется здесь </text:span><text:span text:style-name="T2589">навсегда!</text:span>»</text:p>
      <text:p text:style-name="P468">«<text:span text:style-name="T2591">Я рад, что ты принял решение. </text:span><text:span text:style-name="T2593">Я </text:span><text:span text:style-name="T2596">знаю</text:span><text:span text:style-name="T2593">, что твой выбор был трудным, но, поверь мне, </text:span><text:span text:style-name="T2595">я не просил бы тебя уйти, если бы не был уверен в своих словах!»</text:span></text:p>
      <text:p text:style-name="P468">«<text:span text:style-name="T2597">Можно мне пойти и попрощаться со всеми?</text:span>»</text:p>
      <text:p text:style-name="P468">«<text:span text:style-name="T2597">Нет</text:span>» - <text:span text:style-name="T2597">ответил профессор после короткого раздумья.</text:span></text:p>
      <text:p text:style-name="P468">«<text:span text:style-name="T2598">Если ты ничего не скажешь им, то они решат, что тебя подбили, пока ты </text:span><text:span text:style-name="T2600">летал над чужими землями</text:span><text:span text:style-name="T2598">. </text:span><text:span text:style-name="T2599">Обрати внимание на ветер — если я не ошибаюсь, то вскоре за ним последует буря!</text:span>»</text:p>
      <text:p text:style-name="P468">«<text:span text:style-name="T2601">Хорошо. </text:span><text:span text:style-name="T2603">Наверное</text:span><text:span text:style-name="T2601">, вы правы. </text:span><text:span text:style-name="T2602">Так они не будут думать, что я их бросил </text:span><text:span text:style-name="T2603">и, возможно, будут вспоминать обо мне с теплотой в </text:span><text:span text:style-name="T2607">своих </text:span><text:span text:style-name="T2603">сердцах.</text:span>»</text:p>
      <text:p text:style-name="P468"/>
      <text:p text:style-name="P469">Теперь, когда было решено, что Робин вернётся в реальный мир, все дальнейшие действия сводились к одному вопросу — как это сделать? <text:span text:style-name="T2608">В этот мир, в будущее, он попал совершив путешествие во времени прямиком из своей спал</text:span><text:span text:style-name="T2609">ьни на Девоншир-роуд. </text:span><text:span text:style-name="T2610">Было логичным предположить, что теперь ему следует </text:span><text:span text:style-name="T2611">отправиться</text:span><text:span text:style-name="T2610"> на Девоншир-роуд и поискать место, в котором когда-то располагался его дом и оттуда попытаться вернуться в своё время. </text:span><text:span text:style-name="T2612">Однако это была всего лишь догадка, поскольку никто из них не имел никаких сведений о </text:span><text:soft-page-break/><text:span text:style-name="T2612">перемещениях во времени. </text:span><text:span text:style-name="T2613">Других предположений не имелось и поэтому было решено отрабатывать </text:span><text:span text:style-name="T2614">именно </text:span><text:span text:style-name="T2613">этот вариант.</text:span></text:p>
      <text:p text:style-name="P470">Робин бродил по своему временному пристанищу, осматривая его напоследок и стараясь запомнить каждую мелочь, прежде чем покинуть его навсегда. <text:span text:style-name="T2616">Затем, подхватив пальто, он </text:span><text:span text:style-name="T2618">быстро </text:span><text:span text:style-name="T2616">вышел наружу — </text:span><text:span text:style-name="T2617">на </text:span><text:span text:style-name="T2616">его глазах блестели слёзы. </text:span><text:span text:style-name="T2619">Ветер дул с удвоенной силой, завывая, словно от гнева, и над землёй, вдаль, неслись ч</text:span><text:span text:style-name="T2631">ё</text:span><text:span text:style-name="T2619">рные грозовые тучи. Грянул гром и заглушил своим раскатом шум проливного дождя. Вслед за ним </text:span><text:span text:style-name="T2620">разрезала небо молния, осветившая своим ярким электрическим светом ночное небо. </text:span><text:span text:style-name="T2621">Эти вспышки служили для Робина факелом, освещавшим е</text:span><text:span text:style-name="T2622">му</text:span><text:span text:style-name="T2621"> дорогу в кромешной тьме, царившей на пустынных улицах. </text:span><text:span text:style-name="T2624">Б</text:span><text:span text:style-name="T2623">уря напом</text:span><text:span text:style-name="T2625">нила</text:span><text:span text:style-name="T2623"> ему о </text:span><text:span text:style-name="T2624">той </text:span><text:span text:style-name="T2623">ночи, </text:span><text:span text:style-name="T2624">когда</text:span><text:span text:style-name="T2623"> он убил отца Элисон, мистера Уитли.</text:span></text:p>
      <text:p text:style-name="P471"><text:span text:style-name="T2632">Это </text:span>воспоминание <text:span text:style-name="T2632">стало для него очень полезным </text:span>— превратившись в орла он припомнил, как возвращался из дома Ника к себе, на Девоншир-роуд, <text:span text:style-name="T2640">пытаясь </text:span><text:span text:style-name="T2633">отыск</text:span><text:span text:style-name="T2640">ать</text:span><text:span text:style-name="T2633"> таким образом правильный путь.</text:span></text:p>
      <text:p text:style-name="P472">Это было похоже на прогулк<text:span text:style-name="T2641">у</text:span> во сне, словно какая-то магнетическая сила влекла его в нужное место. Прибыв туда, он сразу связался с профессором Фержером.</text:p>
      <text:p text:style-name="P472">«Я здесь. Что <text:span text:style-name="T2634">мне теперь делать</text:span>? Как мне вернуться к вам?»</text:p>
      <text:p text:style-name="P472">«<text:span text:style-name="T2634">Не могу сказать. Я не знаю. </text:span><text:span text:style-name="T2635">Держи нас в курсе того, что видишь и чувствуешь. </text:span><text:span text:style-name="T2636">Мы что-нибудь придумаем.</text:span>»</text:p>
      <text:p text:style-name="P473">Скрестив ноги, Робин сел в позу лотоса. <text:span text:style-name="T2637">Он сосредоточил свои мысли на том, как выглядела его комната, </text:span><text:span text:style-name="T2638">и затем погрузил себя в очень глубокий транс.</text:span></text:p>
      <text:p text:style-name="P473">«<text:span text:style-name="T2639">Я вернусь в свою комнату и проснусь в своей постели</text:span>» - <text:span text:style-name="T2639">снова и снова стал мысленно повторять он. </text:span><text:span text:style-name="T2642">Внезапно к нему пришло ощущение лёгкости, словно какая-то сила свыше тянула его вверх подальше от земли.</text:span></text:p>
      <text:p text:style-name="P473">«<text:span text:style-name="T2643">Робин, иди ко мне! Мои руки протянуты к тебе — держись за них, чтобы я мог вытащить тебя обратно, к нам.</text:span>»</text:p>
      <text:p text:style-name="P473">«<text:span text:style-name="T2643">Я не могу! Я ничего не вижу!</text:span>»</text:p>
      <text:p text:style-name="P473">«<text:span text:style-name="T2644">Что это значит? Почему? Что мешает тебе увидеть?</text:span>»</text:p>
      <text:p text:style-name="P473">«<text:span text:style-name="T2645">Профессор, мои глаза ослепляет яркий белый свет. Мне больно смотреть сквозь него и из-за этого приходится прикрывать глаза.</text:span>»</text:p>
      <text:p text:style-name="P473">«<text:span text:style-name="T2646">Этот белый свет — он повсюду или только прямо перед тобой?</text:span>»</text:p>
      <text:p text:style-name="P474">Робин осмотрелся по сторонам, после чего снова заговорил:</text:p>
      <text:p text:style-name="P474">«Позади меня — там, откуда я пришел, он есть. <text:span text:style-name="T2647">Слева и справа </text:span><text:span text:style-name="T2648">виднеются многочисленные тёмные тропы. Какую из них мне выбрать?</text:span>»</text:p>
      <text:p text:style-name="P474">«<text:span text:style-name="T2649">Робин! Ни в коем случае не уходи с пути, освещённого ярким светом. </text:span><text:span text:style-name="T2650">Не могу объяснить этого, но инстинкт подсказывает мне, что ты должен следовать за ярким светом, иначе ты потеряешься и уже никогда не сможешь вернуться к нам! </text:span><text:span text:style-name="T2651">Твой разум будет </text:span><text:span text:style-name="T2652">обречён на вечные скитания!</text:span>»</text:p>
      <text:p text:style-name="P474">«<text:span text:style-name="T2653">Но мне не нравится этот путь! От него исходит сильный жар и мои глаза </text:span><text:span text:style-name="T2668">режет свет</text:span><text:span text:style-name="T2653">! Если я пойду в этом направлении, то мне придётся держать глаза открытыми!</text:span>»</text:p>
      <text:p text:style-name="P474">«<text:span text:style-name="T2654">Робин, прикрой веки, но не смыкай их полностью, и слушай мой голос. </text:span><text:span text:style-name="T2655">Представь, что голос — это верёвка, обвязанная вокруг твоей талии, и что она тянет тебя ко мне. </text:span><text:span text:style-name="T2656">Просто держись за </text:span><text:span text:style-name="T2657">неё крепче!</text:span>»</text:p>
      <text:p text:style-name="P475">Профессор Фержер продолжал взывать к Робину своим ровным, монотонным голосом:</text:p>
      <text:p text:style-name="P475">«<text:span text:style-name="T2658">Робин, иди ко мне!</text:span>»</text:p>
      <text:p text:style-name="P476">Пока юноша шёл по освещённому пути, до него со всех сторон доносились голоса, манившие его примкнуть к ним, и из глубин тёмных троп к нему тянулось множество рук. До него доносились звуки чьих-то невнятных речей, из которых он не мог <text:span text:style-name="T2659">вычленить</text:span> ни одного слова. <text:span text:style-name="T2659">Внезапно </text:span><text:span text:style-name="T2665">послышалось</text:span><text:span text:style-name="T2660"> </text:span><text:span text:style-name="T2659">сладкоголосое пение, </text:span><text:span text:style-name="T2660">будто один из ангелов явился сюда и </text:span><text:span text:style-name="T2661">одаривает </text:span><text:span text:style-name="T2666">своих</text:span><text:span text:style-name="T2661"> слушателей гармо</text:span><text:span text:style-name="T2662">ничным звучанием небес</text:span><text:span text:style-name="T2661">. </text:span><text:span text:style-name="T2666">Оно было настолько завораживающим, что Робину захотелось непременно увидеть обладателя этого чудесного певческого голоса и, возможно, познакомиться с ним. </text:span><text:span text:style-name="T2667">Слушать его было неописуемым удовольствием, </text:span><text:span text:style-name="T2669">дарящим спокойствие и умиротворение. У Робина сложилось впечатление, </text:span><text:soft-page-break/><text:span text:style-name="T2669">будто он, отринув от себя все заботы насущного дня, </text:span><text:span text:style-name="T2670">плывёт вниз по течению, подхваченный потоком воды одной из Эдемских рек.</text:span></text:p>
      <text:p text:style-name="P477">Он почувствовал, что его относит в сторону голоса — такого же <text:span text:style-name="T2674">кристально </text:span>чистого, <text:span text:style-name="T2674">словно</text:span> вода, стекающая <text:s/>по склону горы с ледяной шапки её вершины.</text:p>
      <text:p text:style-name="P478">Робин слышал <text:span text:style-name="T2671">и </text:span>другие голоса, зовущие его к себе:</text:p>
      <text:p text:style-name="P478">«<text:span text:style-name="T2672">Ты почти у цели. Осталось совсем чуть-чуть, и ты будешь вечно наслаждаться этим </text:span><text:span text:style-name="T2673">божественным звучанием!</text:span>»</text:p>
      <text:p text:style-name="P479">Он следовал за волнообразно двигавшимися руками и ему казалось, что они направляют его <text:span text:style-name="T2675">в сторону голоса. </text:span><text:span text:style-name="T2676">Этот голос, будто голос Сирены, завораживал его и притягивал к себе, как магнит. </text:span><text:span text:style-name="T2677">Его глаза были широко открыты, но яркий свет больше не причинял бол</text:span><text:span text:style-name="T2679">и</text:span><text:span text:style-name="T2677"> — он оставил </text:span><text:span text:style-name="T2678">её</text:span><text:span text:style-name="T2677"> где-то далеко позади себя.</text:span></text:p>
      <text:p text:style-name="P479">«<text:span text:style-name="T2680">Робин! Где ты сейчас? Что случилось с ярким светом?</text:span>»</text:p>
      <text:p text:style-name="P479">«<text:span text:style-name="T2681">Тише, профессор Фержер! Вы заглушаете </text:span><text:span text:style-name="T2682">пение</text:span><text:span text:style-name="T2681">! Просто послушайте, как</text:span><text:span text:style-name="T2682">ое</text:span><text:span text:style-name="T2681"> он</text:span><text:span text:style-name="T2682">о</text:span><text:span text:style-name="T2681"> чист</text:span><text:span text:style-name="T2682">ое</text:span><text:span text:style-name="T2681">! </text:span><text:span text:style-name="T2683">Его исполнительница, должно быть, невероятно хороша собой </text:span><text:span text:style-name="T2684">и я обязательно должен её увидеть!</text:span>» - <text:span text:style-name="T2685">ответил ему Робин.</text:span></text:p>
      <text:p text:style-name="P480">Голос профессора становился всё тише…</text:p>
      <text:p text:style-name="P480">«<text:span text:style-name="T2686">Робин?! Робин!!!</text:span>» - <text:span text:style-name="T2686">встревоженно закричал профессор.</text:span></text:p>
      <text:p text:style-name="P481">«Ты не должен позволять этому голосу ввести тебя в заблуждение! В конце пути, по которому ты сейчас <text:span text:style-name="T2689">двигаешься</text:span>, никого нет! <text:span text:style-name="T2687">Это уловка! Это всего лишь эхо от голосов заблудившихся душ! </text:span><text:span text:style-name="T2688">Они — </text:span><text:span text:style-name="T2697">это </text:span><text:span text:style-name="T2688">зло! Они завладели тобой!</text:span>»</text:p>
      <text:p text:style-name="P482">«За этим пением не может скрываться зл<text:span text:style-name="T2698">а</text:span>! Оно <text:span text:style-name="T2696">слишком </text:span>прекрасно!»</text:p>
      <text:p text:style-name="P482">«<text:span text:style-name="T2699">Робин, ты испытываешь моё терпение! Послушай меня! Следуй за моим голосом обратно к яркому свету и не обращай внимания на пение, если не хочешь потеряться навечно! </text:span><text:span text:style-name="T2700">Т</text:span><text:span text:style-name="T2701">ы</text:span><text:span text:style-name="T2700"> его не волнуе</text:span><text:span text:style-name="T2701">шь</text:span><text:span text:style-name="T2700">, у зла совсем </text:span><text:span text:style-name="T2701">иные</text:span><text:span text:style-name="T2700"> мотивы удерживать тебя там!</text:span>»</text:p>
      <text:p text:style-name="P483">Голос профессора прервал пение, <text:span text:style-name="T2702">теперь </text:span>вместо него слышался смех ребёнка, потешавшегося над глупостью Робина:</text:p>
      <text:p text:style-name="P483">«<text:span text:style-name="T2703">Ты заблудился! </text:span><text:span text:style-name="T2704">Тебе не найти пути назад</text:span><text:span text:style-name="T2703">! Нечего тебе оборачиваться, ты уже целую вечность </text:span><text:span text:style-name="T2708">бродишь</text:span><text:span text:style-name="T2703"> по кругу! </text:span><text:span text:style-name="T2707">Куда</text:span><text:span text:style-name="T2705"> ты собираешься идти? </text:span><text:span text:style-name="T2706">Вот в</text:span><text:span text:style-name="T2705">идишь, ты не знаешь!</text:span>»</text:p>
      <text:p text:style-name="P483">«<text:span text:style-name="T2707">Робин!</text:span>» - <text:span text:style-name="T2707">кричал профессор издалека,</text:span></text:p>
      <text:p text:style-name="P483">«<text:span text:style-name="T2707">Следуй за моим голосом! Просто следуй за ним! Когда он станет громче, ты поймёшь, что двигаешься в правильном направлении! </text:span><text:span text:style-name="T2709">Просто слушай его и позволь мне направлять тебя!</text:span>»</text:p>
      <text:p text:style-name="P484">Снова заговорили заблудшие души:</text:p>
      <text:p text:style-name="P484">«Лучше оставь свои тщетные попытки спастись! Нет смысла даже пытаться делать это! <text:span text:style-name="T2710">Отсюда нет выхода!</text:span>»</text:p>
      <text:p text:style-name="P484">«<text:span text:style-name="T2711">Мне не интересно то, что вы говорите! Я буду слушать только профессора! Он мой друг, а вы — нет!!!</text:span>»</text:p>
      <text:p text:style-name="P484"/>
      <text:p text:style-name="P485">Робин перестал обращать внимание на потусторонние голоса и сосредоточился на <text:span text:style-name="T2712">речах </text:span>профессора. <text:span text:style-name="T2712">Он уже почти вы</text:span><text:span text:style-name="T2715">шел</text:span><text:span text:style-name="T2712"> на верный путь, но </text:span><text:span text:style-name="T2713">тут, </text:span><text:span text:style-name="T2712">внезапно, св</text:span><text:span text:style-name="T2715">ернул</text:span><text:span text:style-name="T2712"> </text:span><text:span text:style-name="T2714">не на ту тропу</text:span><text:span text:style-name="T2712">, и голос профессора, </text:span><text:span text:style-name="T2715">как и прежде, </text:span><text:span text:style-name="T2717">начал постепенно</text:span><text:span text:style-name="T2716"> ослабевать</text:span><text:span text:style-name="T2712">. </text:span><text:span text:style-name="T2718">Развернувшись, он побрёл обратно, пока голос снова не стал громче. </text:span><text:span text:style-name="T2719">Он </text:span><text:span text:style-name="T2722">уже </text:span><text:span text:style-name="T2719">почти добрался — </text:span><text:span text:style-name="T2720">сквозь</text:span><text:span text:style-name="T2719"> </text:span><text:span text:style-name="T2721">плотный мрачный</text:span><text:span text:style-name="T2719"> туман смутно </text:span><text:span text:style-name="T2727">различался</text:span><text:span text:style-name="T2720"> </text:span><text:span text:style-name="T2726">неясный </text:span><text:span text:style-name="T2719">слабый </text:span><text:span text:style-name="T2723">отблеск</text:span><text:span text:style-name="T2719">. </text:span><text:span text:style-name="T2720">Подойдя ближе, </text:span><text:span text:style-name="T2730">Робин</text:span><text:span text:style-name="T2720"> увидел </text:span><text:span text:style-name="T2724">направленный вниз </text:span><text:span text:style-name="T2728">свет</text:span><text:span text:style-name="T2724">, </text:span><text:span text:style-name="T2725">напом</text:span><text:span text:style-name="T2730">инавший</text:span><text:span text:style-name="T2725"> </text:span><text:span text:style-name="T2728">луч</text:span><text:span text:style-name="T2724"> утренне</text:span><text:span text:style-name="T2725">го</text:span><text:span text:style-name="T2724"> солнц</text:span><text:span text:style-name="T2725">а</text:span><text:span text:style-name="T2724">, </text:span><text:span text:style-name="T2729">желавший</text:span><text:span text:style-name="T2724"> пробиться сквозь пыльное стекло в каком-то старом заброшенном особняке.</text:span></text:p>
      <text:p text:style-name="P486">От неожиданности Робин подпрыгнул. Волосы на его затылке встали дыбом, когда он услышал позади себя пронзительный <text:span text:style-name="T2733">визг</text:span>. Он оглянулся, но не увидел ровным счётом ничего. <text:span text:style-name="T2731">Из туманных глубин п</text:span>ослышал<text:span text:style-name="T2731">ись глухие стуки</text:span>, похо<text:span text:style-name="T2731">дившие</text:span> на его <text:span text:style-name="T2731">звук от его </text:span>собственны<text:span text:style-name="T2731">х</text:span> шаг<text:span text:style-name="T2731">ов</text:span>.</text:p>
      <text:p text:style-name="P486">«Не <text:span text:style-name="T2732">отвлекайся на них!</text:span>» - <text:span text:style-name="T2732">убеждал его профессор,</text:span></text:p>
      <text:p text:style-name="P486">«<text:span text:style-name="T2732">Они не могут навредить тебе. Сконцентрируйся на мне, на моём голосе!</text:span>»</text:p>
      <text:p text:style-name="P487">Робин продолжал идти таким же размеренным шагом, что и раньше. <text:span text:style-name="T2733">Сквозь туман проглядывался яркий свет, </text:span><text:span text:style-name="T2734">словно в конце тоннеля.</text:span></text:p>
      <text:p text:style-name="P488"><text:soft-page-break/><text:span text:style-name="T2735">Теперь свет</text:span> был <text:span text:style-name="T2735">очень</text:span> близко <text:span text:style-name="T2735">и</text:span> Робину казалось, что можно протянуть руку и дотронуться до него.</text:p>
      <text:p text:style-name="P488">«<text:span text:style-name="T2736">Профессор! Вы видите? Я почти дошёл. </text:span><text:span text:style-name="T2737">Осталось всего несколько шагов. </text:span><text:span text:style-name="T2738">Скоро я вернусь к вам — туда, где мне самое место!</text:span>»</text:p>
      <text:p text:style-name="P488">«<text:span text:style-name="T2739">Всё верно, Робин! </text:span><text:span text:style-name="T2740">Иди на мой голос, пока не </text:span><text:span text:style-name="T2741">вернёшься на правильный путь!</text:span>»</text:p>
      <text:p text:style-name="P488"/>
      <text:p text:style-name="P489">В конце концов он вышел на н<text:span text:style-name="T2742">его</text:span>. Яркий свет заставил его на мгновение прищуриться, пока глаза привыкали к яркому <text:span text:style-name="T2743">блеску</text:span>. <text:span text:style-name="T2744">Робин посмотрел себе под ноги и увидел самую странную сцену из тех, что ему доводилось видеть прежде. </text:span><text:span text:style-name="T2745">Вокруг клубился бледный туман молочного цвета. </text:span><text:span text:style-name="T2746">В те краткие мгновения, когда он рассеивался, Робин разглядел, что под его ногами не было никакой тверди. </text:span><text:span text:style-name="T2747">Он шёл через пространство, окружённый глубоким сине-фиолетовым морем, которое, казалось, не имело границ, </text:span><text:span text:style-name="T2750">растекаясь по бесконечности</text:span><text:span text:style-name="T2747">.</text:span></text:p>
      <text:p text:style-name="P489">«<text:span text:style-name="T2748">Сколько мне ещё идти? </text:span><text:span text:style-name="T2749">Я уже близко?</text:span>» - <text:span text:style-name="T2749">спросил Робин и в его голосе слышалась сильная усталость.</text:span></text:p>
      <text:p text:style-name="P490">Последние несколько недель являлись огромным испытанием для его <text:span text:style-name="T2751">душевных сил. </text:span><text:span text:style-name="T2752">Он был сильно утомлён — и морально, и физически. </text:span><text:span text:style-name="T2753">Для того, чтобы выжить в сложившихся обстоятельствах, ему пришлось затратить немало энергии. </text:span><text:span text:style-name="T2754">Робин еле-еле волочил ноги и его шаг замедлился, а путь домой теперь казался бесконечно долгим.</text:span></text:p>
      <text:p text:style-name="P490">«<text:span text:style-name="T2755">Я слишком </text:span><text:span text:style-name="T2808">сильно </text:span><text:span text:style-name="T2755">устал и не могу идти </text:span><text:span text:style-name="T2756">дальше</text:span><text:span text:style-name="T2755">! </text:span><text:span text:style-name="T2757">Я хочу спать — хочу лечь в мягкую постель и спать целую вечность!</text:span>»</text:p>
      <text:p text:style-name="P490">«<text:span text:style-name="T2758">Нет, не хочешь. </text:span><text:span text:style-name="T2759">Стань орлом и тогда ты сможешь быстро перемещаться в сторону своей конечной цели!</text:span>»</text:p>
      <text:p text:style-name="P491">Робин снова послушался профессора. Он превратился в орла и позволил своим крыльям нести себя по воздуху, даровав ногам заслуженный отдых.</text:p>
      <text:p text:style-name="P491">Голос профессора становился всё громче <text:span text:style-name="T2760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2760">Он начал ускоряться, теряя контроль над собой — его неудержимо тянуло к профессору.</text:span></text:p>
      <text:p text:style-name="P491">«<text:span text:style-name="T2761">Я почти у цели. Собираюсь вернуть себе свой человеческий облик.</text:span>»</text:p>
      <text:p text:style-name="P492">В спальне Робина внезапно произошла мощнейшая вспышка белого света, за которой последовал оглушительный треск электрического разряда — путешественник смог разорвать ход времени и пробиться из одного <text:span text:style-name="T2809">временного отрезка</text:span> в другой. <text:span text:style-name="T2762">С огромной скоростью он упал на свою кровать и </text:span><text:span text:style-name="T2763">сразу же </text:span><text:span text:style-name="T2762">потерял создание.</text:span></text:p>
      <text:p text:style-name="P492"/>
      <text:p text:style-name="P493">Профессор незамедлительно вызвал докторов и <text:span text:style-name="T2764">они</text:span> со всей тщательностью приступили к его обследованию.</text:p>
      <text:p text:style-name="P494">Мальчик был в порядке. Капельниц<text:span text:style-name="T2769">у</text:span> <text:span text:style-name="T2769">удалили</text:span> и для Робина была составлена специальная диета. <text:span text:style-name="T2765">Он проспал весь день и всю ночь, и проснулся только на следующий день, ближе к </text:span><text:span text:style-name="T2766">полудню</text:span><text:span text:style-name="T2765">. </text:span><text:span text:style-name="T2767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5">Окружающие всячески баловали мальчика — заботились о нём, ласкали и следили за тем, чтобы у него было всё, о чём он просил. <text:span text:style-name="T2768">Он ждал, когда профессор в своих речах затронет вопросы, касавшиеся его жизни в потустороннем мире. </text:span><text:span text:style-name="T2769">Лишь ближе к вечеру профессор Фержер решил начать обсуждение </text:span><text:span text:style-name="T2770">жизни Робина в мире будущего. </text:span><text:span text:style-name="T2771">Их беседа растянулась на долгие часы — в мельчайших подробностях </text:span><text:span text:style-name="T2775">была рассмотрена</text:span><text:span text:style-name="T2771"> Система и её роль в управлении народом Британии, а также каким был мир до того, как Робин уничтожил </text:span><text:span text:style-name="T2772">местное </text:span><text:span text:style-name="T2771">правительство, то есть </text:span><text:span text:style-name="T2773">по сути стал</text:span><text:span text:style-name="T2771"> </text:span><text:span text:style-name="T2773">главо</text:span><text:span text:style-name="T2774">й</text:span><text:span text:style-name="T2771"> революции.</text:span></text:p>
      <text:p text:style-name="P496">Профессор пре<text:span text:style-name="T2779">д</text:span><text:span text:style-name="T2780">о</text:span><text:span text:style-name="T2779">ставил</text:span> отчёт, в котором содержались сделанные им заметки. <text:span text:style-name="T2776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78">ему довелось ознакомиться</text:span><text:span text:style-name="T2777">. </text:span><text:span text:style-name="T2781">Почерк был неразборчивым. </text:span><text:span text:style-name="T2784">Многие</text:span><text:span text:style-name="T2782"> завит</text:span><text:span text:style-name="T2784">ки</text:span><text:span text:style-name="T2782"> казал</text:span><text:span text:style-name="T2784">ись</text:span><text:span text:style-name="T2782"> одинаковым</text:span><text:span text:style-name="T2784">и</text:span><text:span text:style-name="T2782">, </text:span><text:span text:style-name="T2783">и тот факт, что </text:span><text:soft-page-break/><text:span text:style-name="T2833">некоторые</text:span><text:span text:style-name="T2783"> записи были </text:span><text:span text:style-name="T2784">сделаны </text:span><text:span text:style-name="T2783">на немецком языке, определённо не улучшал </text:span><text:span text:style-name="T2788">положения</text:span><text:span text:style-name="T2785"> </text:span><text:span text:style-name="T2786">дел</text:span><text:span text:style-name="T2788">а</text:span><text:span text:style-name="T2786"> — </text:span><text:span text:style-name="T2788">его с</text:span><text:span text:style-name="T2787">тудентам было </text:span><text:span text:style-name="T2788">невероятно </text:span><text:span text:style-name="T2787">трудно читать </text:span><text:span text:style-name="T2789">написанное</text:span><text:span text:style-name="T2787">.</text:span></text:p>
      <text:p text:style-name="P496">«<text:span text:style-name="T2794">Может быть</text:span><text:span text:style-name="T2793">,</text:span><text:span text:style-name="T2790"> нам стоит начать с первого описания Робином окруж</text:span><text:span text:style-name="T2791">авшей</text:span><text:span text:style-name="T2790"> его местности?</text:span>» - <text:span text:style-name="T2790">спросил профессор </text:span><text:span text:style-name="T2792">Фержер.</text:span></text:p>
      <text:p text:style-name="P496">«<text:span text:style-name="T2794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6">«<text:span text:style-name="T2795">Неплохая идея</text:span>» - <text:span text:style-name="T2795">ответил ему Робин,</text:span></text:p>
      <text:p text:style-name="P496">«<text:span text:style-name="T2795">Но я не уверен в том, что мы сможем обсудить всё за один вечер — я очень устал и </text:span><text:span text:style-name="T2796">до сих пор</text:span><text:span text:style-name="T2795"> чувствую слабость. </text:span><text:span text:style-name="T2821">Б</text:span><text:span text:style-name="T2797">уду вам благодарен, если вы отпустите меня спать пораньше. </text:span><text:span text:style-name="T2798">Как мне кажется, у нас нет никаких причин торопиться. </text:span><text:span text:style-name="T2799">Лучше потратить дополнительное время, но сделать всё хорошо, </text:span><text:span text:style-name="T2801">и</text:span><text:span text:style-name="T2800">наче работа пропадёт впустую.</text:span>»</text:p>
      <text:p text:style-name="P496">«<text:span text:style-name="T2802">Хорошо. Мы обсудим только район, </text:span><text:span text:style-name="T2803">из которого</text:span><text:span text:style-name="T2802"> ты отправил нам </text:span><text:span text:style-name="T2804">первые </text:span><text:span text:style-name="T2802">сообщени</text:span><text:span text:style-name="T2804">я </text:span><text:span text:style-name="T2806">о том, где находился</text:span>» - <text:span text:style-name="T2805">согласился профессор,</text:span></text:p>
      <text:p text:style-name="P496">«<text:span text:style-name="T2807">Я думаю что первое, с чего мы должны начать, — это получить более подробные сведения о послевоенном Саутгемптоне.</text:span>»</text:p>
      <text:p text:style-name="P496">«<text:span text:style-name="T2810">Мне нечего добавить к тому, что вы видели своими глазами. </text:span><text:span text:style-name="T2811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812">От большинства высотных зданий и прочих домов остались лишь развалины. </text:span><text:span text:style-name="T2813">Я боялся ходить туда, особенно после наступления темноты — от одного их вида по моей спине бегали мурашки. </text:span><text:span text:style-name="T2831">Оно</text:span><text:span text:style-name="T2814"> было населено призраками и я ощущал великую </text:span><text:span text:style-name="T2815">скорбь</text:span><text:span text:style-name="T2814"> заблу</text:span><text:span text:style-name="T2815">дших</text:span><text:span text:style-name="T2814"> душ, не </text:span><text:span text:style-name="T2815">сумевших </text:span><text:span text:style-name="T2814">на</text:span><text:span text:style-name="T2815">йти</text:span><text:span text:style-name="T2814"> упокоения.</text:span>»</text:p>
      <text:p text:style-name="P496">«<text:span text:style-name="T2816">Город был пуст. Там ничего не росло, кроме мелких растений, таких как мх</text:span><text:span text:style-name="T2817">и. Когда я впервые оказался там, мне </text:span><text:span text:style-name="T2820">даже</text:span><text:span text:style-name="T2817"> в голову не приходило, что причиной </text:span><text:span text:style-name="T2818">этого</text:span><text:span text:style-name="T2817"> бесплодия явля</text:span><text:span text:style-name="T2819">ются радиоактивные осадки. </text:span><text:span text:style-name="T2822">Однако рассветы и закаты смотрелись очень </text:span><text:span text:style-name="T2829">эффектно</text:span><text:span text:style-name="T2822">. </text:span><text:span text:style-name="T2823">Я никогда не видел ничего, столь же впечатляющего — небо пылало ярко-красным, сливаясь с</text:span><text:span text:style-name="T2824">о всеми </text:span><text:span text:style-name="T2823">другими цветами спектра. </text:span><text:span text:style-name="T2825">Отблески неба на поверхности моря медленно перекатывались в сторону суши и исчезали </text:span><text:span text:style-name="T2826">одновременно</text:span><text:span text:style-name="T2825"> с белой пеной </text:span><text:span text:style-name="T2827">волн, </text:span><text:span text:style-name="T2826">разбивающихся</text:span><text:span text:style-name="T2825"> о берег. </text:span><text:span text:style-name="T2828">Это было по-настоящему красиво! </text:span><text:span text:style-name="T2830">В течение дня море казалось слегка прикрытым тонкой пеленой жёлто-серого тумана. Я не знаю, почему это </text:span><text:span text:style-name="T2832">было </text:span><text:span text:style-name="T2830">так.</text:span>»</text:p>
      <text:p text:style-name="P497">«Хуже всего было по ночам. Из-за постоянного холода мне плохо спалось, <text:span text:style-name="T2852">и</text:span> <text:span text:style-name="T2852">каждое утро я просыпался окоченевшим, с сильной болью в суставах. </text:span><text:span text:style-name="T2853">В дневное время солнце почти никогда не выглядывало из-за пасмурных, густо нависших облаков...</text:span>»</text:p>
      <text:p text:style-name="P497">«<text:span text:style-name="T2854">Завтра или в другое подходящее время я дам вам более подробное описание мест, в которых я побывал, и их точное </text:span><text:span text:style-name="T2855">м</text:span><text:span text:style-name="T2854">естоположение.</text:span>»</text:p>
      <text:p text:style-name="P497">«<text:span text:style-name="T2856">Хорошо. Думаю, что оно будет очень полезным для нашей работы</text:span>» - <text:span text:style-name="T2856">ответил профессор Фержер. </text:span><text:span text:style-name="T2857">Он торопливо записывал всё сказанное в своей обычной неряшливой манере.</text:span></text:p>
      <text:p text:style-name="P498">Робин зевнул. Он надеялся, что профессор <text:span text:style-name="T2859">обратит внимание на его у</text:span><text:span text:style-name="T2865">томлённый</text:span><text:span text:style-name="T2859"> вид</text:span> и предложит временно <text:span text:style-name="T2861">прервать</text:span><text:span text:style-name="T2858"> беседу до завтрашнего дня. </text:span><text:span text:style-name="T2859">Но, к его сожалению, профессор </text:span><text:span text:style-name="T2863">этого </text:span><text:span text:style-name="T2862">не сделал</text:span><text:span text:style-name="T2859">. </text:span><text:span text:style-name="T2860">Старинные часы пробили одиннадцать раз и затем продолжили свой </text:span><text:span text:style-name="T2862">ровный </text:span><text:span text:style-name="T2860">монотонный ход. </text:span><text:span text:style-name="T2862">До этого дня Робин </text:span><text:span text:style-name="T2864">никогда </text:span><text:span text:style-name="T2862">не замечал их громкого тиканья. </text:span><text:span text:style-name="T2865">Прямо сейчас все его устремления были направлены в сторону мягкой удобной постели </text:span><text:span text:style-name="T2866">и</text:span><text:span text:style-name="T2865"> подушк</text:span><text:span text:style-name="T2866">и</text:span><text:span text:style-name="T2865">, на которую он мечтал возложить </text:span><text:span text:style-name="T2866">усталую голову. </text:span><text:span text:style-name="T2867">Отдых стал для него острой необходимостью, и чем больше он думал о нём, тем быстрее наливались тяжестью его веки. </text:span><text:span text:style-name="T2868">Медленно, но верно, они </text:span><text:span text:style-name="T2869">стали</text:span><text:span text:style-name="T2868"> закрываться. Постепенно голоса становились всё более отдалёнными, пока он не перестал слышать </text:span><text:span text:style-name="T2877">их </text:span><text:span text:style-name="T2870">окончательно</text:span><text:span text:style-name="T2868">…</text:span></text:p>
      <text:p text:style-name="P499">Он пришёл в себя от легкого встряхивания.</text:p>
      <text:p text:style-name="P499">«Робин, проснись! Иди в свою кроватку» - тихонько прошептала Элисон ему на ухо.</text:p>
      <text:p text:style-name="P499">«<text:span text:style-name="T2871">Я не хочу вставать. Дайте мне поспать здесь.</text:span>»</text:p>
      <text:p text:style-name="P500">Робин закрыл глаза и попытался снова уснуть, но безуспешно. Элисон продолжала <text:span text:style-name="T2872">говорить с </text:span>ним:</text:p>
      <text:p text:style-name="P500"><text:soft-page-break/>«<text:span text:style-name="T2872">Пойдём, Робин. Я не позволю тебе спать здесь. Если тебе нужен хороший отдых, то перебирайся в спальню. </text:span><text:span text:style-name="T2873">Там никто не потревожит тебя и ты сможешь спокойно поспать до завтра.</text:span>»</text:p>
      <text:p text:style-name="P501">Робин вяло пошевелился, вытянул руки и осторожно открыл глаза.</text:p>
      <text:p text:style-name="P501">«<text:span text:style-name="T2874">Боже, как я устал! </text:span><text:span text:style-name="T2875">Я не хочу вставать, но, похоже, ты не оставляешь мне выбора. </text:span><text:span text:style-name="T2876">Спокойной ночи, Элисон!</text:span>»</text:p>
      <text:p text:style-name="P502">Робин обвил её руками и с нежностью поцеловал в щёку.</text:p>
      <text:p text:style-name="P502"/>
      <text:p text:style-name="P503">Гарри, Элисон и Мэтью сидели в гостиной и пили чай в ожидании, когда проснётся Робин. <text:span text:style-name="T2878">На часах было уже почти одиннадцать.</text:span></text:p>
      <text:p text:style-name="P503">«Итак…<text:span text:style-name="T2879"> Как долго ты пытался скрыть тот факт, что встречаешься с Элисон?</text:span>» - <text:span text:style-name="T2879">саркастически спросил Мэтью.</text:span></text:p>
      <text:p text:style-name="P504">Гарри поперхнулся и слегка расплескал свой чай. <text:span text:style-name="T2880">Элисон удивлённо посмотрела на Гарри — она явно не ожидала подобного вопроса.</text:span></text:p>
      <text:p text:style-name="P505">«О чём ты, Мэтью? С чего ты взял, что между мной и Элисон что-то есть?»</text:p>
      <text:p text:style-name="P505">«<text:span text:style-name="T2884">Не пытайся делать</text:span><text:span text:style-name="T2881"> из меня дурачка. Помни, мы с тобой знакомы уже </text:span><text:span text:style-name="T2885">очень </text:span><text:span text:style-name="T2881">давно, и я знаю тебя, как облупленного. </text:span><text:span text:style-name="T2882">Если хочешь, я </text:span><text:span text:style-name="T2886">могу </text:span><text:span text:style-name="T2882">расск</text:span><text:span text:style-name="T2886">азать</text:span><text:span text:style-name="T2882"> Элисон о нашем недавнем уговоре.</text:span>»</text:p>
      <text:p text:style-name="P505">«<text:span text:style-name="T2883">Мэтью, ты просто ревнуешь! Всё потому, что это я встречаюсь с ней, а не ты.</text:span>»</text:p>
      <text:p text:style-name="P506">Элисон надоело слушать, как они вздорят, поэтому она встала и вышла из комнаты, оставив их обоих наедине друг с другом.</text:p>
      <text:p text:style-name="P507">«Нет, Гарри! Тебе не нужно идти вслед за мной! Ты должен уладить свои разногласия с Мэтью!»</text:p>
      <text:p text:style-name="P508">Как только она вышла, Гарри повысил голос:</text:p>
      <text:p text:style-name="P508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87">Одному Богу известно, о чём она подумала, когда ты упомянул об уговоре.</text:span>»</text:p>
      <text:p text:style-name="P508">«<text:span text:style-name="T2887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88">тесного физического контакта, а ведь именно он привлекает тебя в отношениях </text:span><text:span text:style-name="T2889">сильнее всего </text:span><text:span text:style-name="T2890">остального</text:span><text:span text:style-name="T2888">! </text:span><text:span text:style-name="T2891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92">Просто будь с ней честен, и тогда ты избавишь её от будущих страданий!</text:span>»</text:p>
      <text:p text:style-name="P508">«<text:span text:style-name="T2893">Ладно, Мэтью. Ты сказал достаточно! </text:span><text:span text:style-name="T2895">Но откуда</text:span><text:span text:style-name="T2894"> </text:span><text:span text:style-name="T2895">такая </text:span><text:span text:style-name="T2894">уверен</text:span><text:span text:style-name="T2895">ность</text:span><text:span text:style-name="T2894"> в с</text:span><text:span text:style-name="T2897">обственной</text:span><text:span text:style-name="T2894"> правоте? </text:span><text:span text:style-name="T2896">Почему ты решил, что я не могу относиться к ней серьёзно — не так, как это было с моими прежними подружками? </text:span><text:span text:style-name="T2898">Твои предположения абсолютно ничем не обоснован</text:span><text:span text:style-name="T2899">н</text:span><text:span text:style-name="T2898">ы!</text:span>»</text:p>
      <text:p text:style-name="P508">«<text:span text:style-name="T2900">Не пытайся обманывать себя! Ты знаешь, что я прав, </text:span><text:span text:style-name="T2901">просто не хочешь в этом признаваться</text:span><text:span text:style-name="T2900">!</text:span>»</text:p>
      <text:p text:style-name="P508">«<text:span text:style-name="T2902">Ты о чём вообще? </text:span><text:span text:style-name="T2903">Для меня совершенно ясен ход твоих мыслей! Ты ревнуешь и не можешь смириться с мыслью о том, что Элисон в</text:span><text:span text:style-name="T2904">ыбрала меня, а не тебя! </text:span><text:span text:style-name="T2905">Боже! Откуда в тебе </text:span><text:span text:style-name="T2946">столько</text:span><text:span text:style-name="T2905"> </text:span><text:span text:style-name="T2946">ребячества</text:span><text:span text:style-name="T2905">?</text:span>»</text:p>
      <text:p text:style-name="P508">«<text:span text:style-name="T2906">Гарри, ты снова лукавишь! Я знал, что честным путём тебя не переубедить! </text:span><text:span text:style-name="T2907">В таком случае, кто </text:span><text:span text:style-name="T2908">тогда держал пари</text:span><text:span text:style-name="T2907">, что будет встречаться с Элисон? </text:span><text:span text:style-name="T2908">Извини, </text:span><text:span text:style-name="T2920">но </text:span><text:span text:style-name="T2908">мне пришлось вспомнить об этом, иначе ты не стал бы слушать меня. </text:span><text:span text:style-name="T2909">Так что поверь моим словам! </text:span><text:span text:style-name="T2910">Если ваши отношения будут развиваться и </text:span><text:span text:style-name="T2911">впредь</text:span><text:span text:style-name="T2910">, то в конце концов ты заставишь её страдать!</text:span>»</text:p>
      <text:p text:style-name="P508">«<text:span text:style-name="T2912">Чего вы так раскричались?</text:span>» - <text:span text:style-name="T2912">спросил внезапно появившийся </text:span><text:span text:style-name="T2913">Робин, </text:span><text:span text:style-name="T2914">с интересом </text:span><text:span text:style-name="T2913">осматривая гостиную.</text:span></text:p>
      <text:p text:style-name="P508">«<text:span text:style-name="T2915">А где Элисон? </text:span><text:span text:style-name="T2916">Мне показалось, что сегодня она собиралась быть </text:span><text:span text:style-name="T2921">тут</text:span><text:span text:style-name="T2916">.</text:span>»</text:p>
      <text:p text:style-name="P508">«<text:span text:style-name="T2917">Её нет</text:span>» - <text:span text:style-name="T2917">быстро ответил Мэтью,</text:span></text:p>
      <text:p text:style-name="P508">«<text:span text:style-name="T2917">Она была здесь некоторое время назад, но ушла, </text:span><text:span text:style-name="T2918">пообещав вернуться</text:span><text:span text:style-name="T2917">. </text:span><text:span text:style-name="T2918">Она просила нас приготовить тебе завтрак, если ты проснёшься до её возвращения. Что будешь есть?</text:span>»</text:p>
      <text:p text:style-name="P509">Ему не хотелось говорить с Робином об истинной причине ухода Элисон.</text:p>
      <text:p text:style-name="P509"><text:soft-page-break/>«<text:span text:style-name="T2919">Нет, я знаю, что ты говоришь мне неправду</text:span>» - <text:span text:style-name="T2919">возразил Робин,</text:span></text:p>
      <text:p text:style-name="P509">«<text:span text:style-name="T2919">Это написано на лицах у вас обоих. Что случилось? Ты расстроил её, не так ли?</text:span>»</text:p>
      <text:p text:style-name="P509"><text:tab/><text:span text:style-name="T2922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923">и что</text:span><text:span text:style-name="T2922"> юноша обязательно распознает обман.</text:span></text:p>
      <text:p text:style-name="P509"><text:tab/>«<text:span text:style-name="T2922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10">Робин ненадолго <text:span text:style-name="T2924">умолк</text:span>.</text:p>
      <text:p text:style-name="P510">«<text:span text:style-name="T2924">Гарри, мне не нравятся твои свидания с Элисон. Ваши отношения закончатся тем, что ей будет очень больно. Я </text:span><text:span text:style-name="T2926">всегда считал</text:span><text:span text:style-name="T2924">, что </text:span><text:span text:style-name="T2925">в твоих действиях </text:span><text:span text:style-name="T2924">больше здравого смысла.</text:span>»</text:p>
      <text:p text:style-name="P511">Робин замолчал снова. <text:span text:style-name="T2926">Гарри </text:span><text:span text:style-name="T2927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928">б</text:span><text:span text:style-name="T2927"> </text:span><text:span text:style-name="T2928">его истинных чувствах к Элисон</text:span><text:span text:style-name="T2927">?</text:span></text:p>
      <text:p text:style-name="P511"><text:tab/>«<text:span text:style-name="T2929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930">и не хочу причинять ей боль!</text:span>»</text:p>
      <text:p text:style-name="P511"><text:tab/>«<text:span text:style-name="T2931">Ты без ума от неё</text:span>» - <text:span text:style-name="T2931">ответл Робин,</text:span></text:p>
      <text:p text:style-name="P511"><text:tab/>«<text:span text:style-name="T2931">Но ты не любишь её в истинном смысле этого слова.</text:span>»</text:p>
      <text:p text:style-name="P511"><text:tab/><text:span text:style-name="T2932">Мэтью кивнул, соглашаясь с ним. </text:span><text:span text:style-name="T2933">Мальчик пристально посмотрел в глаза Гарри и неспешно заговорил:</text:span></text:p>
      <text:p text:style-name="P511"><text:tab/>«<text:span text:style-name="T2934">Скажи правду. В глубине души ты сам знаешь, что не любишь Элисон. </text:span><text:span text:style-name="T2935">На самом деле тебе хочется заняться с ней любовью, быть первым, потому что тебе известно, что она девственна. </text:span><text:span text:style-name="T2936">Большинство мужчин думает точно так же, как и ты, хотя многие и не отдают себе отчёта в этом. </text:span><text:span text:style-name="T2937">Они находят нечто привлекательное в свиданиях с девственницами. Гарри, я прав! Совершенно бесполезно </text:span><text:span text:style-name="T2938">пытаться отрицать всё это. </text:span><text:span text:style-name="T2939">Я не собираюсь стоять в стороне и безучастно смотреть, как ты доводишь </text:span><text:span text:style-name="T2940">Элисон</text:span><text:span text:style-name="T2939"> до слёз, ведь я очень сильно привязан к ней! </text:span><text:span text:style-name="T2941">Я не позволю этого ни тебе, ни кому-либо ещё! </text:span><text:span text:style-name="T2942">Никто и никогда не навредит ей, пока я буду присматривать за ней и защищать!</text:span>»</text:p>
      <text:p text:style-name="P511"><text:tab/>«<text:span text:style-name="T2943">Вы слишком придирчивы, понимаете?! Даже Робин завидует моему счастью!</text:span>»</text:p>
      <text:p text:style-name="P511">«<text:span text:style-name="T2944">Хватит, Гарри! </text:span><text:span text:style-name="T2945">Ты окончательно запутался в том что значит быть влюблённым и что значит любить </text:span>»</text:p>
      <text:p text:style-name="P526"><text:span text:style-name="T3047"><text:tab/></text:span><text:span text:style-name="T2947">Робин решительно отве</text:span><text:span text:style-name="T2948">рг</text:span><text:span text:style-name="T2947"> </text:span><text:span text:style-name="T2948">все</text:span><text:span text:style-name="T2947"> обвинения Гарри относительно </text:span><text:span text:style-name="T2948">того</text:span><text:span text:style-name="T2947">, почему он не хотел, чтобы Гарри встречался с Элисон. Мэтью молчал – Робин хорошо постарался </text:span><text:span text:style-name="T2949">для того, чтобы </text:span><text:span text:style-name="T2947">заставить Гарри </text:span><text:span text:style-name="T2949">рассуждать здраво</text:span><text:span text:style-name="T2947">. </text:span><text:span text:style-name="T2950">Определённо, на этот раз б</text:span><text:span text:style-name="T2947">естактность Робина </text:span><text:span text:style-name="T2950">сослужила добрую службу</text:span><text:span text:style-name="T2947">. </text:span><text:span text:style-name="T2950">Просто у</text:span><text:span text:style-name="T2947">дивительно, что мальчик его возраста так хорошо понимал </text:span><text:span text:style-name="T2950">человеческую</text:span><text:span text:style-name="T2947"> природу. Его </text:span><text:span text:style-name="T2951">доводы</text:span><text:span text:style-name="T2947"> не </text:span><text:span text:style-name="T2951">являлись</text:span><text:span text:style-name="T2947"> беспочвенным</text:span><text:span text:style-name="T2951">и</text:span><text:span text:style-name="T2947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52">для Элисон</text:span><text:span text:style-name="T2947">. </text:span><text:span text:style-name="T2953">Гарри не выдержал и расплакался. </text:span></text:p>
      <text:p text:style-name="P526"><text:span text:style-name="T2953"><text:tab/>«Я…</text:span><text:span text:style-name="T2954"> </text:span><text:span text:style-name="T2955">я</text:span><text:span text:style-name="T2954">...</text:span><text:span text:style-name="T2953">»</text:span></text:p>
      <text:p text:style-name="P526"><text:span text:style-name="T2953"><text:tab/>Его голос затих, когда он всхлипнул. Его лицо было </text:span><text:span text:style-name="T2989">плотно</text:span><text:span text:style-name="T2953"> закрыто руками, ему было слишком стыдно поднять голову. Гарри считал </text:span><text:span text:style-name="T2956">слёзы проявлением слабости</text:span><text:span text:style-name="T2953"> и, </text:span><text:span text:style-name="T2956">одновременно, </text:span><text:span text:style-name="T2953">эффективным способом завоевать сочувствие людей.</text:span></text:p>
      <text:p text:style-name="P526"><text:span text:style-name="T2953"><text:tab/>Мэтью </text:span><text:span text:style-name="T2957">поднялся на ноги</text:span><text:span text:style-name="T2953"> и уже был готов подойти к Гарри, но </text:span><text:span text:style-name="T2958">тут к нему обратился </text:span><text:span text:style-name="T2953">Робин.</text:span></text:p>
      <text:p text:style-name="P526"><text:span text:style-name="T2953"><text:tab/>«Мэтью, оставь его в покое. </text:span><text:span text:style-name="T2959">Нам лучше</text:span><text:span text:style-name="T2953"> </text:span><text:span text:style-name="T2990">пойти</text:span><text:span text:style-name="T2953"> на кухню, пока он не прид</text:span><text:span text:style-name="T2991">ё</text:span><text:span text:style-name="T2953">т в себя».</text:span></text:p>
      <text:p text:style-name="P512"><text:span text:style-name="T3048"><text:tab/>Юноша встал и выпроводил Мэтью из гостиной, оставив Гарри </text:span><text:span text:style-name="T3049">всхлипывать в одиночестве</text:span><text:span text:style-name="T3048">.</text:span></text:p>
      <text:p text:style-name="P512"><text:tab/>«Мы не <text:span text:style-name="T3051">должны </text:span>оста<text:span text:style-name="T3051">влять</text:span> его плакать <text:span text:style-name="T3054">наедине с самим собой</text:span>. <text:span text:style-name="T3050">В</text:span>сем <text:span text:style-name="T3050">нам </text:span>иногда нужно, чтобы кто-то был рядом, когда мы расстроены. <text:span text:style-name="T3053">Р</text:span><text:span text:style-name="T3052">азве </text:span><text:span text:style-name="T3053">тебе </text:span>не кажется, что ты был с <text:soft-page-break/>ним слишком с<text:span text:style-name="T3052">трог</text:span>? - прокомментировал Мэтью, <text:span text:style-name="T3050">обжаривая</text:span> <text:span text:style-name="T3050">для Робина </text:span><text:span text:style-name="T3055">булочки</text:span>. Он открыл холодильник и поискал сыр и масло.</text:p>
      <text:p text:style-name="P526"><text:span text:style-name="T2953"><text:tab/>«</text:span><text:span text:style-name="T2960">Н</text:span><text:span text:style-name="T2953">е</text:span><text:span text:style-name="T2960">т, мне не кажется</text:span><text:span text:style-name="T2953">. Это для его же блага и, что </text:span><text:span text:style-name="T2963">гораздо</text:span><text:span text:style-name="T2953"> важн</text:span><text:span text:style-name="T2963">ее</text:span><text:span text:style-name="T2953">, мы спас</text:span><text:span text:style-name="T2964">ё</text:span><text:span text:style-name="T2953">м Элисон от новых </text:span><text:span text:style-name="T2960">душевных </text:span><text:span text:style-name="T2953">травм. Она и </text:span><text:span text:style-name="T2962">без них</text:span><text:span text:style-name="T2953"> </text:span><text:span text:style-name="T2961">сторонится</text:span><text:span text:style-name="T2953"> мужчин. Как ты думаешь, какие будут последствия, если она обожжёт</text:span><text:span text:style-name="T2960">ся, приблизившись слишком близко к</text:span><text:span text:style-name="T2953"> Гарри? Это слом</text:span><text:span text:style-name="T2992">и</text:span><text:span text:style-name="T2953">ло бы е</text:span><text:span text:style-name="T2962">ё окончательно</text:span><text:span text:style-name="T2953">».</text:span></text:p>
      <text:p text:style-name="P526"><text:span text:style-name="T2953"><text:tab/>«</text:span><text:span text:style-name="T2965">Наверное</text:span><text:span text:style-name="T2953">, ты прав. </text:span><text:span text:style-name="T2965">Х</text:span><text:span text:style-name="T2953">очешь </text:span><text:span text:style-name="T2966">добавить </text:span><text:span text:style-name="T2953">сыра </text:span><text:span text:style-name="T2966">к одной</text:span><text:span text:style-name="T2953"> из своих булочек?»</text:span></text:p>
      <text:p text:style-name="P526"><text:span text:style-name="T2953"><text:tab/>Робин кивнул. Мэтью </text:span><text:span text:style-name="T2967">аккуратно</text:span><text:span text:style-name="T2953"> нарезал сыр. Он намазал маслом остальные </text:span><text:span text:style-name="T2968">булки</text:span><text:span text:style-name="T2953">, а т</text:span><text:span text:style-name="T2968">у</text:span><text:span text:style-name="T2953">, что </text:span><text:span text:style-name="T2967">был</text:span><text:span text:style-name="T2968">а</text:span><text:span text:style-name="T2967"> </text:span><text:span text:style-name="T2968">с </text:span><text:span text:style-name="T2953">сыром, положил обратно под гриль, пока </text:span><text:span text:style-name="T2967">сыр</text:span><text:span text:style-name="T2953"> не расплавил</text:span><text:span text:style-name="T2967">ся</text:span><text:span text:style-name="T2953">. Мэтью подал Робину завтрак с чашкой крепкого черного кофе.</text:span></text:p>
      <text:p text:style-name="P526"><text:span text:style-name="T2953"><text:tab/>«</text:span><text:span text:style-name="T2969">В</text:span><text:span text:style-name="T2953">ернусь через минуту, </text:span><text:span text:style-name="T2969">мне нужно</text:span><text:span text:style-name="T2953"> сходить в туалет».</text:span></text:p>
      <text:p text:style-name="P526"><text:span text:style-name="T2953"><text:tab/>«Мэтью, </text:span><text:span text:style-name="T2970">ты уверен</text:span><text:span text:style-name="T2953">, что ты идешь в туалет, </text:span><text:span text:style-name="T2970">а не ищешь </text:span><text:span text:style-name="T2953">повод</text:span><text:span text:style-name="T2970">а</text:span><text:span text:style-name="T2953"> увидеться с Гарри? Оставь его </text:span><text:span text:style-name="T2970">в покое</text:span><text:span text:style-name="T2953">, ему нужно время, чтобы п</text:span><text:span text:style-name="T2970">ереварить</text:span><text:span text:style-name="T2953"> </text:span><text:span text:style-name="T2970">то</text:span><text:span text:style-name="T2953">, что мы сказали </text:span><text:span text:style-name="T2970">ему</text:span><text:span text:style-name="T2953">».</text:span></text:p>
      <text:p text:style-name="P526"><text:span text:style-name="T2953"><text:tab/>Пока Мэтью ходил в туалет, в дверь позвонили. Робин поставил тарелку </text:span><text:span text:style-name="T2971">на стол</text:span><text:span text:style-name="T2953">, вытер </text:span><text:span text:style-name="T2971">салфеткой </text:span><text:span text:style-name="T2953">рот и пальцы и открыл дверь.</text:span></text:p>
      <text:p text:style-name="P526"><text:span text:style-name="T2953"><text:tab/>«Привет, Элисон</text:span><text:span text:style-name="T2972">.</text:span><text:span text:style-name="T2953"> </text:span><text:span text:style-name="T2972">Я</text:span><text:span text:style-name="T2953"> думал, </text:span><text:span text:style-name="T2972">что </text:span><text:span text:style-name="T2953">у тебя есть </text:span><text:span text:style-name="T2972">запасные </text:span><text:span text:style-name="T2953">ключ</text:span><text:span text:style-name="T2972">и</text:span><text:span text:style-name="T2953">».</text:span></text:p>
      <text:p text:style-name="P526"><text:span text:style-name="T2953"><text:tab/>«Я </text:span><text:span text:style-name="T2973">оставила</text:span><text:span text:style-name="T2953"> их здесь </text:span><text:span text:style-name="T2973">этим</text:span><text:span text:style-name="T2953"> утром»</text:span><text:span text:style-name="T2974">.</text:span></text:p>
      <text:p text:style-name="P526"><text:span text:style-name="T2974"><text:tab/>«</text:span><text:span text:style-name="T2975">Проходи</text:span><text:span text:style-name="T2974"> на кухню, </text:span><text:span text:style-name="T2975">мы поболтаем </text:span><text:span text:style-name="T2976">с тобой</text:span><text:span text:style-name="T2974">, пока я завтрака</text:span><text:span text:style-name="T2975">ю</text:span><text:span text:style-name="T2974">».</text:span></text:p>
      <text:p text:style-name="P526"><text:span text:style-name="T2974"><text:tab/>Робин </text:span><text:span text:style-name="T2994">взял её за руку и </text:span><text:span text:style-name="T2974">крепко сжал </text:span><text:span text:style-name="T2993">её ладонь </text:span><text:span text:style-name="T2977">в своей</text:span><text:span text:style-name="T2974">. Он </text:span><text:span text:style-name="T2995">легонько </text:span><text:span text:style-name="T2977">при</text:span><text:span text:style-name="T2974">обнял е</text:span><text:span text:style-name="T2977">ё</text:span><text:span text:style-name="T2974"> и </text:span><text:span text:style-name="T2977">чмокнул</text:span><text:span text:style-name="T2974"> в щ</text:span><text:span text:style-name="T2977">ё</text:span><text:span text:style-name="T2974">ку. Они прошли на кухню и сели.</text:span></text:p>
      <text:p text:style-name="P526"><text:span text:style-name="T2974"><text:tab/>«Элисон, что случилось? </text:span><text:span text:style-name="T2978">Не стесняйся</text:span><text:span text:style-name="T2974">, </text:span><text:span text:style-name="T2978">рас</text:span><text:span text:style-name="T2974">скажи мне. Помни, я </text:span><text:span text:style-name="T2978">стараюсь </text:span><text:span text:style-name="T2974">забо</text:span><text:span text:style-name="T2978">титься</text:span><text:span text:style-name="T2974"> о тебе, и мне </text:span><text:span text:style-name="T2978">совсем </text:span><text:span text:style-name="T2974">не нравится видеть тебя расстроенн</text:span><text:span text:style-name="T2978">ой</text:span><text:span text:style-name="T2974">. </text:span><text:span text:style-name="T2979">И </text:span><text:span text:style-name="T2980">пожалуйста, </text:span><text:span text:style-name="T2979">н</text:span><text:span text:style-name="T2974">е обращай внимания </text:span><text:span text:style-name="T2979">на то</text:span><text:span text:style-name="T2974">, </text:span><text:span text:style-name="T2979">что я жую</text:span><text:span text:style-name="T2974">».</text:span></text:p>
      <text:p text:style-name="P526"><text:span text:style-name="T2974"><text:tab/>«О</text:span><text:span text:style-name="T2981">х</text:span><text:span text:style-name="T2974">, я не знаю, что </text:span><text:span text:style-name="T2981">мне </text:span><text:span text:style-name="T2974">делать. Причина, по которой меня не </text:span><text:span text:style-name="T2982">оказалось</text:span><text:span text:style-name="T2974"> здесь этим утром, когда ты проснулся, в том, что Мэтью и Гарри </text:span><text:span text:style-name="T2982">по</text:span><text:span text:style-name="T2974">спорили из-за меня. Мэтью сказал, что Гарри в конечном </text:span><text:span text:style-name="T2983">счёте</text:span><text:span text:style-name="T2974"> только навредит мне. Это странно, но за последнюю неделю или около того </text:span><text:span text:style-name="T2983">мой внутренний голос подсказывал мне</text:span><text:span text:style-name="T2974">, что </text:span><text:span text:style-name="T2983">нам</text:span><text:span text:style-name="T2974"> следует прекратить эти отношения, прежде чем они зайдут дал</text:span><text:span text:style-name="T2984">еко</text:span><text:span text:style-name="T2974">. У меня просто не хватает духу сказать </text:span><text:span text:style-name="T2986">обо всём </text:span><text:span text:style-name="T2974">Гарри. </text:span><text:span text:style-name="T2986">Е</text:span><text:span text:style-name="T2974">му будет больно, если я скажу ему. </text:span><text:span text:style-name="T2985">Что ты думаешь, </text:span><text:span text:style-name="T2974">Робин?»</text:span></text:p>
      <text:p text:style-name="P526"><text:span text:style-name="T2974"><text:tab/>Робин поставил тарелку в раковину и вымыл руки, выт</text:span><text:span text:style-name="T2987">е</text:span><text:span text:style-name="T2974">р</text:span><text:span text:style-name="T2987">ев</text:span><text:span text:style-name="T2974"> их кухонн</text:span><text:span text:style-name="T2987">ым</text:span><text:span text:style-name="T2974"> </text:span><text:span text:style-name="T2987">полотенцем</text:span><text:span text:style-name="T2974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88">её </text:span><text:span text:style-name="T2974">ситуацию или, если </text:span><text:span text:style-name="T2988">хорошо </text:span><text:span text:style-name="T2974">подумать, ухудшать е</text:span><text:span text:style-name="T2988">ё</text:span><text:span text:style-name="T2974"> </text:span><text:span text:style-name="T2988">и </text:span><text:span text:style-name="T2974">для Гарри.</text:span></text:p>
      <text:p text:style-name="P526"><text:span text:style-name="T2974"><text:tab/>«Элисон, сегодня утром я говорил о </text:span><text:span text:style-name="T2996">тебе</text:span><text:span text:style-name="T2974"> с Гарри. Он любит </text:span><text:span text:style-name="T2996">тебя</text:span><text:span text:style-name="T2974">, н</text:span><text:span text:style-name="T2996">о,</text:span><text:span text:style-name="T2974"> пойми его правильно, я думаю, он понимает, что он не тот человек, который тебе подходит. Когда ты только </text:span><text:span text:style-name="T2996">вошла</text:span><text:span text:style-name="T2974">, я </text:span><text:span text:style-name="T2996">решил </text:span><text:span text:style-name="T2974">приве</text:span><text:span text:style-name="T2996">сти</text:span><text:span text:style-name="T2974"> тебя сюда, чтобы ты не ходил</text:span><text:span text:style-name="T2996">а</text:span><text:span text:style-name="T2974"> в гостиную. Види</text:span><text:span text:style-name="T2996">шь</text:span><text:span text:style-name="T2974"> ли, Гарри расплакалс</text:span><text:span text:style-name="T2996">я</text:span><text:span text:style-name="T2974">. Мы с Мэтью оставили его там, чтобы </text:span><text:span text:style-name="T2996">наше присутствие не смущало его</text:span><text:span text:style-name="T2974">».</text:span></text:p>
      <text:p text:style-name="P526"><text:span text:style-name="T2974"><text:tab/>«</text:span><text:span text:style-name="T2997">Я могу сходить навестить его сейчас?</text:span><text:span text:style-name="T2974">»</text:span></text:p>
      <text:p text:style-name="P526"><text:span text:style-name="T2953"><text:tab/>«Нет, </text:span><text:span text:style-name="T2998">не нужно</text:span><text:span text:style-name="T2953">. П</text:span><text:span text:style-name="T2999">усть он сначала придёт в себя.</text:span><text:span text:style-name="T2953"> </text:span><text:span text:style-name="T2999">Лучше </text:span><text:span text:style-name="T2953">подождать, пока он </text:span><text:span text:style-name="T2999">не заговорит первым</text:span><text:span text:style-name="T2953">».</text:span></text:p>
      <text:p text:style-name="P526"><text:span text:style-name="T2953"><text:tab/>«Интересно, куда </text:span><text:span text:style-name="T3000">запропастился</text:span><text:span text:style-name="T2953"> Мэтью? </text:span><text:span text:style-name="T3004">О</text:span><text:span text:style-name="T2953">н сказал, что </text:span><text:span text:style-name="T3001">собирается</text:span><text:span text:style-name="T2953"> в туалет…»</text:span></text:p>
      <text:p text:style-name="P526"><text:span text:style-name="T2953"><text:tab/></text:span><text:span text:style-name="T3002">Робин </text:span><text:span text:style-name="T3003">сделал паузу и прислушался</text:span><text:span text:style-name="T3002">.</text:span></text:p>
      <text:p text:style-name="P526"><text:span text:style-name="T3002"><text:tab/>«</text:span><text:span text:style-name="T3005">У</text:span><text:span text:style-name="T3002">бирает </text:span><text:span text:style-name="T3004">комнату</text:span><text:span text:style-name="T3002"> наверху. Вероятно, он услышал твой голос и, </text:span><text:span text:style-name="T3006">почувствова</text:span><text:span text:style-name="T3007">в</text:span><text:span text:style-name="T3006"> себя виноватым, решил таким образом избежать встречи с тобой</text:span><text:span text:style-name="T3002">. Подожди, я пойду </text:span><text:span text:style-name="T3004">позову его</text:span><text:span text:style-name="T3002">».</text:span></text:p>
      <text:p text:style-name="P526"><text:span text:style-name="T3002"><text:tab/>Робин </text:span><text:span text:style-name="T3008">покинул</text:span><text:span text:style-name="T3002"> кухн</text:span><text:span text:style-name="T3008">ю</text:span><text:span text:style-name="T3002">. Элисон </text:span><text:span text:style-name="T3009">поднялась</text:span><text:span text:style-name="T3002"> и подошла к раковине, чтобы вымыть тарелки и чашки, оставленные, </text:span><text:span text:style-name="T3009">очевидно, ещё</text:span><text:span text:style-name="T3002"> со вчерашнего вечера. Было бы чудом, если бы накануне вечером они вымыли </text:span><text:span text:style-name="T3010">за собой </text:span><text:span text:style-name="T3002">посуду. Ей было грустно от того, </text:span><text:span text:style-name="T3010">чем</text:span><text:span text:style-name="T3002"> вс</text:span><text:span text:style-name="T3010">ё</text:span><text:span text:style-name="T3002"> это закончилось, но, с другой стороны, она чувствовала облегчение, как будто с е</text:span><text:span text:style-name="T3010">ё</text:span><text:span text:style-name="T3002"> плеч </text:span><text:span text:style-name="T3010">спала</text:span><text:span text:style-name="T3002"> тяж</text:span><text:span text:style-name="T3010">ё</text:span><text:span text:style-name="T3002">лая ноша. Оставалось только прояснить всю эту </text:span><text:span text:style-name="T3011">печальную</text:span><text:span text:style-name="T3002"> историю с Гарри.</text:span></text:p>
      <text:p text:style-name="P526"><text:span text:style-name="T3002"><text:tab/>Она не могла не чувствовать, что Робин и Мэтью были слишком строги </text:span><text:span text:style-name="T3012">к</text:span><text:span text:style-name="T3002"> Гарри. Тем не менее, вс</text:span><text:span text:style-name="T3012">ё</text:span><text:span text:style-name="T3002">, что они сделали, это воплотили в жизнь то, что она сама в конечном итоге </text:span><text:soft-page-break/><text:span text:style-name="T3002">собиралась сделать. Конечно, в </text:span><text:span text:style-name="T3012">подходящее для этого</text:span><text:span text:style-name="T3002"> время. Но это произошло сейчас, и ей нужно было </text:span><text:span text:style-name="T3018">морально </text:span><text:span text:style-name="T3002">подготовиться к встрече с Гарри.</text:span></text:p>
      <text:p text:style-name="P526"><text:span text:style-name="T3002"><text:tab/>Она никогда не </text:span><text:span text:style-name="T3013">задумывалась о том</text:span><text:span text:style-name="T3002">, что </text:span><text:span text:style-name="T3013">он может плакать</text:span><text:span text:style-name="T3002">. Это было странно, </text:span><text:span text:style-name="T3013">ведь </text:span><text:span text:style-name="T3002">он всегда казался </text:span><text:span text:style-name="T3013">ей </text:span><text:span text:style-name="T3002">таким сильным. Вот чего она так боялась – молилась, чтобы он не </text:span><text:span text:style-name="T3013">разразился</text:span><text:span text:style-name="T3002"> перед ней потоком слез. Она не сможет с этим справиться, она будет чувствовать себя </text:span><text:span text:style-name="T3013">безмерно </text:span><text:span text:style-name="T3002">виноватой </text:span><text:span text:style-name="T3019">перед ним</text:span><text:span text:style-name="T3002">.</text:span></text:p>
      <text:p text:style-name="P526"><text:span text:style-name="T3002"><text:tab/></text:span><text:span text:style-name="T3014">Как он и </text:span><text:span text:style-name="T3015">предполагал</text:span><text:span text:style-name="T3014">, </text:span><text:span text:style-name="T3002">Робин нашел Мэтью в </text:span><text:span text:style-name="T3014">его</text:span><text:span text:style-name="T3002"> спальне, заправля</text:span><text:span text:style-name="T3014">вшим</text:span><text:span text:style-name="T3002"> постель.</text:span></text:p>
      <text:p text:style-name="P526"><text:span text:style-name="T3002"><text:tab/>«Элисон здесь. Ты не собираешься спуститься </text:span><text:span text:style-name="T3016">к нам</text:span><text:span text:style-name="T3002">? </text:span><text:span text:style-name="T3016">Мне показалось</text:span><text:span text:style-name="T3002">, ты сказал, что собираешься сходить только в туалет».</text:span></text:p>
      <text:p text:style-name="P526"><text:span text:style-name="T3002"><text:tab/>«О</text:span><text:span text:style-name="T3017">х</text:span><text:span text:style-name="T3002">... я не знал, что Элисон здесь. Я </text:span><text:span text:style-name="T3017">буду</text:span><text:span text:style-name="T3002"> через минуту».</text:span></text:p>
      <text:p text:style-name="P527"><text:span text:style-name="T3002"><text:tab/>«Что случилось, Мэтью? Почему ты не смотришь на меня? </text:span><text:span text:style-name="T3020">Ты сердишься</text:span><text:span text:style-name="T3002">? Я </text:span><text:span text:style-name="T3020">вовсе </text:span><text:span text:style-name="T3002">не хотел быть с ним слишком грубым этим утром. </text:span><text:span text:style-name="T3020">Говорю тебе честно — я этого не хотел.</text:span><text:span text:style-name="T3002">»</text:span></text:p>
      <text:p text:style-name="P527"><text:span text:style-name="T3002"><text:tab/>«Нет, это не </text:span><text:span text:style-name="T3021">из-за тебя</text:span><text:span text:style-name="T3002">. </text:span><text:span text:style-name="T3022">До меня только сейчас дошло</text:span><text:span text:style-name="T3002">, почему я так кричал на него. Это </text:span><text:span text:style-name="T3022">было оттого,</text:span><text:span text:style-name="T3002"> что я ревновал. </text:span><text:span text:style-name="T3022">Для меня была невыносима</text:span><text:span text:style-name="T3002"> мысль о том, что Гарри так </text:span><text:span text:style-name="T3022">крупно </text:span><text:span text:style-name="T3002">повезло встреча</text:span><text:span text:style-name="T3022">ться</text:span><text:span text:style-name="T3002"> с Элисон. Я думал не об Элисон, а о себе. Мне </text:span><text:span text:style-name="T3022">чертовски</text:span><text:span text:style-name="T3002"> стыдно. Возможно, мы ошибались. </text:span><text:span text:style-name="T3022">О</text:span><text:span text:style-name="T3002">ткуда нам знать, что Элисон и Гарри не подходят друг другу. Гарри </text:span><text:span text:style-name="T3022">вполне </text:span><text:span text:style-name="T3002">мог быть искренним в своих чувствах по отношению к </text:span><text:span text:style-name="T3044">ней</text:span><text:span text:style-name="T3002">».</text:span></text:p>
      <text:p text:style-name="P527"><text:span text:style-name="T3002"><text:tab/>«Не говори так, Мэтью. Ладно, </text:span><text:span text:style-name="T3023">ты был не прав</text:span><text:span text:style-name="T3002">, но в то же время это и к лучшему, поверь мне».</text:span></text:p>
      <text:p text:style-name="P513"/>
      <text:p text:style-name="P527"><text:span text:style-name="T3002"><text:tab/>Мэтью закончил заправлять одеяла и последовал </text:span><text:span text:style-name="T3043">вслед </text:span><text:span text:style-name="T3002">за Робин</text:span><text:span text:style-name="T3024">ом</text:span><text:span text:style-name="T3002">. Когда они </text:span><text:span text:style-name="T3025">спустились вниз</text:span><text:span text:style-name="T3002">, Элисон там уже не было. </text:span><text:span text:style-name="T3024">Помещение кухни</text:span><text:span text:style-name="T3002"> </text:span><text:span text:style-name="T3024">сверкало чистотой</text:span><text:span text:style-name="T3002">.</text:span></text:p>
      <text:p text:style-name="P527"><text:span text:style-name="T3002"><text:tab/>«Мы подождем </text:span><text:span text:style-name="T3027">их </text:span><text:span text:style-name="T3002">здесь. </text:span><text:span text:style-name="T3027">О</text:span><text:span text:style-name="T3002">ни, должно быть, разговаривают </text:span><text:span text:style-name="T3027">и</text:span><text:span text:style-name="T3002"> выйдут, когда </text:span><text:span text:style-name="T3027">закончат.</text:span><text:span text:style-name="T3002">» — сказал Мэтью, на</text:span><text:span text:style-name="T3045">ливая воду в</text:span><text:span text:style-name="T3002"> </text:span><text:span text:style-name="T3026">электрический</text:span><text:span text:style-name="T3002"> чайник. Он достал чашки, чтобы приготовить </text:span><text:span text:style-name="T3028">для каждого</text:span><text:span text:style-name="T3002"> по чашке чая. Они сидели молча, ни один из них не произн</text:span><text:span text:style-name="T3029">ё</text:span><text:span text:style-name="T3002">с ни слова. </text:span><text:span text:style-name="T3030">Б</text:span><text:span text:style-name="T3002">ыло </text:span><text:span text:style-name="T3030">отчётливо </text:span><text:span text:style-name="T3002">слышно тиканье настенных часов. Чайник зашипел, </text:span><text:span text:style-name="T3028">свидетельствуя о том, что</text:span><text:span text:style-name="T3002"> вода </text:span><text:span text:style-name="T3031">в нём </text:span><text:span text:style-name="T3002">закипела.</text:span></text:p>
      <text:p text:style-name="P513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27"><text:span text:style-name="T3002"><text:tab/>«</text:span><text:span text:style-name="T3032">Л</text:span><text:span text:style-name="T3002">адно, </text:span><text:span text:style-name="T3032">они, наверное</text:span><text:span text:style-name="T3002">, </text:span><text:span text:style-name="T3032">уже закончили. Самое время внести чай.</text:span><text:span text:style-name="T3002">»</text:span></text:p>
      <text:p text:style-name="P513"><text:tab/>Робин встал с табурета и последовала за Мэтью в гостиную. Мэтью постучал в дверь, осторожно удерживая поднос на другой руке.</text:p>
      <text:p text:style-name="P527"><text:span text:style-name="T3002"><text:tab/>«</text:span><text:span text:style-name="T3033">Можно нам войти? Я заварил свежий чай.</text:span><text:span text:style-name="T3002">»</text:span></text:p>
      <text:p text:style-name="P527"><text:span text:style-name="T3002"><text:tab/>«Да, Мэтью, </text:span><text:span text:style-name="T3034">входи</text:span><text:span text:style-name="T3002">», — ответил Гарри.</text:span></text:p>
      <text:p text:style-name="P527"><text:span text:style-name="T3002"><text:tab/>Элисон улыбнулась Робину, как бы говоря, что он </text:span><text:span text:style-name="T3035">был </text:span><text:span text:style-name="T3002">прав, </text:span><text:span text:style-name="T3035">и </text:span><text:span text:style-name="T3002">что она стала счастливее теперь, когда вопрос </text:span><text:span text:style-name="T3035">наконец-то </text:span><text:span text:style-name="T3002">прояснился. Мэтью поставил поднос на маленький журнальный столик, </text:span><text:span text:style-name="T3035">сделанный из соснового дерева</text:span><text:span text:style-name="T3002"> и раздал чашки.</text:span></text:p>
      <text:p text:style-name="P514"><text:tab/>«Тебе не кажется, что пора позвонить профессору?» предложил Гарри, </text:p>
      <text:p text:style-name="P528"><text:span text:style-name="T3002">«Он </text:span><text:span text:style-name="T3037">сказал</text:span><text:span text:style-name="T3036"> с</text:span><text:span text:style-name="T3037">вязаться с ним</text:span><text:span text:style-name="T3002">, когда Робин </text:span><text:span text:style-name="T3036">проснётся</text:span><text:span text:style-name="T3002"> и будет готов продолжить просмотр запис</text:span><text:span text:style-name="T3036">ок.</text:span><text:span text:style-name="T3002">»</text:span></text:p>
      <text:p text:style-name="P514"><text:tab/>Он отпил чай, осторожно дуя, чтобы не обжечь язык.</text:p>
      <text:p text:style-name="P514"><text:tab/>Элисон встала и подошла к телефону.</text:p>
      <text:p text:style-name="P528"><text:span text:style-name="T3002"><text:tab/>«Я позвоню ему и спрошу, хочет ли он, чтобы мы поехали в университет, или он собирается приехать сюда </text:span><text:span text:style-name="T3038">сам.</text:span><text:span text:style-name="T3002">»</text:span></text:p>
      <text:p text:style-name="P528"><text:span text:style-name="T3002"><text:tab/>«Робин, как ты вообще попал </text:span><text:span text:style-name="T3039">туда</text:span><text:span text:style-name="T3002">, в </text:span><text:span text:style-name="T3039">ту послевоенную эпоху</text:span><text:span text:style-name="T3002">?» - спросил Гарри</text:span><text:span text:style-name="T3040">,</text:span></text:p>
      <text:p text:style-name="P515"><text:tab/>«Что ты почувствовал когда понял, что твой разум находится там?»</text:p>
      <text:p text:style-name="P528"><text:span text:style-name="T3040"><text:tab/></text:span><text:span text:style-name="T3041">Наблюдая за Робином, о</text:span><text:span text:style-name="T3040">н много раз задавал себе этот вопрос. </text:span><text:span text:style-name="T3041">Путешествия во времени захватывали </text:span><text:span text:style-name="T3046">его </text:span><text:span text:style-name="T3042">воображение</text:span><text:span text:style-name="T3040">. О</text:span><text:span text:style-name="T3041">б</text:span><text:span text:style-name="T3040"> </text:span><text:span text:style-name="T3041">этом </text:span><text:span text:style-name="T3040">можно было прочитать только в художественных книгах, и он никогда не думал, что </text:span><text:span text:style-name="T3041">такое</text:span><text:span text:style-name="T3040"> может произойти на самом деле.</text:span></text:p>
      <text:p text:style-name="P516"><text:span text:style-name="T3057"><text:tab/>«</text:span>Я точно не знаю, как это произошло. Первоначально я надеялся просто ввести себя в л<text:span text:style-name="T3056">ё</text:span>гкий транс, чтобы узнать, с<text:span text:style-name="T3056">могу ли я сдать</text:span> экзамены, <text:span text:style-name="T3058">и я ни на секунду не задумывался о том, что мне когда-нибудь придётся путешествовать во времени. Я был сильно напуган, когда </text:span><text:soft-page-break/><text:span text:style-name="T3058">очутился там. </text:span><text:span text:style-name="T3059">Я не понимал где, чёрт возьми, я </text:span><text:span text:style-name="T3061">находился</text:span><text:span text:style-name="T3059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60">Его там не было, но я то был, вы понимаете? </text:span><text:span text:style-name="T3061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62">я</text:span><text:span text:style-name="T3061">ть рассудок и самообладание. </text:span><text:span text:style-name="T3063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64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57">»</text:span></text:p>
      <text:p text:style-name="P516"><text:tab/><text:span text:style-name="T3065">Вздрогнув, Робин прервал свой рассказ. </text:span><text:span text:style-name="T3066">П</text:span><text:span text:style-name="T3065">о его спине забегали мурашки </text:span><text:span text:style-name="T3066">а по по щеке покатилась одинокая слеза</text:span><text:span text:style-name="T3065">. </text:span><text:span text:style-name="T3066">Смахнув её, он достал платок и </text:span><text:span text:style-name="T3081">шумно </text:span><text:span text:style-name="T3066">высморкался. </text:span><text:span text:style-name="T3067">Только сейчас до него дошло, насколько крупным оказалось его везение </text:span><text:span text:style-name="T3068">и </text:span><text:span text:style-name="T3067">ему удалось вернуться в свой настоящий дом целым и невр</text:span><text:span text:style-name="T3068">е</text:span><text:span text:style-name="T3067">димым. </text:span><text:span text:style-name="T3068">Подумать только, в какой то момент он серьёзно размышлял над тем, чтобы остаться в том мире навсегда.</text:span></text:p>
      <text:p text:style-name="P516"/>
      <text:p text:style-name="P516"><text:tab/><text:span text:style-name="T3069">Элисон возвратилась и, обняв своего </text:span><text:span text:style-name="T3089">юного</text:span><text:span text:style-name="T3069"> друга, спросила:</text:span></text:p>
      <text:p text:style-name="P516"><text:tab/>«<text:span text:style-name="T3070">Что случилось, Робин? Как твоё самочувствие? </text:span><text:span text:style-name="T3086">Ничего не болит</text:span><text:span text:style-name="T3070">?</text:span>»</text:p>
      <text:p text:style-name="P516"><text:tab/>«Нет, со мной вс<text:span text:style-name="T3071">ё</text:span> в порядке, правда. Я просто подумал, как <text:span text:style-name="T3071">это здорово — оказаться </text:span>здесь, среди людей, которые любят меня и заботятся обо мне.»</text:p>
      <text:p text:style-name="P516"><text:tab/>«<text:span text:style-name="T3072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6"><text:tab/>«<text:span text:style-name="T3073">Когда я позвонил</text:span><text:span text:style-name="T3115">а</text:span><text:span text:style-name="T3073">, он проводил лекцию. Но он успел сообщить, </text:span><text:span text:style-name="T3117">что будет занят, как минимум, ближайших полчаса</text:span><text:span text:style-name="T3073">. </text:span><text:span text:style-name="T3074">Один из университетских преподавателей заболел и профессору пришлось его замещать. Было похоже, что он не слишком доволен </text:span><text:span text:style-name="T3075">таким положением дел</text:span><text:span text:style-name="T3074">.</text:span>»</text:p>
      <text:p text:style-name="P516"><text:tab/>«<text:span text:style-name="T3076">Я собираюсь сходить в магазин и купить немного табака для своей трубки и сигарет</text:span><text:span text:style-name="T3116">ы</text:span>», - <text:span text:style-name="T3076">сказал Мэтью.</text:span></text:p>
      <text:p text:style-name="P516"><text:tab/>«<text:span text:style-name="T3077">Скоро вернусь. Если кому-нибудь из вас что-то нужно, говорите сейчас.</text:span>»</text:p>
      <text:p text:style-name="P516"><text:tab/><text:span text:style-name="T3078">Он взял куртку и надел её, роясь в карманах в поисках ключей от машины.</text:span></text:p>
      <text:p text:style-name="P516"><text:tab/>«<text:span text:style-name="T3079">Что-то потерял?</text:span>» - <text:span text:style-name="T3079">спросил Гарри.</text:span></text:p>
      <text:p text:style-name="P516"><text:tab/>«<text:span text:style-name="T3080">Ох, чёрт! </text:span><text:span text:style-name="T3090">Н</text:span><text:span text:style-name="T3080">е могу вспомнить, куда </text:span><text:span text:style-name="T3090">я </text:span><text:span text:style-name="T3080">положил ключи.</text:span>»</text:p>
      <text:p text:style-name="P516"><text:tab/>«<text:span text:style-name="T3082">Зачем </text:span><text:span text:style-name="T3095">они тебе</text:span><text:span text:style-name="T3082">? Ты что, собираешься ехать в магазин на углу улицы на машине?</text:span>»</text:p>
      <text:p text:style-name="P517"><text:tab/>«<text:span text:style-name="T3083">Он всего лишь в полукилометре отсюда</text:span>» - <text:span text:style-name="T3088">добавила</text:span><text:span text:style-name="T3083"> Элисон.</text:span></text:p>
      <text:p text:style-name="P518">Промолчав, Мэтью вышел из комнаты. <text:span text:style-name="T3084">Через некоторое время послышался щелчок закрываемой за ним входной двери.</text:span></text:p>
      <text:p text:style-name="P518"/>
      <text:p text:style-name="P518"><text:tab/>«<text:span text:style-name="T3085">Интересно, каким образом профессор собирается предотвратить ядерную войну? </text:span><text:span text:style-name="T3087">Мне кажется, он </text:span><text:span text:style-name="T3091">немного переоценивает свои возмож</text:span><text:span text:style-name="T3092">н</text:span><text:span text:style-name="T3091">ости. </text:span><text:span text:style-name="T3093">Если у него получится, то будет можно считать это чудом. </text:span><text:span text:style-name="T3094">Не думаю, что кто-то </text:span><text:span text:style-name="T3096">станет воспринимать</text:span><text:span text:style-name="T3094"> нас всерьёз. Нас заклеймят сумасшедшими, </text:span><text:span text:style-name="T3096">особенно в преддверии приближающихся выборов. </text:span><text:span text:style-name="T3097">Люди скажут, что бы пытаемся заявить о себе, нацепив на себя шутовские колпаки и размалевав лица.</text:span>»</text:p>
      <text:p text:style-name="P519"><text:tab/>«<text:span text:style-name="T3098">Ты прав, Гарри. Мне тоже интересно, как он собирается донести до людей мысль о том, что мы </text:span><text:span text:style-name="T3071">— </text:span><text:span text:style-name="T3098">не </text:span><text:span text:style-name="T3099">сборище</text:span><text:span text:style-name="T3098"> стремящихся к саморекламе психов и не какие-то </text:span><text:span text:style-name="T3100">запуганные </text:span><text:span text:style-name="T3098">паникёры.</text:span>» - <text:span text:style-name="T3099">ответила ему Элисон.</text:span></text:p>
      <text:p text:style-name="P519"><text:tab/><text:span text:style-name="T3101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102">Но, как сказал профессор, если они </text:span><text:span text:style-name="T3104">всем сердцем </text:span><text:span text:style-name="T3105">пожелают</text:span><text:span text:style-name="T3102"> остановить войну, то Систем</text:span><text:span text:style-name="T3104">а</text:span><text:span text:style-name="T3102"> н</text:span><text:span text:style-name="T3104">е смо</text:span><text:span text:style-name="T3105">жет</text:span><text:span text:style-name="T3104"> иметь над ними никакой власти</text:span><text:span text:style-name="T3102">. </text:span><text:span text:style-name="T3103">И </text:span><text:span text:style-name="T3102">Робин постарался выкинуть из головы тревожащее чувство вины.</text:span></text:p>
      <text:p text:style-name="P519"><text:soft-page-break/></text:p>
      <text:p text:style-name="P520"><text:tab/>«Если вы не будете против, мне бы очень хотелось сходить вместе <text:span text:style-name="T3106">с </text:span>вами в кино <text:span text:style-name="T3106">и </text:span>посмотреть какой-нибудь фильм. Что вы посоветуете? Я <text:span text:style-name="T3119">не знаю даже</text:span>, что сейчас показывают на канале A.B.C или в кинотеатрах Одеон.»</text:p>
      <text:p text:style-name="P520"><text:tab/>«<text:span text:style-name="T3120">С</text:span><text:span text:style-name="T3107">огласна. Думаю, что нам было бы полезно сделать небольшой перерыв и посмотреть «Комнату с видом», - ответила Элисон. </text:span><text:span text:style-name="T3108">Она уже посмотрела этот фильм и была от него в восторге.</text:span></text:p>
      <text:p text:style-name="P520"><text:tab/>«<text:span text:style-name="T3109">А после кино мы зайдём перекусить в Бургер Кинг. Если вы, конечно, хотите этого</text:span>», - <text:span text:style-name="T3109">добавила она поспешно.</text:span> <text:span text:style-name="T3110">Они уже давно не выходили все вместе на развлечения и это следовало исправить.</text:span></text:p>
      <text:p text:style-name="P520"><text:tab/>«<text:span text:style-name="T3111">Отличная идея, Элисон. Уверен, нам </text:span><text:span text:style-name="T3114">всем </text:span><text:span text:style-name="T3111">будет очень приятно. </text:span><text:span text:style-name="T3112">Мы подождём, пока не вернётся Мэтью и проверим, всё ли у него в порядке. Возможно, что у него другие планы на этот вечер.</text:span>»</text:p>
      <text:p text:style-name="P520"/>
      <text:p text:style-name="P521">ШЕСТАЯ ГЛАВА</text:p>
      <text:p text:style-name="P521"/>
      <text:p text:style-name="P521"><text:span text:style-name="T3113">ДОМАШНИЕ</text:span> УЖАСЫ</text:p>
      <text:p text:style-name="P521"/>
      <text:p text:style-name="P522">«ДОБРОЕ УТРО, РОБИН!», - ВОСКЛИКНУЛ ПРОФЕССОР ФЕРЖЕР.</text:p>
      <text:p text:style-name="P522">«Как твоё самочувствие? Ты выглядишь намного лучше, чем вчера вечером. Хорошо поспал?»</text:p>
      <text:p text:style-name="P522"><text:tab/>Он вошёл через парадную дверь, и Робин закрыл её за ним. <text:span text:style-name="T3130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121">Он был невероятным сладкоежкой, и его студентам было хорошо известно, что если угостить профессора пирожными со свежим заварным кремом, то можно добиться от него всего, ч</text:span><text:span text:style-name="T3122">его</text:span><text:span text:style-name="T3121"> пожелаешь. </text:span><text:span text:style-name="T3122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123">Губы Робина тронула едва заметная улыбка, когда он подумал о том, что профессору, должно быть, не удаётся самостоятельно завязать шнурки </text:span><text:span text:style-name="T3124">на с</text:span><text:span text:style-name="T3123">воих ботин</text:span><text:span text:style-name="T3124">ках</text:span><text:span text:style-name="T3123">. </text:span><text:span text:style-name="T3125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126">не снимал </text:span><text:span text:style-name="T3147">ботинок</text:span><text:span text:style-name="T3126">, отправляясь спать?</text:span></text:p>
      <text:p text:style-name="P522"/>
      <text:p text:style-name="P523"><text:tab/>Впустив профессора Фержера, Робин не последовал за ним в гостиную, где сейчас сидели остальные студенты. Вместо этого он отправился на кухню и налил большой стакан сока из чёрной смородины, а также выложил на тарелку <text:span text:style-name="T3127">всю </text:span>пачку шоколадного печенья <text:span text:style-name="T3127">целиком</text:span>. <text:span text:style-name="T3128">Он передал эти яства профессору, что незамедлительно вызвало на лице </text:span><text:span text:style-name="T3129">последнего </text:span><text:span text:style-name="T3128">улыбку, сравнимую разве что с улыбкой Чеширского кота.</text:span></text:p>
      <text:p text:style-name="P525"><text:tab/>«<text:span text:style-name="T3131">Спасибо тебе, мальчик. </text:span><text:span text:style-name="T3132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132">сияя, произнёс он, активно работая челюстями.</text:span></text:p>
      <text:p text:style-name="P525"><text:tab/>«<text:span text:style-name="T3133">Как только я закончу есть, мы незамедлительно продолжим начатую накануне работу. Итак, чем вы занимались этим утром, </text:span><text:span text:style-name="T3134">пока </text:span><text:span text:style-name="T3135">я был в университете</text:span><text:span text:style-name="T3134">?</text:span>»</text:p>
      <text:p text:style-name="P523"><text:tab/>«<text:span text:style-name="T3136">Почти ничем, профессор Фержер</text:span>», - <text:span text:style-name="T3136">ответила ему Элисон.</text:span></text:p>
      <text:p text:style-name="P523"><text:tab/>«<text:span text:style-name="T3136">Мы ждали, </text:span><text:span text:style-name="T3137">когда проснётся Робин. </text:span><text:span text:style-name="T3138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139">х</text:span><text:span text:style-name="T3138">орошо позавтракал.</text:span>»</text:p>
      <text:p text:style-name="P524"><text:tab/><text:span text:style-name="T3140">Она ответила почти моментально, </text:span><text:span text:style-name="T3141">опасаясь, что</text:span><text:span text:style-name="T3140"> кто-нибудь из присутствующих </text:span><text:span text:style-name="T3141">наговорит лишнего. </text:span></text:p>
      <text:p text:style-name="P524"><text:soft-page-break/><text:span text:style-name="T3140"><text:tab/>«</text:span><text:span text:style-name="T3142">Хорошо. Значит у нас будет много работы. Надеюсь, ни у кого из вас не запланировано никаких мероприятий на сегодняшний вечер.</text:span><text:span text:style-name="T3140">» </text:span></text:p>
      <text:p text:style-name="P523"><text:tab/>«Ну…<text:span text:style-name="T3143"> Ээээ</text:span>», - <text:span text:style-name="T3143">начал было Робин.</text:span></text:p>
      <text:p text:style-name="P523"><text:tab/>«<text:span text:style-name="T3144">Отлично! Я рад, что не запланировано</text:span>», - <text:span text:style-name="T3143">перебил его профессор.</text:span></text:p>
      <text:p text:style-name="P523"><text:tab/><text:span text:style-name="T3145">Сейчас я достану папку с моими записями и мы сможем продолжить.</text:span></text:p>
      <text:p text:style-name="P523"><text:tab/><text:span text:style-name="T3146">Он доел печенье и допил остатки сока, прежде чем начать копаться в своём старом, невзрачном портфеле из коричневой кожи.</text:span></text:p>
      <text:p text:style-name="P5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04T00:27:51.411260948</dc:date>
    <meta:editing-duration>P5DT20H47M47S</meta:editing-duration>
    <meta:editing-cycles>4437</meta:editing-cycles>
    <meta:generator>LibreOffice/7.5.8.2$Linux_X86_64 LibreOffice_project/50$Build-2</meta:generator>
    <meta:document-statistic meta:table-count="0" meta:image-count="0" meta:object-count="0" meta:page-count="57" meta:paragraph-count="986" meta:word-count="29847" meta:character-count="192787" meta:non-whitespace-character-count="163622"/>
  </office:meta>
</office:document-meta>
</file>